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26</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Sivershchyna and Slobozhanschyna directions Russian army shelled Klusy, Hremyach of Cherni...</text:span>
</text:h>
      <text:p text:style-name="P4">
Authors: liveuamap (Language: en)</text:p>
      <text:p text:style-name="P4">
Time: 2023-04-25T-67:21:00</text:p>
      <text:p text:style-name="P4">
Location: Vovchansk (Latitude:50.18163 Longtitude:37.60105)</text:p>
      <text:p text:style-name="P4">
Videos: []</text:p>
      <text:p text:style-name="P4">
Images: []</text:p>
      <text:p text:style-name="P4">
Tags: ["Russia"]</text:p>
      <text:p text:style-name="P4">
Id: 22558521</text:p>
      <!--METADATA-->
      <text:p text:style-name="P4">
At sivershchyna and slBozhanschyna directions Russian army Shelled Klusy, Hremyach of Chernihiv Region; Novovasylivka, Kucherivka, Shalyhine, Stukalivka, Iskryskivschyna, Volfyne, MOHRYSYA, POPIVKA OF SUMY REGION, ALSOOKIP, MALI PROKHOKHOKHOKHOKHOKHOKHOKHOKHOKHOKHOKHOKHOKHOKHOSCE. y and chuhunivka ofkharkiv region, - General Staff of Armed Forces of Ukraine Says in the MorningReport</text:p>
      <text:p text:style-name="P4">
News Collection Link:(https://liveuamap.com/en/2023/25-april-at-sivershchyna-and-slobozhanschyna-directions-russian)</text:p>
      <text:p text:style-name="P4">
News Source: <text:a xlink:type="simple" xlink:href="https://t.me/lumsrc/4587" text:style-name="Internet_20_link" text:visited-style-name="Visited_20_Internet_20_Link">
https://t.me/lumsrc/4587</text:a>
</text:p>
      <!--NEWS-->
      <text:h text:style-name="P10" text:outline-level="1">
<text:span text:style-name="T4">
AT Kupyansk Directive Russian Army Sheled Topoli, Kamyanka, Krasnoye Pershe, Fonolivka, New ...</text:span>
</text:h>
      <text:p text:style-name="P4">
Authors: liveuamap (Language: en)</text:p>
      <text:p text:style-name="P4">
Time: 2023-04-25T-69:21:00</text:p>
      <text:p text:style-name="P4">
Location: Kharkiv (Latitude:49.52031 Longtitude:37.95347)</text:p>
      <text:p text:style-name="P4">
Videos: []</text:p>
      <text:p text:style-name="P4">
Images: []</text:p>
      <text:p text:style-name="P4">
Tags: ["Russia"]</text:p>
      <text:p text:style-name="P4">
Id: 22558514</text:p>
      <!--METADATA-->
      <text:p text:style-name="P4">
At Kupiansk direction Russian army shelled Topoli, Kamyanka, Krasne Pershe,Fyholivka, Novomlynsk, Dvorichna, Zapadne, Kindrashivka, Masutivka, Kyslivkaof Kharkiv region and Novoselivske of Luhansk region, - General Staff of ArmedForces of Ukraine says in the morning report</text:p>
      <text:p text:style-name="P4">
News Collection Link: <text:a xlink:type="simple" xlink:href="https://liveuamap.com/en/2023/25-april-at-kupiansk-direction-russian-army-shelled--topoli" text:style-name="Internet_20_link" text:visited-style-name="Visited_20_Internet_20_Link">
https://liveuamap.com/en/2023/25-april-at-kupiansk-direction-russian-army-shelled--topoli</text:a>
</text:p>
      <text:p text:style-name="P4">
News Source: <text:a xlink:type="simple" xlink:href="https://t.me/lumsrc/4588" text:style-name="Internet_20_link" text:visited-style-name="Visited_20_Internet_20_Link">
https://t.me/lumsrc/4588</text:a>
</text:p>
      <!--NEWS-->
      <text:h text:style-name="P10" text:outline-level="1">
<text:span text:style-name="T4">
At Lyman direction Russian army shelled Makiyivka, Nevske, Dibrova, Bilohorivka of Luhansk re...</text:span>
</text:h>
      <text:p text:style-name="P4">
Authors: liveuamap (Language: en)</text:p>
      <text:p text:style-name="P4">
Time: 2023-04-25T-71:21:00</text:p>
      <text:p text:style-name="P4">
Location: Donetsk (Latitude:48.77271 Longtitude:38.06522)</text:p>
      <text:p text:style-name="P4">
Videos: []</text:p>
      <text:p text:style-name="P4">
Images: []</text:p>
      <text:p text:style-name="P4">
Tags: ["Russia"]</text:p>
      <text:p text:style-name="P4">
Id: 22558511</text:p>
      <!--METADATA-->
      <text:p text:style-name="P4">
At Lyman direction Russian army shelled Makiyivka, Nevske, Dibrova,Bilohorivka of Luhansk region and Torske, Verkhnokamyanske, Spirne andPereyizne of Donetsk region, - General Staff of Armed Forces of Ukraine saysin the morning report</text:p>
      <text:p text:style-name="P4">
News Collection Link: <text:a xlink:type="simple" xlink:href="https://liveuamap.com/en/2023/25-april-at-lyman-direction-russian-army-shelled-makiyivka" text:style-name="Internet_20_link" text:visited-style-name="Visited_20_Internet_20_Link">
https://liveuamap.com/en/2023/25-april-at-lyman-direction-russian-army-shelled-makiyivka</text:a>
</text:p>
      <text:p text:style-name="P4">
News Source: <text:a xlink:type="simple" xlink:href="https://t.me/lumsrc/4589" text:style-name="Internet_20_link" text:visited-style-name="Visited_20_Internet_20_Link">
https://t.me/lumsrc/4589</text:a>
</text:p>
      <!--NEWS-->
      <text:h text:style-name="P10" text:outline-level="1">
<text:span text:style-name="T4">
JSC Avdiivka Directioz Rusian Army Shelled Novokalinova, Avdiivka, Severne, Tonne, Leso ...</text:span>
</text:h>
      <text:p text:style-name="P4">
Authors: liveuamap (Language: en)</text:p>
      <text:p text:style-name="P4">
Time: 2023-04-25T-74:22:00</text:p>
      <text:p text:style-name="P4">
Location: Donetsk Oblast (Latitude:48.06053 Longtitude:37.57307)</text:p>
      <text:p text:style-name="P4">
Videos: []</text:p>
      <text:p text:style-name="P4">
Images: []</text:p>
      <text:p text:style-name="P4">
Tags: ["Russia"]</text:p>
      <text:p text:style-name="P4">
Id: 22558509</text:p>
      <!--METADATA-->
      <text:p text:style-name="P4">
At Avdiyivka directions Russian army shelled Novokalynove, Avdiyivka,Syeverne, Tonenke, Lastochkyne, Pervomayske, Karlivka and Nevelske of Donetskregion, - General Staff of Armed Forces of Ukraine says in the morning report</text:p>
      <text:p text:style-name="P4">
News Collection Link: <text:a xlink:type="simple" xlink:href="https://liveuamap.com/en/2023/25-april-at-avdiyivka-directions-russian-army-shelled-novokalynove" text:style-name="Internet_20_link" text:visited-style-name="Visited_20_Internet_20_Link">
https://liveuamap.com/en/2023/25-april-at-avdiyivka-directions-russian-army-shelled-novokalynove</text:a>
</text:p>
      <text:p text:style-name="P4">
News Source: <text:a xlink:type="simple" xlink:href="https://t.me/lumsrc/4591" text:style-name="Internet_20_link" text:visited-style-name="Visited_20_Internet_20_Link">
https://t.me/lumsrc/4591</text:a>
</text:p>
      <!--NEWS-->
      <text:h text:style-name="P10" text:outline-level="1">
<text:span text:style-name="T4">
JSC Marinkon Direcion Rusian Army Shelled Krasnogorivka, Acute, St. George, Marynka, Bake ...</text:span>
</text:h>
      <text:p text:style-name="P4">
Authors: liveuamap (Language: en)</text:p>
      <text:p text:style-name="P4">
Time: 2023-04-25T-76:22:00</text:p>
      <text:p text:style-name="P4">
Location: Marinka, Donetsk Oblast (Latitude:47.86938 Longtitude:37.44347)</text:p>
      <text:p text:style-name="P4">
Videos: []</text:p>
      <text:p text:style-name="P4">
Images: []</text:p>
      <text:p text:style-name="P4">
Tags: ["Russia"]</text:p>
      <text:p text:style-name="P4">
Id: 22558508</text:p>
      <!--METADATA-->
      <text:p text:style-name="P4">
At Maryinka direction Russian army shelled Krasnohorivka, Hostre, Heorhiyivka,Maryinka, Pobyeda, Novomykhaylivka and Paraskoviyivka of Donetsk region, -General Staff of Armed Forces of Ukraine says in the morning report</text:p>
      <text:p text:style-name="P4">
News Collection Link: <text:a xlink:type="simple" xlink:href="https://liveuamap.com/en/2023/25-april-at-maryinka-direction-russian-army-shelled-krasnohorivka" text:style-name="Internet_20_link" text:visited-style-name="Visited_20_Internet_20_Link">
https://liveuamap.com/en/2023/25-april-at-maryinka-direction-russian-army-shelled-krasnohorivka</text:a>
</text:p>
      <text:p text:style-name="P4">
News Source: <text:a xlink:type="simple" xlink:href="https://t.me/lumsrc/4592" text:style-name="Internet_20_link" text:visited-style-name="Visited_20_Internet_20_Link">
https://t.me/lumsrc/4592</text:a>
</text:p>
      <!--NEWS-->
      <text:h text:style-name="P10" text:outline-level="1">
<text:span text:style-name="T4">
JSC Shaktarske Directio Rusian of the Army Shelled Kalledar, Wondering, Great Novosilka And And Kom ...</text:span>
</text:h>
      <text:p text:style-name="P4">
Authors: liveuamap (Language: en)</text:p>
      <text:p text:style-name="P4">
Time: 2023-04-25T-78:22:00</text:p>
      <text:p text:style-name="P4">
Location: Vuhledar, Donetsk Oblast (Latitude:47.97429 Longtitude:36.74858)</text:p>
      <text:p text:style-name="P4">
Videos: []</text:p>
      <text:p text:style-name="P4">
Images: []</text:p>
      <text:p text:style-name="P4">
Tags: ["Russia"]</text:p>
      <text:p text:style-name="P4">
Id: 22558507</text:p>
      <!--METADATA-->
      <text:p text:style-name="P4">
At Shaktarske direction Russian army shelled Vuhledar, Prechystivka, VelykaNovosilka and Komar of Donetsk region., - General Staff of Armed Forces ofUkraine says in the morning report</text:p>
      <text:p text:style-name="P4">
News Collection Link: <text:a xlink:type="simple" xlink:href="https://liveuamap.com/en/2023/25-april-at-shaktarske-direction-russian-army-shelled-vuhledar" text:style-name="Internet_20_link" text:visited-style-name="Visited_20_Internet_20_Link">
https://liveuamap.com/en/2023/25-april-at-shaktarske-direction-russian-army-shelled-vuhledar</text:a>
</text:p>
      <text:p text:style-name="P4">
News Source: <text:a xlink:type="simple" xlink:href="https://t.me/lumsrc/4593" text:style-name="Internet_20_link" text:visited-style-name="Visited_20_Internet_20_Link">
https://t.me/lumsrc/4593</text:a>
</text:p>
      <!--NEWS-->
      <text:h text:style-name="P10" text:outline-level="1">
<text:span text:style-name="T4">
At Zaporizhzhia and Kherson directions Russian army shelled Novosilka, Novopil of Donetsk reg...</text:span>
</text:h>
      <text:p text:style-name="P4">
Authors: liveuamap (Language: en)</text:p>
      <text:p text:style-name="P4">
Time: 2023-04-25T-80:22:00</text:p>
      <text:p text:style-name="P4">
Location: Kherson (Latitude:46.677 Longtitude:32.7166)</text:p>
      <text:p text:style-name="P4">
Videos: []</text:p>
      <text:p text:style-name="P4">
Images: []</text:p>
      <text:p text:style-name="P4">
Tags: ["Russia"]</text:p>
      <text:p text:style-name="P4">
Id: 22558506</text:p>
      <!--METADATA-->
      <text:p text:style-name="P4">
At Zaporizhzhia and Kherson directions Russian army shelled Novosilka, Novopilof Donetsk region; Olhivske, Malynivka, Chervone, Huliaipilske, Charivne,Orikhiv of Zaporizhzhia region, Ivanivka, Antonivka of Kherson region andKherson city, - General Staff of Armed Forces of Ukraine says in the morningreport</text:p>
      <text:p text:style-name="P4">
News Collection Link: <text:a xlink:type="simple" xlink:href="https://liveuamap.com/en/2023/25-april-at-zaporizhzhia-and-kherson-directions-russian-army" text:style-name="Internet_20_link" text:visited-style-name="Visited_20_Internet_20_Link">
https://liveuamap.com/en/2023/25-april-at-zaporizhzhia-and-kherson-directions-russian-army</text:a>
</text:p>
      <text:p text:style-name="P4">
News Source: <text:a xlink:type="simple" xlink:href="https://t.me/lumsrc/4594" text:style-name="Internet_20_link" text:visited-style-name="Visited_20_Internet_20_Link">
https://t.me/lumsrc/4594</text:a>
</text:p>
      <!--NEWS-->
      <text:h text:style-name="P10" text:outline-level="1">
<text:span text:style-name="T4">
Donetsk Oblast(10:21). Red Alert: aerial threat. Sirens sounding. Take cover now!</text:span>
</text:h>
      <text:p text:style-name="P4">
Authors: liveuamap (Language: en)</text:p>
      <text:p text:style-name="P4">
Time: 2023-04-25T-82:22:00</text:p>
      <text:p text:style-name="P4">
Location: Donetsk Oblast (Latitude:48.72853 Longtitude:37.57894)</text:p>
      <text:p text:style-name="P4">
Videos: []</text:p>
      <text:p text:style-name="P4">
Images: []</text:p>
      <text:p text:style-name="P4">
Tags: ["Europe", "Central and Eastern Europe"]</text:p>
      <text:p text:style-name="P4">
Id: 22558504</text:p>
      <!--METADATA-->
      <text:p text:style-name="P4">
Donetsk Oblast(10:21). Red Alert: aerial threat. Sirens sounding. Take covernow!</text:p>
      <text:p text:style-name="P4">
News Collection Link: <text:a xlink:type="simple" xlink:href="https://liveuamap.com/en/2023/25-april-donetsk-oblast1021-red-alert-aerial-g" text:style-name="Internet_20_link" text:visited-style-name="Visited_20_Internet_20_Link">
https://liveuamap.com/en/2023/25-april-donetsk-oblast1021-red-alert-aerial-g</text:a>
</text:p>
      <text:p text:style-name="P4">
News Source: <text:a xlink:type="simple" xlink:href="https://t.me/air_alert_ua/43702" text:style-name="Internet_20_link" text:visited-style-name="Visited_20_Internet_20_Link">
https://t.me/air_alert_ua/43702</text:a>
</text:p>
      <!--NEWS-->
      <text:h text:style-name="P10" text:outline-level="1">
<text:span text:style-name="T4">
Poltavska Oblast(08:07). Red Alert: aerial threat. Sirens sounding. Take cover now!</text:span>
</text:h>
      <text:p text:style-name="P4">
Authors: liveuamap (Language: en)</text:p>
      <text:p text:style-name="P4">
Time: 2023-04-25T02:09:00</text:p>
      <text:p text:style-name="P4">
Location: Poltavska Oblast (Latitude:49.47705000 Longtitude:33.81866000)</text:p>
      <text:p text:style-name="P4">
Videos: []</text:p>
      <text:p text:style-name="P4">
Images: []</text:p>
      <text:p text:style-name="P4">
Tags: ["Europe", "Central and Eastern Europe"]</text:p>
      <text:p text:style-name="P4">
Id: 22558448</text:p>
      <!--METADATA-->
      <text:p text:style-name="P4">
Poltava(08:07). Red Alert: aerial threat. Sirens sounding. Take covernow!</text:p>
      <text:p text:style-name="P4">
News Collection Link: <text:a xlink:type="simple" xlink:href="https://liveuamap.com/en/2023/25-april-poltavska-oblast0807-red-alert-aeriag" text:style-name="Internet_20_link" text:visited-style-name="Visited_20_Internet_20_Link">
https://liveuamap.com/en/2023/25-april-poltavska-oblast0807-red-alert-aeriag</text:a>
</text:p>
      <text:p text:style-name="P4">
News Source: <text:a xlink:type="simple" xlink:href="https://t.me/suspilnepoltava/10886" text:style-name="Internet_20_link" text:visited-style-name="Visited_20_Internet_20_Link">
https://t.me/suspilnepoltava/10886</text:a>
</text:p>
      <!--NEWS-->
      <text:h text:style-name="P10" text:outline-level="1">
<text:span text:style-name="T4">
Sumy region, Kharkiv, Kharkiv region, Dnipro, Dnipropetrovsk region (08:08). Red Alrt: ...</text:span>
</text:h>
      <text:p text:style-name="P4">
Authors: liveuamap (Language: en)</text:p>
      <text:p text:style-name="P4">
Time: 2023-04-25T02:10:00</text:p>
      <text:p text:style-name="P4">
Location: Sumska Oblast (Latitude:51.00000000 Longtitude:34.00000000)</text:p>
      <text:p text:style-name="P4">
Videos: []</text:p>
      <text:p text:style-name="P4">
Images: []</text:p>
      <text:p text:style-name="P4">
Tags: ["Europe", "Central and Eastern Europe"]</text:p>
      <text:p text:style-name="P4">
Id: 22558451</text:p>
      <!--METADATA-->
      <text:p text:style-name="P4">
Sumy region, Kharkiv, Kharkiv region, Dnipro, Dnipropetrovsk region(08:08). Red Alert: aerial threat. Sirens sounding. Take cover now!</text:p>
      <text:p text:style-name="P4">
News Collection Link: <text:a xlink:type="simple" xlink:href="https://liveuamap.com/en/2023/25-april-sumska-oblast-kharkiv-kharkivska-oblg" text:style-name="Internet_20_link" text:visited-style-name="Visited_20_Internet_20_Link">
https://liveuamap.com/en/2023/25-april-sumska-oblast-kharkiv-kharkivska-oblg</text:a>
</text:p>
      <text:p text:style-name="P4">
News Source: <text:a xlink:type="simple" xlink:href="https://t.me/air_alert_ua/43690" text:style-name="Internet_20_link" text:visited-style-name="Visited_20_Internet_20_Link">
https://t.me/air_alert_ua/43690</text:a>
</text:p>
      <!--NEWS-->
      <text:h text:style-name="P10" text:outline-level="1">
<text:span text:style-name="T4">
Nikolaev, Mykolaiv region, Kherson, Kherson region (08:48). Red Alrt: Aerial Tchretate. WITH...</text:span>
</text:h>
      <text:p text:style-name="P4">
Authors: liveuamap (Language: en)</text:p>
      <text:p text:style-name="P4">
Time: 2023-04-25T02:49:00</text:p>
      <text:p text:style-name="P4">
Location: Mykolaiv (Latitude:46.94866 Longtitude:32.00639)</text:p>
      <text:p text:style-name="P4">
Videos: []</text:p>
      <text:p text:style-name="P4">
Images: []</text:p>
      <text:p text:style-name="P4">
Tags: ["Europe", "Central and Eastern Europe"]</text:p>
      <text:p text:style-name="P4">
Id: 22558501</text:p>
      <!--METADATA-->
      <text:p text:style-name="P4">
Nikolaev, Mykolaiv region, Kherson, Kherson region(08:48). Red Alert:aerial threat. Sirens sounding. Take cover now!</text:p>
      <text:p text:style-name="P4">
News Collection Link: <text:a xlink:type="simple" xlink:href="https://liveuamap.com/en/2023/25-april-mykolaiv-mykolayivska-oblast-khersong" text:style-name="Internet_20_link" text:visited-style-name="Visited_20_Internet_20_Link">
https://liveuamap.com/en/2023/25-april-mykolaiv-mykolayivska-oblast-khersong</text:a>
</text:p>
      <text:p text:style-name="P4">
News Source: <text:a xlink:type="simple" xlink:href="https://t.me/air_alert_ua/43696" text:style-name="Internet_20_link" text:visited-style-name="Visited_20_Internet_20_Link">
https://t.me/air_alert_ua/43696</text:a>
</text:p>
      <!--NEWS-->
      <text:h text:style-name="P10" text:outline-level="1">
<text:span text:style-name="T4">
Explosions were reported in Tokmak, Zaporizhzhia region</text:span>
</text:h>
      <text:p text:style-name="P4">
Authors: liveuamap (Language: en)</text:p>
      <text:p text:style-name="P4">
Time: 2023-04-25T03:45:27</text:p>
      <text:p text:style-name="P4">
Location: Zaporizhiye (Latitude:47.23396 Longtitude:35.7182)</text:p>
      <text:p text:style-name="P4">
Videos: []</text:p>
      <text:p text:style-name="P4">
Images: []</text:p>
      <text:p text:style-name="P4">
Tags: []</text:p>
      <text:p text:style-name="P4">
Id: 22558502</text:p>
      <!--METADATA-->
      <text:p text:style-name="P4">
Explosions were reported in Tokmak, Zaporizhzhia region</text:p>
      <text:p text:style-name="P4">
News Collection Link: <text:a xlink:type="simple" xlink:href="https://liveuamap.com/en/2023/25-april-explosions-were-reported-in-tokmak-zaporizhzhia" text:style-name="Internet_20_link" text:visited-style-name="Visited_20_Internet_20_Link">
https://liveuamap.com/en/2023/25-april-explosions-were-reported-in-tokmak-zaporizhzhia</text:a>
</text:p>
      <text:p text:style-name="P4">
News Source: <text:a xlink:type="simple" xlink:href="https://t.me/Tsaplienko/30478" text:style-name="Internet_20_link" text:visited-style-name="Visited_20_Internet_20_Link">
https://t.me/Tsaplienko/30478</text:a>
</text:p>
      <!--NEWS-->
      <text:h text:style-name="P10" text:outline-level="1">
<text:span text:style-name="T4">
1 person killed, 10 wounded as result of Russian missile strike at museum in central Kupiansk...</text:span>
</text:h>
      <text:p text:style-name="P4">
Authors: liveuamap (Language: en)</text:p>
      <text:p text:style-name="P4">
Time: 2023-04-25T03:48:37</text:p>
      <text:p text:style-name="P4">
Location: Kupyansk, Kharkiv (Latitude:49.71416 Longtitude:37.61073)</text:p>
      <text:p text:style-name="P4">
Videos: []</text:p>
      <text:p text:style-name="P4">
Images: []</text:p>
      <text:p text:style-name="P4">
Tags: []</text:p>
      <text:p text:style-name="P4">
Id: 22558503</text:p>
      <!--METADATA-->
      <text:p text:style-name="P4">
1 person killed, 10 wounded as result of Russian missile strike at museum incentral Kupiansk with S300 missile</text:p>
      <text:p text:style-name="P4">
News Collection Link: <text:a xlink:type="simple" xlink:href="https://liveuamap.com/en/2023/25-april-1-person-killed-10-wounded-as-result-of-russian" text:style-name="Internet_20_link" text:visited-style-name="Visited_20_Internet_20_Link">
https://liveuamap.com/en/2023/25-april-1-person-killed-10-wounded-as-result-of-russian</text:a>
</text:p>
      <text:p text:style-name="P4">
News Source: <text:a xlink:type="simple" xlink:href="https://t.me/kharkivlife/59984" text:style-name="Internet_20_link" text:visited-style-name="Visited_20_Internet_20_Link">
https://t.me/kharkivlife/59984</text:a>
</text:p>
      <!--NEWS-->
      <text:h text:style-name="P10" text:outline-level="1">
<text:span text:style-name="T4">
Russian army conducted 6 missile strikes, 62 airstrikes and 70 shelling with MLRS, - General ...</text:span>
</text:h>
      <text:p text:style-name="P4">
Authors: liveuamap (Language: en)</text:p>
      <text:p text:style-name="P4">
Time: 2023-04-25T04:21:00</text:p>
      <text:p text:style-name="P4">
Location: Nova Kakhovka, Khersons'ka oblast (Latitude:46.73471 Longtitude:33.39146)</text:p>
      <text:p text:style-name="P4">
Videos: []</text:p>
      <text:p text:style-name="P4">
Images: []</text:p>
      <text:p text:style-name="P4">
Tags: ["Russia"]</text:p>
      <text:p text:style-name="P4">
Id: 22558524</text:p>
      <!--METADATA-->
      <text:p text:style-name="P4">
Russian army conducted 6 missile strikes, 62 airstrikes and 70 shelling withMLRS, - General Staff of Armed Forces of Ukraine says in the morning report</text:p>
      <text:p text:style-name="P4">
News Collection Link: <text:a xlink:type="simple" xlink:href="https://liveuamap.com/en/2023/25-april-russian-army-conducted-6-missile-strikes-62-airstrikes" text:style-name="Internet_20_link" text:visited-style-name="Visited_20_Internet_20_Link">
https://liveuamap.com/en/2023/25-april-russian-army-conducted-6-missile-strikes-62-airstrikes</text:a>
</text:p>
      <text:p text:style-name="P4">
News Source: <text:a xlink:type="simple" xlink:href="https://t.me/lumsrc/4586" text:style-name="Internet_20_link" text:visited-style-name="Visited_20_Internet_20_Link">
https://t.me/lumsrc/4586</text:a>
</text:p>
      <!--NEWS-->
      <text:h text:style-name="P10" text:outline-level="1">
<text:span text:style-name="T4">
Bakhmut Directio Rusian Army Shelled Vasukivka, Orikhovo-Vasylivka, Markovo, Grigorivka, ...</text:span>
</text:h>
      <text:p text:style-name="P4">
Authors: liveuamap (Language: en)</text:p>
      <text:p text:style-name="P4">
Time: 2023-04-25T04:22:00</text:p>
      <text:p text:style-name="P4">
Location: Bakhmut (Latitude:48.33698 Longtitude:37.84882)</text:p>
      <text:p text:style-name="P4">
Videos: []</text:p>
      <text:p text:style-name="P4">
Images: []</text:p>
      <text:p text:style-name="P4">
Tags: ["Russia"]</text:p>
      <text:p text:style-name="P4">
Id: 22558510</text:p>
      <!--METADATA-->
      <text:p text:style-name="P4">
At Bakhmut Direction Russian Army Shelled Vasukivka, Orikhovo-Vasylivka, Markove, Hryhorivka, Khromove, Bakhmut, Ivanivske, Chasiv Yar, Stuper K Region, - General Staff of Armed Forces ofukraine Says in the Morning Report</text:p>
      <text:p text:style-name="P4">
News Collection Link:(https://liveuamap.com/en/2023/25-april-at-bakhmut-direction-russian-army-shelled-vasukivka)</text:p>
      <text:p text:style-name="P4">
News Source: <text:a xlink:type="simple" xlink:href="https://t.me/lumsrc/4590" text:style-name="Internet_20_link" text:visited-style-name="Visited_20_Internet_20_Link">
https://t.me/lumsrc/4590</text:a>
</text:p>
      <!--NEWS-->
      <text:h text:style-name="P10" text:outline-level="1">
<text:span text:style-name="T4">
Shelling reported in central Kherson</text:span>
</text:h>
      <text:p text:style-name="P4">
Authors: liveuamap (Language: en)</text:p>
      <text:p text:style-name="P4">
Time: 2023-04-25T04:54:08</text:p>
      <text:p text:style-name="P4">
Location: Kherson (Latitude:46.63694 Longtitude:32.62064)</text:p>
      <text:p text:style-name="P4">
Videos: []</text:p>
      <text:p text:style-name="P4">
Images: []</text:p>
      <text:p text:style-name="P4">
Tags: ["Europe", "Central and Eastern Europe"]</text:p>
      <text:p text:style-name="P4">
Id: 22558526</text:p>
      <!--METADATA-->
      <text:p text:style-name="P4">
Shelling reported in central Kherson</text:p>
      <text:p text:style-name="P4">
News Collection Link: <text:a xlink:type="simple" xlink:href="https://liveuamap.com/en/2023/25-april-shelling-reported-in-central-kherson" text:style-name="Internet_20_link" text:visited-style-name="Visited_20_Internet_20_Link">
https://liveuamap.com/en/2023/25-april-shelling-reported-in-central-kherson</text:a>
</text:p>
      <text:p text:style-name="P4">
News Source: <text:a xlink:type="simple" xlink:href="https://twitter.com/kava2022/status/1650781883515404291" text:style-name="Internet_20_link" text:visited-style-name="Visited_20_Internet_20_Link">
https://twitter.com/kava2022/status/1650781883515404291</text:a>
</text:p>
      <!--NEWS-->
      <text:h text:style-name="P10" text:outline-level="1">
<text:span text:style-name="T4">
After an all-day meeting of EU ag ministers, EU Ag Commissioner Wojciechowski says there's a ...</text:span>
</text:h>
      <text:p text:style-name="P4">
Authors: liveuamap (Language: en)</text:p>
      <text:p text:style-name="P4">
Time: 2023-04-25T05:34:00</text:p>
      <text:p text:style-name="P4">
Location: Bruxelles, Bruxelles (Latitude:50.83864 Longtitude:4.37557)</text:p>
      <text:p text:style-name="P4">
Videos: []</text:p>
      <text:p text:style-name="P4">
Images: []</text:p>
      <text:p text:style-name="P4">
Tags: ["Europe", "Poland"]</text:p>
      <text:p text:style-name="P4">
Id: 22558668</text:p>
      <!--METADATA-->
      <text:p text:style-name="P4">
After an all-day meeting of EU ag ministers, EU Ag Commissioner Wojciechowskisays there's a compromise on the table to resolve 5 countries' import bans onUkrainian products</text:p>
      <text:p text:style-name="P4">
News Collection Link: <text:a xlink:type="simple" xlink:href="https://liveuamap.com/en/2023/25-april-after-an-allday-meeting-of-eu-ag-ministers-eu-ag" text:style-name="Internet_20_link" text:visited-style-name="Visited_20_Internet_20_Link">
https://liveuamap.com/en/2023/25-april-after-an-allday-meeting-of-eu-ag-ministers-eu-ag</text:a>
</text:p>
      <text:p text:style-name="P4">
News Source: <text:a xlink:type="simple" xlink:href="https://twitter.com/terischultz/status/1650930386174615565" text:style-name="Internet_20_link" text:visited-style-name="Visited_20_Internet_20_Link">
https://twitter.com/terischultz/status/1650930386174615565</text:a>
</text:p>
      <!--NEWS-->
      <text:h text:style-name="P10" text:outline-level="1">
<text:span text:style-name="T4">
Second body was found at the site of Russian missile strike in Kupiansk</text:span>
</text:h>
      <text:p text:style-name="P4">
Authors: liveuamap (Language: en)</text:p>
      <text:p text:style-name="P4">
Time: 2023-04-25T07:09:34</text:p>
      <text:p text:style-name="P4">
Location: Kupyansk, Kharkiv (Latitude:49.71224 Longtitude:37.61161)</text:p>
      <text:p text:style-name="P4">
Videos: []</text:p>
      <text:p text:style-name="P4">
Images: []</text:p>
      <text:p text:style-name="P4">
Tags: []</text:p>
      <text:p text:style-name="P4">
Id: 22558539</text:p>
      <!--METADATA-->
      <text:p text:style-name="P4">
Second body was found at the site of Russian missile strike in Kupiansk</text:p>
      <text:p text:style-name="P4">
News Collection Link: <text:a xlink:type="simple" xlink:href="https://liveuamap.com/en/2023/25-april-second-body-was-found-at-the-site-of-russian-missile" text:style-name="Internet_20_link" text:visited-style-name="Visited_20_Internet_20_Link">
https://liveuamap.com/en/2023/25-april-second-body-was-found-at-the-site-of-russian-missile</text:a>
</text:p>
      <text:p text:style-name="P4">
News Source: <text:a xlink:type="simple" xlink:href="https://t.me/ukrinform_news/97139" text:style-name="Internet_20_link" text:visited-style-name="Visited_20_Internet_20_Link">
https://t.me/ukrinform_news/97139</text:a>
</text:p>
      <!--NEWS-->
      <text:h text:style-name="P10" text:outline-level="1">
<text:span text:style-name="T4">
Zaporizka Oblast, Donetsk Oblast(13:24). Red Alert: aerial threat. Sirens sounding. Take cove...</text:span>
</text:h>
      <text:p text:style-name="P4">
Authors: liveuamap (Language: en)</text:p>
      <text:p text:style-name="P4">
Time: 2023-04-25T07:25:00</text:p>
      <text:p text:style-name="P4">
Location: Zaporizka Oblast (Latitude:47.612701 Longtitude:35.764351)</text:p>
      <text:p text:style-name="P4">
Videos: []</text:p>
      <text:p text:style-name="P4">
Images: []</text:p>
      <text:p text:style-name="P4">
Tags: ["Europe", "Central and Eastern Europe"]</text:p>
      <text:p text:style-name="P4">
Id: 22558540</text:p>
      <!--METADATA-->
      <text:p text:style-name="P4">
Zaporizhzhia region, Donetsk region(13:24). Red Alert: aerial threat. Sirenssounding. Take cover now!</text:p>
      <text:p text:style-name="P4">
News Collection Link: <text:a xlink:type="simple" xlink:href="https://liveuamap.com/en/2023/25-april-zaporizka-oblast-donetsk-oblast1324-g" text:style-name="Internet_20_link" text:visited-style-name="Visited_20_Internet_20_Link">
https://liveuamap.com/en/2023/25-april-zaporizka-oblast-donetsk-oblast1324-g</text:a>
</text:p>
      <text:p text:style-name="P4">
News Source: <text:a xlink:type="simple" xlink:href="https://t.me/air_alert_ua/43706" text:style-name="Internet_20_link" text:visited-style-name="Visited_20_Internet_20_Link">
https://t.me/air_alert_ua/43706</text:a>
</text:p>
      <!--NEWS-->
      <text:h text:style-name="P10" text:outline-level="1">
<text:span text:style-name="T4">
Kharkiv, Kharkivska Oblast(13:33). Red Alert: aerial threat. Sirens sounding. Take cover now!</text:span>
</text:h>
      <text:p text:style-name="P4">
Authors: liveuamap (Language: en)</text:p>
      <text:p text:style-name="P4">
Time: 2023-04-25T07:34:00</text:p>
      <text:p text:style-name="P4">
Location: Kharkiv (Latitude:49.97959 Longtitude:36.25362)</text:p>
      <text:p text:style-name="P4">
Videos: []</text:p>
      <text:p text:style-name="P4">
Images: []</text:p>
      <text:p text:style-name="P4">
Tags: ["Europe", "Central and Eastern Europe"]</text:p>
      <text:p text:style-name="P4">
Id: 22558541</text:p>
      <!--METADATA-->
      <text:p text:style-name="P4">
Kharkiv, Kharkiv region(13:33). Red Alert: aerial threat. Sirens sounding.Take cover now!</text:p>
      <text:p text:style-name="P4">
News Collection Link: <text:a xlink:type="simple" xlink:href="https://liveuamap.com/en/2023/25-april-kharkiv-kharkivska-oblast1333-red-alg" text:style-name="Internet_20_link" text:visited-style-name="Visited_20_Internet_20_Link">
https://liveuamap.com/en/2023/25-april-kharkiv-kharkivska-oblast1333-red-alg</text:a>
</text:p>
      <text:p text:style-name="P4">
News Source: <text:a xlink:type="simple" xlink:href="https://t.me/air_alert_ua/43707" text:style-name="Internet_20_link" text:visited-style-name="Visited_20_Internet_20_Link">
https://t.me/air_alert_ua/43707</text:a>
</text:p>
      <!--NEWS-->
      <text:h text:style-name="P10" text:outline-level="1">
<text:span text:style-name="T4">
Electrical power line damaged as result of shelling in Cheremoshnoye village of Belgorod regi...</text:span>
</text:h>
      <text:p text:style-name="P4">
Authors: liveuamap (Language: en)</text:p>
      <text:p text:style-name="P4">
Time: 2023-04-25T08:48:08</text:p>
      <text:p text:style-name="P4">
Location: Belgorod, Belgorodskaya oblast' (Latitude:50.38242 Longtitude:36.50654)</text:p>
      <text:p text:style-name="P4">
Videos: []</text:p>
      <text:p text:style-name="P4">
Images: []</text:p>
      <text:p text:style-name="P4">
Tags: ["Russia", "Central and Eastern Europe"]</text:p>
      <text:p text:style-name="P4">
Id: 22558545</text:p>
      <!--METADATA-->
      <text:p text:style-name="P4">
Electrical power line damaged as result of shelling in Cheremoshnoye villageof Belgorod region, several villages without power</text:p>
      <text:p text:style-name="P4">
News Collection Link: <text:a xlink:type="simple" xlink:href="https://liveuamap.com/en/2023/25-april-electrical-power-line-damaged-as-result-of-shelling" text:style-name="Internet_20_link" text:visited-style-name="Visited_20_Internet_20_Link">
https://liveuamap.com/en/2023/25-april-electrical-power-line-damaged-as-result-of-shelling</text:a>
</text:p>
      <text:p text:style-name="P4">
News Source: <text:a xlink:type="simple" xlink:href="https://t.me/rusbrief/111847" text:style-name="Internet_20_link" text:visited-style-name="Visited_20_Internet_20_Link">
https://t.me/rusbrief/111847</text:a>
</text:p>
      <!--NEWS-->
      <text:h text:style-name="P10" text:outline-level="1">
<text:span text:style-name="T4">
Donetsk Oblast(15:04). Red Alert: aerial threat. Sirens sounding. Take cover now!</text:span>
</text:h>
      <text:p text:style-name="P4">
Authors: liveuamap (Language: en)</text:p>
      <text:p text:style-name="P4">
Time: 2023-04-25T09:06:00</text:p>
      <text:p text:style-name="P4">
Location: Donetsk Oblast (Latitude:48.72816 Longtitude:37.57687)</text:p>
      <text:p text:style-name="P4">
Videos: []</text:p>
      <text:p text:style-name="P4">
Images: []</text:p>
      <text:p text:style-name="P4">
Tags: ["Europe", "Central and Eastern Europe"]</text:p>
      <text:p text:style-name="P4">
Id: 22558546</text:p>
      <!--METADATA-->
      <text:p text:style-name="P4">
Donetsk Oblast(15:04). Red Alert: aerial threat. Sirens sounding. Take covernow!</text:p>
      <text:p text:style-name="P4">
News Collection Link: <text:a xlink:type="simple" xlink:href="https://liveuamap.com/en/2023/25-april-donetsk-oblast1504-red-alert-aerial-g" text:style-name="Internet_20_link" text:visited-style-name="Visited_20_Internet_20_Link">
https://liveuamap.com/en/2023/25-april-donetsk-oblast1504-red-alert-aerial-g</text:a>
</text:p>
      <text:p text:style-name="P4">
News Source: <text:a xlink:type="simple" xlink:href="https://t.me/air_alert_ua/43711" text:style-name="Internet_20_link" text:visited-style-name="Visited_20_Internet_20_Link">
https://t.me/air_alert_ua/43711</text:a>
</text:p>
      <!--NEWS-->
      <text:h text:style-name="P10" text:outline-level="1">
<text:span text:style-name="T4">
Kharkiv, Kharkivska Oblast(15:07). Red Alert: aerial threat. Sirens sounding. Take cover now!</text:span>
</text:h>
      <text:p text:style-name="P4">
Authors: liveuamap (Language: en)</text:p>
      <text:p text:style-name="P4">
Time: 2023-04-25T09:08:00</text:p>
      <text:p text:style-name="P4">
Location: Kharkiv (Latitude:49.98081000 Longtitude:36.25272000)</text:p>
      <text:p text:style-name="P4">
Videos: []</text:p>
      <text:p text:style-name="P4">
Images: []</text:p>
      <text:p text:style-name="P4">
Tags: ["Europe", "Central and Eastern Europe"]</text:p>
      <text:p text:style-name="P4">
Id: 22558547</text:p>
      <!--METADATA-->
      <text:p text:style-name="P4">
Kharkiv, Kharkiv region(15:07). Red Alert: aerial threat. Sirens sounding.Take cover now!</text:p>
      <text:p text:style-name="P4">
News Collection Link: <text:a xlink:type="simple" xlink:href="https://liveuamap.com/en/2023/25-april-kharkiv-kharkivska-oblast1507-red-alg" text:style-name="Internet_20_link" text:visited-style-name="Visited_20_Internet_20_Link">
https://liveuamap.com/en/2023/25-april-kharkiv-kharkivska-oblast1507-red-alg</text:a>
</text:p>
      <text:p text:style-name="P4">
News Source: <text:a xlink:type="simple" xlink:href="https://t.me/air_alert_ua/43712" text:style-name="Internet_20_link" text:visited-style-name="Visited_20_Internet_20_Link">
https://t.me/air_alert_ua/43712</text:a>
</text:p>
      <!--NEWS-->
      <text:h text:style-name="P10" text:outline-level="1">
<text:span text:style-name="T4">
Zaporizka Oblast(15:53). Red Alert: aerial threat. Sirens sounding. Take cover now!</text:span>
</text:h>
      <text:p text:style-name="P4">
Authors: liveuamap (Language: en)</text:p>
      <text:p text:style-name="P4">
Time: 2023-04-25T09:54:00</text:p>
      <text:p text:style-name="P4">
Location: Zaporizka Oblast (Latitude:47.611141 Longtitude:35.764861)</text:p>
      <text:p text:style-name="P4">
Videos: []</text:p>
      <text:p text:style-name="P4">
Images: []</text:p>
      <text:p text:style-name="P4">
Tags: ["Europe", "Central and Eastern Europe"]</text:p>
      <text:p text:style-name="P4">
Id: 22558548</text:p>
      <!--METADATA-->
      <text:p text:style-name="P4">
Zaporizhzhia region(15:53). Red Alert: aerial threat. Sirens sounding. Take covernow!</text:p>
      <text:p text:style-name="P4">
News Collection Link: <text:a xlink:type="simple" xlink:href="https://liveuamap.com/en/2023/25-april-zaporizka-oblast1553-red-alert-aeriag" text:style-name="Internet_20_link" text:visited-style-name="Visited_20_Internet_20_Link">
https://liveuamap.com/en/2023/25-april-zaporizka-oblast1553-red-alert-aeriag</text:a>
</text:p>
      <text:p text:style-name="P4">
News Source: <text:a xlink:type="simple" xlink:href="https://t.me/air_alert_ua/43713" text:style-name="Internet_20_link" text:visited-style-name="Visited_20_Internet_20_Link">
https://t.me/air_alert_ua/43713</text:a>
</text:p>
      <!--NEWS-->
      <text:h text:style-name="P10" text:outline-level="1">
<text:span text:style-name="T4">
Zaporizka Oblast(20:23). Red Alert: aerial threat. Sirens sounding. Take cover now!</text:span>
</text:h>
      <text:p text:style-name="P4">
Authors: liveuamap (Language: en)</text:p>
      <text:p text:style-name="P4">
Time: 2023-04-25T14:24:00</text:p>
      <text:p text:style-name="P4">
Location: Zaporizka Oblast (Latitude:47.612011 Longtitude:35.765991)</text:p>
      <text:p text:style-name="P4">
Videos: []</text:p>
      <text:p text:style-name="P4">
Images: []</text:p>
      <text:p text:style-name="P4">
Tags: ["Europe", "Central and Eastern Europe"]</text:p>
      <text:p text:style-name="P4">
Id: 22558600</text:p>
      <!--METADATA-->
      <text:p text:style-name="P4">
Zaporizhzhia region(20:23). Red Alert: aerial threat. Sirens sounding. Take covernow!</text:p>
      <text:p text:style-name="P4">
News Collection Link: <text:a xlink:type="simple" xlink:href="https://liveuamap.com/en/2023/25-april-zaporizka-oblast2023-red-alert-aeriag" text:style-name="Internet_20_link" text:visited-style-name="Visited_20_Internet_20_Link">
https://liveuamap.com/en/2023/25-april-zaporizka-oblast2023-red-alert-aeriag</text:a>
</text:p>
      <text:p text:style-name="P4">
News Source: <text:a xlink:type="simple" xlink:href="https://t.me/air_alert_ua/43718" text:style-name="Internet_20_link" text:visited-style-name="Visited_20_Internet_20_Link">
https://t.me/air_alert_ua/43718</text:a>
</text:p>
      <!--NEWS-->
      <text:h text:style-name="P10" text:outline-level="1">
<text:span text:style-name="T4">
Dnipro, Dnipropetrovska Oblast(20:46). Red Alert: aerial threat. Sirens sounding. Take cover ...</text:span>
</text:h>
      <text:p text:style-name="P4">
Authors: liveuamap (Language: en)</text:p>
      <text:p text:style-name="P4">
Time: 2023-04-25T14:48:00</text:p>
      <text:p text:style-name="P4">
Location: Dnipro (Latitude:48.46032 Longtitude:35.03906)</text:p>
      <text:p text:style-name="P4">
Videos: []</text:p>
      <text:p text:style-name="P4">
Images: []</text:p>
      <text:p text:style-name="P4">
Tags: ["Europe", "Central and Eastern Europe"]</text:p>
      <text:p text:style-name="P4">
Id: 22558604</text:p>
      <!--METADATA-->
      <text:p text:style-name="P4">
Dnipro, Dnipropetrovsk region(20:46). Red Alert: aerial threat. Sirenssounding. Take cover now!</text:p>
      <text:p text:style-name="P4">
News Collection Link: <text:a xlink:type="simple" xlink:href="https://liveuamap.com/en/2023/25-april-dnipro-dnipropetrovska-oblast2046-reg" text:style-name="Internet_20_link" text:visited-style-name="Visited_20_Internet_20_Link">
https://liveuamap.com/en/2023/25-april-dnipro-dnipropetrovska-oblast2046-reg</text:a>
</text:p>
      <text:p text:style-name="P4">
News Source: <text:a xlink:type="simple" xlink:href="https://t.me/air_alert_ua/43719" text:style-name="Internet_20_link" text:visited-style-name="Visited_20_Internet_20_Link">
https://t.me/air_alert_ua/43719</text:a>
</text:p>
      <!--NEWS-->
      <text:h text:style-name="P10" text:outline-level="1">
<text:span text:style-name="T4">
Explosions were reported in Sloviansk and Kramatorsk</text:span>
</text:h>
      <text:p text:style-name="P4">
Authors: liveuamap (Language: en)</text:p>
      <text:p text:style-name="P4">
Time: 2023-04-25T15:59:11</text:p>
      <text:p text:style-name="P4">
Location: Donetsk Oblast (Latitude:48.73446 Longtitude:37.5856)</text:p>
      <text:p text:style-name="P4">
Videos: []</text:p>
      <text:p text:style-name="P4">
Images: []</text:p>
      <text:p text:style-name="P4">
Tags: []</text:p>
      <text:p text:style-name="P4">
Id: 22558621</text:p>
      <!--METADATA-->
      <text:p text:style-name="P4">
Explosions were reported in Sloviansk and Kramatorsk</text:p>
      <text:p text:style-name="P4">
News Collection Link: <text:a xlink:type="simple" xlink:href="https://liveuamap.com/en/2023/25-april-explosions-were-reported-in-sloviansk-and-kramatorsk" text:style-name="Internet_20_link" text:visited-style-name="Visited_20_Internet_20_Link">
https://liveuamap.com/en/2023/25-april-explosions-were-reported-in-sloviansk-and-kramatorsk</text:a>
</text:p>
      <text:p text:style-name="P4">
News Source: <text:a xlink:type="simple" xlink:href="https://t.me/novosti_donbass24/46003" text:style-name="Internet_20_link" text:visited-style-name="Visited_20_Internet_20_Link">
https://t.me/novosti_donbass24/46003</text:a>
</text:p>
      <!--NEWS-->
      <text:h text:style-name="P10" text:outline-level="1">
<text:span text:style-name="T4">
Air defense is reportedly active in Zaporizhzhia</text:span>
</text:h>
      <text:p text:style-name="P4">
Authors: liveuamap (Language: en)</text:p>
      <text:p text:style-name="P4">
Time: 2023-04-25T16:21:39</text:p>
      <text:p text:style-name="P4">
Location: Zaporizhzhia, Zaporiz'ka oblast (Latitude:47.82111 Longtitude:35.14114)</text:p>
      <text:p text:style-name="P4">
Videos: []</text:p>
      <text:p text:style-name="P4">
Images: []</text:p>
      <text:p text:style-name="P4">
Tags: ["Europe", "Central and Eastern Europe"]</text:p>
      <text:p text:style-name="P4">
Id: 22558622</text:p>
      <!--METADATA-->
      <text:p text:style-name="P4">
Air defense is reportedly active in Zaporizhzhia</text:p>
      <text:p text:style-name="P4">
News Collection Link: <text:a xlink:type="simple" xlink:href="https://liveuamap.com/en/2023/25-april-air-defense-is-reportedly-active-in-zaporizhzhia" text:style-name="Internet_20_link" text:visited-style-name="Visited_20_Internet_20_Link">
https://liveuamap.com/en/2023/25-april-air-defense-is-reportedly-active-in-zaporizhzhia</text:a>
</text:p>
      <text:p text:style-name="P4">
News Source: <text:a xlink:type="simple" xlink:href="https://t.me/war_monitor/6831" text:style-name="Internet_20_link" text:visited-style-name="Visited_20_Internet_20_Link">
https://t.me/war_monitor/6831</text:a>
</text:p>
      <!--NEWS-->
      <text:h text:style-name="P10" text:outline-level="1">
<text:span text:style-name="T4">
Zaporizka Oblast(22:32). Red Alert: aerial threat. Sirens sounding. Take cover now!</text:span>
</text:h>
      <text:p text:style-name="P4">
Authors: liveuamap (Language: en)</text:p>
      <text:p text:style-name="P4">
Time: 2023-04-25T16:33:00</text:p>
      <text:p text:style-name="P4">
Location: Zaporizka Oblast (Latitude:47.612021 Longtitude:35.765261)</text:p>
      <text:p text:style-name="P4">
Videos: []</text:p>
      <text:p text:style-name="P4">
Images: []</text:p>
      <text:p text:style-name="P4">
Tags: ["Europe", "Central and Eastern Europe"]</text:p>
      <text:p text:style-name="P4">
Id: 22558623</text:p>
      <!--METADATA-->
      <text:p text:style-name="P4">
Zaporizhzhia region(22:32). Red Alert: aerial threat. Sirens sounding. Take covernow!</text:p>
      <text:p text:style-name="P4">
News Collection Link: <text:a xlink:type="simple" xlink:href="https://liveuamap.com/en/2023/25-april-zaporizka-oblast2232-red-alert-aeriag" text:style-name="Internet_20_link" text:visited-style-name="Visited_20_Internet_20_Link">
https://liveuamap.com/en/2023/25-april-zaporizka-oblast2232-red-alert-aeriag</text:a>
</text:p>
      <text:p text:style-name="P4">
News Source: <text:a xlink:type="simple" xlink:href="https://t.me/air_alert_ua/43722" text:style-name="Internet_20_link" text:visited-style-name="Visited_20_Internet_20_Link">
https://t.me/air_alert_ua/43722</text:a>
</text:p>
      <!--NEWS-->
      <text:h text:style-name="P10" text:outline-level="1">
<text:span text:style-name="T4">
Dnipro, Dnipropetrovska Oblast(22:45). Red Alert: aerial threat. Sirens sounding. Take cover ...</text:span>
</text:h>
      <text:p text:style-name="P4">
Authors: liveuamap (Language: en)</text:p>
      <text:p text:style-name="P4">
Time: 2023-04-25T16:46:00</text:p>
      <text:p text:style-name="P4">
Location: Dnipro (Latitude:48.46019 Longtitude:35.0382)</text:p>
      <text:p text:style-name="P4">
Videos: []</text:p>
      <text:p text:style-name="P4">
Images: []</text:p>
      <text:p text:style-name="P4">
Tags: ["Europe", "Central and Eastern Europe"]</text:p>
      <text:p text:style-name="P4">
Id: 22558625</text:p>
      <!--METADATA-->
      <text:p text:style-name="P4">
Dnipro, Dnipropetrovsk region(22:45). Red Alert: aerial threat. Sirenssounding. Take cover now!</text:p>
      <text:p text:style-name="P4">
News Collection Link: <text:a xlink:type="simple" xlink:href="https://liveuamap.com/en/2023/25-april-dnipro-dnipropetrovska-oblast2245-reg" text:style-name="Internet_20_link" text:visited-style-name="Visited_20_Internet_20_Link">
https://liveuamap.com/en/2023/25-april-dnipro-dnipropetrovska-oblast2245-reg</text:a>
</text:p>
      <text:p text:style-name="P4">
News Source: <text:a xlink:type="simple" xlink:href="https://t.me/air_alert_ua/43723" text:style-name="Internet_20_link" text:visited-style-name="Visited_20_Internet_20_Link">
https://t.me/air_alert_ua/43723</text:a>
</text:p>
      <!--NEWS-->
      <text:h text:style-name="P10" text:outline-level="1">
<text:span text:style-name="T4">
Kherson, Khersonska Oblast(23:00). Red Alert: aerial threat. Sirens sounding. Take cover now!</text:span>
</text:h>
      <text:p text:style-name="P4">
Authors: liveuamap (Language: en)</text:p>
      <text:p text:style-name="P4">
Time: 2023-04-25T17:02:00</text:p>
      <text:p text:style-name="P4">
Location: Kherson (Latitude:46.65581000 Longtitude:32.61780000)</text:p>
      <text:p text:style-name="P4">
Videos: []</text:p>
      <text:p text:style-name="P4">
Images: []</text:p>
      <text:p text:style-name="P4">
Tags: ["Europe", "Central and Eastern Europe"]</text:p>
      <text:p text:style-name="P4">
Id: 22558627</text:p>
      <!--METADATA-->
      <text:p text:style-name="P4">
Kherson, Kherson region(23:00). Red Alert: aerial threat. Sirens sounding.Take cover now!</text:p>
      <text:p text:style-name="P4">
News Collection Link: <text:a xlink:type="simple" xlink:href="https://liveuamap.com/en/2023/25-april-kherson-khersonska-oblast2300-red-alg" text:style-name="Internet_20_link" text:visited-style-name="Visited_20_Internet_20_Link">
https://liveuamap.com/en/2023/25-april-kherson-khersonska-oblast2300-red-alg</text:a>
</text:p>
      <text:p text:style-name="P4">
News Source: <text:a xlink:type="simple" xlink:href="https://t.me/air_alert_ua/43724" text:style-name="Internet_20_link" text:visited-style-name="Visited_20_Internet_20_Link">
https://t.me/air_alert_ua/43724</text:a>
</text:p>
      <!--NEWS-->
      <text:h text:style-name="P10" text:outline-level="1">
<text:span text:style-name="T4">
Zaporizhzhya region, Dnipro, Dnipropetrovsk region, Donetsk region, Kharkiv, Kharkiv region, ...</text:span>
</text:h>
      <text:p text:style-name="P4">
Authors: liveuamap (Language: en)</text:p>
      <text:p text:style-name="P4">
Time: 2023-04-25T18:31:00</text:p>
      <text:p text:style-name="P4">
Location: Zaporizka Oblast (Latitude:47.611041 Longtitude:35.764741)</text:p>
      <text:p text:style-name="P4">
Videos: []</text:p>
      <text:p text:style-name="P4">
Images: []</text:p>
      <text:p text:style-name="P4">
Tags: ["Europe", "Central and Eastern Europe"]</text:p>
      <text:p text:style-name="P4">
Id: 22558629</text:p>
      <!--METADATA-->
      <text:p text:style-name="P4">
Zaporizhzhya region, Dnipro, Dnipropetrovsk region, Donetsk region, Kharkiv, Kharkiv region, Poltava region(00:31). Red Alert: aerial threat. Sirenssounding. Take cover now!</text:p>
      <text:p text:style-name="P4">
News Collection Link: <text:a xlink:type="simple" xlink:href="https://liveuamap.com/en/2023/25-april-zaporizka-oblast-dnipro-dnipropetrovg" text:style-name="Internet_20_link" text:visited-style-name="Visited_20_Internet_20_Link">
https://liveuamap.com/en/2023/25-april-zaporizka-oblast-dnipro-dnipropetrovg</text:a>
</text:p>
      <text:p text:style-name="P4">
News Source: <text:a xlink:type="simple" xlink:href="https://t.me/air_alert_ua/43732" text:style-name="Internet_20_link" text:visited-style-name="Visited_20_Internet_20_Link">
https://t.me/air_alert_ua/43732</text:a>
</text:p>
      <!--NEWS-->
      <text:h text:style-name="P10" text:outline-level="1">
<text:span text:style-name="T4">
Sumska Oblast(00:32). Red Alert: aerial threat. Sirens sounding. Take cover now!</text:span>
</text:h>
      <text:p text:style-name="P4">
Authors: liveuamap (Language: en)</text:p>
      <text:p text:style-name="P4">
Time: 2023-04-25T18:34:00</text:p>
      <text:p text:style-name="P4">
Location: Sumska Oblast (Latitude:50.99975 Longtitude:34.00076)</text:p>
      <text:p text:style-name="P4">
Videos: []</text:p>
      <text:p text:style-name="P4">
Images: []</text:p>
      <text:p text:style-name="P4">
Tags: ["Europe", "Central and Eastern Europe"]</text:p>
      <text:p text:style-name="P4">
Id: 22558630</text:p>
      <!--METADATA-->
      <text:p text:style-name="P4">
Sumy region(00:32). Red Alert: aerial threat. Sirens sounding. Take covernow!</text:p>
      <text:p text:style-name="P4">
News Collection Link: <text:a xlink:type="simple" xlink:href="https://liveuamap.com/en/2023/25-april-sumska-oblast0032-red-alert-aerial-tg" text:style-name="Internet_20_link" text:visited-style-name="Visited_20_Internet_20_Link">
https://liveuamap.com/en/2023/25-april-sumska-oblast0032-red-alert-aerial-tg</text:a>
</text:p>
      <text:p text:style-name="P4">
News Source: <text:a xlink:type="simple" xlink:href="https://t.me/air_alert_ua/43733" text:style-name="Internet_20_link" text:visited-style-name="Visited_20_Internet_20_Link">
https://t.me/air_alert_ua/43733</text:a>
</text:p>
      <!--NEWS-->
      <text:h text:style-name="P10" text:outline-level="1">
<text:span text:style-name="T4">
Ukraine and the world are against Russian aggression. Sanctions in action</text:span>
</text:h>
      <text:p text:style-name="P4">
Author: ['АРМІЯINFORM']</text:p>
      <text:p text:style-name="P4">
Time: 2023-04-25T20:00:00-04:00</text:p>
      <text:p text:style-name="P4">
Description: Service of Cindlelings of the Ukrainians of Ukraine Rospovіdati about sanchi tu іnshі і іnshi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antyrosijski-sankcziyi-1.jpg" text:style-name="Internet_20_link" text:visited-style-name="Visited_20_Internet_20_Link">
antyrosijski-sankcziyi-1.jpg</text:a>
']</text:p>
      <text:p text:style-name="P4">
Tags: ['АНТИРОСІЙСЬКІ САНКЦІЇ', 'СЗР']</text:p>
      <text:p text:style-name="P4">
Category: News</text:p>
      <!--METADATA-->
      <text:p text:style-name="P4">
<draw:frame draw:style-name="fr1" draw:name="Image2" text:anchor-type="as-char" svg:width="6.9236in" svg:height="3.745668in" draw:z-index="0">
<draw:image xlink:href="../Images/AРМІЯINFORM/2023-04-25T20-00-00-04-00/antyrosijski-sankcziyi-1.jpg" xlink:type="simple" xlink:show="embed" xlink:actuate="onLoad" draw:mime-type="image/jpeg"/>
</draw:frame>
Ukraine's external intelligence service continues <text:a xlink:type="simple" xlink:href="https://www.facebook.com/SZRUkraine/posts/pfbid02kUh257wRmEMzQ2y9KvkqnxrszgFHq7FxJQSpauYHTg4bdwFb21XuuiJA9ZUzQAral" text:style-name="Internet_20_link" text:visited-style-name="Visited_20_Internet_20_Link">
to tell</text:a>
on the sanctions and other actions of the international community against the terrorist country.</text:p>
      <text:p text:style-name="P4">
<text:span text:style-name="T4">
 Situation as of April 24 2023 </text:span>
</text:p>
      <text:p text:style-name="P4">
Canada has announced the transfer of a new $ 34.6 million military aid package to Ukraine. This party is free of charge Ottawa's support and will be transmitted to the trace fund of a comprehensive assistance package of our country organized by NATO partners, Canada Minister Anita Ananda said during the Stone-11 Summit ”. A new financial package for the Ukrainian army: will ensure the implementation of NATO CAP fuel materials - 3.3 million required fuel reserves; will allow to implement the project of the trust fund of a comprehensive NATO assistance package to Ukraine - modular floating bridges to ensure the possibility of crossing water obstacles; It will make the first contribution to the provision of medical first aid kits of the trust fund of a complex package of assistance to Ukraine.</text:p>
      <text:p text:style-name="P4">
Estonia's commander -in -chief, General Martin Herme, believes that war will only be warmed when Russia breaks into small states.</text:p>
      <text:p text:style-name="P4">
The retired Lieutenant General, the former US Army Commander in Europe, Bengjes called "political excuses" about delaying supplies for landscape missiles. He stressed that he was proud of what the United States has already done to help the Armed Forces, but I am sure that the government can find ways to expand the types of arms that transmit the Ukrainian army. _ “In fact, I prefer not to talk about a specific type of weapon. Rather - about capabilities; about the ability of Ukraine to make Crimea inaccessible to the Russians; About the opportunity to strike the Posivastopol, on saki, on janka. And how these blows will be made - a drone Greyeagle, ATCMS, Glsdb or Storm Shadow - no matter. Give Ukraine the opportunity to make such blows, ”_ - said Goodges.</text:p>
      <text:p text:style-name="P4">
Ukraine and France have signed a memorandum on mutual understanding of the cooperation of the Usphere, which involves partnership in the assessment of the damage caused to the tag of Ukrainian transport systems, with an emphasis on the transition of pre -ecological low carbon mobility.</text:p>
      <text:p text:style-name="P4">
The Latvian government will allocate 4 million euros to study Ukrainian refugees to Latvian.</text:p>
      <text:p text:style-name="P4">
The G7 countries were called for continuation, complete implementation and expansion of the Black Sea Grain Initiative.Cyprus announced the blocking of the accounts of individuals and legal entities, which have more than the United Kingdom and the United States to help the Russian moligarcham to bypass anti -Russian sanctions.</text:p>
      <text:p text:style-name="P4">
<text:span text:style-name="T4">
 RF </text:span>
</text:p>
      <text:p text:style-name="P4">
During the year, the rental agreements in the business centers of the Russian Federation with a Moscow-dawned area of up to 329 thousand square meters were terminated. m - ten times more than from April 2021 to March 2022. According to experts, by the end of 2023 at least 15 thousand square meters will fall off. m.</text:p>
      <text:p text:style-name="P4">
Gossuma deputies sent a letter to the head of the Government with a proposal to propose to Russian millionaires an additional 2 % of the tax to support the buyers who are fighting against the Ukrainian people.</text:p>
      <text:p text:style-name="P4">
Once popular car brands have now become scarce goods on the Russian Federation: there are ten Volkswagen Polo cars left all over Moscow, a little larger Kia Rio, Skoda Rapid disappeared altogether. What remained in the dealers is 2.5 times more expensive than the Russian invasion of Ukraine.</text:p>
      <text:p text:style-name="P4">
The Russian energy companies, which have suffered losses due to the sharp increase in the prices of electricity, require the government to allow them not to modernize heat -power plants. It is 13 objects of 1.5 GW, the cost of which is increased 79 % of the initial estimate.</text:p>
      <text:p text:style-name="P4">
The full -scale war of the Russian Federation against Ukraine influenced the health of Russian man - a year later, many of them have had problems with stress. Accordingly, the demand for drugs to increase it beat the previous reards - large -scale mobilization has added reasons for stress. According to the Danius system, the "Church Sign", for the first three months of 2023 the sale of "male power" sales, increased by 39 %. In total, since January, this year, the Russians bought 2.7 million packs of various aphrodisiacs, spending 1.8 billion rubles on them. Analysts have estimated that on average, adult men who now live in Russia, 392 packs of such drugs were stopped during this period. Most often, aphrodisiacs were bought by Vomskiv, Moscow region, St. Petersburg, Krasnodar Tamagadan region.</text:p>
      <text:p text:style-name="P4">
The Alexandrinsky Theater in the Russian St. Petersburg, without explanation, canceled the shows of the play "Sirano de Berzrak" on the 19th century French play due to the "discredited" of the Russian army.</text:p>
      <text:p text:style-name="P4">
According to human rights defenders, at least 58 people who returned to their homeland from abroad in Belarus for 2022 and early 2023 were in Belarus. Most of them were convicted of criminal articles to imprisonment.The Qualification Commission on Advocacy in the RB conducted an alternation, which has been deprived of licenses as a result of five more lawyers. The pronouncement of independent lawyers, the process of depriving licenses lawyers continuously is stored from August 2020. First of all, those lawyers fall under it, who are in the way to protect the rights of people who have been persecuted through their political views. In addition, the purposefulness of the clearing of the law firm is not hidden.</text:p>
      <text:p text:style-name="P4">
News Source: <text:a xlink:type="simple" xlink:href="https://armyinform.com.ua/2023/04/25/ukrayina-i-svit-proty-rosijskoyi-agresiyi-sankcziyi-v-diyi-11/" text:style-name="Internet_20_link" text:visited-style-name="Visited_20_Internet_20_Link">
https://armyinform.com.ua/2023/04/25/ukrayina-i-svit-proty-rosijskoyi-agresiyi-sankcziyi-v-diyi-11/</text:a>
</text:p>
      <!--NEWS-->
      <text:h text:style-name="P10" text:outline-level="1">
<text:span text:style-name="T4">
Commander OB ’ United forces visited the positions of defense forces in Sumy region</text:span>
</text:h>
      <text:p text:style-name="P4">
Author: ['АРМІЯINFORM']</text:p>
      <text:p text:style-name="P4">
Time: 2023-04-25T21:00:00-04:00</text:p>
      <text:p text:style-name="P4">
Description: Commander of the Obtnani forces of the Zbroyshany, Lieutenant General Sergey Nav Vidvіdav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p>
      <text:p text:style-name="P4">
Tags: ['ВІДЕО', 'СЕРГІЙ НАЄВ', 'СУМЩИНА']</text:p>
      <text:p text:style-name="P4">
Category: News</text:p>
      <!--METADATA-->
      <text:p text:style-name="P4">
The Commander of the Joint Forces of the Armed Forces of Ukraine, Lieutenant General Sergey Naivvitly, visited Ukrainian border positions in the Sumy region.</text:p>
      <text:p text:style-name="P4">
“He visited the servicemen who retain the defense of the Sumy region. Studying service and performing combat missions, as well as strengthening the protection of critical objects of civil infrastructure in the border of Sumy region. While communicating with the commanders of the units, he outlined a number of specific measures aimed at ensuring the defense capability of the territory and instant reacting on enemy shelling, ”said Lieutenant General Naev in his own construction on Facebook.</text:p>
      <text:p text:style-name="P4">
Let's win together!</text:p>
      <text:p text:style-name="P4">
News Source: <text:a xlink:type="simple" xlink:href="https://armyinform.com.ua/2023/04/25/komanduvach-obyednanyh-syl-vidvidav-pozycziyi-syl-oborony-v-sumskij-oblasti/" text:style-name="Internet_20_link" text:visited-style-name="Visited_20_Internet_20_Link">
https://armyinform.com.ua/2023/04/25/komanduvach-obyednanyh-syl-vidvidav-pozycziyi-syl-oborony-v-sumskij-oblasti/</text:a>
</text:p>
      <!--NEWS-->
      <text:h text:style-name="P10" text:outline-level="1">
<text:span text:style-name="T4">
Border Guards staged an "inflammatory weekend" in Bakhmut, which became the last for the occupiers</text:span>
</text:h>
      <text:p text:style-name="P4">
Author: ['АРМІЯINFORM']</text:p>
      <text:p text:style-name="P4">
Time: 2023-04-25T22:00:00-04:00</text:p>
      <text:p text:style-name="P4">
Description: About the sovereign of the Podkordonna Service Service. Trichi Prikordontniki in BII W ... War with Ukraine 2022, War with Ukraine Latest News Today, News War with Ukraine 2022 Last for today, will there be a war between Ukraine and Russia, and when, the war with Ukraine in 2022 will be or not, there will be whether the war with Ukraine in the near future says, the war with Ukraine, Ukrainian news today, Ukrainian news in Ukrainian media in Russian</text:p>
      <text:p text:style-name="P4">
Images: ['<text:a xlink:type="simple" xlink:href="https://armyinform.com.ua/wp-content/uploads/2023/04/news_20230424_172024_1682346024.jpg" text:style-name="Internet_20_link" text:visited-style-name="Visited_20_Internet_20_Link">
news_20230424_172024_1682346024.jpg</text:a>
']</text:p>
      <text:p text:style-name="P4">
Tags: ['STOPRUSSIA', 'АГРЕСІЯ РФ', 'ВІЙНА', 'ВТОРГНЕННЯ РФ', 'ДЕРЖПРИКОРДОНСЛУЖБА', 'ФОРТЕЦЯ БАХМУТ']</text:p>
      <text:p text:style-name="P4">
Category: News</text:p>
      <!--METADATA-->
      <text:p text:style-name="P4">
<draw:frame draw:style-name="fr1" draw:name="Image3" text:anchor-type="as-char" svg:width="6.9236in" svg:height="5.1927in" draw:z-index="0">
<draw:image xlink:href="../Images/AРМІЯINFORM/2023-04-25T22-00-00-04-00/news_20230424_172024_1682346024.jpg" xlink:type="simple" xlink:show="embed" xlink:actuate="onLoad" draw:mime-type="image/jpeg"/>
</draw:frame>
About it <text:a xlink:type="simple" xlink:href="https://dpsu.gov.ua/ua/news/Prikordonniki-u-Bahmuti-vlashtuvali-okupantam-zapalniy-vikend-yakiy-dlya-10-zagarbnikiv-stav-ostannim/" text:style-name="Internet_20_link" text:visited-style-name="Visited_20_Internet_20_Link">
reports</text:a>
State Border Service of Ukraine.</text:p>
      <text:p text:style-name="P4">
Border guards three times in battle with the Russian attackers, with shooting shoes in the fortress city almost continuously.</text:p>
      <text:p text:style-name="P4">
In Bakhmut, the invaders continue to destroy the city's infrastructure, and the hostile infantry tries to attack the defenders of Ukraine by the violations. For the positions that the border guards hold in the city quarters, positional fights took place twice at night. Another combat was going on in the afternoon.</text:p>
      <text:p text:style-name="P4">
Despite the difficult situation, Ukrainian defenders continue to eliminate the assault rifles of the aggressor country in the nearby. Yes, all attempts by defense of defense were restrained. At least 24 opponents were disposed of fire from small arms and mortars: 10 occupiers were being liquidated, and 14 more were injured.</text:p>
      <text:p text:style-name="P4">
News Source: <text:a xlink:type="simple" xlink:href="https://armyinform.com.ua/2023/04/25/prykordonnyky-vlashtuvaly-zapalnyj-vikend/" text:style-name="Internet_20_link" text:visited-style-name="Visited_20_Internet_20_Link">
https://armyinform.com.ua/2023/04/25/prykordonnyky-vlashtuvaly-zapalnyj-vikend/</text:a>
</text:p>
      <!--NEWS-->
      <text:h text:style-name="P10" text:outline-level="1">
<text:span text:style-name="T4">
The National Police recorded almost 200 hits of Russian ammunition in the territory of Zaporozhye</text:span>
</text:h>
      <text:p text:style-name="P4">
Author: ['АРМІЯINFORM']</text:p>
      <text:p text:style-name="P4">
Time: 2023-04-25T23:00:00-04:00</text:p>
      <text:p text:style-name="P4">
Description: The lasts of the Obvorizko -Obluchean 190 Vluchan missile missile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obstrily-zaporizhzhya.jpg" text:style-name="Internet_20_link" text:visited-style-name="Visited_20_Internet_20_Link">
obstrily-zaporizhzhya.jpg</text:a>
', '<text:a xlink:type="simple" xlink:href="https://armyinform.com.ua/wp-content/uploads/2023/04/2-9-150x150.jpeg" text:style-name="Internet_20_link" text:visited-style-name="Visited_20_Internet_20_Link">
2-9-150x150.jpeg</text:a>
', '<text:a xlink:type="simple" xlink:href="https://armyinform.com.ua/wp-content/uploads/2023/04/3-7-150x150.jpeg" text:style-name="Internet_20_link" text:visited-style-name="Visited_20_Internet_20_Link">
3-7-150x150.jpeg</text:a>
', '<text:a xlink:type="simple" xlink:href="https://armyinform.com.ua/wp-content/uploads/2023/04/4-5-150x150.jpeg" text:style-name="Internet_20_link" text:visited-style-name="Visited_20_Internet_20_Link">
4-5-150x150.jpeg</text:a>
', '<text:a xlink:type="simple" xlink:href="https://armyinform.com.ua/wp-content/uploads/2023/04/5-4-150x150.jpeg" text:style-name="Internet_20_link" text:visited-style-name="Visited_20_Internet_20_Link">
5-4-150x150.jpeg</text:a>
', '<text:a xlink:type="simple" xlink:href="https://armyinform.com.ua/wp-content/uploads/2023/04/6-3-150x150.jpeg" text:style-name="Internet_20_link" text:visited-style-name="Visited_20_Internet_20_Link">
6-3-150x150.jpeg</text:a>
', '<text:a xlink:type="simple" xlink:href="https://armyinform.com.ua/wp-content/uploads/2023/04/7-1-150x150.jpeg" text:style-name="Internet_20_link" text:visited-style-name="Visited_20_Internet_20_Link">
7-1-150x150.jpeg</text:a>
', '<text:a xlink:type="simple" xlink:href="https://armyinform.com.ua/wp-content/uploads/2023/04/8-1-150x150.jpeg" text:style-name="Internet_20_link" text:visited-style-name="Visited_20_Internet_20_Link">
8-1-150x150.jpeg</text:a>
', '<text:a xlink:type="simple" xlink:href="https://armyinform.com.ua/wp-content/uploads/2023/04/9-150x150.jpeg" text:style-name="Internet_20_link" text:visited-style-name="Visited_20_Internet_20_Link">
9-150x150.jpeg</text:a>
']</text:p>
      <text:p text:style-name="P4">
Tags: ['STOPRUSSIA', 'АГРЕСІЯ РФ', 'ВОЄННІ ЗЛОЧИНИ РФ', 'ВОРОЖІ ОБСТРИЛИ', 'ВТОРГНЕННЯ РФ', 'ЗАПОРІЖЖЯ']</text:p>
      <text:p text:style-name="P4">
Category: News</text:p>
      <!--METADATA-->
      <text:p text:style-name="P4">
<draw:frame draw:style-name="fr1" draw:name="Image4" text:anchor-type="as-char" svg:width="6.9236in" svg:height="5.1927in" draw:z-index="0">
<draw:image xlink:href="../Images/AРМІЯINFORM/2023-04-25T23-00-00-04-00/obstrily-zaporizhzhya.jpg" xlink:type="simple" xlink:show="embed" xlink:actuate="onLoad" draw:mime-type="image/jpeg"/>
</draw:frame>
During the day, 190 of the Russian missiles and shells took place in the Zaporizhzhya region.</text:p>
      <text:p text:style-name="P4">
About it <text:a xlink:type="simple" xlink:href="https://www.npu.gov.ua/news/190-vluchan-vorozhykh-raket-ta-snariadiv-po-terytorii-zaporizkoi-oblasti-ie-poraneni-politsiia-zibrala-dokazy-zlochyniv-viisk-rf" text:style-name="Internet_20_link" text:visited-style-name="Visited_20_Internet_20_Link">
reports</text:a>
Department of Communication of Police of Zaporizhzhia Region.</text:p>
      <text:p text:style-name="P4">
“The Russians attacked artillery installations, jet systems, anti-aircraft missile systems, used aviation and drones. Damaged residential buildings, farms, warehouses and other Zaporizhzhya, Pologovsky and Vasylivsky districts. Two civilians were injured, ”the message reads.</text:p>
      <text:p text:style-name="P4">
Under the enemy shelling came Vilnyansk, Gulyaipole, Ohikh, Railway, Novoandriivka, Novodanilovka, Novoselivka, Magic, Olgiv, Little Tokmachka, Temirovka, Gulyaiivka, White, Chervona, Poltava, Malinovka, Magician, Magic, Equal, Equal. , Kamianske, smooth, small Shcherbaki. In total, police registered 19 reports.</text:p>
      <text:p text:style-name="P4">
As a result of the shelling, the invading troops damaged the homes of the residents of the day in Pologovshchyna. Some have cut roofs and facades, knocked out windows, others - almost completely destroyed.</text:p>
      <text:p text:style-name="P4">
<text:a xlink:type="simple" xlink:href="https://armyinform.com.ua/wp-content/uploads/2023/04/2-9.jpeg" text:style-name="Internet_20_link" text:visited-style-name="Visited_20_Internet_20_Link">
!(Images/AРМІЯINFORM/2023-04-25T23-00-00-04-00/2-9-150x150.jpeg)</text:a>
</text:p>
      <text:p text:style-name="P4">
<text:a xlink:type="simple" xlink:href="https://armyinform.com.ua/wp-content/uploads/2023/04/3-7.jpeg" text:style-name="Internet_20_link" text:visited-style-name="Visited_20_Internet_20_Link">
<draw:frame draw:style-name="fr1" draw:name="Image5" text:anchor-type="as-char" svg:width="6.9236in" svg:height="6.9236in" draw:z-index="0">
<draw:image xlink:href="../Images/AРМІЯINFORM/2023-04-25T23-00-00-04-00/3-7-150x150.jpeg" xlink:type="simple" xlink:show="embed" xlink:actuate="onLoad" draw:mime-type="image/jpeg"/>
</draw:frame>
</text:a>
</text:p>
      <text:p text:style-name="P4">
<text:a xlink:type="simple" xlink:href="https://armyinform.com.ua/wp-content/uploads/2023/04/4-5.jpeg" text:style-name="Internet_20_link" text:visited-style-name="Visited_20_Internet_20_Link">
<draw:frame draw:style-name="fr1" draw:name="Image6" text:anchor-type="as-char" svg:width="6.9236in" svg:height="6.9236in" draw:z-index="0">
<draw:image xlink:href="../Images/AРМІЯINFORM/2023-04-25T23-00-00-04-00/4-5-150x150.jpeg" xlink:type="simple" xlink:show="embed" xlink:actuate="onLoad" draw:mime-type="image/jpeg"/>
</draw:frame>
</text:a>
In addition to the housing stock, the livestock farm in the Gulyaypil region was also affected. The ashables fired the territory of the farm enterprise, damaged the building and several warehouses.</text:p>
      <text:p text:style-name="P4">
<text:a xlink:type="simple" xlink:href="https://armyinform.com.ua/wp-content/uploads/2023/04/5-4.jpeg" text:style-name="Internet_20_link" text:visited-style-name="Visited_20_Internet_20_Link">
!(Images/AРМІЯINFORM/2023-04-25T23-00-00-04-00/5-4-150x150.jpeg)</text:a>
</text:p>
      <text:p text:style-name="P4">
<text:a xlink:type="simple" xlink:href="https://armyinform.com.ua/wp-content/uploads/2023/04/6-3.jpeg" text:style-name="Internet_20_link" text:visited-style-name="Visited_20_Internet_20_Link">
<draw:frame draw:style-name="fr1" draw:name="Image7" text:anchor-type="as-char" svg:width="6.9236in" svg:height="6.9236in" draw:z-index="0">
<draw:image xlink:href="../Images/AРМІЯINFORM/2023-04-25T23-00-00-04-00/6-3-150x150.jpeg" xlink:type="simple" xlink:show="embed" xlink:actuate="onLoad" draw:mime-type="image/jpeg"/>
</draw:frame>
</text:a>
</text:p>
      <text:p text:style-name="P4">
<text:a xlink:type="simple" xlink:href="https://armyinform.com.ua/wp-content/uploads/2023/04/7-1.jpeg" text:style-name="Internet_20_link" text:visited-style-name="Visited_20_Internet_20_Link">
<draw:frame draw:style-name="fr1" draw:name="Image8" text:anchor-type="as-char" svg:width="6.9236in" svg:height="6.9236in" draw:z-index="0">
<draw:image xlink:href="../Images/AРМІЯINFORM/2023-04-25T23-00-00-04-00/7-1-150x150.jpeg" xlink:type="simple" xlink:show="embed" xlink:actuate="onLoad" draw:mime-type="image/jpeg"/>
</draw:frame>
</text:a>
During the artebrot, the Stepnogorsk occupiers damaged an abandoned building of an entrepreneurial facility, and an explosive wave was destroyed by a surrounding.</text:p>
      <text:p text:style-name="P4">
<text:a xlink:type="simple" xlink:href="https://armyinform.com.ua/wp-content/uploads/2023/04/9.jpeg" text:style-name="Internet_20_link" text:visited-style-name="Visited_20_Internet_20_Link">
<draw:frame draw:style-name="fr1" draw:name="Image9" text:anchor-type="as-char" svg:width="6.9236in" svg:height="6.9236in" draw:z-index="0">
<draw:image xlink:href="../Images/AРМІЯINFORM/2023-04-25T23-00-00-04-00/9-150x150.jpeg" xlink:type="simple" xlink:show="embed" xlink:actuate="onLoad" draw:mime-type="image/jpeg"/>
</draw:frame>
</text:a>
In addition, at night the enemy fired at the C-300 missiles in the Zaporozhye district, and several houses were damaged.</text:p>
      <text:p text:style-name="P4">
As a result of an armed attack with mine-explosive injuries, two civilians-residents of Stepnogorsk and Novoyakovlivka-turned to the hospital. The aftergoing medical care they were sent for outpatient treatment.</text:p>
      <text:p text:style-name="P4">
All facts of armed aggression are documented by law enforcement. According to the collected dioxide materials, investigators of the police and UBSU opened criminal proceedings from Art. 438(Violation of the laws and customs of war)Criminal Code of Ukraine.</text:p>
      <text:p text:style-name="P4">
News Source: <text:a xlink:type="simple" xlink:href="https://armyinform.com.ua/2023/04/25/naczpolicziya-zafiksuvala-majzhe-200-vluchan-rosijskyh-boyeprypasiv-po-terytoriyi-zaporizhzhya/" text:style-name="Internet_20_link" text:visited-style-name="Visited_20_Internet_20_Link">
https://armyinform.com.ua/2023/04/25/naczpolicziya-zafiksuvala-majzhe-200-vluchan-rosijskyh-boyeprypasiv-po-terytoriyi-zaporizhzhya/</text:a>
</text:p>
      <!--NEWS-->
      <text:h text:style-name="P10" text:outline-level="1">
<text:span text:style-name="T4">
From service in the army to one's own business: how the state supports veterans</text:span>
</text:h>
      <text:p text:style-name="P4">
Author: ['АРМІЯINFORM']</text:p>
      <text:p text:style-name="P4">
Time: 2023-04-25T24:00:00-04:00</text:p>
      <text:p text:style-name="P4">
Description: About CELLEMEL, URIROVIS PORTAL. Behind the PIDSUMKI Pershvii, by claiming ... the war with Ukraine 2022, the war with Ukraine is the latest news today, the news war with Ukraine 2022 is the last for today, will there be a war between Ukraine and Russia and when, the war with Ukraine will or not be in 2022 , Will there be a war with Ukraine in the near future, they say, the war with Ukraine, Ukrainian news today, Ukrainian news in Ukrainian media in Russian</text:p>
      <text:p text:style-name="P4">
Images: ['<text:a xlink:type="simple" xlink:href="https://armyinform.com.ua/wp-content/uploads/2022/12/630_360_1462927657-8164.jpg" text:style-name="Internet_20_link" text:visited-style-name="Visited_20_Internet_20_Link">
630_360_1462927657-8164.jpg</text:a>
']</text:p>
      <text:p text:style-name="P4">
Tags: ['STOPRUSSIA', 'АГРЕСІЯ РФ', 'ВІЙНА', 'ВТОРГНЕННЯ РФ', 'ДОДАТОК «ДІЯ»', 'ЄРОБОТА']</text:p>
      <text:p text:style-name="P4">
Category: News</text:p>
      <!--METADATA-->
      <text:p text:style-name="P4">
<draw:frame draw:style-name="fr1" draw:name="Image10" text:anchor-type="as-char" svg:width="6.9236in" svg:height="3.954686in" draw:z-index="0">
<draw:image xlink:href="../Images/AРМІЯINFORM/2023-04-25T24-00-00-04-00/630_360_1462927657-8164.jpg" xlink:type="simple" xlink:show="embed" xlink:actuate="onLoad" draw:mime-type="image/jpeg"/>
</draw:frame>
About it <text:a xlink:type="simple" xlink:href="https://www.kmu.gov.ua/news/yerobota-ukrainski-zakhysnyky-i-zakhysnytsi-podaly-zaiavky-na-otrymannia-hrantiv-vid-derzhavy-na-21-mln-hrn-dlia-pidpryiemnytstva" text:style-name="Internet_20_link" text:visited-style-name="Visited_20_Internet_20_Link">
reports</text:a>
Government portal.</text:p>
      <text:p text:style-name="P4">
According to the results of the first wave of submission of grants for veterans under the program "Own business" 54 Ukrainian defenders and defenders, as well as the second departed spouse invited grant funds for UAH 21 million for the start or development of their business. A second wave of applications started on April 24. The Deputy Minister of Economy of Ukraine Tatiana Berezhna reported about this.</text:p>
      <text:p text:style-name="P4">
“54 Ukrainian defenders and defenders took advantage of financial support for the development of their own business and applied for veterans in the first wave. The maximum amount of the grant in UAH 1 million was asked for 5 applicants, 15 applications received from the second spouse veteran upheld up to 500 thousand UAH. I note that 80% of the applicants asked grants to co -financing, that is, they are ready to separate responsibility with the state for the development of their business and plan to invest a more project of 30% of their own funds. In total, veterans invited a grant for 21 million UAH and intend to sell their business projects worth more than UAH 32 million, ”Tatiana Berezhna said.</text:p>
      <text:p text:style-name="P4">
The grant applications received within the next 15 working days will be operated by the Savings Bank and the State Employment Service, which will check the applicant's deed and the documents submitted by him, will evaluate the realisticness of his business plan, after which he must be interviewed grant.</text:p>
      <text:p text:style-name="P4">
<text:span text:style-name="T4">
 The Deputy Minister recalled that veterans grants are provided: </text:span>
</text:p>
      <ul>
        <li>
250 thousand UAH - for a participant of hostilities and/or persons with disabilities as a result of war, provided that one workplace is created; * 500 thousand UAH - for the wife/husband of a participant of hostilities and/or persons with disabilities as a result of war, subject to the creation of two jobs; * 1 million UAH - for a participant in hostilities and/or persons with disabilities due to a war registered as a FOP for at least 3 years, subject to the creation of four jobs, at least 2 of whom will occupy veterans or persons with disabilities as a result of war.Grant funds are returned to the state in the form of taxes paid and fees in the activity of the entrepreneur over three years. Applications for receipt are granting through the portal action together with the business plan.</li>
      </ul>
      <text:p text:style-name="P4">
The first wave of applications for veterans grants started on April 10, with a 14th - the second wave, which will last 2 weeks.</text:p>
      <text:p text:style-name="P4">
Recall government project <text:a xlink:type="simple" xlink:href="https://www.me.gov.ua/Documents/Detail" text:style-name="Internet_20_link" text:visited-style-name="Visited_20_Internet_20_Link">
Ebot.</text:a>
Includes grant programs aimed at stimulating business activities and creating working places. In particular, these are micro -grants programs for the opening or development of their own business, grants for the creation and development of processing enterprises, bookmarking of viticulture, greenhouse. Both existing entrepreneurs and people who do not have business experience will apply for granting. Application is due through <text:a xlink:type="simple" xlink:href="https://diia.gov.ua/services/categories/biznesu/yerobota" text:style-name="Internet_20_link" text:visited-style-name="Visited_20_Internet_20_Link">
Portold.</text:a>
</text:p>
      <text:p text:style-name="P4">
News Source: <text:a xlink:type="simple" xlink:href="https://armyinform.com.ua/2023/04/25/vid-sluzhby-v-armiyi-do-vlasnogo-biznesu-yak-derzhava-pidtrymuye-veteraniv/" text:style-name="Internet_20_link" text:visited-style-name="Visited_20_Internet_20_Link">
https://armyinform.com.ua/2023/04/25/vid-sluzhby-v-armiyi-do-vlasnogo-biznesu-yak-derzhava-pidtrymuye-veteraniv/</text:a>
</text:p>
      <!--NEWS-->
      <text:h text:style-name="P10" text:outline-level="1">
<text:span text:style-name="T4">
47 applications have been submitted by veterans and families of the victims in the contest #should "do your own"</text:span>
</text:h>
      <text:p text:style-name="P4">
Author: ['Леся Медведенко']</text:p>
      <text:p text:style-name="P4">
Time: 2023-04-25T25:00:00-04:00</text:p>
      <text:p text:style-name="P4">
Description: About Tse of Rospovil in iz izherv'yu Armyinform, perishable intercessor of the Viconavchy Director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1-ruslana-velychko.jpg" text:style-name="Internet_20_link" text:visited-style-name="Visited_20_Internet_20_Link">
1-ruslana-velychko.jpg</text:a>
']</text:p>
      <text:p text:style-name="P4">
Tags: ['STOPRUSSIA', 'АГРЕСІЯ РФ', 'ВІЙНА', 'ВТОРГНЕННЯ РФ', 'РУСЛАНА ВЕЛИЧКО-ТРИФОНЮК', 'УКРАЇНСЬКИЙ ВЕТЕРАНСЬКИЙ ФОНД']</text:p>
      <text:p text:style-name="P4">
Category: News</text:p>
      <!--METADATA-->
      <text:p text:style-name="P4">
<draw:frame draw:style-name="fr1" draw:name="Image11" text:anchor-type="as-char" svg:width="6.9236in" svg:height="4.615733in" draw:z-index="0">
<draw:image xlink:href="../Images/AРМІЯINFORM/2023-04-25T25-00-00-04-00/1-ruslana-velychko.jpg" xlink:type="simple" xlink:show="embed" xlink:actuate="onLoad" draw:mime-type="image/jpeg"/>
</draw:frame>
She told this in <text:a xlink:type="simple" xlink:href="https://armyinform.com.ua/2023/04/24/na-yaki-zminy-chekaye-veteranskyj-biznes-v-ukrayini/" text:style-name="Internet_20_link" text:visited-style-name="Visited_20_Internet_20_Link">
interview</text:a>
Armyinform First Deputy Director of the Ukrainian Veterans Fund Ruslan Velichko-Trimonyuk.</text:p>
      <ul>
        <li>
all information about competitions is constantly updated on the official pages <text:a xlink:type="simple" xlink:href="https://veteranfund.com.ua/contests/varto-do-own/" text:style-name="Internet_20_link" text:visited-style-name="Visited_20_Internet_20_Link">
Ukrainian Veterans Fund</text:a>
. Методологія оцінювання експертами погоджена і максимально незалежна.Експертна рада набирається на конкурсних основах. Поки до мене не доведутьрейтинговий список, я не знаю учасників і не втручаюся в процес, — зазначилавона.</li>
      </ul>
      <text:p text:style-name="P4">
Щодо складності подання заявки, представниця УВФ пояснила, що тут радшейдеться про продуктивність і ефективність запропонованого проєкту: «Колидивишся на заявки, які пройшли відбір, то розумієш, чому ти не пройшов. Доприкладу, якщо бізнесмен хоче персональну автівку, щоб їздити по клієнтах, тонапевно така заявка не пройде. А якщо він потребує агродрон для обробкипродукції, то така заявка буде прийнята. Анкета, яку слід заповнити, настількилогічна і деталізована, що поки відповідаєш, вже розумієш, наскільки тиготовий до участі у програмі. В процесі її подання починаєш розбивати свійплан на етапи, змінювати кошторис, тобто проходиш увесь шлях роботи надпроєктом. Власне процес подання заявки дозволяє кандидатам оцінити свої сили івизначитись, чи на правильному вони шляху».</text:p>
      <text:p text:style-name="P4">
Переможців конкурсу оголосять 14-15 травня 2023 року.</text:p>
      <text:p text:style-name="P4">
News Source: <text:a xlink:type="simple" xlink:href="https://armyinform.com.ua/2023/04/25/47-zayavok-podaly-veterany-ta-rodyny-zagyblyh-u-ramkah-konkursu-varto-robyty-svoye/" text:style-name="Internet_20_link" text:visited-style-name="Visited_20_Internet_20_Link">
https://armyinform.com.ua/2023/04/25/47-zayavok-podaly-veterany-ta-rodyny-zagyblyh-u-ramkah-konkursu-varto-robyty-svoye/</text:a>
</text:p>
      <!--NEWS-->
      <text:h text:style-name="P10" text:outline-level="1">
<text:span text:style-name="T4">
What are the veteran entrepreneurship tax benefits</text:span>
</text:h>
      <text:p text:style-name="P4">
Author: ['АРМІЯINFORM']</text:p>
      <text:p text:style-name="P4">
Time: 2023-04-25T26:00:00-04:00</text:p>
      <text:p text:style-name="P4">
Description: About Tse of Rospovil in iz izherv'yu Armyinform, perishable intercessor of the Viconavchy Director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golovna-uvf-e1682345670746.jpg" text:style-name="Internet_20_link" text:visited-style-name="Visited_20_Internet_20_Link">
golovna-uvf-e1682345670746.jpg</text:a>
']</text:p>
      <text:p text:style-name="P4">
Tags: ['STOPRUSSIA', 'АГРЕСІЯ РФ', 'ВЕТЕРАНИ АТО/ООС', 'ВЕТЕРАНИ ВІЙНИ', 'ВІЙНА', 'ВТОРГНЕННЯ РФ']</text:p>
      <text:p text:style-name="P4">
Category: News</text:p>
      <!--METADATA-->
      <text:p text:style-name="P4">
<draw:frame draw:style-name="fr1" draw:name="Image12" text:anchor-type="as-char" svg:width="6.9236in" svg:height="5.397331in" draw:z-index="0">
<draw:image xlink:href="../Images/AРМІЯINFORM/2023-04-25T26-00-00-04-00/golovna-uvf-e1682345670746.jpg" xlink:type="simple" xlink:show="embed" xlink:actuate="onLoad" draw:mime-type="image/jpeg"/>
</draw:frame>
She told this in <text:a xlink:type="simple" xlink:href="https://armyinform.com.ua/2023/04/24/na-yaki-zminy-chekaye-veteranskyj-biznes-v-ukrayini/" text:style-name="Internet_20_link" text:visited-style-name="Visited_20_Internet_20_Link">
interview</text:a>
Armyinform First Deputy Executive Director of the Ukrainian Veterans Fund Ruslan Velichko-Trimonyuk.</text:p>
      <ul>
        <li>
veterans do not pay only a single social contribution(ESV). А оскількивизначення «ветеранського бізнесу» не існує, то і пільгових преференцій до нихне застосовують. Хоча для фермерського підприємства і стосовно «Дія Сіті»(Legal and Tax Space for IT companies in Ukraine)There are tax references. However, until the legislation defines the concept of "veteran business" - there is no language about tangible tax preferences, ”she said.</li>
      </ul>
      <text:p text:style-name="P4">
According to the UVF representative, the preferences for veterans business should be perceived as an opportunity to establish normal business processes in the country.</text:p>
      <text:p text:style-name="P4">
News Source: <text:a xlink:type="simple" xlink:href="https://armyinform.com.ua/2023/04/25/yaki-podatkovi-pilgy-u-sferi-veteranskogo-pidpryyemnycztva/" text:style-name="Internet_20_link" text:visited-style-name="Visited_20_Internet_20_Link">
https://armyinform.com.ua/2023/04/25/yaki-podatkovi-pilgy-u-sferi-veteranskogo-pidpryyemnycztva/</text:a>
</text:p>
      <!--NEWS-->
      <text:h text:style-name="P10" text:outline-level="1">
<text:span text:style-name="T4">
Information landfills are spreading a manipulative "news" about responsibility for evasion of mobilization</text:span>
</text:h>
      <text:p text:style-name="P4">
Author: ['АРМІЯINFORM']</text:p>
      <text:p text:style-name="P4">
Time: 2023-04-25T27:00:00-04:00</text:p>
      <text:p text:style-name="P4">
Description: The Center for the Wizin -Format at the RNBO DOIDEMLYA, Schrem Ukrainian Medі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mobilizacziya-v-ukrayini-2.jpg" text:style-name="Internet_20_link" text:visited-style-name="Visited_20_Internet_20_Link">
mobilizacziya-v-ukrayini-2.jpg</text:a>
']</text:p>
      <text:p text:style-name="P4">
Tags: []</text:p>
      <text:p text:style-name="P4">
Category: News</text:p>
      <!--METADATA-->
      <text:p text:style-name="P4">
<draw:frame draw:style-name="fr1" draw:name="Image13" text:anchor-type="as-char" svg:width="6.9236in" svg:height="4.328998in" draw:z-index="0">
<draw:image xlink:href="../Images/AРМІЯINFORM/2023-04-25T27-00-00-04-00/mobilizacziya-v-ukrayini-2.jpg" xlink:type="simple" xlink:show="embed" xlink:actuate="onLoad" draw:mime-type="image/jpeg"/>
</draw:frame>
Collage Armyinform</text:p>
      <text:p text:style-name="P4">
Center for Combating Misinformation in NSDC <text:a xlink:type="simple" xlink:href="https://www.facebook.com/protydiyadezinformatsiyi.cpd/posts/pfbid02zRwN68AWpZUsFwukUy2yT51bissQbYBrGinSDovxZaDwuTjiUYtkZZyMyof4cbELl" text:style-name="Internet_20_link" text:visited-style-name="Visited_20_Internet_20_Link">
reports</text:a>
that individual Ukrainian media and telegram channels have begun to disseminate information during the announcement of general mobilization in Ukraine, emphasizing the attention of readers of the winding of territorial centers of staffing and social support to search for military persons who did not appear on the call.</text:p>
      <text:p text:style-name="P4">
“We warn!This news is manipulative and spreads solely for raising ratings, ”the NSDC warns.</text:p>
      <text:p text:style-name="P4">
The Center notes that general mobilization in Ukraine was <text:a xlink:type="simple" xlink:href="https://armyinform.com.ua/2022/02/25/prezydent-pidpysav-ukaz-pro-zagalnu-mobilizacziyu/" text:style-name="Internet_20_link" text:visited-style-name="Visited_20_Internet_20_Link">
announced</text:a>
The Decree of the President of Ukraine on February 24, 2022. At the same time, mobilization measures are extended every 90 days. The topical decree of the president of Ukraine was extended from 19th 2023 for a period of 90 days.</text:p>
      <text:p text:style-name="P4">
“In addition, the occurrence of liability for evasion of mobilization is also not a notorious and provided for by the criminal legislation of Ukraine, whose last credit is dated in 2021. Only trust the sources of verified information, ” - calls the Center for Combating Misinformation.</text:p>
      <text:p text:style-name="P4">
News Source: <text:a xlink:type="simple" xlink:href="https://armyinform.com.ua/2023/04/25/informaczijni-smitnyky-poshyryut-manipulyatyvnu-novynu-pro-vidpovidalnist-za-uhylennya-vid-mobilizacziyi/" text:style-name="Internet_20_link" text:visited-style-name="Visited_20_Internet_20_Link">
https://armyinform.com.ua/2023/04/25/informaczijni-smitnyky-poshyryut-manipulyatyvnu-novynu-pro-vidpovidalnist-za-uhylennya-vid-mobilizacziyi/</text:a>
</text:p>
      <!--NEWS-->
      <text:h text:style-name="P10" text:outline-level="1">
<text:span text:style-name="T4">
Always brave!Psychological obstacle traffic trains physical skills and moral resilience</text:span>
</text:h>
      <text:p text:style-name="P4">
Author: ['АРМІЯINFORM']</text:p>
      <text:p text:style-name="P4">
Time: 2023-04-25T28:00:00-04:00</text:p>
      <text:p text:style-name="P4">
Description: Not reacting to Vibuhi, we also stroked the same bailrovati Boyovi Zavdannya - the war with Ukraine 2022, the war with Ukraine is the latest news today, the news war with Ukraine 2022 last today, whether there will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smuga-pereshkod-magura-3-150x150.jpg" text:style-name="Internet_20_link" text:visited-style-name="Visited_20_Internet_20_Link">
smuga-pereshkod-magura-3-150x150.jpg</text:a>
', '<text:a xlink:type="simple" xlink:href="https://armyinform.com.ua/wp-content/uploads/2023/04/smuga-pereshkod-magura-11-150x150.jpg" text:style-name="Internet_20_link" text:visited-style-name="Visited_20_Internet_20_Link">
smuga-pereshkod-magura-11-150x150.jpg</text:a>
', '<text:a xlink:type="simple" xlink:href="https://armyinform.com.ua/wp-content/uploads/2023/04/smuga-pereshkod-magura-10-150x150.jpg" text:style-name="Internet_20_link" text:visited-style-name="Visited_20_Internet_20_Link">
smuga-pereshkod-magura-10-150x150.jpg</text:a>
', '<text:a xlink:type="simple" xlink:href="https://armyinform.com.ua/wp-content/uploads/2023/04/smuga-pereshkod-magura-9-150x150.jpg" text:style-name="Internet_20_link" text:visited-style-name="Visited_20_Internet_20_Link">
smuga-pereshkod-magura-9-150x150.jpg</text:a>
', '<text:a xlink:type="simple" xlink:href="https://armyinform.com.ua/wp-content/uploads/2023/04/smuga-pereshkod-magura-8-150x150.jpg" text:style-name="Internet_20_link" text:visited-style-name="Visited_20_Internet_20_Link">
smuga-pereshkod-magura-8-150x150.jpg</text:a>
', '<text:a xlink:type="simple" xlink:href="https://armyinform.com.ua/wp-content/uploads/2023/04/smuga-pereshkod-magura-7-150x150.jpg" text:style-name="Internet_20_link" text:visited-style-name="Visited_20_Internet_20_Link">
smuga-pereshkod-magura-7-150x150.jpg</text:a>
', '<text:a xlink:type="simple" xlink:href="https://armyinform.com.ua/wp-content/uploads/2023/04/smuga-pereshkod-magura-6-150x150.jpg" text:style-name="Internet_20_link" text:visited-style-name="Visited_20_Internet_20_Link">
smuga-pereshkod-magura-6-150x150.jpg</text:a>
', '<text:a xlink:type="simple" xlink:href="https://armyinform.com.ua/wp-content/uploads/2023/04/smuga-pereshkod-magura-5-150x150.jpg" text:style-name="Internet_20_link" text:visited-style-name="Visited_20_Internet_20_Link">
smuga-pereshkod-magura-5-150x150.jpg</text:a>
', '<text:a xlink:type="simple" xlink:href="https://armyinform.com.ua/wp-content/uploads/2023/04/smuga-pereshkod-magura-4-150x150.jpg" text:style-name="Internet_20_link" text:visited-style-name="Visited_20_Internet_20_Link">
smuga-pereshkod-magura-4-150x150.jpg</text:a>
', '<text:a xlink:type="simple" xlink:href="https://armyinform.com.ua/wp-content/uploads/2023/04/smuga-pereshkod-magura-2-150x150.jpg" text:style-name="Internet_20_link" text:visited-style-name="Visited_20_Internet_20_Link">
smuga-pereshkod-magura-2-150x150.jpg</text:a>
', '<text:a xlink:type="simple" xlink:href="https://armyinform.com.ua/wp-content/uploads/2023/04/smuga-pereshkod-magura-1-150x150.jpg" text:style-name="Internet_20_link" text:visited-style-name="Visited_20_Internet_20_Link">
smuga-pereshkod-magura-1-150x150.jpg</text:a>
']</text:p>
      <text:p text:style-name="P4">
Tags: ['47 БРИГАДА', 'СМУГА ПЕРЕШКОД']</text:p>
      <text:p text:style-name="P4">
Category: News</text:p>
      <!--METADATA-->
      <text:p text:style-name="P4">
<text:a xlink:type="simple" xlink:href="https://armyinform.com.ua/wp-content/uploads/2023/04/smuga-pereshkod-magura-3.jpg" text:style-name="Internet_20_link" text:visited-style-name="Visited_20_Internet_20_Link">
<draw:frame draw:style-name="fr1" draw:name="Image14" text:anchor-type="as-char" svg:width="6.9236in" svg:height="6.9236in" draw:z-index="0">
<draw:image xlink:href="../Images/AРМІЯINFORM/2023-04-25T28-00-00-04-00/smuga-pereshkod-magura-3-150x150.jpg" xlink:type="simple" xlink:show="embed" xlink:actuate="onLoad" draw:mime-type="image/jpeg"/>
</draw:frame>
</text:a>
</text:p>
      <text:p text:style-name="P4">
<text:a xlink:type="simple" xlink:href="https://armyinform.com.ua/wp-content/uploads/2023/04/smuga-pereshkod-magura-11.jpg" text:style-name="Internet_20_link" text:visited-style-name="Visited_20_Internet_20_Link">
<draw:frame draw:style-name="fr1" draw:name="Image15" text:anchor-type="as-char" svg:width="6.9236in" svg:height="6.9236in" draw:z-index="0">
<draw:image xlink:href="../Images/AРМІЯINFORM/2023-04-25T28-00-00-04-00/smuga-pereshkod-magura-11-150x150.jpg" xlink:type="simple" xlink:show="embed" xlink:actuate="onLoad" draw:mime-type="image/jpeg"/>
</draw:frame>
</text:a>
Do not respond to explosions, shots and coordinated combat missions - all about the psychological obstacle.</text:p>
      <text:p text:style-name="P4">
The press service of a separate mechanized brigade, known as "Magur", <text:a xlink:type="simple" xlink:href="https://www.facebook.com/47brigade/posts/pfbid02dxPQ35Y7tfudszyrqi4KAUPHZpyX5tgwestZ4jXjBrbX3Wy45dKjcTmzaCKnYddkl" text:style-name="Internet_20_link" text:visited-style-name="Visited_20_Internet_20_Link">
shared</text:a>
Photos where military personnel train not only physical skills, but immoral stability, confirming their motto: "Semper Audentes!"(Always careful).</text:p>
      <text:p text:style-name="P4">
<text:a xlink:type="simple" xlink:href="https://armyinform.com.ua/wp-content/uploads/2023/04/smuga-pereshkod-magura-10.jpg" text:style-name="Internet_20_link" text:visited-style-name="Visited_20_Internet_20_Link">
<draw:frame draw:style-name="fr1" draw:name="Image16" text:anchor-type="as-char" svg:width="6.9236in" svg:height="6.9236in" draw:z-index="0">
<draw:image xlink:href="../Images/AРМІЯINFORM/2023-04-25T28-00-00-04-00/smuga-pereshkod-magura-10-150x150.jpg" xlink:type="simple" xlink:show="embed" xlink:actuate="onLoad" draw:mime-type="image/jpeg"/>
</draw:frame>
</text:a>
</text:p>
      <text:p text:style-name="P4">
<text:a xlink:type="simple" xlink:href="https://armyinform.com.ua/wp-content/uploads/2023/04/smuga-pereshkod-magura-9.jpg" text:style-name="Internet_20_link" text:visited-style-name="Visited_20_Internet_20_Link">
<draw:frame draw:style-name="fr1" draw:name="Image17" text:anchor-type="as-char" svg:width="6.9236in" svg:height="6.9236in" draw:z-index="0">
<draw:image xlink:href="../Images/AРМІЯINFORM/2023-04-25T28-00-00-04-00/smuga-pereshkod-magura-9-150x150.jpg" xlink:type="simple" xlink:show="embed" xlink:actuate="onLoad" draw:mime-type="image/jpeg"/>
</draw:frame>
</text:a>
</text:p>
      <text:p text:style-name="P4">
<text:a xlink:type="simple" xlink:href="https://armyinform.com.ua/wp-content/uploads/2023/04/smuga-pereshkod-magura-8.jpg" text:style-name="Internet_20_link" text:visited-style-name="Visited_20_Internet_20_Link">
<draw:frame draw:style-name="fr1" draw:name="Image18" text:anchor-type="as-char" svg:width="6.9236in" svg:height="6.9236in" draw:z-index="0">
<draw:image xlink:href="../Images/AРМІЯINFORM/2023-04-25T28-00-00-04-00/smuga-pereshkod-magura-8-150x150.jpg" xlink:type="simple" xlink:show="embed" xlink:actuate="onLoad" draw:mime-type="image/jpeg"/>
</draw:frame>
</text:a>
</text:p>
      <text:p text:style-name="P4">
<text:a xlink:type="simple" xlink:href="https://armyinform.com.ua/wp-content/uploads/2023/04/smuga-pereshkod-magura-7.jpg" text:style-name="Internet_20_link" text:visited-style-name="Visited_20_Internet_20_Link">
<draw:frame draw:style-name="fr1" draw:name="Image19" text:anchor-type="as-char" svg:width="6.9236in" svg:height="6.9236in" draw:z-index="0">
<draw:image xlink:href="../Images/AРМІЯINFORM/2023-04-25T28-00-00-04-00/smuga-pereshkod-magura-7-150x150.jpg" xlink:type="simple" xlink:show="embed" xlink:actuate="onLoad" draw:mime-type="image/jpeg"/>
</draw:frame>
</text:a>
</text:p>
      <text:p text:style-name="P4">
<text:a xlink:type="simple" xlink:href="https://armyinform.com.ua/wp-content/uploads/2023/04/smuga-pereshkod-magura-6.jpg" text:style-name="Internet_20_link" text:visited-style-name="Visited_20_Internet_20_Link">
<draw:frame draw:style-name="fr1" draw:name="Image20" text:anchor-type="as-char" svg:width="6.9236in" svg:height="6.9236in" draw:z-index="0">
<draw:image xlink:href="../Images/AРМІЯINFORM/2023-04-25T28-00-00-04-00/smuga-pereshkod-magura-6-150x150.jpg" xlink:type="simple" xlink:show="embed" xlink:actuate="onLoad" draw:mime-type="image/jpeg"/>
</draw:frame>
</text:a>
</text:p>
      <text:p text:style-name="P4">
<text:a xlink:type="simple" xlink:href="https://armyinform.com.ua/wp-content/uploads/2023/04/smuga-pereshkod-magura-5.jpg" text:style-name="Internet_20_link" text:visited-style-name="Visited_20_Internet_20_Link">
<draw:frame draw:style-name="fr1" draw:name="Image21" text:anchor-type="as-char" svg:width="6.9236in" svg:height="6.9236in" draw:z-index="0">
<draw:image xlink:href="../Images/AРМІЯINFORM/2023-04-25T28-00-00-04-00/smuga-pereshkod-magura-5-150x150.jpg" xlink:type="simple" xlink:show="embed" xlink:actuate="onLoad" draw:mime-type="image/jpeg"/>
</draw:frame>
</text:a>
</text:p>
      <text:p text:style-name="P4">
<text:a xlink:type="simple" xlink:href="https://armyinform.com.ua/wp-content/uploads/2023/04/smuga-pereshkod-magura-4.jpg" text:style-name="Internet_20_link" text:visited-style-name="Visited_20_Internet_20_Link">
<draw:frame draw:style-name="fr1" draw:name="Image22" text:anchor-type="as-char" svg:width="6.9236in" svg:height="6.9236in" draw:z-index="0">
<draw:image xlink:href="../Images/AРМІЯINFORM/2023-04-25T28-00-00-04-00/smuga-pereshkod-magura-4-150x150.jpg" xlink:type="simple" xlink:show="embed" xlink:actuate="onLoad" draw:mime-type="image/jpeg"/>
</draw:frame>
</text:a>
</text:p>
      <text:p text:style-name="P4">
<text:a xlink:type="simple" xlink:href="https://armyinform.com.ua/wp-content/uploads/2023/04/smuga-pereshkod-magura-2.jpg" text:style-name="Internet_20_link" text:visited-style-name="Visited_20_Internet_20_Link">
<draw:frame draw:style-name="fr1" draw:name="Image23" text:anchor-type="as-char" svg:width="6.9236in" svg:height="6.9236in" draw:z-index="0">
<draw:image xlink:href="../Images/AРМІЯINFORM/2023-04-25T28-00-00-04-00/smuga-pereshkod-magura-2-150x150.jpg" xlink:type="simple" xlink:show="embed" xlink:actuate="onLoad" draw:mime-type="image/jpeg"/>
</draw:frame>
</text:a>
</text:p>
      <text:p text:style-name="P4">
<text:a xlink:type="simple" xlink:href="https://armyinform.com.ua/wp-content/uploads/2023/04/smuga-pereshkod-magura-1.jpg" text:style-name="Internet_20_link" text:visited-style-name="Visited_20_Internet_20_Link">
<draw:frame draw:style-name="fr1" draw:name="Image24" text:anchor-type="as-char" svg:width="6.9236in" svg:height="6.9236in" draw:z-index="0">
<draw:image xlink:href="../Images/AРМІЯINFORM/2023-04-25T28-00-00-04-00/smuga-pereshkod-magura-1-150x150.jpg" xlink:type="simple" xlink:show="embed" xlink:actuate="onLoad" draw:mime-type="image/jpeg"/>
</draw:frame>
</text:a>
</text:p>
      <text:p text:style-name="P4">
News Source: <text:a xlink:type="simple" xlink:href="https://armyinform.com.ua/2023/04/25/zavzhdy-vidvazhni-psyhologichna-smuga-pereshkod/" text:style-name="Internet_20_link" text:visited-style-name="Visited_20_Internet_20_Link">
https://armyinform.com.ua/2023/04/25/zavzhdy-vidvazhni-psyhologichna-smuga-pereshkod/</text:a>
</text:p>
      <!--NEWS-->
      <text:h text:style-name="P10" text:outline-level="1">
<text:span text:style-name="T4">
Without pity and fear: military weekdays</text:span>
</text:h>
      <text:p text:style-name="P4">
Author: ['АРМІЯINFORM']</text:p>
      <text:p text:style-name="P4">
Time: 2023-04-25T29:00:00-04:00</text:p>
      <text:p text:style-name="P4">
Description: Smrem Girsko-Shturmova Transcarpatska Brigade is one of the PIDROZDILIV, Actively Bere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342857844_246597471234104_4529013987861770201_n.jpg" text:style-name="Internet_20_link" text:visited-style-name="Visited_20_Internet_20_Link">
342857844_246597471234104_4529013987861770201_n.jpg</text:a>
', '<text:a xlink:type="simple" xlink:href="https://armyinform.com.ua/wp-content/uploads/2023/04/342973893_952908269393310_7623306764087003414_n-150x150.jpg" text:style-name="Internet_20_link" text:visited-style-name="Visited_20_Internet_20_Link">
342973893_952908269393310_7623306764087003414_n-150x150.jpg</text:a>
', '<text:a xlink:type="simple" xlink:href="https://armyinform.com.ua/wp-content/uploads/2023/04/342904912_612019327470511_7252552180811401635_n-150x150.jpg" text:style-name="Internet_20_link" text:visited-style-name="Visited_20_Internet_20_Link">
342904912_612019327470511_7252552180811401635_n-150x150.jpg</text:a>
', '<text:a xlink:type="simple" xlink:href="https://armyinform.com.ua/wp-content/uploads/2023/04/342975321_626014838972901_2023991142717906180_n-150x150.jpg" text:style-name="Internet_20_link" text:visited-style-name="Visited_20_Internet_20_Link">
342975321_626014838972901_2023991142717906180_n-150x150.jpg</text:a>
', '<text:a xlink:type="simple" xlink:href="https://armyinform.com.ua/wp-content/uploads/2023/04/342990998_909439330340810_1054993144835168192_n-150x150.jpg" text:style-name="Internet_20_link" text:visited-style-name="Visited_20_Internet_20_Link">
342990998_909439330340810_1054993144835168192_n-150x150.jpg</text:a>
', '<text:a xlink:type="simple" xlink:href="https://armyinform.com.ua/wp-content/uploads/2023/04/342984310_765603031757985_7076568178669484830_n-150x150.jpg" text:style-name="Internet_20_link" text:visited-style-name="Visited_20_Internet_20_Link">
342984310_765603031757985_7076568178669484830_n-150x150.jpg</text:a>
', '<text:a xlink:type="simple" xlink:href="https://armyinform.com.ua/wp-content/uploads/2023/04/343004722_3426095974316289_6741618778241046806_n-150x150.jpg" text:style-name="Internet_20_link" text:visited-style-name="Visited_20_Internet_20_Link">
343004722_3426095974316289_6741618778241046806_n-150x150.jpg</text:a>
', '<text:a xlink:type="simple" xlink:href="https://armyinform.com.ua/wp-content/uploads/2023/04/342975721_137282925872243_6372549936381115088_n-150x150.jpg" text:style-name="Internet_20_link" text:visited-style-name="Visited_20_Internet_20_Link">
342975721_137282925872243_6372549936381115088_n-150x150.jpg</text:a>
', '<text:a xlink:type="simple" xlink:href="https://armyinform.com.ua/wp-content/uploads/2023/04/342977223_559619769667451_3393359141998723263_n-150x150.jpg" text:style-name="Internet_20_link" text:visited-style-name="Visited_20_Internet_20_Link">
342977223_559619769667451_3393359141998723263_n-150x150.jpg</text:a>
']</text:p>
      <text:p text:style-name="P4">
Tags: ['STOPRUSSIA', 'АГРЕСІЯ РФ', 'ВІЙНА', 'ВТОРГНЕННЯ РФ']</text:p>
      <text:p text:style-name="P4">
Category: News</text:p>
      <!--METADATA-->
      <text:p text:style-name="P4">
<draw:frame draw:style-name="fr1" draw:name="Image25" text:anchor-type="as-char" svg:width="6.9236in" svg:height="4.615733in" draw:z-index="0">
<draw:image xlink:href="../Images/AРМІЯINFORM/2023-04-25T29-00-00-04-00/342857844_246597471234104_4529013987861770201_n.jpg" xlink:type="simple" xlink:show="embed" xlink:actuate="onLoad" draw:mime-type="image/jpeg"/>
</draw:frame>
Separate mountain and assault Brigade is one of the units that actively participates in hostilities in eastern Ukraine. The fighters of this unit of the day collide with the enemy on the front line, protecting their native land.</text:p>
      <text:p text:style-name="P4">
War is always scary, and this is confirmed by every soldier who was on the front. Every day, it offers new trials and dangers that become a noorma for soldiers who protect the country. And this is the case when the custom "routine" loses its usual meaning.</text:p>
      <text:p text:style-name="P4">
<text:a xlink:type="simple" xlink:href="https://armyinform.com.ua/wp-content/uploads/2023/04/342973893_952908269393310_7623306764087003414_n.jpg" text:style-name="Internet_20_link" text:visited-style-name="Visited_20_Internet_20_Link">
!(Images/AРМІЯINFORM/2023-04-25T29-00-00-04-00/342973893_952908269393310_7623306764087003414_n-150x150.jpg)</text:a>
</text:p>
      <text:p text:style-name="P4">
<text:a xlink:type="simple" xlink:href="https://armyinform.com.ua/wp-content/uploads/2023/04/342904912_612019327470511_7252552180811401635_n.jpg" text:style-name="Internet_20_link" text:visited-style-name="Visited_20_Internet_20_Link">
<draw:frame draw:style-name="fr1" draw:name="Image26" text:anchor-type="as-char" svg:width="6.9236in" svg:height="6.9236in" draw:z-index="0">
<draw:image xlink:href="../Images/AРМІЯINFORM/2023-04-25T29-00-00-04-00/342904912_612019327470511_7252552180811401635_n-150x150.jpg" xlink:type="simple" xlink:show="embed" xlink:actuate="onLoad" draw:mime-type="image/jpeg"/>
</draw:frame>
</text:a>
</text:p>
      <text:p text:style-name="P4">
<text:a xlink:type="simple" xlink:href="https://armyinform.com.ua/wp-content/uploads/2023/04/342975321_626014838972901_2023991142717906180_n.jpg" text:style-name="Internet_20_link" text:visited-style-name="Visited_20_Internet_20_Link">
<draw:frame draw:style-name="fr1" draw:name="Image27" text:anchor-type="as-char" svg:width="6.9236in" svg:height="6.9236in" draw:z-index="0">
<draw:image xlink:href="../Images/AРМІЯINFORM/2023-04-25T29-00-00-04-00/342975321_626014838972901_2023991142717906180_n-150x150.jpg" xlink:type="simple" xlink:show="embed" xlink:actuate="onLoad" draw:mime-type="image/jpeg"/>
</draw:frame>
</text:a>
</text:p>
      <text:p text:style-name="P4">
<text:a xlink:type="simple" xlink:href="https://armyinform.com.ua/wp-content/uploads/2023/04/342990998_909439330340810_1054993144835168192_n.jpg" text:style-name="Internet_20_link" text:visited-style-name="Visited_20_Internet_20_Link">
<draw:frame draw:style-name="fr1" draw:name="Image28" text:anchor-type="as-char" svg:width="6.9236in" svg:height="6.9236in" draw:z-index="0">
<draw:image xlink:href="../Images/AРМІЯINFORM/2023-04-25T29-00-00-04-00/342990998_909439330340810_1054993144835168192_n-150x150.jpg" xlink:type="simple" xlink:show="embed" xlink:actuate="onLoad" draw:mime-type="image/jpeg"/>
</draw:frame>
</text:a>
</text:p>
      <text:p text:style-name="P4">
<text:a xlink:type="simple" xlink:href="https://armyinform.com.ua/wp-content/uploads/2023/04/342984310_765603031757985_7076568178669484830_n.jpg" text:style-name="Internet_20_link" text:visited-style-name="Visited_20_Internet_20_Link">
<draw:frame draw:style-name="fr1" draw:name="Image29" text:anchor-type="as-char" svg:width="6.9236in" svg:height="6.9236in" draw:z-index="0">
<draw:image xlink:href="../Images/AРМІЯINFORM/2023-04-25T29-00-00-04-00/342984310_765603031757985_7076568178669484830_n-150x150.jpg" xlink:type="simple" xlink:show="embed" xlink:actuate="onLoad" draw:mime-type="image/jpeg"/>
</draw:frame>
</text:a>
</text:p>
      <text:p text:style-name="P4">
<text:a xlink:type="simple" xlink:href="https://armyinform.com.ua/wp-content/uploads/2023/04/343004722_3426095974316289_6741618778241046806_n.jpg" text:style-name="Internet_20_link" text:visited-style-name="Visited_20_Internet_20_Link">
<draw:frame draw:style-name="fr1" draw:name="Image30" text:anchor-type="as-char" svg:width="6.9236in" svg:height="6.9236in" draw:z-index="0">
<draw:image xlink:href="../Images/AРМІЯINFORM/2023-04-25T29-00-00-04-00/343004722_3426095974316289_6741618778241046806_n-150x150.jpg" xlink:type="simple" xlink:show="embed" xlink:actuate="onLoad" draw:mime-type="image/jpeg"/>
</draw:frame>
</text:a>
</text:p>
      <text:p text:style-name="P4">
<text:a xlink:type="simple" xlink:href="https://armyinform.com.ua/wp-content/uploads/2023/04/342975721_137282925872243_6372549936381115088_n.jpg" text:style-name="Internet_20_link" text:visited-style-name="Visited_20_Internet_20_Link">
<draw:frame draw:style-name="fr1" draw:name="Image31" text:anchor-type="as-char" svg:width="6.9236in" svg:height="6.9236in" draw:z-index="0">
<draw:image xlink:href="../Images/AРМІЯINFORM/2023-04-25T29-00-00-04-00/342975721_137282925872243_6372549936381115088_n-150x150.jpg" xlink:type="simple" xlink:show="embed" xlink:actuate="onLoad" draw:mime-type="image/jpeg"/>
</draw:frame>
</text:a>
</text:p>
      <text:p text:style-name="P4">
<text:a xlink:type="simple" xlink:href="https://armyinform.com.ua/wp-content/uploads/2023/04/342977223_559619769667451_3393359141998723263_n.jpg" text:style-name="Internet_20_link" text:visited-style-name="Visited_20_Internet_20_Link">
<draw:frame draw:style-name="fr1" draw:name="Image32" text:anchor-type="as-char" svg:width="6.9236in" svg:height="6.9236in" draw:z-index="0">
<draw:image xlink:href="../Images/AРМІЯINFORM/2023-04-25T29-00-00-04-00/342977223_559619769667451_3393359141998723263_n-150x150.jpg" xlink:type="simple" xlink:show="embed" xlink:actuate="onLoad" draw:mime-type="image/jpeg"/>
</draw:frame>
</text:a>
</text:p>
      <text:p text:style-name="P4">
Due to the destroyed shelling, settlements have to move in heavy talks, counting on their strengths and skills. Only the remains of destroyed buildings and infrastructure have remained in the territory that previously had people who have been humbled by humans. Damaged civilian cars and dead pets are just little things compared to the terrible consequences of the war.</text:p>
      <text:p text:style-name="P4">
<text:span text:style-name="T4">
 Source: </text:span>
 <text:span text:style-name="T5">
Or.(https://www.facebook.com/brigade128/posts/pfbid0D1npsmDa924hRmL92wkaZMjZAcGDCdrUk6whEd4qeTSsnQ4ByoGSgv4egAYzb1F6l)Transcarpathian brigade</text:span>
</text:p>
      <text:p text:style-name="P4">
News Source: <text:a xlink:type="simple" xlink:href="https://armyinform.com.ua/2023/04/25/bez-zhalyu-ta-strahu-voyenni-budni-bijcziv-okremoyi-girsko-shturmovoyi-brygady/" text:style-name="Internet_20_link" text:visited-style-name="Visited_20_Internet_20_Link">
https://armyinform.com.ua/2023/04/25/bez-zhalyu-ta-strahu-voyenni-budni-bijcziv-okremoyi-girsko-shturmovoyi-brygady/</text:a>
</text:p>
      <!--NEWS-->
      <text:h text:style-name="P10" text:outline-level="1">
<text:span text:style-name="T4">
"Saber": a new remote-rooted fire complex</text:span>
</text:h>
      <text:p text:style-name="P4">
Author: ['АРМІЯINFORM']</text:p>
      <text:p text:style-name="P4">
Time: 2023-04-25T30:00:00-04:00</text:p>
      <text:p text:style-name="P4">
Description: The “Rosoma” of Z'yasil “The Nut”-Ukrainian Automation of Distance-Kegs ... War with Ukraine 2022, War with Ukraine Latest news today, News War with Ukraine 2022 Last today, will there be a war between Ukraine and Russia and when, when, when, when, when, when, when The war with Ukraine in 2022 will be or not, will there be a war with Ukraine in the near future, the war with Ukraine, Ukraine’s news today, Ukrainian news in Ukrainian media in Russian</text:p>
      <text:p text:style-name="P4">
Images: []</text:p>
      <text:p text:style-name="P4">
Tags: ['STOPRUSSIA', 'АГРЕСІЯ РФ', 'ВІЙНА', 'ВТОРГНЕННЯ РФ']</text:p>
      <text:p text:style-name="P4">
Category: News</text:p>
      <!--METADATA-->
      <text:p text:style-name="P4">
The Saber appeared in Wolsomes-a Ukrainian automated remote-rooted fire complex designed for a stationary installation of nanterhore objects or special transport.</text:p>
      <text:p text:style-name="P4">
The guys called the new assistant Wall!</text:p>
      <text:p text:style-name="P4">
The coordination of fire is carried out by means of a control panel, which allow the battle at a distance while maintaining the life of the operator.</text:p>
      <text:p text:style-name="P4">
Source: Land Forces of the Armed Forces of Ukraine</text:p>
      <text:p text:style-name="P4">
News Source: <text:a xlink:type="simple" xlink:href="https://armyinform.com.ua/2023/04/25/shablya-novyj-dystanczijno-kerovanyj-vognevyj-kompleks/" text:style-name="Internet_20_link" text:visited-style-name="Visited_20_Internet_20_Link">
https://armyinform.com.ua/2023/04/25/shablya-novyj-dystanczijno-kerovanyj-vognevyj-kompleks/</text:a>
</text:p>
      <!--NEWS-->
      <text:h text:style-name="P10" text:outline-level="1">
<text:span text:style-name="T4">
Russian terrorist Prigogine tries to earn the loyalty of Russians - CPD</text:span>
</text:h>
      <text:p text:style-name="P4">
Author: ['АРМІЯINFORM']</text:p>
      <text:p text:style-name="P4">
Time: 2023-04-25T31:00:00-04:00</text:p>
      <text:p text:style-name="P4">
Description: Basics of the Grace, Shogodnі, Vyat Rosiyski Zmi, - Curvature of the Kerivnik’s words “Grury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prygozhyn-teroryst.jpg" text:style-name="Internet_20_link" text:visited-style-name="Visited_20_Internet_20_Link">
prygozhyn-teroryst.jpg</text:a>
']</text:p>
      <text:p text:style-name="P4">
Tags: ['ПВК ВАГНЕРА', 'РОСІЙСЬКА ПРОПАГАНДА', 'ЦПД РНБО']</text:p>
      <text:p text:style-name="P4">
Category: News</text:p>
      <!--METADATA-->
      <text:p text:style-name="P4">
<draw:frame draw:style-name="fr1" draw:name="Image33" text:anchor-type="as-char" svg:width="6.9236in" svg:height="6.9236in" draw:z-index="0">
<draw:image xlink:href="../Images/AРМІЯINFORM/2023-04-25T31-00-00-04-00/prygozhyn-teroryst.jpg" xlink:type="simple" xlink:show="embed" xlink:actuate="onLoad" draw:mime-type="image/jpeg"/>
</draw:frame>
The main narrative that Russian media promoted today is the words of the leader of the Wagner group that the children of the Russian "elite" are hiding from war.</text:p>
      <text:p text:style-name="P4">
As <text:a xlink:type="simple" xlink:href="https://www.facebook.com/protydiyadezinformatsiyi.cpd/posts/pfbid02zRwN68AWpZUsFwukUy2yT51bissQbYBrGinSDovxZaDwuTjiUYtkZZyMyof4cbELl" text:style-name="Internet_20_link" text:visited-style-name="Visited_20_Internet_20_Link">
reports</text:a>
The Center for Combating Misinformation in the NSDC of Ukraine, radical statements by advertisement are often broadcast by propaganda channels of the Russian Federation.</text:p>
      <text:p text:style-name="P4">
"The recent words of the terrorist that the Wagnerians will no longer take the people, supported many Russians, which makes Prigoine rating growing," the CPD covers.</text:p>
      <text:p text:style-name="P4">
The founder of Wagner PEC with such statements retransures the locations who are connected with him, as well as discredit his internal runoff, who are only talking about the war and are in comfort.</text:p>
      <text:p text:style-name="P4">
“In this way, Terrorist Prigogine shows his proximity to the Russians inhabits their loyalty, which in the future can develop the replenishment of ranks of the" Wagnerians. " Also, sharp statements of the Putin Chef testify to the split among the Kremlin elite, which will only increase by the consideration of the presidential elections in the Russian Federation, ”the Central Protidium Central Pedidium said.</text:p>
      <text:p text:style-name="P4">
News Source: <text:a xlink:type="simple" xlink:href="https://armyinform.com.ua/2023/04/25/rosijskyj-teroryst-prygozhyn-namagayetsya-zasluzhyty-loyalnist-rosiyan-czpd/" text:style-name="Internet_20_link" text:visited-style-name="Visited_20_Internet_20_Link">
https://armyinform.com.ua/2023/04/25/rosijskyj-teroryst-prygozhyn-namagayetsya-zasluzhyty-loyalnist-rosiyan-czpd/</text:a>
</text:p>
      <!--NEWS-->
      <text:h text:style-name="P10" text:outline-level="1">
<text:span text:style-name="T4">
Frames of work "Bakhmut's Ghosts" - SCO snipers</text:span>
</text:h>
      <text:p text:style-name="P4">
Author: ['АРМІЯINFORM']</text:p>
      <text:p text:style-name="P4">
Time: 2023-04-25T32:00:00-04:00</text:p>
      <text:p text:style-name="P4">
Description: Commandment of the forces of the special operations of the ZS Ukrainian was published by Video with Roboti’s personnel ... War with Ukraine 2022, the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p>
      <text:p text:style-name="P4">
Tags: ['БАХМУТСЬКИЙ НАПРЯМОК', 'ВІДЕО', 'СНАЙПЕРИ', 'ССО ЗСУ']</text:p>
      <text:p text:style-name="P4">
Category: News</text:p>
      <!--METADATA-->
      <text:p text:style-name="P4">
The Command of Special Operations forces of the Armed Forces of Ukraine published a video with personnel of Bakhmut ghosts.</text:p>
      <text:p text:style-name="P4">
"Another productive night is a minus 4 occupiers, if one to a single one went closer, there would be so many ammunition," - said a sniper of symbolic operations with a call sign "rapier".</text:p>
      <text:p text:style-name="P4">
News Source: <text:a xlink:type="simple" xlink:href="https://armyinform.com.ua/2023/04/25/kadry-roboty-pryvydiv-bahmutu-snajperiv-sso/" text:style-name="Internet_20_link" text:visited-style-name="Visited_20_Internet_20_Link">
https://armyinform.com.ua/2023/04/25/kadry-roboty-pryvydiv-bahmutu-snajperiv-sso/</text:a>
</text:p>
      <!--NEWS-->
      <text:h text:style-name="P10" text:outline-level="1">
<text:span text:style-name="T4">
In the liberated territories, government banks continue to restore work</text:span>
</text:h>
      <text:p text:style-name="P4">
Author: ['АРМІЯINFORM']</text:p>
      <text:p text:style-name="P4">
Time: 2023-04-25T33:00:00-04:00</text:p>
      <text:p text:style-name="P4">
Description: About the CENREMELA Minreintegrait. Minoi Tizhnya ATM Termi ... War with Ukraine 2022, War with Ukraine Latest News Today, News War with Ukraine 2022 Last for today, will there be a war between Ukraine and Russia and when, there will be a war with Ukraine in 2022 or not, it will be or not, it will be or not, it will be or not. whether the war with Ukraine in the near future says, the war with Ukraine, Ukrainian news today, Ukrainian news in Ukrainian media in Russian</text:p>
      <text:p text:style-name="P4">
Images: ['<text:a xlink:type="simple" xlink:href="https://armyinform.com.ua/wp-content/uploads/2023/01/bankomat.jpg" text:style-name="Internet_20_link" text:visited-style-name="Visited_20_Internet_20_Link">
bankomat.jpg</text:a>
']</text:p>
      <text:p text:style-name="P4">
Tags: ['STOPRUSSIA', 'АГРЕСІЯ РФ', 'ВІЙНА', 'ВТОРГНЕННЯ РФ', 'МІНРЕІНТЕГРАЦІЇ']</text:p>
      <text:p text:style-name="P4">
Category: News</text:p>
      <!--METADATA-->
      <text:p text:style-name="P4">
<draw:frame draw:style-name="fr1" draw:name="Image34" text:anchor-type="as-char" svg:width="6.9236in" svg:height="5.191078in" draw:z-index="0">
<draw:image xlink:href="../Images/AРМІЯINFORM/2023-04-25T33-00-00-04-00/bankomat.jpg" xlink:type="simple" xlink:show="embed" xlink:actuate="onLoad" draw:mime-type="image/jpeg"/>
</draw:frame>
About it <text:a xlink:type="simple" xlink:href="https://minre.gov.ua/2023/04/24/na-zvilnenyh-terytoriyah-prodovzhuyut-vidnovlyuvaty-robotu-derzhavni-banky/" text:style-name="Internet_20_link" text:visited-style-name="Visited_20_Internet_20_Link">
reports</text:a>
Ministry of Reintegration.</text:p>
      <text:p text:style-name="P4">
Last week, ATMs and self -service terminals of the Savings Bank were launched by the town of Velika Alexandrovka and the high -pearl of the Beryslav district of the Kherson region.</text:p>
      <text:p text:style-name="P4">
It is actually minivancy. Inhabitants can use almost all banking services: withdraw cash, pay for utilities and more.</text:p>
      <text:p text:style-name="P4">
Also, more than 60 offices are already working in Kharkiv region.</text:p>
      <text:p text:style-name="P4">
News Source: <text:a xlink:type="simple" xlink:href="https://armyinform.com.ua/2023/04/25/na-zvilnenyh-terytoriyah-prodovzhuyut-vidnovlyuvaty-robotu-derzhavni-banky/" text:style-name="Internet_20_link" text:visited-style-name="Visited_20_Internet_20_Link">
https://armyinform.com.ua/2023/04/25/na-zvilnenyh-terytoriyah-prodovzhuyut-vidnovlyuvaty-robotu-derzhavni-banky/</text:a>
</text:p>
      <!--NEWS-->
      <text:h text:style-name="P10" text:outline-level="1">
<text:span text:style-name="T4">
Ukrainian aviation has struck the enemy anti-aircraft missile complexes and its concentration areas</text:span>
</text:h>
      <text:p text:style-name="P4">
Author: ['АРМІЯINFORM']</text:p>
      <text:p text:style-name="P4">
Time: 2023-04-25T34:00:00-04:00</text:p>
      <text:p text:style-name="P4">
Description: About the General Headquarters of the Zbroyshany forces of Ukraine. “Avіaatsіya defense forces ... War with Ukraine 2022, the war with Ukraine is the latest news today, the news war with Ukraine 2022 last today, will there be a war between Ukraine and Russia and when, the war with Ukraine in 2022 will be or not, will there be whether there will be, will there be The war with Ukraine in the near future says, the war with Ukraine, Ukrainian news today, Ukrainian news in Ukrainian media in Russian</text:p>
      <text:p text:style-name="P4">
Images: ['<text:a xlink:type="simple" xlink:href="https://armyinform.com.ua/wp-content/uploads/2023/02/ukrayinska-aviacziya.jpg" text:style-name="Internet_20_link" text:visited-style-name="Visited_20_Internet_20_Link">
ukrayinska-aviacziya.jpg</text:a>
']</text:p>
      <text:p text:style-name="P4">
Tags: ['STOPRUSSIA', 'АГРЕСІЯ РФ', 'ВТОРГНЕННЯ РФ', 'ВТРАТИ ВОРОГА', 'ГШ ЗСУ', 'ОПЕРАТИВНА ІНФОРМАЦІЯ', 'РАНКОВЕ ЗВЕДЕННЯ']</text:p>
      <text:p text:style-name="P4">
Category: News</text:p>
      <!--METADATA-->
      <text:p text:style-name="P4">
<draw:frame draw:style-name="fr1" draw:name="Image35" text:anchor-type="as-char" svg:width="6.9236in" svg:height="4.615733in" draw:z-index="0">
<draw:image xlink:href="../Images/AРМІЯINFORM/2023-04-25T34-00-00-04-00/ukrayinska-aviacziya.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KhbVBT2DBisGrWb8gMdBmWyeDPMLA5EsJ4UpyUrwFye6zMtNvLahTEh4YF3n46fKl" text:style-name="Internet_20_link" text:visited-style-name="Visited_20_Internet_20_Link">
reports</text:a>
General Staff of the Armed Forces of Ukraine.</text:p>
      <text:p text:style-name="P4">
“Aviation of defense forces over the past day has struck 9 beats in the areas of concentration of personal staff and military equipment of the occupiers, as well as 3 strokes on anti-aircraft missile complexes. In addition, our defenders knocked down 10 enemy UAVs of various types, ”the message reads.</text:p>
      <text:p text:style-name="P4">
It is also noted that the units of rocket troops and artillery during the past spectacles struck the anti-aircraft missile complex and 2 stations of electronic wrestling.</text:p>
      <text:p text:style-name="P4">
News Source: <text:a xlink:type="simple" xlink:href="https://armyinform.com.ua/2023/04/25/ukrayinska-aviacziya-zavdala-udariv-po-zenitno-raketnyh-kompleksah-voroga/" text:style-name="Internet_20_link" text:visited-style-name="Visited_20_Internet_20_Link">
https://armyinform.com.ua/2023/04/25/ukrayinska-aviacziya-zavdala-udariv-po-zenitno-raketnyh-kompleksah-voroga/</text:a>
</text:p>
      <!--NEWS-->
      <text:h text:style-name="P10" text:outline-level="1">
<text:span text:style-name="T4">
Ministry of Veterans will create a memorial to all defenders of Ukraine - Yulia Laputina</text:span>
</text:h>
      <text:p text:style-name="P4">
Author: ['АРМІЯINFORM']</text:p>
      <text:p text:style-name="P4">
Time: 2023-04-25T35:00:00-04:00</text:p>
      <text:p text:style-name="P4">
Description: About Tslodomil Miniger at the right of veteran, Ukrainian Yulia Laputin in iznerva'yu CNN PID ... War with Ukraine 2022, War with Ukraine Latest News today, News War with Ukraine 2022 Last for today, there will be a war between Ukraine and Russia and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znimok-ekrana-2023-04-24-125604.png" text:style-name="Internet_20_link" text:visited-style-name="Visited_20_Internet_20_Link">
znimok-ekrana-2023-04-24-125604.png</text:a>
']</text:p>
      <text:p text:style-name="P4">
Tags: ['STOPRUSSIA', 'АГРЕСІЯ РФ', 'ВІЙНА', 'ВТОРГНЕННЯ РФ', 'МІНВЕТЕРАНІВ']</text:p>
      <text:p text:style-name="P4">
Category: News</text:p>
      <!--METADATA-->
      <text:p text:style-name="P4">
<draw:frame draw:style-name="fr1" draw:name="Image36" text:anchor-type="as-char" svg:width="6.9236in" svg:height="3.918437in" draw:z-index="0">
<draw:image xlink:href="../Images/AРМІЯINFORM/2023-04-25T35-00-00-04-00/znimok-ekrana-2023-04-24-125604.png" xlink:type="simple" xlink:show="embed" xlink:actuate="onLoad" draw:mime-type="image/png"/>
</draw:frame>
About it <text:a xlink:type="simple" xlink:href="https://mva.gov.ua/ua/news/yuliya-laputina-minveteraniv-stvorit-memorial-usim-zahisnikam-ukrayini" text:style-name="Internet_20_link" text:visited-style-name="Visited_20_Internet_20_Link">
reported</text:a>
Minister of Veterans of Ukraine Yulia Laputina in <text:a xlink:type="simple" xlink:href="https://edition.cnn.com/2023/04/23/politics/ukrainian-veterans-affairs-minister-arlington/index.html" text:style-name="Internet_20_link" text:visited-style-name="Visited_20_Internet_20_Link">
interview CNN</text:a>
during a working visit to the US.</text:p>
      <text:p text:style-name="P4">
She noted that visiting the Arlington National Cemetery of Her very touching experience. "I am amazed by the incredible honor of the memory of respect for the people who defended your country," the minister said.</text:p>
      <text:p text:style-name="P4">
According to her, the Ministry of Veterans plans to take the experience of Arlington as an example of the National Military Memorial Cemetery in Kiev, the construction of which should begin soon.</text:p>
      <text:p text:style-name="P4">
"It will be a memorial not only to our heroes of the Russo-Ukrainian War, but also to all the defenders and defenders of our country, to the participants of Ukraine's struggle for its independence in different historical periods," Yulia Laputina emphasized.</text:p>
      <text:p text:style-name="P4">
<text:span text:style-name="T4">
 Reference. </text:span>
 Arlington National Cemetery - Varlington Military Cemetery, Virginia, USA. Participants of wars, presidents, chairman of the Supreme Court and astronauts are buried in its territory. Currently, the cemetery has a number of 300,000 burials.</text:p>
      <text:p text:style-name="P4">
<text:span text:style-name="T5">
Opto Embassy of Ukraine in the USA.</text:span>
</text:p>
      <text:p text:style-name="P4">
News Source: <text:a xlink:type="simple" xlink:href="https://armyinform.com.ua/2023/04/25/memorial-usim-zahysnykam-ukrayiny-stvoryt-minveteraniv/" text:style-name="Internet_20_link" text:visited-style-name="Visited_20_Internet_20_Link">
https://armyinform.com.ua/2023/04/25/memorial-usim-zahysnykam-ukrayiny-stvoryt-minveteraniv/</text:a>
</text:p>
      <!--NEWS-->
      <text:h text:style-name="P10" text:outline-level="1">
<text:span text:style-name="T4">
The most fierce battles continue for Bakhmut and Marinka - the General Staff of the Armed Forces</text:span>
</text:h>
      <text:p text:style-name="P4">
Author: ['АРМІЯINFORM']</text:p>
      <text:p text:style-name="P4">
Time: 2023-04-25T36:00:00-04:00</text:p>
      <text:p text:style-name="P4">
Description: Basic Zusillya Vorog I Dali Zereudzhu on the leading advanced di at Bakhmutsky,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343056001_600180368711481_8757561508141990812_n.jpg" text:style-name="Internet_20_link" text:visited-style-name="Visited_20_Internet_20_Link">
343056001_600180368711481_8757561508141990812_n.jpg</text:a>
']</text:p>
      <text:p text:style-name="P4">
Tags: ['STOPRUSSIA', 'АГРЕСІЯ РФ', 'ВТОРГНЕННЯ РФ', 'ГШ ЗСУ', 'ОПЕРАТИВНА ІНФОРМАЦІЯ', 'РАНКОВЕ ЗВЕДЕННЯ']</text:p>
      <text:p text:style-name="P4">
Category: News</text:p>
      <!--METADATA-->
      <text:p text:style-name="P4">
<draw:frame draw:style-name="fr1" draw:name="Image37" text:anchor-type="as-char" svg:width="6.9236in" svg:height="4.608521in" draw:z-index="0">
<draw:image xlink:href="../Images/AРМІЯINFORM/2023-04-25T36-00-00-04-00/343056001_600180368711481_8757561508141990812_n.jpg" xlink:type="simple" xlink:show="embed" xlink:actuate="onLoad" draw:mime-type="image/jpeg"/>
</draw:frame>
Illustrative Photo <text:span text:style-name="T4">
 🔥 Situation on Russian invasion </text:span>
</text:p>
      <text:p text:style-name="P4">
The main efforts of the enemy continue to focus on the ** offensive actions by Nabakhmut, Avdiiv and Mariinsky directions.</text:p>
      <text:p text:style-name="P4">
About it <text:a xlink:type="simple" xlink:href="https://www.facebook.com/GeneralStaff.ua/posts/pfbid02KhbVBT2DBisGrWb8gMdBmWyeDPMLA5EsJ4UpyUrwFye6zMtNvLahTEh4YF3n46fKl" text:style-name="Internet_20_link" text:visited-style-name="Visited_20_Internet_20_Link">
reports</text:a>
General Staff of the Armed Forces of Ukraine.</text:p>
      <text:p text:style-name="P4">
On <text:span text:style-name="T4">
 Bakhmut direction </text:span>
 the enemy continues to take offensive actions. Weighted battles are ongoing in Bakhmut. In addition, during the last day, the enemy of the vibrant offensive actions in the direction of the settlements of Novomarka Tachrome. Vasyukivka, Orikhovo-Vasylivka, Markovo, Grigorivka, Chrome, Bakhmut, Ivanivske, Yar, Stupochka, North New York of Donetsk region were injured from enemy shelling.</text:p>
      <text:p text:style-name="P4">
In the <text:span text:style-name="T4">
 Avdeevsky direction </text:span>
 the enemy conducted offensive actions near the inhabited novokalin, Steppe, Severne and Pervomaisk Donetsk region, had no success. He fired settlements. These are, in particular, Novokalinovo, Avdiivka, Severne, Tonenko, Lastokne, Pervomaisko, Karlovka and Nevelskadonetsk region.</text:p>
      <text:p text:style-name="P4">
On the <text:span text:style-name="T4">
 Marinsky direction </text:span>
 Over the past day, our defenders of the enemy -ups in the area of the settlement of Marinka, as well as near Nonovomikhailivka. Krasnogorivka, acute, Georgiyivka, Marinka, Vicoda, Novomikhailivka and Paraskovka of Donetsk region were enemy.</text:p>
      <text:p text:style-name="P4">
News Source: <text:a xlink:type="simple" xlink:href="https://armyinform.com.ua/2023/04/25/najzapeklishi-boyi-tryvayut-za-bahmut-ta-maryinku/" text:style-name="Internet_20_link" text:visited-style-name="Visited_20_Internet_20_Link">
https://armyinform.com.ua/2023/04/25/najzapeklishi-boyi-tryvayut-za-bahmut-ta-maryinku/</text:a>
</text:p>
      <!--NEWS-->
      <text:h text:style-name="P10" text:outline-level="1">
<text:span text:style-name="T4">
The invaders deploy military hospitals in civilian hospitals</text:span>
</text:h>
      <text:p text:style-name="P4">
Author: ['АРМІЯINFORM']</text:p>
      <text:p text:style-name="P4">
Time: 2023-04-25T37:00:00-04:00</text:p>
      <text:p text:style-name="P4">
Description: About the General Headquarters of the Zbroyshany forces of Ukraine. “For the Nadannya Medical ... War with Ukraine 2022, the war with Ukraine is the latest news today, the war with Ukraine 2022 last today, will there be a war between Ukraine and Russia and when, the war with Ukraine in 2022 will be or not, whether there will be, will there be The war with Ukraine in the near future says, the war with Ukraine, Ukrainian news today, Ukrainian news in Ukrainian media in Russian</text:p>
      <text:p text:style-name="P4">
Images: ['<text:a xlink:type="simple" xlink:href="https://armyinform.com.ua/wp-content/uploads/2022/08/poranenyj-okupant.jpg" text:style-name="Internet_20_link" text:visited-style-name="Visited_20_Internet_20_Link">
poranenyj-okupant.jpg</text:a>
']</text:p>
      <text:p text:style-name="P4">
Tags: ['STOPRUSSIA', 'АГРЕСІЯ РФ', 'ВТОРГНЕННЯ РФ', 'ГШ ЗСУ', 'ЛУГАНЩИНА', 'ОПЕРАТИВНА ІНФОРМАЦІЯ', 'РАНКОВЕ ЗВЕДЕННЯ', 'ТИМЧАСОВО ОКУПОВАНІ ТЕРИТОРІЇ']</text:p>
      <text:p text:style-name="P4">
Category: News</text:p>
      <!--METADATA-->
      <text:p text:style-name="P4">
<draw:frame draw:style-name="fr1" draw:name="Image38" text:anchor-type="as-char" svg:width="6.9236in" svg:height="3.606042in" draw:z-index="0">
<draw:image xlink:href="../Images/AРМІЯINFORM/2023-04-25T37-00-00-04-00/poranenyj-okupant.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KhbVBT2DBisGrWb8gMdBmWyeDPMLA5EsJ4UpyUrwFye6zMtNvLahTEh4YF3n46fKl" text:style-name="Internet_20_link" text:visited-style-name="Visited_20_Internet_20_Link">
reports</text:a>
General Staff of the Armed Forces of Ukraine.</text:p>
      <text:p text:style-name="P4">
“To provide medical care with their wounded, Russian invaders are actively using medical institutions of settlements of the occupied Luhansk region. In particular, in the city of Khrustalny, the invaders launched a military hospital in the territory of the city hospital, ”the message goes.</text:p>
      <text:p text:style-name="P4">
News Source: <text:a xlink:type="simple" xlink:href="https://armyinform.com.ua/2023/04/25/okupanty-rozgortayut-vijskovi-shpytali-na-terytoriyi-czyvilnyh-likaren/" text:style-name="Internet_20_link" text:visited-style-name="Visited_20_Internet_20_Link">
https://armyinform.com.ua/2023/04/25/okupanty-rozgortayut-vijskovi-shpytali-na-terytoriyi-czyvilnyh-likaren/</text:a>
</text:p>
      <!--NEWS-->
      <text:h text:style-name="P10" text:outline-level="1">
<text:span text:style-name="T4">
Rashists conducted new raids on the search for guerrillas in occupied Crimea</text:span>
</text:h>
      <text:p text:style-name="P4">
Author: ['АРМІЯINFORM']</text:p>
      <text:p text:style-name="P4">
Time: 2023-04-25T38:00:00-04:00</text:p>
      <text:p text:style-name="P4">
Description: At the Timchasovo permanent Pіvostrovi, Crim Bright Voyvati Come in the Shode Viyavlenny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sprotyv.jpeg" text:style-name="Internet_20_link" text:visited-style-name="Visited_20_Internet_20_Link">
sprotyv.jpeg</text:a>
']</text:p>
      <text:p text:style-name="P4">
Tags: ['STOPRUSSIA', 'АГРЕСІЯ РФ', 'ВТОРГНЕННЯ РФ', 'КРИМ', 'ОКУПАНТИ', 'ПАРТИЗАНИ', 'ТИМЧАСОВО ОКУПОВАНИЙ КРИМ']</text:p>
      <text:p text:style-name="P4">
Category: News</text:p>
      <!--METADATA-->
      <text:p text:style-name="P4">
<draw:frame draw:style-name="fr1" draw:name="Image39" text:anchor-type="as-char" svg:width="6.9236in" svg:height="4.615733in" draw:z-index="0">
<draw:image xlink:href="../Images/AРМІЯINFORM/2023-04-25T38-00-00-04-00/sprotyv.jpeg" xlink:type="simple" xlink:show="embed" xlink:actuate="onLoad" draw:mime-type="image/jpeg"/>
</draw:frame>
On the temporarily occupied Peninsula of Crimea, the enemy continues to intensify measures to identify members of the Ukrainian underground.</text:p>
      <text:p text:style-name="P4">
About it <text:a xlink:type="simple" xlink:href="https://sprotyv.mod.gov.ua/2023/04/24/v-krymu-okupanty-provely-novi-rejdy-u-poshukah-partyzan/" text:style-name="Internet_20_link" text:visited-style-name="Visited_20_Internet_20_Link">
reports</text:a>
Center for National Resistance to Syspial Operations.</text:p>
      <text:p text:style-name="P4">
In particular, on the peninsula conducted searches of apartments in those whom they suspect "disloyalty". The searches were conducted without the presence of the owners. Also, cases of selective checks were increased on the streets.</text:p>
      <text:p text:style-name="P4">
It should be noted that in the Crimea there is increasing discontent of the population through the representatives of the occupation administrations of an active mobilization campaign.</text:p>
      <text:p text:style-name="P4">
We will remind, earlier in the Crimea the Russians installed additional cameras of tracking to the guerrilla. This was a reaction to the successful actions of local guerrillas, in particular the Movement of Atesh.</text:p>
      <text:p text:style-name="P4">
News Source: <text:a xlink:type="simple" xlink:href="https://armyinform.com.ua/2023/04/25/okupanty-shukayut-partyzaniv-u-krymu-provely-novi-rejdy/" text:style-name="Internet_20_link" text:visited-style-name="Visited_20_Internet_20_Link">
https://armyinform.com.ua/2023/04/25/okupanty-shukayut-partyzaniv-u-krymu-provely-novi-rejdy/</text:a>
</text:p>
      <!--NEWS-->
      <text:h text:style-name="P10" text:outline-level="1">
<text:span text:style-name="T4">
The Council of Europe Action Plan for Ukraine "Stability. Restoration. Reconstruction"</text:span>
</text:h>
      <text:p text:style-name="P4">
Author: ['АРМІЯINFORM']</text:p>
      <text:p text:style-name="P4">
Time: 2023-04-25T39:00:00-04:00</text:p>
      <text:p text:style-name="P4">
Description: The Kiwi was a presentation to the plan for the sake of єvropy for Ukrainian "staiki. Willed .... War with Ukraine 2022, War with Ukraine latest news today, News War with Ukraine 2022 The last for today, whether the war between Ukraine and Russia will be and when, the war with Ukraine in 2022 will be or not, will there be war with Ukraine in the near future says, the war with Ukraine, Ukraine’s news today, Ukrainian news in Ukrainian media in Russian</text:p>
      <text:p text:style-name="P4">
Images: ['<text:a xlink:type="simple" xlink:href="https://armyinform.com.ua/wp-content/uploads/2023/04/zag.jpg" text:style-name="Internet_20_link" text:visited-style-name="Visited_20_Internet_20_Link">
zag.jpg</text:a>
', '<text:a xlink:type="simple" xlink:href="https://armyinform.com.ua/wp-content/uploads/2023/04/1vk104443_1170.jpg" text:style-name="Internet_20_link" text:visited-style-name="Visited_20_Internet_20_Link">
1vk104443_1170.jpg</text:a>
']</text:p>
      <text:p text:style-name="P4">
Tags: ['МІНСОЦПОЛІТИКИ', 'ПРЕЗЕНТАЦІЯ', 'РАДА ЄВРОПИ']</text:p>
      <text:p text:style-name="P4">
Category: News</text:p>
      <!--METADATA-->
      <text:p text:style-name="P4">
<draw:frame draw:style-name="fr1" draw:name="Image40" text:anchor-type="as-char" svg:width="6.9236in" svg:height="3.484879in" draw:z-index="0">
<draw:image xlink:href="../Images/AРМІЯINFORM/2023-04-25T39-00-00-04-00/zag.jpg" xlink:type="simple" xlink:show="embed" xlink:actuate="onLoad" draw:mime-type="image/jpeg"/>
</draw:frame>
The Council of Europe Action Plan for Ukraine “Sustainability. Recovery. Reconstruction ”for 2023–2026, organized by the Office of Europe in Ukraine with the assistance of the Ministry of Foreign Affairs of Ukraine.</text:p>
      <text:p text:style-name="P4">
About it <text:a xlink:type="simple" xlink:href="https://www.kmu.gov.ua/news/anna-prorok-vziala-uchast-u-prezentatsii-planu-dii-rady-ievropy-dlia-ukrainy-stiikist-vidnovlennia-vidbudova-na-2023-2026-roky" text:style-name="Internet_20_link" text:visited-style-name="Visited_20_Internet_20_Link">
reports</text:a>
Ministry of Social Policy of Ukraine.</text:p>
      <text:p text:style-name="P4">
The event was attended by representatives of all interested authorities, local self -government bodies, civil society involved in the implementation of the CoE actions for Ukraine.</text:p>
      <text:p text:style-name="P4">
The Ministry of Social Policy has established constructive interaction with the Council of Europe in the field policy. During his speech to the participants of the presentation, the Deputy Minister of Social Policy on European Integration Hanna Prophet emphasized the importance and relevance , "Combating Trafficking in Human Beings", as well as "Protection of the Rights of Ukrainian Children during Time and in the Post -War period."</text:p>
      <text:p text:style-name="P4">
Separately, Anna Prophet stressed that in order to support the protection of the rights of Ukrainian children, the CEE developed a project of the Declaration on the situation of children of Ukraine, which were stated as a result of aggression of the Russian Federation against Ukraine. It is envisaged to create a special coordination mechanism for data exchange, discussing the legal aspects of the situation, status and needs of Ukrainian children, which are in other member states of the Council of Europe, as well as for the development of family forms of education, etc.</text:p>
      <text:p text:style-name="P4">
<draw:frame draw:style-name="fr1" draw:name="Image41" text:anchor-type="as-char" svg:width="6.9236in" svg:height="3.893785in" draw:z-index="0">
<draw:image xlink:href="../Images/AРМІЯINFORM/2023-04-25T39-00-00-04-00/1vk104443_1170.jpg" xlink:type="simple" xlink:show="embed" xlink:actuate="onLoad" draw:mime-type="image/jpeg"/>
</draw:frame>
In addition, the Deputy Minister for European Integration noted the mandidity of providing the project "Strengthening Social Protection in Ukraine" for the development and implementation of relevant regulatory and legal acts to promote the provision of people with disabilities equal access to the ring and effective compliance with their social.</text:p>
      <text:p text:style-name="P4">
Anna Prophet has confirmed the readiness and openness of the Ministry of Social Policy to prose labor within the framework of the Council of Europe Action Plan for Ukraine “Resistance. Reconstruction »for 2023-2026.</text:p>
      <text:p text:style-name="P4">
News Source: <text:a xlink:type="simple" xlink:href="https://armyinform.com.ua/2023/04/25/prezentovanyj-plan-dij-rady-yevropy-dlya-ukrayiny-stijkist-vidnovlennya-vidbudova/" text:style-name="Internet_20_link" text:visited-style-name="Visited_20_Internet_20_Link">
https://armyinform.com.ua/2023/04/25/prezentovanyj-plan-dij-rady-yevropy-dlya-ukrayiny-stijkist-vidnovlennya-vidbudova/</text:a>
</text:p>
      <!--NEWS-->
      <text:h text:style-name="P10" text:outline-level="1">
<text:span text:style-name="T4">
Enemy loss per day: almost 700 invaders were eliminated, 14 artisystems and 24 UAVs were destroyed</text:span>
</text:h>
      <text:p text:style-name="P4">
Author: ['АРМІЯINFORM']</text:p>
      <text:p text:style-name="P4">
Time: 2023-04-25T40:00:00-04:00</text:p>
      <text:p text:style-name="P4">
Description: Zagalni Boyov, take the enemy on 02.24.22 to 04/25/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b3253203-0205-4df0-b5c9-4ea1cd4a4714-scaled.jpg" text:style-name="Internet_20_link" text:visited-style-name="Visited_20_Internet_20_Link">
b3253203-0205-4df0-b5c9-4ea1cd4a4714-scaled.jpg</text:a>
']</text:p>
      <text:p text:style-name="P4">
Tags: ['STOPRUSSIA', 'АГРЕСІЯ РФ', 'ВТОРГНЕННЯ РФ', 'ВТРАТИ ВОРОГА', 'ГШ ЗСУ']</text:p>
      <text:p text:style-name="P4">
Category: News</text:p>
      <!--METADATA-->
      <text:p text:style-name="P4">
<draw:frame draw:style-name="fr1" draw:name="Image42" text:anchor-type="as-char" svg:width="6.9236in" svg:height="6.975527in" draw:z-index="0">
<draw:image xlink:href="../Images/AРМІЯINFORM/2023-04-25T40-00-00-04-00/b3253203-0205-4df0-b5c9-4ea1cd4a4714-scaled.jpg" xlink:type="simple" xlink:show="embed" xlink:actuate="onLoad" draw:mime-type="image/jpeg"/>
</draw:frame>
The total combat loss of the enemy from 24.02.22 to 25.04.23 will be orientated:</text:p>
      <text:p text:style-name="P4">
<text:span text:style-name="T4">
<text:span text:style-name="T5">
 Personnel - </text:span>
* 187770(+690)persons eliminated</text:span>
<text:span text:style-name="T5">
 tanks - </text:span>
<text:span text:style-name="T5">
 3688(+5)</text:span>
<text:span text:style-name="T4">
 combat armored vehicles - </text:span>
 7151(+12)<text:span text:style-name="T4">
<text:span text:style-name="T5">
 Artillery systems - </text:span>
<text:span text:style-name="T5">
 2863(+14)</text:span>
 </text:span>
 RSZV - <text:span text:style-name="T4">
 539(0)</text:span>
<text:span text:style-name="T5">
 air defense - </text:span>
<text:span text:style-name="T5">
 291(+2)</text:span>
<text:span text:style-name="T4">
 aircraft - </text:span>
 308(0)<text:span text:style-name="T4">
<text:span text:style-name="T5">
 helicopters - </text:span>
* 294(0)</text:span>
<text:span text:style-name="T5">
 UAV Operative Tactical Level-</text:span>
<text:span text:style-name="T5">
 2437(+24)</text:span>
<text:span text:style-name="T4">
 Winged missiles - </text:span>
 911(0)<text:span text:style-name="T4">
<text:span text:style-name="T5">
 ships / boats - </text:span>
* 18(0)</text:span>
<text:span text:style-name="T5">
 Automobile equipment and tanks - </text:span>
<text:span text:style-name="T5">
 5784(+31)</text:span>
<text:span text:style-name="T4">
 Special Technique - </text:span>
 345(+6)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25.04.23.</text:p>
      <text:p text:style-name="P4">
News Source: <text:a xlink:type="simple" xlink:href="https://armyinform.com.ua/2023/04/25/vtraty-voroga-za-dobu-likvidovano-majzhe-700-okupantiv-znyshheno-14-artsystem-i-24-bpla/" text:style-name="Internet_20_link" text:visited-style-name="Visited_20_Internet_20_Link">
https://armyinform.com.ua/2023/04/25/vtraty-voroga-za-dobu-likvidovano-majzhe-700-okupantiv-znyshheno-14-artsystem-i-24-bpla/</text:a>
</text:p>
      <!--NEWS-->
      <text:h text:style-name="P10" text:outline-level="1">
<text:span text:style-name="T4">
Bakhmut's defenders have been handed a hundred drones purchased at United24</text:span>
</text:h>
      <text:p text:style-name="P4">
Author: ['АРМІЯINFORM']</text:p>
      <text:p text:style-name="P4">
Time: 2023-04-25T41:00:00-04:00</text:p>
      <text:p text:style-name="P4">
Description: Internet-Vidannya “Bliscavka” for two days Zibrahi through Fandreyzingov Platform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photo_5348331583695866679_y.jpg" text:style-name="Internet_20_link" text:visited-style-name="Visited_20_Internet_20_Link">
photo_5348331583695866679_y.jpg</text:a>
']</text:p>
      <text:p text:style-name="P4">
Tags: ['АРМІЯ ДРОНІВ', 'МІНЦИФРИ', 'ПЛАТФОРМА UNITED24']</text:p>
      <text:p text:style-name="P4">
Category: News</text:p>
      <!--METADATA-->
      <text:p text:style-name="P4">
<draw:frame draw:style-name="fr1" draw:name="Image43" text:anchor-type="as-char" svg:width="6.9236in" svg:height="3.586208in" draw:z-index="0">
<draw:image xlink:href="../Images/AРМІЯINFORM/2023-04-25T41-00-00-04-00/photo_5348331583695866679_y.jpg" xlink:type="simple" xlink:show="embed" xlink:actuate="onLoad" draw:mime-type="image/jpeg"/>
</draw:frame>
Subscribers of the online edition of "Lightning" in two days collected the Fandexing platform United24 more than UAH 10.4 million per 500 drones-Kamikadze.</text:p>
      <text:p text:style-name="P4">
About it <text:a xlink:type="simple" xlink:href="https://t.me/zedigital/3060" text:style-name="Internet_20_link" text:visited-style-name="Visited_20_Internet_20_Link">
reported</text:a>
Viceremier on innovation, development of education, science and technology - Minister of Digital Transformation Mikhailofedorov.</text:p>
      <text:p text:style-name="P4">
He noted that these drones were transferred to the Bakhmut direction.</text:p>
      <text:p text:style-name="P4">
“The first birds birds are already flying to one of the 59-Brigade aerial reconnaissance units. They will help the soldiers promptly deliver "gifts" to the Russians. I thank the partners and everyone who supports the army of drones, ”he said.</text:p>
      <text:p text:style-name="P4">
News Source: <text:a xlink:type="simple" xlink:href="https://armyinform.com.ua/2023/04/25/zahysnykam-bahmuta-peredano-sotnyu-droniv-prydbanyh-za-koshty-united24/" text:style-name="Internet_20_link" text:visited-style-name="Visited_20_Internet_20_Link">
https://armyinform.com.ua/2023/04/25/zahysnykam-bahmuta-peredano-sotnyu-droniv-prydbanyh-za-koshty-united24/</text:a>
</text:p>
      <!--NEWS-->
      <text:h text:style-name="P10" text:outline-level="1">
<text:span text:style-name="T4">
Crimes committed by Rosarmia in Ukraine should not go unpunished - Commissioner of the Council of Europe</text:span>
</text:h>
      <text:p text:style-name="P4">
Author: ['АРМІЯINFORM']</text:p>
      <text:p text:style-name="P4">
Time: 2023-04-25T42:00:00-04:00</text:p>
      <text:p text:style-name="P4">
Description: Komіsarka for the sake of єvropy is the rights of the people Dunya Miatovich PDA Has Pajydannya Par, the war with Ukraine 2022, the war with Ukraine is the latest news today, the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9053.png" text:style-name="Internet_20_link" text:visited-style-name="Visited_20_Internet_20_Link">
9053.png</text:a>
']</text:p>
      <text:p text:style-name="P4">
Tags: ['STOPRUSSIA', 'АГРЕСІЯ РФ', 'ВОЄННІ ЗЛОЧИНИ РФ', 'ВТОРГНЕННЯ РФ', 'ДУНЯ МІЯТОВИЧ', 'ПАРЄ']</text:p>
      <text:p text:style-name="P4">
Category: News</text:p>
      <!--METADATA-->
      <text:p text:style-name="P4">
<draw:frame draw:style-name="fr1" draw:name="Image44" text:anchor-type="as-char" svg:width="6.9236in" svg:height="4.698157in" draw:z-index="0">
<draw:image xlink:href="../Images/AРМІЯINFORM/2023-04-25T42-00-00-04-00/9053.png" xlink:type="simple" xlink:show="embed" xlink:actuate="onLoad" draw:mime-type="image/png"/>
</draw:frame>
The Commissioner of the Council of Europe on Human Rights Dunya Miyatovich during a meeting of Parelya was an annual report, which was mostly focused on atrocities committed by the Russian Federation in Ukraine.</text:p>
      <text:p text:style-name="P4">
About it <text:a xlink:type="simple" xlink:href="https://pace.coe.int/en/news/9053/annual-report-2022-commissioner-mijatovic-calls-for-renewed-commitment-to-human-rights-protection-to-address-numerous-systemic-problems" text:style-name="Internet_20_link" text:visited-style-name="Visited_20_Internet_20_Link">
reports</text:a>
The press service of the Council.</text:p>
      <text:p text:style-name="P4">
“The horrific crimes committed by Russian troops in Ukraine should not be unpunished. Justice should be carried out, including through efficient cooperation with the International Criminal Court and the long -term support of the Ukrainian Justice system, ”Dunya Miyatovich stressed.</text:p>
      <text:p text:style-name="P4">
The report refers to, in particular, the violation of human rights of Ukrainian children transferred to the Russian Federation or temporarily occupied territories, some of the reaches have received Russian citizenship with a gross violation of international humanitarian law.</text:p>
      <text:p text:style-name="P4">
News Source: <text:a xlink:type="simple" xlink:href="https://armyinform.com.ua/2023/04/25/zlochyny-skoyeni-rosarmiyeyu-v-ukrayini-ne-povynni-zalyshytysya-bezkarnymy-komisarka-rady-yevropy/" text:style-name="Internet_20_link" text:visited-style-name="Visited_20_Internet_20_Link">
https://armyinform.com.ua/2023/04/25/zlochyny-skoyeni-rosarmiyeyu-v-ukrayini-ne-povynni-zalyshytysya-bezkarnymy-komisarka-rady-yevropy/</text:a>
</text:p>
      <!--NEWS-->
      <text:h text:style-name="P10" text:outline-level="1">
<text:span text:style-name="T4">
The countries that make peaceful proposals should see aggression through the eyes of Ukrainians that are bombarded by the Russian Federation - Josep Borrel</text:span>
</text:h>
      <text:p text:style-name="P4">
Author: ['АРМІЯINFORM']</text:p>
      <text:p text:style-name="P4">
Time: 2023-04-25T43:00:00-04:00</text:p>
      <text:p text:style-name="P4">
Description: China of the Brazili, yaki was hung up to the world, I have a fraud of Projati before Ukraine Zarnuti in ... War with Ukraine 2022, war with Ukraine Latest news today, News War with Ukraine 2022 are the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4/d4bb728f-3206-4449-9437-7ac0a94fcbc3.jpg" text:style-name="Internet_20_link" text:visited-style-name="Visited_20_Internet_20_Link">
d4bb728f-3206-4449-9437-7ac0a94fcbc3.jpg</text:a>
']</text:p>
      <text:p text:style-name="P4">
Tags: ['STOPRUSSIA', 'АГРЕСІЯ РФ', 'ВЕРХОВНИЙ ПРЕДСТАВНИК ЄС', 'ВТОРГНЕННЯ РФ', 'ЖОЗЕП БОРРЕЛЬ']</text:p>
      <text:p text:style-name="P4">
Category: News</text:p>
      <!--METADATA-->
      <text:p text:style-name="P4">
<draw:frame draw:style-name="fr1" draw:name="Image45" text:anchor-type="as-char" svg:width="6.9236in" svg:height="3.894525in" draw:z-index="0">
<draw:image xlink:href="../Images/AРМІЯINFORM/2023-04-25T43-00-00-04-00/d4bb728f-3206-4449-9437-7ac0a94fcbc3.jpg" xlink:type="simple" xlink:show="embed" xlink:actuate="onLoad" draw:mime-type="image/jpeg"/>
</draw:frame>
China and Brazil, who have put forward the ideas of peace, should first come to Ukraine to zoom into the eyes of those who touched Russian aggression.</text:p>
      <text:p text:style-name="P4">
On this <text:a xlink:type="simple" xlink:href="https://www.eeas.europa.eu/eeas/foreign-affairs-council-press-remarks-high-representative-josep-borrell-after-meeting-4_en" text:style-name="Internet_20_link" text:visited-style-name="Visited_20_Internet_20_Link">
emphasizes</text:a>
The high representative of the European Union for Foreign Affairs and Security Policy of the Zhozep Borrel.</text:p>
      <text:p text:style-name="P4">
“Recently, some ideas about peace have been put forward by China as well as Brazil. For the hopeful, honest peaceful efforts, you also need to talk to Kiev and go your best to see aggression by their eyes, the eyes of those they bombard. I want to remedy about the terrible situation on the spot for all the people who are now calling Domir. I also call for peace. But where were these calls when Russia is pulled on the borders? We need to understand very clearly what is happening. There is an aggressor that violated the UN Statute and invaded another country, and there is a victim of this aggression. We can take such a benevolent approach that states: "Oh, one is bad to stop, and the other does not want. Oh no!" It is impossible to put one level of the aggressor and aggressive, ”said Josep Borrel.</text:p>
      <text:p text:style-name="P4">
He stressed that the EU countries are aware of the urgent need of Ukraine with poor trims and missiles, and they are needed to protect their territory.</text:p>
      <text:p text:style-name="P4">
“Russia does not want to stop the invasion, and Ukraine must continue to defend. The all -right way to explain what is happening there. That is why we support Ukraine, now including tanks, air defense and even fighters. I can evaluate that over 13 billion euros of military support have been provided to Ukraine by the European Union and Member States. We continue to fulfill our promises over Artillery ammunition and missiles worth(https://armyinform.com.ua/2023/04/13/milyard-yevro-na-boyeprypasy-dlya-ukrayiny-yevropejska-rada-pogodyla-vydilennya-transhu/)For Ukraine, ”Josep Borrel said.</text:p>
      <text:p text:style-name="P4">
News Source: <text:a xlink:type="simple" xlink:href="https://armyinform.com.ua/2023/04/25/krayinam-yaki-vysuvayut-myrni-propozycziyi-slid-pobachyty-agresiyu-ochyma-ukrayincziv-yakyh-bombarduye-rf-zhozep-borrel/" text:style-name="Internet_20_link" text:visited-style-name="Visited_20_Internet_20_Link">
https://armyinform.com.ua/2023/04/25/krayinam-yaki-vysuvayut-myrni-propozycziyi-slid-pobachyty-agresiyu-ochyma-ukrayincziv-yakyh-bombarduye-rf-zhozep-borrel/</text:a>
</text:p>
      <!--NEWS-->
      <text:h text:style-name="P10" text:outline-level="1">
<text:span text:style-name="T4">
The Kremlin already has a plan to explain to the Russian society the loss of Crimea - Kirill Budanov</text:span>
</text:h>
      <text:p text:style-name="P4">
Author: ['АРМІЯINFORM']</text:p>
      <text:p text:style-name="P4">
Time: 2023-04-25T44:00:00-04:00</text:p>
      <text:p text:style-name="P4">
Description: Head of the head management of the ROZVIKIA OF MAKHOSKAYA Major General Kirilo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20230425-1.jpg" text:style-name="Internet_20_link" text:visited-style-name="Visited_20_Internet_20_Link">
20230425-1.jpg</text:a>
']</text:p>
      <text:p text:style-name="P4">
Tags: ['STOPRUSSIA', 'АГРЕСІЯ РФ', 'ВТОРГНЕННЯ РФ', 'ГУР МОУ', 'ЗВІЛЬНЕННЯ КРИМУ', 'КИРИЛО БУДАНОВ']</text:p>
      <text:p text:style-name="P4">
Category: News</text:p>
      <!--METADATA-->
      <text:p text:style-name="P4">
<draw:frame draw:style-name="fr1" draw:name="Image46" text:anchor-type="as-char" svg:width="6.9236in" svg:height="4.615733in" draw:z-index="0">
<draw:image xlink:href="../Images/AРМІЯINFORM/2023-04-25T44-00-00-04-00/20230425-1.jpg" xlink:type="simple" xlink:show="embed" xlink:actuate="onLoad" draw:mime-type="image/jpeg"/>
</draw:frame>
The head of the Main Directorate of Intelligence of the Ministry of Defense of Ukraine Major-General Kirill Budanov told how the propaganda of the Russian Federation will explain the defeat in the war and fights in the Donbass. He said that Russian propagandists deceive their people as much as no one in the world can do it better. Therefore, the hole will return to Ukraine Crimea, it will be easier to explain the loss of the internal audience.</text:p>
      <text:p text:style-name="P4">
About it <text:a xlink:type="simple" xlink:href="https://gur.gov.ua/content/kreml-vzhe-maie-plan-iak-poiasnyty-rosiiskomu-suspilstvu-vtratu-krymu.html" text:style-name="Internet_20_link" text:visited-style-name="Visited_20_Internet_20_Link">
reports</text:a>
Main Directorate of Intelligence of Defense of Ukraine.</text:p>
      <text:p text:style-name="P4">
The same, recalled the head of Ukrainian military intelligence, we have already observed during the de -occupation of Kherson, which was presented in Russian propaganda media "forced step".</text:p>
      <text:p text:style-name="P4">
"Believe me, there a propaganda machine works as a model, it is a real model. They" abandon "their population as no one in the world. Their propaganda machine showed itself as effectively as possible. They showed the loss of Kherson - which was the largest achievement of such a "special military operation" - simply as a ordinary business. It was heard so that it was, in principle, a good thing was for them, ”said GURE.</text:p>
      <text:p text:style-name="P4">
According to Major General Kirill Budanova, the Kremlin already has a plan, how to present the news of the loss of the Crimea.</text:p>
      <text:p text:style-name="P4">
“They have already worked. Models on how to show news during the event of Crimea - they are all already known to us. Believe me, they will work in an emerging society, ”said the head of Ukraine's military intelligence.</text:p>
      <text:p text:style-name="P4">
News Source: <text:a xlink:type="simple" xlink:href="https://armyinform.com.ua/2023/04/25/kreml-vzhe-maye-plan-yak-poyasnyty-rosijskomu-suspilstvu-vtratu-krymu-kyrylo-budanov/" text:style-name="Internet_20_link" text:visited-style-name="Visited_20_Internet_20_Link">
https://armyinform.com.ua/2023/04/25/kreml-vzhe-maye-plan-yak-poyasnyty-rosijskomu-suspilstvu-vtratu-krymu-kyrylo-budanov/</text:a>
</text:p>
      <!--NEWS-->
      <text:h text:style-name="P10" text:outline-level="1">
<text:span text:style-name="T4">
Estonia Prime Minister in Bucha: There should be no immunity for crimes of</text:span>
</text:h>
      <text:p text:style-name="P4">
Author: ['АРМІЯINFORM']</text:p>
      <text:p text:style-name="P4">
Time: 2023-04-25T45:00:00-04:00</text:p>
      <text:p text:style-name="P4">
Description: Prem’r-Ministoni Etoni Kaya Kallas Pіd Hour Vizita in Ukrainian Vidvіdal Bucha.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fuftmdwwaaimtqc.jpg" text:style-name="Internet_20_link" text:visited-style-name="Visited_20_Internet_20_Link">
fuftmdwwaaimtqc.jpg</text:a>
', '<text:a xlink:type="simple" xlink:href="https://armyinform.com.ua/wp-content/uploads/2023/04/fuftgagxsaqzea--150x150.jpg" text:style-name="Internet_20_link" text:visited-style-name="Visited_20_Internet_20_Link">
fuftgagxsaqzea--150x150.jpg</text:a>
', '<text:a xlink:type="simple" xlink:href="https://armyinform.com.ua/wp-content/uploads/2023/04/fuftmdfwiaaxxoc-150x150.jpg" text:style-name="Internet_20_link" text:visited-style-name="Visited_20_Internet_20_Link">
fuftmdfwiaaxxoc-150x150.jpg</text:a>
']</text:p>
      <text:p text:style-name="P4">
Tags: ['БУЧА', 'КАЯ КАЛЛАС']</text:p>
      <text:p text:style-name="P4">
Category: News</text:p>
      <!--METADATA-->
      <text:p text:style-name="P4">
<draw:frame draw:style-name="fr1" draw:name="Image47" text:anchor-type="as-char" svg:width="6.9236in" svg:height="4.615733in" draw:z-index="0">
<draw:image xlink:href="../Images/AРМІЯINFORM/2023-04-25T45-00-00-04-00/fuftmdwwaaimtqc.jpg" xlink:type="simple" xlink:show="embed" xlink:actuate="onLoad" draw:mime-type="image/jpeg"/>
</draw:frame>
Estonia Prime Minister Kai Callas visited Bucha during her visit to Ukraine.</text:p>
      <text:p text:style-name="P4">
About it <text:a xlink:type="simple" xlink:href="https://twitter.com/kajakallas/status/1650520725801844736" text:style-name="Internet_20_link" text:visited-style-name="Visited_20_Internet_20_Link">
wrote</text:a>
In his Twitter.</text:p>
      <text:p text:style-name="P4">
She stressed that there should be no impunity and immunity for the crimes of the Russian Federation, in particular for the crime of aggression.</text:p>
      <text:p text:style-name="P4">
“The testimony of the atrocities of Russia in Bucha is a reminder: there is a struggle for freedom, and the eborthba for justice. Ukraine must win both. We are ready to help in this. There should be no impunity and immunity for Russia's crimes, in particular for the crime of aggression, ”her post reads.</text:p>
      <text:p text:style-name="P4">
<text:a xlink:type="simple" xlink:href="https://armyinform.com.ua/wp-content/uploads/2023/04/fuftgagxsaqzea-.jpg" text:style-name="Internet_20_link" text:visited-style-name="Visited_20_Internet_20_Link">
!(Images/AРМІЯINFORM/2023-04-25T45-00-00-04-00/fuftgagxsaqzea--150x150.jpg)</text:a>
</text:p>
      <text:p text:style-name="P4">
<text:a xlink:type="simple" xlink:href="https://armyinform.com.ua/wp-content/uploads/2023/04/fuftmdfwiaaxxoc.jpg" text:style-name="Internet_20_link" text:visited-style-name="Visited_20_Internet_20_Link">
<draw:frame draw:style-name="fr1" draw:name="Image48" text:anchor-type="as-char" svg:width="6.9236in" svg:height="6.9236in" draw:z-index="0">
<draw:image xlink:href="../Images/AРМІЯINFORM/2023-04-25T45-00-00-04-00/fuftmdfwiaaxxoc-150x150.jpg" xlink:type="simple" xlink:show="embed" xlink:actuate="onLoad" draw:mime-type="image/jpeg"/>
</draw:frame>
</text:a>
Estonia Prime Minister Kaya Callas, together with President of Ukraine Volodymyrzelensky, also <text:a xlink:type="simple" xlink:href="https://armyinform.com.ua/2023/04/24/ukrayina-czinuye-kozhnu-peredanu-nam-estoniyeyu-odynyczyu-zbroyi-prezydent-ukrayiny/" text:style-name="Internet_20_link" text:visited-style-name="Visited_20_Internet_20_Link">
visited</text:a>
Zhytomyr region.</text:p>
      <text:p text:style-name="P4">
News Source: <text:a xlink:type="simple" xlink:href="https://armyinform.com.ua/2023/04/25/premyerka-estoniyi-u-buchi-ne-povynno-buty-imunitetu-za-zlochyny-rosiyi/" text:style-name="Internet_20_link" text:visited-style-name="Visited_20_Internet_20_Link">
https://armyinform.com.ua/2023/04/25/premyerka-estoniyi-u-buchi-ne-povynno-buty-imunitetu-za-zlochyny-rosiyi/</text:a>
</text:p>
      <!--NEWS-->
      <text:h text:style-name="P10" text:outline-level="1">
<text:span text:style-name="T4">
For NCCC cybersecurity experts, he has been trained to protect the energy sector</text:span>
</text:h>
      <text:p text:style-name="P4">
Author: ['АРМІЯINFORM']</text:p>
      <text:p text:style-name="P4">
Time: 2023-04-25T46:00:00-04:00</text:p>
      <text:p text:style-name="P4">
Description: National Coordinating Center of the Kіberbezpeki (NKSTS) Under the National National Bezpeki I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1/06/kiberzahyst.jpeg" text:style-name="Internet_20_link" text:visited-style-name="Visited_20_Internet_20_Link">
kiberzahyst.jpeg</text:a>
']</text:p>
      <text:p text:style-name="P4">
Tags: ['КІБЕРБЕЗПЕКА', 'НКЦК', 'РНБО УКРАЇНИ']</text:p>
      <text:p text:style-name="P4">
Category: News</text:p>
      <!--METADATA-->
      <text:p text:style-name="P4">
<draw:frame draw:style-name="fr1" draw:name="Image49" text:anchor-type="as-char" svg:width="6.9236in" svg:height="3.624921in" draw:z-index="0">
<draw:image xlink:href="../Images/AРМІЯINFORM/2023-04-25T46-00-00-04-00/kiberzahyst.jpeg" xlink:type="simple" xlink:show="embed" xlink:actuate="onLoad" draw:mime-type="image/jpeg"/>
</draw:frame>
National Cybersecurity Coordination Center(NKCK)At the Council of National Security and Defense of Ukraine, with the support of CRDF Global in Ukraine from March 13 to April 20, 2023, he held a training event from the Series "Verification Management" series(VDP).</text:p>
      <text:p text:style-name="P4">
Про це <text:a xlink:type="simple" xlink:href="https://www.rnbo.gov.ua/ua/Diialnist/6286.html" text:style-name="Internet_20_link" text:visited-style-name="Visited_20_Internet_20_Link">
повідомляє</text:a>
National Security and Defense of Ukraine.</text:p>
      <text:p text:style-name="P4">
The tenth program from the Series "Vulnerable Management" took part of more than 30 professional technical specialists, who represented 20 organizations of the energy sector of Ukraine, among which the Ministry of Energy of Ukraine, NNEC "Energoatom", NEC "Ukrenergo", regional power companies, etc.</text:p>
      <text:p text:style-name="P4">
The purpose of such measures is to improve the practical skills to identify vulnerability of waterproof systems and to provide comprehensive cyber defense in the main suburbs of cybersecurity, state institutions, objects of critical infrastructure and other organizations within the framework of public-private partnership.</text:p>
      <text:p text:style-name="P4">
«The Vulnery Management Program was created to increase the level of Kibiber protection of organizations of different sectors of critical infrastructure of Ukraine by training and advanced training of key cybersecurity specialists of cybersecurity. It provides clear guidelines and methodologies to identify and eliminate the vulnerability of safety and counteract cyberattacks, as well as helps organization of changing cyberrisists, facilitating the identification and elimination of vulnerability before the attackers use, ”said the head of the NCCC Support Department of Ukraine.</text:p>
      <text:p text:style-name="P4">
Serhiy Prokopenko also thanked all the specialists for active participation, as it was used to raise awareness, the development of special practical skills of safety and to improve in the future cybersecurity program of critical infrastructure.</text:p>
      <text:p text:style-name="P4">
The VDP participants showed high interest in solving problems and ctf. The winners of the six -week training for the energy sector workers received prizes that will help them continue to develop their professional skills.</text:p>
      <text:p text:style-name="P4">
The curriculum was designed to meet the requirements of the companies of the energy sector of critical infrastructure, which are confronted with specific cybersecurity challenges, especially during Russian aggression.</text:p>
      <text:p text:style-name="P4">
News Source: <text:a xlink:type="simple" xlink:href="https://armyinform.com.ua/2023/04/25/dlya-fahivcziv-z-kiberbezpeky-nkczk-proviv-navchannya-shhodo-zahystu-energetychnogo-sektoru/" text:style-name="Internet_20_link" text:visited-style-name="Visited_20_Internet_20_Link">
https://armyinform.com.ua/2023/04/25/dlya-fahivcziv-z-kiberbezpeky-nkczk-proviv-navchannya-shhodo-zahystu-energetychnogo-sektoru/</text:a>
</text:p>
      <!--NEWS-->
      <text:h text:style-name="P10" text:outline-level="1">
<text:span text:style-name="T4">
Head of State on Kupjanskaya Fire: The Russian Federation is doing everything to destroy us - our history, culture, people</text:span>
</text:h>
      <text:p text:style-name="P4">
Author: ['АРМІЯINFORM']</text:p>
      <text:p text:style-name="P4">
Time: 2023-04-25T47:00:00-04:00</text:p>
      <text:p text:style-name="P4">
Description: The Crimean-Terian played the center of the Kerkiwsko Klusti center. Invalled Budіlyu ... The war with Ukraine 2022, the war with Ukraine is the latest news today, the news war with Ukraine 2022 last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photo_5350443316036093248_y.jpg" text:style-name="Internet_20_link" text:visited-style-name="Visited_20_Internet_20_Link">
photo_5350443316036093248_y.jpg</text:a>
']</text:p>
      <text:p text:style-name="P4">
Tags: []</text:p>
      <text:p text:style-name="P4">
Category: News</text:p>
      <!--METADATA-->
      <text:p text:style-name="P4">
<draw:frame draw:style-name="fr1" draw:name="Image50" text:anchor-type="as-char" svg:width="6.9236in" svg:height="4.615733in" draw:z-index="0">
<draw:image xlink:href="../Images/AРМІЯINFORM/2023-04-25T47-00-00-04-00/photo_5350443316036093248_y.jpg" xlink:type="simple" xlink:show="embed" xlink:actuate="onLoad" draw:mime-type="image/jpeg"/>
</draw:frame>
The terrorist country fired at the Kupyansk Kharkiv Oblast Center. The embeddation of the Museum of Local History was embedded.</text:p>
      <text:p text:style-name="P4">
About it <text:a xlink:type="simple" xlink:href="https://t.me/V_Zelenskiy_official/5988" text:style-name="Internet_20_link" text:visited-style-name="Visited_20_Internet_20_Link">
reported</text:a>
President of Ukraine Zelensky.</text:p>
      <text:p text:style-name="P4">
“The terrorist country is doing everything to destroy us completely: our history, nurture, our people, absolutely barbaric methods by killing Ukrainians. We have the right to forget this for a second. We have and answer!” "The head of state wrote.</text:p>
      <text:p text:style-name="P4">
The museum and ten wounded worker is now known. There are people under Zalamyshche. The elimination of the effects of shelling continues. All the necessary ones are involved.</text:p>
      <text:p text:style-name="P4">
“The eternal memory of the dead and sympathy for the relatives. And the responsibility of all guilty war crimes will be sure, and it will be ruthless, ”the President of Ukraine said.</text:p>
      <text:p text:style-name="P4">
News Source: <text:a xlink:type="simple" xlink:href="https://armyinform.com.ua/2023/04/25/glava-derzhavy-pro-obstril-kup%ca%bcyanska-rf-robyt-use-shhob-znyshhyty-nas-nashu-istoriyu-kulturu-lyudej/" text:style-name="Internet_20_link" text:visited-style-name="Visited_20_Internet_20_Link">
https://armyinform.com.ua/2023/04/25/glava-derzhavy-pro-obstril-kup%ca%bcyanska-rf-robyt-use-shhob-znyshhyty-nas-nashu-istoriyu-kulturu-lyudej/</text:a>
</text:p>
      <!--NEWS-->
      <text:h text:style-name="P10" text:outline-level="1">
<text:span text:style-name="T4">
On the website of the Defense Ministry launched an online course on Crimea's de-occupation</text:span>
</text:h>
      <text:p text:style-name="P4">
Author: ['АРМІЯINFORM']</text:p>
      <text:p text:style-name="P4">
Time: 2023-04-25T48:00:00-04:00</text:p>
      <text:p text:style-name="P4">
Description: On the OFITICH Site of the Mini -Construction of Ukraine, the Rososti was a course about deoking ... War with Ukraine 2022, war with Ukraine Latest news today, News War with Ukraine 2022 The last ones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articleimage_31512.webp" text:style-name="Internet_20_link" text:visited-style-name="Visited_20_Internet_20_Link">
articleimage_31512.webp</text:a>
']</text:p>
      <text:p text:style-name="P4">
Tags: []</text:p>
      <text:p text:style-name="P4">
Category: News</text:p>
      <!--METADATA-->
      <text:p text:style-name="P4">
<draw:frame draw:style-name="fr1" draw:name="Image51" text:anchor-type="as-char" svg:width="6.9236in" svg:height="4.698157in" draw:z-index="0">
<draw:image xlink:href="../ConvertedIMGs/AРМІЯINFORM/2023-04-25T48-00-00-04-00/articleimage_31512.png" xlink:type="simple" xlink:show="embed" xlink:actuate="onLoad" draw:mime-type="image/png"/>
</draw:frame>
On the official website of the Ministry of Defense of Ukraine placed <text:a xlink:type="simple" xlink:href="https://courses.zrozumilo.in.ua/courses/course-v1:EEF+EEF-036+March2023/about" text:style-name="Internet_20_link" text:visited-style-name="Visited_20_Internet_20_Link">
course</text:a>
About the de -occupation of the Crimean Peninsula. It was developed by the representation of the President of Ukraine in the Autonomous Republic of Crimea as the National Office Bank Platform, within the framework of the project "Support of the Crimean Platform: Time Requires that Crimea is Ukraine", which is implemented by the Eastern Europe Foundation(USAID).</text:p>
      <text:p text:style-name="P4">
«Це просвітницький курс для державних службовців, працівників органівмісцевого самоврядування і політиків щодо окремих правових та політичнихпитань державної політики в контексті тимчасової окупації АвтономноїРеспубліки Крим та м. Севастополь», — йдеться в повідомленні.</text:p>
      <text:p text:style-name="P4">
Метою курсу є ознайомлення його учасників із темою державної політики щодотимчасово окупованої території АР Крим та м. Севастополь, подій та процесів,що відбуваються на півострові, а також державною політикою стосовно деокупаціїпівострова та реінтеграції громадян із цих територій.</text:p>
      <text:p text:style-name="P4">
Онлайн-курс налічує вступне відео, 10 лекцій українською мовою зкримськотатарськими субтитрами та додаткову лекцію з коментарями експертіванглійською мовою. Тривалість відеолекцій — близько 10 хвилин. У додатковійангломовній лекції зібрані коментарі окремих українських експертів іпредставників органів влади про Крим.</text:p>
      <text:p text:style-name="P4">
Охочі пройти курс повинні створити обліковий запис за<text:a xlink:type="simple" xlink:href="https://courses.zrozumilo.in.ua/register" text:style-name="Internet_20_link" text:visited-style-name="Visited_20_Internet_20_Link">
посиланням</text:a>
.</text:p>
      <text:p text:style-name="P4">
<text:span text:style-name="T5">
Підготувала Тетяна Головатюк</text:span>
</text:p>
      <text:p text:style-name="P4">
News Source: <text:a xlink:type="simple" xlink:href="https://armyinform.com.ua/2023/04/25/na-sajti-minoborony-zapustyly-onlajn-kurs-pro-deokupacziyu-krymu/" text:style-name="Internet_20_link" text:visited-style-name="Visited_20_Internet_20_Link">
https://armyinform.com.ua/2023/04/25/na-sajti-minoborony-zapustyly-onlajn-kurs-pro-deokupacziyu-krymu/</text:a>
</text:p>
      <!--NEWS-->
      <text:h text:style-name="P10" text:outline-level="1">
<text:span text:style-name="T4">
The first training complex with Takmed was launched</text:span>
</text:h>
      <text:p text:style-name="P4">
Author: ['Олександр Тереверко']</text:p>
      <text:p text:style-name="P4">
Time: 2023-04-25T49:00:00-04:00</text:p>
      <text:p text:style-name="P4">
Description: The ArmyinForm was not uncertained, the well -being of the “Turn” the Swords of the Sword ... The war with Ukraine 2022, the war with Ukraine is the latest news today, the war with Ukraine 2022 is the last for today, will there be a war between Ukraine and Russia and when, the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f1.png" text:style-name="Internet_20_link" text:visited-style-name="Visited_20_Internet_20_Link">
f1.png</text:a>
', '<text:a xlink:type="simple" xlink:href="https://armyinform.com.ua/wp-content/uploads/2023/04/f2.png" text:style-name="Internet_20_link" text:visited-style-name="Visited_20_Internet_20_Link">
f2.png</text:a>
', '<text:a xlink:type="simple" xlink:href="https://armyinform.com.ua/wp-content/uploads/2023/04/f3-150x150.png" text:style-name="Internet_20_link" text:visited-style-name="Visited_20_Internet_20_Link">
f3-150x150.png</text:a>
', '<text:a xlink:type="simple" xlink:href="https://armyinform.com.ua/wp-content/uploads/2023/04/f4-1-150x150.png" text:style-name="Internet_20_link" text:visited-style-name="Visited_20_Internet_20_Link">
f4-1-150x150.png</text:a>
', '<text:a xlink:type="simple" xlink:href="https://armyinform.com.ua/wp-content/uploads/2023/04/f5.png" text:style-name="Internet_20_link" text:visited-style-name="Visited_20_Internet_20_Link">
f5.png</text:a>
']</text:p>
      <text:p text:style-name="P4">
Tags: ['ВТОРГНЕННЯ РФ', 'ТАКМЕД']</text:p>
      <text:p text:style-name="P4">
Category: News</text:p>
      <!--METADATA-->
      <text:p text:style-name="P4">
<draw:frame draw:style-name="fr1" draw:name="Image52" text:anchor-type="as-char" svg:width="6.9236in" svg:height="4.677921in" draw:z-index="0">
<draw:image xlink:href="../Images/AРМІЯINFORM/2023-04-25T49-00-00-04-00/f1.png" xlink:type="simple" xlink:show="embed" xlink:actuate="onLoad" draw:mime-type="image/png"/>
</draw:frame>
Recently, the Armyinform reported that the Charitable Foundation "Come back alive" in the project "I keep!" He is working on the deployment of eight training complexes in tactical medicine at the landfills of the Armed Forces of Ukraine. About to read <text:a xlink:type="simple" xlink:href="https://armyinform.com.ua/2023/04/11/visim-mobilnyh-navchalno-trenuvalnyh-kompleksiv-iz-takmedu-rozgortaye-blagodijnyj-fond-povernys-zhyvym/" text:style-name="Internet_20_link" text:visited-style-name="Visited_20_Internet_20_Link">
here</text:a>
.</text:p>
      <text:p text:style-name="P4">
І ось на одному з полігонів перший навчально-тренувальний комплекс запрацював.</text:p>
      <text:p text:style-name="P4">
— До того 12 інструкторів з тактичної медицини пройшли підготовку з викладаннякурсу ТССС АСМ — All Service Members Course, — повідомила кореспондентуАрміяInform керівниця інструкторського напряму з тактичної медицини фонду«Повернись живим» Людмила Паутець. — Це стандарт догоспітальної допомоги наполі бою, розроблений для всіх військовослужбовців, які не є медиками. Йоговикористовують армії країн НАТО, а влітку минулого року перехід на ньогозатвердили Збройні Сили.</text:p>
      <text:p text:style-name="P4">
<draw:frame draw:style-name="fr1" draw:name="Image53" text:anchor-type="as-char" svg:width="6.9236in" svg:height="4.414558in" draw:z-index="0">
<draw:image xlink:href="../Images/AРМІЯINFORM/2023-04-25T49-00-00-04-00/f2.png" xlink:type="simple" xlink:show="embed" xlink:actuate="onLoad" draw:mime-type="image/png"/>
</draw:frame>
The "Come Alive" team transferred three tents with power and heating systems for the training classes of the training ground for the training complex of the landfill. Simulation equipment, training dummies and excellence: turnstiles, bandages, tires, etc., and training training - basic sets of instructors.</text:p>
      <text:p text:style-name="P4">
The total cost of this assistance is over UAH 2 million.</text:p>
      <text:p text:style-name="P4">
<text:a xlink:type="simple" xlink:href="https://armyinform.com.ua/wp-content/uploads/2023/04/f3.png" text:style-name="Internet_20_link" text:visited-style-name="Visited_20_Internet_20_Link">
!(Images/AРМІЯINFORM/2023-04-25T49-00-00-04-00/f3-150x150.png)</text:a>
</text:p>
      <text:p text:style-name="P4">
<text:a xlink:type="simple" xlink:href="https://armyinform.com.ua/wp-content/uploads/2023/04/f4-1.png" text:style-name="Internet_20_link" text:visited-style-name="Visited_20_Internet_20_Link">
<draw:frame draw:style-name="fr1" draw:name="Image54" text:anchor-type="as-char" svg:width="6.9236in" svg:height="6.9236in" draw:z-index="0">
<draw:image xlink:href="../Images/AРМІЯINFORM/2023-04-25T49-00-00-04-00/f4-1-150x150.png" xlink:type="simple" xlink:show="embed" xlink:actuate="onLoad" draw:mime-type="image/png"/>
</draw:frame>
</text:a>
According to the commander of the training unit, from now on the lesson is more significant: the theory is learned in the tent, practice - at the training grounds the use of combat imitation. To consolidate the theoretical material, the instructors combined the evacuation of the wounded, domedic assistance with tactical movement.</text:p>
      <text:p text:style-name="P4">
Tactical medicine takes 10 hours in the 30-day year of basic general military training. To date, about 1,800 fighters have gained a basics in tactical medicine.</text:p>
      <text:p text:style-name="P4">
<draw:frame draw:style-name="fr1" draw:name="Image55" text:anchor-type="as-char" svg:width="6.9236in" svg:height="3.63489in" draw:z-index="0">
<draw:image xlink:href="../Images/AРМІЯINFORM/2023-04-25T49-00-00-04-00/f5.png" xlink:type="simple" xlink:show="embed" xlink:actuate="onLoad" draw:mime-type="image/png"/>
</draw:frame>
According to Lyudmila Pautets, in ten days classes in tactical medicine will develop at another landfill. In total, more than 200,000 Ukrainian soldiers will be trained with such a takmed during the year.</text:p>
      <text:p text:style-name="P4">
News Source: <text:a xlink:type="simple" xlink:href="https://armyinform.com.ua/2023/04/25/zapraczyuvav-pershyj-navchalno-trenuvalnyj-kompleks-iz-takmedu/" text:style-name="Internet_20_link" text:visited-style-name="Visited_20_Internet_20_Link">
https://armyinform.com.ua/2023/04/25/zapraczyuvav-pershyj-navchalno-trenuvalnyj-kompleks-iz-takmedu/</text:a>
</text:p>
      <!--NEWS-->
      <text:h text:style-name="P10" text:outline-level="1">
<text:span text:style-name="T4">
Ambassadors of 27 EU countries called on Russia to withdraw troops from Ukraine</text:span>
</text:h>
      <text:p text:style-name="P4">
Author: ['АРМІЯINFORM']</text:p>
      <text:p text:style-name="P4">
Time: 2023-04-25T50:00:00-04:00</text:p>
      <text:p text:style-name="P4">
Description: 27 post-old union near New York at a front of the UN Radbeza UN was Valized by ZI ... War with Ukraine 2022, War with Ukraine Latest News today, News War with Ukraine 2022 Last for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e74c3833-f5e4-4232-80b3-56ce3ce4e972.jpg" text:style-name="Internet_20_link" text:visited-style-name="Visited_20_Internet_20_Link">
e74c3833-f5e4-4232-80b3-56ce3ce4e972.jpg</text:a>
']</text:p>
      <text:p text:style-name="P4">
Tags: ['STOPRUSSIA', 'АГРЕСІЯ РФ', 'ВТОРГНЕННЯ РФ', 'ДОПОМОГА ПАРТНЕРІВ', 'ООН', 'ПРЕДСТАВНИЦТВО ЄС', 'СВІТ ПІДТРИМУЄ УКРАЇНУ', 'СПІЛЬНА ЗАЯВА ПОСЛІВ ЄС']</text:p>
      <text:p text:style-name="P4">
Category: News</text:p>
      <!--METADATA-->
      <text:p text:style-name="P4">
<draw:frame draw:style-name="fr1" draw:name="Image56" text:anchor-type="as-char" svg:width="6.9236in" svg:height="3.894525in" draw:z-index="0">
<draw:image xlink:href="../Images/AРМІЯINFORM/2023-04-25T50-00-00-04-00/e74c3833-f5e4-4232-80b3-56ce3ce4e972.jpg" xlink:type="simple" xlink:show="embed" xlink:actuate="onLoad" draw:mime-type="image/jpeg"/>
</draw:frame>
27 Ambassadors of the European Union to New York on the eve of the Uonberez Soviet Security Council, with a joint statement condemned in which Russia was condemned against Ukraine and its UN Charter.</text:p>
      <text:p text:style-name="P4">
Statement <text:a xlink:type="simple" xlink:href="https://www.eeas.europa.eu/delegations/un-new-york/joint-european-union-stakeout-ahead-un-security-council-open-debate_en" text:style-name="Internet_20_link" text:visited-style-name="Visited_20_Internet_20_Link">
published</text:a>
Representation of the European Union to the UN in New York.</text:p>
      <text:p text:style-name="P4">
“By organizing these debates in the Radbeza, Russia tries to show itself as a defender of the UN status and multilaterality. Nothing can be far from truth. Cincinically. We all know that while Russia is destroying, we are building. While they are breaking, we protect. The UN Statute, the UN General Assembly, the International Court of Justice, the International Criminal Court - wherever you look, Russia is disrespectful, ”the statement reads.</text:p>
      <text:p text:style-name="P4">
EU ambassadors repeated the demand for Russia to withdraw troops from the territory of Ukraine.</text:p>
      <text:p text:style-name="P4">
"If Russia cares for effective multilaterality, it is the first way to prove it. Compliance with the rules based on the rules - a term that Russia consciously interprets, means respect for international law and the UN Charter of Recovery of these Rules to be applied to all," - emphasized. .</text:p>
      <text:p text:style-name="P4">
The international community should remain firmly committed to the responsibility for the crimes committed in and against Ukraine.</text:p>
      <text:p text:style-name="P4">
“The Ukrainian people have paid the most expensive price, but the harmful consequences of Russian aggression are felt all over the world. In close dialogue with our partners, it was asactivated to overcome the global consequences of the Russian War. We emphasize that all efforts to support Ukraine were made in addition, and the unobstructedness of our global obligations, ”the document said.</text:p>
      <text:p text:style-name="P4">
News Source: <text:a xlink:type="simple" xlink:href="https://armyinform.com.ua/2023/04/25/posly-27-krayin-yes-zaklykaly-rosiyu-vyvesty-vijska-z-ukrayiny/" text:style-name="Internet_20_link" text:visited-style-name="Visited_20_Internet_20_Link">
https://armyinform.com.ua/2023/04/25/posly-27-krayin-yes-zaklykaly-rosiyu-vyvesty-vijska-z-ukrayiny/</text:a>
</text:p>
      <!--NEWS-->
      <text:h text:style-name="P10" text:outline-level="1">
<text:span text:style-name="T4">
Three aircraft and more than 400 explosive items were neutralized</text:span>
</text:h>
      <text:p text:style-name="P4">
Author: ['АРМІЯINFORM']</text:p>
      <text:p text:style-name="P4">
Time: 2023-04-25T51:00:00-04:00</text:p>
      <text:p text:style-name="P4">
Description: The village of 25 Krotekhnikychi PIDRODILI PIPRODILI was healed 149 times to Vikonnnya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1000_545_1650620172-1658.webp" text:style-name="Internet_20_link" text:visited-style-name="Visited_20_Internet_20_Link">
1000_545_1650620172-1658.webp</text:a>
', '<text:a xlink:type="simple" xlink:href="https://armyinform.com.ua/wp-content/uploads/2023/04/photo_5348067696610232750_y.jpg" text:style-name="Internet_20_link" text:visited-style-name="Visited_20_Internet_20_Link">
photo_5348067696610232750_y.jpg</text:a>
']</text:p>
      <text:p text:style-name="P4">
Tags: ['АВІАБОМБИ', 'ВИБУХОНЕБЕЗПЕЧНІ ПРЕДМЕТИ', 'ДСНС УКРАЇНИ']</text:p>
      <text:p text:style-name="P4">
Category: News</text:p>
      <!--METADATA-->
      <text:p text:style-name="P4">
<draw:frame draw:style-name="fr1" draw:name="Image57" text:anchor-type="as-char" svg:width="6.9236in" svg:height="3.773362in" draw:z-index="0">
<draw:image xlink:href="../ConvertedIMGs/AРМІЯINFORM/2023-04-25T51-00-00-04-00/1000_545_1650620172-1658.png" xlink:type="simple" xlink:show="embed" xlink:actuate="onLoad" draw:mime-type="image/png"/>
</draw:frame>
<text:span text:style-name="T4">
 As of April 25 </text:span>
 Pyrotechnical units of the SES were involved <text:span text:style-name="T4">
 149 times </text:span>
 to perform demining tasks.</text:p>
      <text:p text:style-name="P4">
About this <text:a xlink:type="simple" xlink:href="https://t.me/dsns_telegram/16229" text:style-name="Internet_20_link" text:visited-style-name="Visited_20_Internet_20_Link">
_ reports_</text:a>
State Service for Emergency Situations.</text:p>
      <text:p text:style-name="P4">
Pyrotechnical units revealed, seized and disposed of <text:span text:style-name="T4">
 409 exclusive </text:span>
 <text:span text:style-name="T4">
 items </text:span>
, including <text:span text:style-name="T4">
 3 Aviation bombs </text:span>
.(cleared)area of area <text:span text:style-name="T4">
 107 hectares </text:span>
.</text:p>
      <text:p text:style-name="P4">
Background: from the beginning of large -scale aggression of the Russian Federation of Ukrainian Federation of Ukraine, pyrotechnic units of the SES of Ukraine were neutralized <text:span text:style-name="T4">
 349 897 exquisite objects </text:span>
, including <text:span text:style-name="T4">
 2 212 Aviation bombs </text:span>
.</text:p>
      <text:p text:style-name="P4">
A total of 174 thousand square meters remain. km of potentially dangerous territories, measuring 30% of the total area of the state.</text:p>
      <text:p text:style-name="P4">
<draw:frame draw:style-name="fr1" draw:name="Image58" text:anchor-type="as-char" svg:width="6.9236in" svg:height="5.804039in" draw:z-index="0">
<draw:image xlink:href="../Images/AРМІЯINFORM/2023-04-25T51-00-00-04-00/photo_5348067696610232750_y.jpg" xlink:type="simple" xlink:show="embed" xlink:actuate="onLoad" draw:mime-type="image/jpeg"/>
</draw:frame>
</text:p>
      <text:p text:style-name="P4">
News Source: <text:a xlink:type="simple" xlink:href="https://armyinform.com.ua/2023/04/25/try-aviabomby-ta-ponad-400-vybuhonebezpechnyh-predmetiv-zneshkodyly-pirotehniky-dsns-za-dobu/" text:style-name="Internet_20_link" text:visited-style-name="Visited_20_Internet_20_Link">
https://armyinform.com.ua/2023/04/25/try-aviabomby-ta-ponad-400-vybuhonebezpechnyh-predmetiv-zneshkodyly-pirotehniky-dsns-za-dobu/</text:a>
</text:p>
      <!--NEWS-->
      <text:h text:style-name="P10" text:outline-level="1">
<text:span text:style-name="T4">
I do not believe that NATO is a future without Ukraine - Lithuanian Foreign Minister</text:span>
</text:h>
      <text:p text:style-name="P4">
Author: ['АРМІЯINFORM']</text:p>
      <text:p text:style-name="P4">
Time: 2023-04-25T52:00:00-04:00</text:p>
      <text:p text:style-name="P4">
Description: Lithuania Pam'yatayat the sound of the Rosieki tanks, yaki ї їhali by vulitsey mіst, I aggressiya Rosiya Rosiya Aggy 2022, war with Ukraine Latest news today, News War with Ukraine 2022 are the last for today, will there be a war between Ukraine and Russia and when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4/2355d88b-c8c5-4998-840a-3e3cde640a88.jpg" text:style-name="Internet_20_link" text:visited-style-name="Visited_20_Internet_20_Link">
2355d88b-c8c5-4998-840a-3e3cde640a88.jpg</text:a>
']</text:p>
      <text:p text:style-name="P4">
Tags: ['STOPRUSSIA', 'АГРЕСІЯ РФ', 'ГАБРІЕЛЮС ЛАНДСБЕРГІС', 'МІНІСТР ЗАКОРДОННИХ СПРАВ ЛИТВИ', 'НАТО']</text:p>
      <text:p text:style-name="P4">
Category: News</text:p>
      <!--METADATA-->
      <text:p text:style-name="P4">
<draw:frame draw:style-name="fr1" draw:name="Image59" text:anchor-type="as-char" svg:width="6.9236in" svg:height="3.894525in" draw:z-index="0">
<draw:image xlink:href="../Images/AРМІЯINFORM/2023-04-25T52-00-00-04-00/2355d88b-c8c5-4998-840a-3e3cde640a88.jpg" xlink:type="simple" xlink:show="embed" xlink:actuate="onLoad" draw:mime-type="image/jpeg"/>
</draw:frame>
Lithuanians remember the sound of Russian tanks that were riding the streets of cities, and aggression against Ukraine reminds the Lithuanians of the struggle for independence.</text:p>
      <text:p text:style-name="P4">
On this <text:a xlink:type="simple" xlink:href="https://twitter.com/GLandsbergis/status/1650511286180933641" text:style-name="Internet_20_link" text:visited-style-name="Visited_20_Internet_20_Link">
emphasized</text:a>
The Glavasic Political Office of Lithuania Gabrielus Landsbergis.</text:p>
      <text:p text:style-name="P4">
“We are NATO members, Article 5 protects us and guarantees that we will not be amazed. The events in Georgia in 2008 and in Ukraine in 2014, and the current imposition of the Russian Federation in Ukraine really shows that NATO can protect the countries that know this side of the border, ”Gabrielus Landsbergis reminded.</text:p>
      <text:p text:style-name="P4">
According to him, the same Russian tanks that shot unarmed not guilty of the civilians of Lithuania, who tried to defend the country liberated in 1991, are now killing Ukrainians.</text:p>
      <text:p text:style-name="P4">
Lithuanian Foreign Minister reminded that in two months in Vilnius <text:a xlink:type="simple" xlink:href="https://armyinform.com.ua/2022/11/09/nastupnyj-samit-nato-vidbudetsya-vlitku-2023-roku-v-lytvi/" text:style-name="Internet_20_link" text:visited-style-name="Visited_20_Internet_20_Link">
will take place</text:a>
The NATO Summit, and the holdings of the capital, which is so close to Russia and Belarus, is a landmark.</text:p>
      <text:p text:style-name="P4">
“I do not believe that Ukraine has a future without NATO, and I do not believe that NATO is a capacious without Ukraine. If we want Europe and the North Atlantic to be safe or protected, we should include countries that are confronted with a ration from Russia. We have already said that Russia is a fundamental strategic threat to the North Atlantic Alliance. That is why all countries that are highly threatened should be together, they must be protected together in order to restrain any future aggression, ”Gabrielus Landsbergis stressed.</text:p>
      <text:p text:style-name="P4">
News Source: <text:a xlink:type="simple" xlink:href="https://armyinform.com.ua/2023/04/25/ya-ne-viryu-shho-v-nato-ye-majbutnye-bez-ukrayiny-ministr-zakordonnyh-sprav-lytvy/" text:style-name="Internet_20_link" text:visited-style-name="Visited_20_Internet_20_Link">
https://armyinform.com.ua/2023/04/25/ya-ne-viryu-shho-v-nato-ye-majbutnye-bez-ukrayiny-ministr-zakordonnyh-sprav-lytvy/</text:a>
</text:p>
      <!--NEWS-->
      <text:h text:style-name="P10" text:outline-level="1">
<text:span text:style-name="T4">
126 of the settlements of Ukraine fired Rosarmia per day</text:span>
</text:h>
      <text:p text:style-name="P4">
Author: ['АРМІЯINFORM']</text:p>
      <text:p text:style-name="P4">
Time: 2023-04-25T53:00:00-04:00</text:p>
      <text:p text:style-name="P4">
Description: The last passes of the Rosiyski -binge -bie -tie was shelled by the Teritors of the Verpers ... The war with Ukraine 2022, the war with Ukraine is the latest news today, the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7adc890e-b772-4bfe-b7a7-4cee3b88fe78.jpg" text:style-name="Internet_20_link" text:visited-style-name="Visited_20_Internet_20_Link">
7adc890e-b772-4bfe-b7a7-4cee3b88fe78.jpg</text:a>
']</text:p>
      <text:p text:style-name="P4">
Tags: ['MILITARY MEDIA CENTER', 'STOPRUSSIA', 'АГРЕСІЯ РФ', 'ВОРОЖІ ОБСТРІЛИ', 'ВТОРГНЕННЯ РФ']</text:p>
      <text:p text:style-name="P4">
Category: News</text:p>
      <!--METADATA-->
      <text:p text:style-name="P4">
<draw:frame draw:style-name="fr1" draw:name="Image60" text:anchor-type="as-char" svg:width="6.9236in" svg:height="4.80174in" draw:z-index="0">
<draw:image xlink:href="../Images/AРМІЯINFORM/2023-04-25T53-00-00-04-00/7adc890e-b772-4bfe-b7a7-4cee3b88fe78.jpg" xlink:type="simple" xlink:show="embed" xlink:actuate="onLoad" draw:mime-type="image/jpeg"/>
</draw:frame>
During the last day, Russian occupation troops fired at the territory of some regions of Ukraine.</text:p>
      <text:p text:style-name="P4">
About it <text:a xlink:type="simple" xlink:href="https://t.me/militarymediacenter/1783" text:style-name="Internet_20_link" text:visited-style-name="Visited_20_Internet_20_Link">
reports</text:a>
Military Mediacenter.</text:p>
      <text:p text:style-name="P4">
In general, of different types of weapons(mortars, tanks, barrel and reactive fittingule, SPR, UAV, tactical aviation)The fires of 126 inhabited fees were carried out, and 70 infrastructure objects were confirmed.</text:p>
      <text:p text:style-name="P4">
3 people were killed and 17 were injured.</text:p>
      <text:p text:style-name="P4">
News Source: <text:a xlink:type="simple" xlink:href="https://armyinform.com.ua/2023/04/25/126-naselenyh-punktiv-ukrayiny-obstrilyala-rosarmiya-za-dobu/" text:style-name="Internet_20_link" text:visited-style-name="Visited_20_Internet_20_Link">
https://armyinform.com.ua/2023/04/25/126-naselenyh-punktiv-ukrayiny-obstrilyala-rosarmiya-za-dobu/</text:a>
</text:p>
      <!--NEWS-->
      <text:h text:style-name="P10" text:outline-level="1">
<text:span text:style-name="T4">
Sergey Naev: The Russian Federation holds about 17 thousand people in two border areas and Belarus</text:span>
</text:h>
      <text:p text:style-name="P4">
Author: ['АРМІЯINFORM']</text:p>
      <text:p text:style-name="P4">
Time: 2023-04-25T54:00:00-04:00</text:p>
      <text:p text:style-name="P4">
Description: Before, the opponent of the thaw two uglys of the sovereign’s lifting on the pyvnika straighten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343063693_721655253069524_4899932926809879422_n.jpg" text:style-name="Internet_20_link" text:visited-style-name="Visited_20_Internet_20_Link">
343063693_721655253069524_4899932926809879422_n.jpg</text:a>
']</text:p>
      <text:p text:style-name="P4">
Tags: ['ПІВНІЧНИЙ НАПРЯМОК', 'СЕРГІЙ НАЄВ']</text:p>
      <text:p text:style-name="P4">
Category: News</text:p>
      <!--METADATA-->
      <text:p text:style-name="P4">
<draw:frame draw:style-name="fr1" draw:name="Image61" text:anchor-type="as-char" svg:width="6.9236in" svg:height="4.615733in" draw:z-index="0">
<draw:image xlink:href="../Images/AРМІЯINFORM/2023-04-25T54-00-00-04-00/343063693_721655253069524_4899932926809879422_n.jpg" xlink:type="simple" xlink:show="embed" xlink:actuate="onLoad" draw:mime-type="image/jpeg"/>
</draw:frame>
The enemy involves two groups of covering the state border in the northern direction. They are deployed in the southern part of Belarus and Storetoria of the Bryansk and Kursk regions of Russia, with a total number of about 17 thousand people.</text:p>
      <text:p text:style-name="P4">
About it <text:a xlink:type="simple" xlink:href="https://www.facebook.com/JointForcesCommandAFU/posts/pfbid06yE7WSA7umvboQfkZKhkcgdBKraHKDqvMJzY7rqbQANTnFyFEBN6JZdYJdMFnoo8l" text:style-name="Internet_20_link" text:visited-style-name="Visited_20_Internet_20_Link">
reported</text:a>
Commander of the Armed Forces of Ukraine Lieutenant General Sergey Naev, commenting on the northern borders of the state.</text:p>
      <text:p text:style-name="P4">
In addition, the number of Russian contingent in the landfills of Belarus lifts 2,800 people. At the Belarusian military airfields continue the helicopters and helicopters of the Air Force of the Armed Forces of the Armed Forces of the Russian Federation.</text:p>
      <text:p text:style-name="P4">
“But despite this, we continue to strengthen the Northern Group of Vyevsk, we prepare reserves. We monitor the situation, we re -enlighten modern foreign samples, improve long -term fortification structures, increase the density of mining of the territory of border strips, teach people ”, - said Sergey Naev.</text:p>
      <text:p text:style-name="P4">
The commander stressed that the situation on the northern borders of the country is controlled.</text:p>
      <text:p text:style-name="P4">
"At the same time, the enemy continues systematically firing from the artillery of the border and Chernihiv regions, conducts air intelligence for the purpose of influencing damage to the objects of critical civil infrastructure and exposing the other air defense system," he said.</text:p>
      <text:p text:style-name="P4">
Enemy aircraft are mainly caused by military facilities. But, unfortunately, these blows are numerous raids of the destruction of civilians and victims among the local population.</text:p>
      <text:p text:style-name="P4">
News Source: <text:a xlink:type="simple" xlink:href="https://armyinform.com.ua/2023/04/25/sergij-nayev-rf-trymaye-blyzko-17-tysyach-osib-u-dvoh-prykordonnyh-oblastyah-ta-bilorusi/" text:style-name="Internet_20_link" text:visited-style-name="Visited_20_Internet_20_Link">
https://armyinform.com.ua/2023/04/25/sergij-nayev-rf-trymaye-blyzko-17-tysyach-osib-u-dvoh-prykordonnyh-oblastyah-ta-bilorusi/</text:a>
</text:p>
      <!--NEWS-->
      <text:h text:style-name="P10" text:outline-level="1">
<text:span text:style-name="T4">
A successful rescue operation to evacuate citizens from Sudan was performed</text:span>
</text:h>
      <text:p text:style-name="P4">
Author: ['АРМІЯINFORM']</text:p>
      <text:p text:style-name="P4">
Time: 2023-04-25T55:00:00-04:00</text:p>
      <text:p text:style-name="P4">
Description: Golovna Directorate Rosvydki in the coordinating of the President of the Ukrainian, the war with Ukraine 2022, the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2023-04-25_09-39-03-e1682413445174.jpg" text:style-name="Internet_20_link" text:visited-style-name="Visited_20_Internet_20_Link">
photo_2023-04-25_09-39-03-e1682413445174.jpg</text:a>
']</text:p>
      <text:p text:style-name="P4">
Tags: ['ГУР МО УКРАЇНИ', 'УКРАЇНСЬКИЙ НАРОД НЕПЕРЕМОЖНИЙ']</text:p>
      <text:p text:style-name="P4">
Category: News</text:p>
      <!--METADATA-->
      <text:p text:style-name="P4">
<draw:frame draw:style-name="fr1" draw:name="Image62" text:anchor-type="as-char" svg:width="6.9236in" svg:height="5.106155in" draw:z-index="0">
<draw:image xlink:href="../Images/AРМІЯINFORM/2023-04-25T55-00-00-04-00/photo_2023-04-25_09-39-03-e1682413445174.jpg" xlink:type="simple" xlink:show="embed" xlink:actuate="onLoad" draw:mime-type="image/jpeg"/>
</draw:frame>
The Main Directorate of Intelligence in Coordination with the Presidential Office of Ukraine Taministerism conducted a successful rescue operation with the Zavacing of civilians from the Khartum's battle - the capital of Sudan.</text:p>
      <text:p text:style-name="P4">
Under the conditions of continuous fighting, failure to comply with the regime of "silence", the absence of food, the use of equipment from the area of armed conflict evacuated 87 citizens of Ukraine, mostly aviation specialists - pilots, technicians and members of their families. Also evacuated by the citizens of Georgia and Peru. In total, 138 citizens are saved. Among them 35 women and 12 children.</text:p>
      <text:p text:style-name="P4">
Currently, all evacuees are safe in Egypt. They have the necessary medical care, food and water. Citizens of Ukraine are supported by visa and documentary support and expect a quick return home.</text:p>
      <text:p text:style-name="P4">
Ukraine will save all its citizens!</text:p>
      <text:p text:style-name="P4">
<text:span text:style-name="T4">
 Source: </text:span>
 <text:a xlink:type="simple" xlink:href="https://t.me/DIUkraine/2247" text:style-name="Internet_20_link" text:visited-style-name="Visited_20_Internet_20_Link">
<text:span text:style-name="T5">
gur</text:span>
</text:a>
</text:p>
      <text:p text:style-name="P4">
News Source: <text:a xlink:type="simple" xlink:href="https://armyinform.com.ua/2023/04/25/provedeno-uspishnu-ryatuvalnu-operacziyu-z-evakuacziyi-gromadyan-iz-terytoriyi-sudanu/" text:style-name="Internet_20_link" text:visited-style-name="Visited_20_Internet_20_Link">
https://armyinform.com.ua/2023/04/25/provedeno-uspishnu-ryatuvalnu-operacziyu-z-evakuacziyi-gromadyan-iz-terytoriyi-sudanu/</text:a>
</text:p>
      <!--NEWS-->
      <text:h text:style-name="P10" text:outline-level="1">
<text:span text:style-name="T4">
The European Union has allocated to Ukraine another one and a half billion euro macro -financial assistance</text:span>
</text:h>
      <text:p text:style-name="P4">
Author: ['АРМІЯINFORM']</text:p>
      <text:p text:style-name="P4">
Time: 2023-04-25T56:00:00-04:00</text:p>
      <text:p text:style-name="P4">
Description: Єvropysky union visible Ukrainian € 1.5 billion macrophyninsky pretext.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e98f776f-bdfc-48c3-b8ad-0091bf0ede1f.jpg" text:style-name="Internet_20_link" text:visited-style-name="Visited_20_Internet_20_Link">
e98f776f-bdfc-48c3-b8ad-0091bf0ede1f.jpg</text:a>
']</text:p>
      <text:p text:style-name="P4">
Tags: ['STOPRUSSIA', 'YES', 'АГРЕСІЯ РФ', 'ДОПОМОГА ПАРТНЕРІВ', 'СВІТ ПІДТРИМУЄ УКРАЇНУ', 'УРСУЛА ФОН ДЕР ЛЯЄН']</text:p>
      <text:p text:style-name="P4">
Category: News</text:p>
      <!--METADATA-->
      <text:p text:style-name="P4">
<draw:frame draw:style-name="fr1" draw:name="Image63" text:anchor-type="as-char" svg:width="6.9236in" svg:height="3.894525in" draw:z-index="0">
<draw:image xlink:href="../Images/AРМІЯINFORM/2023-04-25T56-00-00-04-00/e98f776f-bdfc-48c3-b8ad-0091bf0ede1f.jpg" xlink:type="simple" xlink:show="embed" xlink:actuate="onLoad" draw:mime-type="image/jpeg"/>
</draw:frame>
The European Union has allocated € 1.5 billion macro -financial assistance to Ukraine.</text:p>
      <text:p text:style-name="P4">
About it <text:a xlink:type="simple" xlink:href="https://twitter.com/vonderleyen/status/1650778834952650752" text:style-name="Internet_20_link" text:visited-style-name="Visited_20_Internet_20_Link">
reported</text:a>
The President of the European Commission Ursula von der Lien.</text:p>
      <text:p text:style-name="P4">
“Today we provide Ukraine with another 1.5 billion euros within our annual pacumacro -financial assistance. We will continue to help Ukraine with Russia's counter -aggression, support the work of its institutions and infrastructure, and to carry out important reforms, ”said Ursula von Der Lyen.</text:p>
      <text:p text:style-name="P4">
Recall that in January 2023 Ukraine and the EU <text:a xlink:type="simple" xlink:href="https://armyinform.com.ua/2023/01/16/ukrayina-ta-yes-pidpysaly-memorandum-shhodo-vydilennya-e18-mlrd-makrofinansovoyi-dopomogy/" text:style-name="Internet_20_link" text:visited-style-name="Visited_20_Internet_20_Link">
concluded</text:a>
Memorandum for the allocation of € 18 billion macro -financial assistance.</text:p>
      <text:p text:style-name="P4">
News Source: <text:a xlink:type="simple" xlink:href="https://armyinform.com.ua/2023/04/25/yevrosoyuz-vydilyv-ukrayini-shhe-pivtora-milyardy-yevro-makrofinansovoyi-dopomogy/" text:style-name="Internet_20_link" text:visited-style-name="Visited_20_Internet_20_Link">
https://armyinform.com.ua/2023/04/25/yevrosoyuz-vydilyv-ukrayini-shhe-pivtora-milyardy-yevro-makrofinansovoyi-dopomogy/</text:a>
</text:p>
      <!--NEWS-->
      <text:h text:style-name="P10" text:outline-level="1">
<text:span text:style-name="T4">
For many years we have talked to Russia patiently. However, it was a conversation with the wall - the premieres of Poland, Slovakia and the Czech Republic</text:span>
</text:h>
      <text:p text:style-name="P4">
Author: ['АРМІЯINFORM']</text:p>
      <text:p text:style-name="P4">
Time: 2023-04-25T57:00:00-04:00</text:p>
      <text:p text:style-name="P4">
Description: Long Bagatookh Rokyv Termerachi, by his own surveillance, the rosbias in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c1ba4a37-f18f-4593-9696-0c5528ff5296.jpg" text:style-name="Internet_20_link" text:visited-style-name="Visited_20_Internet_20_Link">
c1ba4a37-f18f-4593-9696-0c5528ff5296.jpg</text:a>
']</text:p>
      <text:p text:style-name="P4">
Tags: ['STOPRUSSIA', 'АГРЕСІЯ РФ', 'ВТОРГНЕННЯ РФ', 'ЕДУАРД ГЕҐЕР', 'МАТЕУШ МОРАВЕЦЬКИЙ', 'НАТО', 'ПЕТР ФІАЛА']</text:p>
      <text:p text:style-name="P4">
Category: News</text:p>
      <!--METADATA-->
      <text:p text:style-name="P4">
<draw:frame draw:style-name="fr1" draw:name="Image64" text:anchor-type="as-char" svg:width="6.9236in" svg:height="3.894525in" draw:z-index="0">
<draw:image xlink:href="../Images/AРМІЯINFORM/2023-04-25T57-00-00-04-00/c1ba4a37-f18f-4593-9696-0c5528ff5296.jpg" xlink:type="simple" xlink:show="embed" xlink:actuate="onLoad" draw:mime-type="image/jpeg"/>
</draw:frame>
For many years with Russia, they have patiently shared their views and integrity in various contexts, including Nato Rosia Rada, but there is little effect. Conversation with the wall will not change the behavior of the Russians.</text:p>
      <text:p text:style-name="P4">
About this <text:a xlink:type="simple" xlink:href="https://www.foreignaffairs.com/ukraine/free-world-must-stay-course-ukraine" text:style-name="Internet_20_link" text:visited-style-name="Visited_20_Internet_20_Link">
it is referred</text:a>
In a joint article by the Czech Prime Ministers, Peter Fali, Slovakia Edward Heger and Poland Mateusha Moravtsky in Foreignaffairs.</text:p>
      <text:p text:style-name="P4">
“Having faced with a non-existent dialogue, NATO, as a political and military Alliance, should be ready to adjust its strategy on the go. For seventy -six years, this magazine, George Kennan, called for a policy of restraining the Doradian Union. Similar principles can be applied today, the vicious power, rigid sanctions, the isolation of Russia and the transatlantic unity with the eclipinal principles of our strategy, ”the authors of the article say.</text:p>
      <text:p text:style-name="P4">
The premieres of these countries emphasize that if Europe wants to remain holistic, American participation and leadership will remain decisive.</text:p>
      <text:p text:style-name="P4">
“However, the determination in support of Ukraine will also help contain aggression in other parts of the world, sending reports that tyrants do not calm whether LLC in Europe, asia, or anywhere else. This message will become especially clear, if Ukraine will win, and Russia will be defeated, ”the article reads.</text:p>
      <text:p text:style-name="P4">
News Source: <text:a xlink:type="simple" xlink:href="https://armyinform.com.ua/2023/04/25/bagato-rokiv-my-terplyache-rozmovlyaly-z-rosiyeyu-odnak-cze-bula-rozmova-zi-stinoyu-premyery-polshhi-slovachchyny-ta-chehiyi/" text:style-name="Internet_20_link" text:visited-style-name="Visited_20_Internet_20_Link">
https://armyinform.com.ua/2023/04/25/bagato-rokiv-my-terplyache-rozmovlyaly-z-rosiyeyu-odnak-cze-bula-rozmova-zi-stinoyu-premyery-polshhi-slovachchyny-ta-chehiyi/</text:a>
</text:p>
      <!--NEWS-->
      <text:h text:style-name="P10" text:outline-level="1">
<text:span text:style-name="T4">
Russia increased the number of its ships in the Black Sea</text:span>
</text:h>
      <text:p text:style-name="P4">
Author: ['АРМІЯINFORM']</text:p>
      <text:p text:style-name="P4">
Time: 2023-04-25T58:00:00-04:00</text:p>
      <text:p text:style-name="P4">
Description: Rosiyski Vіsyska Zbilshili Kilkiy Ugroopannni at China Morce up to seven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maxresdefault-1.jpg" text:style-name="Internet_20_link" text:visited-style-name="Visited_20_Internet_20_Link">
maxresdefault-1.jpg</text:a>
']</text:p>
      <text:p text:style-name="P4">
Tags: ['ВМС ЗС УКРАЇНИ', 'РАКЕТИ «КАЛІБР»', 'ЧОРНЕ МОРЕ']</text:p>
      <text:p text:style-name="P4">
Category: News</text:p>
      <!--METADATA-->
      <text:p text:style-name="P4">
<draw:frame draw:style-name="fr1" draw:name="Image65" text:anchor-type="as-char" svg:width="6.9236in" svg:height="3.894525in" draw:z-index="0">
<draw:image xlink:href="../Images/AРМІЯINFORM/2023-04-25T58-00-00-04-00/maxresdefault-1.jpg" xlink:type="simple" xlink:show="embed" xlink:actuate="onLoad" draw:mime-type="image/jpeg"/>
</draw:frame>
Russian troops have increased the number of ship groups in Black Morido seven units, including two rocket launchers with a total volley of up to eight rockets "Caliber".</text:p>
      <text:p text:style-name="P4">
About it <text:a xlink:type="simple" xlink:href="https://t.me/ukrainian_navy/2825https://t.me/ukrainian_navy/2825" text:style-name="Internet_20_link" text:visited-style-name="Visited_20_Internet_20_Link">
reports</text:a>
The press service of the Navy of the Armed Forces.</text:p>
      <text:p text:style-name="P4">
There is one enemy ship in the Sea of Azov.</text:p>
      <text:p text:style-name="P4">
In the Mediterranean, there are four enemy ships on the battle duty, of which are three carriers of winged Caliber missiles, a total volley of up to 28 missiles.</text:p>
      <text:p text:style-name="P4">
During the day in the interests of the Russian Federation the passage of the Kerch-Yenikhal Strait made:</text:p>
      <ul>
        <li>
to the Azov Sea - 33 vessels, 9 of them moved from the Bosphorus Strait; * To the Black Sea - 21 vessels, 4 of them continued the movement in the direction of the Bosphorus.</li>
      </ul>
      <text:p text:style-name="P4">
The Russian Federation continues to violate the International Convention on the Protection of Human Life at the Sea of 1974.(SOLAS)by turning off automatic identification systems(AIS)Nazi vessels in the Azov Sea.</text:p>
      <text:p text:style-name="P4">
News Source: <text:a xlink:type="simple" xlink:href="https://armyinform.com.ua/2023/04/25/rosiya-zbilshyla-kilkist-svoyih-korabliv-u-chornomu-mori-2/" text:style-name="Internet_20_link" text:visited-style-name="Visited_20_Internet_20_Link">
https://armyinform.com.ua/2023/04/25/rosiya-zbilshyla-kilkist-svoyih-korabliv-u-chornomu-mori-2/</text:a>
</text:p>
      <!--NEWS-->
      <text:h text:style-name="P10" text:outline-level="1">
<text:span text:style-name="T4">
Supply from partner countries of modern aircraft will change the situation in the sky-Sergey Naev</text:span>
</text:h>
      <text:p text:style-name="P4">
Author: ['АРМІЯINFORM']</text:p>
      <text:p text:style-name="P4">
Time: 2023-04-25T59:00:00-04:00</text:p>
      <text:p text:style-name="P4">
Description: Commander of the Opniyan forces of the ZK Ukrainian, Lieutenant General Sergiy Nav Rosoviv, Shcho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343045388_1282705075663438_3837011977616990912_n.jpg" text:style-name="Internet_20_link" text:visited-style-name="Visited_20_Internet_20_Link">
343045388_1282705075663438_3837011977616990912_n.jpg</text:a>
']</text:p>
      <text:p text:style-name="P4">
Tags: ['STOPRUSSIA', 'АГРЕСІЯ РФ', 'ВТОРГНЕННЯ РФ', "КОМАНДУВАННЯ ОБ'ЄДНАНИХ СИЛ", 'СЕРГІЙ НАЄВ']</text:p>
      <text:p text:style-name="P4">
Category: News</text:p>
      <!--METADATA-->
      <text:p text:style-name="P4">
<draw:frame draw:style-name="fr1" draw:name="Image66" text:anchor-type="as-char" svg:width="6.9236in" svg:height="4.621503in" draw:z-index="0">
<draw:image xlink:href="../Images/AРМІЯINFORM/2023-04-25T59-00-00-04-00/343045388_1282705075663438_3837011977616990912_n.jpg" xlink:type="simple" xlink:show="embed" xlink:actuate="onLoad" draw:mime-type="image/jpeg"/>
</draw:frame>
The Commander of the United States of the Armed Forces of Ukraine Lieutenant General Sergey Naev said that the number of applications of the enemy of managed aviation bombs-modernized Soviet fabs increased. This is a striking example of how the enemy is useful in aviation, because it uses these bombs without entering the zonudium of our air defense.</text:p>
      <text:p text:style-name="P4">
About it <text:a xlink:type="simple" xlink:href="https://www.facebook.com/JointForcesCommandAFU/posts/pfbid08vhMgEy4KsPBvoUVhZF5HkfHRjREYBhJVbxC9FVhjDvie64Sa8V9BFznGaCwTxT9l" text:style-name="Internet_20_link" text:visited-style-name="Visited_20_Internet_20_Link">
reports</text:a>
Public Relations Service of the United States Command of the Armed Forces of Ukraine.</text:p>
      <text:p text:style-name="P4">
“In addition, the actions of bombard aviation are covered by Su-30 TASU-35 fighters, whose onboard weapons allow you to identify and destroy our aircraft-interceptors even before approaching the distance of air-air missiles. will change the situation, ”the message goes.</text:p>
      <text:p text:style-name="P4">
Lieutenant General Sergey Naev also commented on the change in the tactics of action troops:</text:p>
      <text:p text:style-name="P4">
“Speaking of the canons of military science, changes in the tactics of actions are determined by the development of technologies, as well as the emergence on the battlefield of the newest and perspective samples of weapons and military equipment. In the context of international sanctions, Russia is significantly limited in the production of new weapons, needed time and resources to establish import substitution of a deficit element base. "</text:p>
      <text:p text:style-name="P4">
According to him, over the last 6 months the enemy has renewed the use of anti-aircraft missiles of the S-300 S-300 SPR.</text:p>
      <text:p text:style-name="P4">
News Source: <text:a xlink:type="simple" xlink:href="https://armyinform.com.ua/2023/04/25/postachannya-vid-krayin-partneriv-suchasnyh-litakiv-zminyt-sytuacziyu-u-nebi-sergij-nayev/" text:style-name="Internet_20_link" text:visited-style-name="Visited_20_Internet_20_Link">
https://armyinform.com.ua/2023/04/25/postachannya-vid-krayin-partneriv-suchasnyh-litakiv-zminyt-sytuacziyu-u-nebi-sergij-nayev/</text:a>
</text:p>
      <!--NEWS-->
      <text:h text:style-name="P10" text:outline-level="1">
<text:span text:style-name="T4">
The enemy comes in the east simultaneously in several directions - Alexander Sirsky</text:span>
</text:h>
      <text:p text:style-name="P4">
Author: ['АРМІЯINFORM']</text:p>
      <text:p text:style-name="P4">
Time: 2023-04-25T60:00:00-04:00</text:p>
      <text:p text:style-name="P4">
Description: About the cesspool of the schedule of the SCIDARY UgiSK, Colonel General Oleksandr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5346.jpg" text:style-name="Internet_20_link" text:visited-style-name="Visited_20_Internet_20_Link">
photo_5346.jpg</text:a>
']</text:p>
      <text:p text:style-name="P4">
Tags: ['ОЛЕКСАНДР СИРСЬКИЙ']</text:p>
      <text:p text:style-name="P4">
Category: News</text:p>
      <!--METADATA-->
      <text:p text:style-name="P4">
<draw:frame draw:style-name="fr1" draw:name="Image67" text:anchor-type="as-char" svg:width="6.9236in" svg:height="4.661597in" draw:z-index="0">
<draw:image xlink:href="../Images/AРМІЯINFORM/2023-04-25T60-00-00-04-00/photo_5346.jpg" xlink:type="simple" xlink:show="embed" xlink:actuate="onLoad" draw:mime-type="image/jpeg"/>
</draw:frame>
About it <text:a xlink:type="simple" xlink:href="https://armyinform.com.ua/2023/04/25/utrymuyuchy-bahmut-my-ne-dayemo-vorogu-mozhlyvosti-zbilshuvaty-front-oleksandr-syrskyj/" text:style-name="Internet_20_link" text:visited-style-name="Visited_20_Internet_20_Link">
reported</text:a>
Commander of the Eastern group of troops, Colonel-General Alexander Sirsky.</text:p>
      <ul>
        <li>
Indeed, the enemy comes in the east at a time in several directions. Now the most baked battles continue in the area of Bakhmut and Avdiivka in Donetsk. The enemy leaves attempts to surround and seize these settlements, despite the depicon losses in living strength and technology. The enemy also shows the Kremin's direction, trying to displace our troops from the Serebryansky forestry south of Kreminna, thereby creating favorable conditions for the development of the offensive in the direction of Liman. The military units of the "estuary" reflect the enemy's attacks, inflict significant losses. And, in fact, at the estuary, our fighters do not allow the enemy to move. For the strengthening of their abomination capabilities, the troops were regrouid here and the positions were completed with a state,-said Colonel-General Alexander Sirsky.</li>
      </ul>
      <text:p text:style-name="P4">
He added that in the rest of the directions the situation is controlled, without features.</text:p>
      <text:p text:style-name="P4">
News Source: <text:a xlink:type="simple" xlink:href="https://armyinform.com.ua/2023/04/25/vorog-nastupaye-na-shodi-odnochasno-na-dekilkoh-napryamkah-oleksandr-syrskyj/" text:style-name="Internet_20_link" text:visited-style-name="Visited_20_Internet_20_Link">
https://armyinform.com.ua/2023/04/25/vorog-nastupaye-na-shodi-odnochasno-na-dekilkoh-napryamkah-oleksandr-syrskyj/</text:a>
</text:p>
      <!--NEWS-->
      <text:h text:style-name="P10" text:outline-level="1">
<text:span text:style-name="T4">
The plan to win Ukraine in three days was transformed into 9-month-old attempts around a small city-Alexander Sirsky</text:span>
</text:h>
      <text:p text:style-name="P4">
Author: ['АРМІЯINFORM']</text:p>
      <text:p text:style-name="P4">
Time: 2023-04-25T61:00:00-04:00</text:p>
      <text:p text:style-name="P4">
Description: About Tse in Interv'yu, the commander of the SCIDARY Ugroopovannik general, Colonel General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foto-3-syrskyj.jpeg" text:style-name="Internet_20_link" text:visited-style-name="Visited_20_Internet_20_Link">
foto-3-syrskyj.jpeg</text:a>
']</text:p>
      <text:p text:style-name="P4">
Tags: ['STOPRUSSIA', 'АГРЕСІЯ РФ', 'ВТОРГНЕННЯ РФ', 'ОЛЕКСАНДР СИРСЬКИЙ']</text:p>
      <text:p text:style-name="P4">
Category: News</text:p>
      <!--METADATA-->
      <text:p text:style-name="P4">
<draw:frame draw:style-name="fr1" draw:name="Image68" text:anchor-type="as-char" svg:width="6.9236in" svg:height="5.375754in" draw:z-index="0">
<draw:image xlink:href="../Images/AРМІЯINFORM/2023-04-25T61-00-00-04-00/foto-3-syrskyj.jpeg" xlink:type="simple" xlink:show="embed" xlink:actuate="onLoad" draw:mime-type="image/jpeg"/>
</draw:frame>
About it in <text:a xlink:type="simple" xlink:href="https://armyinform.com.ua/2023/04/25/utrymuyuchy-bahmut-my-ne-dayemo-vorogu-mozhlyvosti-zbilshuvaty-front-oleksandr-syrskyj/" text:style-name="Internet_20_link" text:visited-style-name="Visited_20_Internet_20_Link">
interview</text:a>
The commander of the eastern group of troops was informed by Colonel-General Alexander.</text:p>
      <text:p text:style-name="P4">
-Indeed, Bakhmut remains the object of focusing the main efforts of Vorozhaz, among all other areas. For Russia, the East of Ukraine is the only part of the front where it has made at least some progress with the beginning of the "big offensive". The plan to win Ukraine in three days has transformed into nine -month attempts by a small city. After a series of defeats in the north and south of the Ukrainian -ownership, it is necessary to demonstrate at least the slightest success in the occupation of Donbass. Without mastering it, the invaders will not be able to develop the offensive in the direction of Kramatorsk and Siverskaya. Therefore, Russian propaganda provides battles for Bakhmut as a "battle for Stalingrad". They love such parallels. And in order to reach its goals, Russia will not regret human or material resources,-said Colonel-General Alexander Sirsky.</text:p>
      <text:p text:style-name="P4">
News Source: <text:a xlink:type="simple" xlink:href="https://armyinform.com.ua/2023/04/25/plan-zavoyuvaty-ukrayinu-za-try-dni-transformuvavsya-u-9-misyachni-sproby-dovkola-nevelykogo-mista-oleksandr-syrskyj/" text:style-name="Internet_20_link" text:visited-style-name="Visited_20_Internet_20_Link">
https://armyinform.com.ua/2023/04/25/plan-zavoyuvaty-ukrayinu-za-try-dni-transformuvavsya-u-9-misyachni-sproby-dovkola-nevelykogo-mista-oleksandr-syrskyj/</text:a>
</text:p>
      <!--NEWS-->
      <text:h text:style-name="P10" text:outline-level="1">
<text:span text:style-name="T4">
Three pseudo -departments of the so -called "Administration of May Day District of DNR" reported suspicion</text:span>
</text:h>
      <text:p text:style-name="P4">
Author: ['АРМІЯINFORM']</text:p>
      <text:p text:style-name="P4">
Time: 2023-04-25T62:00:00-04:00</text:p>
      <text:p text:style-name="P4">
Description: For the proprietary Kerivnitvva, Donetskiye Prosecutor's Office of the Tom Gromyans in absentia ... The war with Ukraine 2022, the war with Ukraine is the latest news today, the News War with Ukraine 2022 is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img-20230425-wa0009.jpg" text:style-name="Internet_20_link" text:visited-style-name="Visited_20_Internet_20_Link">
img-20230425-wa0009.jpg</text:a>
']</text:p>
      <text:p text:style-name="P4">
Tags: ['STOPRUSSIA', 'АГРЕСІЯ РФ', 'ВТОРГНЕННЯ РФ', 'КОЛАБОРАНТИ', 'ОФІС ГЕНЕРАЛЬНОГО ПРОКУРОРА УКРАЇНИ']</text:p>
      <text:p text:style-name="P4">
Category: News</text:p>
      <!--METADATA-->
      <text:p text:style-name="P4">
<draw:frame draw:style-name="fr1" draw:name="Image69" text:anchor-type="as-char" svg:width="6.9236in" svg:height="5.1927in" draw:z-index="0">
<draw:image xlink:href="../Images/AРМІЯINFORM/2023-04-25T62-00-00-04-00/img-20230425-wa0009.jpg" xlink:type="simple" xlink:show="embed" xlink:actuate="onLoad" draw:mime-type="image/jpeg"/>
</draw:frame>
Under the procedural leadership of the Donetsk Regional Prosecutor's Office, three citizens were reported suspected of collaborative activity.</text:p>
      <text:p text:style-name="P4">
According to the investigation, in June 2022, after the occupation of Mangush township township, the resident of Yalta voluntarily occupied the position of the so-called "Administration of the May Day DNR District".</text:p>
      <text:p text:style-name="P4">
Supporting Russian propaganda on the dominance of the Russian Federation on the post-Soviet space and having his own experience in the head of the said administration in 20110-2014, the man decided to make additional efforts to establish a business cooperation with the invaders.</text:p>
      <text:p text:style-name="P4">
To do this, he created a group of like -minded people, namely, appointed his deputy chief of the Mangush settlement council department, and managing affairs, the Execution of one of the political parties of the district organization.</text:p>
      <text:p text:style-name="P4">
While in the District Army of the Russian Federation of settlements, pseudo-officials in the organized group held meetings at which they pretended to solve social and household issues.</text:p>
      <text:p text:style-name="P4">
At the same time, they did not forget to serve before the occupiers celebrating the prominent dan-aggressor and the award of certificates. They boasted the implementation of "state" youth policy aimed at "patriotic" upbringing of young people.</text:p>
      <text:p text:style-name="P4">
They were also agitated for receiving the residents of the village of Russian passports and the joining of the painter to the Russian Federation. They are actively illuminated by their own Telegram channel.</text:p>
      <text:p text:style-name="P4">
The pre -trial investigation conducts the Security Service of Ukraine in Donetsk and Luhansk regions.</text:p>
      <text:p text:style-name="P4">
<text:span text:style-name="T4">
 Source: </text:span>
 <text:a xlink:type="simple" xlink:href="https://www.gp.gov.ua/ua/posts/tryom-psevdoposadovcyam-tak-zvanoyi-administraciyi-persotravnevogo-raionu-dnr-povidomleno-pro-pidozru" text:style-name="Internet_20_link" text:visited-style-name="Visited_20_Internet_20_Link">
Office of Prosecutor General Ukraine</text:a>
</text:p>
      <text:p text:style-name="P4">
News Source: <text:a xlink:type="simple" xlink:href="https://armyinform.com.ua/2023/04/25/trom-psevdoposadovczyam-tak-zvanoyi-administracziyi-pershotravnevogo-rajonu-dnr-povidomleno-pro-pidozru/" text:style-name="Internet_20_link" text:visited-style-name="Visited_20_Internet_20_Link">
https://armyinform.com.ua/2023/04/25/trom-psevdoposadovczyam-tak-zvanoyi-administracziyi-pershotravnevogo-rajonu-dnr-povidomleno-pro-pidozru/</text:a>
</text:p>
      <!--NEWS-->
      <text:h text:style-name="P10" text:outline-level="1">
<text:span text:style-name="T4">
The corrector who "cited" the Artudar of the Russian Federation on military units was detained in the Donetsk region</text:span>
</text:h>
      <text:p text:style-name="P4">
Author: ['АРМІЯINFORM']</text:p>
      <text:p text:style-name="P4">
Time: 2023-04-25T63:00:00-04:00</text:p>
      <text:p text:style-name="P4">
Description: The Service of the Bezpequi Vikrila Shchelnik of one tank of the Russian Federation PID Hour of the counter -persons arrived at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44326d53413af334d73d63ce4c2014dc.jpeg" text:style-name="Internet_20_link" text:visited-style-name="Visited_20_Internet_20_Link">
44326d53413af334d73d63ce4c2014dc.jpeg</text:a>
']</text:p>
      <text:p text:style-name="P4">
Tags: ['STOPRUSSIA', 'ВТОРГНЕННЯ РФ', 'СБУ']</text:p>
      <text:p text:style-name="P4">
Category: News</text:p>
      <!--METADATA-->
      <text:p text:style-name="P4">
<draw:frame draw:style-name="fr1" draw:name="Image70" text:anchor-type="as-char" svg:width="6.9236in" svg:height="4.615733in" draw:z-index="0">
<draw:image xlink:href="../Images/AРМІЯINFORM/2023-04-25T63-00-00-04-00/44326d53413af334d73d63ce4c2014dc.jpeg" xlink:type="simple" xlink:show="embed" xlink:actuate="onLoad" draw:mime-type="image/jpeg"/>
</draw:frame>
The Security Service exposed another Russian associate during counter -priderations in the frontline areas of Donetsk region.</text:p>
      <text:p text:style-name="P4">
The attacker was a resident of the Belozersky district, who in July last year went out to the occupiers and offered them his help in the war of Ukraine.</text:p>
      <text:p text:style-name="P4">
He collected information about the places of dislocation and movement of units of defense forces in the Bakhmut direction.</text:p>
      <text:p text:style-name="P4">
The enemy was especially interested in the intelligence on the location of radar stations of Ukrainian troops.</text:p>
      <text:p text:style-name="P4">
In addition, the person involved in the invaders coordinates the base of the Ukrainian military in the region.</text:p>
      <text:p text:style-name="P4">
Then, behind his "dug", the racists carried out artillery shelling of military personnel.</text:p>
      <text:p text:style-name="P4">
SBU staff detained the person involved in the performance of a hostile exploration task.</text:p>
      <text:p text:style-name="P4">
According to the cyberfactors of the Security Service, communication with the aggressor Winterly supported through the "liaison" - a representative created by the invaders of "Militiahlnr".</text:p>
      <text:p text:style-name="P4">
According to his instructions, the collaborator went out to the terrain and collected intelligence, which then transferred the enemy with a detailed description of the location of military objects and the adjacent territory, the application of geolocation points, through the messenger in one of the popular social networks.</text:p>
      <text:p text:style-name="P4">
During the search at the place of residence of the detainee, a mobile phone was found, which he used to correspond with the occupiers.</text:p>
      <text:p text:style-name="P4">
On the basis of the evidence collected, the SBU investigators informed him about suspicion under Part 7 of Art. 111-1 of the Criminal Code of Ukraine(Collaboration).</text:p>
      <text:p text:style-name="P4">
Наразі він перебуває під вартою. Зловмиснику загрожує до 15 років ув’язнення.</text:p>
      <text:p text:style-name="P4">
Комплексні заходи проводили співробітники СБУ у Черкаській області запроцесуального керівництва обласної прокуратури.</text:p>
      <text:p text:style-name="P4">
<text:span text:style-name="T4">
Джерело:</text:span>
 <text:a xlink:type="simple" xlink:href="https://ssu.gov.ua/novyny/sbu-zatrymala-koryhuvalnyka-yakyi-navodyv-artudary-rf-po-viiskovykh-obiektakh-na-donechchyni" text:style-name="Internet_20_link" text:visited-style-name="Visited_20_Internet_20_Link">
<text:span text:style-name="T5">
СБУ</text:span>
</text:a>
</text:p>
      <text:p text:style-name="P4">
News Source: <text:a xlink:type="simple" xlink:href="https://armyinform.com.ua/2023/04/25/zatrymano-koryguvalnyka-yakyj-navodyv-artudary-rf-po-vijskovyh-obyektah-na-donechchyni/" text:style-name="Internet_20_link" text:visited-style-name="Visited_20_Internet_20_Link">
https://armyinform.com.ua/2023/04/25/zatrymano-koryguvalnyka-yakyj-navodyv-artudary-rf-po-vijskovyh-obyektah-na-donechchyni/</text:a>
</text:p>
      <!--NEWS-->
      <text:h text:style-name="P10" text:outline-level="1">
<text:span text:style-name="T4">
Alexander Syrsky told why it is important to keep Bakhmut</text:span>
</text:h>
      <text:p text:style-name="P4">
Author: ['АРМІЯINFORM']</text:p>
      <text:p text:style-name="P4">
Time: 2023-04-25T64:00:00-04:00</text:p>
      <text:p text:style-name="P4">
Description: Commander of the SCID CCTS VIISK ZSU General Oleksandr Sirsky in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syrskyj_01-e1679558385743.jpg" text:style-name="Internet_20_link" text:visited-style-name="Visited_20_Internet_20_Link">
syrskyj_01-e1679558385743.jpg</text:a>
']</text:p>
      <text:p text:style-name="P4">
Tags: ['STOPRUSSIA', 'АГРЕСІЯ РФ', 'БАХМУТ', 'ВТОРГНЕННЯ РФ', 'ОЛЕКСАНДР СИРСЬКИЙ']</text:p>
      <text:p text:style-name="P4">
Category: News</text:p>
      <!--METADATA-->
      <text:p text:style-name="P4">
<draw:frame draw:style-name="fr1" draw:name="Image71" text:anchor-type="as-char" svg:width="6.9236in" svg:height="3.686817in" draw:z-index="0">
<draw:image xlink:href="../Images/AРМІЯINFORM/2023-04-25T64-00-00-04-00/syrskyj_01-e1679558385743.jpg" xlink:type="simple" xlink:show="embed" xlink:actuate="onLoad" draw:mime-type="image/jpeg"/>
</draw:frame>
Commander of the Eastern Group of the Armed Forces of the Armed Forces of the Armed Forces Colonel-General Alexander in <text:a xlink:type="simple" xlink:href="https://armyinform.com.ua/2023/04/25/utrymuyuchy-bahmut-my-ne-dayemo-vorogu-mozhlyvosti-zbilshuvaty-front-oleksandr-syrskyj/" text:style-name="Internet_20_link" text:visited-style-name="Visited_20_Internet_20_Link">
interview</text:a>
The main reasons for the long -term maintenance of Bakhmut.</text:p>
      <text:p text:style-name="P4">
<text:span text:style-name="T4">
 Bakhmut's further maintenance is important for our defense for all reasons: </text:span>
</text:p>
      <ul>
        <li>
The city is an important node of defense, the maintenance of which ensures the stability of the troops as a whole; * Bakhmut is a successfully placed natural fortress, which is surrounded by rivers and placed on the hills, which contributes to defense; * The protection of the city is also facilitated by the availability of multi -storey buildings and developed infrastructure on the left bank of the Bakhmutovka River, where our troops are defense; * a fight for the mastery of the city is a specific type of fighting, which requires special skills and creates difficulties for troops that have led the offensive in the forest -steppe; * Bakhmut is part of the Constantine-Kramatorsk agglomeration, the maintenance of which excludes the enemy's exit in the flank and the rear of the groups of our troops in the Lisichansky and Donetsk directions.</li>
      </ul>
      <text:p text:style-name="P4">
News Source: <text:a xlink:type="simple" xlink:href="https://armyinform.com.ua/2023/04/25/oleksandr-syrskyj-rozpoviv-chomu-vazhlyvo-utrymuvaty-bahmut/" text:style-name="Internet_20_link" text:visited-style-name="Visited_20_Internet_20_Link">
https://armyinform.com.ua/2023/04/25/oleksandr-syrskyj-rozpoviv-chomu-vazhlyvo-utrymuvaty-bahmut/</text:a>
</text:p>
      <!--NEWS-->
      <text:h text:style-name="P10" text:outline-level="1">
<text:span text:style-name="T4">
In the Limano-Kupyan direction, the enemy beats records by using the means of defeat-Sergey Cherevaty</text:span>
</text:h>
      <text:p text:style-name="P4">
Author: ['Олексій Тригуб']</text:p>
      <text:p text:style-name="P4">
Time: 2023-04-25T65:00:00-04:00</text:p>
      <text:p text:style-name="P4">
Description: Rosіyskі Vuinni Malias, Zasobi Zasobi Uzhinni on civilians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cherevatyj-2.jpg" text:style-name="Internet_20_link" text:visited-style-name="Visited_20_Internet_20_Link">
cherevatyj-2.jpg</text:a>
']</text:p>
      <text:p text:style-name="P4">
Tags: ['STOPRUSSIA', 'АГРЕСІЯ РФ', 'ВТОРГНЕННЯ РФ', 'СЕРГІЙ ЧЕРЕВАТИЙ']</text:p>
      <text:p text:style-name="P4">
Category: News</text:p>
      <!--METADATA-->
      <text:p text:style-name="P4">
<draw:frame draw:style-name="fr1" draw:name="Image72" text:anchor-type="as-char" svg:width="6.9236in" svg:height="4.61393in" draw:z-index="0">
<draw:image xlink:href="../Images/AРМІЯINFORM/2023-04-25T65-00-00-04-00/cherevatyj-2.jpg" xlink:type="simple" xlink:show="embed" xlink:actuate="onLoad" draw:mime-type="image/jpeg"/>
</draw:frame>
Russian military criminals continue to apply all means of damage to the foreign objects, neglecting all the rules of the rules of war. About this during direct inclusion in <text:a xlink:type="simple" xlink:href="https://www.youtube.com/watch" text:style-name="Internet_20_link" text:visited-style-name="Visited_20_Internet_20_Link">
Telelorphone</text:a>
The only news was told by a spokesman for the Eastern Group of the Armed Forces of Ukraine Colonel Sergiy Cherevaty.</text:p>
      <text:p text:style-name="P4">
-About 9.15 in the morning, the enemy hit preliminary information, with the two-year-old C-300 complex at the Kupyansk Museum of Local History, which one person, a museum worker, died, and ten people, one body, perhaps, is still under the rubble. - The runoffer says. - In this place, people received humanitarian aid, so the blow of the misery once again emphasizes the crime and inhumanity of our enemies. This is their day practice. Where they get artillery, they beat artillery, and deraketes - there rockets, where aviation - there by aviation. But for all this is not to answer!</text:p>
      <text:p text:style-name="P4">
Also, a spokesman for the Eastern Group of Troops said that now in the Limano-Kupyansk direction the enemy does not attack the positions of our troops, but here he is a herecord holder in the use of means of defeat.</text:p>
      <ul>
        <li>
During this day, 432 times the enemy struck various types of artillery of the tareactive systems of volley fire, made 13 aircraft aircraft, caught the heratic blows, - the colonel Sergey Cherevaty specifies. - But our Deborons did not allow the enemy to relax and also struck. The ascent of our blows 15 invaders was destroyed, 65 were injured.</li>
      </ul>
      <text:p text:style-name="P4">
In addition, in this direction, Ukrainian defenders during the day destroyed a licensee, the largest caliber, which is in service with Russian army, 240 mm mortar, tulip, anti-tank gun MT-12 "Rapir" and three drones.</text:p>
      <text:p text:style-name="P4">
News Source: <text:a xlink:type="simple" xlink:href="https://armyinform.com.ua/2023/04/25/na-lymano-kupyanskomu-napryamku-vorog-bye-rekordy-za-vykorystannyam-zasobiv-urazhennya-sergij-cherevatyj/" text:style-name="Internet_20_link" text:visited-style-name="Visited_20_Internet_20_Link">
https://armyinform.com.ua/2023/04/25/na-lymano-kupyanskomu-napryamku-vorog-bye-rekordy-za-vykorystannyam-zasobiv-urazhennya-sergij-cherevatyj/</text:a>
</text:p>
      <!--NEWS-->
      <text:h text:style-name="P10" text:outline-level="1">
<text:span text:style-name="T4">
The Supreme Commander -in -Chief Staff summed up the meeting in Ramstein format</text:span>
</text:h>
      <text:p text:style-name="P4">
Author: ['АРМІЯINFORM']</text:p>
      <text:p text:style-name="P4">
Time: 2023-04-25T66:00:00-04:00</text:p>
      <text:p text:style-name="P4">
Description: President of Ukraine Volodymyr Zelensky, 25 Kvіnya, pro -imprinting Chergov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1/zelenskyj-1.jpeg" text:style-name="Internet_20_link" text:visited-style-name="Visited_20_Internet_20_Link">
zelenskyj-1.jpeg</text:a>
']</text:p>
      <text:p text:style-name="P4">
Tags: ['СТАВКА ВЕРХОВНОГО ГОЛОВНОКОМАНДУВАЧА']</text:p>
      <text:p text:style-name="P4">
Category: News</text:p>
      <!--METADATA-->
      <text:p text:style-name="P4">
<draw:frame draw:style-name="fr1" draw:name="Image73" text:anchor-type="as-char" svg:width="6.9236in" svg:height="4.617948in" draw:z-index="0">
<draw:image xlink:href="../Images/AРМІЯINFORM/2023-04-25T66-00-00-04-00/zelenskyj-1.jpeg" xlink:type="simple" xlink:show="embed" xlink:actuate="onLoad" draw:mime-type="image/jpeg"/>
</draw:frame>
President of Ukraine Volodymyr Zelensky today, April 25, has been dating the rates of the Supreme Commander.</text:p>
      <text:p text:style-name="P4">
About it <text:a xlink:type="simple" xlink:href="https://t.me/V_Zelenskiy_official/5999" text:style-name="Internet_20_link" text:visited-style-name="Visited_20_Internet_20_Link">
informs</text:a>
President.</text:p>
      <text:p text:style-name="P4">
“They summarized and considered the results of the next meeting in Ramstein format. Ukraine and its defense forces are constantly stronger. But we must admire the pace of weapons supply, because every day of delay is the life of our bullies, ”the Head of State emphasized.</text:p>
      <text:p text:style-name="P4">
At the Chief Commander -in -Chief, his participants updated information about the situation on the battlefield, in particular in the most difficult directions. Commander-operative-strategic groups of Khortytsia, Tavriya, Odessa, North have reported on the course of hostilities in the front areas within their responsibility.</text:p>
      <text:p text:style-name="P4">
“They also discussed the course of staffing staff and technicians. The fighters should be provided with everything necessary for the more quality fulfillment of the tasks of the command of the approach of our victory, ”the President of Ukraine survived.</text:p>
      <text:p text:style-name="P4">
News Source: <text:a xlink:type="simple" xlink:href="https://armyinform.com.ua/2023/04/25/na-stavczi-verhovnogo-golovnokomanduvacha-pidbyly-pidsumky-zustrichi-u-formati-ramshtajn/" text:style-name="Internet_20_link" text:visited-style-name="Visited_20_Internet_20_Link">
https://armyinform.com.ua/2023/04/25/na-stavczi-verhovnogo-golovnokomanduvacha-pidbyly-pidsumky-zustrichi-u-formati-ramshtajn/</text:a>
</text:p>
      <!--NEWS-->
      <text:h text:style-name="P10" text:outline-level="1">
<text:span text:style-name="T4">
The Ministry of Defense will improve regulatory regulation of state aviation activity of Ukraine</text:span>
</text:h>
      <text:p text:style-name="P4">
Author: ['Валентина Вілюра']</text:p>
      <text:p text:style-name="P4">
Time: 2023-04-25T67:00:00-04:00</text:p>
      <text:p text:style-name="P4">
Description: Days in the head management of the Holden AvIACAIKA (Gudau) were held by the timid of Mazhvydoch ... The war with Ukraine 2022, the war with Ukraine is the latest news today, the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golovna-51-e1682421514437.jpg" text:style-name="Internet_20_link" text:visited-style-name="Visited_20_Internet_20_Link">
golovna-51-e1682421514437.jpg</text:a>
', '<text:a xlink:type="simple" xlink:href="https://armyinform.com.ua/wp-content/uploads/2023/04/photo_5350329507992684144_y-150x150.jpg" text:style-name="Internet_20_link" text:visited-style-name="Visited_20_Internet_20_Link">
photo_5350329507992684144_y-150x150.jpg</text:a>
', '<text:a xlink:type="simple" xlink:href="https://armyinform.com.ua/wp-content/uploads/2023/04/photo_5350329507992684141_x-150x150.jpg" text:style-name="Internet_20_link" text:visited-style-name="Visited_20_Internet_20_Link">
photo_5350329507992684141_x-150x150.jpg</text:a>
', '<text:a xlink:type="simple" xlink:href="https://armyinform.com.ua/wp-content/uploads/2023/04/photo_5350329507992684143_y-e1682421587114.jpg" text:style-name="Internet_20_link" text:visited-style-name="Visited_20_Internet_20_Link">
photo_5350329507992684143_y-e1682421587114.jpg</text:a>
']</text:p>
      <text:p text:style-name="P4">
Tags: ['ГУДАУ']</text:p>
      <text:p text:style-name="P4">
Category: News</text:p>
      <!--METADATA-->
      <text:p text:style-name="P4">
<draw:frame draw:style-name="fr1" draw:name="Image74" text:anchor-type="as-char" svg:width="6.9236in" svg:height="5.43615in" draw:z-index="0">
<draw:image xlink:href="../Images/AРМІЯINFORM/2023-04-25T67-00-00-04-00/golovna-51-e1682421514437.jpg" xlink:type="simple" xlink:show="embed" xlink:actuate="onLoad" draw:mime-type="image/jpeg"/>
</draw:frame>
The other day in the Main Directorate of State Aviation of Ukraine(Gudau)held a working meeting to improve the legal regulation of the state aviation of Ukraine.</text:p>
      <text:p text:style-name="P4">
In addition to representatives, in fact, the Main Directorate of the State Aviation of Ukraine, specialists of the Department of Regulation of the State Aviation of the Internal Affairs of Ukraine, the Command of the Armed Forces, command of the Army Aviation of the Armed Forces of the Armed Forces of the Armed Forces, the Command of the Naval Forces of the Armed Forces, the Department of Air Force, Aviation and Aviation Security and Aviation Command SES, Aviation Department of the State Border Guard Service of Ukraine, Department and Police on Water of the National Police of Ukraine, Main Directorate of Intelligence of the Ministry of Defense, Aviation Department of the Department of Personal Staff of the National Guard of Ukraine, as well as the Aviation Service of Ukraine.</text:p>
      <text:p text:style-name="P4">
The purpose of the event is to discuss proposals for amendments to regulatory acts(Next - NPA)State Aviation of Ukraine(Dali - to)on the issues of performance and provision of flights, working out measures for improving the normative regulation of state aviation activity and determining the composition of the working group on the processing of changes to the NPA and DA.</text:p>
      <text:p text:style-name="P4">
The Head of the Main Department of State Aviation of Ukraine Andriy Teleginocressed the urgent need to work out proposals for changes in donor-regulatory acts of state aviation on the implementation and provision of flights both during the martial law and during peacetime. Vena centered on the fact that in addition to the consolidation of a strategic course in the Constitution of Ukraine for the acquisition of full membership with the EU and NATO, the need to achieve criteria of mutual legal acts, there is also an urgent need for the requirements of the European Defense Agency, the European Aviation Agency and the International Standards, and Aviation and implementation of the requirements of HATOU domestic legal acts.Also, as reported in the Main Directorate of the State Aviation of Ukraine, the Ukrainian Defense Ministry of the Czech Republic was reported with representatives of the Czech Military Aviation Department.</text:p>
      <text:p text:style-name="P4">
During this meeting, in particular, an agreement was agreed and signed in all areas of activity in the field of state aviation.</text:p>
      <text:p text:style-name="P4">
<text:a xlink:type="simple" xlink:href="https://armyinform.com.ua/wp-content/uploads/2023/04/photo_5350329507992684144_y.jpg" text:style-name="Internet_20_link" text:visited-style-name="Visited_20_Internet_20_Link">
!(Images/AРМІЯINFORM/2023-04-25T67-00-00-04-00/photo_5350329507992684144_y-150x150.jpg)</text:a>
</text:p>
      <text:p text:style-name="P4">
<text:a xlink:type="simple" xlink:href="https://armyinform.com.ua/wp-content/uploads/2023/04/photo_5350329507992684141_x.jpg" text:style-name="Internet_20_link" text:visited-style-name="Visited_20_Internet_20_Link">
<draw:frame draw:style-name="fr1" draw:name="Image75" text:anchor-type="as-char" svg:width="6.9236in" svg:height="6.9236in" draw:z-index="0">
<draw:image xlink:href="../Images/AРМІЯINFORM/2023-04-25T67-00-00-04-00/photo_5350329507992684141_x-150x150.jpg" xlink:type="simple" xlink:show="embed" xlink:actuate="onLoad" draw:mime-type="image/jpeg"/>
</draw:frame>
</text:a>
"The Department of the Czech Republic of the Czech Republic has finally elaborated, agreed and signed an agreement on the process of mutual recognition in all -avenues in the field of state aviation, which will allow mutual recognition of certificates issued by the Main Directorate of the State Aviation of Ukraine and the Czech Aviation Department of the Czech Republic.</text:p>
      <text:p text:style-name="P4">
<draw:frame draw:style-name="fr1" draw:name="Image76" text:anchor-type="as-char" svg:width="6.9236in" svg:height="8.834802in" draw:z-index="0">
<draw:image xlink:href="../Images/AРМІЯINFORM/2023-04-25T67-00-00-04-00/photo_5350329507992684143_y-e1682421587114.jpg" xlink:type="simple" xlink:show="embed" xlink:actuate="onLoad" draw:mime-type="image/jpeg"/>
</draw:frame>
The parties also discussed the possibilities of preparation and retraining of Ukrainian pilots of military and civil aviation on a training base in the Czech Republic. In addition, as part of the visit, representatives of the Ukrainian side visited the Lom Praha Aviation Repair Plant, where they got acquainted with the main areas of activity of the enterprise and the process of overhauling helicopters(Mi-8, Mi-24 and their modifications).</text:p>
      <text:p text:style-name="P4">
Як зазначається, ремонтне підприємство є власністю держави (Czech Republic - editorial)And at this time, it is experiencing a sharp lack of spare parts and units, which is due to the lack of their supply directly from the Russian Federation. 3 of this Pristorons have agreed on the possibilities of cooperation in the field of repair and technical service of aviation equipment and exchange on mutually beneficial conditions to critically important spare parts.</text:p>
      <text:p text:style-name="P4">
<text:span text:style-name="T5">
Foto provided by the Main Directorate of the State Aviation of Ukraine</text:span>
</text:p>
      <text:p text:style-name="P4">
News Source: <text:a xlink:type="simple" xlink:href="https://armyinform.com.ua/2023/04/25/u-minoborony-udoskonalyuvatymut-normatyvno-pravove-regulyuvannya-diyalnosti-derzhavnoyi-aviacziyi-ukrayiny/" text:style-name="Internet_20_link" text:visited-style-name="Visited_20_Internet_20_Link">
https://armyinform.com.ua/2023/04/25/u-minoborony-udoskonalyuvatymut-normatyvno-pravove-regulyuvannya-diyalnosti-derzhavnoyi-aviacziyi-ukrayiny/</text:a>
</text:p>
      <!--NEWS-->
      <text:h text:style-name="P10" text:outline-level="1">
<text:span text:style-name="T4">
In each brigade (regiment) the enemy was assault detachments "Storm"</text:span>
</text:h>
      <text:p text:style-name="P4">
Author: ['АРМІЯINFORM']</text:p>
      <text:p text:style-name="P4">
Time: 2023-04-25T68:00:00-04:00</text:p>
      <text:p text:style-name="P4">
Description: Commander of the SCID CCTS VIISK ZSU General Oleksandr Sirsky in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2/7435e59bdbdc3cbd.jpg" text:style-name="Internet_20_link" text:visited-style-name="Visited_20_Internet_20_Link">
7435e59bdbdc3cbd.jpg</text:a>
']</text:p>
      <text:p text:style-name="P4">
Tags: ['STOPRUSSIA', 'ВТОРГНЕННЯ РФ', 'ОЛЕКСАНДР СИРСЬКИЙ']</text:p>
      <text:p text:style-name="P4">
Category: News</text:p>
      <!--METADATA-->
      <text:p text:style-name="P4">
<draw:frame draw:style-name="fr1" draw:name="Image77" text:anchor-type="as-char" svg:width="6.9236in" svg:height="3.750283in" draw:z-index="0">
<draw:image xlink:href="../Images/AРМІЯINFORM/2023-04-25T68-00-00-04-00/7435e59bdbdc3cbd.jpg" xlink:type="simple" xlink:show="embed" xlink:actuate="onLoad" draw:mime-type="image/jpeg"/>
</draw:frame>
Alexander Sirsky</text:p>
      <text:p text:style-name="P4">
Commander of the Eastern Group of the Armed Forces of the Armed Forces of the Armed Forces Colonel-General Alexander in <text:a xlink:type="simple" xlink:href="https://armyinform.com.ua/2023/04/25/utrymuyuchy-bahmut-my-ne-dayemo-vorogu-mozhlyvosti-zbilshuvaty-front-oleksandr-syrskyj/" text:style-name="Internet_20_link" text:visited-style-name="Visited_20_Internet_20_Link">
interview</text:a>
He told how the tactics of Russian troops in the East changed lately.</text:p>
      <ul>
        <li>
The enemy analyzes the results of his actions, makes some conclusions and improves the tactics of the use of troops. For example, in every brigade(Regiment)Separate and protatan units are formed by the tanks, mortar, mortar and protatan units, which are designed to restore lost positions. To create favorable conditions for the assault actions, the enemy actively uses tank Tartyilers units(incl. From closed fire positions). During the assault actions, it is necessary to use the pale, so that the enemy corrects the artillery fire, and the commander of the group can effectively manage the subordinate personnel,-the Colonel-General Alexander Sirsky announced.</li>
      </ul>
      <text:p text:style-name="P4">
Read also:</text:p>
      <text:p text:style-name="P4">
<text:a xlink:type="simple" xlink:href="https://armyinform.com.ua/2023/04/06/shturmovi-roty-z-armiyi-rf-cze-garmatne-myaso/" text:style-name="Internet_20_link" text:visited-style-name="Visited_20_Internet_20_Link">
The assault company "Z" of the army of the Russian Federation is a cannony</text:a>
He also noted that in urban conditions, the enemy uses long -sighted firing for fireflies on the object of attack, and the attack by a group of up to 10 people with small arms is stormed directly.</text:p>
      <ul>
        <li>
Combat equipment is rarely used. Usually it is an offensive in 3-4 "waves". The losses of the assault group are promptly replenished with the evacuation group. The commanders of the assault groups use smartphones with screening software "Alpine Quest GPS", in which the coordinates of the positions of our firearms, the objects of attack, the routes of nomination to them, as well as the tasks of neighboring units, - said the commander of the Eastern Undership of the Armed Forces.</li>
      </ul>
      <text:p text:style-name="P4">
News Source: <text:a xlink:type="simple" xlink:href="https://armyinform.com.ua/2023/04/25/u-kozhnij-brygadi-polku-voroga-sformovano-shturmovi-zagony-shtorm/" text:style-name="Internet_20_link" text:visited-style-name="Visited_20_Internet_20_Link">
https://armyinform.com.ua/2023/04/25/u-kozhnij-brygadi-polku-voroga-sformovano-shturmovi-zagony-shtorm/</text:a>
</text:p>
      <!--NEWS-->
      <text:h text:style-name="P10" text:outline-level="1">
<text:span text:style-name="T4">
Bakhmut became the final border for the criminal group "Wagner" - Sergey Cherevaty</text:span>
</text:h>
      <text:p text:style-name="P4">
Author: ['Олексій Тригуб']</text:p>
      <text:p text:style-name="P4">
Time: 2023-04-25T69:00:00-04:00</text:p>
      <text:p text:style-name="P4">
Description: Vorog is a sinking concentration of his zusille at the demand of the Bahmuth's wanted.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2/10/sergij-cherevatyj.webp" text:style-name="Internet_20_link" text:visited-style-name="Visited_20_Internet_20_Link">
sergij-cherevatyj.webp</text:a>
']</text:p>
      <text:p text:style-name="P4">
Tags: ['БАХМУТ', 'ВТОРГНЕННЯ РФ', 'ЄДИНІ НОВИНИ', 'СЕРГІЙ ЧЕРЕВАТИЙ']</text:p>
      <text:p text:style-name="P4">
Category: News</text:p>
      <!--METADATA-->
      <text:p text:style-name="P4">
<draw:frame draw:style-name="fr1" draw:name="Image78" text:anchor-type="as-char" svg:width="6.9236in" svg:height="4.613552in" draw:z-index="0">
<draw:image xlink:href="../ConvertedIMGs/AРМІЯINFORM/2023-04-25T69-00-00-04-00/sergij-cherevatyj.png" xlink:type="simple" xlink:show="embed" xlink:actuate="onLoad" draw:mime-type="image/png"/>
</draw:frame>
The enemy continues to concentrate his efforts on trying to capture Bakhmut. Live Air(https://www.youtube.com/watch?v=WY8sDvZdWEA)"The only news" was said by a spokesman for the eastern grouping of armed force troops Colonel Sergey Cherevaty.</text:p>
      <ul>
        <li>
In Bakhmut, the situation is dynamic, it changes from time to time, because a position war is ongoing, - he says. - We do everything as possible to inflict the lesion, maneuvering, we use all the available means of damage. The enemy also concentrates his efforts on Bakhmut - in fact, in our operating room, there is no such powerful fighting anywhere else.</li>
      </ul>
      <text:p text:style-name="P4">
Over the past day, the enemy has attacked our positions on the Bakhmut Napryamka, 280 times struck various types of artillery, performed 4 Avhalts. Only in Bakhmut area there were 85 shelling and 20 combatants. As a result of the fighting, 175 invaders were destroyed and 213 were injured. The enemy T-72 tank was shot down, four combat drifts, three MSTA-B guns, five unmanned aerial vehicles, a single-electronic wrestling one, as well as four field deposits.</text:p>
      <text:p text:style-name="P4">
According to Colonel Sergei Cherevatov, for the whole period of defense of Bakhmutu -Ukrainian defenders have already destroyed tens of thousands of Russians.</text:p>
      <ul>
        <li>
I think, over time, our military analysts will name the exact figures, but the loss is huge here, - says the officer. - As for the criminal group "Wagner", it is no longer able to perform combat tasks on its own, which has been done earlier, actually monopolizing this direction. Although the "Wagnerivtsi" is the main force that attacks, the Russians in the Bakhmut direction, they can no longer act without the help of a regular army. The more ashable units of the troops of the invaders, the units of special purposes are increasingly used, so we understand that the loss of the enemy is very significant as Wagner is probably the final border.</li>
      </ul>
      <text:p text:style-name="P4">
News Source: <text:a xlink:type="simple" xlink:href="https://armyinform.com.ua/2023/04/25/bahmut-stav-kinczevym-rubezhem-dlya-zlochynnogo-ugrupovannya-vagner-sergij-cherevatyj/" text:style-name="Internet_20_link" text:visited-style-name="Visited_20_Internet_20_Link">
https://armyinform.com.ua/2023/04/25/bahmut-stav-kinczevym-rubezhem-dlya-zlochynnogo-ugrupovannya-vagner-sergij-cherevatyj/</text:a>
</text:p>
      <!--NEWS-->
      <text:h text:style-name="P10" text:outline-level="1">
<text:span text:style-name="T4">
The enemy was unable to get dominance in the air due to the work of our means of air lesions</text:span>
</text:h>
      <text:p text:style-name="P4">
Author: ['Олексій Тригуб']</text:p>
      <text:p text:style-name="P4">
Time: 2023-04-25T70:00:00-04:00</text:p>
      <text:p text:style-name="P4">
Description: The Vorog is named Vikoristovati Usovni from Nogo Zasobi Uzhennya, Zokrem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1/nasams-2.jpg" text:style-name="Internet_20_link" text:visited-style-name="Visited_20_Internet_20_Link">
nasams-2.jpg</text:a>
']</text:p>
      <text:p text:style-name="P4">
Tags: ['ВТОРГНЕННЯ РФ', 'ЄДИНІ НОВИНИ', 'ППО ЗСУ', 'СЕРГІЙ ЧЕРЕВАТИЙ']</text:p>
      <text:p text:style-name="P4">
Category: News</text:p>
      <!--METADATA-->
      <text:p text:style-name="P4">
<draw:frame draw:style-name="fr1" draw:name="Image79" text:anchor-type="as-char" svg:width="6.9236in" svg:height="4.450886in" draw:z-index="0">
<draw:image xlink:href="../Images/AРМІЯINFORM/2023-04-25T70-00-00-04-00/nasams-2.jpg" xlink:type="simple" xlink:show="embed" xlink:actuate="onLoad" draw:mime-type="image/jpeg"/>
</draw:frame>
Illustrative photo</text:p>
      <text:p text:style-name="P4">
The enemy tries to use all the means of destruction, including and aviation. About it today on aired <text:a xlink:type="simple" xlink:href="https://www.youtube.com/watch" text:style-name="Internet_20_link" text:visited-style-name="Visited_20_Internet_20_Link">
Telelorphone</text:a>
The only news said the spokesman of the Eastern Group of the Armed Forces of Ukraine Colonel Cherevaty.</text:p>
      <ul>
        <li>
However, the air park at the invaders is mainly aircraft of Soviet times, - the officer notes. -For the most part, strokes are made by Su-25 or Army Aviation Aviation Air-25 aircraft. They try to make it a good distance for them, or - very quickly, otherwise they get the lesions of our air defense. It is as a means of air-to-10 air-torn troops such as "Arrow-10" or "OSA", as well as portable anti-aircraft-rocket complexes or our fighter aviation. Therefore, the enemy was using the Iviation, but he was unable to obtain its dominance in the air. He could not make it, as for example, the armies of developed countries during various conflicts and the key. And first of all - thanks to our means of airfill.</li>
      </ul>
      <text:p text:style-name="P4">
News Source: <text:a xlink:type="simple" xlink:href="https://armyinform.com.ua/2023/04/25/protyvnyk-ne-zmig-zdobuty-panuvannya-v-povitri-zavdyaky-roboti-nashyh-zasobiv-protypovitryanogo-urazhennya/" text:style-name="Internet_20_link" text:visited-style-name="Visited_20_Internet_20_Link">
https://armyinform.com.ua/2023/04/25/protyvnyk-ne-zmig-zdobuty-panuvannya-v-povitri-zavdyaky-roboti-nashyh-zasobiv-protypovitryanogo-urazhennya/</text:a>
</text:p>
      <!--NEWS-->
      <text:h text:style-name="P10" text:outline-level="1">
<text:span text:style-name="T4">
Ukrainian defenders do not allow the enemy to gain control of the supply routes to Bakhmut - Sergey Cherevaty</text:span>
</text:h>
      <text:p text:style-name="P4">
Author: ['Олексій Тригуб']</text:p>
      <text:p text:style-name="P4">
Time: 2023-04-25T71:00:00-04:00</text:p>
      <text:p text:style-name="P4">
Description: The direct efiri telemarafon “єdini novel” is the rhinchik of the SCIDARY UGRAPOSKAK ZBROYNI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e08cf257-8475-41c5-9d72-6ced5f2a914e-1.jpg" text:style-name="Internet_20_link" text:visited-style-name="Visited_20_Internet_20_Link">
e08cf257-8475-41c5-9d72-6ced5f2a914e-1.jpg</text:a>
']</text:p>
      <text:p text:style-name="P4">
Tags: ['СЕРГІЙ ЧЕРЕВАТИЙ']</text:p>
      <text:p text:style-name="P4">
Category: News</text:p>
      <!--METADATA-->
      <text:p text:style-name="P4">
<draw:frame draw:style-name="fr1" draw:name="Image80" text:anchor-type="as-char" svg:width="6.9236in" svg:height="4.396486in" draw:z-index="0">
<draw:image xlink:href="../Images/AРМІЯINFORM/2023-04-25T71-00-00-04-00/e08cf257-8475-41c5-9d72-6ced5f2a914e-1.jpg" xlink:type="simple" xlink:show="embed" xlink:actuate="onLoad" draw:mime-type="image/jpeg"/>
</draw:frame>
Live broadcast <text:a xlink:type="simple" xlink:href="https://www.youtube.com/watch" text:style-name="Internet_20_link" text:visited-style-name="Visited_20_Internet_20_Link">
TEMACHORFON</text:a>
The "only news" of the spokesman of the Eastern Group of the Armed Forces of Ukraine Sergey Cherevaty noted that the enemy seeks to obtain a fire controlde through the ways of delivery in Bakhmut, but Ukrainian defenders do not give him such possible possibleness.</text:p>
      <ul>
        <li>
The work of our artillerymen, who constantly conduct a counter -backer, and do not allow the enemy to concentrate constant blows in the ways of communication, is invaluable, "he says. - Also, our engineers, military scientists, through which we have several ways of communication, scouts of symbols -specific operations - all make every effort to make the fortress of Bakhmotsta, and that we can deliver, albeit difficulty, ammunition, ammunition, proviator, ammunition. In the city of Bakhmut, and also take our wounds from there.</li>
      </ul>
      <text:p text:style-name="P4">
News Source: <text:a xlink:type="simple" xlink:href="https://armyinform.com.ua/2023/04/25/ukrayinski-zahysnyky-ne-dayut-vorogu-zdobuty-kontrol-nad-shlyahamy-postachannya-v-bahmut-sergij-cherevatyj/" text:style-name="Internet_20_link" text:visited-style-name="Visited_20_Internet_20_Link">
https://armyinform.com.ua/2023/04/25/ukrayinski-zahysnyky-ne-dayut-vorogu-zdobuty-kontrol-nad-shlyahamy-postachannya-v-bahmut-sergij-cherevatyj/</text:a>
</text:p>
      <!--NEWS-->
      <text:h text:style-name="P10" text:outline-level="1">
<text:span text:style-name="T4">
No one in the world has the right to destroy the peace and life of people - Volodymyr Zelenskyy</text:span>
</text:h>
      <text:p text:style-name="P4">
Author: ['АРМІЯINFORM']</text:p>
      <text:p text:style-name="P4">
Time: 2023-04-25T72:00:00-04:00</text:p>
      <text:p text:style-name="P4">
Description: President of Ukraine Volodymyr Zelensky Vyzha, nikhto has no Ruinwati right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photo_5350481249187251461_y.jpg" text:style-name="Internet_20_link" text:visited-style-name="Visited_20_Internet_20_Link">
photo_5350481249187251461_y.jpg</text:a>
', '<text:a xlink:type="simple" xlink:href="https://armyinform.com.ua/wp-content/uploads/2023/04/photo_5350481249187251458_y-150x150.jpg" text:style-name="Internet_20_link" text:visited-style-name="Visited_20_Internet_20_Link">
photo_5350481249187251458_y-150x150.jpg</text:a>
', '<text:a xlink:type="simple" xlink:href="https://armyinform.com.ua/wp-content/uploads/2023/04/photo_5350481249187251462_y-150x150.jpg" text:style-name="Internet_20_link" text:visited-style-name="Visited_20_Internet_20_Link">
photo_5350481249187251462_y-150x150.jpg</text:a>
', '<text:a xlink:type="simple" xlink:href="https://armyinform.com.ua/wp-content/uploads/2023/04/photo_5350481249187251460_y-150x150.jpg" text:style-name="Internet_20_link" text:visited-style-name="Visited_20_Internet_20_Link">
photo_5350481249187251460_y-150x150.jpg</text:a>
', '<text:a xlink:type="simple" xlink:href="https://armyinform.com.ua/wp-content/uploads/2023/04/photo_5350481249187251459_y-150x150.jpg" text:style-name="Internet_20_link" text:visited-style-name="Visited_20_Internet_20_Link">
photo_5350481249187251459_y-150x150.jpg</text:a>
']</text:p>
      <text:p text:style-name="P4">
Tags: ['ВОЛОДИМИР ЗЕЛЕНСЬКИЙ', 'РОСІЙСЬКО-УКРАЇНСЬКА ВІЙНА']</text:p>
      <text:p text:style-name="P4">
Category: News</text:p>
      <!--METADATA-->
      <text:p text:style-name="P4">
<draw:frame draw:style-name="fr1" draw:name="Image81" text:anchor-type="as-char" svg:width="6.9236in" svg:height="4.622144in" draw:z-index="0">
<draw:image xlink:href="../Images/AРМІЯINFORM/2023-04-25T72-00-00-04-00/photo_5350481249187251461_y.jpg" xlink:type="simple" xlink:show="embed" xlink:actuate="onLoad" draw:mime-type="image/jpeg"/>
</draw:frame>
Illustrative photo</text:p>
      <text:p text:style-name="P4">
President of Ukraine Volodymyr Zelenskyy believes that no one in the world has to law and stand higher than people's lives.</text:p>
      <text:p text:style-name="P4">
About this <text:a xlink:type="simple" xlink:href="https://t.me/V_Zelenskiy_official/5998" text:style-name="Internet_20_link" text:visited-style-name="Visited_20_Internet_20_Link">
it is referred</text:a>
In his telegram channel.</text:p>
      <text:p text:style-name="P4">
“No one in the world has the right to stand higher than human life. No one in the world has the right to destroy peace. No one in the world should be "flat" than international right, "he wrote.</text:p>
      <text:p text:style-name="P4">
<text:a xlink:type="simple" xlink:href="https://armyinform.com.ua/wp-content/uploads/2023/04/photo_5350481249187251458_y.jpg" text:style-name="Internet_20_link" text:visited-style-name="Visited_20_Internet_20_Link">
!(Images/AРМІЯINFORM/2023-04-25T72-00-00-04-00/photo_5350481249187251458_y-150x150.jpg)</text:a>
</text:p>
      <text:p text:style-name="P4">
<text:a xlink:type="simple" xlink:href="https://armyinform.com.ua/wp-content/uploads/2023/04/photo_5350481249187251462_y.jpg" text:style-name="Internet_20_link" text:visited-style-name="Visited_20_Internet_20_Link">
<draw:frame draw:style-name="fr1" draw:name="Image82" text:anchor-type="as-char" svg:width="6.9236in" svg:height="6.9236in" draw:z-index="0">
<draw:image xlink:href="../Images/AРМІЯINFORM/2023-04-25T72-00-00-04-00/photo_5350481249187251462_y-150x150.jpg" xlink:type="simple" xlink:show="embed" xlink:actuate="onLoad" draw:mime-type="image/jpeg"/>
</draw:frame>
</text:a>
</text:p>
      <text:p text:style-name="P4">
<text:a xlink:type="simple" xlink:href="https://armyinform.com.ua/wp-content/uploads/2023/04/photo_5350481249187251460_y.jpg" text:style-name="Internet_20_link" text:visited-style-name="Visited_20_Internet_20_Link">
<draw:frame draw:style-name="fr1" draw:name="Image83" text:anchor-type="as-char" svg:width="6.9236in" svg:height="6.9236in" draw:z-index="0">
<draw:image xlink:href="../Images/AРМІЯINFORM/2023-04-25T72-00-00-04-00/photo_5350481249187251460_y-150x150.jpg" xlink:type="simple" xlink:show="embed" xlink:actuate="onLoad" draw:mime-type="image/jpeg"/>
</draw:frame>
</text:a>
</text:p>
      <text:p text:style-name="P4">
<text:a xlink:type="simple" xlink:href="https://armyinform.com.ua/wp-content/uploads/2023/04/photo_5350481249187251459_y.jpg" text:style-name="Internet_20_link" text:visited-style-name="Visited_20_Internet_20_Link">
<draw:frame draw:style-name="fr1" draw:name="Image84" text:anchor-type="as-char" svg:width="6.9236in" svg:height="6.9236in" draw:z-index="0">
<draw:image xlink:href="../Images/AРМІЯINFORM/2023-04-25T72-00-00-04-00/photo_5350481249187251459_y-150x150.jpg" xlink:type="simple" xlink:show="embed" xlink:actuate="onLoad" draw:mime-type="image/jpeg"/>
</draw:frame>
</text:a>
</text:p>
      <text:p text:style-name="P4">
News Source: <text:a xlink:type="simple" xlink:href="https://armyinform.com.ua/2023/04/25/nihto-u-sviti-ne-maye-prava-rujnuvaty-myr-ta-zhyttya-lyudej-volodymyr-zelenskyj/" text:style-name="Internet_20_link" text:visited-style-name="Visited_20_Internet_20_Link">
https://armyinform.com.ua/2023/04/25/nihto-u-sviti-ne-maye-prava-rujnuvaty-myr-ta-zhyttya-lyudej-volodymyr-zelenskyj/</text:a>
</text:p>
      <!--NEWS-->
      <text:h text:style-name="P10" text:outline-level="1">
<text:span text:style-name="T4">
The price of each brick in Bakhmut for the enemy is enormous - Sergey Cherevaty</text:span>
</text:h>
      <text:p text:style-name="P4">
Author: ['Олексій Тригуб']</text:p>
      <text:p text:style-name="P4">
Time: 2023-04-25T73:00:00-04:00</text:p>
      <text:p text:style-name="P4">
Description: Chi snakes the tactics of the Vorog on the Bakhmutsky straightening of the I - the enemy tactics ... the war with Ukraine 2022, the war with Ukraine is the latest news today, the News War with Ukraine 2022 is the last for today, will there be a war between Ukraine and Russia and when the war with Ukraine will b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bahmut-5.jpg" text:style-name="Internet_20_link" text:visited-style-name="Visited_20_Internet_20_Link">
bahmut-5.jpg</text:a>
']</text:p>
      <text:p text:style-name="P4">
Tags: ['СЕРГІЙ ЧЕРЕВАТИЙ']</text:p>
      <text:p text:style-name="P4">
Category: News</text:p>
      <!--METADATA-->
      <text:p text:style-name="P4">
<draw:frame draw:style-name="fr1" draw:name="Image85" text:anchor-type="as-char" svg:width="6.9236in" svg:height="4.32725in" draw:z-index="0">
<draw:image xlink:href="../Images/AРМІЯINFORM/2023-04-25T73-00-00-04-00/bahmut-5.jpg" xlink:type="simple" xlink:show="embed" xlink:actuate="onLoad" draw:mime-type="image/jpeg"/>
</draw:frame>
Illustrative photo</text:p>
      <text:p text:style-name="P4">
Has the tactics of the enemy in the Bakhmut direction changed and - whether the opponent of the tactics of the so -called meat shafts continues, live <text:a xlink:type="simple" xlink:href="https://www.youtube.com/watch" text:style-name="Internet_20_link" text:visited-style-name="Visited_20_Internet_20_Link">
Telelorphone</text:a>
The only news was told by a spokesman for the Eastern Group of the Armed Forces of Ukraine Colonel Sergiy Cherevaty.</text:p>
      <ul>
        <li>
Due to the fact that today the fighting is actually completely state -owned, they use small groups tactics, trying to move around the city, - says Sergey Cherevaty. - But the price of every cephalons in Bakhmut for them is simply enormous, because our defense forces are powerful on them by means of artillery lesions and in nearby, using small arms, grenades, grenade launchers. Therefore, the ratio of losses is not very useful in favor of the enemy.</li>
      </ul>
      <text:p text:style-name="P4">
News Source: <text:a xlink:type="simple" xlink:href="https://armyinform.com.ua/2023/04/25/czina-kozhnoyi-czeglyny-u-bahmuti-dlya-voroga-kolosalna-sergij-cherevatyj/" text:style-name="Internet_20_link" text:visited-style-name="Visited_20_Internet_20_Link">
https://armyinform.com.ua/2023/04/25/czina-kozhnoyi-czeglyny-u-bahmuti-dlya-voroga-kolosalna-sergij-cherevatyj/</text:a>
</text:p>
      <!--NEWS-->
      <text:h text:style-name="P10" text:outline-level="1">
<text:span text:style-name="T4">
The Chairman of the Verkhovna Rada is foreign colleagues: it is important to create a special journey about Russian crimes</text:span>
</text:h>
      <text:p text:style-name="P4">
Author: ['АРМІЯINFORM']</text:p>
      <text:p text:style-name="P4">
Time: 2023-04-25T74:00:00-04:00</text:p>
      <text:p text:style-name="P4">
Description: For Ukrainian, the Panita is the pantyan of justice, Zokrem, the fraud of the special tribunal ... War with Ukraine 2022, the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77cb0c42-8e19-4ece-9ba6-b0c9c4471d89.jpg" text:style-name="Internet_20_link" text:visited-style-name="Visited_20_Internet_20_Link">
77cb0c42-8e19-4ece-9ba6-b0c9c4471d89.jpg</text:a>
']</text:p>
      <text:p text:style-name="P4">
Tags: ['STOPRUSSIA', 'АГРЕСІЯ РФ', 'ВЕРХОВНА РАДА УКРАЇНИ', 'КОНФЕРЕНЦІЯ ГОЛІВ ПАРЛАМЕНТІВ КРАЇН ЄВРОСОЮЗУ', 'РУСЛАН СТЕФАНЧУК', 'СПЕЦТРИБУНАЛ ПРОТИ РФ']</text:p>
      <text:p text:style-name="P4">
Category: News</text:p>
      <!--METADATA-->
      <text:p text:style-name="P4">
<draw:frame draw:style-name="fr1" draw:name="Image86" text:anchor-type="as-char" svg:width="6.9236in" svg:height="3.894525in" draw:z-index="0">
<draw:image xlink:href="../Images/AРМІЯINFORM/2023-04-25T74-00-00-04-00/77cb0c42-8e19-4ece-9ba6-b0c9c4471d89.jpg" xlink:type="simple" xlink:show="embed" xlink:actuate="onLoad" draw:mime-type="image/jpeg"/>
</draw:frame>
For Ukraine, the issue of justice is an important issue, in particular, the creation of a special tribunal regarding the crime of aggression, which is the first crime that has given rise to all other persons that Russia commits in Ukraine.</text:p>
      <text:p text:style-name="P4">
This was during the work of the Conference of Parliaments of the EU parliaments in Prague <text:a xlink:type="simple" xlink:href="https://www.rada.gov.ua/news/Top-novyna/235687.html" text:style-name="Internet_20_link" text:visited-style-name="Visited_20_Internet_20_Link">
reported</text:a>
Ruslan Stefanchuk Ruslan Stefanchuk.</text:p>
      <text:p text:style-name="P4">
He invited the Chairman of the House of Parliament of the Italian Republic to visit Ukraine to see with his own eyes the results of Russian aggression. Also, Ruslan Stefanchuk invited Italy to support the formula of peace of President of Vladimir Zelensky.</text:p>
      <text:p text:style-name="P4">
During a conversation with the Ricksdag speaker of the Kingdom, Sweden Andreas Norlenomuslan Stefanchuk expressed his gratitude to Sweden for his help: military, humanitarian financial.</text:p>
      <text:p text:style-name="P4">
The Chairman of the Verkhovna Rada of Ukraine appealed to the speaker of the Ricksdag of the Kingdom of Sweden to identify the Holodomor of 1932-1933 by the genocide of the Ukrainian people, because for Ukraine it is important to restore historical justice.</text:p>
      <text:p text:style-name="P4">
During a meeting with the chairman of the Seimas of the Latvian Republic, Edwards SmiltenSolov of the Verkhovna Rada of Ukraine expressed gratitude for all the assistance provided, including military and financial. He also emphasized the importance of Ukraine's path to the European Union and NATO, thanking Latvia for support.</text:p>
      <text:p text:style-name="P4">
"Ukraine has fulfilled all the recommendations and is ready to start negotiations of the EU renowned membership," Ruslan Stefanchuk emphasized during the meeting with the lords of the House of Representatives of the General States of the Kingdom of the Netherlands Verabergm and the President of the Senate General of the Netherlands.</text:p>
      <text:p text:style-name="P4">
“A full -fledged peace will come not only after victory on the battlefield, but also in all international judicial institutions. Ukraine requires a complete victory by the superstressor, ”the Speaker of the Parliament of Ukraine emphasized.</text:p>
      <text:p text:style-name="P4">
News Source: <text:a xlink:type="simple" xlink:href="https://armyinform.com.ua/2023/04/25/golova-verhovnoyi-rady-inozemnym-kolegam-dlya-ukrayiny-ye-vazhlyvym-stvorennya-specztrybunalu-shhodo-zlochyniv-rf/" text:style-name="Internet_20_link" text:visited-style-name="Visited_20_Internet_20_Link">
https://armyinform.com.ua/2023/04/25/golova-verhovnoyi-rady-inozemnym-kolegam-dlya-ukrayiny-ye-vazhlyvym-stvorennya-specztrybunalu-shhodo-zlochyniv-rf/</text:a>
</text:p>
      <!--NEWS-->
      <text:h text:style-name="P10" text:outline-level="1">
<text:span text:style-name="T4">
The army of the Russian Federation again fired at the border of Sumy region and Chernihiv region from mortars</text:span>
</text:h>
      <text:p text:style-name="P4">
Author: ['АРМІЯINFORM']</text:p>
      <text:p text:style-name="P4">
Time: 2023-04-25T75:00:00-04:00</text:p>
      <text:p text:style-name="P4">
Description: Syogodnі Rosіyski Vіsykka Dvichi fired a prinnage of Summonkoye Tu Chernigiv ... War with Ukraine 2022, War with Ukraine Latest News today, News War with Ukraine 2022 Last for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censornet_news_704.webp" text:style-name="Internet_20_link" text:visited-style-name="Visited_20_Internet_20_Link">
censornet_news_704.webp</text:a>
']</text:p>
      <text:p text:style-name="P4">
Tags: ['STOPRUSSIA', 'ОК «ПІВНІЧ»']</text:p>
      <text:p text:style-name="P4">
Category: News</text:p>
      <!--METADATA-->
      <text:p text:style-name="P4">
<draw:frame draw:style-name="fr1" draw:name="Image87" text:anchor-type="as-char" svg:width="6.9236in" svg:height="4.32725in" draw:z-index="0">
<draw:image xlink:href="../ConvertedIMGs/AРМІЯINFORM/2023-04-25T75-00-00-04-00/censornet_news_704.png" xlink:type="simple" xlink:show="embed" xlink:actuate="onLoad" draw:mime-type="image/png"/>
</draw:frame>
Today, Russian troops fired at the border of Sumy and Chernihiv regions from mortars.</text:p>
      <text:p text:style-name="P4">
About it <text:a xlink:type="simple" xlink:href="https://t.me/ok_pivnich1/2037" text:style-name="Internet_20_link" text:visited-style-name="Visited_20_Internet_20_Link">
reports</text:a>
Operational Command "North".</text:p>
      <text:p text:style-name="P4">
«<text:span text:style-name="T4">
 From 10:30 to 10: 45 </text:span>
 four parishes have been recorded, probably with a mortar 120 mm, in the area of the settlement Korrenok.</text:p>
      <text:p text:style-name="P4">
<text:span text:style-name="T4">
 From 11:00 to 11: 10 </text:span>
 three parishes have been recorded, probably from a mortar 120 mm, in the Korrenok settlement.</text:p>
      <text:p text:style-name="P4">
<text:span text:style-name="T4">
 From 10:15 to 10: 51 </text:span>
 five parishes were recorded, probably from a mortar 120 mm, in the village of Leonivka, ”the post reads.</text:p>
      <text:p text:style-name="P4">
It is noted that information was not received about losses among the local population or damage to civil infrastructure.</text:p>
      <text:p text:style-name="P4">
News Source: <text:a xlink:type="simple" xlink:href="https://armyinform.com.ua/2023/04/25/armiya-rf-vchergove-obstrilyala-prykordonnya-sumshhyny-ta-chernigivshhyny-z-minometiv/" text:style-name="Internet_20_link" text:visited-style-name="Visited_20_Internet_20_Link">
https://armyinform.com.ua/2023/04/25/armiya-rf-vchergove-obstrilyala-prykordonnya-sumshhyny-ta-chernigivshhyny-z-minometiv/</text:a>
</text:p>
      <!--NEWS-->
      <text:h text:style-name="P10" text:outline-level="1">
<text:span text:style-name="T4">
It is not necessary to guess when the counter -offensive of Ukraine - you need to do everything for its victory - the Foreign Minister of Lithuania</text:span>
</text:h>
      <text:p text:style-name="P4">
Author: ['АРМІЯINFORM']</text:p>
      <text:p text:style-name="P4">
Time: 2023-04-25T76:00:00-04:00</text:p>
      <text:p text:style-name="P4">
Description: Not Varto Rosidumuvati about the counterattack of Ukraine - Zahіd May, take the zobov’s owns ... The war with Ukraine 2022, the war with Ukraine is th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counteroffensive.jpg" text:style-name="Internet_20_link" text:visited-style-name="Visited_20_Internet_20_Link">
counteroffensive.jpg</text:a>
']</text:p>
      <text:p text:style-name="P4">
Tags: ['ГАБРІЕЛЮС ЛАНДСБЕРГІС', 'ГЛАВА МЗС ЛИТВИ', 'СВІТ ПІДТРИМУЄ УКРАЇНУ']</text:p>
      <text:p text:style-name="P4">
Category: News</text:p>
      <!--METADATA-->
      <text:p text:style-name="P4">
<draw:frame draw:style-name="fr1" draw:name="Image88" text:anchor-type="as-char" svg:width="6.9236in" svg:height="3.894525in" draw:z-index="0">
<draw:image xlink:href="../Images/AРМІЯINFORM/2023-04-25T76-00-00-04-00/counteroffensive.jpg" xlink:type="simple" xlink:show="embed" xlink:actuate="onLoad" draw:mime-type="image/jpeg"/>
</draw:frame>
Illustrative photo</text:p>
      <text:p text:style-name="P4">
It is not necessary to think about the counter -offensive of Ukraine - the event should take the duty to help Ukraine win Russia.</text:p>
      <text:p text:style-name="P4">
About it <text:a xlink:type="simple" xlink:href="https://www.urm.lt/default/lt/naujienos/g-landsbergis-nereikia-spelioti-kada-bus-ar-nebus-ukrainos-kontrpuolimas-viskas-ka-turime-dabar-padaryti-isipareigoti-ukrainos-pergalei-ir-jos-siekti" text:style-name="Internet_20_link" text:visited-style-name="Visited_20_Internet_20_Link">
stated</text:a>
Lithuanian Minister of Law Gabrielus Landsbergis.</text:p>
      <text:p text:style-name="P4">
"There is no need to guess when Ukraine will happen or not happen. As a thing that we have to do now, it is commitment to and strive for Ukraine," Gabrielus Landsbergis said.</text:p>
      <text:p text:style-name="P4">
We will remind, Deputy Minister of Defense of Ukraine Anna Malyar <text:a xlink:type="simple" xlink:href="https://armyinform.com.ua/2023/04/19/my-ne-mayemo-prava-obgovoryuvaty-v-publichnomu-prostori-plany-zbrojnyh-syl-ukrayiny-ganna-malyar/" text:style-name="Internet_20_link" text:visited-style-name="Visited_20_Internet_20_Link">
emphasized</text:a>
that in the conditions of war, information about counter -offensive is classified, and the plans of the Armed Forces in the public space are prohibited.</text:p>
      <text:p text:style-name="P4">
News Source: <text:a xlink:type="simple" xlink:href="https://armyinform.com.ua/2023/04/25/ne-varto-gadaty-koly-vidbudetsya-kontrnastup-ukrayiny-potribno-robyty-use-dlya-yiyi-peremogy-glava-mzs-lytvy/" text:style-name="Internet_20_link" text:visited-style-name="Visited_20_Internet_20_Link">
https://armyinform.com.ua/2023/04/25/ne-varto-gadaty-koly-vidbudetsya-kontrnastup-ukrayiny-potribno-robyty-use-dlya-yiyi-peremogy-glava-mzs-lytvy/</text:a>
</text:p>
      <!--NEWS-->
      <text:h text:style-name="P10" text:outline-level="1">
<text:span text:style-name="T4">
Sergey Naev: The most effective motivator for defenders of Ukraine is the destruction of the enemy</text:span>
</text:h>
      <text:p text:style-name="P4">
Author: ['АРМІЯINFORM']</text:p>
      <text:p text:style-name="P4">
Time: 2023-04-25T77:00:00-04:00</text:p>
      <text:p text:style-name="P4">
Description: The newly huts for Zakhisnikov Ukrainian Bulo, є і і ryshchensh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343051649_621577653349255_7542997026477779891_n.jpg" text:style-name="Internet_20_link" text:visited-style-name="Visited_20_Internet_20_Link">
343051649_621577653349255_7542997026477779891_n.jpg</text:a>
']</text:p>
      <text:p text:style-name="P4">
Tags: ['КОМАНДУВАЧ ОБ’ЄДНАНИХ СИЛ ЗС УКРАЇНИ', 'СЕРГІЙ НАЄВ']</text:p>
      <text:p text:style-name="P4">
Category: News</text:p>
      <!--METADATA-->
      <text:p text:style-name="P4">
<draw:frame draw:style-name="fr1" draw:name="Image89" text:anchor-type="as-char" svg:width="6.9236in" svg:height="4.933065in" draw:z-index="0">
<draw:image xlink:href="../Images/AРМІЯINFORM/2023-04-25T77-00-00-04-00/343051649_621577653349255_7542997026477779891_n.jpg" xlink:type="simple" xlink:show="embed" xlink:actuate="onLoad" draw:mime-type="image/jpeg"/>
</draw:frame>
The largest and most effective motivator for the defenders of Ukraine was the building of the enemy, because the protection of his homeland, his relatives, victory over the superfluous is the greatest desire for today.</text:p>
      <text:p text:style-name="P4">
About it <text:a xlink:type="simple" xlink:href="https%3A%2F%2Fwww.facebook.com%2FJointForcesCommandAFU%2Fposts%2Fpfbid0kUUTeQcF1t4xEVgfPLJR9pi7RyzHCtEJnqMbAcZvBzxJAeaL6cdguAD2ayqW6XPal&amp;show_text=true&amp;width=500" text:style-name="Internet_20_link" text:visited-style-name="Visited_20_Internet_20_Link">
reported</text:a>
Commander of the Joint Forces of the Armed Forces of Ukraine Lieutenant General Sergey Naev, talking about the morale and motivation of our soldiers.</text:p>
      <text:p text:style-name="P4">
“Almost for everyone who took their arms and stood in defense of their homeland, their relatives, victory over the enemy is the greatest desire for today. Each serviceman knows that behind his back - his family, which needs to be protected, ”the message reads.</text:p>
      <text:p text:style-name="P4">
According to him, military personnel are convinced that the constant development and transmission of experience is a new reality and critical need for today.</text:p>
      <text:p text:style-name="P4">
"There are fewer mistakes - more saved lives, and to not allow them, they train hard," - said Sergei Naev.</text:p>
      <text:p text:style-name="P4">
The commander said that additional stress loads help to work with the fighters stability on the battlefield. Military skills are strengthened by pain and daily wins. In daily training increases the strength of the spirit, the will of the will and the character becomes hardened. There are no printing tasks. There is a goal to be achieved with the least moral and physical loss. It is the result of long -term training, during which knowledge, skills and skills are reflected.</text:p>
      <text:p text:style-name="P4">
“But first of all, undoubtedly, it is necessary to live Ukraine, to work for Ukraine and to be with Ukraine in the heart. And all who defend Ukraine today are just that way. A powerful incentive to continue the struggle is the desire of will and the desire to release the Ukrainian land from the barbarians and the arms that wanted to build in our homes, ”he said.</text:p>
      <text:p text:style-name="P4">
News Source: <text:a xlink:type="simple" xlink:href="https://armyinform.com.ua/2023/04/25/sergij-nayev-najdiyevishyj-motyvator-dlya-zahysnykiv-ukrayiny-znyshhennya-voroga/" text:style-name="Internet_20_link" text:visited-style-name="Visited_20_Internet_20_Link">
https://armyinform.com.ua/2023/04/25/sergij-nayev-najdiyevishyj-motyvator-dlya-zahysnykiv-ukrayiny-znyshhennya-voroga/</text:a>
</text:p>
      <!--NEWS-->
      <text:h text:style-name="P10" text:outline-level="1">
<text:span text:style-name="T4">
Alexei Dmitrashkivsky told about changes in the tactics of the enemy in the Tavriysk direction</text:span>
</text:h>
      <text:p text:style-name="P4">
Author: ['Олексій Тригуб']</text:p>
      <text:p text:style-name="P4">
Time: 2023-04-25T78:00:00-04:00</text:p>
      <text:p text:style-name="P4">
Description: The direct Efirphon “єini News” has the chief of the defense forces of the defense forces of the defense forces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dmytrashkivskyj.jpg" text:style-name="Internet_20_link" text:visited-style-name="Visited_20_Internet_20_Link">
dmytrashkivskyj.jpg</text:a>
']</text:p>
      <text:p text:style-name="P4">
Tags: ['БПЛА', 'ВУГЛЕДАР', 'ЄДИНІ НОВИНИ', 'ОЛЕКСІЙ ДМИТРАШКІВСЬКИЙ', 'ТАВРІЙСЬКИЙ НАПРЯМОК']</text:p>
      <text:p text:style-name="P4">
Category: News</text:p>
      <!--METADATA-->
      <text:p text:style-name="P4">
<draw:frame draw:style-name="fr1" draw:name="Image90" text:anchor-type="as-char" svg:width="6.9236in" svg:height="3.940682in" draw:z-index="0">
<draw:image xlink:href="../Images/AРМІЯINFORM/2023-04-25T78-00-00-04-00/dmytrashkivskyj.jpg" xlink:type="simple" xlink:show="embed" xlink:actuate="onLoad" draw:mime-type="image/jpeg"/>
</draw:frame>
Alexei Dmitrashkivsky. Illustrative photo</text:p>
      <text:p text:style-name="P4">
Live broadcast <text:a xlink:type="simple" xlink:href="https://www.youtube.com/watch" text:style-name="Internet_20_link" text:visited-style-name="Visited_20_Internet_20_Link">
TEMACHORFON</text:a>
The only news is the head of the united Press Center of Defense forces of Tavriysky, Colonel Alexei Dmitryashkivsky noted that the enemy began to start his artillery component again.</text:p>
      <ul>
        <li>
The enemy firets our positions with almost the same intensity as Tsybul in February, - says the officer. - In yesterday and today, the enemy has almost 500 each position from different artillery systems.</li>
      </ul>
      <text:p text:style-name="P4">
Alexei Dmitrashkivsky told about the assault actions, the enemy 22 times healed the positions of our troops. It happened in the Marinka area, which the enemy was not at attempts to capture to block Avdiivka.</text:p>
      <text:p text:style-name="P4">
Also, the head of the united Press Center of Defense Forces of Tavriyskaya direction was that yesterday the enemy changed his tactics. So, trying to show the advantage in the air, the enemy increased the number of aviation strikes, and moving to the tactics of group air strikes. That is, two aircraft released Ukrainian air defense, and the third struck.</text:p>
      <text:p text:style-name="P4">
Due to the improvement of weather conditions, the enemy doubled the number of use of unmanned aerial vehicles yesterday. First of all, the vows are said.</text:p>
      <text:p text:style-name="P4">
-Also yesterday there was a change in the use of the enemy Dronov-Kamikadze,-continues Alexei Dmitrashkivsky. - Yesterday afternoon, they first consided the Shahledi, which were well knocked down, but after the "Shahmed" appeared "lancets". This was also the purpose of identifying our points of antipyretic defense.</text:p>
      <text:p text:style-name="P4">
The officer also told about the deterioration of the moral and psychological state of the avalanche, and the news in the Tavriya direction. Yes, he noted that in the recent information about the arrival in the area of Avdiivka of the new tanking unit of the occupying army, it has not shown itself at all, and for the attacks of our positions the enemy uses the fourth day in a row exclusively infantry. Oleksiy Dmitrashkivsky may assume, this is due to the fact that the opponent is not so much selected to use this technique as to demonstrate the effect of its precision.</text:p>
      <text:p text:style-name="P4">
And in the carbon direction, as the head of the united press center told, a broken enemy of the 155th Brigade of Marine Corps appeared again. However, it is unlikely that it could fully restore the combat capability in such compisormins.</text:p>
      <text:p text:style-name="P4">
News Source: <text:a xlink:type="simple" xlink:href="https://armyinform.com.ua/2023/04/25/oleksij-dmytrashkivskyj-rozpoviv-pro-zminy-taktyky-voroga-na-tavrijskomu-napryamku/" text:style-name="Internet_20_link" text:visited-style-name="Visited_20_Internet_20_Link">
https://armyinform.com.ua/2023/04/25/oleksij-dmytrashkivskyj-rozpoviv-pro-zminy-taktyky-voroga-na-tavrijskomu-napryamku/</text:a>
</text:p>
      <!--NEWS-->
      <text:h text:style-name="P10" text:outline-level="1">
<text:span text:style-name="T4">
More than 17,000 crimes against National Security have documented the Office of Prosecutor General</text:span>
</text:h>
      <text:p text:style-name="P4">
Author: ['АРМІЯINFORM']</text:p>
      <text:p text:style-name="P4">
Time: 2023-04-25T79: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warcrime-25042023ua.jpg" text:style-name="Internet_20_link" text:visited-style-name="Visited_20_Internet_20_Link">
warcrime-25042023ua.jpg</text:a>
', '<text:a xlink:type="simple" xlink:href="https://armyinform.com.ua/wp-content/uploads/2023/04/warcrime-25042023en.jpg" text:style-name="Internet_20_link" text:visited-style-name="Visited_20_Internet_20_Link">
warcrime-25042023en.jpg</text:a>
']</text:p>
      <text:p text:style-name="P4">
Tags: ['ВОЄННІ ЗЛОЧИНИ РФ', 'ОФІС ГЕНПРОКУРОРА УКРАЇНИ']</text:p>
      <text:p text:style-name="P4">
Category: News</text:p>
      <!--METADATA-->
      <text:p text:style-name="P4">
<draw:frame draw:style-name="fr1" draw:name="Image91" text:anchor-type="as-char" svg:width="6.9236in" svg:height="4.448413in" draw:z-index="0">
<draw:image xlink:href="../Images/AРМІЯINFORM/2023-04-25T79-00-00-04-00/warcrime-2504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April 25 </text:span>
 Registered:</text:p>
      <ul>
        <li>
82 487 Military Crimes, * 17 071 Crime against National Security of Ukraine.</li>
      </ul>
      <text:p text:style-name="P4">
In addition, according to juvenile prosecutors, <text:span text:style-name="T4">
 1419 children were injured </text:span>
 due to aggression of the Russian Federation, including:</text:p>
      <ul>
        <li>
470 - children were killed, * 949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92" text:anchor-type="as-char" svg:width="6.9236in" svg:height="4.448413in" draw:z-index="0">
<draw:image xlink:href="../Images/AРМІЯINFORM/2023-04-25T79-00-00-04-00/warcrime-25042023en.jpg" xlink:type="simple" xlink:show="embed" xlink:actuate="onLoad" draw:mime-type="image/jpeg"/>
</draw:frame>
</text:p>
      <text:p text:style-name="P4">
News Source: <text:a xlink:type="simple" xlink:href="https://armyinform.com.ua/2023/04/25/ponad-17-tysyach-zlochyniv-proty-naczbezpeky-ukrayiny-zadokumentuvav-ofis-genprokurora/" text:style-name="Internet_20_link" text:visited-style-name="Visited_20_Internet_20_Link">
https://armyinform.com.ua/2023/04/25/ponad-17-tysyach-zlochyniv-proty-naczbezpeky-ukrayiny-zadokumentuvav-ofis-genprokurora/</text:a>
</text:p>
      <!--NEWS-->
      <text:h text:style-name="P10" text:outline-level="1">
<text:span text:style-name="T4">
Representatives of the Armed Forces of Ukraine won five medals at the European Athletics Championships</text:span>
</text:h>
      <text:p text:style-name="P4">
Author: ['АРМІЯINFORM']</text:p>
      <text:p text:style-name="P4">
Time: 2023-04-25T80:00:00-04:00</text:p>
      <text:p text:style-name="P4">
Description: At the champions of an athletics, Yakiya Vidnovy in єrevani (Virmenia), represented ... War with Ukraine 2022, War with Ukraine Latest News today, News War with Ukraine 2022 Last for Ukraine, there will be a war between Ukraine and Russia and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340249990_210943508332678_6786888924302587599_n.jpg" text:style-name="Internet_20_link" text:visited-style-name="Visited_20_Internet_20_Link">
340249990_210943508332678_6786888924302587599_n.jpg</text:a>
', '<text:a xlink:type="simple" xlink:href="https://armyinform.com.ua/wp-content/uploads/2023/04/340136436_2487326908085386_2135364626655877396_n.jpg" text:style-name="Internet_20_link" text:visited-style-name="Visited_20_Internet_20_Link">
340136436_2487326908085386_2135364626655877396_n.jpg</text:a>
']</text:p>
      <text:p text:style-name="P4">
Tags: []</text:p>
      <text:p text:style-name="P4">
Category: News</text:p>
      <!--METADATA-->
      <text:p text:style-name="P4">
<draw:frame draw:style-name="fr1" draw:name="Image93" text:anchor-type="as-char" svg:width="6.9236in" svg:height="4.61393in" draw:z-index="0">
<draw:image xlink:href="../Images/AРМІЯINFORM/2023-04-25T80-00-00-04-00/340249990_210943508332678_6786888924302587599_n.jpg" xlink:type="simple" xlink:show="embed" xlink:actuate="onLoad" draw:mime-type="image/jpeg"/>
</draw:frame>
At the European Athletics Championships held in Yerevan(Armenia), representatives of the 7th Sports Club won five medals-four silver taod bronze award.</text:p>
      <text:p text:style-name="P4">
Yes, <text:span text:style-name="T4">
 Anastasia Manevskaya </text:span>
 in the weight category up to 87 kg won "silver" - in the sum of two -partes with a result of 238 kg, in the jerk - 108 kg and in the push - 130 kg.</text:p>
      <text:p text:style-name="P4">
<text:span text:style-name="T4">
 Valentina Kisil </text:span>
 in the weight category over 87 kg won silver in the jerk of 111 kg. She also won a bronze medal in the amount of double -trailing 244 kg.</text:p>
      <text:p text:style-name="P4">
<draw:frame draw:style-name="fr1" draw:name="Image94" text:anchor-type="as-char" svg:width="6.9236in" svg:height="5.902369in" draw:z-index="0">
<draw:image xlink:href="../Images/AРМІЯINFORM/2023-04-25T80-00-00-04-00/340136436_2487326908085386_2135364626655877396_n.jpg" xlink:type="simple" xlink:show="embed" xlink:actuate="onLoad" draw:mime-type="image/jpeg"/>
</draw:frame>
</text:p>
      <text:p text:style-name="P4">
News Source: <text:a xlink:type="simple" xlink:href="https://armyinform.com.ua/2023/04/25/predstavnyczi-zs-ukrayiny-zdobuly-pyat-medalej-na-chempionati-yevropy-z-vazhkoyi-atletyky/" text:style-name="Internet_20_link" text:visited-style-name="Visited_20_Internet_20_Link">
https://armyinform.com.ua/2023/04/25/predstavnyczi-zs-ukrayiny-zdobuly-pyat-medalej-na-chempionati-yevropy-z-vazhkoyi-atletyky/</text:a>
</text:p>
      <!--NEWS-->
      <text:h text:style-name="P10" text:outline-level="1">
<text:span text:style-name="T4">
Slovakia supported Ukraine with the status of a candidate for EU membership - Ruslan Stefanchuk</text:span>
</text:h>
      <text:p text:style-name="P4">
Author: ['АРМІЯINFORM']</text:p>
      <text:p text:style-name="P4">
Time: 2023-04-25T81:00:00-04:00</text:p>
      <text:p text:style-name="P4">
Description: The head of the Supreme for the sake of Ukrainian Ruslan Stefanchuk, prying the Slovachini for the Pidannnya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25042023.jpg" text:style-name="Internet_20_link" text:visited-style-name="Visited_20_Internet_20_Link">
25042023.jpg</text:a>
']</text:p>
      <text:p text:style-name="P4">
Tags: ['ПАРЛАМЕНТ', 'РУСЛАН СТЕФАНЧУК', 'СЛОВАЧЧИНА', 'УКРАЇНА-КАНДИДАТ НА ЧЛЕНСТВО В ЄС']</text:p>
      <text:p text:style-name="P4">
Category: News</text:p>
      <!--METADATA-->
      <text:p text:style-name="P4">
<draw:frame draw:style-name="fr1" draw:name="Image95" text:anchor-type="as-char" svg:width="6.9236in" svg:height="4.615733in" draw:z-index="0">
<draw:image xlink:href="../Images/AРМІЯINFORM/2023-04-25T81-00-00-04-00/25042023.jpg" xlink:type="simple" xlink:show="embed" xlink:actuate="onLoad" draw:mime-type="image/jpeg"/>
</draw:frame>
The Chairman of the Verkhovna Rada of Ukraine Ruslan Stefanchuk thanked Slovakia with the suspension of granting the status of a candidate for the EU membership to Ukraine, emphasizing that he is counting on the same strong support for further European integration of Ukraine, in particular, the beginning of negotiations on full -fledged membership.</text:p>
      <text:p text:style-name="P4">
About it <text:a xlink:type="simple" xlink:href="https://www.rada.gov.ua/news/Top-novyna/235706.html" text:style-name="Internet_20_link" text:visited-style-name="Visited_20_Internet_20_Link">
informs</text:a>
Parliament press service on the results of the meeting of the Chairman of the Verkhovna Rada of Ukraine Ruslan Stefanchuk with the chairman of the National Council of the Slovak Republic of Boriscollar.</text:p>
      <text:p text:style-name="P4">
Ruslan Stefanchuk also expressed his sincere gratitude to Slovakia for the entire military, humanitarian and political support provided to our country of the fastest days of a full -scale invasion of Russia.</text:p>
      <text:p text:style-name="P4">
During the conversation, the Chairman of the Verkhovna Rada of Ukraine also noted that another strategic purpose of Ukraine is NATO membership and the authority and support of Slovakia are important here.</text:p>
      <text:p text:style-name="P4">
The parties stopped in detail on the creation of a special about a journal for Russia for crimes in Ukraine. The head of the Ukrainian Parliament thanked the Parliamentar for adopting a resolution that supports its creation.</text:p>
      <text:p text:style-name="P4">
The chairman of the National Council of the Slovak Republic assured the Ukrainian colleague that the Parliament of Slovakia had taken a clear position, adopting resolutions the reassessment of Russia's aggression and the recognition of the Russian regime by terrorist, and the Russian Federation-the state-state-existence of terrorism.</text:p>
      <text:p text:style-name="P4">
He also stressed that the Slovak Republic is a reliable partner of Ukraine, which support us in the just war and defense of our country.</text:p>
      <text:p text:style-name="P4">
News Source: <text:a xlink:type="simple" xlink:href="https://armyinform.com.ua/2023/04/25/slovachchyna-pidtrymala-nadannya-ukrayini-statusu-kandydata-na-chlenstvo-v-yes-ruslan-stefanchuk/" text:style-name="Internet_20_link" text:visited-style-name="Visited_20_Internet_20_Link">
https://armyinform.com.ua/2023/04/25/slovachchyna-pidtrymala-nadannya-ukrayini-statusu-kandydata-na-chlenstvo-v-yes-ruslan-stefanchuk/</text:a>
</text:p>
      <!--NEWS-->
      <text:h text:style-name="P10" text:outline-level="1">
<text:span text:style-name="T4">
6 enemy associates that spread the Kremlin narratives about the war in Ukraine were detained</text:span>
</text:h>
      <text:p text:style-name="P4">
Author: ['АРМІЯINFORM']</text:p>
      <text:p text:style-name="P4">
Time: 2023-04-25T82:00:00-04:00</text:p>
      <text:p text:style-name="P4">
Description: The Service of the Bezpeki neutralized by the Rosgaluje Migregіnal, the Merosyskiye Land ... The war with Ukraine 2022, the war with Ukraine is the latest news today, the News War with Ukraine 2022 is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4/a0f2d4b6ac63e135968ae723159f73ef.jpeg" text:style-name="Internet_20_link" text:visited-style-name="Visited_20_Internet_20_Link">
a0f2d4b6ac63e135968ae723159f73ef.jpeg</text:a>
']</text:p>
      <text:p text:style-name="P4">
Tags: ['STOPRUSSIA', 'АГРЕСІЯ РФ', 'ВТОРГНЕННЯ РФ', 'СБУ']</text:p>
      <text:p text:style-name="P4">
Category: News</text:p>
      <!--METADATA-->
      <text:p text:style-name="P4">
<draw:frame draw:style-name="fr1" draw:name="Image96" text:anchor-type="as-char" svg:width="6.9236in" svg:height="4.615733in" draw:z-index="0">
<draw:image xlink:href="../Images/AРМІЯINFORM/2023-04-25T82-00-00-04-00/a0f2d4b6ac63e135968ae723159f73ef.jpeg" xlink:type="simple" xlink:show="embed" xlink:actuate="onLoad" draw:mime-type="image/jpeg"/>
</draw:frame>
The Security Service neutralized a branched interregional network of pro-Russian internet agents. It consisted of six enemy associates.</text:p>
      <text:p text:style-name="P4">
In the messengers and forbidden social networks, they spread the misinformation of the Takremliv narratives about the war in Ukraine.</text:p>
      <text:p text:style-name="P4">
Most of the destructive content, the attackers took from the online resources of the aggressor.</text:p>
      <text:p text:style-name="P4">
<text:span text:style-name="T4">
 Yes, in Kiev: </text:span>
</text:p>
      <text:p text:style-name="P4">
A 37-year-old resident of the capital was exposed, who called for mass killings of Ukrainians in the Russian social network "VKontakte".</text:p>
      <text:p text:style-name="P4">
He also agitated the use of Satan's intercontinental ballistic missiles against the western partner countries of our country.</text:p>
      <text:p text:style-name="P4">
In addition, the attacker tried to discredit the Ukrainian military, including the defenders of the azovstal.</text:p>
      <text:p text:style-name="P4">
These and other facts of the person reported suspected of six protrudes of the Criminal Code of Ukraine:</text:p>
      <ul>
        <li>
h. 2 Art. 442(genocide); * h. 1 v. 258-2(Public calls for a terrorist act); * h. 2, 3 tbsp. 109(actions aimed at a violent change or overthrow of a constitutional order or seizure of state power); * h. 1, 2 tbsp. 110(encroachment on the territorial integrity and integrity of Ukraine); * Art. 436(Propaganda of war); * h. 2, 3 tbsp. 436-2(justification, recognition legitimate, denial of armed aggression of the Russian Federation against Ukraine, glorification of its participants).</li>
      </ul>
      <text:p text:style-name="P4">
<text:span text:style-name="T4">
В Одеські області:</text:span>
</text:p>
      <text:p text:style-name="P4">
блоковано інформаційно-підривну діяльність мешканки регіону, якаадмініструвала декілька прокремлівських Телеграм-каналів.</text:p>
      <text:p text:style-name="P4">
На цих ресурсах вона розміщувала публікації із закликами до обстрілівукраїнських міст та поширювала фейки про кількість загиблих оборонців України.</text:p>
      <text:p text:style-name="P4">
<text:span text:style-name="T4">
На Миколаївщині:</text:span>
</text:p>
      <text:p text:style-name="P4">
повідомлено про підозру дружині настоятеля одного із храмів УПЦ (MP). Улистуваннях з мешканцями громади жінка схвалювала воєнні злочини окупантів, атакож репостила антиукраїнські матеріали росмедіа.</text:p>
      <text:p text:style-name="P4">
<text:span text:style-name="T4">
У Харкові:</text:span>
</text:p>
      <text:p text:style-name="P4">
кіберфахівці СБУ задокументували злочинну діяльність жительки міста, яка в«Одноклассниках» закликала до співпраці з бойовиками та окупаційноюадміністрацією у захоплених районах на сході України.</text:p>
      <text:p text:style-name="P4">
<text:span text:style-name="T4">
У Черкаській області:</text:span>
</text:p>
      <text:p text:style-name="P4">
викрито двох мешканців регіону, що популяризували учасників окупаційнихугруповань рф та «героїзували» їхні злочини.</text:p>
      <text:p text:style-name="P4">
За цими фактами тривають слідчі дії у межах кримінальних проваджень за двомастаттями Кримінального кодексу України:</text:p>
      <text:p text:style-name="P4">
Complex measures were carried out by the SBU staff in Kyiv and Kyiv region, in the Nikolaev, Kharkiv and Cherkasy regions together with the National Police under the procedural management of the prosecutor's office.</text:p>
      <text:p text:style-name="P4">
<text:span text:style-name="T4">
 Source: </text:span>
 <text:a xlink:type="simple" xlink:href="https://ssu.gov.ua/novyny/sbu-zatrymala-6-internetahentiv-rf-odyn-z-nykh-zaklykav-do-henotsydu-ukraintsiv-ta-udariv-raketamy-satana-po-zakhidnykh-krainakh" text:style-name="Internet_20_link" text:visited-style-name="Visited_20_Internet_20_Link">
<text:span text:style-name="T5">
SBU</text:span>
</text:a>
</text:p>
      <text:p text:style-name="P4">
News Source: <text:a xlink:type="simple" xlink:href="https://armyinform.com.ua/2023/04/25/zatrymano-6-vorozhyh-poplichnykiv-shho-poshyryuvaly-kremlivski-naratyvy-pro-vijnu-v-ukrayini/" text:style-name="Internet_20_link" text:visited-style-name="Visited_20_Internet_20_Link">
https://armyinform.com.ua/2023/04/25/zatrymano-6-vorozhyh-poplichnykiv-shho-poshyryuvaly-kremlivski-naratyvy-pro-vijnu-v-ukrayini/</text:a>
</text:p>
      <!--NEWS-->
      <text:h text:style-name="P10" text:outline-level="1">
<text:span text:style-name="T4">
Ukroboronprom entered the TOP-10 employers of Ukraine</text:span>
</text:h>
      <text:p text:style-name="P4">
Author: ['АРМІЯINFORM']</text:p>
      <text:p text:style-name="P4">
Time: 2023-04-25T83:00:00-04:00</text:p>
      <text:p text:style-name="P4">
Description: For the version of Forbes Ukraine, the Holder Concern "Ukroboronprom", Yaki Opnnu, the war with Ukraine 2022, the war with Ukraine Latest news today, the war with Ukraine 2022 is the last for today, will there be a war between Ukraine and Russia and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quc3pr0yq5sfwxjaxndoopb5hhhmozxxvbr9ei1i.jpg" text:style-name="Internet_20_link" text:visited-style-name="Visited_20_Internet_20_Link">
quc3pr0yq5sfwxjaxndoopb5hhhmozxxvbr9ei1i.jpg</text:a>
']</text:p>
      <text:p text:style-name="P4">
Tags: ['УКРАЇНСЬКИЙ НАРОД НЕПЕРЕМОЖНИЙ']</text:p>
      <text:p text:style-name="P4">
Category: News</text:p>
      <!--METADATA-->
      <text:p text:style-name="P4">
<draw:frame draw:style-name="fr1" draw:name="Image97" text:anchor-type="as-char" svg:width="6.9236in" svg:height="3.894525in" draw:z-index="0">
<draw:image xlink:href="../Images/AРМІЯINFORM/2023-04-25T83-00-00-04-00/quc3pr0yq5sfwxjaxndoopb5hhhmozxxvbr9ei1i.jpg" xlink:type="simple" xlink:show="embed" xlink:actuate="onLoad" draw:mime-type="image/jpeg"/>
</draw:frame>
According to Forbes Ukraine magazine, the State Concern "Ukroboronprom", which connects more than a hundred defense enterprises, entered the top 50 of the best employers of Ukraine, taking 9th place. The top 10 formed five IT companies, two tobacco, two agrarian and for the first time machine-building-Ukroboronprom.</text:p>
      <text:p text:style-name="P4">
“I sincerely thank everyone who is working at Ukroboronprom and other enterprises of the OPC. All of you are in the time of war without exaggerating the heroes of our country. Together we bring our victory and make Ukraine strong!”, - said Director of Ukroboronprom Yuri Gusev.</text:p>
      <text:p text:style-name="P4">
After February 24, Ukroboronprom increased by 6,700 employees to make the company's largest rating employer. Having heard about the recruitment of the personnel of 2022, nearly 10,000 Ukrainians wanted to join, some of them - a hunting basis.</text:p>
      <text:p text:style-name="P4">
Demand for office positions has almost disappeared, but has grown to technical and engineering. The focus shifted to Hard Skills. In priority, endurance, desire to work more physically for long distances.</text:p>
      <text:p text:style-name="P4">
It is noticeable that according to the criteria "Feeling of protection", "opportunities for development" Ukroboronprom scored 5 of 5 possible points, "working conditions"-12 of the 15th, "social package"-7 out of 10, and and For "Victory contribution"-8 out of 10 possible.</text:p>
      <text:p text:style-name="P4">
Ukroboronprom is still looking for people - more than 2,000 vacancies have been opened today. Vacancies can be found in employment centers, for each region - a separate list.</text:p>
      <text:p text:style-name="P4">
<text:span text:style-name="T4">
 Source: </text:span>
 <text:a xlink:type="simple" xlink:href="https://ukroboronprom.com.ua/news/ukroboronprom-v-top-10-robotodavciv-ukrayini" text:style-name="Internet_20_link" text:visited-style-name="Visited_20_Internet_20_Link">
_ Ukroboronprom_</text:a>
</text:p>
      <text:p text:style-name="P4">
News Source: <text:a xlink:type="simple" xlink:href="https://armyinform.com.ua/2023/04/25/ukroboronprom-uvijshov-v-top-10-robotodavcziv-ukrayiny/" text:style-name="Internet_20_link" text:visited-style-name="Visited_20_Internet_20_Link">
https://armyinform.com.ua/2023/04/25/ukroboronprom-uvijshov-v-top-10-robotodavcziv-ukrayiny/</text:a>
</text:p>
      <!--NEWS-->
      <text:h text:style-name="P10" text:outline-level="1">
<text:span text:style-name="T4">
11 kolabiar educators who were engaged in Russification of captured schools in Mariupol were exposed</text:span>
</text:h>
      <text:p text:style-name="P4">
Author: ['АРМІЯINFORM']</text:p>
      <text:p text:style-name="P4">
Time: 2023-04-25T84:00:00-04:00</text:p>
      <text:p text:style-name="P4">
Description: Service Systematically Vikriva Kolaborandiv, Dopomagayut Agresoro Knrevjuvati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sbu-golovna.jpg" text:style-name="Internet_20_link" text:visited-style-name="Visited_20_Internet_20_Link">
sbu-golovna.jpg</text:a>
']</text:p>
      <text:p text:style-name="P4">
Tags: ['STOPRUSSIA', 'АГРЕСІЯ РФ', 'КОЛАБОРАНТИ', 'СБУ']</text:p>
      <text:p text:style-name="P4">
Category: News</text:p>
      <!--METADATA-->
      <text:p text:style-name="P4">
<draw:frame draw:style-name="fr1" draw:name="Image98" text:anchor-type="as-char" svg:width="6.9236in" svg:height="5.938293in" draw:z-index="0">
<draw:image xlink:href="../Images/AРМІЯINFORM/2023-04-25T84-00-00-04-00/sbu-golovna.jpg" xlink:type="simple" xlink:show="embed" xlink:actuate="onLoad" draw:mime-type="image/jpeg"/>
</draw:frame>
Illustrative photo</text:p>
      <text:p text:style-name="P4">
The Security Service systematically exposes collaborators to help aggressor Russian education programs in temporarily occupied areas of Ukraine.</text:p>
      <text:p text:style-name="P4">
As a result of comprehensive measures, 11 more teachers reported suspicion of fertile cooperation with the invaders.</text:p>
      <text:p text:style-name="P4">
Among them are the heads of captured Ukrainian schools and education departments.</text:p>
      <text:p text:style-name="P4">
Thus, in Donetsk the "director" of one of the secondary educational institutions of the Novoazov district was identified.</text:p>
      <text:p text:style-name="P4">
She called for graduates to join Russian universities and in the future to "devote themselves" to work in favor of the aggressor country.</text:p>
      <text:p text:style-name="P4">
In addition, the former teacher was exposed in Mariupol, who after the capture of the city supported the invaders and offered them their help in spreading the Kremliv regime.</text:p>
      <text:p text:style-name="P4">
For this she was appointed "Deputy Director" of School No. 26.</text:p>
      <text:p text:style-name="P4">
One of its first decisions in the "position" is the destruction of all Ukrainian textbooks that were in the library of the educational institution.</text:p>
      <text:p text:style-name="P4">
The criminal activity of the head of the Mariupol Education Department was also documented.</text:p>
      <text:p text:style-name="P4">
According to the investigation, she accepted "reports" from the heads of local educational institutions on the organization of the educational process according to Russian "standards".</text:p>
      <text:p text:style-name="P4">
Currently, these and other persons have reported suspicion of collaboration.</text:p>
      <text:p text:style-name="P4">
With regard to four of them, security investigators have completed pre -trial investigations and plan to send indictments to court.</text:p>
      <text:p text:style-name="P4">
In all exposed facts, complex measures are underway to hold the guilty responsibility for crimes against our country.</text:p>
      <text:p text:style-name="P4">
The investigation was carried out by SBU staff in Donetsk and Luhansk regions of the procedural leadership of the Donetsk Regional Prosecutor's Office.</text:p>
      <text:p text:style-name="P4">
<text:span text:style-name="T4">
 Source: </text:span>
 <text:a xlink:type="simple" xlink:href="https://ssu.gov.ua/novyny/sbu-vykryla-shche-11-osvitiankolaborantiv-yaki-zaimalys-rusyfikatsiieiu-zakhoplenykh-shkil-u-mariupoli" text:style-name="Internet_20_link" text:visited-style-name="Visited_20_Internet_20_Link">
<text:span text:style-name="T5">
SBU</text:span>
</text:a>
</text:p>
      <text:p text:style-name="P4">
News Source: <text:a xlink:type="simple" xlink:href="https://armyinform.com.ua/2023/04/25/vykryto-11-osvityan-kolaborantiv-yaki-zajmalys-rusyfikacziyeyu-zahoplenyh-shkil-u-mariupoli/" text:style-name="Internet_20_link" text:visited-style-name="Visited_20_Internet_20_Link">
https://armyinform.com.ua/2023/04/25/vykryto-11-osvityan-kolaborantiv-yaki-zajmalys-rusyfikacziyeyu-zahoplenyh-shkil-u-mariupoli/</text:a>
</text:p>
      <!--NEWS-->
      <text:h text:style-name="P10" text:outline-level="1">
<text:span text:style-name="T4">
The government proposes to introduce sectoral sanctions against Iran for 50 years</text:span>
</text:h>
      <text:p text:style-name="P4">
Author: ['АРМІЯINFORM']</text:p>
      <text:p text:style-name="P4">
Time: 2023-04-25T85:00:00-04:00</text:p>
      <text:p text:style-name="P4">
Description: Kabіnet Min) Praise Rivhennya about the Vesennya to the roslo Propositziyi Scho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2822330.jpg" text:style-name="Internet_20_link" text:visited-style-name="Visited_20_Internet_20_Link">
2822330.jpg</text:a>
']</text:p>
      <text:p text:style-name="P4">
Tags: ['STOPRUSSIA', 'САНКЦІЇ ПРОТИ ІРАНУ']</text:p>
      <text:p text:style-name="P4">
Category: News</text:p>
      <!--METADATA-->
      <text:p text:style-name="P4">
<draw:frame draw:style-name="fr1" draw:name="Image99" text:anchor-type="as-char" svg:width="6.9236in" svg:height="4.369813in" draw:z-index="0">
<draw:image xlink:href="../Images/AРМІЯINFORM/2023-04-25T85-00-00-04-00/2822330.jpg" xlink:type="simple" xlink:show="embed" xlink:actuate="onLoad" draw:mime-type="image/jpeg"/>
</draw:frame>
Illustrative photo</text:p>
      <text:p text:style-name="P4">
The Cabinet of Ministers made a decision to submit proposals for application of sectoral sanctions in the NSDC to the Islamic Republic of Iran. The government approved the relevant to the meeting on April 25.</text:p>
      <text:p text:style-name="P4">
Pre-proposals were considered and recommended for submission to the Cabinet of Ministers by an interagency working group on the implementation of state sanction policy under the chairmanship of the First Vice Prime Minister of Ukraine-Minister of Economy of Ukraine Yulia Sviridenko.</text:p>
      <text:p text:style-name="P4">
“We start the sectoral sanctions against Iran. The previous restrictions imposed by Ukraine and our partners on persons and companies directly involved in the supply of Russia's weapons were unfortunately not perceived as a serious warning. Well, we will strengthen our arguments. We will also work to ensure that such rigid decisions are joined as possible as possible. Aggression against Ukraine will not remain unpunished. It is so unmistakable for the uncommon help of the aggressor, ”Yulia Sviridenko said.</text:p>
      <text:p text:style-name="P4">
According to government proposals, sanctions are imposed for a term of 50 years there:</text:p>
      <ul>
        <li>
prevention of withdrawal of capital by residents of the Islamic Republic of Iran outside Ukraine; * prohibition of the transfer to residents of Iran technologies, rights to intellectual property rights; * prohibition of investments in Iran and to/in favor of residents of the country; * Stopping service of electronic payment means(In particular, transfers, payments and cash issuance)Iran's issued residents; * prohibition of registration by the National Bank of Ukraine of the international payment system, a participant of the international payment system, whose operators are residents of the Islamic Republic of Iran, etc.; * Restriction of trade transactions with goods, the international broadcasts of which is subject to the Law of Ukraine “On State Control over International Programs for Military Purpose and Dual Usage” with residents(Complete ban), restriction of trade operations with services related to the supply, sale, transmission, production or use of such goods, complete termination of transit of resources, flights and transportation by the residents of the Islamic Republic of Iran in the territory of Ukraine related to the above operations.<text:span text:style-name="T4">
 Source: </text:span>
 <text:a xlink:type="simple" xlink:href="https://www.kmu.gov.ua/news/zaprovadzhuiemo-sanktsii-proty-iranu-dopomoha-ahresoru-ne-zalyshytsia-nepokaranoiu-iuliia-svyrydenko" text:style-name="Internet_20_link" text:visited-style-name="Visited_20_Internet_20_Link">
<text:span text:style-name="T5">
asor portal</text:span>
</text:a>
</li>
      </ul>
      <text:p text:style-name="P4">
News Source: <text:a xlink:type="simple" xlink:href="https://armyinform.com.ua/2023/04/25/uryad-proponuye-vvesty-sektoralni-sankcziyi-proty-iranu-na-50-rokiv/" text:style-name="Internet_20_link" text:visited-style-name="Visited_20_Internet_20_Link">
https://armyinform.com.ua/2023/04/25/uryad-proponuye-vvesty-sektoralni-sankcziyi-proty-iranu-na-50-rokiv/</text:a>
</text:p>
      <!--NEWS-->
      <text:h text:style-name="P10" text:outline-level="1">
<text:span text:style-name="T4">
In Russia, they are preparing for the Third World War - the interception of GUR</text:span>
</text:h>
      <text:p text:style-name="P4">
Author: ['АРМІЯINFORM']</text:p>
      <text:p text:style-name="P4">
Time: 2023-04-25T86:00:00-04:00</text:p>
      <text:p text:style-name="P4">
Description: VIISKOVOVOVOVEV ROSPOVIDAI BIGINI about the non -Basy Zhiti Dali Zhiti. Vaughn in its worm ... War with Ukraine 2022, War with Ukraine latest news today, News War with Ukraine 2022 The last for today, whether the war between Ukraine and Russia will be, and when, the war with Ukraine in 2022 will be or not, whether there will be, will there be The war with Ukraine in the near future says, the war with Ukraine, Ukrainian news today, Ukrainian news in Ukrainian media in Russian</text:p>
      <text:p text:style-name="P4">
Images: ['<text:a xlink:type="simple" xlink:href="https://armyinform.com.ua/wp-content/uploads/2023/04/654035c8_de8c_4a96_bd5f_54568d845384_650x410-e1682436258531.jpg" text:style-name="Internet_20_link" text:visited-style-name="Visited_20_Internet_20_Link">
654035c8_de8c_4a96_bd5f_54568d845384_650x410-e1682436258531.jpg</text:a>
']</text:p>
      <text:p text:style-name="P4">
Tags: ['STOPRUSSIA', 'АГРЕСІЯ РФ', 'ВТОРГНЕННЯ РФ', 'ГУР МО УКРАЇНИ']</text:p>
      <text:p text:style-name="P4">
Category: News</text:p>
      <!--METADATA-->
      <text:p text:style-name="P4">
<draw:frame draw:style-name="fr1" draw:name="Image100" text:anchor-type="as-char" svg:width="6.9236in" svg:height="4.888664in" draw:z-index="0">
<draw:image xlink:href="../Images/AРМІЯINFORM/2023-04-25T86-00-00-04-00/654035c8_de8c_4a96_bd5f_54568d845384_650x410-e1682436258531.jpg" xlink:type="simple" xlink:show="embed" xlink:actuate="onLoad" draw:mime-type="image/jpeg"/>
</draw:frame>
Illustrative photo</text:p>
      <text:p text:style-name="P4">
The Russian serviceman tells his wife about the unwillingness to live. She in turn tells that all people around her are preparing for the third world.</text:p>
      <text:p text:style-name="P4">
<text:span text:style-name="T4">
 Source: </text:span>
 <text:a xlink:type="simple" xlink:href="https://gur.gov.ua/content/szhymaetsia-vsyo-voobshche-pokoia-ne-daiut-ynoi-raz-zastrelytsia-uzhe-okhota.html" text:style-name="Internet_20_link" text:visited-style-name="Visited_20_Internet_20_Link">
_gur mou__</text:a>
</text:p>
      <text:p text:style-name="P4">
News Source: <text:a xlink:type="simple" xlink:href="https://armyinform.com.ua/2023/04/25/na-rosiyi-gotuyutsya-do-tretoyi-svitovoyi-vijny-perehoplennya-gur/" text:style-name="Internet_20_link" text:visited-style-name="Visited_20_Internet_20_Link">
https://armyinform.com.ua/2023/04/25/na-rosiyi-gotuyutsya-do-tretoyi-svitovoyi-vijny-perehoplennya-gur/</text:a>
</text:p>
      <!--NEWS-->
      <text:h text:style-name="P10" text:outline-level="1">
<text:span text:style-name="T4">
The enemy has caused 2 missile and 6 aviation strikes in Ukraine</text:span>
</text:h>
      <text:p text:style-name="P4">
Author: ['АРМІЯINFORM']</text:p>
      <text:p text:style-name="P4">
Time: 2023-04-25T87:00:00-04:00</text:p>
      <text:p text:style-name="P4">
Description: Triva Chotirist Twodzita Shosta added a large -scale zbro aggression of Rosiysko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photo_5350481249187251461_y.jpg" text:style-name="Internet_20_link" text:visited-style-name="Visited_20_Internet_20_Link">
photo_5350481249187251461_y.jpg</text:a>
']</text:p>
      <text:p text:style-name="P4">
Tags: ['STOPRUSSIA', 'АГРЕСІЯ РФ']</text:p>
      <text:p text:style-name="P4">
Category: News</text:p>
      <!--METADATA-->
      <text:p text:style-name="P4">
<draw:frame draw:style-name="fr1" draw:name="Image101" text:anchor-type="as-char" svg:width="6.9236in" svg:height="4.622144in" draw:z-index="0">
<draw:image xlink:href="../Images/AРМІЯINFORM/2023-04-25T87-00-00-04-00/photo_5350481249187251461_y.jpg" xlink:type="simple" xlink:show="embed" xlink:actuate="onLoad" draw:mime-type="image/jpeg"/>
</draw:frame>
Illustrative Photo <text:span text:style-name="T4">
 🔥Set on Russian invasion </text:span>
</text:p>
      <text:p text:style-name="P4">
Four hundred twenty -sixth a large -scale armed aggression of the Russian Federation against our country lasts.</text:p>
      <text:p text:style-name="P4">
During the day, Russian invaders struck 2 missile strikes from the S-300 Personal of the Kupyansk Mirny City of Kharkiv region. As a result, there were injured among the civilian population, the building of the Museum of Local History was destroyed, no military facility has not been damaged and another civilian infrastructure has been damaged. In addition, the enemy has struck 6 aircraft strikes and made more than 10 shelling of rocket launchers in other places.</text:p>
      <text:p text:style-name="P4">
The likelihood of rocket and aviation strikes throughout Ukraine is quite high.</text:p>
      <text:p text:style-name="P4">
<text:span text:style-name="T4">
 Source: </text:span>
 _ <text:a xlink:type="simple" xlink:href="https://www.facebook.com/GeneralStaff.ua/posts/pfbid0GFdgApe8cZWwYs3eikm685gqHpwFxHNXBuu962Kg6AVaCRr7hkqUjAaktivBv94bl" text:style-name="Internet_20_link" text:visited-style-name="Visited_20_Internet_20_Link">
GSZSU</text:a>
_</text:p>
      <text:p text:style-name="P4">
News Source: <text:a xlink:type="simple" xlink:href="https://armyinform.com.ua/2023/04/25/vorog-zavdav-2-raketnyh-ta-6-aviaczijnyh-udariv-po-terytoriyi-ukrayiny/" text:style-name="Internet_20_link" text:visited-style-name="Visited_20_Internet_20_Link">
https://armyinform.com.ua/2023/04/25/vorog-zavdav-2-raketnyh-ta-6-aviaczijnyh-udariv-po-terytoriyi-ukrayiny/</text:a>
</text:p>
      <!--NEWS-->
      <text:h text:style-name="P10" text:outline-level="1">
<text:span text:style-name="T4">
The enemy focuses major efforts on Bakhmut, Avdiiv and Marinskaya directions</text:span>
</text:h>
      <text:p text:style-name="P4">
Author: ['АРМІЯINFORM']</text:p>
      <text:p text:style-name="P4">
Time: 2023-04-25T88:00:00-04:00</text:p>
      <text:p text:style-name="P4">
Description: The PIDRODRILs of the forces of the defense of Ukraine reached 36 enemy attacks on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e08cf257-8475-41c5-9d72-6ced5f2a914e-1.jpg" text:style-name="Internet_20_link" text:visited-style-name="Visited_20_Internet_20_Link">
e08cf257-8475-41c5-9d72-6ced5f2a914e-1.jpg</text:a>
']</text:p>
      <text:p text:style-name="P4">
Tags: ['STOPRUSSIA', 'АГРЕСІЯ РФ', 'ВТОРГНЕННЯ РФ', 'ГШ ЗСУ', 'ХРОНІКА ОБОРОНИ']</text:p>
      <text:p text:style-name="P4">
Category: News</text:p>
      <!--METADATA-->
      <text:p text:style-name="P4">
<draw:frame draw:style-name="fr1" draw:name="Image102" text:anchor-type="as-char" svg:width="6.9236in" svg:height="4.396486in" draw:z-index="0">
<draw:image xlink:href="../Images/AРМІЯINFORM/2023-04-25T88-00-00-04-00/e08cf257-8475-41c5-9d72-6ced5f2a914e-1.jpg" xlink:type="simple" xlink:show="embed" xlink:actuate="onLoad" draw:mime-type="image/jpeg"/>
</draw:frame>
** 🔥I</text:p>
      <text:p text:style-name="P4">
The units of the Defense Forces of Ukraine during the day were reflected 36 attacks by these areas of the front. The most fierce battles last for Bakhmut Tamarin.</text:p>
      <text:p text:style-name="P4">
In the Volyn and Polissya directions, the operational situation without significant changes. There were no signs of enemy offensive groups.</text:p>
      <text:p text:style-name="P4">
In the Siversky and Slobozhansky directions, the enemy during the day feasible and mortar shelling of settlements of Leonivka Chernihiv region; Korenok, Iskryskivshchyna and Volphin of Sumy region, as well as veterinary, green, non -elastic, shooter, Ogirtseve, huts, barn.</text:p>
      <text:p text:style-name="P4">
In the Kupyansk direction of artillery and mortar shelling, the enemies were placed settlements of Topoli, Kamianka, Krasne First, Figolivka, Novomlinsk, two -year and Kupyansk of Kharkiv region.</text:p>
      <text:p text:style-name="P4">
In the estuary direction, the enemy did not take the offensive actions. Novoselivske, Nevskoye, Dibrova, Bigorivka of the Lugansk region and Torke, Yampil, Verkhnamyanskoye and Transhizna, Donetsk region were shown by artillery.</text:p>
      <text:p text:style-name="P4">
In the Bakhmut direction, the enemy continues to take offensive actions. The city of Bakhmut continues. In addition, during the day the enemy conducted unsuccessful successive actions in the direction of the settlements of Bogdanivka, chrome and tick.</text:p>
      <text:p text:style-name="P4">
In the Avdeevsky direction, the enemy conducted the offensive actions near the Severenovis and Pervomaisky Donetsk region, no success. He was fired by novobakhmutivka, Novokalinovka, Avdiivka, Lastochyne, Vodyane, Pervomaisk, Karlovka and Nevelskoye Donetsk region.</text:p>
      <text:p text:style-name="P4">
In the Marine direction, our defenders repelled numerous attacks in the area of Marinka settlement. Enemy shellings of Vallageorgiivka, Marinka, Venta, Novomikhailivka and Paraskovka of Donetsk region.</text:p>
      <text:p text:style-name="P4">
In the mineral direction during the current day, the enemy of offensive actions was not. He fired at the settlements of Kalledar, Yegorivka, Prychistivka, Golden Niva, Shakhtarske and Veliky Novosilka of Donetsk region.</text:p>
      <text:p text:style-name="P4">
<text:span text:style-name="T4">
 Source: </text:span>
 _ <text:a xlink:type="simple" xlink:href="https://www.facebook.com/GeneralStaff.ua/posts/pfbid0GFdgApe8cZWwYs3eikm685gqHpwFxHNXBuu962Kg6AVaCRr7hkqUjAaktivBv94bl" text:style-name="Internet_20_link" text:visited-style-name="Visited_20_Internet_20_Link">
GSZSU</text:a>
_</text:p>
      <text:p text:style-name="P4">
News Source: <text:a xlink:type="simple" xlink:href="https://armyinform.com.ua/2023/04/25/protyvnyk-zoseredzhuye-osnovni-zusyllya-na-bahmutskomu-avdiyivskomu-ta-maryinskomu-napryamkah/" text:style-name="Internet_20_link" text:visited-style-name="Visited_20_Internet_20_Link">
https://armyinform.com.ua/2023/04/25/protyvnyk-zoseredzhuye-osnovni-zusyllya-na-bahmutskomu-avdiyivskomu-ta-maryinskomu-napryamkah/</text:a>
</text:p>
      <!--NEWS-->
      <text:h text:style-name="P10" text:outline-level="1">
<text:span text:style-name="T4">
The enemy fired at more than 30 settlements in Zaporizhzhya and Kherson directions</text:span>
</text:h>
      <text:p text:style-name="P4">
Author: ['АРМІЯINFORM']</text:p>
      <text:p text:style-name="P4">
Time: 2023-04-25T89:00:00-04:00</text:p>
      <text:p text:style-name="P4">
Description: At the Zaporizhznykh Tu Kherson straighteners, the enemy is to be deflated by the Office .... The war with Ukraine 2022, the war with Ukraine is the latest news today, the News War with Ukraine 2022 are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15-3.jpg" text:style-name="Internet_20_link" text:visited-style-name="Visited_20_Internet_20_Link">
15-3.jpg</text:a>
']</text:p>
      <text:p text:style-name="P4">
Tags: ['STOPRUSSIA', 'АГРЕСІЯ РФ', 'ВТОРГНЕННЯ РФ', 'ГШ ЗСУ']</text:p>
      <text:p text:style-name="P4">
Category: News</text:p>
      <!--METADATA-->
      <text:p text:style-name="P4">
<draw:frame draw:style-name="fr1" draw:name="Image103" text:anchor-type="as-char" svg:width="6.9236in" svg:height="4.581115in" draw:z-index="0">
<draw:image xlink:href="../Images/AРМІЯINFORM/2023-04-25T89-00-00-04-00/15-3.jpg" xlink:type="simple" xlink:show="embed" xlink:actuate="onLoad" draw:mime-type="image/jpeg"/>
</draw:frame>
Illustrative Photo <text:span text:style-name="T4">
 🔥 Situation on Russian invasion </text:span>
</text:p>
      <text:p text:style-name="P4">
In Zaporizhzhya and Kherson directions, the enemy continues to conduct defense. Fired at more than 30 settlements. Among them are lull, Guliaypole, railway, bitter, White, Zaporizhzhya region and Dudchany, Berislav, Merry, nomination, engineering, Kizomis, as well as the city of Kherson. As a result of the traveling of two -kept aviation bombs, more than 10 residential houses of civilians were damaged on the settlement of Kizomis, 2 of them are completely destroyed. The local church and other civil infrastructure were also destroyed.</text:p>
      <text:p text:style-name="P4">
<text:span text:style-name="T4">
 Source: </text:span>
 _ <text:a xlink:type="simple" xlink:href="https://www.facebook.com/GeneralStaff.ua/posts/pfbid0GFdgApe8cZWwYs3eikm685gqHpwFxHNXBuu962Kg6AVaCRr7hkqUjAaktivBv94bl" text:style-name="Internet_20_link" text:visited-style-name="Visited_20_Internet_20_Link">
GSZSU</text:a>
_</text:p>
      <text:p text:style-name="P4">
News Source: <text:a xlink:type="simple" xlink:href="https://armyinform.com.ua/2023/04/25/vorog-obstrilyav-ponad-30-naselenyh-punktiv-na-zaporizkomu-ta-hersonskomu-napryamkah/" text:style-name="Internet_20_link" text:visited-style-name="Visited_20_Internet_20_Link">
https://armyinform.com.ua/2023/04/25/vorog-obstrilyav-ponad-30-naselenyh-punktiv-na-zaporizkomu-ta-hersonskomu-napryamkah/</text:a>
</text:p>
      <!--NEWS-->
      <text:h text:style-name="P10" text:outline-level="1">
<text:span text:style-name="T4">
The occupiers continue the maroodes and destroy children's educational institutions</text:span>
</text:h>
      <text:p text:style-name="P4">
Author: ['АРМІЯINFORM']</text:p>
      <text:p text:style-name="P4">
Time: 2023-04-25T90:00:00-04:00</text:p>
      <text:p text:style-name="P4">
Description: The enemy is the Vikoristovati Dityachi, the Timchasovo of the Timchasovo one ... the war with Ukraine 2022, the war with Ukraine is the latest news today, the News War with Ukraine 2022 The last ones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1/rosiyany-marodery.jpg" text:style-name="Internet_20_link" text:visited-style-name="Visited_20_Internet_20_Link">
rosiyany-marodery.jpg</text:a>
']</text:p>
      <text:p text:style-name="P4">
Tags: ['STOPRUSSIA', 'АГРЕСІЯ РФ', 'ВТОРГНЕННЯ РФ', 'ГШ ЗСУ']</text:p>
      <text:p text:style-name="P4">
Category: News</text:p>
      <!--METADATA-->
      <text:p text:style-name="P4">
<draw:frame draw:style-name="fr1" draw:name="Image104" text:anchor-type="as-char" svg:width="6.9236in" svg:height="4.32725in" draw:z-index="0">
<draw:image xlink:href="../Images/AРМІЯINFORM/2023-04-25T90-00-00-04-00/rosiyany-marodery.jpg" xlink:type="simple" xlink:show="embed" xlink:actuate="onLoad" draw:mime-type="image/jpeg"/>
</draw:frame>
Illustrative Photo <text:span text:style-name="T4">
 🔥 Situation on Russian invasion </text:span>
</text:p>
      <text:p text:style-name="P4">
The enemy continues to use children's educational institutions of temporary and captured territories for their own purposes. It arranges their military objects in them, covering up with a "live shield" of children and teaching.</text:p>
      <text:p text:style-name="P4">
Thus, in the settlement of the Urzuf of Mariupol district of Donetsk region, the gerrulates of one of the children's camps marked the placement of up to 200 military servants of Russian occupation troops from among the mobilized.</text:p>
      <text:p text:style-name="P4">
Russian invaders continue to do looting in the territory of Ukraine. In particular, in the settlement of Kardashinka of the Skadovsky district of Kherson region, military personnel of Russian occupation troops at night search buildings, stole household appliances and cars from civilians.</text:p>
      <text:p text:style-name="P4">
<text:span text:style-name="T4">
 Source: </text:span>
 _ <text:a xlink:type="simple" xlink:href="https://www.facebook.com/GeneralStaff.ua/posts/pfbid0GFdgApe8cZWwYs3eikm685gqHpwFxHNXBuu962Kg6AVaCRr7hkqUjAaktivBv94bl" text:style-name="Internet_20_link" text:visited-style-name="Visited_20_Internet_20_Link">
GSZSU</text:a>
_</text:p>
      <text:p text:style-name="P4">
News Source: <text:a xlink:type="simple" xlink:href="https://armyinform.com.ua/2023/04/25/okupanty-prodovzhuyut-maroderyty-ta-nyshhyty-dytyachi-osvitni-zaklady/" text:style-name="Internet_20_link" text:visited-style-name="Visited_20_Internet_20_Link">
https://armyinform.com.ua/2023/04/25/okupanty-prodovzhuyut-maroderyty-ta-nyshhyty-dytyachi-osvitni-zaklady/</text:a>
</text:p>
      <!--NEWS-->
      <text:h text:style-name="P10" text:outline-level="1">
<text:span text:style-name="T4">
Fans of the Russian world have been informed of a new suspicion for calls for genocide</text:span>
</text:h>
      <text:p text:style-name="P4">
Author: ['АРМІЯINFORM']</text:p>
      <text:p text:style-name="P4">
Time: 2023-04-25T91:00:00-04:00</text:p>
      <text:p text:style-name="P4">
Description: The prosecutor’s office of the Kirivnitvvy MISKOMEKA was naked about PIDOZRA ... The war with Ukraine 2022, the war with Ukraine is the latest news today, the News War with Ukraine 2022 is the last ones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9-24.jpg" text:style-name="Internet_20_link" text:visited-style-name="Visited_20_Internet_20_Link">
9-24.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105" text:anchor-type="as-char" svg:width="6.9236in" svg:height="4.496482in" draw:z-index="0">
<draw:image xlink:href="../Images/AРМІЯINFORM/2023-04-25T91-00-00-04-00/9-24.jpg" xlink:type="simple" xlink:show="embed" xlink:actuate="onLoad" draw:mime-type="image/jpeg"/>
</draw:frame>
The procedural leadership of the Kyiv City Prosecutor's Office was informed by the profunds to the native of Lugansk region on the facts of distribution of materials to the Publitey calls for the overthrow of the constitutional order in Ukraine, the encroachment .</text:p>
      <text:p text:style-name="P4">
According to the investigation, the suspect since April 2022, using his own account in the prohibited social network in Ukraine, distributed text messages and images to its users unlimited to its users, in which the Armed Aggression of the Russian Federation against Ukraine.</text:p>
      <text:p text:style-name="P4">
The suspect in his posts supported and promoted the actions of the aggressor country with a full-scale invasion of Ukraine. He spread Russian fakes, called for the genocide of Ukrainians, argued that "Ukrainians themselves in the ourselves." He also called the "fair decommunization" the destruction of all Ukrainian intersections.</text:p>
      <text:p text:style-name="P4">
In addition, in his posts, the suspect humiliated and negatively represented representatives of the state authorities and the Armed Forces.</text:p>
      <text:p text:style-name="P4">
The expertise's conclusion is confirmed that the texts of published materials are propaganda and aimed at justification, recognition of lawful armed aggression of the Russian Federation against Ukraine, as well as contain public calls for a pre -aggressive war against Ukraine, genocide and a terrorist act.</text:p>
      <text:p text:style-name="P4">
The suspect is currently in custody.</text:p>
      <text:p text:style-name="P4">
Earlier, the Prosecutor's Office sent to court an indictment against a citizen on the dissemination of information that contains justification, recognition legitimate and denial of armed aggression of the Russian Federation against Ukraine. The trial is currently ongoing.</text:p>
      <text:p text:style-name="P4">
Measures to expose criminal activity were carried out by prosecutors jointly by the SBU in the city of Kyiv and Kyiv region.</text:p>
      <text:p text:style-name="P4">
<text:span text:style-name="T4">
 Source: </text:span>
 <text:a xlink:type="simple" xlink:href="https://www.gp.gov.ua/ua/posts/zaklikav-do-genocidu-ta-povalennya-konstituciinogo-ladu-v-ukrayini-sanuvalniku-russkogo-mira-povidomleno-shhe-odnu-pidozru" text:style-name="Internet_20_link" text:visited-style-name="Visited_20_Internet_20_Link">
<text:span text:style-name="T5">
opice general prosecutor</text:span>
</text:a>
</text:p>
      <text:p text:style-name="P4">
News Source: <text:a xlink:type="simple" xlink:href="https://armyinform.com.ua/2023/04/25/shanuvalnyku-russkogo-myra-povidomleno-pro-novu-pidozru-za-zaklyky-do-genoczydu/" text:style-name="Internet_20_link" text:visited-style-name="Visited_20_Internet_20_Link">
https://armyinform.com.ua/2023/04/25/shanuvalnyku-russkogo-myra-povidomleno-pro-novu-pidozru-za-zaklyky-do-genoczydu/</text:a>
</text:p>
      <!--NEWS-->
      <text:h text:style-name="P10" text:outline-level="1">
<text:span text:style-name="T4">
The occupiers require a passport of Russian Federation in exchange for "free food" of children in schools</text:span>
</text:h>
      <text:p text:style-name="P4">
Author: ['АРМІЯINFORM']</text:p>
      <text:p text:style-name="P4">
Time: 2023-04-25T92:00:00-04:00</text:p>
      <text:p text:style-name="P4">
Description: Piacanty introduced the Bezkoshtovna Kharchuvannya for era 1-4 grades on Timchasovo perpules ... War with Ukraine 2022, war with Ukraine Latest news today, News War with Ukraine 2022 Last today, will there be a war between Ukraine and Russia and when, war,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1/07/pasport.jpg" text:style-name="Internet_20_link" text:visited-style-name="Visited_20_Internet_20_Link">
pasport.jpg</text:a>
']</text:p>
      <text:p text:style-name="P4">
Tags: ['STOPRUSSIA', 'АГРЕСІЯ РФ', 'ВТОРГНЕННЯ РФ', 'ТОТ']</text:p>
      <text:p text:style-name="P4">
Category: News</text:p>
      <!--METADATA-->
      <text:p text:style-name="P4">
<draw:frame draw:style-name="fr1" draw:name="Image106" text:anchor-type="as-char" svg:width="6.9236in" svg:height="3.956343in" draw:z-index="0">
<draw:image xlink:href="../Images/AРМІЯINFORM/2023-04-25T92-00-00-04-00/pasport.jpg" xlink:type="simple" xlink:show="embed" xlink:actuate="onLoad" draw:mime-type="image/jpeg"/>
</draw:frame>
Illustrative photo</text:p>
      <text:p text:style-name="P4">
The invaders introduced "free food" for children of grades 1-4 in the temporary-heated territories of southern Ukraine, but the condition is a statement of parents with a passport.</text:p>
      <text:p text:style-name="P4">
About it <text:a xlink:type="simple" xlink:href="https://sprotyv.mod.gov.ua/2023/04/25/rosiyany-vymagayut-pasport-rf-vid-batkiv-v-obmin-na-bezkoshtovne-harchuvannya-ditej-u-shkolah/" text:style-name="Internet_20_link" text:visited-style-name="Visited_20_Internet_20_Link">
reports</text:a>
Center for National Resistance.</text:p>
      <text:p text:style-name="P4">
The latter should be confirmed paternity, but in fact, it is another element and coercion to receive an enemy passport, because the Russian stamp about children is not obligatory. At the same time, the passport is not yet required, but innovations are announced from the new school year.</text:p>
      <text:p text:style-name="P4">
That is, in fact, parents should get red wastelings until the local elections, which the occupiers plan to spend on tot in early September.</text:p>
      <text:p text:style-name="P4">
News Source: <text:a xlink:type="simple" xlink:href="https://armyinform.com.ua/2023/04/25/na-tot-okupanty-vymagayut-vid-batkiv-pasport-rf-v-obmin-na-bezkoshtovne-harchuvannya-ditej-u-shkolah/" text:style-name="Internet_20_link" text:visited-style-name="Visited_20_Internet_20_Link">
https://armyinform.com.ua/2023/04/25/na-tot-okupanty-vymagayut-vid-batkiv-pasport-rf-v-obmin-na-bezkoshtovne-harchuvannya-ditej-u-shkolah/</text:a>
</text:p>
      <!--NEWS-->
      <text:h text:style-name="P10" text:outline-level="1">
<text:span text:style-name="T4">
Six settlements have been identified where a comprehensive recovery on new principles will take place - Denis Shmigal</text:span>
</text:h>
      <text:p text:style-name="P4">
Author: ['АРМІЯINFORM']</text:p>
      <text:p text:style-name="P4">
Time: 2023-04-25T93:00:00-04:00</text:p>
      <text:p text:style-name="P4">
Description: The principle of “Build Back Better”, Tobto “Vidbuduvati is Colusing, NIZH BULO” - one basic for ... War with Ukraine 2022, war with Ukraine Latest news today, News War with Ukraine 2022 Last for today, will there be a war between Ukraine and Russia and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thumb_202844_820_360_0_0_auto.jpg" text:style-name="Internet_20_link" text:visited-style-name="Visited_20_Internet_20_Link">
thumb_202844_820_360_0_0_auto.jpg</text:a>
']</text:p>
      <text:p text:style-name="P4">
Tags: ['STOPRUSSIA', 'АГРЕСІЯ РФ', 'ВТОРГНЕННЯ РФ', 'ДЕНИС ШМИГАЛЬ']</text:p>
      <text:p text:style-name="P4">
Category: News</text:p>
      <!--METADATA-->
      <text:p text:style-name="P4">
<draw:frame draw:style-name="fr1" draw:name="Image107" text:anchor-type="as-char" svg:width="6.9236in" svg:height="4.610104in" draw:z-index="0">
<draw:image xlink:href="../Images/AРМІЯINFORM/2023-04-25T93-00-00-04-00/thumb_202844_820_360_0_0_auto.jpg" xlink:type="simple" xlink:show="embed" xlink:actuate="onLoad" draw:mime-type="image/jpeg"/>
</draw:frame>
The principle of "Build Back Better", that is, "rebuild better than it" is one way for reconstruction. During the meeting, the Government approved a resolution that sets out six settlements, where within the framework of experimental designing will be comprehensively and on new principles. This was reported by the Minister Denis Shmigal.</text:p>
      <text:p text:style-name="P4">
Settlements selected: Borodyanka and Moshchun in the Kiev region, Trostyanets in the Usum region, post-Pokrovske in the Kherson region, circuses of the Vharkiv region and berry in the Chernihiv region.</text:p>
      <text:p text:style-name="P4">
“All these settlements have been terrible destruction. Now they will be comprehensively renewed. This means that they will not rebuild separately and structures, but all with a systematic approach, new planning and complete transformation of these settlements, ”the head of the government emphasized.</text:p>
      <text:p text:style-name="P4">
At the same time, the Prime Minister stressed that the implementation of the experimental project means that the restoration will not affect other settlements.</text:p>
      <text:p text:style-name="P4">
“Reconstruction is already going on all over the country. This document is about finding the most effective approaches that will ensure transparency, efficiency, systematic safety recovery at the same time, ”Denis Shmigal said.</text:p>
      <text:p text:style-name="P4">
According to the head of government, the rapid recovery plan has five priorities this year, and at the same time it is hundreds of different projects, hundreds of cities and towns, where it will be assembled at the same time: “It is important for us that Ukrainians have already made that reconstruction is reality this year. It gives hope and faith in a better future. "</text:p>
      <text:p text:style-name="P4">
<text:span text:style-name="T4">
 Source: </text:span>
 <text:a xlink:type="simple" xlink:href="https://www.kmu.gov.ua/news/vyznacheno-shist-naselenykh-punktiv-de-vidbuvatymetsia-kompleksne-vidnovlennia-za-novymy-pryntsypamy-premier-ministr" text:style-name="Internet_20_link" text:visited-style-name="Visited_20_Internet_20_Link">
<text:span text:style-name="T5">
asor portal</text:span>
</text:a>
</text:p>
      <text:p text:style-name="P4">
News Source: <text:a xlink:type="simple" xlink:href="https://armyinform.com.ua/2023/04/25/vyznacheno-shist-naselenyh-punktiv-de-vidbuvatymetsya-kompleksne-vidnovlennya-za-novymy-prynczypamy-denys-shmygal/" text:style-name="Internet_20_link" text:visited-style-name="Visited_20_Internet_20_Link">
https://armyinform.com.ua/2023/04/25/vyznacheno-shist-naselenyh-punktiv-de-vidbuvatymetsya-kompleksne-vidnovlennya-za-novymy-prynczypamy-denys-shmygal/</text:a>
</text:p>
      <!--NEWS-->
      <text:h text:style-name="P10" text:outline-level="1">
<text:span text:style-name="T4">
In Mykolaiv region, a local resident was exposed that justified the armed aggression of the Russian Federation</text:span>
</text:h>
      <text:p text:style-name="P4">
Author: ['АРМІЯINFORM']</text:p>
      <text:p text:style-name="P4">
Time: 2023-04-25T94:00:00-04:00</text:p>
      <text:p text:style-name="P4">
Description: For the proprietary Kerivnitvva Mikolavsko districts of the prosecutor's office, the war with Ukraine 2022, the war with Ukraine is the latest news today, the News War with Ukraine 2022 The last ones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photo-2023-04-24-17-56-56-e1682440106818.jpg" text:style-name="Internet_20_link" text:visited-style-name="Visited_20_Internet_20_Link">
photo-2023-04-24-17-56-56-e1682440106818.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108" text:anchor-type="as-char" svg:width="6.9236in" svg:height="5.552in" draw:z-index="0">
<draw:image xlink:href="../Images/AРМІЯINFORM/2023-04-25T94-00-00-04-00/photo-2023-04-24-17-56-56-e1682440106818.jpg" xlink:type="simple" xlink:show="embed" xlink:actuate="onLoad" draw:mime-type="image/jpeg"/>
</draw:frame>
Under the procedural leadership of the Mykolaiv District Prosecutor's Office, residents of one of the territorial communities of the Nikolaev area were reported to the dissemination of materials that contain justifies armed aggression against Ukraine, as well as the glorification of persons who carry out such aggression.</text:p>
      <text:p text:style-name="P4">
According to the investigation, the suspect, who is a representative of one of the religious communities of Mykolaiv region, did not accept state power in Ukraine.</text:p>
      <text:p text:style-name="P4">
During 2022, based on ideological motifs, in private chats for the internet messers of "Viber" and "Telegram", she distributed the media of familiar videos. They contained justification, recognition of right and denial of armed aggression of the Russian Federation against Ukraine. Video glorified persons who are aggression against our country, started in 2014.</text:p>
      <text:p text:style-name="P4">
The pre -trial investigation is carried out by the State Institution of NP in the Nikolaev area of the SBU management in the region.</text:p>
      <text:p text:style-name="P4">
<text:span text:style-name="T4">
 Source: </text:span>
 <text:a xlink:type="simple" xlink:href="https://www.gp.gov.ua/ua/posts/na-mikolayivshhini-vikrito-miscevu-meskanku-yaka-vipravdovuvala-zbroinu-agresiyu-rf" text:style-name="Internet_20_link" text:visited-style-name="Visited_20_Internet_20_Link">
<text:span text:style-name="T5">
OFIS of the Prosecutor General of Ukraine</text:span>
</text:a>
</text:p>
      <text:p text:style-name="P4">
News Source: <text:a xlink:type="simple" xlink:href="https://armyinform.com.ua/2023/04/25/na-mykolayivshhyni-vykryto-misczevu-meshkanku-yaka-vypravdovuvala-zbrojnu-agresiyu-rf/" text:style-name="Internet_20_link" text:visited-style-name="Visited_20_Internet_20_Link">
https://armyinform.com.ua/2023/04/25/na-mykolayivshhyni-vykryto-misczevu-meshkanku-yaka-vypravdovuvala-zbrojnu-agresiyu-rf/</text:a>
</text:p>
      <!--NEWS-->
      <text:h text:style-name="P10" text:outline-level="1">
<text:span text:style-name="T4">
Within the Anthocks of the Convention, the devastating impact of Russian aggression on the environmental situation in Ukraine is recognized</text:span>
</text:h>
      <text:p text:style-name="P4">
Author: ['АРМІЯINFORM']</text:p>
      <text:p text:style-name="P4">
Time: 2023-04-25T95:00:00-04:00</text:p>
      <text:p text:style-name="P4">
Description: Participants of the XV Zustychi Groups of access to the interdortrum in the inter -Chuisy conventions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01-8.jpg" text:style-name="Internet_20_link" text:visited-style-name="Visited_20_Internet_20_Link">
01-8.jpg</text:a>
']</text:p>
      <text:p text:style-name="P4">
Tags: ['STOPRUSSIA', 'АГРЕСІЯ РФ', 'ОФІС ГЕНЕРАЛЬНОГО ПРОКУРОРА УКРАЇНИ', 'СВІТ ПІДТРИМУЄ УКРАЇНУ']</text:p>
      <text:p text:style-name="P4">
Category: News</text:p>
      <!--METADATA-->
      <text:p text:style-name="P4">
<draw:frame draw:style-name="fr1" draw:name="Image109" text:anchor-type="as-char" svg:width="6.9236in" svg:height="5.1927in" draw:z-index="0">
<draw:image xlink:href="../Images/AРМІЯINFORM/2023-04-25T95-00-00-04-00/01-8.jpg" xlink:type="simple" xlink:show="embed" xlink:actuate="onLoad" draw:mime-type="image/jpeg"/>
</draw:frame>
Participants of the 15th meeting of the target group on access to justice within the framework of the Aorchus Convention declared the serious environmental consequences of Russian aggression of anti -Ukraine aggression.</text:p>
      <text:p text:style-name="P4">
The key results of the meeting, convened by the European Economic Commission of the UN, refers to the devastating impact of aggression on people's lives, social economic development of the region and the environment.</text:p>
      <text:p text:style-name="P4">
The participants of the meeting reminded that the Anthovsk Convention protects the rights of public stine access to decision -making and justice on the environment. The unjustified tape -provoked full -scale invasion of Russia has undermined progress, sometimes achieved in the field of environmental protection in Ukraine.</text:p>
      <text:p text:style-name="P4">
_ "We urge the parties relevant to international organizations and bodies of condemnation of the Russian Federation against Ukraine and provide any possible assistance in Ukraine in overcoming the above calls" _,-the document reads.</text:p>
      <text:p text:style-name="P4">
According to the adviser to the Prosecutor General Maxim Popov, the proposal was fixed by the Ukrainian delegation.</text:p>
      <text:p text:style-name="P4">
_ “In my speech, I emphasized that the 16th point of sustainable development of the Uonn-scattered peace and justice. At the same time, the war in Ukraine is threatened with people, situations in the region and the environment. In connection with the cybul, it is proposed to condemn the aggression of the Russian Federation against Ukraine. The rest of the participants of the target group of access to justice supported us, especially grateful to the colleagues of the Grease ”_, - said Maxim Popov.</text:p>
      <text:p text:style-name="P4">
In addition to condemning Russian aggression, the participants of the target group also called on the Aarchus Convention, which has already been ratified by more than 40 countries, supporting the creation of international special bodies and international tribunals, which will consider cases of aggression of the Russian Federation against Ukraine. It is possible to ensure the possibility of compensation for environmental damage for tailov reports for such harm.</text:p>
      <text:p text:style-name="P4">
Recall that at the United For Justice conference in Lviv it was stated that the expedited losses of ecology as a result of Russian aggression were 2 trillion.</text:p>
      <text:p text:style-name="P4">
<text:span text:style-name="T4">
 Source: </text:span>
 <text:a xlink:type="simple" xlink:href="https://www.gp.gov.ua/ua/posts/cilyova-grupa-z-dostupu-do-pravosuddya-v-mezax-orxuskoyi-konvenciyi-viznala-ruinivnii-vpliv-agresiyi-rf-na-ekologicnu-situaciyu-v-ukrayini" text:style-name="Internet_20_link" text:visited-style-name="Visited_20_Internet_20_Link">
<text:span text:style-name="T5">
OFIS of the Prosecutor General of Ukraine</text:span>
</text:a>
</text:p>
      <text:p text:style-name="P4">
News Source: <text:a xlink:type="simple" xlink:href="https://armyinform.com.ua/2023/04/25/v-mezhah-orhuskoyi-konvencziyi-vyznano-rujnivnyj-vplyv-agresiyi-rf-na-ekologichnu-sytuacziyu-v-ukrayini/" text:style-name="Internet_20_link" text:visited-style-name="Visited_20_Internet_20_Link">
https://armyinform.com.ua/2023/04/25/v-mezhah-orhuskoyi-konvencziyi-vyznano-rujnivnyj-vplyv-agresiyi-rf-na-ekologichnu-sytuacziyu-v-ukrayini/</text:a>
</text:p>
      <!--NEWS-->
      <text:h text:style-name="P10" text:outline-level="1">
<text:span text:style-name="T4">
We will not arrange in Crimea "Witch Hunt", but all criminals and traitors have to answer - Tamila Tashava</text:span>
</text:h>
      <text:p text:style-name="P4">
Author: ['АРМІЯINFORM']</text:p>
      <text:p text:style-name="P4">
Time: 2023-04-25T96:00:00-04:00</text:p>
      <text:p text:style-name="P4">
Description: Post -person representations of the president of Ukraine in Arm Crim Tashev acted to the forum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ajhev-1.png" text:style-name="Internet_20_link" text:visited-style-name="Visited_20_Internet_20_Link">
ajhev-1.png</text:a>
']</text:p>
      <text:p text:style-name="P4">
Tags: ['STOPRUSSIA', 'АГРЕСІЯ РФ', 'АР КРИМ', 'ВТОРГНЕННЯ РФ', 'ТАМІЛА ТАШЕВА']</text:p>
      <text:p text:style-name="P4">
Category: News</text:p>
      <!--METADATA-->
      <text:p text:style-name="P4">
<draw:frame draw:style-name="fr1" draw:name="Image110" text:anchor-type="as-char" svg:width="6.9236in" svg:height="6.9236in" draw:z-index="0">
<draw:image xlink:href="../Images/AРМІЯINFORM/2023-04-25T96-00-00-04-00/ajhev-1.png" xlink:type="simple" xlink:show="embed" xlink:actuate="onLoad" draw:mime-type="image/png"/>
</draw:frame>
The permanent representative of the President of Ukraine to the Crimea Tamil Tashev joined the Dornum "Crimea Wave". She acted as a speaker on the first panel disposition "Returning Home: Military, Political and Legal Similation of Crimea."</text:p>
      <text:p text:style-name="P4">
About it <text:a xlink:type="simple" xlink:href="https://ppu.gov.ua/press-center/postiyna-predstavnytsia-vziala-uchast-u-forumi-krym-wave/" text:style-name="Internet_20_link" text:visited-style-name="Visited_20_Internet_20_Link">
reports</text:a>
Representation of the President of Ukraine in Arkrime.</text:p>
      <text:p text:style-name="P4">
“Now it has become a much better understanding that Crimea will be inevitone -derived. First of all, because it is also existential for Ukraine, and for our people there is no way back, we have to return all territories, ”Tamila Tasheva said.</text:p>
      <text:p text:style-name="P4">
Also, a permanent representative told more about the president of Ukraine Volodymyr Zelensky's priority steps of the state of the state of post -occupation of Crimea on behalf of the president of Ukraine. The constant representative paid considerable attention to the future of the King's policy, the restoration of public authorities on the liberated peninsula, and as well as the involvement of young people in these processes.</text:p>
      <text:p text:style-name="P4">
Ms. Tasheva also shared with the audience new information about the movements of the occupied Crimea: as large -scale - Crimean battle gulls, yellow ribbon, ath, Crimean guerrillas - and single movements, when people write on the walls of the Armed Forces, raise the state flag and sing the hymn Ukraine.</text:p>
      <text:p text:style-name="P4">
Andriy Kulikov conveyed from the hall a significant question of how to communicate with the citizens of Ukraine the issue of punishment for collaboration.</text:p>
      <text:p text:style-name="P4">
"It is important not to arrange a" witch hunt ". We also work on this issue. Of course, to be those who committed collaborative activity: they were engaged in propaganda, destroyed the ecology involved in Russia's crimes. These people should be held accountable, but it is not hundreds of thousands. Most of our citizens were victims of occupation. All cases will need to be considered individual. This is very careful to communicate among the Crimeans, ”the permanent representative replied.</text:p>
      <text:p text:style-name="P4">
The speakers on the panel discussion were also: Deputy Ministers for Reintegration of Temporarily Occupied Territories of Ukraine Anatoly Stelmakh, First Deputy Head of the Prosecutor's Office of the Autonomous Republic of Crimea and Misaasevastopol Vitaliy Secretary and People's Deputy of Ukraine, political leader.</text:p>
      <text:p text:style-name="P4">
News Source: <text:a xlink:type="simple" xlink:href="https://armyinform.com.ua/2023/04/25/my-ne-vlashtovuvatyme-v-krymu-polyuvannya-na-vidom-ale-vsi-zlochynczi-ta-zradnyky-mayut-vidpovisty-tamila-tasheva/" text:style-name="Internet_20_link" text:visited-style-name="Visited_20_Internet_20_Link">
https://armyinform.com.ua/2023/04/25/my-ne-vlashtovuvatyme-v-krymu-polyuvannya-na-vidom-ale-vsi-zlochynczi-ta-zradnyky-mayut-vidpovisty-tamila-tasheva/</text:a>
</text:p>
      <!--NEWS-->
      <text:h text:style-name="P10" text:outline-level="1">
<text:span text:style-name="T4">
The OSCE Bureau in Copenhagen discussed the issues of the Russian Federation against Ukraine</text:span>
</text:h>
      <text:p text:style-name="P4">
Author: ['АРМІЯINFORM']</text:p>
      <text:p text:style-name="P4">
Time: 2023-04-25T97:00:00-04:00</text:p>
      <text:p text:style-name="P4">
Description: 24 KVITRY 2022 ROCOSKENT STRISTER KERIVNIKED PRODOGATSIA, member of the Parliamentary Bureau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2504-pa-obsye1.jpg" text:style-name="Internet_20_link" text:visited-style-name="Visited_20_Internet_20_Link">
2504-pa-obsye1.jpg</text:a>
']</text:p>
      <text:p text:style-name="P4">
Tags: ['STOPRUSSIA', 'АГРЕСІЯ РФ', 'ВТОРГНЕННЯ РФ', 'ОБСЄ']</text:p>
      <text:p text:style-name="P4">
Category: News</text:p>
      <!--METADATA-->
      <text:p text:style-name="P4">
<draw:frame draw:style-name="fr1" draw:name="Image111" text:anchor-type="as-char" svg:width="6.9236in" svg:height="4.619339in" draw:z-index="0">
<draw:image xlink:href="../Images/AРМІЯINFORM/2023-04-25T97-00-00-04-00/2504-pa-obsye1.jpg" xlink:type="simple" xlink:show="embed" xlink:actuate="onLoad" draw:mime-type="image/jpeg"/>
</draw:frame>
On April 24, 2022, Deputy Head of Permanent Delegation, Member of the OSCE Bureau Assembly, Deputy Chairman of the General Committee of the OSCE Score, Science, Technology and Environment Arthurgerasimov in the video conference mode of the bureau, which took place(Denmark).</text:p>
      <text:p text:style-name="P4">
Про це <text:a xlink:type="simple" xlink:href="https://www.rada.gov.ua/news/news_kom/235720.html" text:style-name="Internet_20_link" text:visited-style-name="Visited_20_Internet_20_Link">
повідомляє</text:a>
The press service of the Verkhovna Rada of Ukraine.</text:p>
      <text:p text:style-name="P4">
The order of the meeting of the governing body of the Assembly was considered the issue of training for the annual summer session of the Assembly in Vancouver(Canada), considering the results and reports of three general committees, as well as current favors, including reports on the work of OSCE missions on election. tension in the Armenian-Azerbaijani confrontation, the issues of refugees and internally displaced persons.</text:p>
      <text:p text:style-name="P4">
OSCE General Committee on Political Issues and Security Laurinaskaschynas(Lithuania)He announced that the general committee resolution in the summer session of Vancouver would include in the overwhelming part of the provision on Russian armed aggression and a call for unconditional withdrawal of Russian troops from the territory of Ukraine. The politician called for the development of a strategy and expanding the OSCE Instrumental Science in conflict prevention.</text:p>
      <text:p text:style-name="P4">
As part of the presentation of the resolution and the report of the General Committee of the OSCE of Scorgone Issues, Science, Technology and the Environment to the Summer Summer in Vancouver the speaker of the General Committee Gudrun Kugler(Austria)She stressed that the resolution to cover a wide range of issues related to the development of commercial and industry, the protection of the environment and the impact of armed aggression of the Russian Federation on the economy, ecology and development of the region, the restoration of Ukraine and its destroyed energy infrastructure.</text:p>
      <text:p text:style-name="P4">
The General Committee on Democracy, Human Rights and Humanitarian Affairs(Sweden)He emphasized that the report and resolution before the Summer Session of PABSE will include issues of human rights violations, including women and children during the full -scale war of Russia against Ukraine, the problems of persecution and massacre in the Russian Federation, as well as the issue of development of digitalization and civil society.</text:p>
      <text:p text:style-name="P4">
News Source: <text:a xlink:type="simple" xlink:href="https://armyinform.com.ua/2023/04/25/na-byuro-pa-obsye-u-kopengageni-obgovoryly-pytannya-vijny-rf-proty-ukrayiny/" text:style-name="Internet_20_link" text:visited-style-name="Visited_20_Internet_20_Link">
https://armyinform.com.ua/2023/04/25/na-byuro-pa-obsye-u-kopengageni-obgovoryly-pytannya-vijny-rf-proty-ukrayiny/</text:a>
</text:p>
      <!--NEWS-->
      <text:h text:style-name="P10" text:outline-level="1">
<text:span text:style-name="T4">
Every manifestation of Russian terror is additional arguments that everything should end in the tribunal - President of Ukraine</text:span>
</text:h>
      <text:p text:style-name="P4">
Author: ['АРМІЯINFORM']</text:p>
      <text:p text:style-name="P4">
Time: 2023-04-25T98:00:00-04:00</text:p>
      <text:p text:style-name="P4">
Description: Ukrainian!Ukrainian!Out our partners with Svitі!The day of the day, Triv -Rozbir ... The war with Ukraine 2022, the war with Ukraine is the latest news today, the news war with Ukraine 2022 The last for today, will there be a war between Ukraine and Russia and when, the war with Ukraine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4/a96d2d57d7255a2b9c2d62859ae694d9_1682450642_extra_large.jpeg" text:style-name="Internet_20_link" text:visited-style-name="Visited_20_Internet_20_Link">
a96d2d57d7255a2b9c2d62859ae694d9_1682450642_extra_large.jpeg</text:a>
']</text:p>
      <text:p text:style-name="P4">
Tags: ['STOPRUSSIA', 'АГРЕСІЯ РФ', 'ВОЛОДИМИР ЗЕЛЕНСЬКИЙ', 'ВТОРГНЕННЯ РФ']</text:p>
      <text:p text:style-name="P4">
Category: News</text:p>
      <!--METADATA-->
      <text:p text:style-name="P4">
<draw:frame draw:style-name="fr1" draw:name="Image112" text:anchor-type="as-char" svg:width="6.9236in" svg:height="3.894525in" draw:z-index="0">
<draw:image xlink:href="../Images/AРМІЯINFORM/2023-04-25T98-00-00-04-00/a96d2d57d7255a2b9c2d62859ae694d9_1682450642_extra_large.jpeg" xlink:type="simple" xlink:show="embed" xlink:actuate="onLoad" draw:mime-type="image/jpeg"/>
</draw:frame>
_ <text:span text:style-name="T4">
 Ukrainians!Ukrainians!All our partners in the world!</text:span>
 _</text:p>
      <text:p text:style-name="P4">
During the day, there was a parsing in the city of Kupyansk Kharkiv region after the Russian shelling of the C-300 missiles. On ordinary civilian. The target for terrorists was the Caraean Museum and adjacent houses. Rossia killed this blow of two women. My condolences to my relatives and loved ones ... Ten people were injured - they are given the necessary help.</text:p>
      <text:p text:style-name="P4">
In total, more than 60 museums and galleries in different areas of our country are so self -destroyed or damaged by the occupier.</text:p>
      <text:p text:style-name="P4">
Today, in the Kherson region, the blow of Russian aviation was destroyed. In the village of Kizomis, the Belozersky community. Orthodox temple ... managed by theuaabomb. That is, the Russian military knew that they were destroying. This church has been one of the hundreds of churches and prayer houses broken by Russian blows.</text:p>
      <text:p text:style-name="P4">
Crimea ... Today, the invaders broke into the house of Abdureshit Jepparova. He is the single representatives of the Crimean Tatar national movement, human rights activist, citizen of Ukraine. Where he is now, which is unknown to him. This is another example of the Crimea's indigenous people, against all our people. Those and thousands of such examples during aggression in the Crimea and in other regions occupied by Russia.</text:p>
      <text:p text:style-name="P4">
No one can feel safe anywhere until the aggressor is broken. This is the day in Ukraine proves - all that Russian troops and special services are doing on our land against our people. And this is that they dream of bringing other peoples on the ground. The whole world knows it.</text:p>
      <text:p text:style-name="P4">
The world also knows: Russia can be stopped. This is a common interest. Stop the powerful soldiers on the front line. Our weapons - both Ukrainian and the one we are muscular from partners. By the power of law, that is, sanctions that need constant strengthening, as well as our joint work for the sake of justice. The manifestation of Russian terror, every day of aggression, is additional arguments that all this should end in the tribunal - in the new Nuremberg on Rashism, relative And people who have rockets against museums, and managed avaibombs against churches.This sanction document will be on the tables with all key leaders in the world - both political and public, business. Sanctions against the Russian Naptogaza Sector, against the nuclear industry, against absolutely everyone who helps Russia to circumstance. This is necessary self -defense of international order.</text:p>
      <text:p text:style-name="P4">
Today I held the next meeting. Commanders, Head, Intelligence, Ministry of Defense. Reports on hostilities on the front are now actively moving, the equipment of new units. The Ramstein and further communication with our partners have been separate today.</text:p>
      <text:p text:style-name="P4">
He also held a meeting on the economic restoration of Ukraine. Shmigal, Sviridenko, Shurma, Kubrakov, Fedorov - our restore team. Presented the economic experiment of today and post -war period. It is already clear that the result of a more victory will be the opportunity of Ukraine to be a real supplier of security to all our partners, for all in the world, who appreciates the international order based on the rules. The new safety standards that we embody in our lives: in our infrastructure, energy, logistics and communication, in the social and educational spheres, in our production - all this can be scale in other parts of the world.</text:p>
      <text:p text:style-name="P4">
Similarly, Ukrainian protection systems, our weapons, our experience of our people, acquired in the confrontation of Russian terror. All this will work on Global, so that no one in the world has ever repeated Russian crimes.</text:p>
      <text:p text:style-name="P4">
Glory to every warrior who is now in battle, in combat posts, at combat operations!Separately, I want to celebrate today the 80th Airborne Assault Brigade.</text:p>
      <text:p text:style-name="P4">
Well done guys!Thank you for the determination when destroying the occupier in Bakhmut!</text:p>
      <text:p text:style-name="P4">
<text:span text:style-name="T4">
<text:span text:style-name="T5">
Glory to Ukraine!</text:span>
  </text:span>
</text:p>
      <text:p text:style-name="P4">
News Source: <text:a xlink:type="simple" xlink:href="https://armyinform.com.ua/2023/04/25/kozhen-proyav-rosijskogo-teroru-cze-dodatkovi-argumenty-shho-vse-maye-zavershytys-u-trybunali-prezydent-ukrayiny/" text:style-name="Internet_20_link" text:visited-style-name="Visited_20_Internet_20_Link">
https://armyinform.com.ua/2023/04/25/kozhen-proyav-rosijskogo-teroru-cze-dodatkovi-argumenty-shho-vse-maye-zavershytys-u-trybunali-prezydent-ukrayiny/</text:a>
</text:p>
      <!--NEWS-->
      <text:h text:style-name="P10" text:outline-level="1">
<text:span text:style-name="T4">
The team of Ukrainian rescuers received a thank you from Turkish President</text:span>
</text:h>
      <text:p text:style-name="P4">
Author: ['АРМІЯINFORM']</text:p>
      <text:p text:style-name="P4">
Time: 2023-04-25T99:00:00-04:00</text:p>
      <text:p text:style-name="P4">
Description: Turechini President Receps Takyp Erdogan, having handed the medal of the podyaki team of Ukraine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343140936_538175635130354_4925581156795928177_n.jpg" text:style-name="Internet_20_link" text:visited-style-name="Visited_20_Internet_20_Link">
343140936_538175635130354_4925581156795928177_n.jpg</text:a>
']</text:p>
      <text:p text:style-name="P4">
Tags: ['ЗЕМЛЕТРУС В ТУРЕЧЧИНІ', 'УКРАЇНСЬКИЙ НАРОД НЕПЕРЕМОЖНИЙ']</text:p>
      <text:p text:style-name="P4">
Category: News</text:p>
      <!--METADATA-->
      <text:p text:style-name="P4">
<draw:frame draw:style-name="fr1" draw:name="Image113" text:anchor-type="as-char" svg:width="6.9236in" svg:height="4.901127in" draw:z-index="0">
<draw:image xlink:href="../Images/AРМІЯINFORM/2023-04-25T99-00-00-04-00/343140936_538175635130354_4925581156795928177_n.jpg" xlink:type="simple" xlink:show="embed" xlink:actuate="onLoad" draw:mime-type="image/jpeg"/>
</draw:frame>
Turkish President Recep TaiP Erdogan presented a medal of gratitude to the Ukrainian rescuers who helped to eliminate the effects of destructive landletrs.</text:p>
      <text:p text:style-name="P4">
Ambassador of Ukraine to Turkey Vasyl Bodnar <text:a xlink:type="simple" xlink:href="https://www.facebook.com/Vasyl.Bodnar.1976/posts/pfbid0mpfiJHMmtWRjY9xXWXVh6o2raJPz9f4bcgZAj335nrxQnJXFADfD36APySdaM7nNl" text:style-name="Internet_20_link" text:visited-style-name="Visited_20_Internet_20_Link">
wrote</text:a>
on Facebook.</text:p>
      <text:p text:style-name="P4">
“Recep TaiP Erdogan presented a medal of gratitude from the Turkish people to the team of Ukrainian rescuers who helped to eliminate the effects of devastating land in Turkey on February 6. In the name of the embassy, the corresponding leafed thank you from the head of the Foreign Ministry TR, ”he wrote.</text:p>
      <text:p text:style-name="P4">
The ambassador reminded that despite the war, Ukraine sent 87 rescuers to Turkey. This step of solidarity and willingness to come to the rescue was extremely emotionally perceived by the Turkish people.</text:p>
      <text:p text:style-name="P4">
News Source: <text:a xlink:type="simple" xlink:href="https://armyinform.com.ua/2023/04/25/komanda-ukrayinskyh-ryatuvalnykiv-otrymala-medal-podyaky-vid-prezydenta-turechchyny/" text:style-name="Internet_20_link" text:visited-style-name="Visited_20_Internet_20_Link">
https://armyinform.com.ua/2023/04/25/komanda-ukrayinskyh-ryatuvalnykiv-otrymala-medal-podyaky-vid-prezydenta-turechchyny/</text:a>
</text:p>
      <!--NEWS-->
      <text:h text:style-name="P10" text:outline-level="1">
<text:span text:style-name="T4">
Night frosts are predicted in Ukraine, up to 22 ° heat in the afternoon</text:span>
</text:h>
      <text:p text:style-name="P4">
Authors: Ukrinform (Person)</text:p>
      <text:p text:style-name="P4">
Publisher: Укринформ (Organization)</text:p>
      <text:p text:style-name="P4">
Published Time: 2023-04-26T-12:58:00+03:00</text:p>
      <text:p text:style-name="P4">
Modified Time: 2023-04-26T23:58:00+03:00</text:p>
      <text:p text:style-name="P4">
Description: In the near future, the forecasters are forecast in Ukraine frosts, in the afternoon the air temperature will be from 8 ° to 22 ° heat. - Ukrinform.</text:p>
      <text:p text:style-name="P4">
Images: ["<text:a xlink:type="simple" xlink:href="https://static.ukrinform.com/photos/2023_03/thumb_files/630_360_1679923569-757.jpg" text:style-name="Internet_20_link" text:visited-style-name="Visited_20_Internet_20_Link">
630_360_16799...</text:a>
"]</text:p>
      <text:p text:style-name="P4">
Tags: ['Дощ', 'Погода', 'Весна', 'Заморозки']</text:p>
      <text:p text:style-name="P4">
Type: Article</text:p>
      <!--METADATA-->
      <text:p text:style-name="P4">
<draw:frame draw:style-name="fr1" draw:name="Image114" text:anchor-type="as-char" svg:width="6.9236in" svg:height="3.956343in" draw:z-index="0">
<draw:image xlink:href="../Images/yкринформ/2023-04-26T-12-58-00-03-00/630_360_1679923569-757.jpg" xlink:type="simple" xlink:show="embed" xlink:actuate="onLoad" draw:mime-type="image/jpeg"/>
</draw:frame>
In the near future, the forecasters are forecasting frosts in Ukraine, in the afternoon the air temperature will be from 8 ° to 22 ° heat.</text:p>
      <text:p text:style-name="P4">
Ukrinform was reported at the Ukrainian Hydrometeorological Center.</text:p>
      <text:p text:style-name="P4">
Thus, on April 27, in the Western, Vinnytsia and Zhytomyr regions there will be a variety of cloudiness; At night, light rain, in the afternoon without precipitation; wind-west 7-12 m/s; Temperature at night 1-6 ° warm, on the ground of frost0-3 °, in the afternoon 8-13 ° heat(on the highlands of the Carpathians at night 0-5 ° frost, in the daytime 0 °).</text:p>
      <text:p text:style-name="P4">
На решті території хмарно з проясненнями; короткочасні <text:a xlink:type="simple" xlink:href="https://www.ukrinform.ua/tag-dos" text:style-name="Internet_20_link" text:visited-style-name="Visited_20_Internet_20_Link">
</text:a>
, in the afternoon on the Left Bank of thunderstorms, in places of Gradost, 15-20 m/s are squall; South wind, 7-12 m/s; Temperature at night 5-10 °, in the afternoon14-19 °, in the east of the country up to 22 °; in the Kyiv region, Chernihiv, Cherkasy region, Kirovohrad and Odesa region 8-13 °.</text:p>
      <text:p text:style-name="P4">
<text:span text:style-name="T4">
 Read also: </text:span>
 <text:a xlink:type="simple" xlink:href="https://www.ukrinform.ua/rubric-economy/3699931-v-ukraini-cerez-silni-j-zatazni-dosi-zatrimuetsa-posivna.html" text:style-name="Internet_20_link" text:visited-style-name="Visited_20_Internet_20_Link">
<text:span text:style-name="T4">
 rain </text:span>
</text:a>
In Kyiv and Kyiv region, April 27 is cloudy with clarification, short -lived. South wind with a transition to the northwest, 7-12 m/s. The temperature of the capital at night is 6-8 °, in the daytime about 10 °; in the area at night 5-10 °, in the afternoon 8-13 °.</text:p>
      <text:p text:style-name="P4">
In the next two days, April 28-29, Ukraine will keep a cloudy with clarification. On April 28 on the Left Bank, short -term rains, in the afternoon of thunderstorms, finally without precipitation. April 29 in the eastern, southeastern regions, day and extreme west of the country, light rain, in the rest of the territory.</text:p>
      <text:p text:style-name="P4">
The wind is northwest with a transition to the northeast, 5-10 m/s.</text:p>
      <text:p text:style-name="P4">
The temperature at night is 4-9 ° heat, in the eastern, southeastern regions 7-12 °; Nazimir, Kyiv and Vinnytsia region, April 29 in the northern regions of 1-6 ° heat, on the surface of the soil, in the western regions in the air of frost 0-3 °; On the day of Ukraine 11-16 ° warm, in the eastern regions up to 19 °, April 28 in Luhansk region20-22 °.</text:p>
      <text:p text:style-name="P4">
On the highlands of the Carpathians without precipitation, only in the afternoon of April 29 is a slight rain; temperature at night 0-5 ° frost, in the afternoon 1-6 ° heat.</text:p>
      <text:p text:style-name="P4">
In the capital region on April 28-29 without precipitation. The wind is northwest with a crossing to the northeast, 5-10 m/s. The temperature in Kiev at night is 4-6 ° heat, in the afternoon 13-15 °; on the area at night 1-6 ° warm, April 29 on the surface of the soil of the larosity 0-3 °; day 11-16 ° heat.In Kyiv and the region on April 30-May 1 in places a small short-term rain. The temperature in the capital at night 5-7 ° heat, in the afternoon 14-16 °; on the area at night 2-7 ° warm, in the afternoon 12-17 °.</text:p>
      <text:p text:style-name="P4">
News Source: <text:a xlink:type="simple" xlink:href="https://www.ukrinform.ua/rubric-regions/3701035-v-ukraini-prognozuut-nicni-zamorozki-vden-do-22-tepla.html" text:style-name="Internet_20_link" text:visited-style-name="Visited_20_Internet_20_Link">
https://www.ukrinform.ua/rubric-regions/3701035-v-ukraini-prognozuut-nicni-zamorozki-vden-do-22-tepla.html</text:a>
</text:p>
      <!--NEWS-->
      <text:h text:style-name="P10" text:outline-level="1">
<text:span text:style-name="T4">
Donetsk Oblast(12:37). Red Alert: aerial threat. Sirens sounding. Take cover now!</text:span>
</text:h>
      <text:p text:style-name="P4">
Authors: liveuamap (Language: en)</text:p>
      <text:p text:style-name="P4">
Time: 2023-04-26T-13:40:00</text:p>
      <text:p text:style-name="P4">
Location: Donetsk Oblast (Latitude:48.7271 Longtitude:37.57755)</text:p>
      <text:p text:style-name="P4">
Videos: []</text:p>
      <text:p text:style-name="P4">
Images: []</text:p>
      <text:p text:style-name="P4">
Tags: ["Europe", "Central and Eastern Europe"]</text:p>
      <text:p text:style-name="P4">
Id: 22558766</text:p>
      <!--METADATA-->
      <text:p text:style-name="P4">
Donetsk Oblast(12:37). Red Alert: aerial threat. Sirens sounding. Take covernow!</text:p>
      <text:p text:style-name="P4">
News Collection Link: <text:a xlink:type="simple" xlink:href="https://liveuamap.com/en/2023/26-april-donetsk-oblast1237-red-alert-aerial-g" text:style-name="Internet_20_link" text:visited-style-name="Visited_20_Internet_20_Link">
https://liveuamap.com/en/2023/26-april-donetsk-oblast1237-red-alert-aerial-g</text:a>
</text:p>
      <text:p text:style-name="P4">
News Source: <text:a xlink:type="simple" xlink:href="https://t.me/air_alert_ua/43781" text:style-name="Internet_20_link" text:visited-style-name="Visited_20_Internet_20_Link">
https://t.me/air_alert_ua/43781</text:a>
</text:p>
      <!--NEWS-->
      <text:h text:style-name="P10" text:outline-level="1">
<text:span text:style-name="T4">
Manchester City defeated Arsenal with Zinchenko and approached the first step of the APL</text:span>
</text:h>
      <text:p text:style-name="P4">
Authors: Ukrinform (Person)</text:p>
      <text:p text:style-name="P4">
Publisher: Укринформ (Organization)</text:p>
      <text:p text:style-name="P4">
Published Time: 2023-04-26T-14:57:00+03:00</text:p>
      <text:p text:style-name="P4">
Modified Time: 2023-04-26T23:57:00+03:00</text:p>
      <text:p text:style-name="P4">
Description: The "locals" are inferior to the "canonira" in two points in the table, having two matches in stock. - Ukrinform.</text:p>
      <text:p text:style-name="P4">
Images: ["<text:a xlink:type="simple" xlink:href="https://static.ukrinform.com/photos/2023_04/thumb_files/630_360_1682542012-751.jpg" text:style-name="Internet_20_link" text:visited-style-name="Visited_20_Internet_20_Link">
630_360_16825...</text:a>
"]</text:p>
      <text:p text:style-name="P4">
Tags: ['Арсенал', 'Футбол', 'Манчестер Сіті', 'АПЛ']</text:p>
      <text:p text:style-name="P4">
Type: Article</text:p>
      <!--METADATA-->
      <text:p text:style-name="P4">
<draw:frame draw:style-name="fr1" draw:name="Image115" text:anchor-type="as-char" svg:width="6.9236in" svg:height="3.956343in" draw:z-index="0">
<draw:image xlink:href="../Images/yкринформ/2023-04-26T-14-57-00-03-00/630_360_1682542012-751.jpg" xlink:type="simple" xlink:show="embed" xlink:actuate="onLoad" draw:mime-type="image/jpeg"/>
</draw:frame>
The "locals" are inferior to the canonira in two points in the table, having two matches in stock.</text:p>
      <text:p text:style-name="P4">
Manchester City defeated Arsenal 4: 1 in the 33rd round of the English Premier League, Ukrinform reports.</text:p>
      <text:p text:style-name="P4">
Stones and Dutch were distinguished as part of the locals, a double on de Bryne.</text:p>
      <text:p text:style-name="P4">
The Guardioli's Hosep's wards occupy the second place in the Championship of England, having an asset 73 points after 33 matches.</text:p>
      <text:p text:style-name="P4">
<text:span text:style-name="T4">
 Read also: </text:span>
 <text:a xlink:type="simple" xlink:href="https://www.ukrinform.ua/rubric-sports/3701235-celsi-z-mudrikom-vcergove-postupivsa-v-apl.html" text:style-name="Internet_20_link" text:visited-style-name="Visited_20_Internet_20_Link">
<text:span text:style-name="T4">
 APL </text:span>
</text:a>
As it was reported, Arsenal is headed by the APL, having 75 points after 33 matches in the asset.</text:p>
      <text:p text:style-name="P4">
Photo: twitter.com/mancity</text:p>
      <text:p text:style-name="P4">
News Source: <text:a xlink:type="simple" xlink:href="https://www.ukrinform.ua/rubric-sports/3701240-mancester-siti-rozgromiv-arsenal-iz-zincenkom-i-nablizivsa-do-lidera-v-apl.html" text:style-name="Internet_20_link" text:visited-style-name="Visited_20_Internet_20_Link">
https://www.ukrinform.ua/rubric-sports/3701240-mancester-siti-rozgromiv-arsenal-iz-zincenkom-i-nablizivsa-do-lidera-v-apl.html</text:a>
</text:p>
      <!--NEWS-->
      <text:h text:style-name="P10" text:outline-level="1">
<text:span text:style-name="T4">
Zelensky: We are already outlining cooperation with Italy in 2024</text:span>
</text:h>
      <text:p text:style-name="P4">
Authors: Ukrinform (Person)</text:p>
      <text:p text:style-name="P4">
Publisher: Укринформ (Organization)</text:p>
      <text:p text:style-name="P4">
Published Time: 2023-04-26T-16:45:00+03:00</text:p>
      <text:p text:style-name="P4">
Modified Time: 2023-04-26T23:45:00+03:00</text:p>
      <text:p text:style-name="P4">
Description: Volodymyr Zelensky and George Meloni discussed the cooperation of the two countries for 2024 in the context of the future presidency of Italy in G7 and preparation of the donor conference on the restoration of Ukraine. - Ukrinform.</text:p>
      <text:p text:style-name="P4">
Images: ["<text:a xlink:type="simple" xlink:href="https://static.ukrinform.com/photos/2023_01/thumb_files/630_360_1673469063-825.png" text:style-name="Internet_20_link" text:visited-style-name="Visited_20_Internet_20_Link">
630_360_16734...</text:a>
"]</text:p>
      <text:p text:style-name="P4">
Tags: ['Італія', 'Зеленський', 'Відбудова', 'Джорджа Мелоні']</text:p>
      <text:p text:style-name="P4">
Type: Article</text:p>
      <!--METADATA-->
      <text:p text:style-name="P4">
<draw:frame draw:style-name="fr1" draw:name="Image116" text:anchor-type="as-char" svg:width="6.9236in" svg:height="3.956343in" draw:z-index="0">
<draw:image xlink:href="../Images/yкринформ/2023-04-26T-16-45-00-03-00/630_360_1673469063-825.png" xlink:type="simple" xlink:show="embed" xlink:actuate="onLoad" draw:mime-type="image/png"/>
</draw:frame>
Volodymyrzelensky and George Meloni discussed the cooperation of the two countries in 2024 of the future presidency of Italy in G7 and preparation of a donor conference on the restoration of Ukraine.</text:p>
      <text:p text:style-name="P4">
The President of Ukraine has informed about it in the video address, reports Ukrinform.</text:p>
      <text:p text:style-name="P4">
"I thank Mrs. Prime Minister George Meloni for the conference(from reconstruction of Ukraine - ed.), according to her, the unchanging support of Ukraine. It is important that we plan our cooperation in 2024. In particular, this applies to the future of the Italian presidency in G7, as well as the preparation of a large donor conference on restoration, "he said.</text:p>
      <text:p text:style-name="P4">
At the same time, Zelensky noted that there was a telephone conversation with Meloni separately, during which the parties discussed defense cooperation and support of the Ukrainian people.</text:p>
      <text:p text:style-name="P4">
<text:span text:style-name="T4">
 Read also: </text:span>
 <text:a xlink:type="simple" xlink:href="https://www.ukrinform.ua/rubric-ato/3701032-italia-hoce-prijnati-konferenciu-z-vidnovlenna-ukraini-u-2025-roci-meloni.html" text:style-name="Internet_20_link" text:visited-style-name="Visited_20_Internet_20_Link">
<text:span text:style-name="T4">
 Melonney </text:span>
</text:a>
"These days we also carry out special work with partners on coordination of defense steps and supply. It is very important for Ukraine that anyone who works for us to protect freedom, clearly understood what perspective we have a nasil that we can specifically. What better we understand each other , it is easy to work for a joint victory, "the Head of State informed.</text:p>
      <text:p text:style-name="P4">
As reported by Ukrinform, in Rome, on April 26, a bilateral conference was held from the work of Ukraine for government officials and representatives of industry and business.(http://www.ukrinform.ua/rubric-polytics/3701129-rozmova-zelenskogo-ta-si-czinpina-detali.html) .</text:p>
      <text:p text:style-name="P4">
News Source: <text:a xlink:type="simple" xlink:href="https://www.ukrinform.ua/rubric-polytics/3701238-zelenskij-vze-zaraz-namicaemo-spivpracu-z-italieu-u-2024-roci.html" text:style-name="Internet_20_link" text:visited-style-name="Visited_20_Internet_20_Link">
https://www.ukrinform.ua/rubric-polytics/3701238-zelenskij-vze-zaraz-namicaemo-spivpracu-z-italieu-u-2024-roci.html</text:a>
</text:p>
      <!--NEWS-->
      <text:h text:style-name="P10" text:outline-level="1">
<text:span text:style-name="T4">
Ukrainian handball players lost in the Faroers in the Qualification match of the CHE-2024</text:span>
</text:h>
      <text:p text:style-name="P4">
Authors: Ukrinform (Person)</text:p>
      <text:p text:style-name="P4">
Publisher: Укринформ (Organization)</text:p>
      <text:p text:style-name="P4">
Published Time: 2023-04-26T-18:37:46+03:00</text:p>
      <text:p text:style-name="P4">
Modified Time: 2023-04-26T23:37:46+03:00</text:p>
      <text:p text:style-name="P4">
Description: The men's national team of Ukraine was defeated by the Faroe Islands team in the selection group of the 4th European Championships 2024. - Ukrinform.</text:p>
      <text:p text:style-name="P4">
Images: ["<text:a xlink:type="simple" xlink:href="https://static.ukrinform.com/photos/2023_04/thumb_files/630_360_1682541357-889.jpg" text:style-name="Internet_20_link" text:visited-style-name="Visited_20_Internet_20_Link">
630_360_16825...</text:a>
"]</text:p>
      <text:p text:style-name="P4">
Tags: ['Збірна України', 'гандбол']</text:p>
      <text:p text:style-name="P4">
Type: Article</text:p>
      <!--METADATA-->
      <text:p text:style-name="P4">
<draw:frame draw:style-name="fr1" draw:name="Image117" text:anchor-type="as-char" svg:width="6.9236in" svg:height="3.956343in" draw:z-index="0">
<draw:image xlink:href="../Images/yкринформ/2023-04-26T-18-37-46-03-00/630_360_1682541357-889.jpg" xlink:type="simple" xlink:show="embed" xlink:actuate="onLoad" draw:mime-type="image/jpeg"/>
</draw:frame>
The male Ukrainian Ukraine has been defeated by the Faroe Islands team to the 4th European Championships 2024.</text:p>
      <text:p text:style-name="P4">
Faer Islands match - Ukraine ended with a score of 33:26(17:12), reports Ukrinform.</text:p>
      <text:p text:style-name="P4">
In another game of the game day, Romania gave way to the leaders of the Handball player quartet - 30:35(17:19).</text:p>
      <text:p text:style-name="P4">
Турнірне становище після 5-ти турів: Австрія - 10 очок, Румунія - 4, Фарерськіострови - 4, Україна - 2.</text:p>
      <text:p text:style-name="P4">
<text:span text:style-name="T4">
Читайте також:</text:span>
 <text:a xlink:type="simple" xlink:href="https://www.ukrinform.ua/rubric-sports/3694581-zinoca-zbirna-ukraini-z-gandbolu-probilasa-na-cempionat-svitu2023.html" text:style-name="Internet_20_link" text:visited-style-name="Visited_20_Internet_20_Link">
 <text:span text:style-name="T4">
гандбол</text:span>
 </text:a>
In the next round, on April 30, "blue and yellow" will be accepted by Romanians.</text:p>
      <text:p text:style-name="P4">
Photo: FSU.</text:p>
      <text:p text:style-name="P4">
News Source: <text:a xlink:type="simple" xlink:href="https://www.ukrinform.ua/rubric-sports/3701236-ukrainski-gandbolisti-prograli-fareram-u-matci-kvalifikacii-ce2024.html" text:style-name="Internet_20_link" text:visited-style-name="Visited_20_Internet_20_Link">
https://www.ukrinform.ua/rubric-sports/3701236-ukrainski-gandbolisti-prograli-fareram-u-matci-kvalifikacii-ce2024.html</text:a>
</text:p>
      <!--NEWS-->
      <text:h text:style-name="P10" text:outline-level="1">
<text:span text:style-name="T4">
The Armed Forces received almost all Western military assistance - US Commander in Europe</text:span>
</text:h>
      <text:p text:style-name="P4">
Authors: Ukrinform (Person)</text:p>
      <text:p text:style-name="P4">
Publisher: Укринформ (Organization)</text:p>
      <text:p text:style-name="P4">
Published Time: 2023-04-26T-20:37:00+03:00</text:p>
      <text:p text:style-name="P4">
Modified Time: 2023-04-26T23:37:00+03:00</text:p>
      <text:p text:style-name="P4">
Description: The US Commander in Europe, General Christopher Kaokoli, stated that the Armed Forces received almost all the military assistance packages from the event, including combat equipment and weapons, which were allocated in support of Ukraine in the conditions of war with the Russian Federation. - Ukrinform.</text:p>
      <text:p text:style-name="P4">
Images: ["<text:a xlink:type="simple" xlink:href="https://static.ukrinform.com/photos/2023_04/thumb_files/630_360_1682541572-454.jpg" text:style-name="Internet_20_link" text:visited-style-name="Visited_20_Internet_20_Link">
630_360_16825...</text:a>
"]</text:p>
      <text:p text:style-name="P4">
Tags: ['США', 'Зброя', 'ЗСУ', 'Військова техніка', 'Війна з росією', '#stoprussia']</text:p>
      <text:p text:style-name="P4">
Type: Article</text:p>
      <!--METADATA-->
      <text:p text:style-name="P4">
<draw:frame draw:style-name="fr1" draw:name="Image118" text:anchor-type="as-char" svg:width="6.9236in" svg:height="3.956343in" draw:z-index="0">
<draw:image xlink:href="../Images/yкринформ/2023-04-26T-20-37-00-03-00/630_360_1682541572-454.jpg" xlink:type="simple" xlink:show="embed" xlink:actuate="onLoad" draw:mime-type="image/jpeg"/>
</draw:frame>
Commander of the United States in Europe, General Christopher Cavoli said that they had drawn almost all the military assistance packages from the event, included in combat equipment and weapons, which were allocated in support of Ukraine in the war with the Russian Federation.</text:p>
      <text:p text:style-name="P4">
He stated this on Wednesday during the hearing on the Committee on Armed Silpalates of US representatives, Ukrinform correspondent reports.</text:p>
      <text:p text:style-name="P4">
“More than 98% of combat vehicles are already there. I am firmly convinced that we were delivered to them <text:a xlink:type="simple" xlink:href="https://www.ukrinform.ua/tag-vijskova-tehnika" text:style-name="Internet_20_link" text:visited-style-name="Visited_20_Internet_20_Link">
</text:a>
, and we will also work work to maintain their operations, ”the American General said.</text:p>
      <text:p text:style-name="P4">
He also assured that the US side maintains constant contact with the Ukrainian side in order to determine the current needs of the Armed Forces and to ensure them. In addition, he said, new steps are being implemented to develop Euro -Atlantic security.</text:p>
      <text:p text:style-name="P4">
<text:span text:style-name="T4">
 Read also: </text:span>
 <text:a xlink:type="simple" xlink:href="https://www.ukrinform.ua/rubric-ato/3700205-pentagon-do-kinca-roku-planue-peredati-zsu-bojovi-tanki-abrams.html" text:style-name="Internet_20_link" text:visited-style-name="Visited_20_Internet_20_Link">
</text:a>
"We are developing new plans for the general defense of the Alliance, and they will promote the level of combat readiness, as well as purposeful investment of union defense," the American commander said.</text:p>
      <text:p text:style-name="P4">
As reported by Ukrinform, the US has allocated more than $ 36 billion military aid, providing the Armed Forces, including artillery, air defense, armored vehicles. In addition, about $ 20 billion was allocated by allies and partnerships over 50 countries.</text:p>
      <text:p text:style-name="P4">
<text:span text:style-name="T5">
Foto: u.s.army</text:span>
</text:p>
      <text:p text:style-name="P4">
News Source: <text:a xlink:type="simple" xlink:href="https://www.ukrinform.ua/rubric-ato/3701237-zsu-otrimali-majze-vsu-zahidnu-vijskovu-dopomogu-komanduvac-silami-ssa-v-evropi.html" text:style-name="Internet_20_link" text:visited-style-name="Visited_20_Internet_20_Link">
https://www.ukrinform.ua/rubric-ato/3701237-zsu-otrimali-majze-vsu-zahidnu-vijskovu-dopomogu-komanduvac-silami-ssa-v-evropi.html</text:a>
</text:p>
      <!--NEWS-->
      <text:h text:style-name="P10" text:outline-level="1">
<text:span text:style-name="T4">
Chelsea with a wise man once again gave way to the APL</text:span>
</text:h>
      <text:p text:style-name="P4">
Authors: Ukrinform (Person)</text:p>
      <text:p text:style-name="P4">
Publisher: Укринформ (Organization)</text:p>
      <text:p text:style-name="P4">
Published Time: 2023-04-26T-22:36:46+03:00</text:p>
      <text:p text:style-name="P4">
Modified Time: 2023-04-26T23:36:46+03:00</text:p>
      <text:p text:style-name="P4">
Description: Aristocrats on Stamford Bridge lost to Brentford in the 33rd round of the English Premier League. - Ukrinform.</text:p>
      <text:p text:style-name="P4">
Images: ["<text:a xlink:type="simple" xlink:href="https://static.ukrinform.com/photos/2023_04/thumb_files/630_360_1682541120-699.jpg" text:style-name="Internet_20_link" text:visited-style-name="Visited_20_Internet_20_Link">
630_360_16825...</text:a>
"]</text:p>
      <text:p text:style-name="P4">
Tags: ['Челсі', 'Футбол', 'АПЛ']</text:p>
      <text:p text:style-name="P4">
Type: Article</text:p>
      <!--METADATA-->
      <text:p text:style-name="P4">
<draw:frame draw:style-name="fr1" draw:name="Image119" text:anchor-type="as-char" svg:width="6.9236in" svg:height="3.956343in" draw:z-index="0">
<draw:image xlink:href="../Images/yкринформ/2023-04-26T-22-36-46-03-00/630_360_1682541120-699.jpg" xlink:type="simple" xlink:show="embed" xlink:actuate="onLoad" draw:mime-type="image/jpeg"/>
</draw:frame>
Aristocrats on Stamford Bridge lost to Brentford in the 33rd Turiangali Premier League.</text:p>
      <text:p text:style-name="P4">
Frank Lempard's wards gave way to 0: 2, reports Ukrinform.</text:p>
      <text:p text:style-name="P4">
As a part of Brentford, Mbem was scored, aspiliket scored into his own gates.</text:p>
      <text:p text:style-name="P4">
The Ukrainian Wnger Chelsea went to the field at the beginning of the second half, and the alherent actions were not distinguished.</text:p>
      <text:p text:style-name="P4">
<text:span text:style-name="T4">
 Read also: </text:span>
 <text:a xlink:type="simple" xlink:href="https://www.ukrinform.ua/rubric-sports/3701082-supraga-ne-zigrae-za-dinamo-cogo-sezonu-forvardu-potribna-cergova-operacia.html" text:style-name="Internet_20_link" text:visited-style-name="Visited_20_Internet_20_Link">
</text:a>
As reported, Chelsea occupies the 11th stage in the APL, having 39 points after 32 matches played in the asset.</text:p>
      <text:p text:style-name="P4">
Photo: twitter.com/brentfordfc</text:p>
      <text:p text:style-name="P4">
News Source: <text:a xlink:type="simple" xlink:href="https://www.ukrinform.ua/rubric-sports/3701235-celsi-z-mudrikom-vcergove-postupivsa-v-apl.html" text:style-name="Internet_20_link" text:visited-style-name="Visited_20_Internet_20_Link">
https://www.ukrinform.ua/rubric-sports/3701235-celsi-z-mudrikom-vcergove-postupivsa-v-apl.html</text:a>
</text:p>
      <!--NEWS-->
      <text:h text:style-name="P10" text:outline-level="1">
<text:span text:style-name="T4">
Only full control of Ukraine over the ZPP guarantees the safety of Europe - President</text:span>
</text:h>
      <text:p text:style-name="P4">
Authors: Ukrinform (Person)</text:p>
      <text:p text:style-name="P4">
Publisher: Укринформ (Organization)</text:p>
      <text:p text:style-name="P4">
Published Time: 2023-04-26T-24:26:00+03:00</text:p>
      <text:p text:style-name="P4">
Modified Time: 2023-04-26T23:26:00+03:00</text:p>
      <text:p text:style-name="P4">
Description: The presence of Russia in the territory of the Zaporizhzhya nuclear power plant poses a threat of a radiation disaster like Chornobyl. - Ukrinform.</text:p>
      <text:p text:style-name="P4">
Images: ["<text:a xlink:type="simple" xlink:href="https://static.ukrinform.com/photos/2022_08/thumb_files/630_360_1659774839-514.jpg" text:style-name="Internet_20_link" text:visited-style-name="Visited_20_Internet_20_Link">
630_360_16597...</text:a>
"]</text:p>
      <text:p text:style-name="P4">
Tags: ['МАГАТЕ', 'Зеленський', 'Запорізька АЕС', 'Ядерна безпека', 'Війна з росією']</text:p>
      <text:p text:style-name="P4">
Type: Article</text:p>
      <!--METADATA-->
      <text:p text:style-name="P4">
<draw:frame draw:style-name="fr1" draw:name="Image120" text:anchor-type="as-char" svg:width="6.9236in" svg:height="3.956343in" draw:z-index="0">
<draw:image xlink:href="../Images/yкринформ/2023-04-26T-24-26-00-03-00/630_360_1659774839-514.jpg" xlink:type="simple" xlink:show="embed" xlink:actuate="onLoad" draw:mime-type="image/jpeg"/>
</draw:frame>
The presence of Russia in the territory of the Zaporizhzhya nuclear power plant creates a threat of radiation disaster like Chornobyl.</text:p>
      <text:p text:style-name="P4">
According to Ukrinform, Volodymyr Zelenskyy said in <text:a xlink:type="simple" xlink:href="https://www.youtube.com/watch" text:style-name="Internet_20_link" text:visited-style-name="Visited_20_Internet_20_Link">
</text:a>
According to the results of the conversation by the General Director of IAEA Raphael Grosssey ..</text:p>
      <text:p text:style-name="P4">
"Only complete control of Ukraine over the ZPP can also restore full security, and only our country, but all over Europe, all over the world. Radiation does not recognize the state borders as well as the Russian Federation. And only complete observance of the right can guarantee security states.</text:p>
      <text:p text:style-name="P4">
<text:span text:style-name="T5">
Viso: <text:a xlink:type="simple" xlink:href="https://t.me/OP_UA/9330" text:style-name="Internet_20_link" text:visited-style-name="Visited_20_Internet_20_Link">
</text:a>
</text:span>
</text:p>
      <text:p text:style-name="P4">
According to the President, he recalled how fragile the security of the world is. In particular, "when the threat of a radiation disaster in the Zaporizhzhya nuclear stage is stored every year and every year.</text:p>
      <text:p text:style-name="P4">
<text:span text:style-name="T4">
 Read also: </text:span>
 <text:a xlink:type="simple" xlink:href="https://www.ukrinform.ua/rubric-polytics/3701152-zelenskij-zaklikav-kitaj-dopomogti-ubezpeciti-zaporizku-aes.html" text:style-name="Internet_20_link" text:visited-style-name="Visited_20_Internet_20_Link">
</text:a>
At the same time, Zelensky thanked Grossi for an important initiative - the introduction of a special medical support program for the staff of all Ukrainian nuclear stations.</text:p>
      <text:p text:style-name="P4">
As reported by Ukrinform, Vladimir Zelensky on Wednesday spent a conversation by the General Director of the IAEA Raphael Grossi.</text:p>
      <text:p text:style-name="P4">
News Source: <text:a xlink:type="simple" xlink:href="https://www.ukrinform.ua/rubric-polytics/3701234-tilki-povnij-kontrol-ukraini-nad-zaes-garantue-bezpeku-evropi-zelenskij.html" text:style-name="Internet_20_link" text:visited-style-name="Visited_20_Internet_20_Link">
https://www.ukrinform.ua/rubric-polytics/3701234-tilki-povnij-kontrol-ukraini-nad-zaes-garantue-bezpeku-evropi-zelenskij.html</text:a>
</text:p>
      <!--NEWS-->
      <text:h text:style-name="P10" text:outline-level="1">
<text:span text:style-name="T4">
Some countries of the former USSR are actively resold</text:span>
</text:h>
      <text:p text:style-name="P4">
Authors: Ukrinform (Person)</text:p>
      <text:p text:style-name="P4">
Publisher: Укринформ (Organization)</text:p>
      <text:p text:style-name="P4">
Published Time: 2023-04-26T-26:19:00+03:00</text:p>
      <text:p text:style-name="P4">
Modified Time: 2023-04-26T23:19:00+03:00</text:p>
      <text:p text:style-name="P4">
Description: Georgia, Armenia and Kazakhstan are actively helping Russia to circumvent Western sanctions imposed against Moscow because of its invasion of Ukraine, according to Politico publication for Wednesday. - Ukrinform.</text:p>
      <text:p text:style-name="P4">
Images: ["<text:a xlink:type="simple" xlink:href="https://static.ukrinform.com/photos/2023_04/thumb_files/630_360_1681461745-184.jpg" text:style-name="Internet_20_link" text:visited-style-name="Visited_20_Internet_20_Link">
630_360_16814...</text:a>
"]</text:p>
      <text:p text:style-name="P4">
Tags: ['Антиросійські санкції', 'Експорт', 'СНД', 'Торгівля', 'СРСР']</text:p>
      <text:p text:style-name="P4">
Type: Article</text:p>
      <!--METADATA-->
      <text:p text:style-name="P4">
<draw:frame draw:style-name="fr1" draw:name="Image121" text:anchor-type="as-char" svg:width="6.9236in" svg:height="3.956343in" draw:z-index="0">
<draw:image xlink:href="../Images/yкринформ/2023-04-26T-26-19-00-03-00/630_360_1681461745-184.jpg" xlink:type="simple" xlink:show="embed" xlink:actuate="onLoad" draw:mime-type="image/jpeg"/>
</draw:frame>
Georgia, Armenia and Kazakhstan are actively helping Russia to circumvent Western sanctions imposed against Moscow because of its invasion of Ukraine, according to Politico publication for Wednesday.</text:p>
      <text:p text:style-name="P4">
Ukrinform reports about it.</text:p>
      <text:p text:style-name="P4">
The intensification of a business in these countries is evidenced by significant exports in <text:a xlink:type="simple" xlink:href="https://www.ukrinform.ua/tag-rosia" text:style-name="Internet_20_link" text:visited-style-name="Visited_20_Internet_20_Link">
</text:a>
. It is mainly the supply of Western goods inaccessible to the Russian Federation.</text:p>
      <text:p text:style-name="P4">
The Trade Data Monitor's customs data indicate that the volume of Georgia of the SRF since Moscow has begun an intruding into Ukraine has increased by almost 22%, and the amount of alcohol exported to Russia has increased by more than 120%.</text:p>
      <text:p text:style-name="P4">
<text:span text:style-name="T4">
 Read also: </text:span>
 <text:a xlink:type="simple" xlink:href="https://www.ukrinform.ua/rubric-polytics/3700722-zelenskij-sogodni-grupa-ermakamakfola-predstavila-dokument-sodo-posilenna-sankcij-proti-rf.html" text:style-name="Internet_20_link" text:visited-style-name="Visited_20_Internet_20_Link">
</text:a>
Kazakhstan's exports to Russia increased by 57%over the same period.</text:p>
      <text:p text:style-name="P4">
According to the World Bank, the GDP of Armenia, which supports close trade in Russia, increased by 11%last year, while exports to Rossius increased five times, and transfers from the Russian Federation were jumped seven times a relatively missing year.</text:p>
      <text:p text:style-name="P4">
New supply chains that are provided by the Russians with alcohol, luxurious items with other goods, undermine Europe's efforts to punish Moscow and have to be blocked, said in an interview with the Minister of Foreign Affairs Litvigabrielius Landsbergis.</text:p>
      <text:p text:style-name="P4">
<text:span text:style-name="T4">
 Read also: </text:span>
 <text:a xlink:type="simple" xlink:href="https://www.ukrinform.ua/rubric-world/3700343-novij-paket-sankcij-es-proti-rosii-bude-u-drugij-polovini-travna-mzs-polsi.html" text:style-name="Internet_20_link" text:visited-style-name="Visited_20_Internet_20_Link">
</text:a>
According to him, Vilnius urges the EU to appoint a commissioner for oversight and use <text:a xlink:type="simple" xlink:href="https://www.ukrinform.ua/tag-antirosijski-sankcii" text:style-name="Internet_20_link" text:visited-style-name="Visited_20_Internet_20_Link">
</text:a>
against Russia and its partners.</text:p>
      <text:p text:style-name="P4">
As reported by Ukrinform, <text:a xlink:type="simple" xlink:href="https://www.ukrinform.ua/rubric-world/3693120-bajden-prodovziv-sankcii-proti-rosii-se-na-rik.html" text:style-name="Internet_20_link" text:visited-style-name="Visited_20_Internet_20_Link">
</text:a>
Signature, which for another year continued sanctions against Russia, were imposed in April 20121 due to the harmful external activities of the Russian Federation and expanded in March2022 after a full -scale invasion of the Russian Federation into Ukraine.</text:p>
      <text:p text:style-name="P4">
<text:span text:style-name="T5">
Foto: Shutterstock</text:span>
</text:p>
      <text:p text:style-name="P4">
News Source: <text:a xlink:type="simple" xlink:href="https://www.ukrinform.ua/rubric-economy/3701233-deaki-kraini-kolisnogo-srsr-aktivno-pereproduut-rosii-pidsankcijni-tovari-politico.html" text:style-name="Internet_20_link" text:visited-style-name="Visited_20_Internet_20_Link">
https://www.ukrinform.ua/rubric-economy/3701233-deaki-kraini-kolisnogo-srsr-aktivno-pereproduut-rosii-pidsankcijni-tovari-politico.html</text:a>
</text:p>
      <!--NEWS-->
      <text:h text:style-name="P10" text:outline-level="1">
<text:span text:style-name="T4">
In Irpen, they create a mural dedicated to Artmsoli, Bakhmut and Soledar</text:span>
</text:h>
      <text:p text:style-name="P4">
Authors: Ukrinform (Person)</text:p>
      <text:p text:style-name="P4">
Publisher: Укринформ (Organization)</text:p>
      <text:p text:style-name="P4">
Published Time: 2023-04-26T-28:13:00+03:00</text:p>
      <text:p text:style-name="P4">
Modified Time: 2023-04-26T23:13:00+03:00</text:p>
      <text:p text:style-name="P4">
Description: In Irpen, they create a mural dedicated to Artmsoli, Bakhmut and Soledar. There will also be Bakhmut, Irpin with you. - Ukrinform.</text:p>
      <text:p text:style-name="P4">
Images: ["<text:a xlink:type="simple" xlink:href="https://static.ukrinform.com/photos/2023_04/thumb_files/630_360_1682545650-888.jpg" text:style-name="Internet_20_link" text:visited-style-name="Visited_20_Internet_20_Link">
630_360_16825...</text:a>
", "<text:a xlink:type="simple" xlink:href="https://static.ukrinform.com/photos/2023_04/1682545575-352.jpg" text:style-name="Internet_20_link" text:visited-style-name="Visited_20_Internet_20_Link">
1682545575-35...</text:a>
", "<text:a xlink:type="simple" xlink:href="https://static.ukrinform.com/photos/2023_04/1682545650-888.jpg" text:style-name="Internet_20_link" text:visited-style-name="Visited_20_Internet_20_Link">
1682545650-88...</text:a>
"]</text:p>
      <text:p text:style-name="P4">
Tags: ['Бахмут', 'Ірпінь', 'Мурал', 'Артемсіль', 'Київщина', 'Соледар']</text:p>
      <text:p text:style-name="P4">
Type: Article</text:p>
      <!--METADATA-->
      <text:p text:style-name="P4">
<draw:frame draw:style-name="fr1" draw:name="Image122" text:anchor-type="as-char" svg:width="6.9236in" svg:height="3.956343in" draw:z-index="0">
<draw:image xlink:href="../Images/yкринформ/2023-04-26T-28-13-00-03-00/630_360_1682545650-888.jpg" xlink:type="simple" xlink:show="embed" xlink:actuate="onLoad" draw:mime-type="image/jpeg"/>
</draw:frame>
In Irpenistan, a mural dedicated to "Artmsoli", Bakhmut and Soledar. There is also Bakhmut, Irpin with you.</text:p>
      <text:p text:style-name="P4">
This is stated in <text:a xlink:type="simple" xlink:href="https://t.me/verkhovnaradaukrainy/49474" text:style-name="Internet_20_link" text:visited-style-name="Visited_20_Internet_20_Link">
</text:a>
Verkhovna Rada, reports Ukrinform</text:p>
      <text:p text:style-name="P4">
<draw:frame draw:style-name="fr1" draw:name="Image123" text:anchor-type="as-char" svg:width="6.9236in" svg:height="3.346407in" draw:z-index="0">
<draw:image xlink:href="../Images/yкринформ/2023-04-26T-28-13-00-03-00/1682545575-352.jpg" xlink:type="simple" xlink:show="embed" xlink:actuate="onLoad" draw:mime-type="image/jpeg"/>
</draw:frame>
“Irpin has become an outpost who has taken on the first heavy blow to the time of execution, as well as Bakhmut suffers, and salt embodies this place. Both were the brothers in the heavy fate, ”the author said <text:a xlink:type="simple" xlink:href="https://www.ukrinform.ua/tag-mural" text:style-name="Internet_20_link" text:visited-style-name="Visited_20_Internet_20_Link">
</text:a>
Ivan Shulgin.</text:p>
      <text:p text:style-name="P4">
<draw:frame draw:style-name="fr1" draw:name="Image124" text:anchor-type="as-char" svg:width="6.9236in" svg:height="4.615733in" draw:z-index="0">
<draw:image xlink:href="../Images/yкринформ/2023-04-26T-28-13-00-03-00/1682545650-888.jpg" xlink:type="simple" xlink:show="embed" xlink:actuate="onLoad" draw:mime-type="image/jpeg"/>
</draw:frame>
Now, due to active fighting and constant shelling of Russian invaders, Artesoli's work has been stopped. In February 2023, to the anniversary of the full -scale, Artmsil, together with the United United States Charity Platform, released a special batch of Sledar's special batch of salt from Soledar, dividing 20 tonne into 100 thousand symbolic packs, said in the message.</text:p>
      <text:p text:style-name="P4">
<text:span text:style-name="T4">
 Read also: </text:span>
 <text:a xlink:type="simple" xlink:href="https://www.ukrinform.ua/rubric-regions/3699119-v-irpeni-vidkrili-prisvacenij-energetikam-artobekt-svitloperemagaetemravu.html" text:style-name="Internet_20_link" text:visited-style-name="Visited_20_Internet_20_Link">
<text:span text:style-name="T4">
 Irpeni </text:span>
</text:a>
As reported by Ukrinform, Ukrzaliznytsia JSC completed the overhaul of the insulting bridge across the Irpin River, in the Kyiv region.</text:p>
      <text:p text:style-name="P4">
<text:span text:style-name="T5">
Foto: Verkhovna Rada, telegram</text:span>
</text:p>
      <text:p text:style-name="P4">
News Source: <text:a xlink:type="simple" xlink:href="https://www.ukrinform.ua/rubric-regions/3701244-v-irpeni-stvoruut-mural-prisvacenij-artemsoli-bahmutu-j-soledaru.html" text:style-name="Internet_20_link" text:visited-style-name="Visited_20_Internet_20_Link">
https://www.ukrinform.ua/rubric-regions/3701244-v-irpeni-stvoruut-mural-prisvacenij-artemsoli-bahmutu-j-soledaru.html</text:a>
</text:p>
      <!--NEWS-->
      <text:h text:style-name="P10" text:outline-level="1">
<text:span text:style-name="T4">
Zelensky: The influence of China can regain power of principles on which peace should be kept</text:span>
</text:h>
      <text:p text:style-name="P4">
Authors: Ukrinform (Person)</text:p>
      <text:p text:style-name="P4">
Publisher: Укринформ (Organization)</text:p>
      <text:p text:style-name="P4">
Published Time: 2023-04-26T-30:05:00+03:00</text:p>
      <text:p text:style-name="P4">
Modified Time: 2023-04-26T23:05:00+03:00</text:p>
      <text:p text:style-name="P4">
Description: Ukraine and China, like the vast majority of the world, are interested in the strength of nations sovereignty and territorial integrity, in compliance with the main security rules. - Ukrinform.</text:p>
      <text:p text:style-name="P4">
Images: ["<text:a xlink:type="simple" xlink:href="https://static.ukrinform.com/photos/2023_04/thumb_files/630_360_1682063024-559.jpeg" text:style-name="Internet_20_link" text:visited-style-name="Visited_20_Internet_20_Link">
630_360_16820...</text:a>
"]</text:p>
      <text:p text:style-name="P4">
Tags: ['Китай', 'Україна', 'Зеленський', 'Війна з росією']</text:p>
      <text:p text:style-name="P4">
Type: Article</text:p>
      <!--METADATA-->
      <text:p text:style-name="P4">
<draw:frame draw:style-name="fr1" draw:name="Image125" text:anchor-type="as-char" svg:width="6.9236in" svg:height="3.956343in" draw:z-index="0">
<draw:image xlink:href="../Images/yкринформ/2023-04-26T-30-05-00-03-00/630_360_1682063024-559.jpeg" xlink:type="simple" xlink:show="embed" xlink:actuate="onLoad" draw:mime-type="image/jpeg"/>
</draw:frame>
Ukrainian China, like the vast majority of the world, are interested in the strength of sovereignty and territorial integrity, in compliance with the main security rules.</text:p>
      <text:p text:style-name="P4">
Volodymyr Zelenskyy said this in <text:a xlink:type="simple" xlink:href="https://www.youtube.com/watch" text:style-name="Internet_20_link" text:visited-style-name="Visited_20_Internet_20_Link">
</text:a>
, reports Ukrinform.</text:p>
      <text:p text:style-name="P4">
"He spoke to China's leader today. It was a long and rather rational conversation. Such conversations usually say that they open up opportunities. Increase is possible to give new energy to our relations - Ukraine and China. The ability to apply China's political influence to regain power of principles and rule on which peace should be kept, "he said.</text:p>
      <text:p text:style-name="P4">
<text:span text:style-name="T5">
Viso: <text:a xlink:type="simple" xlink:href="https://t.me/OP_UA/9330" text:style-name="Internet_20_link" text:visited-style-name="Visited_20_Internet_20_Link">
</text:a>
</text:span>
</text:p>
      <text:p text:style-name="P4">
Zelensky noted that the lion's share of the conversation concerned the views on the possible restoration of just peace. In particular, he presented specific points of the Ukrainian peace.</text:p>
      <text:p text:style-name="P4">
The head of the state also noted that Ukraine and China are equally interested in the possibility of sovereignty of nations and territorial integrity. At the same time, the countries of the Security in compliance with the main security rules, in particular, regarding the non -admissibility of threats to nuclear weapons and its distribution along the world.</text:p>
      <text:p text:style-name="P4">
<text:span text:style-name="T4">
 Read also: </text:span>
 <text:a xlink:type="simple" xlink:href="https://www.ukrinform.ua/rubric-polytics/3701129-rozmova-zelenskogo-ta-si-czinpina-detali.html" text:style-name="Internet_20_link" text:visited-style-name="Visited_20_Internet_20_Link">
<text:span text:style-name="T4">
 Jinp </text:span>
</text:a>
"We are equally interested that the situation around the Zaporizhzhya NPP is finally protected and that the nuclear power plants at all are never again unused for the sake of military purposes - namely cynical use of Russia, Russia tries to make the norm," - said <text:a xlink:type="simple" xlink:href="https://www.ukrinform.ua/tag-zelenskij" text:style-name="Internet_20_link" text:visited-style-name="Visited_20_Internet_20_Link">
</text:a>
.</text:p>
      <text:p text:style-name="P4">
The President added that China has the same view of freedom and trade: "I informed Mr. Xi Jinpin about our efforts to restore marine exports of food. "Grain from Ukraine," the heads said.</text:p>
      <text:p text:style-name="P4">
<text:span text:style-name="T4">
 Read also: </text:span>
 <text:a xlink:type="simple" xlink:href="https://www.ukrinform.ua/rubric-polytics/3701227-zelenskij-zaraz-e-mozlivist-dati-novu-energiu-vidnosinam-ukraini-ta-kitau.html" text:style-name="Internet_20_link" text:visited-style-name="Visited_20_Internet_20_Link">
<text:span text:style-name="T4">
 China </text:span>
</text:a>
As reported by Ukrinform, on April 26, President of Ukraine Volodymyr Zelensky made an hourly conversation with the leader of the People's Republic of China, Xi Jinping.</text:p>
      <text:p text:style-name="P4">
<text:span text:style-name="T5">
Foto: op</text:span>
</text:p>
      <text:p text:style-name="P4">
News Source: <text:a xlink:type="simple" xlink:href="https://www.ukrinform.ua/rubric-polytics/3701232-zelenskij-vpliv-kitau-moze-povernuti-silu-principam-na-akih-mae-trimatisa-mir.html" text:style-name="Internet_20_link" text:visited-style-name="Visited_20_Internet_20_Link">
https://www.ukrinform.ua/rubric-polytics/3701232-zelenskij-vpliv-kitau-moze-povernuti-silu-principam-na-akih-mae-trimatisa-mir.html</text:a>
</text:p>
      <!--NEWS-->
      <text:h text:style-name="P10" text:outline-level="1">
<text:span text:style-name="T4">
At Kupiansk direction Russian army shelled Topoli, Kamyanka, Krasne Pershe, Fyholivka, Novoml...</text:span>
</text:h>
      <text:p text:style-name="P4">
Authors: liveuamap (Language: en)</text:p>
      <text:p text:style-name="P4">
Time: 2023-04-26T-32:36:00</text:p>
      <text:p text:style-name="P4">
Location: Kupiansk (Latitude:49.63807 Longtitude:37.91159)</text:p>
      <text:p text:style-name="P4">
Videos: []</text:p>
      <text:p text:style-name="P4">
Images: []</text:p>
      <text:p text:style-name="P4">
Tags: ["Russia"]</text:p>
      <text:p text:style-name="P4">
Id: 22558734</text:p>
      <!--METADATA-->
      <text:p text:style-name="P4">
At Kupiansk direction Russian army shelled Topoli, Kamyanka, Krasne Pershe,Fyholivka, Novomlynsk, Dvorichna, Lyman Pershyy, Kupyansk and Kyslivka ofKharkiv region, - General Staff of Armed Forces of Ukraine says in the morningreport</text:p>
      <text:p text:style-name="P4">
News Collection Link: <text:a xlink:type="simple" xlink:href="https://liveuamap.com/en/2023/26-april-at-kupiansk-direction-russian-army-shelled-topoli" text:style-name="Internet_20_link" text:visited-style-name="Visited_20_Internet_20_Link">
https://liveuamap.com/en/2023/26-april-at-kupiansk-direction-russian-army-shelled-topoli</text:a>
</text:p>
      <text:p text:style-name="P4">
News Source: <text:a xlink:type="simple" xlink:href="https://t.me/lumsrc/4598" text:style-name="Internet_20_link" text:visited-style-name="Visited_20_Internet_20_Link">
https://t.me/lumsrc/4598</text:a>
</text:p>
      <!--NEWS-->
      <text:h text:style-name="P10" text:outline-level="1">
<text:span text:style-name="T4">
Russia increased the presence of submarines in the Atlantic - American General</text:span>
</text:h>
      <text:p text:style-name="P4">
Authors: Ukrinform (Person)</text:p>
      <text:p text:style-name="P4">
Publisher: Укринформ (Organization)</text:p>
      <text:p text:style-name="P4">
Published Time: 2023-04-26T-33:58:00+03:00</text:p>
      <text:p text:style-name="P4">
Modified Time: 2023-04-26T22:58:00+03:00</text:p>
      <text:p text:style-name="P4">
Description: The Russian Navy has recently increased the presence of their submarines in the Atlantic. - Ukrinform.</text:p>
      <text:p text:style-name="P4">
Images: ["<text:a xlink:type="simple" xlink:href="https://static.ukrinform.com/photos/2016_03/thumb_files/630_360_1459411837-1303-foto-milru.jpg" text:style-name="Internet_20_link" text:visited-style-name="Visited_20_Internet_20_Link">
630_360_14594...</text:a>
"]</text:p>
      <text:p text:style-name="P4">
Tags: ['США', 'Підводний човен', 'Атлантичний океан', 'Війна з росією']</text:p>
      <text:p text:style-name="P4">
Type: Article</text:p>
      <!--METADATA-->
      <text:p text:style-name="P4">
<draw:frame draw:style-name="fr1" draw:name="Image126" text:anchor-type="as-char" svg:width="6.9236in" svg:height="3.956343in" draw:z-index="0">
<draw:image xlink:href="../Images/yкринформ/2023-04-26T-33-58-00-03-00/630_360_1459411837-1303-foto-milru.jpg" xlink:type="simple" xlink:show="embed" xlink:actuate="onLoad" draw:mime-type="image/jpeg"/>
</draw:frame>
The naval forces of the Russian Federation have recently increased the presence of submarines in the Atlantic.</text:p>
      <text:p text:style-name="P4">
This was stated during the US Congress's hearing by the US European Command Commander General Christopher Kaoly, reports his own correspondent.</text:p>
      <text:p text:style-name="P4">
“I can say that the Russians have become more active than we saw them for a long time. Their patrol in the Atlantic - in the entire Atlantic - is held at a high level, in most cases at the highest level than in recent years, ”said Cavoli during a speech on the Committee on Armored Forces of the House of Representatives.</text:p>
      <text:p text:style-name="P4">
<text:span text:style-name="T4">
 Read also: </text:span>
 <text:a xlink:type="simple" xlink:href="https://www.ukrinform.ua/rubric-technology/3695825-u-ssa-vveli-v-ekspluataciu-pidvodnogo-robota-zi-stucnim-intelektom.html" text:style-name="Internet_20_link" text:visited-style-name="Visited_20_Internet_20_Link">
</text:a>
Thus, the American general, military threats from the outside [] noted(https://www.ukrinform.ua/tag-rosia)They arise regardless of the war against Ukraine.</text:p>
      <text:p text:style-name="P4">
It has been reported that in recent weeks, Russia has concentrated its underwater in the Pacific, where large -scale maneuvers have been conducted, which had to be able to renovate the strengthening of partnership between Russia and China.</text:p>
      <text:p text:style-name="P4">
News Source: <text:a xlink:type="simple" xlink:href="https://www.ukrinform.ua/rubric-world/3701230-rosia-posilila-prisutnist-pidvodnih-covniv-v-atlantici-amerikanskij-general.html" text:style-name="Internet_20_link" text:visited-style-name="Visited_20_Internet_20_Link">
https://www.ukrinform.ua/rubric-world/3701230-rosia-posilila-prisutnist-pidvodnih-covniv-v-atlantici-amerikanskij-general.html</text:a>
</text:p>
      <!--NEWS-->
      <text:h text:style-name="P10" text:outline-level="1">
<text:span text:style-name="T4">
At Lyman direction Russian army shelled Novoselivske, Nevske, Dibrova, Bilohorivka of Luhansk...</text:span>
</text:h>
      <text:p text:style-name="P4">
Authors: liveuamap (Language: en)</text:p>
      <text:p text:style-name="P4">
Time: 2023-04-26T-34:36:00</text:p>
      <text:p text:style-name="P4">
Location: Donetsk (Latitude:48.77535 Longtitude:38.07276)</text:p>
      <text:p text:style-name="P4">
Videos: []</text:p>
      <text:p text:style-name="P4">
Images: []</text:p>
      <text:p text:style-name="P4">
Tags: ["Russia"]</text:p>
      <text:p text:style-name="P4">
Id: 22558733</text:p>
      <!--METADATA-->
      <text:p text:style-name="P4">
At Lyman direction Russian army shelled Novoselivske, Nevske, Dibrova,Bilohorivka of Luhansk region and Torske, Yampil, Siversk, Verkhnokamyanske,Spirne and Pereyizne of Donetsk region, - General Staff of Armed Forces ofUkraine says in the morning report</text:p>
      <text:p text:style-name="P4">
News Collection Link: <text:a xlink:type="simple" xlink:href="https://liveuamap.com/en/2023/26-april-at-lyman-direction-russian-army-shelled-novoselivske" text:style-name="Internet_20_link" text:visited-style-name="Visited_20_Internet_20_Link">
https://liveuamap.com/en/2023/26-april-at-lyman-direction-russian-army-shelled-novoselivske</text:a>
</text:p>
      <text:p text:style-name="P4">
News Source: <text:a xlink:type="simple" xlink:href="https://t.me/lumsrc/4599" text:style-name="Internet_20_link" text:visited-style-name="Visited_20_Internet_20_Link">
https://t.me/lumsrc/4599</text:a>
</text:p>
      <!--NEWS-->
      <text:h text:style-name="P10" text:outline-level="1">
<text:span text:style-name="T4">
During the full -scale war, 2,279 Ukrainians and Ukrainian women were returned from captivity from captivity</text:span>
</text:h>
      <text:p text:style-name="P4">
Authors: Ukrinform (Person)</text:p>
      <text:p text:style-name="P4">
Publisher: Укринформ (Organization)</text:p>
      <text:p text:style-name="P4">
Published Time: 2023-04-26T-35:49:00+03:00</text:p>
      <text:p text:style-name="P4">
Modified Time: 2023-04-26T22:49:00+03:00</text:p>
      <text:p text:style-name="P4">
Description: President Volodymyr Zelensky thanked the representatives of the GUR, the Presidential Office, the SBU, the National Police, the Ombudsman Office, the Coordination Staff on the Defense of Prisoners of Pursuing, as well as to the military who provided 44 more people from Russian captivity. - Ukrinform.</text:p>
      <text:p text:style-name="P4">
Images: ["<text:a xlink:type="simple" xlink:href="https://static.ukrinform.com/photos/2023_03/thumb_files/630_360_1678962741-175.jpeg" text:style-name="Internet_20_link" text:visited-style-name="Visited_20_Internet_20_Link">
630_360_16789...</text:a>
"]</text:p>
      <text:p text:style-name="P4">
Tags: ['Обмін', 'ЗСУ', 'Військові', 'Українська асоціація полонених', 'Зеленський', 'Війна з росією']</text:p>
      <text:p text:style-name="P4">
Type: Article</text:p>
      <!--METADATA-->
      <text:p text:style-name="P4">
<draw:frame draw:style-name="fr1" draw:name="Image127" text:anchor-type="as-char" svg:width="6.9236in" svg:height="3.956343in" draw:z-index="0">
<draw:image xlink:href="../Images/yкринформ/2023-04-26T-35-49-00-03-00/630_360_1678962741-175.jpeg" xlink:type="simple" xlink:show="embed" xlink:actuate="onLoad" draw:mime-type="image/jpeg"/>
</draw:frame>
President Volodymyr Zelensky thanked the representatives of the GUR, the President's office, the SBU, the National Police, the Ombudsman office, the coordination headquarters on the management of prisoners of war, as well as to the military, who provided 44,44 people from the Russian captivity.</text:p>
      <text:p text:style-name="P4">
The head of the Ukrainian state stated this in the evening <text:a xlink:type="simple" xlink:href="https://www.youtube.com/watch" text:style-name="Internet_20_link" text:visited-style-name="Visited_20_Internet_20_Link">
</text:a>
, reports Ukrinform.</text:p>
      <text:p text:style-name="P4">
<text:span text:style-name="T4">
 _ Video: _ </text:span>
 <text:a xlink:type="simple" xlink:href="https://t.me/OP_UA/9330" text:style-name="Internet_20_link" text:visited-style-name="Visited_20_Internet_20_Link">
<text:span text:style-name="T5">
opice president, telegram</text:span>
</text:a>
"We remember everyone. And even if there is no precise information about a particular person about what happened to, where it can be, such a person is still searched and checked as much as possible. Ukraine has to recover all of them. I thank all of you, the guys, who Coordinates this work: Budanov, Yermak, Lubinets, Usov, Kid, Klimenko ... Thank you to everyone who helps both in Gurmo, office, SBU, and in our other structures, " - stressed [] <text:a xlink:type="simple" xlink:href="https://www.ukrinform.ua/tag-zelenskij" text:style-name="Internet_20_link" text:visited-style-name="Visited_20_Internet_20_Link">
</text:a>
.</text:p>
      <text:p text:style-name="P4">
He stressed that the team works for all those in captivity - not only towolves, who are difficult to return, but also the civilian prisoners, who are also not easy to release.</text:p>
      <text:p text:style-name="P4">
<text:span text:style-name="T4">
 Read also: </text:span>
 <text:a xlink:type="simple" xlink:href="https://www.ukrinform.ua/rubric-ato/3701181-gur-obmin-polonenimi-z-rf-vsih-na-vsih-zavdanna-ake-obovazkovo-bude-vikonane.html" text:style-name="Internet_20_link" text:visited-style-name="Visited_20_Internet_20_Link">
<text:span text:style-name="T4">
 captivity </text:span>
</text:a>
"In general, 2279 Ukrainians and Ukrainian women were returned from the Russian captivity during the full -scale war," the Head of State said.</text:p>
      <text:p text:style-name="P4">
The President noted that today it was possible to return to Ukraine 44 more people of Rivne captive, most of whom were in different directions.</text:p>
      <text:p text:style-name="P4">
"There are among them the defenders of" Azovstal "and Mariupol, other cities of Donetsk region, Kherson region, Kharkiv region ... Most are ordinary and sergeants. There are officers. Two are civil," Zelensky said.</text:p>
      <text:p text:style-name="P4">
<text:span text:style-name="T4">
 Read also: </text:span>
 <text:a xlink:type="simple" xlink:href="https://www.ukrinform.ua/rubric-ato/3700727-v-upravlinni-oon-z-prav-ludini-nagadali-so-strata-polonenogo-e-voennim-zlocinom.html" text:style-name="Internet_20_link" text:visited-style-name="Visited_20_Internet_20_Link">
<text:span text:style-name="T4">
 captivity </text:span>
</text:a>
He also thanked all the soldiers on the front line, as "collecting replenishment for the exchange fund", since every Russian prisoner is the possibility of a person from Ukraine.</text:p>
      <text:p text:style-name="P4">
As reported, as of April 24, from the Russian captivity from the beginning of the full -scale Russian invasion <text:a xlink:type="simple" xlink:href="https://www.ukrinform.ua/rubric-ato/3700069-ukraina-vze-zvilnila-z-rosijskogo-polonu-ponad-2230-osib-sered-akih-140-civilnih-zelenskij.html" text:style-name="Internet_20_link" text:visited-style-name="Visited_20_Internet_20_Link">
</text:a>
, including 140 civilians.</text:p>
      <text:p text:style-name="P4">
<text:span text:style-name="T5">
Foto: Presidential Office</text:span>
</text:p>
      <text:p text:style-name="P4">
News Source: <text:a xlink:type="simple" xlink:href="https://www.ukrinform.ua/rubric-ato/3701229-za-cas-povnomasstabnoi-vijni-z-polonu-povernuli-2-279-ukrainciv-ta-ukrainok-prezident.html" text:style-name="Internet_20_link" text:visited-style-name="Visited_20_Internet_20_Link">
https://www.ukrinform.ua/rubric-ato/3701229-za-cas-povnomasstabnoi-vijni-z-polonu-povernuli-2-279-ukrainciv-ta-ukrainok-prezident.html</text:a>
</text:p>
      <!--NEWS-->
      <text:h text:style-name="P10" text:outline-level="1">
<text:span text:style-name="T4">
Bakhmut Directio Rusian Army Shelled Vasukivka, Orikhovo-Vasylivka, Markovo, Grigorivka, ...</text:span>
</text:h>
      <text:p text:style-name="P4">
Authors: liveuamap (Language: en)</text:p>
      <text:p text:style-name="P4">
Time: 2023-04-26T-36:36:00</text:p>
      <text:p text:style-name="P4">
Location: Novhorods'ke, Donetsk Oblast (Latitude:48.33526 Longtitude:37.83348)</text:p>
      <text:p text:style-name="P4">
Videos: []</text:p>
      <text:p text:style-name="P4">
Images: []</text:p>
      <text:p text:style-name="P4">
Tags: ["Russia"]</text:p>
      <text:p text:style-name="P4">
Id: 22558732</text:p>
      <!--METADATA-->
      <text:p text:style-name="P4">
At Bakhmut Direction Russian Army Shelled Vasukivka, Orikhovo -Vasylivka, Markove, Hryhorivka, Bakhmut, Ivanivske, Chasiv Yar, BILA HORA, PIVA HRA, PIICHNION Eneral Staff of Armed Forces of Ukraine Says inthe morning report</text:p>
      <text:p text:style-name="P4">
News Collection Link:(https://liveuamap.com/en/2023/26-april-at-bakhmut-direction-russian-army-shelled-vasukivka)</text:p>
      <text:p text:style-name="P4">
News Source: <text:a xlink:type="simple" xlink:href="https://t.me/lumsrc/4600" text:style-name="Internet_20_link" text:visited-style-name="Visited_20_Internet_20_Link">
https://t.me/lumsrc/4600</text:a>
</text:p>
      <!--NEWS-->
      <text:h text:style-name="P10" text:outline-level="1">
<text:span text:style-name="T4">
In Kharkiv in the subway you can see a picture with Zelensky, Zaluzhny, Shevchenko and Skovoroda</text:span>
</text:h>
      <text:p text:style-name="P4">
Authors: Ukrinform (Person)</text:p>
      <text:p text:style-name="P4">
Publisher: Укринформ (Organization)</text:p>
      <text:p text:style-name="P4">
Published Time: 2023-04-26T-37:38:00+03:00</text:p>
      <text:p text:style-name="P4">
Modified Time: 2023-04-26T22:38:00+03:00</text:p>
      <text:p text:style-name="P4">
Description: In Kharkiv, at the Pushkinskaya metro station, a picture of Honored Artist Oleg Lazarenko “Ukraine is above all. Kharkiv Diary of War ”, which depicts famous figures of the past and present. - Ukrinform.</text:p>
      <text:p text:style-name="P4">
Images: ["<text:a xlink:type="simple" xlink:href="https://static.ukrinform.com/photos/2023_04/thumb_files/630_360_1682527571-822.jpg" text:style-name="Internet_20_link" text:visited-style-name="Visited_20_Internet_20_Link">
630_360_16825...</text:a>
", "<text:a xlink:type="simple" xlink:href="https://static.ukrinform.com/photos/2023_04/1682527571-857.jpg" text:style-name="Internet_20_link" text:visited-style-name="Visited_20_Internet_20_Link">
1682527571-85...</text:a>
", "<text:a xlink:type="simple" xlink:href="https://static.ukrinform.com/photos/2023_04/1682527573-507.jpg" text:style-name="Internet_20_link" text:visited-style-name="Visited_20_Internet_20_Link">
1682527573-50...</text:a>
", "<text:a xlink:type="simple" xlink:href="https://static.ukrinform.com/photos/2023_04/1682527572-985.jpg" text:style-name="Internet_20_link" text:visited-style-name="Visited_20_Internet_20_Link">
1682527572-98...</text:a>
"]</text:p>
      <text:p text:style-name="P4">
Tags: ['Метро', 'Тарас Шевченко', 'Харків', 'Картина', 'Художник', 'Григорій Сковорода', 'Зеленський', 'Валерій Залужний']</text:p>
      <text:p text:style-name="P4">
Type: Article</text:p>
      <!--METADATA-->
      <text:p text:style-name="P4">
<draw:frame draw:style-name="fr1" draw:name="Image128" text:anchor-type="as-char" svg:width="6.9236in" svg:height="3.956343in" draw:z-index="0">
<draw:image xlink:href="../Images/yкринформ/2023-04-26T-37-38-00-03-00/630_360_1682527571-822.jpg" xlink:type="simple" xlink:show="embed" xlink:actuate="onLoad" draw:mime-type="image/jpeg"/>
</draw:frame>
Kharkovin Pushkinskaya metro station exhibits a picture of Honored Artist Olegalazarenko «Ukraine above all. Kharkiv Diary of War ”, which depicts the names of the past and present.</text:p>
      <text:p text:style-name="P4">
This was reported by Ukrinform correspondent.</text:p>
      <text:p text:style-name="P4">
<draw:frame draw:style-name="fr1" draw:name="Image129" text:anchor-type="as-char" svg:width="6.9236in" svg:height="9.193002in" draw:z-index="0">
<draw:image xlink:href="../Images/yкринформ/2023-04-26T-37-38-00-03-00/1682527571-857.jpg" xlink:type="simple" xlink:show="embed" xlink:actuate="onLoad" draw:mime-type="image/jpeg"/>
</draw:frame>
The work is done in the technique of mosaic color painting, the author said. <text:a xlink:type="simple" xlink:href="https://www.ukrinform.ua/tag-hudoznik" text:style-name="Internet_20_link" text:visited-style-name="Visited_20_Internet_20_Link">
</text:a>
He worked on her for the past year, while in Kharkiv, who has experienced Russian shelling. On the canvas - the president of Ukraine Volodymyr Zelensky, Commander -in -Chief of the Armed Forces Valeryzluzhny, Grigory Skovoroda, Taras Shevchenko, biblical heroes.</text:p>
      <text:p text:style-name="P4">
<draw:frame draw:style-name="fr1" draw:name="Image130" text:anchor-type="as-char" svg:width="6.9236in" svg:height="9.193002in" draw:z-index="0">
<draw:image xlink:href="../Images/yкринформ/2023-04-26T-37-38-00-03-00/1682527573-507.jpg" xlink:type="simple" xlink:show="embed" xlink:actuate="onLoad" draw:mime-type="image/jpeg"/>
</draw:frame>
“My picture is a manifesto of the unbreakable heroism of the Ukrainian people. Dedication to Ukrainian defenders, volunteers and Kharkiv. Honoring the memory, it is dedicated to all and victims in this struggle. The indomitable Cossack spirit of our contemporaries creates a future history, ”Lazarenko said.</text:p>
      <text:p text:style-name="P4">
<draw:frame draw:style-name="fr1" draw:name="Image131" text:anchor-type="as-char" svg:width="6.9236in" svg:height="5.211932in" draw:z-index="0">
<draw:image xlink:href="../Images/yкринформ/2023-04-26T-37-38-00-03-00/1682527572-985.jpg" xlink:type="simple" xlink:show="embed" xlink:actuate="onLoad" draw:mime-type="image/jpeg"/>
</draw:frame>
According to him, the plot of the painting shows the power of the life of the philosophy of Gregory, as well as the Archangel Michael, the Virgin, the Apostle John and the warlords, which help Ukraine in the fight against the dark forces.</text:p>
      <text:p text:style-name="P4">
<text:span text:style-name="T4">
 Read also: </text:span>
 <text:a xlink:type="simple" xlink:href="https://www.ukrinform.ua/rubric-kyiv/3698597-u-stolici-vidkrili-vistavku-z-istorii-sklanih-virobiv-v-ukraini.html" text:style-name="Internet_20_link" text:visited-style-name="Visited_20_Internet_20_Link">
</text:a>
According to Alexei Bitner, a spokesman for KP "Kharkiv Metro", the canvas can be seen during the month.</text:p>
      <text:p text:style-name="P4">
<text:span text:style-name="T5">
Foto: Julia Bairachna</text:span>
</text:p>
      <text:p text:style-name="P4">
News Source: <text:a xlink:type="simple" xlink:href="https://www.ukrinform.ua/rubric-regions/3701228-u-harkovi-v-metro-mozna-pobaciti-kartinu-iz-zelenskim-zaluznim-sevcenkom-i-skovorodou.html" text:style-name="Internet_20_link" text:visited-style-name="Visited_20_Internet_20_Link">
https://www.ukrinform.ua/rubric-regions/3701228-u-harkovi-v-metro-mozna-pobaciti-kartinu-iz-zelenskim-zaluznim-sevcenkom-i-skovorodou.html</text:a>
</text:p>
      <!--NEWS-->
      <text:h text:style-name="P10" text:outline-level="1">
<text:span text:style-name="T4">
JS</text:span>
</text:h>
      <text:p text:style-name="P4">
Authors: liveuamap (Language: en)</text:p>
      <text:p text:style-name="P4">
Time: 2023-04-26T-38:36:00</text:p>
      <text:p text:style-name="P4">
Location: Donetsk Oblast (Latitude:48.05674 Longtitude:37.57238)</text:p>
      <text:p text:style-name="P4">
Videos: []</text:p>
      <text:p text:style-name="P4">
Images: []</text:p>
      <text:p text:style-name="P4">
Tags: ["Russia"]</text:p>
      <text:p text:style-name="P4">
Id: 22558731</text:p>
      <!--METADATA-->
      <text:p text:style-name="P4">
At Avdiyivka directions Russian army shelled Novobakhmutivka, Novokalynove,Avdiyivka, Lastochkyne, Stepove, Tonenke, Vodyane, Netaylove, Pervomayske,Karlivka and Nevelske of Donetsk region, - General Staff of Armed Forces ofUkraine says in the morning report</text:p>
      <text:p text:style-name="P4">
News Collection Link: <text:a xlink:type="simple" xlink:href="https://liveuamap.com/en/2023/26-april-at-avdiyivka-directions-russian-army-shelled-novobakhmutivka" text:style-name="Internet_20_link" text:visited-style-name="Visited_20_Internet_20_Link">
https://liveuamap.com/en/2023/26-april-at-avdiyivka-directions-russian-army-shelled-novobakhmutivka</text:a>
</text:p>
      <text:p text:style-name="P4">
News Source: <text:a xlink:type="simple" xlink:href="https://t.me/lumsrc/4601" text:style-name="Internet_20_link" text:visited-style-name="Visited_20_Internet_20_Link">
https://t.me/lumsrc/4601</text:a>
</text:p>
      <!--NEWS-->
      <text:h text:style-name="P10" text:outline-level="1">
<text:span text:style-name="T4">
Zelensky: There is now an opportunity to give new energy relations of Ukraine and China</text:span>
</text:h>
      <text:p text:style-name="P4">
Authors: Ukrinform (Person)</text:p>
      <text:p text:style-name="P4">
Publisher: Укринформ (Organization)</text:p>
      <text:p text:style-name="P4">
Published Time: 2023-04-26T-39:26:00+03:00</text:p>
      <text:p text:style-name="P4">
Modified Time: 2023-04-26T22:26:00+03:00</text:p>
      <text:p text:style-name="P4">
Description: It is now possible to apply China's political influence to regain power of the principles and rules on which peace should be kept. - Ukrinform.</text:p>
      <text:p text:style-name="P4">
Images: ["<text:a xlink:type="simple" xlink:href="https://static.ukrinform.com/photos/2023_02/thumb_files/630_360_1677258618-249.jpg" text:style-name="Internet_20_link" text:visited-style-name="Visited_20_Internet_20_Link">
630_360_16772...</text:a>
"]</text:p>
      <text:p text:style-name="P4">
Tags: ['Китай', 'Україна', 'Зеленський']</text:p>
      <text:p text:style-name="P4">
Type: Article</text:p>
      <!--METADATA-->
      <text:p text:style-name="P4">
<draw:frame draw:style-name="fr1" draw:name="Image132" text:anchor-type="as-char" svg:width="6.9236in" svg:height="3.956343in" draw:z-index="0">
<draw:image xlink:href="../Images/yкринформ/2023-04-26T-39-26-00-03-00/630_360_1677258618-249.jpg" xlink:type="simple" xlink:show="embed" xlink:actuate="onLoad" draw:mime-type="image/jpeg"/>
</draw:frame>
Currently, China's political influence is possible to restore the power of the principles of and the rights on which peace should be kept.</text:p>
      <text:p text:style-name="P4">
Volodymyr Zelenskyy said this in <text:a xlink:type="simple" xlink:href="https://www.youtube.com/watch" text:style-name="Internet_20_link" text:visited-style-name="Visited_20_Internet_20_Link">
</text:a>
, reports Ukrinform.</text:p>
      <text:p text:style-name="P4">
<text:span text:style-name="T5">
Viso: <text:a xlink:type="simple" xlink:href="https://t.me/OP_UA/9330" text:style-name="Internet_20_link" text:visited-style-name="Visited_20_Internet_20_Link">
</text:a>
</text:span>
</text:p>
      <text:p text:style-name="P4">
<text:span text:style-name="T4">
 I wish health, dear Ukrainians!</text:span>
</text:p>
      <text:p text:style-name="P4">
First of all, I want to thank our whole team, which deals with the exchange.</text:p>
      <text:p text:style-name="P4">
It was possible to return home to Ukraine 44 people from Russian captivity. Most are the military. From different directions. Among them are the defenders of Azovstal and Mariupol, other cities of Donetsk region, Kherson, Kharkiv region ... Most are ordinary and sergeants. There are officers. Two are civil.</text:p>
      <text:p text:style-name="P4">
And it is important that the team works for all those in captivity ... Even if it is difficult, such as some categories of prisoners, and these are not just a military, who are difficult to return, but also, for example, civilians are one of those categories, one of those categories, which is difficult.</text:p>
      <text:p text:style-name="P4">
We remember everyone. And even if there is no precise information about what happened to, where it can be, such a person is still searched and checked as much as possible. Ukraine has to recover all its.</text:p>
      <text:p text:style-name="P4">
I thank all of you, the guys who coordinate this work: Budanov, Yermak, Lubin, Usov, Kid, Klimenko ... Thank you to everyone who helps in Gur I Mo, the Voishei, and in the SBU, and in our other structures.</text:p>
      <text:p text:style-name="P4">
Of course, I thank all our soldiers on the forefront, who collects replenishment for the exchange fund. Every Russian prisoner is an opportunity to exchange our man.</text:p>
      <text:p text:style-name="P4">
In total, 2279 Ukrainians and Ukrainian women were returned from the Russian captivity during the full -scale war.</text:p>
      <text:p text:style-name="P4">
He spoke with the leader of China today. It was a long and rather rational conversation. Such conversations are usually said that they open up.It is very important that China has the same view of the freedom of navigation of itworks. I informed Mr. Xi Jinping about our efforts to restore the Mountain exports of food. And I heard the words of support of our native grain initiative, its extension, as well as to support our humanitarian efforts, in particular the Grain Program from Ukraine.</text:p>
      <text:p text:style-name="P4">
Of course, a essential part of the conversation is our views on how a ricious peace can be restored. I presented the Ukrainian formula of peace, its specific points. We agreed to continue our communications.</text:p>
      <text:p text:style-name="P4">
Today, however, he participated in the conference in Rome, which is dedicated to the reconstruction of our state. It is such a special format of communication of government officials and representatives of the industrial and business of our countries, Ukraine and Italy. In order to be uniformly involved in Ukraine, those who embody the economic power of thectal.</text:p>
      <text:p text:style-name="P4">
I thank Ms. Prime Minister George Meloni for this conference for her words for Ukraine's constant support. It is important that we are already planning our cooperation on the 24th year. In particular, this applies to the future Italian presidency of the UG7, as well as the preparation of the Grand Donor Conference on Recovery.</text:p>
      <text:p text:style-name="P4">
Spent a separate telephone conversation with George. The key theme was already a defense work, the support of our soldiers. Thank you, Italy!</text:p>
      <text:p text:style-name="P4">
These days we also carry out special work with partners on the coordination of defense quotes and supply. It is very important for Ukraine that anyone who, together with us, is to protect freedom, clearly understood the prospect of our power, we can. The better we understand each other, the easier it is to work in a common victory. For obvious reasons, the details of such communication do not provide publicly.</text:p>
      <text:p text:style-name="P4">
One more.</text:p>
      <text:p text:style-name="P4">
He spoke today with the Director of the Grossi. The Chernobyl catastrophe anniversary is the day that everyone is in the world to remind you. And especially when the threat of a radiation disaster in the Zaporizhzhya nuclear stage has been stored every day and every year.</text:p>
      <text:p text:style-name="P4">
Only full control of Ukraine over the ZPP can also restore full security, and only our country, but all over Europe, all over the world.</text:p>
      <text:p text:style-name="P4">
Radiation does not recognize state borders in the same way as the Russian Federation. Or more complete compliance with the rules can guarantee safety.</text:p>
      <text:p text:style-name="P4">
I would like to thank Mr. Grossy on his initiative - a very important social organization - such a special program of medical support for the staff of all nuclear power plants. Thank you for the support of our people!<text:span text:style-name="T4">
 Glory to all Ukrainian soldiers who are now in battle, at combat posts and assignments!</text:span>
</text:p>
      <text:p text:style-name="P4">
<text:span text:style-name="T4">
Glory to Ukraine!</text:span>
</text:p>
      <text:p text:style-name="P4">
News Source: <text:a xlink:type="simple" xlink:href="https://www.ukrinform.ua/rubric-polytics/3701227-zelenskij-zaraz-e-mozlivist-dati-novu-energiu-vidnosinam-ukraini-ta-kitau.html" text:style-name="Internet_20_link" text:visited-style-name="Visited_20_Internet_20_Link">
https://www.ukrinform.ua/rubric-polytics/3701227-zelenskij-zaraz-e-mozlivist-dati-novu-energiu-vidnosinam-ukraini-ta-kitau.html</text:a>
</text:p>
      <!--NEWS-->
      <text:h text:style-name="P10" text:outline-level="1">
<text:span text:style-name="T4">
JSC Marinka Directio Rusian of the Army Shelled Georgiivka, Marinka, Victory, Novomikhailivka An ...</text:span>
</text:h>
      <text:p text:style-name="P4">
Authors: liveuamap (Language: en)</text:p>
      <text:p text:style-name="P4">
Time: 2023-04-26T-40:36:00</text:p>
      <text:p text:style-name="P4">
Location: Donetsk (Latitude:47.86639 Longtitude:37.45754)</text:p>
      <text:p text:style-name="P4">
Videos: []</text:p>
      <text:p text:style-name="P4">
Images: []</text:p>
      <text:p text:style-name="P4">
Tags: ["Russia"]</text:p>
      <text:p text:style-name="P4">
Id: 22558730</text:p>
      <!--METADATA-->
      <text:p text:style-name="P4">
At Maryinka direction Russian army shelled Heorhiyivka, Maryinka, Pobyeda,Novomykhaylivka and Paraskoviyivka of Donetsk region, - General Staff of ArmedForces of Ukraine says in the morning report</text:p>
      <text:p text:style-name="P4">
News Collection Link: <text:a xlink:type="simple" xlink:href="https://liveuamap.com/en/2023/26-april-at-maryinka-direction-russian-army-shelled-heorhiyivka" text:style-name="Internet_20_link" text:visited-style-name="Visited_20_Internet_20_Link">
https://liveuamap.com/en/2023/26-april-at-maryinka-direction-russian-army-shelled-heorhiyivka</text:a>
</text:p>
      <text:p text:style-name="P4">
News Source: <text:a xlink:type="simple" xlink:href="https://t.me/lumsrc/4602" text:style-name="Internet_20_link" text:visited-style-name="Visited_20_Internet_20_Link">
https://t.me/lumsrc/4602</text:a>
</text:p>
      <!--NEWS-->
      <text:h text:style-name="P10" text:outline-level="1">
<text:span text:style-name="T4">
More than 150 Ukrainian companies - President of CCI took part in the Conference on Reconstruction in Rome</text:span>
</text:h>
      <text:p text:style-name="P4">
Authors: Ukrinform (Person)</text:p>
      <text:p text:style-name="P4">
Publisher: Укринформ (Organization)</text:p>
      <text:p text:style-name="P4">
Published Time: 2023-04-26T-41:17:00+03:00</text:p>
      <text:p text:style-name="P4">
Modified Time: 2023-04-26T22:17:00+03:00</text:p>
      <text:p text:style-name="P4">
Description: Representatives of more than 150 Ukrainian companies were able to meet it with Italian businessmen and discuss the opportunities for cooperation in many areas and even conclude some contracts. - Ukrinform.</text:p>
      <text:p text:style-name="P4">
Images: ["<text:a xlink:type="simple" xlink:href="https://static.ukrinform.com/photos/2023_04/thumb_files/630_360_1682536693-878.jpg" text:style-name="Internet_20_link" text:visited-style-name="Visited_20_Internet_20_Link">
630_360_16825...</text:a>
", "<text:a xlink:type="simple" xlink:href="https://static.ukrinform.com/photos/2023_04/1682536693-991.jpeg" text:style-name="Internet_20_link" text:visited-style-name="Visited_20_Internet_20_Link">
1682536693-99...</text:a>
"]</text:p>
      <text:p text:style-name="P4">
Tags: ['Італія', 'Україна', 'ТППУ', 'Конференція', 'Відбудова']</text:p>
      <text:p text:style-name="P4">
Type: Article</text:p>
      <!--METADATA-->
      <text:p text:style-name="P4">
<draw:frame draw:style-name="fr1" draw:name="Image133" text:anchor-type="as-char" svg:width="6.9236in" svg:height="3.956343in" draw:z-index="0">
<draw:image xlink:href="../Images/yкринформ/2023-04-26T-41-17-00-03-00/630_360_1682536693-878.jpg" xlink:type="simple" xlink:show="embed" xlink:actuate="onLoad" draw:mime-type="image/jpeg"/>
</draw:frame>
Representatives of more than 150 Ukrainian companies have been able to meet Zitalyan businessmen and discuss the opportunities for cooperation on many towers and even conclude some contracts.</text:p>
      <text:p text:style-name="P4">
Gennady Chizhikov told the results of the conference of Ukrinform.</text:p>
      <text:p text:style-name="P4">
According to him, in Rome on April 26, more than 150 Ukrainian companies gathered to discuss the opportunities for cooperation during the war. "Not only listened to the boys, not only told that they bother us, but they became familiar with: each company has 5-7 business intervals, some even signed business contracts," said the head of the CCI.</text:p>
      <text:p text:style-name="P4">
<draw:frame draw:style-name="fr1" draw:name="Image134" text:anchor-type="as-char" svg:width="6.9236in" svg:height="4.615733in" draw:z-index="0">
<draw:image xlink:href="../Images/yкринформ/2023-04-26T-41-17-00-03-00/1682536693-991.jpeg" xlink:type="simple" xlink:show="embed" xlink:actuate="onLoad" draw:mime-type="image/jpeg"/>
</draw:frame>
He recalled that the high level of the event was offered during a visit to the Ukrainian premiere, Italy, George Meloni. In Rome, the address of President of Ukraine Volodymyr Zelensky was heard, and leaderships, business associations took part in the plenary session. In addition to the plenary there were thematic meetings dedicated to infrastructure and logistics, pharmaceuticals and medicine, issues related to the development of industry, IT and more.</text:p>
      <text:p text:style-name="P4">
In relation to each block, certain proposals were developed, important for the development of bilateral relations, negotiations of Business-to-Business are taking place, said the head of the CCI. Chizhikov drew attention to the fact that Italy is a member of G7, it has a great experience in mechanical engineering, including transport; engineering, IT, renewable energy, and other industries.</text:p>
      <text:p text:style-name="P4">
<text:span text:style-name="T4">
 Read also: </text:span>
 <text:a xlink:type="simple" xlink:href="https://www.ukrinform.ua/rubric-vidbudova/3701094-smigal-pro-konferenciu-u-rimi-maemo-spilnu-zacikavlenist-v-realizacii-proektiv-vidbudovi.html" text:style-name="Internet_20_link" text:visited-style-name="Visited_20_Internet_20_Link">
</text:a>
“The Italians were sent to the message: where to go, with whom and how to work; something open that you do not have to wait for the end of the war, but start moving in the direction <text:a xlink:type="simple" xlink:href="https://www.ukrinform.ua/tag-vidbudova" text:style-name="Internet_20_link" text:visited-style-name="Visited_20_Internet_20_Link">
</text:a>
Ukraine, ”he said.</text:p>
      <text:p text:style-name="P4">
Chizhikov called very inspiring that the Italians also believe in the victory of Ukraine and VTE that the victory will be on the conditions of our country.</text:p>
      <text:p text:style-name="P4">
"They see Ukraine in the future as a driver, including the European economy," the CCI head emphasized.</text:p>
      <text:p text:style-name="P4">
<text:span text:style-name="T4">
 Read also: </text:span>
 <text:a xlink:type="simple" xlink:href="https://www.ukrinform.ua/rubric-vidbudova/3701055-meloni-hoce-sob-italijci-zastosuvali-dosvid-svogo-ekonomicnogo-diva-1960h-rokiv-v-ukraini.html" text:style-name="Internet_20_link" text:visited-style-name="Visited_20_Internet_20_Link">
<text:span text:style-name="T4">
 Melonney </text:span>
</text:a>
</text:p>
      <text:p text:style-name="P4">
_ Photo on the main: Denis Shmigal, Facebook_</text:p>
      <text:p text:style-name="P4">
News Source: <text:a xlink:type="simple" xlink:href="https://www.ukrinform.ua/rubric-vidbudova/3701224-ucast-u-konferencii-z-vidbudovi-v-rimi-vzali-ponad-150-ukrainskih-kompanij-prezident-tpp.html" text:style-name="Internet_20_link" text:visited-style-name="Visited_20_Internet_20_Link">
https://www.ukrinform.ua/rubric-vidbudova/3701224-ucast-u-konferencii-z-vidbudovi-v-rimi-vzali-ponad-150-ukrainskih-kompanij-prezident-tpp.html</text:a>
</text:p>
      <!--NEWS-->
      <text:h text:style-name="P10" text:outline-level="1">
<text:span text:style-name="T4">
JSC Shaktarske Directio Rusian of the Army Shelled Kalledar, Yegorivka, Pavlivka, Wondering, New ...</text:span>
</text:h>
      <text:p text:style-name="P4">
Authors: liveuamap (Language: en)</text:p>
      <text:p text:style-name="P4">
Time: 2023-04-26T-42:36:00</text:p>
      <text:p text:style-name="P4">
Location: Vuhledar (Latitude:47.83413 Longtitude:36.84128)</text:p>
      <text:p text:style-name="P4">
Videos: []</text:p>
      <text:p text:style-name="P4">
Images: []</text:p>
      <text:p text:style-name="P4">
Tags: ["Russia"]</text:p>
      <text:p text:style-name="P4">
Id: 22558724</text:p>
      <!--METADATA-->
      <text:p text:style-name="P4">
AT Shaktarske Direction Russian Army Shelled Vuhledar, Yehorivka, Pavlivka, Prechystivka, Novoukrayinka, Zolota Nyva, Novomayorske, Shakhtarske, Shakhtraskeka OFUKRAINE SAYS IN THE MORNING REPORT</text:p>
      <text:p text:style-name="P4">
News Collection Link:(https://liveuamap.com/en/2023/26-april-at-shaktarske-direction-russian-army-shelled-vuhledar)</text:p>
      <text:p text:style-name="P4">
News Source: <text:a xlink:type="simple" xlink:href="https://t.me/lumsrc/4603" text:style-name="Internet_20_link" text:visited-style-name="Visited_20_Internet_20_Link">
https://t.me/lumsrc/4603</text:a>
</text:p>
      <!--NEWS-->
      <text:h text:style-name="P10" text:outline-level="1">
<text:span text:style-name="T4">
Yastremskaya gave way to Wimbledon's finalist at the start of a tennis tournament in Spain</text:span>
</text:h>
      <text:p text:style-name="P4">
Authors: Ukrinform (Person)</text:p>
      <text:p text:style-name="P4">
Publisher: Укринформ (Organization)</text:p>
      <text:p text:style-name="P4">
Published Time: 2023-04-26T-43:01:53+03:00</text:p>
      <text:p text:style-name="P4">
Modified Time: 2023-04-26T22:01:53+03:00</text:p>
      <text:p text:style-name="P4">
Description: Ukrainian Diana Yastremskaya was unable to overcome the first circle at the prestigious tournament of the Women's Tennis Association (WTA) - Mutua Madrid Open - in Madrid (Spain) with a prize fund of $ 7.652 million - Ukrinform.</text:p>
      <text:p text:style-name="P4">
Images: ["<text:a xlink:type="simple" xlink:href="https://static.ukrinform.com/photos/2023_04/thumb_files/630_360_1682535645-388.jpg" text:style-name="Internet_20_link" text:visited-style-name="Visited_20_Internet_20_Link">
630_360_16825...</text:a>
"]</text:p>
      <text:p text:style-name="P4">
Tags: ['Теніс', 'Даяна Ястремська']</text:p>
      <text:p text:style-name="P4">
Type: Article</text:p>
      <!--METADATA-->
      <text:p text:style-name="P4">
<draw:frame draw:style-name="fr1" draw:name="Image135" text:anchor-type="as-char" svg:width="6.9236in" svg:height="3.956343in" draw:z-index="0">
<draw:image xlink:href="../Images/yкринформ/2023-04-26T-43-01-53-03-00/630_360_1682535645-388.jpg" xlink:type="simple" xlink:show="embed" xlink:actuate="onLoad" draw:mime-type="image/jpeg"/>
</draw:frame>
Ukrainian Yastremskaya was unable to overcome the first circle at the prestigious tournament(WTA)- Mutua Madrid Open - in Madrid(Spain)With a prize fund $ 7.652 million.</text:p>
      <text:p text:style-name="P4">
In the starting duel of the main grid of competition Yastremskaya in three sets, the finalist of Wimbledon -2014 Eugene Bushar from Canada - 7: 6(8:6), 2: 6.2: 6, transmits Ukrinf.</text:p>
      <text:p text:style-name="P4">
The match lasted almost 2.5 hours.</text:p>
      <text:p text:style-name="P4">
For reaching the third circle Mutua Madrid Open Bushar will come together with the 18th Number of Italian Martina Trevam.</text:p>
      <text:p text:style-name="P4">
<text:span text:style-name="T4">
 Read also: </text:span>
 <text:a xlink:type="simple" xlink:href="https://www.ukrinform.ua/rubric-sports/3701047-svitolina-dostrokovo-zaversila-vistup-na-turniri-wta-u-madridi.html" text:style-name="Internet_20_link" text:visited-style-name="Visited_20_Internet_20_Link">
</text:a>
The Madrid tournament will last until May 6.</text:p>
      <text:p text:style-name="P4">
Photo: Getty Images.</text:p>
      <text:p text:style-name="P4">
News Source: <text:a xlink:type="simple" xlink:href="https://www.ukrinform.ua/rubric-sports/3701221-astremska-postupilasa-finalistci-vimbldona-na-starti-tenisnogo-turnirui-v-ispanii.html" text:style-name="Internet_20_link" text:visited-style-name="Visited_20_Internet_20_Link">
https://www.ukrinform.ua/rubric-sports/3701221-astremska-postupilasa-finalistci-vimbldona-na-starti-tenisnogo-turnirui-v-ispanii.html</text:a>
</text:p>
      <!--NEWS-->
      <text:h text:style-name="P10" text:outline-level="1">
<text:span text:style-name="T4">
Shmigal in Italy visited the air defense company production company</text:span>
</text:h>
      <text:p text:style-name="P4">
Authors: Ukrinform (Person)</text:p>
      <text:p text:style-name="P4">
Publisher: Укринформ (Organization)</text:p>
      <text:p text:style-name="P4">
Published Time: 2023-04-26T-45:00:00+03:00</text:p>
      <text:p text:style-name="P4">
Modified Time: 2023-04-26T22:00:00+03:00</text:p>
      <text:p text:style-name="P4">
Description: Ukraine considers the possibility of joint production of components for air defense with the Italian defense enterprise Rheinmetall Italia S.P.A. - Ukrinform.</text:p>
      <text:p text:style-name="P4">
Images: ["<text:a xlink:type="simple" xlink:href="https://static.ukrinform.com/photos/2023_04/thumb_files/630_360_1682535290-775.jpg" text:style-name="Internet_20_link" text:visited-style-name="Visited_20_Internet_20_Link">
630_360_16825...</text:a>
"]</text:p>
      <text:p text:style-name="P4">
Tags: ['Італія', 'Шмигаль', 'ППО']</text:p>
      <text:p text:style-name="P4">
Type: Article</text:p>
      <!--METADATA-->
      <text:p text:style-name="P4">
<draw:frame draw:style-name="fr1" draw:name="Image136" text:anchor-type="as-char" svg:width="6.9236in" svg:height="3.956343in" draw:z-index="0">
<draw:image xlink:href="../Images/yкринформ/2023-04-26T-45-00-00-03-00/630_360_1682535290-775.jpg" xlink:type="simple" xlink:show="embed" xlink:actuate="onLoad" draw:mime-type="image/jpeg"/>
</draw:frame>
Ukraine considers the possibility of joint production of components for air defense with the Italian moboron enterprise Rheinmetall Italia S.P.A.</text:p>
      <text:p text:style-name="P4">
According to Ukrinform, Prime Minister Denis Shmigal reported in <text:a xlink:type="simple" xlink:href="http://t.me/Denys_Smyhal/5109" text:style-name="Internet_20_link" text:visited-style-name="Visited_20_Internet_20_Link">
</text:a>
.</text:p>
      <text:p text:style-name="P4">
"Today visited the Italian defense enterprise Rheinmetall Italia S.P.A., which specializes in the production of modern air defense systems. Among its development -PPO small radius of Skynex action. We need such effective weapons to protect drones people, "the head of government wrote.</text:p>
      <text:p text:style-name="P4">
The prime minister stressed that such batteries are already on the alternation of in Ukraine. At the same time, "the possibility of joint production of component systems" is considered, "he added.</text:p>
      <text:p text:style-name="P4">
<text:span text:style-name="T4">
 Read also: </text:span>
 <text:a xlink:type="simple" xlink:href="https://www.ukrinform.ua/rubric-vidbudova/3701141-smigal-rozpoviv-aki-vazlivi-ugodi-planuut-pidpisati-u-rimi.html" text:style-name="Internet_20_link" text:visited-style-name="Visited_20_Internet_20_Link">
<text:span text:style-name="T4">
 Shmigal </text:span>
</text:a>
"I thank partners for their support!We are working to have more effective ones. They will create a reliable shield around our strategic infrastructure entities," - said <text:a xlink:type="simple" xlink:href="https://www.ukrinform.ua/tag-smigal" text:style-name="Internet_20_link" text:visited-style-name="Visited_20_Internet_20_Link">
</text:a>
.</text:p>
      <text:p text:style-name="P4">
As reported by Ukrinform, Shmigal is in Italy, where a two -way conference on the restoration of Ukraine is involved.</text:p>
      <text:p text:style-name="P4">
News Source: <text:a xlink:type="simple" xlink:href="https://www.ukrinform.ua/rubric-ato/3701220-smigal-v-italii-vidvidav-pidpriemstvo-z-virobnictva-sistem-ppo.html" text:style-name="Internet_20_link" text:visited-style-name="Visited_20_Internet_20_Link">
https://www.ukrinform.ua/rubric-ato/3701220-smigal-v-italii-vidvidav-pidpriemstvo-z-virobnictva-sistem-ppo.html</text:a>
</text:p>
      <!--NEWS-->
      <text:h text:style-name="P10" text:outline-level="1">
<text:span text:style-name="T4">
The Russians fired twice a day with a fire department in Kharkiv region</text:span>
</text:h>
      <text:p text:style-name="P4">
Authors: Ukrinform (Person)</text:p>
      <text:p text:style-name="P4">
Publisher: Укринформ (Organization)</text:p>
      <text:p text:style-name="P4">
Published Time: 2023-04-26T-48:58:01+03:00</text:p>
      <text:p text:style-name="P4">
Modified Time: 2023-04-26T21:58:01+03:00</text:p>
      <text:p text:style-name="P4">
Description: Russian invaders fired a fire department twice in April 26 in Kharkiv region. - Ukrinform.</text:p>
      <text:p text:style-name="P4">
Images: ["<text:a xlink:type="simple" xlink:href="https://static.ukrinform.com/photos/2023_04/thumb_files/630_360_1682535428-242.jpg" text:style-name="Internet_20_link" text:visited-style-name="Visited_20_Internet_20_Link">
630_360_16825...</text:a>
"]</text:p>
      <text:p text:style-name="P4">
Tags: ['Обстріл', 'Харківщина', 'Війна з росією']</text:p>
      <text:p text:style-name="P4">
Type: Article</text:p>
      <!--METADATA-->
      <text:p text:style-name="P4">
<draw:frame draw:style-name="fr1" draw:name="Image137" text:anchor-type="as-char" svg:width="6.9236in" svg:height="3.956343in" draw:z-index="0">
<draw:image xlink:href="../Images/yкринформ/2023-04-26T-48-58-01-03-00/630_360_1682535428-242.jpg" xlink:type="simple" xlink:show="embed" xlink:actuate="onLoad" draw:mime-type="image/jpeg"/>
</draw:frame>
The Russian -enchantments twice for April 26 fired a fire department in the Kharkiv region.</text:p>
      <text:p text:style-name="P4">
According to Ukrinform, the State Emergency Service reports in <text:a xlink:type="simple" xlink:href="https://t.me/dsns_telegram/16286" text:style-name="Internet_20_link" text:visited-style-name="Visited_20_Internet_20_Link">
</text:a>
.</text:p>
      <text:p text:style-name="P4">
“Twice during the day the Russians fired at the fire department on <text:a xlink:type="simple" xlink:href="https://www.ukrinform.ua/tag-harkivsina" text:style-name="Internet_20_link" text:visited-style-name="Visited_20_Internet_20_Link">
</text:a>
. As a result of the shelling, the building was damaged, as well as rescuers, ”the message reads.</text:p>
      <text:p text:style-name="P4">
The enemy's actions only once again prove that he deliberately violates all normative law.</text:p>
      <text:p text:style-name="P4">
"Fortunately, the personnel have not been injured and will continue to assist the consequences of this unfair war," the SES added.</text:p>
      <text:p text:style-name="P4">
<text:span text:style-name="T4">
 Read also: </text:span>
 <text:a xlink:type="simple" xlink:href="https://www.ukrinform.ua/rubric-regions/3701217-pid-cas-vcorasnogo-udaru-po-kupansku-postrazdali-pracivniki-miskoi-administracii.html" text:style-name="Internet_20_link" text:visited-style-name="Visited_20_Internet_20_Link">
<text:span text:style-name="T4">
 KUSK </text:span>
 <text:span text:style-name="T4">
 JANSKA </text:span>
</text:a>
As reported by Ukrinform, in the morning of April 25, Russia struck Kupyansk Kharkiv region, kissing the museum of local lore. Two people were taken as a result of rocket strike.</text:p>
      <text:p text:style-name="P4">
News Source: <text:a xlink:type="simple" xlink:href="https://www.ukrinform.ua/rubric-ato/3701219-rosiani-dvici-za-den-obstrilali-pozeznu-castinu-na-harkivsini.html" text:style-name="Internet_20_link" text:visited-style-name="Visited_20_Internet_20_Link">
https://www.ukrinform.ua/rubric-ato/3701219-rosiani-dvici-za-den-obstrilali-pozeznu-castinu-na-harkivsini.html</text:a>
</text:p>
      <!--NEWS-->
      <text:h text:style-name="P10" text:outline-level="1">
<text:span text:style-name="T4">
The city administration staff were injured during yesterday's blow to Kupyansk</text:span>
</text:h>
      <text:p text:style-name="P4">
Authors: Ukrinform (Person)</text:p>
      <text:p text:style-name="P4">
Publisher: Укринформ (Organization)</text:p>
      <text:p text:style-name="P4">
Published Time: 2023-04-26T-50:48:24+03:00</text:p>
      <text:p text:style-name="P4">
Modified Time: 2023-04-26T21:48:24+03:00</text:p>
      <text:p text:style-name="P4">
Description: During the museum in Kupyansk, which the Russian troops were struck on the morning of April 25, the city administration workers were injured. - Ukrinform.</text:p>
      <text:p text:style-name="P4">
Images: ["<text:a xlink:type="simple" xlink:href="https://static.ukrinform.com/photos/2023_04/thumb_files/630_360_1682532501-563.jpg" text:style-name="Internet_20_link" text:visited-style-name="Visited_20_Internet_20_Link">
630_360_16825...</text:a>
"]</text:p>
      <text:p text:style-name="P4">
Tags: ['Обстріл', 'Харківщина', 'Війна з росією', 'Єдині новини']</text:p>
      <text:p text:style-name="P4">
Type: Article</text:p>
      <!--METADATA-->
      <text:p text:style-name="P4">
<draw:frame draw:style-name="fr1" draw:name="Image138" text:anchor-type="as-char" svg:width="6.9236in" svg:height="3.956343in" draw:z-index="0">
<draw:image xlink:href="../Images/yкринформ/2023-04-26T-50-48-24-03-00/630_360_1682532501-563.jpg" xlink:type="simple" xlink:show="embed" xlink:actuate="onLoad" draw:mime-type="image/jpeg"/>
</draw:frame>
During the museum in Kupyansk, which the Russian troops were inflicted on the morning of April 25, the city administration workers were injured.</text:p>
      <text:p text:style-name="P4">
Andriy Kanashevich said this on the national telephone "Unified News" on the only news "Unified News", the head of theakupupianship district military administration, reported by Ukrinform.</text:p>
      <text:p text:style-name="P4">
“The museum did not work. But the building was used as administrative, because many buildings were destroyed <text:a xlink:type="simple" xlink:href="https://www.ukrinform.ua/tag-obstril" text:style-name="Internet_20_link" text:visited-style-name="Visited_20_Internet_20_Link">
</text:a>
occupants. Both the city authorities and the district are constantly in search of places where the services can be displayed. There was a department of culture and sports of Kupyansk city administration, respectively, there were employees of the MBA, and the staff of the administration was mostly worked, ”he said.</text:p>
      <text:p text:style-name="P4">
In general, according to Kanashevich, 8 people have been addressed, and the state is satisfactory, some remain in the hospital.</text:p>
      <text:p text:style-name="P4">
According to preliminary information, the building is not recoverable.</text:p>
      <text:p text:style-name="P4">
"It is erected in the early twentieth century, there are wooden floors, everything is demolished. At first glance, the building is not recoverable. Like the building nearby, some months ago, the C-300 flew, also the beginning of the XX century. This will be necessary to wear it, ”the district head said.</text:p>
      <text:p text:style-name="P4">
<text:span text:style-name="T4">
 Read also: </text:span>
 <text:a xlink:type="simple" xlink:href="https://www.ukrinform.ua/rubric-culture/3701198-tkacenko-pro-obstril-muzeu-u-kupansku-zberezena-bilsist-obektiv-kulturnoi-spadsini.html" text:style-name="Internet_20_link" text:visited-style-name="Visited_20_Internet_20_Link">
<text:span text:style-name="T4">
 Tkachenko </text:span>
</text:a>
In total, more than half of different institutional institutions have been destroyed or damaged in the city.</text:p>
      <text:p text:style-name="P4">
"If we talk about municipal institutions and educational institutions, the percentage of exactly more than 50. If we talk about private housing, interest 20 has been done," Kanashevich said.</text:p>
      <text:p text:style-name="P4">
According to him, Kupyansk remains about 5,000 inhabitants.</text:p>
      <text:p text:style-name="P4">
As it was reported, in the morning of April 25, the Russian troops were hit by two C-300 missiles Kupyansk, resulting in completely destroyed the premises of the local museum. <text:a xlink:type="simple" xlink:href="https://www.ukrinform.ua/rubric-regions/3700864-unaslidok-rosijskogo-udaru-po-kupansku-zaginula-direktor-kraeznavcogo-muzeu.html" text:style-name="Internet_20_link" text:visited-style-name="Visited_20_Internet_20_Link">
</text:a>
–Director of the Museum of Local History Irina Osadchy and an employee of the Museum of Olenivodopianova.</text:p>
      <text:p text:style-name="P4">
<text:span text:style-name="T5">
Foto: Kharkiv Regional Prosecutor's Office</text:span>
</text:p>
      <text:p text:style-name="P4">
News Source: <text:a xlink:type="simple" xlink:href="https://www.ukrinform.ua/rubric-regions/3701217-pid-cas-vcorasnogo-udaru-po-kupansku-postrazdali-pracivniki-miskoi-administracii.html" text:style-name="Internet_20_link" text:visited-style-name="Visited_20_Internet_20_Link">
https://www.ukrinform.ua/rubric-regions/3701217-pid-cas-vcorasnogo-udaru-po-kupansku-postrazdali-pracivniki-miskoi-administracii.html</text:a>
</text:p>
      <!--NEWS-->
      <text:h text:style-name="P10" text:outline-level="1">
<text:span text:style-name="T4">
More than 95% of the Chernobyl Exclusion Zone can be replaced</text:span>
</text:h>
      <text:p text:style-name="P4">
Authors: Ukrinform (Person)</text:p>
      <text:p text:style-name="P4">
Publisher: Укринформ (Organization)</text:p>
      <text:p text:style-name="P4">
Published Time: 2023-04-26T-52:48:00+03:00</text:p>
      <text:p text:style-name="P4">
Modified Time: 2023-04-26T21:48:00+03:00</text:p>
      <text:p text:style-name="P4">
Description: </text:p>
      <text:p text:style-name="P4">
Понад 95% Території Зони Відчуження Чорнобильської Аес Може Бути Заміновано, Оскільки Фахівці Поки Не Можуть Її Обстежити. — Укрінформ.: </text:p>
      <text:p text:style-name="P4">
Images: ["<text:a xlink:type="simple" xlink:href="https://static.ukrinform.com/photos/2023_01/thumb_files/630_360_1673620106-978.jpeg" text:style-name="Internet_20_link" text:visited-style-name="Visited_20_Internet_20_Link">
630_360_16736...</text:a>
"]</text:p>
      <text:p text:style-name="P4">
Tags: ['ЧАЕС', 'Мінування']</text:p>
      <text:p text:style-name="P4">
Type: Article</text:p>
      <!--METADATA-->
      <text:p text:style-name="P4">
<draw:frame draw:style-name="fr1" draw:name="Image139" text:anchor-type="as-char" svg:width="6.9236in" svg:height="3.956343in" draw:z-index="0">
<draw:image xlink:href="../Images/yкринформ/2023-04-26T-52-48-00-03-00/630_360_1673620106-978.jpeg" xlink:type="simple" xlink:show="embed" xlink:actuate="onLoad" draw:mime-type="image/jpeg"/>
</draw:frame>
More than 95% of the Chornobyl NPP exclusion area can be replaced as experts cannot survey it yet.</text:p>
      <text:p text:style-name="P4">
Head of the State Agency of Ukraine, the head of the State Agency of Ukraine, Yevhen Kramarenko, said this in a comment to Ukrinform.</text:p>
      <text:p text:style-name="P4">
“We have now changed with specialists the objects that are needed for our daily activities. However, the territory that is in forestry, <text:a xlink:type="simple" xlink:href="https://www.ukrinform.ua/tag-mina" text:style-name="Internet_20_link" text:visited-style-name="Visited_20_Internet_20_Link">
</text:a>
. There was no taming for our forces. Therefore, conditionally, 95-98% of the exclusion zone is replaced because it is not examined for the presence of explosive devices, ”-said Kramarenko.</text:p>
      <text:p text:style-name="P4">
<text:span text:style-name="T4">
 Read also: </text:span>
 <text:a xlink:type="simple" xlink:href="https://www.ukrinform.ua/rubric-vidbudova/3701172-ukraina-vze-otrimala-vid-donoriv-23-miljoni-na-vidnovlenna-cornobilskoi-zoni.html" text:style-name="Internet_20_link" text:visited-style-name="Visited_20_Internet_20_Link">
</text:a>
According to him, the demining of this territory can cause the moving of the floor that is contaminated with radionuclides. However, due to a fairly significant area, 2 600 square meters. km, it will not go beyond the exclusion zone.</text:p>
      <text:p text:style-name="P4">
“It is more(Availability of explosive objects - ed.)It harms animals that are being blown up on mines, ”Kramarenko warned.</text:p>
      <text:p text:style-name="P4">
<text:span text:style-name="T4">
 Read also: </text:span>
 <text:a xlink:type="simple" xlink:href="https://www.ukrinform.ua/rubric-economy/3700838-pidpriemstva-na-caes-uze-povernulisa-do-normalnogo-rezimu-roboti-zelenskij.html" text:style-name="Internet_20_link" text:visited-style-name="Visited_20_Internet_20_Link">
<text:span text:style-name="T4">
 CHPP </text:span>
</text:a>
It was reported that the Chernobyl exclusion zone was occupied from February 24 to March 31, 2022.</text:p>
      <text:p text:style-name="P4">
News Source: <text:a xlink:type="simple" xlink:href="https://www.ukrinform.ua/rubric-society/3701184-ponad-95-teritorii-zoni-vidcuzenna-caes-moze-buti-zaminovano.html" text:style-name="Internet_20_link" text:visited-style-name="Visited_20_Internet_20_Link">
https://www.ukrinform.ua/rubric-society/3701184-ponad-95-teritorii-zoni-vidcuzenna-caes-moze-buti-zaminovano.html</text:a>
</text:p>
      <!--NEWS-->
      <text:h text:style-name="P10" text:outline-level="1">
<text:span text:style-name="T4">
Ukrainian hockey players won the second victory for the 2023 World Cup, beating Estonia</text:span>
</text:h>
      <text:p text:style-name="P4">
Authors: Ukrinform (Person)</text:p>
      <text:p text:style-name="P4">
Publisher: Укринформ (Organization)</text:p>
      <text:p text:style-name="P4">
Published Time: 2023-04-26T-54:47:09+03:00</text:p>
      <text:p text:style-name="P4">
Modified Time: 2023-04-26T21:47:09+03:00</text:p>
      <text:p text:style-name="P4">
Description: In Tallinn (Estonia) with the participation of the national team of Ukraine, the World Hockey Championship in the Division of IP continues. - Ukrinform.</text:p>
      <text:p text:style-name="P4">
Images: ["<text:a xlink:type="simple" xlink:href="https://static.ukrinform.com/photos/2023_04/thumb_files/630_360_1682534503-573.jpg" text:style-name="Internet_20_link" text:visited-style-name="Visited_20_Internet_20_Link">
630_360_16825...</text:a>
"]</text:p>
      <text:p text:style-name="P4">
Tags: ['Чемпіонат світу', 'Естонія', 'хокей', 'Збірна України']</text:p>
      <text:p text:style-name="P4">
Type: Article</text:p>
      <!--METADATA-->
      <text:p text:style-name="P4">
<draw:frame draw:style-name="fr1" draw:name="Image140" text:anchor-type="as-char" svg:width="6.9236in" svg:height="3.956343in" draw:z-index="0">
<draw:image xlink:href="../Images/yкринформ/2023-04-26T-54-47-09-03-00/630_360_1682534503-573.jpg" xlink:type="simple" xlink:show="embed" xlink:actuate="onLoad" draw:mime-type="image/jpeg"/>
</draw:frame>
Utallin(Estonia)With the participation of the national team of Ukraine, the World Cup with Hockey Widowers continues.</text:p>
      <text:p text:style-name="P4">
The third round of the championship brought the second victory "Blue and yellow", which took the mountain of Estonia - 7: 4(1:1, 4:1, 2:2), reports Ukrinform.</text:p>
      <text:p text:style-name="P4">
In other matches of the Netherlands Game Day, China's hockey players have defeated - 7: 2(3:0,3:2, 1:0), and Japan confidently won Serbia - 8: 3(2:0, 1:2, 5:1).</text:p>
      <text:p text:style-name="P4">
Турнірне становище: Японія - 9 очок, Україна - 7, Естонія - 5, Нідерланди - 3,Китай - 2, Сербія - 1.</text:p>
      <text:p text:style-name="P4">
<text:span text:style-name="T4">
Читайте також:</text:span>
 <text:a xlink:type="simple" xlink:href="https://www.ukrinform.ua/rubric-sports/3700103-zbirna-ukraini-rozgromila-hokeistiv-serbii-na-cempionatu-svitu-v-estonii.html" text:style-name="Internet_20_link" text:visited-style-name="Visited_20_Internet_20_Link">
 </text:a>
On April 27, Vadim Framechuk's wards will play with the Netherlands, Japan will resist Japan on April 29.</text:p>
      <text:p text:style-name="P4">
<text:span text:style-name="T4">
 Read also: </text:span>
 <text:a xlink:type="simple" xlink:href="https://www.ukrinform.ua/rubric-sports/3699666-hokej-zbirna-ukraini-postupilasa-kitau-v-overtajmi-na-cs.html" text:style-name="Internet_20_link" text:visited-style-name="Visited_20_Internet_20_Link">
<text:span text:style-name="T4">
 hockey </text:span>
</text:a>
The winner of the tournament will increase in the classroom and will play in the second season the classification of the IA division next season.</text:p>
      <text:p text:style-name="P4">
Photo: FHU.</text:p>
      <text:p text:style-name="P4">
News Source: <text:a xlink:type="simple" xlink:href="https://www.ukrinform.ua/rubric-sports/3701216-ukrainski-hokeisti-zdobuli-drugu-peremogu-na-cs2023-obigravsi-estoniu.html" text:style-name="Internet_20_link" text:visited-style-name="Visited_20_Internet_20_Link">
https://www.ukrinform.ua/rubric-sports/3701216-ukrainski-hokeisti-zdobuli-drugu-peremogu-na-cs2023-obigravsi-estoniu.html</text:a>
</text:p>
      <!--NEWS-->
      <text:h text:style-name="P10" text:outline-level="1">
<text:span text:style-name="T4">
Due to the aggressive actions of the Russian Federation, the Black Sea cannot be considered safe for 20 years - Navy commander</text:span>
</text:h>
      <text:p text:style-name="P4">
Authors: Ukrinform (Person)</text:p>
      <text:p text:style-name="P4">
Publisher: Укринформ (Organization)</text:p>
      <text:p text:style-name="P4">
Published Time: 2023-04-26T-56:42:00+03:00</text:p>
      <text:p text:style-name="P4">
Modified Time: 2023-04-26T21:42:00+03:00</text:p>
      <text:p text:style-name="P4">
Description: The Navy Navy Commander Vceadmiral Alexei Shepapa is convinced that only if Ukraine is returned to Ukraine as of 1991, it is possible to restore security in the Azov-Black Sea region. - Ukrinform.</text:p>
      <text:p text:style-name="P4">
Images: ["<text:a xlink:type="simple" xlink:href="https://static.ukrinform.com/photos/2021_05/thumb_files/630_360_1620808775-761.jpg" text:style-name="Internet_20_link" text:visited-style-name="Visited_20_Internet_20_Link">
630_360_16208...</text:a>
"]</text:p>
      <text:p text:style-name="P4">
Tags: ['Крим', ' Чорне море', 'Азовське море', 'Безпека', 'Неїжпапа', 'Війна з росією']</text:p>
      <text:p text:style-name="P4">
Type: Article</text:p>
      <!--METADATA-->
      <text:p text:style-name="P4">
<draw:frame draw:style-name="fr1" draw:name="Image141" text:anchor-type="as-char" svg:width="6.9236in" svg:height="3.956343in" draw:z-index="0">
<draw:image xlink:href="../Images/yкринформ/2023-04-26T-56-42-00-03-00/630_360_1620808775-761.jpg" xlink:type="simple" xlink:show="embed" xlink:actuate="onLoad" draw:mime-type="image/jpeg"/>
</draw:frame>
The Navy Commander of the Armed Forces of the Armed Forces Alexei Shepap is convinced that only the statements of Ukraine's return of its territories as of 1991 were possible to restore security in the Azov-Black Sea region.</text:p>
      <text:p text:style-name="P4">
He said this during the Black Sea Security Forum, which took place with the participation of representatives of the countries of the Black Sea region and commander of fleets of other countries, Ukrinform reports, citing <text:a xlink:type="simple" xlink:href="http://www.facebook.com/100064727737034/posts/pfbid0a1GQgovR874jNXsFuLxaQeNYD5yLCYweB3MnR51JghNkPv2vFNXuzxwp1zGDGCGyl" text:style-name="Internet_20_link" text:visited-style-name="Visited_20_Internet_20_Link">
</text:a>
During the forum, the parties discussed the security situation and the actual threats to the Vasal-Black Sea region, as well as ways of developing further cooperation with interior to restore stability and security.</text:p>
      <text:p text:style-name="P4">
In the appeal to the representatives of the Member States, the Viceadmiral Alexeynetpapa noted that for 20 years <text:a xlink:type="simple" xlink:href="https://www.ukrinform.ua/tag-corne-more" text:style-name="Internet_20_link" text:visited-style-name="Visited_20_Internet_20_Link">
</text:a>
It cannot be considered safe because of the aggressive actions of the Russian Federation.</text:p>
      <text:p text:style-name="P4">
<text:span text:style-name="T4">
 Read also: </text:span>
 <text:a xlink:type="simple" xlink:href="https://www.ukrinform.ua/rubric-ato/3674301-neizpapa-ukrainskij-flot-posilivsa-u-kilka-raziv-rik-tomu-spivvidnosenna-do-sil-voroga-bulo-112.html" text:style-name="Internet_20_link" text:visited-style-name="Visited_20_Internet_20_Link">
<text:span text:style-name="T4">
 ITPAPA </text:span>
</text:a>
As examples, he gave an attempt to capture the Tuzla Island in 2003, the War of the 2008 group with the participation of the Crimean Crimean illegal annexation of the Crimea in 2014, the occupation of the Azov Sea in 2022 and the War in the Black Sea, as soon as it was.</text:p>
      <text:p text:style-name="P4">
The Commander of the Navy of the Armed Forces emphasized that the imperial ambitions of the Russian Federation are spread not only in the Occident and Azov, but also to the Baltic and North Sea and the Pacific.</text:p>
      <text:p text:style-name="P4">
As it was reported, the Russian Federation suspended the work of the Grain Corridor on April 26.</text:p>
      <text:p text:style-name="P4">
News Source: <text:a xlink:type="simple" xlink:href="https://www.ukrinform.ua/rubric-crimea/3701215-cerez-agresivni-dii-rf-corne-more-ne-mozna-vvazati-bezpecnim-vze-20-rokiv-komanduvac-vms.html" text:style-name="Internet_20_link" text:visited-style-name="Visited_20_Internet_20_Link">
https://www.ukrinform.ua/rubric-crimea/3701215-cerez-agresivni-dii-rf-corne-more-ne-mozna-vvazati-bezpecnim-vze-20-rokiv-komanduvac-vms.html</text:a>
</text:p>
      <!--NEWS-->
      <text:h text:style-name="P10" text:outline-level="1">
<text:span text:style-name="T4">
US and South Korea will continue to support Ukraine - Presidential statement</text:span>
</text:h>
      <text:p text:style-name="P4">
Authors: Ukrinform (Person)</text:p>
      <text:p text:style-name="P4">
Publisher: Укринформ (Organization)</text:p>
      <text:p text:style-name="P4">
Published Time: 2023-04-26T-58:38:00+03:00</text:p>
      <text:p text:style-name="P4">
Modified Time: 2023-04-26T21:38:00+03:00</text:p>
      <text:p text:style-name="P4">
Description: The United States and South Korea will continue to make efforts to support Ukraine. - Ukrinform.</text:p>
      <text:p text:style-name="P4">
Images: ["<text:a xlink:type="simple" xlink:href="https://static.ukrinform.com/photos/2023_04/thumb_files/630_360_1682535789-708.jpg" text:style-name="Internet_20_link" text:visited-style-name="Visited_20_Internet_20_Link">
630_360_16825...</text:a>
"]</text:p>
      <text:p text:style-name="P4">
Tags: ['Байден', 'Корея', 'США', 'Україна']</text:p>
      <text:p text:style-name="P4">
Type: Article</text:p>
      <!--METADATA-->
      <text:p text:style-name="P4">
<draw:frame draw:style-name="fr1" draw:name="Image142" text:anchor-type="as-char" svg:width="6.9236in" svg:height="3.956343in" draw:z-index="0">
<draw:image xlink:href="../Images/yкринформ/2023-04-26T-58-38-00-03-00/630_360_1682535789-708.jpg" xlink:type="simple" xlink:show="embed" xlink:actuate="onLoad" draw:mime-type="image/jpeg"/>
</draw:frame>
The connection and South Korea will continue to jointly make efforts to support Ukraine.</text:p>
      <text:p text:style-name="P4">
This was stated on Wednesday by US Presidents and the Republic of Korea Joe Biden and Yun Sokiol during a joint press conference in the White House, Ukrinform's own correspondent reports.</text:p>
      <text:p text:style-name="P4">
"We(with the President of the RC - ed.)They divided our joint firm obligation to prevent, along with the people of Ukraine, Russia's brutal attack on their freedom, territorial integrity and democracy. And the decisive support of Ukraine by Korea Republic is important, since the gross violation of the Russian Federation is important for nations around the world, not just in Europe, ” - stressed <text:a xlink:type="simple" xlink:href="https://www.ukrinform.ua/tag-bajden" text:style-name="Internet_20_link" text:visited-style-name="Visited_20_Internet_20_Link">
</text:a>
.</text:p>
      <text:p text:style-name="P4">
He emphasized that he is about what he believes and that the whole of international paintings, about the future that will receive the following generations.</text:p>
      <text:p text:style-name="P4">
<text:span text:style-name="T4">
 Read also: </text:span>
 <text:a xlink:type="simple" xlink:href="https://www.ukrinform.ua/rubric-world/3693120-bajden-prodovziv-sankcii-proti-rosii-se-na-rik.html" text:style-name="Internet_20_link" text:visited-style-name="Visited_20_Internet_20_Link">
<text:span text:style-name="T4">
 Biden </text:span>
</text:a>
“I believe that the world is now at a break. I believe that the choice we will make today will determine the direction of development of our world of tamybut of our children for decades ahead, ”the head of the White House emphasized.</text:p>
      <text:p text:style-name="P4">
In turn, the President of the Republic of Korea Yun Jok, Yol, said that his country with the United States will continue to make efforts to support Ukraine.</text:p>
      <text:p text:style-name="P4">
"We have confirmed that the use of force to deprive innocent people, an example of which Russia's invasion of Ukraine is not justified for any circumstances," Yun said.</text:p>
      <text:p text:style-name="P4">
In this connection, he stressed that he had agreed with the President of the United States "to continue working and efforts with the international community in support of Ukraine."</text:p>
      <text:p text:style-name="P4">
<text:span text:style-name="T4">
 Read also: </text:span>
 <text:a xlink:type="simple" xlink:href="https://www.ukrinform.ua/rubric-world/3699872-pivdenna-korea-rozsirila-obmezenna-na-eksport-tovariv-u-rf-ta-bilorus.html" text:style-name="Internet_20_link" text:visited-style-name="Visited_20_Internet_20_Link">
<text:span text:style-name="T4">
 Southern </text:span>
 <text:span text:style-name="T4">
 </text:span>
 Korea **</text:a>
In addition, he said, among other topics, during his meeting with Jobidden in the White House, it was also about ensuring global food safety.</text:p>
      <text:p text:style-name="P4">
As reported by Ukrinform, a meeting was held in Washington of the Presidential and the Republic of Korea. The issue of support for Ukraine, as well as the confrontation of the Russian Federation, has become one of the main topics of conversation of leaders.</text:p>
      <text:p text:style-name="P4">
News Source: <text:a xlink:type="simple" xlink:href="https://www.ukrinform.ua/rubric-world/3701210-bajden-zaaviv-pro-vazlivist-pidtrimki-ukraini-z-boku-pivdennoi-korei.html" text:style-name="Internet_20_link" text:visited-style-name="Visited_20_Internet_20_Link">
https://www.ukrinform.ua/rubric-world/3701210-bajden-zaaviv-pro-vazlivist-pidtrimki-ukraini-z-boku-pivdennoi-korei.html</text:a>
</text:p>
      <!--NEWS-->
      <text:h text:style-name="P10" text:outline-level="1">
<text:span text:style-name="T4">
Military equipment of the Russians "disappeared" from storage in the north of Crimea</text:span>
</text:h>
      <text:p text:style-name="P4">
Authors: Ukrinform (Person)</text:p>
      <text:p text:style-name="P4">
Publisher: Укринформ (Organization)</text:p>
      <text:p text:style-name="P4">
Published Time: 2023-04-26T-60:28:00+03:00</text:p>
      <text:p text:style-name="P4">
Modified Time: 2023-04-26T21:28:00+03:00</text:p>
      <text:p text:style-name="P4">
Description: In the north of the temporarily occupied Crimea, the Russian military removed equipment from storage. - Ukrinform.</text:p>
      <text:p text:style-name="P4">
Images: ["<text:a xlink:type="simple" xlink:href="https://static.ukrinform.com/photos/2022_04/thumb_files/630_360_1649246846-717.jpg" text:style-name="Internet_20_link" text:visited-style-name="Visited_20_Internet_20_Link">
630_360_16492...</text:a>
"]</text:p>
      <text:p text:style-name="P4">
Tags: ['Крим', 'Військова техніка', 'Війна з росією']</text:p>
      <text:p text:style-name="P4">
Type: Article</text:p>
      <!--METADATA-->
      <text:p text:style-name="P4">
<draw:frame draw:style-name="fr1" draw:name="Image143" text:anchor-type="as-char" svg:width="6.9236in" svg:height="3.956343in" draw:z-index="0">
<draw:image xlink:href="../Images/yкринформ/2023-04-26T-60-28-00-03-00/630_360_1649246846-717.jpg" xlink:type="simple" xlink:show="embed" xlink:actuate="onLoad" draw:mime-type="image/jpeg"/>
</draw:frame>
The half -nights of the temporarily occupied Crimea, the Russian military removed the technique of storage content.</text:p>
      <text:p text:style-name="P4">
This is evidenced by satellite images, reports Ukrinform with a reference to <text:a xlink:type="simple" xlink:href="https://t.me/svoboda_radio/16960" text:style-name="Internet_20_link" text:visited-style-name="Visited_20_Internet_20_Link">
</text:a>
.</text:p>
      <text:p text:style-name="P4">
The pictures show that in the village of Medvedivka, Dzhankoysky district in October 2022, January this year was <text:a xlink:type="simple" xlink:href="https://www.ukrinform.ua/tag-vijskova-tehnika" text:style-name="Internet_20_link" text:visited-style-name="Visited_20_Internet_20_Link">
</text:a>
. In the picture of April 25, it is absent, reported journalists.</text:p>
      <text:p text:style-name="P4">
Also in one of the photos you can see trenches, dug near the place where the equipment was previously.</text:p>
      <text:p text:style-name="P4">
<text:span text:style-name="T4">
 Read also: </text:span>
 <text:a xlink:type="simple" xlink:href="https://www.ukrinform.ua/rubric-crimea/3699008-rosiani-stvoruut-u-krimu-kilka-rubeziv-oboroni-ta-vivozat-majno-do-rf-gumenuk.html" text:style-name="Internet_20_link" text:visited-style-name="Visited_20_Internet_20_Link">
</text:a>
As <text:a xlink:type="simple" xlink:href="http://www.ukrinform.ua/rubric-crimea/3686929-strategia-deokupacii-taseva-zaavila-so-zaversenna-vijni-rozpocnetsa-zi-zvilnenna-krimu.html" text:style-name="Internet_20_link" text:visited-style-name="Visited_20_Internet_20_Link">
 </text:a>
, the permanent representative of the President of Ukraine to Tamila Tasheva ARC, on March 24, was that the strategy of de -occupation and reintegration of the temporarily occupied territory of the Autonomous Republic of Crimea and the city of Sevastopol will fix the key thesis that the completion will begin with the liberation of the peninsula.</text:p>
      <text:p text:style-name="P4">
<text:span text:style-name="T5">
Foto: General Staff of the Armed Forces</text:span>
</text:p>
      <text:p text:style-name="P4">
News Source: <text:a xlink:type="simple" xlink:href="https://www.ukrinform.ua/rubric-crimea/3701207-vijskova-tehnika-rosian-znikla-z-misc-zberiganna-na-pivnoci-krimu.html" text:style-name="Internet_20_link" text:visited-style-name="Visited_20_Internet_20_Link">
https://www.ukrinform.ua/rubric-crimea/3701207-vijskova-tehnika-rosian-znikla-z-misc-zberiganna-na-pivnoci-krimu.html</text:a>
</text:p>
      <!--NEWS-->
      <text:h text:style-name="P10" text:outline-level="1">
<text:span text:style-name="T4">
US Ambassador visited the Danube Ports Reni and Izmail</text:span>
</text:h>
      <text:p text:style-name="P4">
Authors: Ukrinform (Person)</text:p>
      <text:p text:style-name="P4">
Publisher: Укринформ (Organization)</text:p>
      <text:p text:style-name="P4">
Published Time: 2023-04-26T-62:21:00+03:00</text:p>
      <text:p text:style-name="P4">
Modified Time: 2023-04-26T21:21:00+03:00</text:p>
      <text:p text:style-name="P4">
Description: The US Ambassador to Ukraine Bridget Brinka visited the Danube Ports Reni and Izmail to emphasize the support of the US government by Ukrainian grain exports during Russia's full -scale war. - Ukrinform.</text:p>
      <text:p text:style-name="P4">
Images: ["<text:a xlink:type="simple" xlink:href="https://static.ukrinform.com/photos/2023_04/thumb_files/630_360_1682532405-150.jpg" text:style-name="Internet_20_link" text:visited-style-name="Visited_20_Internet_20_Link">
630_360_16825...</text:a>
", "<text:a xlink:type="simple" xlink:href="https://static.ukrinform.com/photos/2023_04/thumb_files/630_360_1682533356-8535.jpeg" text:style-name="Internet_20_link" text:visited-style-name="Visited_20_Internet_20_Link">
630_360_16825...</text:a>
", "<text:a xlink:type="simple" xlink:href="https://static.ukrinform.com/photos/2023_04/thumb_files/630_360_1682533356-4202.jpeg" text:style-name="Internet_20_link" text:visited-style-name="Visited_20_Internet_20_Link">
630_360_16825...</text:a>
", "<text:a xlink:type="simple" xlink:href="https://static.ukrinform.com/photos/2023_04/thumb_files/630_360_1682533356-6535.jpeg" text:style-name="Internet_20_link" text:visited-style-name="Visited_20_Internet_20_Link">
630_360_16825...</text:a>
", "<text:a xlink:type="simple" xlink:href="https://static.ukrinform.com/photos/2023_04/thumb_files/630_360_1682533356-7215.jpeg" text:style-name="Internet_20_link" text:visited-style-name="Visited_20_Internet_20_Link">
630_360_16825...</text:a>
", "<text:a xlink:type="simple" xlink:href="https://static.ukrinform.com/photos/2023_04/thumb_files/630_360_1682533356-8383.jpeg" text:style-name="Internet_20_link" text:visited-style-name="Visited_20_Internet_20_Link">
630_360_16825...</text:a>
", "<text:a xlink:type="simple" xlink:href="https://static.ukrinform.com/photos/2023_04/thumb_files/630_360_1682533356-9743.jpeg" text:style-name="Internet_20_link" text:visited-style-name="Visited_20_Internet_20_Link">
630_360_16825...</text:a>
", "<text:a xlink:type="simple" xlink:href="https://static.ukrinform.com/photos/2023_04/thumb_files/630_360_1682533357-5712.jpeg" text:style-name="Internet_20_link" text:visited-style-name="Visited_20_Internet_20_Link">
630_360_16825...</text:a>
", "<text:a xlink:type="simple" xlink:href="https://static.ukrinform.com/photos/2023_04/thumb_files/630_360_1682533422-2462.jpeg" text:style-name="Internet_20_link" text:visited-style-name="Visited_20_Internet_20_Link">
630_360_16825...</text:a>
"]</text:p>
      <text:p text:style-name="P4">
Tags: ['Одещина', 'Порт', 'США', 'Бріджит Брінк', 'зерновий коридор']</text:p>
      <text:p text:style-name="P4">
Type: Article</text:p>
      <!--METADATA-->
      <text:p text:style-name="P4">
<draw:frame draw:style-name="fr1" draw:name="Image144" text:anchor-type="as-char" svg:width="6.9236in" svg:height="3.956343in" draw:z-index="0">
<draw:image xlink:href="../Images/yкринформ/2023-04-26T-62-21-00-03-00/630_360_1682532405-150.jpg" xlink:type="simple" xlink:show="embed" xlink:actuate="onLoad" draw:mime-type="image/jpeg"/>
</draw:frame>
The Ambassador Slazed Ukraine Bridget Brynk visited the Danube ports of Renny and Izmail, to abandon the support of the US government by Ukrainian grain exports during a full -scale war.</text:p>
      <text:p text:style-name="P4">
Brinka reported in <text:a xlink:type="simple" xlink:href="https://twitter.com/USAmbKyiv/status/1651275215312240644" text:style-name="Internet_20_link" text:visited-style-name="Visited_20_Internet_20_Link">
</text:a>
, reports Ukrinform.</text:p>
      <text:p text:style-name="P4">
“While we support the brave defenders on the forefront, we are determined to promote economic development. A wonderful trip to Izmail and Odessa Oblast with Viceremier -Minister Alexander Kubrakov to discuss USAID and private sector target investments in the strategic sectors of the economy, ”the ambassador <text:a xlink:type="simple" xlink:href="https://www.ukrinform.ua/tag-ssa" text:style-name="Internet_20_link" text:visited-style-name="Visited_20_Internet_20_Link">
</text:a>
.</text:p>
      <text:p text:style-name="P4">
She added that through USAID, they were ready to support public-private partnership in Izmail and the Odessa region to expand exported exports to support Ukraine's economy and to mitigate the global crisis of food security that has aggravated due to Russia's war.</text:p>
      <text:p text:style-name="P4">
<text:span text:style-name="T4">
 Read also: </text:span>
 <text:a xlink:type="simple" xlink:href="https://www.ukrinform.ua/rubric-economy/3683872-porti-pridunava-zberigaut-visoki-tempi-vidvantazenna-zerna.html" text:style-name="Internet_20_link" text:visited-style-name="Visited_20_Internet_20_Link">
</text:a>
According to Ukrinform in the US Embassy press service, the initiative is being implemented with the help of the US and aims to modernize the activities of the ports of Izmail and Rena on the basis of joint investment of resources by USAID, Kernel and Nibulon companies.“With a number of private business partnerships, which USAID HEAR SUCCESS IN March this year, the US government within the framework(Agri-Ukraine)It will send this goal $ 8 million, while the total contribution of Kernel and Nibulon and Grain Initiative companies will be $ 36 million. Kernel is the United States by the US Government Financing Renny Modernization, and Nibulon, together with the US Government. Extension of the port of Izmail, ”the diploma was informed.</text:p>
      <text:p text:style-name="P4">
The embassy noted that further partnerships with the "grain -initiative" will allow to increase exports by acquiring the transfer of the transfer warehouse.</text:p>
      <text:p text:style-name="P4">
News Source: <text:a xlink:type="simple" xlink:href="https://www.ukrinform.ua/rubric-economy/3701206-posol-ssa-vidvidala-dunajski-porti-reni-ta-izmail.html" text:style-name="Internet_20_link" text:visited-style-name="Visited_20_Internet_20_Link">
https://www.ukrinform.ua/rubric-economy/3701206-posol-ssa-vidvidala-dunajski-porti-reni-ta-izmail.html</text:a>
</text:p>
      <!--NEWS-->
      <text:h text:style-name="P10" text:outline-level="1">
<text:span text:style-name="T4">
Odessa and Liverpool libraries became brothers - Zelenskaya</text:span>
</text:h>
      <text:p text:style-name="P4">
Authors: Ukrinform (Person)</text:p>
      <text:p text:style-name="P4">
Publisher: Укринформ (Organization)</text:p>
      <text:p text:style-name="P4">
Published Time: 2023-04-26T-64:15:00+03:00</text:p>
      <text:p text:style-name="P4">
Modified Time: 2023-04-26T21:15:00+03:00</text:p>
      <text:p text:style-name="P4">
Description: Elena Zelenskaya, together with the King of Great Britain, Charles III and the Consorty Queen Camila, participated in the ceremony of declaration of brotherhood between Liverpool's central library and the Odessa Scientific Library named after Mikhail Hrushevsky. - Ukrinform.</text:p>
      <text:p text:style-name="P4">
Images: ["<text:a xlink:type="simple" xlink:href="https://static.ukrinform.com/photos/2023_04/thumb_files/630_360_1682532622-141.jpg" text:style-name="Internet_20_link" text:visited-style-name="Visited_20_Internet_20_Link">
630_360_16825...</text:a>
"]</text:p>
      <text:p text:style-name="P4">
Tags: ['Бібліотека', 'Британія', 'Олена Зеленська', 'Чарльз ІІІ']</text:p>
      <text:p text:style-name="P4">
Type: Article</text:p>
      <!--METADATA-->
      <text:p text:style-name="P4">
<draw:frame draw:style-name="fr1" draw:name="Image145" text:anchor-type="as-char" svg:width="6.9236in" svg:height="3.956343in" draw:z-index="0">
<draw:image xlink:href="../Images/yкринформ/2023-04-26T-64-15-00-03-00/630_360_1682532622-141.jpg" xlink:type="simple" xlink:show="embed" xlink:actuate="onLoad" draw:mime-type="image/jpeg"/>
</draw:frame>
Olenazelenskaya, together with the King of Great Britain, Charles III and the Consorty Queen Camila, participated in the ceremony of the declaration of the brotherhood of the Liverpool International Library and the Odessa Scientific Library of Mikhail Hrushevsky.</text:p>
      <text:p text:style-name="P4">
The president's wife reported in <text:a xlink:type="simple" xlink:href="http://t.me/FirstLadyOfUkraine/2984" text:style-name="Internet_20_link" text:visited-style-name="Visited_20_Internet_20_Link">
</text:a>
, reports Ukrinform.</text:p>
      <text:p text:style-name="P4">
"This manifestation of solidarity is significant for Ukraine. From the beginning of the war we have lost 300 libraries. Libraries, like people, are risking because of Russian attacks," she wrote.</text:p>
      <text:p text:style-name="P4">
At the same time, the first lady expressed his gratitude to the United Kingdom for supporting the dead front. In her opinion, on the difficult days of the book and culture only moral but also effective support.</text:p>
      <text:p text:style-name="P4">
"Once of the Odessa Library had already had to be rebuilt - the Nazis has been bombed of the world. Now it helps us to endure with another attacker. Because Ukraine is now fighting just that the library has not been destroyed anywhere, books have not been burned. To be warned only in historical works. And every person in the world could read and develop, without the threat of attack and struggle for survival, " - the President said.</text:p>
      <text:p text:style-name="P4">
The first lady also emphasized the exclusive role of libraries during the winter.</text:p>
      <text:p text:style-name="P4">
"When there was no light and warmth, the libraries became a real humanitarian fighter hubs, a place where you could be together and feel the warmth of the meaning of the word," Zelenska wrote.</text:p>
      <text:p text:style-name="P4">
<text:span text:style-name="T4">
 Read also: </text:span>
 <text:a xlink:type="simple" xlink:href="https://www.ukrinform.ua/rubric-society/3699547-proekt-knizki-bez-kordoniv-realizuut-uze-v-37-krainah-zelenska.html" text:style-name="Internet_20_link" text:visited-style-name="Visited_20_Internet_20_Link">
</text:a>
It was reported that 528 libraries have been resolved or completely destroyed as a result of a full -scale invasion of Russia in Ukraine, more than 300 libraries were destroyed, at least 20 university libraries were injured, and 42 libraries were completely destroyed.</text:p>
      <text:p text:style-name="P4">
News Source: <text:a xlink:type="simple" xlink:href="https://www.ukrinform.ua/rubric-culture/3701199-biblioteki-odesi-j-liverpula-stali-pobratimami-zelenska.html" text:style-name="Internet_20_link" text:visited-style-name="Visited_20_Internet_20_Link">
https://www.ukrinform.ua/rubric-culture/3701199-biblioteki-odesi-j-liverpula-stali-pobratimami-zelenska.html</text:a>
</text:p>
      <!--NEWS-->
      <text:h text:style-name="P10" text:outline-level="1">
<text:span text:style-name="T4">
Tkachenko - About the shelling of the museum in Kupyansk: most of the cultural heritage objects are preserved</text:span>
</text:h>
      <text:p text:style-name="P4">
Authors: Ukrinform (Person)</text:p>
      <text:p text:style-name="P4">
Publisher: Укринформ (Organization)</text:p>
      <text:p text:style-name="P4">
Published Time: 2023-04-26T-68:12:08+03:00</text:p>
      <text:p text:style-name="P4">
Modified Time: 2023-04-26T21:12:08+03:00</text:p>
      <text:p text:style-name="P4">
Description: Most cultural heritage objects from the Kupyansk Museum were not destroyed as a result of a rocket attack by the Russian Federation. - Ukrinform.</text:p>
      <text:p text:style-name="P4">
Images: ["<text:a xlink:type="simple" xlink:href="https://static.ukrinform.com/photos/2023_04/thumb_files/630_360_1682532337-577.jpg" text:style-name="Internet_20_link" text:visited-style-name="Visited_20_Internet_20_Link">
630_360_16825...</text:a>
"]</text:p>
      <text:p text:style-name="P4">
Tags: ['Музей', 'Обстріл', 'Ткаченко', 'Харківщина', 'Єдині новини']</text:p>
      <text:p text:style-name="P4">
Type: Article</text:p>
      <!--METADATA-->
      <text:p text:style-name="P4">
<draw:frame draw:style-name="fr1" draw:name="Image146" text:anchor-type="as-char" svg:width="6.9236in" svg:height="3.956343in" draw:z-index="0">
<draw:image xlink:href="../Images/yкринформ/2023-04-26T-68-12-08-03-00/630_360_1682532337-577.jpg" xlink:type="simple" xlink:show="embed" xlink:actuate="onLoad" draw:mime-type="image/jpeg"/>
</draw:frame>
Most of the cultural heritage objects from the Kupyansk Museum were not destroyed by the rocket attack of the Russian Federation.</text:p>
      <text:p text:style-name="P4">
This was announced by the Minister of Culture and Information Policy Alexander Tkachenkov of the broadcasting of the only news, Ukrinform reports.</text:p>
      <text:p text:style-name="P4">
"The museum is destroyed in the ground. It is not just damage. It is in the center, there are no military objects nearby. Unfortunately, two representatives of the museum who worked there all this time were killed. Most cultural heritage objects were the fact that the Russians are kissing in ours <text:a xlink:type="simple" xlink:href="https://www.ukrinform.ua/tag-kultura" text:style-name="Internet_20_link" text:visited-style-name="Visited_20_Internet_20_Link">
</text:a>
inheritance, identity. I hope that there will be no casualties, "he said.</text:p>
      <text:p text:style-name="P4">
<text:span text:style-name="T4">
 Read also: </text:span>
 <text:a xlink:type="simple" xlink:href="https://www.ukrinform.ua/rubric-culture/3699965-na-vidbudovu-kulturnoi-infrastrukturi-ukraini-potribno-100-milardiv-mkip.html" text:style-name="Internet_20_link" text:visited-style-name="Visited_20_Internet_20_Link">
</text:a>
As reported by Ukrinform, in the morning of April 25, Russia struck Kupyansk Kharkiv region, kissing the museum of local lore.</text:p>
      <text:p text:style-name="P4">
As a result of rocket stroke, two people were killed, including <text:a xlink:type="simple" xlink:href="https://www.ukrinform.ua/rubric-regions/3700864-unaslidok-rosijskogo-udaru-po-kupansku-zaginula-direktor-kraeznavcogo-muzeu.html" text:style-name="Internet_20_link" text:visited-style-name="Visited_20_Internet_20_Link">
</text:a>
. Another 10 civilians have been wounded.</text:p>
      <text:p text:style-name="P4">
<text:span text:style-name="T5">
Foto: SNNS</text:span>
</text:p>
      <text:p text:style-name="P4">
News Source: <text:a xlink:type="simple" xlink:href="https://www.ukrinform.ua/rubric-culture/3701198-tkacenko-pro-obstril-muzeu-u-kupansku-zberezena-bilsist-obektiv-kulturnoi-spadsini.html" text:style-name="Internet_20_link" text:visited-style-name="Visited_20_Internet_20_Link">
https://www.ukrinform.ua/rubric-culture/3701198-tkacenko-pro-obstril-muzeu-u-kupansku-zberezena-bilsist-obektiv-kulturnoi-spadsini.html</text:a>
</text:p>
      <!--NEWS-->
      <text:h text:style-name="P10" text:outline-level="1">
<text:span text:style-name="T4">
Prometheus was unable to break into the finals of a basketball European Cup</text:span>
</text:h>
      <text:p text:style-name="P4">
Authors: Ukrinform (Person)</text:p>
      <text:p text:style-name="P4">
Publisher: Укринформ (Organization)</text:p>
      <text:p text:style-name="P4">
Published Time: 2023-04-26T-70:11:45+03:00</text:p>
      <text:p text:style-name="P4">
Modified Time: 2023-04-26T21:11:45+03:00</text:p>
      <text:p text:style-name="P4">
Description: Prometheus basketball players stopped a step before the Euro Cup finals. - Ukrinform.</text:p>
      <text:p text:style-name="P4">
Images: ["<text:a xlink:type="simple" xlink:href="https://static.ukrinform.com/photos/2023_03/thumb_files/630_360_1679469536-139.jpg" text:style-name="Internet_20_link" text:visited-style-name="Visited_20_Internet_20_Link">
630_360_16794...</text:a>
"]</text:p>
      <text:p text:style-name="P4">
Tags: ['Баскетбол']</text:p>
      <text:p text:style-name="P4">
Type: Article</text:p>
      <!--METADATA-->
      <text:p text:style-name="P4">
<draw:frame draw:style-name="fr1" draw:name="Image147" text:anchor-type="as-char" svg:width="6.9236in" svg:height="3.956343in" draw:z-index="0">
<draw:image xlink:href="../Images/yкринформ/2023-04-26T-70-11-45-03-00/630_360_1679469536-139.jpg" xlink:type="simple" xlink:show="embed" xlink:actuate="onLoad" draw:mime-type="image/jpeg"/>
</draw:frame>
Prometheus basketball players stopped a step before the Euro Cup finals.</text:p>
      <text:p text:style-name="P4">
In the semifinals of the tournament a team from Slobozhansky(Dnipropetrovsk region)At the Arena Riga in Latvia, she gave way to Turkish club Turk Telecom - 74:76(25:16, 13:25, 18:20, 18:15), reports Ukrinform.</text:p>
      <text:p text:style-name="P4">
In the decisive match, Turk Telecom will meet with the winner of the Grand Canarya and Hontut Badalon.</text:p>
      <text:p text:style-name="P4">
<text:span text:style-name="T4">
 Read also: </text:span>
 <text:a xlink:type="simple" xlink:href="https://www.ukrinform.ua/rubric-sports/3697574-fiba-ne-dopustila-rosiu-do-kvalifikacii-na-olimpijski-igri.html" text:style-name="Internet_20_link" text:visited-style-name="Visited_20_Internet_20_Link">
</text:a>
It should be noted that all contenders for the victory in the European Cup are advanced by the Play-Off Turning Grid, playing with the opponent with only one match.</text:p>
      <text:p text:style-name="P4">
Photo: prometeybc.com.</text:p>
      <text:p text:style-name="P4">
News Source: <text:a xlink:type="simple" xlink:href="https://www.ukrinform.ua/rubric-sports/3701197-prometej-ne-zmig-probitisa-u-final-basketbolnogo-evrokubka.html" text:style-name="Internet_20_link" text:visited-style-name="Visited_20_Internet_20_Link">
https://www.ukrinform.ua/rubric-sports/3701197-prometej-ne-zmig-probitisa-u-final-basketbolnogo-evrokubka.html</text:a>
</text:p>
      <!--NEWS-->
      <text:h text:style-name="P10" text:outline-level="1">
<text:span text:style-name="T4">
Donetsk Oblast(07:12). Red Alert: aerial threat. Sirens sounding. Take cover now!</text:span>
</text:h>
      <text:p text:style-name="P4">
Authors: liveuamap (Language: en)</text:p>
      <text:p text:style-name="P4">
Time: 2023-04-26T01:13:00</text:p>
      <text:p text:style-name="P4">
Location: Donetsk Oblast (Latitude:48.72744 Longtitude:37.5781)</text:p>
      <text:p text:style-name="P4">
Videos: []</text:p>
      <text:p text:style-name="P4">
Images: []</text:p>
      <text:p text:style-name="P4">
Tags: ["Europe", "Central and Eastern Europe"]</text:p>
      <text:p text:style-name="P4">
Id: 22558636</text:p>
      <!--METADATA-->
      <text:p text:style-name="P4">
Donetsk Oblast(07:12). Red Alert: aerial threat. Sirens sounding. Take covernow!</text:p>
      <text:p text:style-name="P4">
News Collection Link: <text:a xlink:type="simple" xlink:href="https://liveuamap.com/en/2023/26-april-donetsk-oblast0712-red-alert-aerial-g" text:style-name="Internet_20_link" text:visited-style-name="Visited_20_Internet_20_Link">
https://liveuamap.com/en/2023/26-april-donetsk-oblast0712-red-alert-aerial-g</text:a>
</text:p>
      <text:p text:style-name="P4">
News Source: <text:a xlink:type="simple" xlink:href="https://t.me/air_alert_ua/43741" text:style-name="Internet_20_link" text:visited-style-name="Visited_20_Internet_20_Link">
https://t.me/air_alert_ua/43741</text:a>
</text:p>
      <!--NEWS-->
      <text:h text:style-name="P10" text:outline-level="1">
<text:span text:style-name="T4">
Dnipro, Dnipropetrovska Oblast(07:40). Red Alert: aerial threat. Sirens sounding. Take cover ...</text:span>
</text:h>
      <text:p text:style-name="P4">
Authors: liveuamap (Language: en)</text:p>
      <text:p text:style-name="P4">
Time: 2023-04-26T01:41:00</text:p>
      <text:p text:style-name="P4">
Location: Dnipro (Latitude:48.45930000 Longtitude:35.03865000)</text:p>
      <text:p text:style-name="P4">
Videos: []</text:p>
      <text:p text:style-name="P4">
Images: []</text:p>
      <text:p text:style-name="P4">
Tags: ["Europe", "Central and Eastern Europe"]</text:p>
      <text:p text:style-name="P4">
Id: 22558637</text:p>
      <!--METADATA-->
      <text:p text:style-name="P4">
Dnipro, Dnipropetrovsk region(07:40). Red Alert: aerial threat. Sirenssounding. Take cover now!</text:p>
      <text:p text:style-name="P4">
News Collection Link: <text:a xlink:type="simple" xlink:href="https://liveuamap.com/en/2023/26-april-dnipro-dnipropetrovska-oblast0740-reg" text:style-name="Internet_20_link" text:visited-style-name="Visited_20_Internet_20_Link">
https://liveuamap.com/en/2023/26-april-dnipro-dnipropetrovska-oblast0740-reg</text:a>
</text:p>
      <text:p text:style-name="P4">
News Source: <text:a xlink:type="simple" xlink:href="https://t.me/suspilnednipro/14744" text:style-name="Internet_20_link" text:visited-style-name="Visited_20_Internet_20_Link">
https://t.me/suspilnednipro/14744</text:a>
</text:p>
      <!--NEWS-->
      <text:h text:style-name="P10" text:outline-level="1">
<text:span text:style-name="T4">
At Sivershchyna and Slobozhanschyna directions Russian army shelled Leonivka of Chernihiv reg...</text:span>
</text:h>
      <text:p text:style-name="P4">
Authors: liveuamap (Language: en)</text:p>
      <text:p text:style-name="P4">
Time: 2023-04-26T02:36:00</text:p>
      <text:p text:style-name="P4">
Location: Vovchansk (Latitude:50.10957 Longtitude:37.63865)</text:p>
      <text:p text:style-name="P4">
Videos: []</text:p>
      <text:p text:style-name="P4">
Images: []</text:p>
      <text:p text:style-name="P4">
Tags: ["Russia"]</text:p>
      <text:p text:style-name="P4">
Id: 22558735</text:p>
      <!--METADATA-->
      <text:p text:style-name="P4">
At sivershchyna and slBozhanschyna directions Russian army Shelled Leonivkaof Chernihiv Region; Seredyna-Buda, Korenok, Stukalivka, Iskryskivskivschyna, Novoivanivka, Volfyne, Pavlivka, Kostyantynivka and Utvka, Alumya, Alumy, Alumyivka Ne, Strilecha, OhirtsEve, Hatysche andambarne of Kharkiv Region, - General Staff of Armed Forces of Ukraine SAYS INTHE MORNING REPORT</text:p>
      <text:p text:style-name="P4">
News Collection Link:(https://liveuamap.com/en/2023/26-april-at-sivershchyna-and-slobozhanschyna-directions-russian)</text:p>
      <text:p text:style-name="P4">
News Source: <text:a xlink:type="simple" xlink:href="https://t.me/lumsrc/4597" text:style-name="Internet_20_link" text:visited-style-name="Visited_20_Internet_20_Link">
https://t.me/lumsrc/4597</text:a>
</text:p>
      <!--NEWS-->
      <text:h text:style-name="P10" text:outline-level="1">
<text:span text:style-name="T4">
Zaporizka Oblast(08:37). Red Alert: aerial threat. Sirens sounding. Take cover now!</text:span>
</text:h>
      <text:p text:style-name="P4">
Authors: liveuamap (Language: en)</text:p>
      <text:p text:style-name="P4">
Time: 2023-04-26T02:38:00</text:p>
      <text:p text:style-name="P4">
Location: Zaporizka Oblast (Latitude:47.613121 Longtitude:35.765491)</text:p>
      <text:p text:style-name="P4">
Videos: []</text:p>
      <text:p text:style-name="P4">
Images: []</text:p>
      <text:p text:style-name="P4">
Tags: ["Europe", "Central and Eastern Europe"]</text:p>
      <text:p text:style-name="P4">
Id: 22558713</text:p>
      <!--METADATA-->
      <text:p text:style-name="P4">
Zaporizhzhia region(08:37). Red Alert: aerial threat. Sirens sounding. Take covernow!</text:p>
      <text:p text:style-name="P4">
News Collection Link: <text:a xlink:type="simple" xlink:href="https://liveuamap.com/en/2023/26-april-zaporizka-oblast0837-red-alert-aeriag" text:style-name="Internet_20_link" text:visited-style-name="Visited_20_Internet_20_Link">
https://liveuamap.com/en/2023/26-april-zaporizka-oblast0837-red-alert-aeriag</text:a>
</text:p>
      <text:p text:style-name="P4">
News Source: <text:a xlink:type="simple" xlink:href="https://t.me/air_alert_ua/43744" text:style-name="Internet_20_link" text:visited-style-name="Visited_20_Internet_20_Link">
https://t.me/air_alert_ua/43744</text:a>
</text:p>
      <!--NEWS-->
      <text:h text:style-name="P10" text:outline-level="1">
<text:span text:style-name="T4">
Russian forces conducting offensive actions at Bakhmut, Avdiivka and Maryinka directions. Ukr...</text:span>
</text:h>
      <text:p text:style-name="P4">
Authors: liveuamap (Language: en)</text:p>
      <text:p text:style-name="P4">
Time: 2023-04-26T02:40:39</text:p>
      <text:p text:style-name="P4">
Location: Donetsk (Latitude:48.08874 Longtitude:37.59281)</text:p>
      <text:p text:style-name="P4">
Videos: []</text:p>
      <text:p text:style-name="P4">
Images: []</text:p>
      <text:p text:style-name="P4">
Tags: ["Russia"]</text:p>
      <text:p text:style-name="P4">
Id: 22558714</text:p>
      <!--METADATA-->
      <text:p text:style-name="P4">
Russian forces conducting offensive actions at Bakhmut, Avdiivka and Maryinkadirections. Ukrainian military repelled 39 Russian attacks. Russian forcesattempting to advance near Bakhmut, Bohdanivka, Khromove and Klischiyivka,Syeverne and Pervomayske, Maryinka, - General Staff of Armed Forces of Ukrainesays in the morning report</text:p>
      <text:p text:style-name="P4">
News Collection Link: <text:a xlink:type="simple" xlink:href="https://liveuamap.com/en/2023/26-april-russian-forces-conducting-offensive-actions-at-bakhmut" text:style-name="Internet_20_link" text:visited-style-name="Visited_20_Internet_20_Link">
https://liveuamap.com/en/2023/26-april-russian-forces-conducting-offensive-actions-at-bakhmut</text:a>
</text:p>
      <text:p text:style-name="P4">
News Source: <text:a xlink:type="simple" xlink:href="https://t.me/lumsrc/4605" text:style-name="Internet_20_link" text:visited-style-name="Visited_20_Internet_20_Link">
https://t.me/lumsrc/4605</text:a>
</text:p>
      <!--NEWS-->
      <text:h text:style-name="P10" text:outline-level="1">
<text:span text:style-name="T4">
At Zaporizhzhia and Kherson directions Russian army shelled Malynivka, Mala Tokmachka, Novoan...</text:span>
</text:h>
      <text:p text:style-name="P4">
Authors: liveuamap (Language: en)</text:p>
      <text:p text:style-name="P4">
Time: 2023-04-26T02:43:47</text:p>
      <text:p text:style-name="P4">
Location: Kherson (Latitude:46.63706 Longtitude:32.62236)</text:p>
      <text:p text:style-name="P4">
Videos: []</text:p>
      <text:p text:style-name="P4">
Images: []</text:p>
      <text:p text:style-name="P4">
Tags: ["Russia"]</text:p>
      <text:p text:style-name="P4">
Id: 22558720</text:p>
      <!--METADATA-->
      <text:p text:style-name="P4">
At Zaporizhzhia and Kherson directions Russian army shelled Malynivka, MalaTokmachka, Novoandriyivka, Mali Scherbaky, Plavni of Zaporizhzhia regionoblasti and Kozatske, Odradokamyanka, Olhivka, Lvove, Kizomys, also Khersoncity, - General Staff of Armed Forces of Ukraine says in the morning report</text:p>
      <text:p text:style-name="P4">
News Collection Link: <text:a xlink:type="simple" xlink:href="https://liveuamap.com/en/2023/26-april-at-zaporizhzhia-and-kherson-directions-russian-army" text:style-name="Internet_20_link" text:visited-style-name="Visited_20_Internet_20_Link">
https://liveuamap.com/en/2023/26-april-at-zaporizhzhia-and-kherson-directions-russian-army</text:a>
</text:p>
      <text:p text:style-name="P4">
News Source: <text:a xlink:type="simple" xlink:href="https://t.me/lumsrc/4604" text:style-name="Internet_20_link" text:visited-style-name="Visited_20_Internet_20_Link">
https://t.me/lumsrc/4604</text:a>
</text:p>
      <!--NEWS-->
      <text:h text:style-name="P10" text:outline-level="1">
<text:span text:style-name="T4">
Nikolaev, Mykolaiv region, Kherson, Kherson region (08:41). Red Alrt: Aerial Tchretate. WITH...</text:span>
</text:h>
      <text:p text:style-name="P4">
Authors: liveuamap (Language: en)</text:p>
      <text:p text:style-name="P4">
Time: 2023-04-26T02:44:00</text:p>
      <text:p text:style-name="P4">
Location: Mykolaiv (Latitude:46.94839 Longtitude:32.00633)</text:p>
      <text:p text:style-name="P4">
Videos: []</text:p>
      <text:p text:style-name="P4">
Images: []</text:p>
      <text:p text:style-name="P4">
Tags: ["Europe", "Central and Eastern Europe"]</text:p>
      <text:p text:style-name="P4">
Id: 22558722</text:p>
      <!--METADATA-->
      <text:p text:style-name="P4">
Nikolaev, Mykolaiv region, Kherson, Kherson region(08:41). Red Alert:aerial threat. Sirens sounding. Take cover now!</text:p>
      <text:p text:style-name="P4">
News Collection Link: <text:a xlink:type="simple" xlink:href="https://liveuamap.com/en/2023/26-april-mykolaiv-mykolayivska-oblast-khersong" text:style-name="Internet_20_link" text:visited-style-name="Visited_20_Internet_20_Link">
https://liveuamap.com/en/2023/26-april-mykolaiv-mykolayivska-oblast-khersong</text:a>
</text:p>
      <text:p text:style-name="P4">
News Source: <text:a xlink:type="simple" xlink:href="https://t.me/air_alert_ua/43746" text:style-name="Internet_20_link" text:visited-style-name="Visited_20_Internet_20_Link">
https://t.me/air_alert_ua/43746</text:a>
</text:p>
      <!--NEWS-->
      <text:h text:style-name="P10" text:outline-level="1">
<text:span text:style-name="T4">
Kirovohradska Oblast(09:15). Red Alert: aerial threat. Sirens sounding. Take cover now!</text:span>
</text:h>
      <text:p text:style-name="P4">
Authors: liveuamap (Language: en)</text:p>
      <text:p text:style-name="P4">
Time: 2023-04-26T03:16:00</text:p>
      <text:p text:style-name="P4">
Location: Kirovohradska Oblast (Latitude:48.50000000 Longtitude:32.00000000)</text:p>
      <text:p text:style-name="P4">
Videos: []</text:p>
      <text:p text:style-name="P4">
Images: []</text:p>
      <text:p text:style-name="P4">
Tags: ["Europe", "Central and Eastern Europe"]</text:p>
      <text:p text:style-name="P4">
Id: 22558737</text:p>
      <!--METADATA-->
      <text:p text:style-name="P4">
Kirovohrad region(09:15). Red Alert: aerial threat. Sirens sounding. Takecover now!</text:p>
      <text:p text:style-name="P4">
News Collection Link: <text:a xlink:type="simple" xlink:href="https://liveuamap.com/en/2023/26-april-kirovohradska-oblast0915-red-alert-ag" text:style-name="Internet_20_link" text:visited-style-name="Visited_20_Internet_20_Link">
https://liveuamap.com/en/2023/26-april-kirovohradska-oblast0915-red-alert-ag</text:a>
</text:p>
      <text:p text:style-name="P4">
News Source: <text:a xlink:type="simple" xlink:href="https://t.me/air_alert_ua/43750" text:style-name="Internet_20_link" text:visited-style-name="Visited_20_Internet_20_Link">
https://t.me/air_alert_ua/43750</text:a>
</text:p>
      <!--NEWS-->
      <text:h text:style-name="P10" text:outline-level="1">
<text:span text:style-name="T4">
Cherkaska Oblast(09:16). Red Alert: aerial threat. Sirens sounding. Take cover now!</text:span>
</text:h>
      <text:p text:style-name="P4">
Authors: liveuamap (Language: en)</text:p>
      <text:p text:style-name="P4">
Time: 2023-04-26T03:18:00</text:p>
      <text:p text:style-name="P4">
Location: Cherkaska Oblast (Latitude:49.25000000 Longtitude:31.33333000)</text:p>
      <text:p text:style-name="P4">
Videos: []</text:p>
      <text:p text:style-name="P4">
Images: []</text:p>
      <text:p text:style-name="P4">
Tags: ["Europe", "Central and Eastern Europe"]</text:p>
      <text:p text:style-name="P4">
Id: 22558738</text:p>
      <!--METADATA-->
      <text:p text:style-name="P4">
Cherkas(09:16). Red Alert: aerial threat. Sirens sounding. Take covernow!</text:p>
      <text:p text:style-name="P4">
News Collection Link: <text:a xlink:type="simple" xlink:href="https://liveuamap.com/en/2023/26-april-cherkaska-oblast0916-red-alert-aeriag" text:style-name="Internet_20_link" text:visited-style-name="Visited_20_Internet_20_Link">
https://liveuamap.com/en/2023/26-april-cherkaska-oblast0916-red-alert-aeriag</text:a>
</text:p>
      <text:p text:style-name="P4">
News Source: <text:a xlink:type="simple" xlink:href="https://t.me/air_alert_ua/43751" text:style-name="Internet_20_link" text:visited-style-name="Visited_20_Internet_20_Link">
https://t.me/air_alert_ua/43751</text:a>
</text:p>
      <!--NEWS-->
      <text:h text:style-name="P10" text:outline-level="1">
<text:span text:style-name="T4">
Zaporizka Oblast(09:26). Red Alert: aerial threat. Sirens sounding. Take cover now!</text:span>
</text:h>
      <text:p text:style-name="P4">
Authors: liveuamap (Language: en)</text:p>
      <text:p text:style-name="P4">
Time: 2023-04-26T03:29:00</text:p>
      <text:p text:style-name="P4">
Location: Zaporizka Oblast (Latitude:47.611561 Longtitude:35.764241)</text:p>
      <text:p text:style-name="P4">
Videos: []</text:p>
      <text:p text:style-name="P4">
Images: []</text:p>
      <text:p text:style-name="P4">
Tags: ["Europe", "Central and Eastern Europe"]</text:p>
      <text:p text:style-name="P4">
Id: 22558739</text:p>
      <!--METADATA-->
      <text:p text:style-name="P4">
Zaporizhzhia region(09:26). Red Alert: aerial threat. Sirens sounding. Take covernow!</text:p>
      <text:p text:style-name="P4">
News Collection Link: <text:a xlink:type="simple" xlink:href="https://liveuamap.com/en/2023/26-april-zaporizka-oblast0926-red-alert-aeriag" text:style-name="Internet_20_link" text:visited-style-name="Visited_20_Internet_20_Link">
https://liveuamap.com/en/2023/26-april-zaporizka-oblast0926-red-alert-aeriag</text:a>
</text:p>
      <text:p text:style-name="P4">
News Source: <text:a xlink:type="simple" xlink:href="https://t.me/air_alert_ua/43753" text:style-name="Internet_20_link" text:visited-style-name="Visited_20_Internet_20_Link">
https://t.me/air_alert_ua/43753</text:a>
</text:p>
      <!--NEWS-->
      <text:h text:style-name="P10" text:outline-level="1">
<text:span text:style-name="T4">
Kharkiv, Kharkiv region, Donetsk region (10:01). Red Alrt: Aerial Tchretate. Sirens Sounding ....</text:span>
</text:h>
      <text:p text:style-name="P4">
Authors: liveuamap (Language: en)</text:p>
      <text:p text:style-name="P4">
Time: 2023-04-26T04:02:00</text:p>
      <text:p text:style-name="P4">
Location: Kharkiv (Latitude:49.98191 Longtitude:36.25315)</text:p>
      <text:p text:style-name="P4">
Videos: []</text:p>
      <text:p text:style-name="P4">
Images: []</text:p>
      <text:p text:style-name="P4">
Tags: ["Europe", "Central and Eastern Europe"]</text:p>
      <text:p text:style-name="P4">
Id: 22558742</text:p>
      <!--METADATA-->
      <text:p text:style-name="P4">
Kharkiv, Kharkiv region, Donetsk region(10:01). Red Alert: aerial threat.Sirens sounding. Take cover now!</text:p>
      <text:p text:style-name="P4">
News Collection Link: <text:a xlink:type="simple" xlink:href="https://liveuamap.com/en/2023/26-april-kharkiv-kharkivska-oblast-donetsk-obg" text:style-name="Internet_20_link" text:visited-style-name="Visited_20_Internet_20_Link">
https://liveuamap.com/en/2023/26-april-kharkiv-kharkivska-oblast-donetsk-obg</text:a>
</text:p>
      <text:p text:style-name="P4">
News Source: <text:a xlink:type="simple" xlink:href="https://t.me/air_alert_ua/43759" text:style-name="Internet_20_link" text:visited-style-name="Visited_20_Internet_20_Link">
https://t.me/air_alert_ua/43759</text:a>
</text:p>
      <!--NEWS-->
      <text:h text:style-name="P10" text:outline-level="1">
<text:span text:style-name="T4">
Chernihivska Oblast(10:09). Red Alert: aerial threat. Sirens sounding. Take cover now!</text:span>
</text:h>
      <text:p text:style-name="P4">
Authors: liveuamap (Language: en)</text:p>
      <text:p text:style-name="P4">
Time: 2023-04-26T04:09:00</text:p>
      <text:p text:style-name="P4">
Location: Chernihivska Oblast (Latitude:51.33333000 Longtitude:32.00000000)</text:p>
      <text:p text:style-name="P4">
Videos: []</text:p>
      <text:p text:style-name="P4">
Images: []</text:p>
      <text:p text:style-name="P4">
Tags: ["Europe", "Central and Eastern Europe"]</text:p>
      <text:p text:style-name="P4">
Id: 22558743</text:p>
      <!--METADATA-->
      <text:p text:style-name="P4">
Chernihiv region(10:09). Red Alert: aerial threat. Sirens sounding. Takecover now!</text:p>
      <text:p text:style-name="P4">
News Collection Link: <text:a xlink:type="simple" xlink:href="https://liveuamap.com/en/2023/26-april-chernihivska-oblast1009-red-alert-aeg" text:style-name="Internet_20_link" text:visited-style-name="Visited_20_Internet_20_Link">
https://liveuamap.com/en/2023/26-april-chernihivska-oblast1009-red-alert-aeg</text:a>
</text:p>
      <text:p text:style-name="P4">
News Source: <text:a xlink:type="simple" xlink:href="https://t.me/suspilnechernihiv/17922" text:style-name="Internet_20_link" text:visited-style-name="Visited_20_Internet_20_Link">
https://t.me/suspilnechernihiv/17922</text:a>
</text:p>
      <!--NEWS-->
      <text:h text:style-name="P10" text:outline-level="1">
<text:span text:style-name="T4">
Sumska Oblast(10:08). Red Alert: aerial threat. Sirens sounding. Take cover now!</text:span>
</text:h>
      <text:p text:style-name="P4">
Authors: liveuamap (Language: en)</text:p>
      <text:p text:style-name="P4">
Time: 2023-04-26T04:11:00</text:p>
      <text:p text:style-name="P4">
Location: Sumska Oblast (Latitude:51.00000000 Longtitude:34.00000000)</text:p>
      <text:p text:style-name="P4">
Videos: []</text:p>
      <text:p text:style-name="P4">
Images: []</text:p>
      <text:p text:style-name="P4">
Tags: ["Europe", "Central and Eastern Europe"]</text:p>
      <text:p text:style-name="P4">
Id: 22558744</text:p>
      <!--METADATA-->
      <text:p text:style-name="P4">
Sumy region(10:08). Red Alert: aerial threat. Sirens sounding. Take covernow!</text:p>
      <text:p text:style-name="P4">
News Collection Link: <text:a xlink:type="simple" xlink:href="https://liveuamap.com/en/2023/26-april-sumska-oblast1008-red-alert-aerial-tg" text:style-name="Internet_20_link" text:visited-style-name="Visited_20_Internet_20_Link">
https://liveuamap.com/en/2023/26-april-sumska-oblast1008-red-alert-aerial-tg</text:a>
</text:p>
      <text:p text:style-name="P4">
News Source: <text:a xlink:type="simple" xlink:href="https://t.me/air_alert_ua/43760" text:style-name="Internet_20_link" text:visited-style-name="Visited_20_Internet_20_Link">
https://t.me/air_alert_ua/43760</text:a>
</text:p>
      <!--NEWS-->
      <text:h text:style-name="P10" text:outline-level="1">
<text:span text:style-name="T4">
Zaporizka Oblast(10:28). Red Alert: aerial threat. Sirens sounding. Take cover now!</text:span>
</text:h>
      <text:p text:style-name="P4">
Authors: liveuamap (Language: en)</text:p>
      <text:p text:style-name="P4">
Time: 2023-04-26T04:30:00</text:p>
      <text:p text:style-name="P4">
Location: Zaporizka Oblast (Latitude:47.611011 Longtitude:35.765161)</text:p>
      <text:p text:style-name="P4">
Videos: []</text:p>
      <text:p text:style-name="P4">
Images: []</text:p>
      <text:p text:style-name="P4">
Tags: ["Europe", "Central and Eastern Europe"]</text:p>
      <text:p text:style-name="P4">
Id: 22558751</text:p>
      <!--METADATA-->
      <text:p text:style-name="P4">
Zaporizhzhia region(10:28). Red Alert: aerial threat. Sirens sounding. Take covernow!</text:p>
      <text:p text:style-name="P4">
News Collection Link: <text:a xlink:type="simple" xlink:href="https://liveuamap.com/en/2023/26-april-zaporizka-oblast1028-red-alert-aeriag" text:style-name="Internet_20_link" text:visited-style-name="Visited_20_Internet_20_Link">
https://liveuamap.com/en/2023/26-april-zaporizka-oblast1028-red-alert-aeriag</text:a>
</text:p>
      <text:p text:style-name="P4">
News Source: <text:a xlink:type="simple" xlink:href="https://t.me/air_alert_ua/43762" text:style-name="Internet_20_link" text:visited-style-name="Visited_20_Internet_20_Link">
https://t.me/air_alert_ua/43762</text:a>
</text:p>
      <!--NEWS-->
      <text:h text:style-name="P10" text:outline-level="1">
<text:span text:style-name="T4">
Several explosions were reported in Zaporizhzhia</text:span>
</text:h>
      <text:p text:style-name="P4">
Authors: liveuamap (Language: en)</text:p>
      <text:p text:style-name="P4">
Time: 2023-04-26T04:48:22</text:p>
      <text:p text:style-name="P4">
Location: Zaporizhzhia, Zaporiz'ka oblast (Latitude:47.82272 Longtitude:35.12964)</text:p>
      <text:p text:style-name="P4">
Videos: []</text:p>
      <text:p text:style-name="P4">
Images: []</text:p>
      <text:p text:style-name="P4">
Tags: ["Europe", "Central and Eastern Europe"]</text:p>
      <text:p text:style-name="P4">
Id: 22558755</text:p>
      <!--METADATA-->
      <text:p text:style-name="P4">
Several explosions were reported in Zaporizhzhia</text:p>
      <text:p text:style-name="P4">
News Collection Link: <text:a xlink:type="simple" xlink:href="https://liveuamap.com/en/2023/26-april-several-explosions-were-reported-in-zaporizhzhia" text:style-name="Internet_20_link" text:visited-style-name="Visited_20_Internet_20_Link">
https://liveuamap.com/en/2023/26-april-several-explosions-were-reported-in-zaporizhzhia</text:a>
</text:p>
      <text:p text:style-name="P4">
News Source: <text:a xlink:type="simple" xlink:href="https://twitter.com/PVB40/status/1651141714524925953" text:style-name="Internet_20_link" text:visited-style-name="Visited_20_Internet_20_Link">
https://twitter.com/PVB40/status/1651141714524925953</text:a>
</text:p>
      <!--NEWS-->
      <text:h text:style-name="P10" text:outline-level="1">
<text:span text:style-name="T4">
Donetsk Oblast(11:48). Red Alert: aerial threat. Sirens sounding. Take cover now!</text:span>
</text:h>
      <text:p text:style-name="P4">
Authors: liveuamap (Language: en)</text:p>
      <text:p text:style-name="P4">
Time: 2023-04-26T05:49:00</text:p>
      <text:p text:style-name="P4">
Location: Donetsk Oblast (Latitude:48.72792 Longtitude:37.57859)</text:p>
      <text:p text:style-name="P4">
Videos: []</text:p>
      <text:p text:style-name="P4">
Images: []</text:p>
      <text:p text:style-name="P4">
Tags: ["Europe", "Central and Eastern Europe"]</text:p>
      <text:p text:style-name="P4">
Id: 22558761</text:p>
      <!--METADATA-->
      <text:p text:style-name="P4">
Donetsk Oblast(11:48). Red Alert: aerial threat. Sirens sounding. Take covernow!</text:p>
      <text:p text:style-name="P4">
News Collection Link: <text:a xlink:type="simple" xlink:href="https://liveuamap.com/en/2023/26-april-donetsk-oblast1148-red-alert-aerial-g" text:style-name="Internet_20_link" text:visited-style-name="Visited_20_Internet_20_Link">
https://liveuamap.com/en/2023/26-april-donetsk-oblast1148-red-alert-aerial-g</text:a>
</text:p>
      <text:p text:style-name="P4">
News Source: <text:a xlink:type="simple" xlink:href="https://t.me/air_alert_ua/43774" text:style-name="Internet_20_link" text:visited-style-name="Visited_20_Internet_20_Link">
https://t.me/air_alert_ua/43774</text:a>
</text:p>
      <!--NEWS-->
      <text:h text:style-name="P10" text:outline-level="1">
<text:span text:style-name="T4">
Kharkiv, Kharkivska Oblast(11:49). Red Alert: aerial threat. Sirens sounding. Take cover now!</text:span>
</text:h>
      <text:p text:style-name="P4">
Authors: liveuamap (Language: en)</text:p>
      <text:p text:style-name="P4">
Time: 2023-04-26T05:50:00</text:p>
      <text:p text:style-name="P4">
Location: Kharkiv (Latitude:49.98124 Longtitude:36.25309)</text:p>
      <text:p text:style-name="P4">
Videos: []</text:p>
      <text:p text:style-name="P4">
Images: []</text:p>
      <text:p text:style-name="P4">
Tags: ["Europe", "Central and Eastern Europe"]</text:p>
      <text:p text:style-name="P4">
Id: 22558762</text:p>
      <!--METADATA-->
      <text:p text:style-name="P4">
Kharkiv, Kharkiv region(11:49). Red Alert: aerial threat. Sirens sounding.Take cover now!</text:p>
      <text:p text:style-name="P4">
News Collection Link: <text:a xlink:type="simple" xlink:href="https://liveuamap.com/en/2023/26-april-kharkiv-kharkivska-oblast1149-red-alg" text:style-name="Internet_20_link" text:visited-style-name="Visited_20_Internet_20_Link">
https://liveuamap.com/en/2023/26-april-kharkiv-kharkivska-oblast1149-red-alg</text:a>
</text:p>
      <text:p text:style-name="P4">
News Source: <text:a xlink:type="simple" xlink:href="https://t.me/suspilnekharkiv/24241" text:style-name="Internet_20_link" text:visited-style-name="Visited_20_Internet_20_Link">
https://t.me/suspilnekharkiv/24241</text:a>
</text:p>
      <!--NEWS-->
      <text:h text:style-name="P10" text:outline-level="1">
<text:span text:style-name="T4">
Zaporizka Oblast(11:53). Red Alert: aerial threat. Sirens sounding. Take cover now!</text:span>
</text:h>
      <text:p text:style-name="P4">
Authors: liveuamap (Language: en)</text:p>
      <text:p text:style-name="P4">
Time: 2023-04-26T05:54:00</text:p>
      <text:p text:style-name="P4">
Location: Zaporizka Oblast (Latitude:47.611321 Longtitude:35.764671)</text:p>
      <text:p text:style-name="P4">
Videos: []</text:p>
      <text:p text:style-name="P4">
Images: []</text:p>
      <text:p text:style-name="P4">
Tags: ["Europe", "Central and Eastern Europe"]</text:p>
      <text:p text:style-name="P4">
Id: 22558763</text:p>
      <!--METADATA-->
      <text:p text:style-name="P4">
Zaporizhzhia region(11:53). Red Alert: aerial threat. Sirens sounding. Take covernow!</text:p>
      <text:p text:style-name="P4">
News Collection Link: <text:a xlink:type="simple" xlink:href="https://liveuamap.com/en/2023/26-april-zaporizka-oblast1153-red-alert-aeriag" text:style-name="Internet_20_link" text:visited-style-name="Visited_20_Internet_20_Link">
https://liveuamap.com/en/2023/26-april-zaporizka-oblast1153-red-alert-aeriag</text:a>
</text:p>
      <text:p text:style-name="P4">
News Source: <text:a xlink:type="simple" xlink:href="https://t.me/suspilnezaporizhzhya/12379" text:style-name="Internet_20_link" text:visited-style-name="Visited_20_Internet_20_Link">
https://t.me/suspilnezaporizhzhya/12379</text:a>
</text:p>
      <!--NEWS-->
      <text:h text:style-name="P10" text:outline-level="1">
<text:span text:style-name="T4">
Russian missile strike reported in Druzhkivka</text:span>
</text:h>
      <text:p text:style-name="P4">
Authors: liveuamap (Language: en)</text:p>
      <text:p text:style-name="P4">
Time: 2023-04-26T06:27:02</text:p>
      <text:p text:style-name="P4">
Location: Druzhkivka (Latitude:48.61657 Longtitude:37.52501)</text:p>
      <text:p text:style-name="P4">
Videos: []</text:p>
      <text:p text:style-name="P4">
Images: []</text:p>
      <text:p text:style-name="P4">
Tags: ["Europe", "Central and Eastern Europe"]</text:p>
      <text:p text:style-name="P4">
Id: 22558765</text:p>
      <!--METADATA-->
      <text:p text:style-name="P4">
Russian missile strike reported in Druzhkivka</text:p>
      <text:p text:style-name="P4">
News Collection Link: <text:a xlink:type="simple" xlink:href="https://liveuamap.com/en/2023/26-april-russian-missile-strike-reported-in-druzhkivka-" text:style-name="Internet_20_link" text:visited-style-name="Visited_20_Internet_20_Link">
https://liveuamap.com/en/2023/26-april-russian-missile-strike-reported-in-druzhkivka-</text:a>
</text:p>
      <text:p text:style-name="P4">
News Source: <text:a xlink:type="simple" xlink:href="https://t.me/novosti_donbass24/46030" text:style-name="Internet_20_link" text:visited-style-name="Visited_20_Internet_20_Link">
https://t.me/novosti_donbass24/46030</text:a>
</text:p>
      <!--NEWS-->
      <text:h text:style-name="P10" text:outline-level="1">
<text:span text:style-name="T4">
Kharkiv, Kharkivska Oblast(12:37). Red Alert: aerial threat. Sirens sounding. Take cover now!</text:span>
</text:h>
      <text:p text:style-name="P4">
Authors: liveuamap (Language: en)</text:p>
      <text:p text:style-name="P4">
Time: 2023-04-26T06:40:00</text:p>
      <text:p text:style-name="P4">
Location: Kharkiv (Latitude:49.98193 Longtitude:36.25259)</text:p>
      <text:p text:style-name="P4">
Videos: []</text:p>
      <text:p text:style-name="P4">
Images: []</text:p>
      <text:p text:style-name="P4">
Tags: ["Europe", "Central and Eastern Europe"]</text:p>
      <text:p text:style-name="P4">
Id: 22558767</text:p>
      <!--METADATA-->
      <text:p text:style-name="P4">
Kharkiv, Kharkiv region(12:37). Red Alert: aerial threat. Sirens sounding.Take cover now!</text:p>
      <text:p text:style-name="P4">
News Collection Link: <text:a xlink:type="simple" xlink:href="https://liveuamap.com/en/2023/26-april-kharkiv-kharkivska-oblast1237-red-alg" text:style-name="Internet_20_link" text:visited-style-name="Visited_20_Internet_20_Link">
https://liveuamap.com/en/2023/26-april-kharkiv-kharkivska-oblast1237-red-alg</text:a>
</text:p>
      <text:p text:style-name="P4">
News Source: <text:a xlink:type="simple" xlink:href="https://t.me/air_alert_ua/43780" text:style-name="Internet_20_link" text:visited-style-name="Visited_20_Internet_20_Link">
https://t.me/air_alert_ua/43780</text:a>
</text:p>
      <!--NEWS-->
      <text:h text:style-name="P10" text:outline-level="1">
<text:span text:style-name="T4">
Xi Jinping had a phone call with President Zelensky</text:span>
</text:h>
      <text:p text:style-name="P4">
Authors: liveuamap (Language: en)</text:p>
      <text:p text:style-name="P4">
Time: 2023-04-26T07:23:29</text:p>
      <text:p text:style-name="P4">
Location: Kyiv, Kyiv city (Latitude:50.44425 Longtitude:30.52903)</text:p>
      <text:p text:style-name="P4">
Videos: []</text:p>
      <text:p text:style-name="P4">
Images: []</text:p>
      <text:p text:style-name="P4">
Tags: ["China"]</text:p>
      <text:p text:style-name="P4">
Id: 22558769</text:p>
      <!--METADATA-->
      <text:p text:style-name="P4">
Xi Jinping had a phone call with President Zelensky</text:p>
      <text:p text:style-name="P4">
News Collection Link: <text:a xlink:type="simple" xlink:href="https://liveuamap.com/en/2023/26-april-xi-jinping-had-a-phone-call-with-president-zelensky" text:style-name="Internet_20_link" text:visited-style-name="Visited_20_Internet_20_Link">
https://liveuamap.com/en/2023/26-april-xi-jinping-had-a-phone-call-with-president-zelensky</text:a>
</text:p>
      <text:p text:style-name="P4">
News Source: <text:a xlink:type="simple" xlink:href="https://t.me/oleksiihoncharenko/33241" text:style-name="Internet_20_link" text:visited-style-name="Visited_20_Internet_20_Link">
https://t.me/oleksiihoncharenko/33241</text:a>
</text:p>
      <!--NEWS-->
      <text:h text:style-name="P10" text:outline-level="1">
<text:span text:style-name="T4">
President Zelensky:I had a long and meaningful phone call with  President Xi Jinping. I belie...</text:span>
</text:h>
      <text:p text:style-name="P4">
Authors: liveuamap (Language: en)</text:p>
      <text:p text:style-name="P4">
Time: 2023-04-26T08:21:00</text:p>
      <text:p text:style-name="P4">
Location: Kyiv, Kyiv city (Latitude:50.44426 Longtitude:30.52914)</text:p>
      <text:p text:style-name="P4">
Videos: []</text:p>
      <text:p text:style-name="P4">
Images: []</text:p>
      <text:p text:style-name="P4">
Tags: ["China", "Europe"]</text:p>
      <text:p text:style-name="P4">
Id: 22558826</text:p>
      <!--METADATA-->
      <text:p text:style-name="P4">
President Zelensky:I had a long and meaningful phone call with President XiJinping. I believe that this call, as well as the appointment of Ukraine'sambassador to China, will give a powerful impetus to the development of ourbilateral relations</text:p>
      <text:p text:style-name="P4">
News Collection Link: <text:a xlink:type="simple" xlink:href="https://liveuamap.com/en/2023/26-april-president-zelenskyi-had-a-long-and-meaningful-phone" text:style-name="Internet_20_link" text:visited-style-name="Visited_20_Internet_20_Link">
https://liveuamap.com/en/2023/26-april-president-zelenskyi-had-a-long-and-meaningful-phone</text:a>
</text:p>
      <text:p text:style-name="P4">
News Source: <text:a xlink:type="simple" xlink:href="https://twitter.com/ZelenskyyUa/status/1651184756623802368" text:style-name="Internet_20_link" text:visited-style-name="Visited_20_Internet_20_Link">
https://twitter.com/ZelenskyyUa/status/1651184756623802368</text:a>
</text:p>
      <!--NEWS-->
      <text:h text:style-name="P10" text:outline-level="1">
<text:span text:style-name="T4">
Donetsk Oblast(15:06). Red Alert: aerial threat. Sirens sounding. Take cover now!</text:span>
</text:h>
      <text:p text:style-name="P4">
Authors: liveuamap (Language: en)</text:p>
      <text:p text:style-name="P4">
Time: 2023-04-26T09:08:00</text:p>
      <text:p text:style-name="P4">
Location: Donetsk Oblast (Latitude:48.72648 Longtitude:37.57799)</text:p>
      <text:p text:style-name="P4">
Videos: []</text:p>
      <text:p text:style-name="P4">
Images: []</text:p>
      <text:p text:style-name="P4">
Tags: ["Europe", "Central and Eastern Europe"]</text:p>
      <text:p text:style-name="P4">
Id: 22558771</text:p>
      <!--METADATA-->
      <text:p text:style-name="P4">
Donetsk Oblast(15:06). Red Alert: aerial threat. Sirens sounding. Take covernow!</text:p>
      <text:p text:style-name="P4">
News Collection Link: <text:a xlink:type="simple" xlink:href="https://liveuamap.com/en/2023/26-april-donetsk-oblast1506-red-alert-aerial-g" text:style-name="Internet_20_link" text:visited-style-name="Visited_20_Internet_20_Link">
https://liveuamap.com/en/2023/26-april-donetsk-oblast1506-red-alert-aerial-g</text:a>
</text:p>
      <text:p text:style-name="P4">
News Source: <text:a xlink:type="simple" xlink:href="https://t.me/air_alert_ua/43785" text:style-name="Internet_20_link" text:visited-style-name="Visited_20_Internet_20_Link">
https://t.me/air_alert_ua/43785</text:a>
</text:p>
      <!--NEWS-->
      <text:h text:style-name="P10" text:outline-level="1">
<text:span text:style-name="T4">
Zaporizka Oblast(15:15). Red Alert: aerial threat. Sirens sounding. Take cover now!</text:span>
</text:h>
      <text:p text:style-name="P4">
Authors: liveuamap (Language: en)</text:p>
      <text:p text:style-name="P4">
Time: 2023-04-26T09:16:00</text:p>
      <text:p text:style-name="P4">
Location: Zaporizka Oblast (Latitude:47.611221 Longtitude:35.764201)</text:p>
      <text:p text:style-name="P4">
Videos: []</text:p>
      <text:p text:style-name="P4">
Images: []</text:p>
      <text:p text:style-name="P4">
Tags: ["Europe", "Central and Eastern Europe"]</text:p>
      <text:p text:style-name="P4">
Id: 22558772</text:p>
      <!--METADATA-->
      <text:p text:style-name="P4">
Zaporizhzhia region(15:15). Red Alert: aerial threat. Sirens sounding. Take covernow!</text:p>
      <text:p text:style-name="P4">
News Collection Link: <text:a xlink:type="simple" xlink:href="https://liveuamap.com/en/2023/26-april-zaporizka-oblast1515-red-alert-aeriag" text:style-name="Internet_20_link" text:visited-style-name="Visited_20_Internet_20_Link">
https://liveuamap.com/en/2023/26-april-zaporizka-oblast1515-red-alert-aeriag</text:a>
</text:p>
      <text:p text:style-name="P4">
News Source: <text:a xlink:type="simple" xlink:href="https://t.me/suspilnezaporizhzhya/12384" text:style-name="Internet_20_link" text:visited-style-name="Visited_20_Internet_20_Link">
https://t.me/suspilnezaporizhzhya/12384</text:a>
</text:p>
      <!--NEWS-->
      <text:h text:style-name="P10" text:outline-level="1">
<text:span text:style-name="T4">
Kharkiv, Kharkivska Oblast(15:32). Red Alert: aerial threat. Sirens sounding. Take cover now!</text:span>
</text:h>
      <text:p text:style-name="P4">
Authors: liveuamap (Language: en)</text:p>
      <text:p text:style-name="P4">
Time: 2023-04-26T09:33:00</text:p>
      <text:p text:style-name="P4">
Location: Kharkiv (Latitude:49.98081000 Longtitude:36.25272000)</text:p>
      <text:p text:style-name="P4">
Videos: []</text:p>
      <text:p text:style-name="P4">
Images: []</text:p>
      <text:p text:style-name="P4">
Tags: ["Europe", "Central and Eastern Europe"]</text:p>
      <text:p text:style-name="P4">
Id: 22558773</text:p>
      <!--METADATA-->
      <text:p text:style-name="P4">
Kharkiv, Kharkiv region(15:32). Red Alert: aerial threat. Sirens sounding.Take cover now!</text:p>
      <text:p text:style-name="P4">
News Collection Link: <text:a xlink:type="simple" xlink:href="https://liveuamap.com/en/2023/26-april-kharkiv-kharkivska-oblast1532-red-alg" text:style-name="Internet_20_link" text:visited-style-name="Visited_20_Internet_20_Link">
https://liveuamap.com/en/2023/26-april-kharkiv-kharkivska-oblast1532-red-alg</text:a>
</text:p>
      <text:p text:style-name="P4">
News Source: <text:a xlink:type="simple" xlink:href="https://t.me/air_alert_ua/43787" text:style-name="Internet_20_link" text:visited-style-name="Visited_20_Internet_20_Link">
https://t.me/air_alert_ua/43787</text:a>
</text:p>
      <!--NEWS-->
      <text:h text:style-name="P10" text:outline-level="1">
<text:span text:style-name="T4">
Kramatorsk(16:32). Red Alert: aerial threat. Sirens sounding. Take cover now!</text:span>
</text:h>
      <text:p text:style-name="P4">
Authors: liveuamap (Language: en)</text:p>
      <text:p text:style-name="P4">
Time: 2023-04-26T10:33:00</text:p>
      <text:p text:style-name="P4">
Location: Kramatorsk (Latitude:48.73797 Longtitude:37.58543)</text:p>
      <text:p text:style-name="P4">
Videos: []</text:p>
      <text:p text:style-name="P4">
Images: []</text:p>
      <text:p text:style-name="P4">
Tags: ["Europe", "Central and Eastern Europe"]</text:p>
      <text:p text:style-name="P4">
Id: 22558774</text:p>
      <!--METADATA-->
      <text:p text:style-name="P4">
Kramatorsk(16:32). Red Alert: aerial threat. Sirens sounding. Take cover now!</text:p>
      <text:p text:style-name="P4">
News Collection Link: <text:a xlink:type="simple" xlink:href="https://liveuamap.com/en/2023/26-april-kramatorsk1632-red-alert-aerial-threg" text:style-name="Internet_20_link" text:visited-style-name="Visited_20_Internet_20_Link">
https://liveuamap.com/en/2023/26-april-kramatorsk1632-red-alert-aerial-threg</text:a>
</text:p>
      <text:p text:style-name="P4">
News Source: <text:a xlink:type="simple" xlink:href="https://t.me/air_alert_ua/43791" text:style-name="Internet_20_link" text:visited-style-name="Visited_20_Internet_20_Link">
https://t.me/air_alert_ua/43791</text:a>
</text:p>
      <!--NEWS-->
      <text:h text:style-name="P10" text:outline-level="1">
<text:span text:style-name="T4">
Sumska Oblast(16:49). Red Alert: aerial threat. Sirens sounding. Take cover now!</text:span>
</text:h>
      <text:p text:style-name="P4">
Authors: liveuamap (Language: en)</text:p>
      <text:p text:style-name="P4">
Time: 2023-04-26T10:49:00</text:p>
      <text:p text:style-name="P4">
Location: Sumska Oblast (Latitude:51.00097 Longtitude:33.99905)</text:p>
      <text:p text:style-name="P4">
Videos: []</text:p>
      <text:p text:style-name="P4">
Images: []</text:p>
      <text:p text:style-name="P4">
Tags: ["Europe", "Central and Eastern Europe"]</text:p>
      <text:p text:style-name="P4">
Id: 22558775</text:p>
      <!--METADATA-->
      <text:p text:style-name="P4">
Sumy region(16:49). Red Alert: aerial threat. Sirens sounding. Take covernow!</text:p>
      <text:p text:style-name="P4">
News Collection Link: <text:a xlink:type="simple" xlink:href="https://liveuamap.com/en/2023/26-april-sumska-oblast1649-red-alert-aerial-tg" text:style-name="Internet_20_link" text:visited-style-name="Visited_20_Internet_20_Link">
https://liveuamap.com/en/2023/26-april-sumska-oblast1649-red-alert-aerial-tg</text:a>
</text:p>
      <text:p text:style-name="P4">
News Source: <text:a xlink:type="simple" xlink:href="https://t.me/air_alert_ua/43793" text:style-name="Internet_20_link" text:visited-style-name="Visited_20_Internet_20_Link">
https://t.me/air_alert_ua/43793</text:a>
</text:p>
      <!--NEWS-->
      <text:h text:style-name="P10" text:outline-level="1">
<text:span text:style-name="T4">
Donetsk Oblast(18:02). Red Alert: aerial threat. Sirens sounding. Take cover now!</text:span>
</text:h>
      <text:p text:style-name="P4">
Authors: liveuamap (Language: en)</text:p>
      <text:p text:style-name="P4">
Time: 2023-04-26T12:04:00</text:p>
      <text:p text:style-name="P4">
Location: Donetsk Oblast (Latitude:48.72739 Longtitude:37.57704)</text:p>
      <text:p text:style-name="P4">
Videos: []</text:p>
      <text:p text:style-name="P4">
Images: []</text:p>
      <text:p text:style-name="P4">
Tags: ["Europe", "Central and Eastern Europe"]</text:p>
      <text:p text:style-name="P4">
Id: 22558776</text:p>
      <!--METADATA-->
      <text:p text:style-name="P4">
Donetsk Oblast(18:02). Red Alert: aerial threat. Sirens sounding. Take covernow!</text:p>
      <text:p text:style-name="P4">
News Collection Link: <text:a xlink:type="simple" xlink:href="https://liveuamap.com/en/2023/26-april-donetsk-oblast1802-red-alert-aerial-g" text:style-name="Internet_20_link" text:visited-style-name="Visited_20_Internet_20_Link">
https://liveuamap.com/en/2023/26-april-donetsk-oblast1802-red-alert-aerial-g</text:a>
</text:p>
      <text:p text:style-name="P4">
News Source: <text:a xlink:type="simple" xlink:href="https://t.me/air_alert_ua/43795" text:style-name="Internet_20_link" text:visited-style-name="Visited_20_Internet_20_Link">
https://t.me/air_alert_ua/43795</text:a>
</text:p>
      <!--NEWS-->
      <text:h text:style-name="P10" text:outline-level="1">
<text:span text:style-name="T4">
Drahomán Prize Award declared finalists 2022</text:span>
</text:h>
      <text:p text:style-name="P4">
Authors: Ukrinform (Person)</text:p>
      <text:p text:style-name="P4">
Publisher: Укринформ (Organization)</text:p>
      <text:p text:style-name="P4">
Published Time: 2023-04-26T12:19:40+03:00</text:p>
      <text:p text:style-name="P4">
Modified Time: 2023-04-26T12:19:40+03:00</text:p>
      <text:p text:style-name="P4">
Description: The Drahomán Prize has announced a brief list of nominees for the award. - Ukrinform.</text:p>
      <text:p text:style-name="P4">
Images: ["<text:a xlink:type="simple" xlink:href="https://static.ukrinform.com/photos/2023_04/thumb_files/630_360_1682500601-715.jpg" text:style-name="Internet_20_link" text:visited-style-name="Visited_20_Internet_20_Link">
630_360_16825...</text:a>
", "<text:a xlink:type="simple" xlink:href="https://static.ukrinform.com/photos/2023_04/1682500614-875.jpg" text:style-name="Internet_20_link" text:visited-style-name="Visited_20_Internet_20_Link">
1682500614-87...</text:a>
"]</text:p>
      <text:p text:style-name="P4">
Tags: ['Література', 'Премія', 'Україна', 'Переклад']</text:p>
      <text:p text:style-name="P4">
Type: Article</text:p>
      <!--METADATA-->
      <text:p text:style-name="P4">
<draw:frame draw:style-name="fr1" draw:name="Image148" text:anchor-type="as-char" svg:width="6.9236in" svg:height="3.956343in" draw:z-index="0">
<draw:image xlink:href="../Images/yкринформ/2023-04-26T12-19-40-03-00/630_360_1682500601-715.jpg" xlink:type="simple" xlink:show="embed" xlink:actuate="onLoad" draw:mime-type="image/jpeg"/>
</draw:frame>
Translators from Ukrainian language for the languages of the Drahomán Prize declared a short list of nominees for the award.</text:p>
      <text:p text:style-name="P4">
About it reports <text:a xlink:type="simple" xlink:href="http://mkip.gov.ua/news/9034.html" text:style-name="Internet_20_link" text:visited-style-name="Visited_20_Internet_20_Link">
</text:a>
Ministry of Culture of Information Policy, Ukrinform reports.</text:p>
      <text:p text:style-name="P4">
Yes, Drahomán Prize-2022 finalists were: Marco Andreychik(USA)-translator from Ukrainian to English. The nominated Ukrainian ResearchinStitute at Harvard University with the translation of Vladimir Rafieenko's novel by Mondeggin. Songs about death and love ”(Meridian Czernowitz, 2019); Irinadmyrishin(France)- Ukrainian language translator in French. Nominated by Les édition Noir Sur Blanc with a translation(Meridian Czernowitz, 2017); Raina Hristova Kamberova(Bulgaria)- translator from the Ukrainian language to Bulgarian. Nominated by Ukraine in the Republic of Bulgaria with a translation of Lubko Deresh's novel "Cult"(Calvary, 2001).</text:p>
      <text:p text:style-name="P4">
Разом із переліком фіналістів Капітула премії також оголосила імʼя володаркиСпеціальної відзнаки. Нагороду «за особливий внесок у переклад і промоціюукраїнської літератури, а також у розвиток українознавчих студій в Італії»отримає Джованна Броджі (Italy)- translator from Ukrainian to Italian, researcher of literature of Central and Eastern Europe.</text:p>
      <text:p text:style-name="P4">
<draw:frame draw:style-name="fr1" draw:name="Image149" text:anchor-type="as-char" svg:width="6.9236in" svg:height="4.668485in" draw:z-index="0">
<draw:image xlink:href="../Images/yкринформ/2023-04-26T12-19-40-03-00/1682500614-875.jpg" xlink:type="simple" xlink:show="embed" xlink:actuate="onLoad" draw:mime-type="image/jpeg"/>
</draw:frame>
As it is noted, the name of the Drahomán Prize Prize laureate for 2022 will be announced during the solemn ceremony, which will take place within the international bookstore in Warsaw(May 25-28 2023).</text:p>
      <text:p text:style-name="P4">
<text:span text:style-name="T4">
Читайте також:</text:span>
 <text:a xlink:type="simple" xlink:href="https://www.ukrinform.ua/rubric-culture/3596488-andruhovic-stav-laureatom-nimeckoi-premii-gejne.html" text:style-name="Internet_20_link" text:visited-style-name="Visited_20_Internet_20_Link">
 </text:a>
The Drahomán Prize was founded in 2020 by the Ukrainian Institute, the Ukrainian PEN and the Ukrainian Book Institute. It is intended to support the adversary work of translators from the Ukrainian language in the languages of the world.Drahomán Prize is awarded for high translation skills and contribution to Ukrainian literature abroad.</text:p>
      <text:p text:style-name="P4">
News Source: <text:a xlink:type="simple" xlink:href="https://www.ukrinform.ua/rubric-culture/3700874-premia-drahoman-prize-ogolosila-finalistiv-2022-roku.html" text:style-name="Internet_20_link" text:visited-style-name="Visited_20_Internet_20_Link">
https://www.ukrinform.ua/rubric-culture/3700874-premia-drahoman-prize-ogolosila-finalistiv-2022-roku.html</text:a>
</text:p>
      <!--NEWS-->
      <text:h text:style-name="P10" text:outline-level="1">
<text:span text:style-name="T4">
Kharkiv, Kharkivska Oblast(18:39). Red Alert: aerial threat. Sirens sounding. Take cover now!</text:span>
</text:h>
      <text:p text:style-name="P4">
Authors: liveuamap (Language: en)</text:p>
      <text:p text:style-name="P4">
Time: 2023-04-26T12:41:00</text:p>
      <text:p text:style-name="P4">
Location: Kharkiv (Latitude:49.98086 Longtitude:36.25221)</text:p>
      <text:p text:style-name="P4">
Videos: []</text:p>
      <text:p text:style-name="P4">
Images: []</text:p>
      <text:p text:style-name="P4">
Tags: ["Europe", "Central and Eastern Europe"]</text:p>
      <text:p text:style-name="P4">
Id: 22558778</text:p>
      <!--METADATA-->
      <text:p text:style-name="P4">
Kharkiv, Kharkiv region(18:39). Red Alert: aerial threat. Sirens sounding.Take cover now!</text:p>
      <text:p text:style-name="P4">
News Collection Link: <text:a xlink:type="simple" xlink:href="https://liveuamap.com/en/2023/26-april-kharkiv-kharkivska-oblast1839-red-alg" text:style-name="Internet_20_link" text:visited-style-name="Visited_20_Internet_20_Link">
https://liveuamap.com/en/2023/26-april-kharkiv-kharkivska-oblast1839-red-alg</text:a>
</text:p>
      <text:p text:style-name="P4">
News Source: <text:a xlink:type="simple" xlink:href="https://t.me/air_alert_ua/43796" text:style-name="Internet_20_link" text:visited-style-name="Visited_20_Internet_20_Link">
https://t.me/air_alert_ua/43796</text:a>
</text:p>
      <!--NEWS-->
      <text:h text:style-name="P10" text:outline-level="1">
<text:span text:style-name="T4">
Harciw, Harkiv region, Poltavska region (19:50). Red Alert: Aerial Threat. Siren Sundin ...</text:span>
</text:h>
      <text:p text:style-name="P4">
Authors: liveuamap (Language: en)</text:p>
      <text:p text:style-name="P4">
Time: 2023-04-26T13:51:00</text:p>
      <text:p text:style-name="P4">
Location: Kharkiv (Latitude:49.981 Longtitude:36.25253)</text:p>
      <text:p text:style-name="P4">
Videos: []</text:p>
      <text:p text:style-name="P4">
Images: []</text:p>
      <text:p text:style-name="P4">
Tags: ["Europe", "Central and Eastern Europe"]</text:p>
      <text:p text:style-name="P4">
Id: 22558809</text:p>
      <!--METADATA-->
      <text:p text:style-name="P4">
Kharkiv, Kharkiv region, Poltava region(19:50). Red Alert: aerial threat.Sirens sounding. Take cover now!</text:p>
      <text:p text:style-name="P4">
News Collection Link: <text:a xlink:type="simple" xlink:href="https://liveuamap.com/en/2023/26-april-kharkiv-kharkivska-oblast-poltavska-g" text:style-name="Internet_20_link" text:visited-style-name="Visited_20_Internet_20_Link">
https://liveuamap.com/en/2023/26-april-kharkiv-kharkivska-oblast-poltavska-g</text:a>
</text:p>
      <text:p text:style-name="P4">
News Source: <text:a xlink:type="simple" xlink:href="https://t.me/air_alert_ua/43800" text:style-name="Internet_20_link" text:visited-style-name="Visited_20_Internet_20_Link">
https://t.me/air_alert_ua/43800</text:a>
</text:p>
      <!--NEWS-->
      <text:h text:style-name="P10" text:outline-level="1">
<text:span text:style-name="T4">
Donetsk Oblast(19:54). Red Alert: aerial threat. Sirens sounding. Take cover now!</text:span>
</text:h>
      <text:p text:style-name="P4">
Authors: liveuamap (Language: en)</text:p>
      <text:p text:style-name="P4">
Time: 2023-04-26T13:56:00</text:p>
      <text:p text:style-name="P4">
Location: Donetsk Oblast (Latitude:48.72797 Longtitude:37.57707)</text:p>
      <text:p text:style-name="P4">
Videos: []</text:p>
      <text:p text:style-name="P4">
Images: []</text:p>
      <text:p text:style-name="P4">
Tags: ["Europe", "Central and Eastern Europe"]</text:p>
      <text:p text:style-name="P4">
Id: 22558810</text:p>
      <!--METADATA-->
      <text:p text:style-name="P4">
Donetsk Oblast(19:54). Red Alert: aerial threat. Sirens sounding. Take covernow!</text:p>
      <text:p text:style-name="P4">
News Collection Link: <text:a xlink:type="simple" xlink:href="https://liveuamap.com/en/2023/26-april-donetsk-oblast1954-red-alert-aerial-g" text:style-name="Internet_20_link" text:visited-style-name="Visited_20_Internet_20_Link">
https://liveuamap.com/en/2023/26-april-donetsk-oblast1954-red-alert-aerial-g</text:a>
</text:p>
      <text:p text:style-name="P4">
News Source: <text:a xlink:type="simple" xlink:href="https://t.me/air_alert_ua/43802" text:style-name="Internet_20_link" text:visited-style-name="Visited_20_Internet_20_Link">
https://t.me/air_alert_ua/43802</text:a>
</text:p>
      <!--NEWS-->
      <text:h text:style-name="P10" text:outline-level="1">
<text:span text:style-name="T4">
Zaporizka Oblast(20:23). Red Alert: aerial threat. Sirens sounding. Take cover now!</text:span>
</text:h>
      <text:p text:style-name="P4">
Authors: liveuamap (Language: en)</text:p>
      <text:p text:style-name="P4">
Time: 2023-04-26T14:24:00</text:p>
      <text:p text:style-name="P4">
Location: Zaporizka Oblast (Latitude:47.610881 Longtitude:35.764201)</text:p>
      <text:p text:style-name="P4">
Videos: []</text:p>
      <text:p text:style-name="P4">
Images: []</text:p>
      <text:p text:style-name="P4">
Tags: ["Europe", "Central and Eastern Europe"]</text:p>
      <text:p text:style-name="P4">
Id: 22558816</text:p>
      <!--METADATA-->
      <text:p text:style-name="P4">
Zaporizhzhia region(20:23). Red Alert: aerial threat. Sirens sounding. Take covernow!</text:p>
      <text:p text:style-name="P4">
News Collection Link: <text:a xlink:type="simple" xlink:href="https://liveuamap.com/en/2023/26-april-zaporizka-oblast2023-red-alert-aeriag" text:style-name="Internet_20_link" text:visited-style-name="Visited_20_Internet_20_Link">
https://liveuamap.com/en/2023/26-april-zaporizka-oblast2023-red-alert-aeriag</text:a>
</text:p>
      <text:p text:style-name="P4">
News Source: <text:a xlink:type="simple" xlink:href="https://t.me/air_alert_ua/43803" text:style-name="Internet_20_link" text:visited-style-name="Visited_20_Internet_20_Link">
https://t.me/air_alert_ua/43803</text:a>
</text:p>
      <!--NEWS-->
      <text:h text:style-name="P10" text:outline-level="1">
<text:span text:style-name="T4">
Donetsk Oblast(21:21). Red Alert: aerial threat. Sirens sounding. Take cover now!</text:span>
</text:h>
      <text:p text:style-name="P4">
Authors: liveuamap (Language: en)</text:p>
      <text:p text:style-name="P4">
Time: 2023-04-26T15:23:00</text:p>
      <text:p text:style-name="P4">
Location: Donetsk Oblast (Latitude:48.72829 Longtitude:37.57834)</text:p>
      <text:p text:style-name="P4">
Videos: []</text:p>
      <text:p text:style-name="P4">
Images: []</text:p>
      <text:p text:style-name="P4">
Tags: ["Europe", "Central and Eastern Europe"]</text:p>
      <text:p text:style-name="P4">
Id: 22558822</text:p>
      <!--METADATA-->
      <text:p text:style-name="P4">
Donetsk Oblast(21:21). Red Alert: aerial threat. Sirens sounding. Take covernow!</text:p>
      <text:p text:style-name="P4">
News Collection Link: <text:a xlink:type="simple" xlink:href="https://liveuamap.com/en/2023/26-april-donetsk-oblast2121-red-alert-aerial-g" text:style-name="Internet_20_link" text:visited-style-name="Visited_20_Internet_20_Link">
https://liveuamap.com/en/2023/26-april-donetsk-oblast2121-red-alert-aerial-g</text:a>
</text:p>
      <text:p text:style-name="P4">
News Source: <text:a xlink:type="simple" xlink:href="https://t.me/air_alert_ua/43810" text:style-name="Internet_20_link" text:visited-style-name="Visited_20_Internet_20_Link">
https://t.me/air_alert_ua/43810</text:a>
</text:p>
      <!--NEWS-->
      <text:h text:style-name="P10" text:outline-level="1">
<text:span text:style-name="T4">
Sumska Oblast(21:28). Red Alert: aerial threat. Sirens sounding. Take cover now!</text:span>
</text:h>
      <text:p text:style-name="P4">
Authors: liveuamap (Language: en)</text:p>
      <text:p text:style-name="P4">
Time: 2023-04-26T15:30:00</text:p>
      <text:p text:style-name="P4">
Location: Sumska Oblast (Latitude:50.99911 Longtitude:34.0004)</text:p>
      <text:p text:style-name="P4">
Videos: []</text:p>
      <text:p text:style-name="P4">
Images: []</text:p>
      <text:p text:style-name="P4">
Tags: ["Europe", "Central and Eastern Europe"]</text:p>
      <text:p text:style-name="P4">
Id: 22558823</text:p>
      <!--METADATA-->
      <text:p text:style-name="P4">
Sumy region(21:28). Red Alert: aerial threat. Sirens sounding. Take covernow!</text:p>
      <text:p text:style-name="P4">
News Collection Link: <text:a xlink:type="simple" xlink:href="https://liveuamap.com/en/2023/26-april-sumska-oblast2128-red-alert-aerial-tg" text:style-name="Internet_20_link" text:visited-style-name="Visited_20_Internet_20_Link">
https://liveuamap.com/en/2023/26-april-sumska-oblast2128-red-alert-aerial-tg</text:a>
</text:p>
      <text:p text:style-name="P4">
News Source: <text:a xlink:type="simple" xlink:href="https://t.me/air_alert_ua/43811" text:style-name="Internet_20_link" text:visited-style-name="Visited_20_Internet_20_Link">
https://t.me/air_alert_ua/43811</text:a>
</text:p>
      <!--NEWS-->
      <text:h text:style-name="P10" text:outline-level="1">
<text:span text:style-name="T4">
Chernihivska Oblast(22:06). Red Alert: aerial threat. Sirens sounding. Take cover now!</text:span>
</text:h>
      <text:p text:style-name="P4">
Authors: liveuamap (Language: en)</text:p>
      <text:p text:style-name="P4">
Time: 2023-04-26T16:07:00</text:p>
      <text:p text:style-name="P4">
Location: Chernihivska Oblast (Latitude:51.33335 Longtitude:32.00021)</text:p>
      <text:p text:style-name="P4">
Videos: []</text:p>
      <text:p text:style-name="P4">
Images: []</text:p>
      <text:p text:style-name="P4">
Tags: ["Europe", "Central and Eastern Europe"]</text:p>
      <text:p text:style-name="P4">
Id: 22558824</text:p>
      <!--METADATA-->
      <text:p text:style-name="P4">
Chernihiv region(22:06). Red Alert: aerial threat. Sirens sounding. Takecover now!</text:p>
      <text:p text:style-name="P4">
News Collection Link: <text:a xlink:type="simple" xlink:href="https://liveuamap.com/en/2023/26-april-chernihivska-oblast2206-red-alert-aeg" text:style-name="Internet_20_link" text:visited-style-name="Visited_20_Internet_20_Link">
https://liveuamap.com/en/2023/26-april-chernihivska-oblast2206-red-alert-aeg</text:a>
</text:p>
      <text:p text:style-name="P4">
News Source: <text:a xlink:type="simple" xlink:href="https://t.me/air_alert_ua/43813" text:style-name="Internet_20_link" text:visited-style-name="Visited_20_Internet_20_Link">
https://t.me/air_alert_ua/43813</text:a>
</text:p>
      <!--NEWS-->
      <text:h text:style-name="P10" text:outline-level="1">
<text:span text:style-name="T4">
The Chernobyl Museum opened the exhibition "Pripyat. Time Machine"</text:span>
</text:h>
      <text:p text:style-name="P4">
Authors: Ukrinform (Person)</text:p>
      <text:p text:style-name="P4">
Publisher: Укринформ (Organization)</text:p>
      <text:p text:style-name="P4">
Published Time: 2023-04-26T16:18:46+03:00</text:p>
      <text:p text:style-name="P4">
Modified Time: 2023-04-26T16:18:46+03:00</text:p>
      <text:p text:style-name="P4">
Description: The Chornobyl National Museum took place at the Pipyat AR-exhibition. Time Machine". - Ukrinform.</text:p>
      <text:p text:style-name="P4">
Images: ["<text:a xlink:type="simple" xlink:href="https://static.ukrinform.com/photos/2023_04/thumb_files/630_360_1682513347-2830.jpeg" text:style-name="Internet_20_link" text:visited-style-name="Visited_20_Internet_20_Link">
630_360_16825...</text:a>
", "<text:a xlink:type="simple" xlink:href="https://static.ukrinform.com/photos/2023_04/thumb_files/630_360_1682513374-9619.jpeg" text:style-name="Internet_20_link" text:visited-style-name="Visited_20_Internet_20_Link">
630_360_16825...</text:a>
", "<text:a xlink:type="simple" xlink:href="https://static.ukrinform.com/photos/2023_04/thumb_files/630_360_1682513346-9555.jpeg" text:style-name="Internet_20_link" text:visited-style-name="Visited_20_Internet_20_Link">
630_360_16825...</text:a>
", "<text:a xlink:type="simple" xlink:href="https://static.ukrinform.com/photos/2023_04/thumb_files/630_360_1682513346-9437.jpeg" text:style-name="Internet_20_link" text:visited-style-name="Visited_20_Internet_20_Link">
630_360_16825...</text:a>
", "<text:a xlink:type="simple" xlink:href="https://static.ukrinform.com/photos/2023_04/thumb_files/630_360_1682513346-3621.jpeg" text:style-name="Internet_20_link" text:visited-style-name="Visited_20_Internet_20_Link">
630_360_16825...</text:a>
", "<text:a xlink:type="simple" xlink:href="https://static.ukrinform.com/photos/2023_04/thumb_files/630_360_1682513476-3392.jpeg" text:style-name="Internet_20_link" text:visited-style-name="Visited_20_Internet_20_Link">
630_360_16825...</text:a>
"]</text:p>
      <text:p text:style-name="P4">
Tags: ['Музей', 'Виставка', 'Чорнобильська катастрофа']</text:p>
      <text:p text:style-name="P4">
Type: Article</text:p>
      <!--METADATA-->
      <text:p text:style-name="P4">
<draw:frame draw:style-name="fr1" draw:name="Image150" text:anchor-type="as-char" svg:width="6.9236in" svg:height="3.956343in" draw:z-index="0">
<draw:image xlink:href="../Images/yкринформ/2023-04-26T16-18-46-03-00/630_360_1682513347-2830.jpeg" xlink:type="simple" xlink:show="embed" xlink:actuate="onLoad" draw:mime-type="image/jpeg"/>
</draw:frame>
The Chornobyl Museum was presenting the Priest ARIA.</text:p>
      <text:p text:style-name="P4">
About it reports <text:a xlink:type="simple" xlink:href="https://mkip.gov.ua/news/9038.html" text:style-name="Internet_20_link" text:visited-style-name="Visited_20_Internet_20_Link">
</text:a>
 <text:a xlink:type="simple" xlink:href="https://mkip.gov.ua/news/9038.html" text:style-name="Internet_20_link" text:visited-style-name="Visited_20_Internet_20_Link">
</text:a>
Ministry of Culture and Information Policy, Ukrinform reports.</text:p>
      <text:p text:style-name="P4">
<draw:frame draw:style-name="fr1" draw:name="Image151" text:anchor-type="as-char" svg:width="6.9236in" svg:height="3.956343in" draw:z-index="0">
<draw:image xlink:href="../Images/yкринформ/2023-04-26T16-18-46-03-00/630_360_1682513374-9619.jpeg" xlink:type="simple" xlink:show="embed" xlink:actuate="onLoad" draw:mime-type="image/jpeg"/>
</draw:frame>
The Chornobyl Union Museum opened the AR Pipyat. Time Machine »/ Photo: MKIP <text:a xlink:type="simple" xlink:href="https://static.ukrinform.com/photos/2023_04/1682513374-9619.jpeg" text:style-name="Internet_20_link" text:visited-style-name="Visited_20_Internet_20_Link">
<draw:frame draw:style-name="fr1" draw:name="Image152" text:anchor-type="as-char" svg:width="6.9236in" svg:height="3.956343in" draw:z-index="0">
<draw:image xlink:href="../Images/yкринформ/2023-04-26T16-18-46-03-00/630_360_1682513374-9619.jpeg" xlink:type="simple" xlink:show="embed" xlink:actuate="onLoad" draw:mime-type="image/jpeg"/>
</draw:frame>
</text:a>
 <text:a xlink:type="simple" xlink:href="https://static.ukrinform.com/photos/2023_04/1682513346-9555.jpeg" text:style-name="Internet_20_link" text:visited-style-name="Visited_20_Internet_20_Link">
<draw:frame draw:style-name="fr1" draw:name="Image153" text:anchor-type="as-char" svg:width="6.9236in" svg:height="3.956343in" draw:z-index="0">
<draw:image xlink:href="../Images/yкринформ/2023-04-26T16-18-46-03-00/630_360_1682513346-9555.jpeg" xlink:type="simple" xlink:show="embed" xlink:actuate="onLoad" draw:mime-type="image/jpeg"/>
</draw:frame>
</text:a>
 <text:a xlink:type="simple" xlink:href="https://static.ukrinform.com/photos/2023_04/1682513346-9437.jpeg" text:style-name="Internet_20_link" text:visited-style-name="Visited_20_Internet_20_Link">
<draw:frame draw:style-name="fr1" draw:name="Image154" text:anchor-type="as-char" svg:width="6.9236in" svg:height="3.956343in" draw:z-index="0">
<draw:image xlink:href="../Images/yкринформ/2023-04-26T16-18-46-03-00/630_360_1682513346-9437.jpeg" xlink:type="simple" xlink:show="embed" xlink:actuate="onLoad" draw:mime-type="image/jpeg"/>
</draw:frame>
</text:a>
 <text:a xlink:type="simple" xlink:href="https://static.ukrinform.com/photos/2023_04/1682513346-3621.jpeg" text:style-name="Internet_20_link" text:visited-style-name="Visited_20_Internet_20_Link">
<draw:frame draw:style-name="fr1" draw:name="Image155" text:anchor-type="as-char" svg:width="6.9236in" svg:height="3.956343in" draw:z-index="0">
<draw:image xlink:href="../Images/yкринформ/2023-04-26T16-18-46-03-00/630_360_1682513346-3621.jpeg" xlink:type="simple" xlink:show="embed" xlink:actuate="onLoad" draw:mime-type="image/jpeg"/>
</draw:frame>
</text:a>
 <text:a xlink:type="simple" xlink:href="https://static.ukrinform.com/photos/2023_04/1682513347-2830.jpeg" text:style-name="Internet_20_link" text:visited-style-name="Visited_20_Internet_20_Link">
<draw:frame draw:style-name="fr1" draw:name="Image156" text:anchor-type="as-char" svg:width="6.9236in" svg:height="3.956343in" draw:z-index="0">
<draw:image xlink:href="../Images/yкринформ/2023-04-26T16-18-46-03-00/630_360_1682513347-2830.jpeg" xlink:type="simple" xlink:show="embed" xlink:actuate="onLoad" draw:mime-type="image/jpeg"/>
</draw:frame>
</text:a>
 <text:a xlink:type="simple" xlink:href="https://static.ukrinform.com/photos/2023_04/1682513476-3392.jpeg" text:style-name="Internet_20_link" text:visited-style-name="Visited_20_Internet_20_Link">
<draw:frame draw:style-name="fr1" draw:name="Image157" text:anchor-type="as-char" svg:width="6.9236in" svg:height="3.956343in" draw:z-index="0">
<draw:image xlink:href="../Images/yкринформ/2023-04-26T16-18-46-03-00/630_360_1682513476-3392.jpeg" xlink:type="simple" xlink:show="embed" xlink:actuate="onLoad" draw:mime-type="image/jpeg"/>
</draw:frame>
</text:a>
"Today, April 26, at 13:00 at the National Museum <text:a xlink:type="simple" xlink:href="https://www.ukrinform.ua/tag-cornobilska-zona" text:style-name="Internet_20_link" text:visited-style-name="Visited_20_Internet_20_Link">
</text:a>
There was a presentation of the AR-exhibition "Pripyat. Time Machine". The author of the exhibition is Alexander Orphan, public figure and documentary photographer, former residents of Pripyat, " -goes in the message.</text:p>
      <text:p text:style-name="P4">
<text:span text:style-name="T4">
 Read also: </text:span>
 <text:a xlink:type="simple" xlink:href="https://www.ukrinform.ua/rubric-economy/3700876-nbu-vvodit-v-obig-pamatnu-monetu-cornobil-vidrodzenna-ris-evrazijska.html" text:style-name="Internet_20_link" text:visited-style-name="Visited_20_Internet_20_Link">
<text:span text:style-name="T4">
 Chernobyl </text:span>
</text:a>
The museum exposure is equipped with modern audiovisual, electronic information-reference technical means that expand the chronological tathematical framework of the museum and enhance the reliability of the existing exposition.</text:p>
      <text:p text:style-name="P4">
As noted, using the reality added technology(AR)But anyone can enliven the Pripyat photos and plunge into the past with the help of the city chronicle to the catastrophe or go to the VR tour of the Pripyat.</text:p>
      <text:p text:style-name="P4">
<text:span text:style-name="T4">
 Read also: </text:span>
 <text:a xlink:type="simple" xlink:href="https://www.ukrinform.ua/rubric-regions/3700359-u-vinnici-vidkrilasa-vistavka-prisvacena-likvidatoram-avarii-na-caes.html" text:style-name="Internet_20_link" text:visited-style-name="Visited_20_Internet_20_Link">
</text:a>
The entrance to the museum is free on April 26.</text:p>
      <text:p text:style-name="P4">
News Source: <text:a xlink:type="simple" xlink:href="https://www.ukrinform.ua/rubric-society/3701038-u-muzei-cornobil-vidkrili-vistavku-pripat-masina-casu.html" text:style-name="Internet_20_link" text:visited-style-name="Visited_20_Internet_20_Link">
https://www.ukrinform.ua/rubric-society/3701038-u-muzei-cornobil-vidkrili-vistavku-pripat-masina-casu.html</text:a>
</text:p>
      <!--NEWS-->
      <text:h text:style-name="P10" text:outline-level="1">
<text:span text:style-name="T4">
The rivals of the Ukrainian national team Dutch defeated China's hockey players at the 2023 World Cup</text:span>
</text:h>
      <text:p text:style-name="P4">
Authors: Ukrinform (Person)</text:p>
      <text:p text:style-name="P4">
Publisher: Укринформ (Organization)</text:p>
      <text:p text:style-name="P4">
Published Time: 2023-04-26T16:19:34+03:00</text:p>
      <text:p text:style-name="P4">
Modified Time: 2023-04-26T16:19:34+03:00</text:p>
      <text:p text:style-name="P4">
Description: In Tallinn (Estonia) with the participation of the national team of Ukraine, the World Hockey Championship in the Division of IP continues. - Ukrinform.</text:p>
      <text:p text:style-name="P4">
Images: ["<text:a xlink:type="simple" xlink:href="https://static.ukrinform.com/photos/2023_04/thumb_files/630_360_1682515078-711.jpg" text:style-name="Internet_20_link" text:visited-style-name="Visited_20_Internet_20_Link">
630_360_16825...</text:a>
"]</text:p>
      <text:p text:style-name="P4">
Tags: ['Чемпіонат світу', 'хокей', 'Збірна України']</text:p>
      <text:p text:style-name="P4">
Type: Article</text:p>
      <!--METADATA-->
      <text:p text:style-name="P4">
<draw:frame draw:style-name="fr1" draw:name="Image158" text:anchor-type="as-char" svg:width="6.9236in" svg:height="3.956343in" draw:z-index="0">
<draw:image xlink:href="../Images/yкринформ/2023-04-26T16-19-34-03-00/630_360_1682515078-711.jpg" xlink:type="simple" xlink:show="embed" xlink:actuate="onLoad" draw:mime-type="image/jpeg"/>
</draw:frame>
In Tallinn(Estonia)With the participation of the national team of Ukraine, the World Hockey World Championships are ongoing.</text:p>
      <text:p text:style-name="P4">
The third round of the championship began with a confident victory of the Netherlands team by China's innokeys - 7: 2(3:0, 3:2, 1:0), reports Ukrinform.</text:p>
      <text:p text:style-name="P4">
The game day is continued today by Japan - Serbia and Ukraine - Estonia.</text:p>
      <text:p text:style-name="P4">
<text:span text:style-name="T4">
 Read also: </text:span>
 <text:a xlink:type="simple" xlink:href="https://www.ukrinform.ua/rubric-sports/3700801-nacionalna-hokejna-zbirna-ukraini-sogodni-zigrae-tretij-matc-na-cs2023.html" text:style-name="Internet_20_link" text:visited-style-name="Visited_20_Internet_20_Link">
<text:span text:style-name="T4">
 hockey </text:span>
</text:a>
We will remind, the national team of Ukraine after the starting defeat in overtime from the Chinese(4:5)defeated rivals from Serbia - 7: 0(0:0, 2:0, 5:0).</text:p>
      <text:p text:style-name="P4">
27 квітня підопічні Вадима Шахрайчука зіграють з Нідерландами, 29 квітня - зЯпонією.</text:p>
      <text:p text:style-name="P4">
Переможець турніру підвищиться у класі і наступного сезону гратиме у другомуза класифікацією Дивізіоні ІА.</text:p>
      <text:p text:style-name="P4">
Фото: iihf.com.</text:p>
      <text:p text:style-name="P4">
News Source: <text:a xlink:type="simple" xlink:href="https://www.ukrinform.ua/rubric-sports/3701041-superniki-zbirnoi-ukraini-gollandci-rozgromili-hokeistiv-kitau-na-cs2023.html" text:style-name="Internet_20_link" text:visited-style-name="Visited_20_Internet_20_Link">
https://www.ukrinform.ua/rubric-sports/3701041-superniki-zbirnoi-ukraini-gollandci-rozgromili-hokeistiv-kitau-na-cs2023.html</text:a>
</text:p>
      <!--NEWS-->
      <text:h text:style-name="P10" text:outline-level="1">
<text:span text:style-name="T4">
Ukraine is counting on Italy's active involvement - Schmigal</text:span>
</text:h>
      <text:p text:style-name="P4">
Authors: Ukrinform (Person)</text:p>
      <text:p text:style-name="P4">
Publisher: Укринформ (Organization)</text:p>
      <text:p text:style-name="P4">
Published Time: 2023-04-26T16:20:13+03:00</text:p>
      <text:p text:style-name="P4">
Modified Time: 2023-04-26T16:20:13+03:00</text:p>
      <text:p text:style-name="P4">
Description: Prime Minister Denis Shmigal hopes that Italy will be actively involved in the restoration and reconstruction of Ukraine. - Ukrinform.</text:p>
      <text:p text:style-name="P4">
Images: ["<text:a xlink:type="simple" xlink:href="https://static.ukrinform.com/photos/2023_04/thumb_files/630_360_1682514702-644.jpg" text:style-name="Internet_20_link" text:visited-style-name="Visited_20_Internet_20_Link">
630_360_16825...</text:a>
"]</text:p>
      <text:p text:style-name="P4">
Tags: ['Італія', 'Шмигаль', 'Відбудова', 'Джорджа Мелоні']</text:p>
      <text:p text:style-name="P4">
Type: Article</text:p>
      <!--METADATA-->
      <text:p text:style-name="P4">
<draw:frame draw:style-name="fr1" draw:name="Image159" text:anchor-type="as-char" svg:width="6.9236in" svg:height="3.956343in" draw:z-index="0">
<draw:image xlink:href="../Images/yкринформ/2023-04-26T16-20-13-03-00/630_360_1682514702-644.jpg" xlink:type="simple" xlink:show="embed" xlink:actuate="onLoad" draw:mime-type="image/jpeg"/>
</draw:frame>
Prime Minister Denis Shmigal hopes that Italy will actively participate in Ukraine's renewal and reconstruction.</text:p>
      <text:p text:style-name="P4">
He stated this during a joint with the Chairman of the Council of Ministers of the Italian Republic of George Meloni a statement for the press in Rome, reports correspondent.</text:p>
      <text:p text:style-name="P4">
"Ukraine is counting on Italy's active participation in restoration ... , - said <text:a xlink:type="simple" xlink:href="https://www.ukrinform.ua/tag-smigal" text:style-name="Internet_20_link" text:visited-style-name="Visited_20_Internet_20_Link">
</text:a>
.</text:p>
      <text:p text:style-name="P4">
He also expects to increase sanctions pressure on Russia, as now the nomenization of prices for Russian oil, sanctions against the nuclear industry of the Russian Federation, the outbuilding from the Russian market, control over the restrictions introduced.</text:p>
      <text:p text:style-name="P4">
<text:span text:style-name="T4">
 Read also: </text:span>
 <text:a xlink:type="simple" xlink:href="https://www.ukrinform.ua/rubric-polytics/3700928-smigal-zustrivsa-z-prezidentom-italii.html" text:style-name="Internet_20_link" text:visited-style-name="Visited_20_Internet_20_Link">
<text:span text:style-name="T4">
 Shmigal </text:span>
</text:a>
“Among other things, they discussed the integration into the EU and NATO and the implementation of the formula of the Peaceful President Vladimir Zelensky. He emphasized the need for active actions from the side of Italy and other partners to liberate civilians from Russian captivity, including children, "the head of government added.</text:p>
      <text:p text:style-name="P4">
As reported by Ukrinform, Shmigal is in Italy to participate in a bilateral conference on the restoration of Ukraine.</text:p>
      <text:p text:style-name="P4">
<text:span text:style-name="T5">
Foto: Denis Shmigal, telegram</text:span>
</text:p>
      <text:p text:style-name="P4">
News Source: <text:a xlink:type="simple" xlink:href="https://www.ukrinform.ua/rubric-vidbudova/3701043-ukraina-rozrahovue-na-aktivnu-ucast-italii-u-vidnovlenni-smigal.html" text:style-name="Internet_20_link" text:visited-style-name="Visited_20_Internet_20_Link">
https://www.ukrinform.ua/rubric-vidbudova/3701043-ukraina-rozrahovue-na-aktivnu-ucast-italii-u-vidnovlenni-smigal.html</text:a>
</text:p>
      <!--NEWS-->
      <text:h text:style-name="P10" text:outline-level="1">
<text:span text:style-name="T4">
Spain's Prime Minister greeted Brazil's desire for mediation in negotiations between Ukraine and the Russian Federation</text:span>
</text:h>
      <text:p text:style-name="P4">
Authors: Ukrinform (Person)</text:p>
      <text:p text:style-name="P4">
Publisher: Укринформ (Organization)</text:p>
      <text:p text:style-name="P4">
Published Time: 2023-04-26T16:29:12+03:00</text:p>
      <text:p text:style-name="P4">
Modified Time: 2023-04-26T16:29:12+03:00</text:p>
      <text:p text:style-name="P4">
Description: Spain's Government Pedro Sanchez congratulated Brazil's desire for mediation in peace talks between Ukraine and Moscow. - Ukrinform.</text:p>
      <text:p text:style-name="P4">
Images: ["<text:a xlink:type="simple" xlink:href="https://static.ukrinform.com/photos/2019_11/thumb_files/630_360_1573468692-282.jpg" text:style-name="Internet_20_link" text:visited-style-name="Visited_20_Internet_20_Link">
630_360_15734...</text:a>
"]</text:p>
      <text:p text:style-name="P4">
Tags: ['Бразилія', 'Іспанія', 'Україна', 'Війна з росією']</text:p>
      <text:p text:style-name="P4">
Type: Article</text:p>
      <!--METADATA-->
      <text:p text:style-name="P4">
<draw:frame draw:style-name="fr1" draw:name="Image160" text:anchor-type="as-char" svg:width="6.9236in" svg:height="3.956343in" draw:z-index="0">
<draw:image xlink:href="../Images/yкринформ/2023-04-26T16-29-12-03-00/630_360_1573468692-282.jpg" xlink:type="simple" xlink:show="embed" xlink:actuate="onLoad" draw:mime-type="image/jpeg"/>
</draw:frame>
Spain's Golovatya Pedro Sanchez congratulated Brazil's desire for mediation of the peaceful peace between Ukraine and Moscow.</text:p>
      <text:p text:style-name="P4">
As Ukrinform reports, it reports <text:a xlink:type="simple" xlink:href="http://www.theguardian.com/world/live/2023/apr/26/russia-ukraine-war-live-lavrov-blames-west-for-deadlock-over-grain-deal-two-killed-in-kharkiv-museum-attack" text:style-name="Internet_20_link" text:visited-style-name="Visited_20_Internet_20_Link">
</text:a>
.</text:p>
      <text:p text:style-name="P4">
The Head of the Government of Spain made a relevant statement on Wednesday at a joint press conference with Brazil President Louis Inasio Lula da Silva.</text:p>
      <text:p text:style-name="P4">
Recently, Lula stated that a group of neutral countries should gather together in order to decompose the issue of the beginning of peace talks between Russia and Ukraine. Earlier, he spoke to supply weapons to Kiev.</text:p>
      <text:p text:style-name="P4">
<text:span text:style-name="T4">
 Read also: </text:span>
 <text:a xlink:type="simple" xlink:href="https://www.ukrinform.ua/rubric-polytics/3699419-prezident-brazilii-pro-vtorgnenna-rf-v-ukrainu-hocu-znajti-tretu-alternativu.html" text:style-name="Internet_20_link" text:visited-style-name="Visited_20_Internet_20_Link">
</text:a>
As it was reported, President of Brazil Luis Inasio Lula da Silva <text:a xlink:type="simple" xlink:href="https://www.ukrinform.ua/rubric-world/3700875-prezident-brazilii-nazvav-vtorgnenna-rf-v-ukrainu-neprijnatnim-ale-zaklikav-govoriti-pro-mir.html" text:style-name="Internet_20_link" text:visited-style-name="Visited_20_Internet_20_Link">
</text:a>
Russian invasion of Ukraine. Lula noted that he was "committed to a peaceful formula to end the conflict." Earlier, Lula Da Silva suggested that Ukraine give Crimea to end the war.</text:p>
      <text:p text:style-name="P4">
News Source: <text:a xlink:type="simple" xlink:href="https://www.ukrinform.ua/rubric-world/3701044-premer-ispanii-privitav-pragnenna-brazilii-do-poserednictva-u-peregovorah-miz-ukrainou-ta-rf.html" text:style-name="Internet_20_link" text:visited-style-name="Visited_20_Internet_20_Link">
https://www.ukrinform.ua/rubric-world/3701044-premer-ispanii-privitav-pragnenna-brazilii-do-poserednictva-u-peregovorah-miz-ukrainou-ta-rf.html</text:a>
</text:p>
      <!--NEWS-->
      <text:h text:style-name="P10" text:outline-level="1">
<text:span text:style-name="T4">
Svitolina completed the WTA tournament in Madrid ahead of time</text:span>
</text:h>
      <text:p text:style-name="P4">
Authors: Ukrinform (Person)</text:p>
      <text:p text:style-name="P4">
Publisher: Укринформ (Organization)</text:p>
      <text:p text:style-name="P4">
Published Time: 2023-04-26T16:31:39+03:00</text:p>
      <text:p text:style-name="P4">
Modified Time: 2023-04-26T16:31:39+03:00</text:p>
      <text:p text:style-name="P4">
Description: The Ukrainian Elina Svitolina has failed at the prestigious soil tournament of the Women's Tennis Association (WTA) - Mutua Madrid Open - in Madrid (Spain) with a prize fund of $ 7.652 million - Ukrinform.</text:p>
      <text:p text:style-name="P4">
Images: ["<text:a xlink:type="simple" xlink:href="https://static.ukrinform.com/photos/2023_04/thumb_files/630_360_1682515878-564.jpg" text:style-name="Internet_20_link" text:visited-style-name="Visited_20_Internet_20_Link">
630_360_16825...</text:a>
"]</text:p>
      <text:p text:style-name="P4">
Tags: ['Світоліна', 'Теніс']</text:p>
      <text:p text:style-name="P4">
Type: Article</text:p>
      <!--METADATA-->
      <text:p text:style-name="P4">
<draw:frame draw:style-name="fr1" draw:name="Image161" text:anchor-type="as-char" svg:width="6.9236in" svg:height="3.956343in" draw:z-index="0">
<draw:image xlink:href="../Images/yкринформ/2023-04-26T16-31-39-03-00/630_360_1682515878-564.jpg" xlink:type="simple" xlink:show="embed" xlink:actuate="onLoad" draw:mime-type="image/jpeg"/>
</draw:frame>
Ukrainian Aelina Svitolina has unsuccessfully started at the prestigious soil tournament of the Women's Tenisa Association(WTA)- Mutua Madrid Open - in Madrid(Spain)With a prize fund $ 7.652 million.</text:p>
      <text:p text:style-name="P4">
In the match for the second circle of competitions, Svitolin gave way to Belarusian Sosnovich - 4: 6, 5: 7, reports Ukrinf.</text:p>
      <text:p text:style-name="P4">
The confrontation lasted 1 hour 40 minutes.</text:p>
      <text:p text:style-name="P4">
The next rival Sosnovich will be sown under the 29th number of Czech Mariabouzkov.</text:p>
      <text:p text:style-name="P4">
<text:span text:style-name="T4">
 Read also: </text:span>
 <text:a xlink:type="simple" xlink:href="https://www.ukrinform.ua/rubric-sports/3697931-svitolina-postupilasa-tauson-na-starti-turniru-itf-u-portugalii.html" text:style-name="Internet_20_link" text:visited-style-name="Visited_20_Internet_20_Link">
</text:a>
The Madrid tournament will last until May 6.</text:p>
      <text:p text:style-name="P4">
Photo: Axion Open.</text:p>
      <text:p text:style-name="P4">
News Source: <text:a xlink:type="simple" xlink:href="https://www.ukrinform.ua/rubric-sports/3701047-svitolina-dostrokovo-zaversila-vistup-na-turniri-wta-u-madridi.html" text:style-name="Internet_20_link" text:visited-style-name="Visited_20_Internet_20_Link">
https://www.ukrinform.ua/rubric-sports/3701047-svitolina-dostrokovo-zaversila-vistup-na-turniri-wta-u-madridi.html</text:a>
</text:p>
      <!--NEWS-->
      <text:h text:style-name="P10" text:outline-level="1">
<text:span text:style-name="T4">
In Ternopil region in college will be taught a new profession - to manage drone</text:span>
</text:h>
      <text:p text:style-name="P4">
Authors: Ukrinform (Person)</text:p>
      <text:p text:style-name="P4">
Publisher: Укринформ (Organization)</text:p>
      <text:p text:style-name="P4">
Published Time: 2023-04-26T16:33:00+03:00</text:p>
      <text:p text:style-name="P4">
Modified Time: 2023-04-26T16:33:00+03:00</text:p>
      <text:p text:style-name="P4">
Description: In the Ternopil region they will be taught a new profession - "operator of land controls of unmanned aerial vehicle (drone)". - Ukrinform.</text:p>
      <text:p text:style-name="P4">
Images: ["<text:a xlink:type="simple" xlink:href="https://static.ukrinform.com/photos/2023_04/thumb_files/630_360_1682522712-429.jpg" text:style-name="Internet_20_link" text:visited-style-name="Visited_20_Internet_20_Link">
630_360_16825...</text:a>
"]</text:p>
      <text:p text:style-name="P4">
Tags: ['Безпілотник', 'Освіта', 'Тернопільщина']</text:p>
      <text:p text:style-name="P4">
Type: Article</text:p>
      <!--METADATA-->
      <text:p text:style-name="P4">
<draw:frame draw:style-name="fr1" draw:name="Image162" text:anchor-type="as-char" svg:width="6.9236in" svg:height="3.956343in" draw:z-index="0">
<draw:image xlink:href="../Images/yкринформ/2023-04-26T16-33-00-03-00/630_360_1682522712-429.jpg" xlink:type="simple" xlink:show="embed" xlink:actuate="onLoad" draw:mime-type="image/jpeg"/>
</draw:frame>
The Nalopoil region will be taught a new profession - "ground -based landing operator with an unmanned aerial vehicle(drone)".</text:p>
      <text:p text:style-name="P4">
About it reports in <text:a xlink:type="simple" xlink:href="https://t.me/ternopilskaODA/3234" text:style-name="Internet_20_link" text:visited-style-name="Visited_20_Internet_20_Link">
</text:a>
Volodymyr Trush, Head of Ternopil, Ukrinform reports.</text:p>
      <text:p text:style-name="P4">
“Previously, such a profession was only in higher education institutions, from now on and in a professional school. For the first time in Ukraine such specialists will be prepared on the basis of college, ”the message reads.</text:p>
      <text:p text:style-name="P4">
It is noted that this was made possible by the joint work of the MESU, Ternopil Ova and Ternopil Professional College with enhanced military and physical training.</text:p>
      <text:p text:style-name="P4">
The training will last from one and a half months to three years.</text:p>
      <text:p text:style-name="P4">
According to the chief of OVA, since September, a professional college with a strengthened military training will receive 30 public places for this profession. And the college -based Usezaraz is open for those who want to learn how to control the drone.</text:p>
      <text:p text:style-name="P4">
The students will receive both theoretical and practical knowledge. The training will be conducted by four highly qualified specialists.</text:p>
      <text:p text:style-name="P4">
It is also informed that for practical use of knowledge of a new discipline, specialized computer aircraft believers have received.</text:p>
      <text:p text:style-name="P4">
<text:span text:style-name="T4">
 Read also: </text:span>
 <text:a xlink:type="simple" xlink:href="https://www.ukrinform.ua/rubric-technology/3689505-za-proektom-armia-droniv-vze-zakupili-ponad-32-tisaci-bezpilotnikiv.html" text:style-name="Internet_20_link" text:visited-style-name="Visited_20_Internet_20_Link">
<text:span text:style-name="T4">
 Army </text:span>
 <text:span text:style-name="T4">
 Drones </text:span>
</text:a>
As reported by Ukrinform, in February, the Ozernyansk community, in Ternopil region, won a grant, which has set up a modern youth space and launched a launcher in which the young people are engaged.</text:p>
      <text:p text:style-name="P4">
News Source: <text:a xlink:type="simple" xlink:href="https://www.ukrinform.ua/rubric-regions/3701109-na-ternopilsini-v-koledzi-navcatimut-novij-profesii-keruvati-dronom.html" text:style-name="Internet_20_link" text:visited-style-name="Visited_20_Internet_20_Link">
https://www.ukrinform.ua/rubric-regions/3701109-na-ternopilsini-v-koledzi-navcatimut-novij-profesii-keruvati-dronom.html</text:a>
</text:p>
      <!--NEWS-->
      <text:h text:style-name="P10" text:outline-level="1">
<text:span text:style-name="T4">
Banks predict the revival of business lending - NBU</text:span>
</text:h>
      <text:p text:style-name="P4">
Authors: Ukrinform (Person)</text:p>
      <text:p text:style-name="P4">
Publisher: Укринформ (Organization)</text:p>
      <text:p text:style-name="P4">
Published Time: 2023-04-26T16:35:18+03:00</text:p>
      <text:p text:style-name="P4">
Modified Time: 2023-04-26T16:35:18+03:00</text:p>
      <text:p text:style-name="P4">
Description: Banks expect to grow a corporate loan portfolio without deteriorating its quality. - Ukrinform.</text:p>
      <text:p text:style-name="P4">
Images: ["<text:a xlink:type="simple" xlink:href="https://static.ukrinform.com/photos/2023_03/thumb_files/630_360_1679320501-539.png" text:style-name="Internet_20_link" text:visited-style-name="Visited_20_Internet_20_Link">
630_360_16793...</text:a>
"]</text:p>
      <text:p text:style-name="P4">
Tags: ['Банк', 'Кредит', 'Нацбанк', 'Опитування']</text:p>
      <text:p text:style-name="P4">
Type: Article</text:p>
      <!--METADATA-->
      <text:p text:style-name="P4">
<draw:frame draw:style-name="fr1" draw:name="Image163" text:anchor-type="as-char" svg:width="6.9236in" svg:height="3.956343in" draw:z-index="0">
<draw:image xlink:href="../Images/yкринформ/2023-04-26T16-35-18-03-00/630_360_1679320501-539.png" xlink:type="simple" xlink:show="embed" xlink:actuate="onLoad" draw:mime-type="image/png"/>
</draw:frame>
Banques are growing on the growth of a corporate loan portfolio without deteriorating its fashion.</text:p>
      <text:p text:style-name="P4">
According to Ukrinform, the results of a quarterly survey of banks on the terms of lending indicate this, reports <text:a xlink:type="simple" xlink:href="https://bank.gov.ua/ua/news/all/banki-ochikuyut-na-zrostannya-korporativnogo-kreditnogo-portfelya-bez-pogirshennya-yogo-yakosti--rezultati-opituvannya-pro-umovi-bankivskogo-kredituvannya" text:style-name="Internet_20_link" text:visited-style-name="Visited_20_Internet_20_Link">
</text:a>
"Banks have improved expectations regarding the prospects of lending: part -time -exponents expected to rise in business lending, have recovered to pre -war level. Banks of credit standards, demand, approval of applications for loans and other indicators of credit for the last three quarters are being improved," the statement said.</text:p>
      <text:p text:style-name="P4">
It is noted that the demand for corporate loans in the first quarter of 2023 increased the need for working capital, but the change in interest rates was made. In the second quarter, banks are expecting an increase in demand for all businesses for business. Most of all - for loans from small and medium -sized businesses, short -term and hryvnia loans.</text:p>
      <text:p text:style-name="P4">
Respondents predict in the second quarter of 2023 also increased demand and are retained <text:a xlink:type="simple" xlink:href="https://www.ukrinform.ua/tag-kredit" text:style-name="Internet_20_link" text:visited-style-name="Visited_20_Internet_20_Link">
</text:a>
. Most of all - at the mortgage. The demand for the mortgage continues to grow the second quarter of the "enhancement of consumer moods and the growth of savings. At the same time, demand slows down restrained expectations for the development of the market. The deterioration of the quality of corporate loans over the next 12 months does not expect, but for households the quality will be somewhat deteriorated.</text:p>
      <text:p text:style-name="P4">
In the first quarter, banks strengthened corporate lending standards. Most for long -term and currency loans. In the second quarter, the standards are further projected. To a greater extent - for large enterprises of tadorous loans. At the same time, financial institutions plan to weaken the Credit Standards for SME.</text:p>
      <text:p text:style-name="P4">
<text:span text:style-name="T4">
 Read also: </text:span>
 <text:a xlink:type="simple" xlink:href="https://www.ukrinform.ua/rubric-economy/3690982-biznes-trohi-pokrasiv-perspektivi-svoei-dialnosti-nbu.html" text:style-name="Internet_20_link" text:visited-style-name="Visited_20_Internet_20_Link">
<text:span text:style-name="T4">
 business </text:span>
 <text:span text:style-name="T4">
 slightly </text:span>
 <text:span text:style-name="T4">
 </text:span>
 improved <text:span text:style-name="T4">
 </text:span>
 Perspectives <text:span text:style-name="T4">
<text:span text:style-name="T5">
* its </text:span>
* </text:span>
 <text:span text:style-name="T4">
 activity </text:span>
 <text:span text:style-name="T4">
 </text:span>
 NBU **</text:a>
</text:p>
      <text:p text:style-name="P4">
It was reported that a survey on the terms of bank lending was conducted from March 17 to April 7, 2023 among bank credit managers. 26 financial institutions were answered, the share of which in the total volume of assets of the Bank system is 96%. The results of the survey reflect the superstitious and are not estimates or forecasts of the National Bank.</text:p>
      <text:p text:style-name="P4">
<text:span text:style-name="T5">
Foto: NBU</text:span>
</text:p>
      <text:p text:style-name="P4">
News Source: <text:a xlink:type="simple" xlink:href="https://www.ukrinform.ua/rubric-economy/3701050-banki-prognozuut-pozvavlenna-kredituvanna-biznesu-nbu.html" text:style-name="Internet_20_link" text:visited-style-name="Visited_20_Internet_20_Link">
https://www.ukrinform.ua/rubric-economy/3701050-banki-prognozuut-pozvavlenna-kredituvanna-biznesu-nbu.html</text:a>
</text:p>
      <!--NEWS-->
      <text:h text:style-name="P10" text:outline-level="1">
<text:span text:style-name="T4">
Laputina got acquainted with the practitioners of veteran politicians in the United States</text:span>
</text:h>
      <text:p text:style-name="P4">
Authors: Ukrinform (Person)</text:p>
      <text:p text:style-name="P4">
Publisher: Укринформ (Organization)</text:p>
      <text:p text:style-name="P4">
Published Time: 2023-04-26T16:40:03+03:00</text:p>
      <text:p text:style-name="P4">
Modified Time: 2023-04-26T16:40:03+03:00</text:p>
      <text:p text:style-name="P4">
Description: Veterans Minister Yulia Laputina held meetings with US officials and organizations to attract the experience of US veteran policies in Ukraine. - Ukrinform.</text:p>
      <text:p text:style-name="P4">
Images: ["<text:a xlink:type="simple" xlink:href="https://static.ukrinform.com/photos/2023_04/thumb_files/630_360_1682516189-2601.jpeg" text:style-name="Internet_20_link" text:visited-style-name="Visited_20_Internet_20_Link">
630_360_16825...</text:a>
", "<text:a xlink:type="simple" xlink:href="https://static.ukrinform.com/photos/2023_04/thumb_files/630_360_1682516189-1097.jpeg" text:style-name="Internet_20_link" text:visited-style-name="Visited_20_Internet_20_Link">
630_360_16825...</text:a>
", "<text:a xlink:type="simple" xlink:href="https://static.ukrinform.com/photos/2023_04/thumb_files/630_360_1682516189-4301.jpeg" text:style-name="Internet_20_link" text:visited-style-name="Visited_20_Internet_20_Link">
630_360_16825...</text:a>
", "<text:a xlink:type="simple" xlink:href="https://static.ukrinform.com/photos/2023_04/thumb_files/630_360_1682516189-2860.jpeg" text:style-name="Internet_20_link" text:visited-style-name="Visited_20_Internet_20_Link">
630_360_16825...</text:a>
", "<text:a xlink:type="simple" xlink:href="https://static.ukrinform.com/photos/2023_04/thumb_files/630_360_1682516189-7296.jpeg" text:style-name="Internet_20_link" text:visited-style-name="Visited_20_Internet_20_Link">
630_360_16825...</text:a>
", "<text:a xlink:type="simple" xlink:href="https://static.ukrinform.com/photos/2023_04/thumb_files/630_360_1682516189-2756.jpeg" text:style-name="Internet_20_link" text:visited-style-name="Visited_20_Internet_20_Link">
630_360_16825...</text:a>
", "<text:a xlink:type="simple" xlink:href="https://static.ukrinform.com/photos/2023_04/thumb_files/630_360_1682516190-7622.jpeg" text:style-name="Internet_20_link" text:visited-style-name="Visited_20_Internet_20_Link">
630_360_16825...</text:a>
", "<text:a xlink:type="simple" xlink:href="https://static.ukrinform.com/photos/2023_04/thumb_files/630_360_1682516190-9917.jpeg" text:style-name="Internet_20_link" text:visited-style-name="Visited_20_Internet_20_Link">
630_360_16825...</text:a>
", "<text:a xlink:type="simple" xlink:href="https://static.ukrinform.com/photos/2023_04/thumb_files/630_360_1682516190-6943.jpeg" text:style-name="Internet_20_link" text:visited-style-name="Visited_20_Internet_20_Link">
630_360_16825...</text:a>
", "<text:a xlink:type="simple" xlink:href="https://static.ukrinform.com/photos/2023_04/thumb_files/630_360_1682516190-3588.jpeg" text:style-name="Internet_20_link" text:visited-style-name="Visited_20_Internet_20_Link">
630_360_16825...</text:a>
"]</text:p>
      <text:p text:style-name="P4">
Tags: ['США', 'Міністерство у справах ветеранів', 'Лапутіна']</text:p>
      <text:p text:style-name="P4">
Type: Article</text:p>
      <!--METADATA-->
      <text:p text:style-name="P4">
<draw:frame draw:style-name="fr1" draw:name="Image164" text:anchor-type="as-char" svg:width="6.9236in" svg:height="3.956343in" draw:z-index="0">
<draw:image xlink:href="../Images/yкринформ/2023-04-26T16-40-03-03-00/630_360_1682516189-2601.jpeg" xlink:type="simple" xlink:show="embed" xlink:actuate="onLoad" draw:mime-type="image/jpeg"/>
</draw:frame>
Veterans Minister Yulia Laputina held meetings with American officials and organizations to attract the experience and practices of US veteran politicians in Ukraine.</text:p>
      <text:p text:style-name="P4">
About it reports <text:a xlink:type="simple" xlink:href="https://mva.gov.ua/ua/news/yuliya-laputina-u-ssha-oznajomilasya-z-praktikami-veteranskih-politik-ta-prezentuvala-proyekti-minveteraniv" text:style-name="Internet_20_link" text:visited-style-name="Visited_20_Internet_20_Link">
</text:a>
, reports Ukrinform.</text:p>
      <text:p text:style-name="P4">
"While visiting Va Richmond Health Care, a medical center for veterans of Wrychmondi - Yulia Laputina, I got acquainted with the system of medical institutions for war of war. Almost 1300 specialized institutions are subordinate to the Networks. ", - the message says.</text:p>
      <text:p text:style-name="P4">
Laputina stressed that Ukraine should introduce the best practices of medical and psychic rehabilitation for its soldiers, as a large number of defenders of the satellilities will return home with various injuries after victory. “We have a new rehabilitation system to successfully regain our warriors. We will introduce new technologies in the rehabilitation of taut, and I am convinced that the US experience will help us, ”the minister said.In addition, during a meeting with American officials, the head of the Ministry of Defense discussed the strategy for the implementation of the system of transition of the Brival Service to Civil Life in Ukraine. According to her, the qualitative reintegration of vetrans and their families for peaceful life is a priority in the orderly Ukrainian policy.</text:p>
      <text:p text:style-name="P4">
<text:span text:style-name="T4">
 Read also: </text:span>
 <text:a xlink:type="simple" xlink:href="https://www.ukrinform.ua/rubric-society/3687799-kosti-za-programou-minveteraniv-i-cervonogo-hresta-otrimali-ponad-10-tisac-osib-laputina.html" text:style-name="Internet_20_link" text:visited-style-name="Visited_20_Internet_20_Link">
<text:span text:style-name="T4">
 Laputina </text:span>
</text:a>
Laputina also got acquainted with the practices of starting and maintaining a veteran entrepreneurship in the United States.</text:p>
      <text:p text:style-name="P4">
It was reported that a grant program for the financing of creation or the development of its own business has begun in Ukraine.</text:p>
      <text:p text:style-name="P4">
News Source: <text:a xlink:type="simple" xlink:href="https://www.ukrinform.ua/rubric-society/3701054-laputina-oznajomilas-iz-praktikami-veteranskih-politik-u-ssa.html" text:style-name="Internet_20_link" text:visited-style-name="Visited_20_Internet_20_Link">
https://www.ukrinform.ua/rubric-society/3701054-laputina-oznajomilas-iz-praktikami-veteranskih-politik-u-ssa.html</text:a>
</text:p>
      <!--NEWS-->
      <text:h text:style-name="P10" text:outline-level="1">
<text:span text:style-name="T4">
Meloni wants the Italians to apply the experience of their economic miracle in the 1960s in Ukraine</text:span>
</text:h>
      <text:p text:style-name="P4">
Authors: Ukrinform (Person)</text:p>
      <text:p text:style-name="P4">
Publisher: Укринформ (Organization)</text:p>
      <text:p text:style-name="P4">
Published Time: 2023-04-26T16:44:00+03:00</text:p>
      <text:p text:style-name="P4">
Modified Time: 2023-04-26T16:44:00+03:00</text:p>
      <text:p text:style-name="P4">
Description: The Chairman of the Council of Ministers of the Italian Republic of George Meloni wants the Italians with their experience of revival after the Second World War and the economic miracle of the 1960s joined the construction of the future economic miracle of Ukraine. - Ukrinform.</text:p>
      <text:p text:style-name="P4">
Images: ["<text:a xlink:type="simple" xlink:href="https://static.ukrinform.com/photos/2023_04/thumb_files/630_360_1682520523-521.jpg" text:style-name="Internet_20_link" text:visited-style-name="Visited_20_Internet_20_Link">
630_360_16825...</text:a>
"]</text:p>
      <text:p text:style-name="P4">
Tags: ['Італія', 'Відновлення України', 'Джорджа Мелоні']</text:p>
      <text:p text:style-name="P4">
Type: Article</text:p>
      <!--METADATA-->
      <text:p text:style-name="P4">
<draw:frame draw:style-name="fr1" draw:name="Image165" text:anchor-type="as-char" svg:width="6.9236in" svg:height="3.956343in" draw:z-index="0">
<draw:image xlink:href="../Images/yкринформ/2023-04-26T16-44-00-03-00/630_360_1682520523-521.jpg" xlink:type="simple" xlink:show="embed" xlink:actuate="onLoad" draw:mime-type="image/jpeg"/>
</draw:frame>
The heads of ministers of the Italian Republic of George Meloni wants the Italians to go through the experience of Renaissance after the Second World War and the economic miracle of the 1960s in the 1960s joined the construction of the future economic miracle of Ukraine.</text:p>
      <text:p text:style-name="P4">
Meloni said this in a speech at a bilateral conference in Rome, reports Ukrinform.</text:p>
      <text:p text:style-name="P4">
“We are now helping Ukraine to create a new head in our history, and in Italy all cards in our hands to play a paramount role in this process ... We, the Italians, after the horrors of the Second World War, built an economic miracle in the 1960s. I want us, the Italians, with our Know -How built a region of Ukraine's economic miracle, ”said Meloni.</text:p>
      <text:p text:style-name="P4">
According to her, it is a challenge that the Italians can respond, because they have well -repaired the ability to turn crises into new opportunities.</text:p>
      <text:p text:style-name="P4">
“This can also lead to the fact that the economic level in Kyiv will be very fast. This can happen faster than we think, ” - said the Land <text:a xlink:type="simple" xlink:href="https://www.ukrinform.ua/tag-italia" text:style-name="Internet_20_link" text:visited-style-name="Visited_20_Internet_20_Link">
</text:a>
.</text:p>
      <text:p text:style-name="P4">
<text:span text:style-name="T4">
 Read also: </text:span>
 <text:a xlink:type="simple" xlink:href="https://www.ukrinform.ua/rubric-ato/3701032-italia-hoce-prijnati-konferenciu-z-vidnovlenna-ukraini-u-2025-roci-meloni.html" text:style-name="Internet_20_link" text:visited-style-name="Visited_20_Internet_20_Link">
<text:span text:style-name="T4">
 Melonney </text:span>
</text:a>
As it was reported, in Rome on April 26 there is a bilateral conference from the work of Ukraine.</text:p>
      <text:p text:style-name="P4">
<text:span text:style-name="T5">
Foto: Denis Shmigal/Telegram</text:span>
</text:p>
      <text:p text:style-name="P4">
News Source: <text:a xlink:type="simple" xlink:href="https://www.ukrinform.ua/rubric-vidbudova/3701055-meloni-hoce-sob-italijci-zastosuvali-dosvid-svogo-ekonomicnogo-diva-1960h-rokiv-v-ukraini.html" text:style-name="Internet_20_link" text:visited-style-name="Visited_20_Internet_20_Link">
https://www.ukrinform.ua/rubric-vidbudova/3701055-meloni-hoce-sob-italijci-zastosuvali-dosvid-svogo-ekonomicnogo-diva-1960h-rokiv-v-ukraini.html</text:a>
</text:p>
      <!--NEWS-->
      <text:h text:style-name="P10" text:outline-level="1">
<text:span text:style-name="T4">
How many Ukrainians spend on books</text:span>
</text:h>
      <text:p text:style-name="P4">
Authors: Ukrinform (Person)</text:p>
      <text:p text:style-name="P4">
Publisher: Укринформ (Organization)</text:p>
      <text:p text:style-name="P4">
Published Time: 2023-04-26T16:48:55+03:00</text:p>
      <text:p text:style-name="P4">
Modified Time: 2023-04-26T16:48:55+03:00</text:p>
      <text:p text:style-name="P4">
Description: Over the last year, 46% of respondents bought paper books: 14.4% spent up to 200 UAH per month, 17.8%-201-500 UAH, 9%-501-1 000 hryvnias, 4.8%-over UAH 1,000. - Ukrinform.</text:p>
      <text:p text:style-name="P4">
Images: ["<text:a xlink:type="simple" xlink:href="https://static.ukrinform.com/photos/2020_02/thumb_files/630_360_1580848468-581.jpg" text:style-name="Internet_20_link" text:visited-style-name="Visited_20_Internet_20_Link">
630_360_15808...</text:a>
", "<text:a xlink:type="simple" xlink:href="https://static.ukrinform.com/photos/2023_04/1682516612-349.png" text:style-name="Internet_20_link" text:visited-style-name="Visited_20_Internet_20_Link">
1682516612-34...</text:a>
"]</text:p>
      <text:p text:style-name="P4">
Tags: ['Книги', 'Опитування']</text:p>
      <text:p text:style-name="P4">
Type: Article</text:p>
      <!--METADATA-->
      <text:p text:style-name="P4">
<draw:frame draw:style-name="fr1" draw:name="Image166" text:anchor-type="as-char" svg:width="6.9236in" svg:height="3.956343in" draw:z-index="0">
<draw:image xlink:href="../Images/yкринформ/2023-04-26T16-48-55-03-00/630_360_1580848468-581.jpg" xlink:type="simple" xlink:show="embed" xlink:actuate="onLoad" draw:mime-type="image/jpeg"/>
</draw:frame>
In the year, 46% of respondents bought paper books: 14.4% for a month spent up to 200 UAH, 17.8%-201-500 UAH, 9%-501-1 000 UAH, 4.8%-over UAH 1,000.</text:p>
      <text:p text:style-name="P4">
According to Ukrinform, the results indicate this <text:a xlink:type="simple" xlink:href="https://news.uifuture.org/zvit-za-rezultatami-onlayn-opituvan/" text:style-name="Internet_20_link" text:visited-style-name="Visited_20_Internet_20_Link">
</text:a>
"New Image Marketing Group" commissioned by the Ukrainian Institute for a future practice of reading Ukrainians during a full -scale war.</text:p>
      <text:p text:style-name="P4">
<draw:frame draw:style-name="fr1" draw:name="Image167" text:anchor-type="as-char" svg:width="6.9236in" svg:height="5.720084in" draw:z-index="0">
<draw:image xlink:href="../Images/yкринформ/2023-04-26T16-48-55-03-00/1682516612-349.png" xlink:type="simple" xlink:show="embed" xlink:actuate="onLoad" draw:mime-type="image/png"/>
</draw:frame>
“Paper books are more willingly read and purchased by the participants of the study - 46% of respondents bought paper <text:a xlink:type="simple" xlink:href="https://www.ukrinform.ua/tag-kniga" text:style-name="Internet_20_link" text:visited-style-name="Visited_20_Internet_20_Link">
</text:a>
Over the last year, the structure of average costs per month is as follows: 14.4%-up to 200 UAH, 17.8%-201-500 UAH, 9%-501-1 000 UAH, 4.8%-more than 1000 UAH ”,--- It is in the study.</text:p>
      <text:p text:style-name="P4">
E-books have been bought about 17% of respondents over the last year, in this time, the average cost per month for this type of books is as follows: 8.5%-up to 200UAH, 5%-201-500 UAH, 1.9%-501-1000 UAH, 1, 1, 1, 1, 1 4% - more than 1000 UAH.</text:p>
      <text:p text:style-name="P4">
Audiobooks have bought about 13% of respondents over the last year, the average cost structure per month: 7.2%-up to 200 UAH, 3.4%-201-500 UAH, 1.2%-501-1000 UAH, 1.1%- More than 1000 UAH.</text:p>
      <text:p text:style-name="P4">
<text:span text:style-name="T4">
 Read also: </text:span>
 <text:a xlink:type="simple" xlink:href="https://www.ukrinform.ua/rubric-culture/3700988-u-persi-misaci-z-pocatku-vtorgnenna-rf-39-ukrainciv-zovsim-ne-citali-knizok.html" text:style-name="Internet_20_link" text:visited-style-name="Visited_20_Internet_20_Link">
<text:span text:style-name="T4">
 books </text:span>
</text:a>
In addition, the respondents of the younger age category(18-35 years)More commonly, the age categories reported that they bought books(by all types of books), at the same time, they also have higher average costs of books per month in the last year. They also bought books more often more often and on average they spent on average interviewed from Kiev and the West.</text:p>
      <text:p text:style-name="P4">
The study states that during a full -scale war, the number of pro -reading books decreased, so 42% of respondents noted that after 24th 2022 they read/listened to(At least fragmentary)up to 5 books, 16% - from 5 to 10 books, 10% - from 10 to 20 books, 9% - more than 20 books, 23% - have not read a single book.</text:p>
      <text:p text:style-name="P4">
At the same time, in the period 2021 and at the beginning of 2022, they did not read any book14% of respondents, 37% - read up to 5 books, 22% - from 5 to 10 books, 12% - from 10 to 20 books, 15% - more than 20 books , only 14% - they did not read any book, at least fragmented.Women, respondents of the senior age and Kievans read a large number of books on the average to a full -scale invasion and after its beginning.</text:p>
      <text:p text:style-name="P4">
The study was conducted from April 13 to 18, 2022 throughout the territory of Ukraine, except for settlements in the temporarily uncontrolled territories of part of Donetsk, Zaporizhzhya, Lugansk and Kherson regions occupied by Arkrime.</text:p>
      <text:p text:style-name="P4">
1200 respondents were interviewed. The method is an online survey on an interactively structured questionnaire.</text:p>
      <text:p text:style-name="P4">
<text:span text:style-name="T4">
 Read also: </text:span>
 <text:a xlink:type="simple" xlink:href="https://www.ukrinform.ua/rubric-culture/3697898-so-pocitati-5-detektiviv-vid-akih-vi-ne-zmozete-vidirvatisa.html" text:style-name="Internet_20_link" text:visited-style-name="Visited_20_Internet_20_Link">
</text:a>
The sample represents the adult population of Ukraine 18 years and older Internet users. The statistical error with a probability of 0.95 does not exceed 2.89%.</text:p>
      <text:p text:style-name="P4">
As reported by Ukrinform, <text:a xlink:type="simple" xlink:href="https://www.ukrinform.ua/rubric-culture/3677851-urad-shvaliv-strategiu-citanna-na-20232032-roki.html" text:style-name="Internet_20_link" text:visited-style-name="Visited_20_Internet_20_Link">
</text:a>
"Reading as a life strategy" <text:a xlink:type="simple" xlink:href="https://www.ukrinform.ua/rubric-culture/3677851-urad-shvaliv-strategiu-citanna-na-20232032-roki.html" text:style-name="Internet_20_link" text:visited-style-name="Visited_20_Internet_20_Link">
</text:a>
for 2023–2032, which will form a habit of reading among Ukrainians.</text:p>
      <text:p text:style-name="P4">
News Source: <text:a xlink:type="simple" xlink:href="https://www.ukrinform.ua/rubric-culture/3701057-skilki-ukrainci-vitracaut-na-knizki.html" text:style-name="Internet_20_link" text:visited-style-name="Visited_20_Internet_20_Link">
https://www.ukrinform.ua/rubric-culture/3701057-skilki-ukrainci-vitracaut-na-knizki.html</text:a>
</text:p>
      <!--NEWS-->
      <text:h text:style-name="P10" text:outline-level="1">
<text:span text:style-name="T4">
The Danish Management Window Manufacturer has launched a new product in Ukraine</text:span>
</text:h>
      <text:p text:style-name="P4">
Authors: Ukrinform (Person)</text:p>
      <text:p text:style-name="P4">
Publisher: Укринформ (Organization)</text:p>
      <text:p text:style-name="P4">
Published Time: 2023-04-26T16:53:22+03:00</text:p>
      <text:p text:style-name="P4">
Modified Time: 2023-04-26T16:53:22+03:00</text:p>
      <text:p text:style-name="P4">
Description: Danish manufacturer of attic windows Velux Group has started manufacturing a control system for electrical market windows, curtains and shutters of its own brand. - Ukrinform.</text:p>
      <text:p text:style-name="P4">
Images: ["<text:a xlink:type="simple" xlink:href="https://static.ukrinform.com/photos/2023_04/thumb_files/630_360_1682516843-755.jpg" text:style-name="Internet_20_link" text:visited-style-name="Visited_20_Internet_20_Link">
630_360_16825...</text:a>
", "<text:a xlink:type="simple" xlink:href="https://static.ukrinform.com/photos/2023_04/1682516843-451.jpg" text:style-name="Internet_20_link" text:visited-style-name="Visited_20_Internet_20_Link">
1682516843-45...</text:a>
", "<text:a xlink:type="simple" xlink:href="https://static.ukrinform.com/photos/2023_04/1682516843-916.jpg" text:style-name="Internet_20_link" text:visited-style-name="Visited_20_Internet_20_Link">
1682516843-91...</text:a>
", "<text:a xlink:type="simple" xlink:href="https://static.ukrinform.com/photos/2023_04/1682516843-537.jpg" text:style-name="Internet_20_link" text:visited-style-name="Visited_20_Internet_20_Link">
1682516843-53...</text:a>
"]</text:p>
      <text:p text:style-name="P4">
Tags: ['Данія', 'Закарпаття', 'Velux Group']</text:p>
      <text:p text:style-name="P4">
Type: Article</text:p>
      <!--METADATA-->
      <text:p text:style-name="P4">
<draw:frame draw:style-name="fr1" draw:name="Image168" text:anchor-type="as-char" svg:width="6.9236in" svg:height="3.956343in" draw:z-index="0">
<draw:image xlink:href="../Images/yкринформ/2023-04-26T16-53-22-03-00/630_360_1682516843-755.jpg" xlink:type="simple" xlink:show="embed" xlink:actuate="onLoad" draw:mime-type="image/jpeg"/>
</draw:frame>
The Danish Dangered Windows of Velux Group started manufacturing a system of management for electrical market windows, curtains and shutters of its own brand in Ukraine.</text:p>
      <text:p text:style-name="P4">
According to the Velux representation press service in Ukraine, the new Veluxtouch product will be produced at the capacities of the American electronics manufacturer in the Transcarpathian region, Ukrinform reports.</text:p>
      <text:p text:style-name="P4">
Commenting on production launch, the director of "Velux Ukraine" Yuri Tkachenko replaced that "production of Velux products in Ukraine is the first similar success for us, and we are proud of what benefit it can bring to the Ukrainian Narode and <text:a xlink:type="simple" xlink:href="https://www.ukrinform.ua/tag-ekonomika" text:style-name="Internet_20_link" text:visited-style-name="Visited_20_Internet_20_Link">
</text:a>
At this difficult time. Despite the number of challenges facing the country, the production of the latest product Velux can provide new jobs and support the reconstruction of Ukraine by stimulating the development of its economy. "</text:p>
      <text:p text:style-name="P4">
<draw:frame draw:style-name="fr1" draw:name="Image169" text:anchor-type="as-char" svg:width="6.640625in" svg:height="10.0in" draw:z-index="0">
<draw:image xlink:href="../Images/yкринформ/2023-04-26T16-53-22-03-00/1682516843-451.jpg" xlink:type="simple" xlink:show="embed" xlink:actuate="onLoad" draw:mime-type="image/jpeg"/>
</draw:frame>
As noted <text:a xlink:type="simple" xlink:href="https://www.velux.ua/uk-ua" text:style-name="Internet_20_link" text:visited-style-name="Visited_20_Internet_20_Link">
</text:a>
Earlier at the Jabil Vuzhgorod plant, individual components and spare parts for the international portfolio Velux were made, and the Velux Touch system became the first product company fully manufactured in Ukraine. Prior to its creation, the assembly of the developers of the manufacturer.</text:p>
      <text:p text:style-name="P4">
<draw:frame draw:style-name="fr1" draw:name="Image170" text:anchor-type="as-char" svg:width="6.9236in" svg:height="4.421909in" draw:z-index="0">
<draw:image xlink:href="../Images/yкринформ/2023-04-26T16-53-22-03-00/1682516843-916.jpg" xlink:type="simple" xlink:show="embed" xlink:actuate="onLoad" draw:mime-type="image/jpeg"/>
</draw:frame>
According to the company, the Velux Touch system is a product mainly export, the supply of which is set up to 38 countries with the representation of the Velux Group, and another 30 countries where the company has partner communications. “We are glad that clients who use our modern ventilation and sunscreen control over the attic windows will now see Made in Ukraine label on their product. In addition, we will be called that our decision on production in Ukraine will be an example for other companies, ”Tkachenko said.</text:p>
      <text:p text:style-name="P4">
<draw:frame draw:style-name="fr1" draw:name="Image171" text:anchor-type="as-char" svg:width="6.9236in" svg:height="4.597703in" draw:z-index="0">
<draw:image xlink:href="../Images/yкринформ/2023-04-26T16-53-22-03-00/1682516843-537.jpg" xlink:type="simple" xlink:show="embed" xlink:actuate="onLoad" draw:mime-type="image/jpeg"/>
</draw:frame>
As noted in the company's release, the representation of Velux in Ukraine was opened in 2001. The company points out that Velux has long -term planning for the development of its business in the local Ukrainian market. In addition to launching, despite the war, the company stopped production and trading activities of Russian and Belarus: in 2015, Velux Group closed its plant in Russia, in 2022-trade companies in both countries mentioned.<text:span text:style-name="T4">
 Read also: </text:span>
 <text:a xlink:type="simple" xlink:href="https://www.ukrinform.ua/rubric-vidbudova/3698380-dania-nadala-dopomogu-ponad-20-miljoniv-dla-vidbudovi-mikolaivsini-kim.html" text:style-name="Internet_20_link" text:visited-style-name="Visited_20_Internet_20_Link">
<text:span text:style-name="T4">
 Denmark </text:span>
 <text:span text:style-name="T4">
 </text:span>
 Gave <text:span text:style-name="T4">
 </text:span>
 assistance <text:span text:style-name="T4">
 </text:span>
 over <text:span text:style-name="T4">
 </text:span>
 <text:span text:style-name="T4">
 millions </text:span>
<text:span text:style-name="T5">
 for </text:span>
<text:span text:style-name="T5">
 </text:span>
<text:span text:style-name="T5">
 </text:span>
<text:span text:style-name="T5">
 reconstruction </text:span>
<text:span text:style-name="T5">
 </text:span>
<text:span text:style-name="T5">
 </text:span>
<text:span text:style-name="T5">
 Mykolaiv region </text:span>
<text:span text:style-name="T5">
 </text:span>
<text:span text:style-name="T5">
 </text:span>
<text:span text:style-name="T5">
 </text:span>
<text:span text:style-name="T5">
 </text:span>
<text:span text:style-name="T5">
 Kim </text:span>
*</text:a>
Velux Group is a world -renowned attic window manufacturer. The company also produces windows for flat roofs, light tunnels, sunscreen accessories(Curtains and shutters).</text:p>
      <text:p text:style-name="P4">
Головний офіс Velux Group розташований в місті Херсхольме, Данія.Представництва компанії працюють у 38 країнах, в Україні – з 2001 року.Загальна кількість працівників – більш як 12 500 чоловік.</text:p>
      <text:p text:style-name="P4">
Мансардні вікна Velux продаються у більш ніж 70 країнах. Нині продукція підцією торговою маркою виробляється в 12 країнах, включаючи Україну.</text:p>
      <text:p text:style-name="P4">
News Source: <text:a xlink:type="simple" xlink:href="https://www.ukrinform.ua/rubric-economy/3701059-danskij-virobnik-mansardnih-vikon-rozpocav-vipusk-novogo-produktu-v-ukraini.html" text:style-name="Internet_20_link" text:visited-style-name="Visited_20_Internet_20_Link">
https://www.ukrinform.ua/rubric-economy/3701059-danskij-virobnik-mansardnih-vikon-rozpocav-vipusk-novogo-produktu-v-ukraini.html</text:a>
</text:p>
      <!--NEWS-->
      <text:h text:style-name="P10" text:outline-level="1">
<text:span text:style-name="T4">
Kalinina and Kostyuk got the first rivals at the Tennis Tournament in Spain</text:span>
</text:h>
      <text:p text:style-name="P4">
Authors: Ukrinform (Person)</text:p>
      <text:p text:style-name="P4">
Publisher: Укринформ (Organization)</text:p>
      <text:p text:style-name="P4">
Published Time: 2023-04-26T16:54:27+03:00</text:p>
      <text:p text:style-name="P4">
Modified Time: 2023-04-26T16:54:27+03:00</text:p>
      <text:p text:style-name="P4">
Description: The first and second "racquets" of Ukraine Angelina Kalinina and Marta Kostyuk learned the names of their rivals in the second round of the prestigious tournament of the Women's Tennis Association (WTA) - Mutua Madrid Open - in Madrid (Spain) with a prize fund $ 7.652 million - Ukrinform.</text:p>
      <text:p text:style-name="P4">
Images: ["<text:a xlink:type="simple" xlink:href="https://static.ukrinform.com/photos/2023_04/thumb_files/630_360_1681713960-551.jpg" text:style-name="Internet_20_link" text:visited-style-name="Visited_20_Internet_20_Link">
630_360_16817...</text:a>
"]</text:p>
      <text:p text:style-name="P4">
Tags: ['Теніс', 'Марта Костюк', 'Ангеліна Калініна']</text:p>
      <text:p text:style-name="P4">
Type: Article</text:p>
      <!--METADATA-->
      <text:p text:style-name="P4">
<draw:frame draw:style-name="fr1" draw:name="Image172" text:anchor-type="as-char" svg:width="6.9236in" svg:height="3.956343in" draw:z-index="0">
<draw:image xlink:href="../Images/yкринформ/2023-04-26T16-54-27-03-00/630_360_1681713960-551.jpg" xlink:type="simple" xlink:show="embed" xlink:actuate="onLoad" draw:mime-type="image/jpeg"/>
</draw:frame>
The first Tadrug of "rackets" of Ukraine Angelina Kalinina and Marta Kostyuk learned the names of rivals in the second round of the prestigious tournament of the Women's Tennis Association(WTA)- Mutua Madrid Open - in Madrid(Spain)With a $ 7.652 million prize fund.</text:p>
      <text:p text:style-name="P4">
The permit for the third round of soil competitions is sown at the 30th number of Kalinininrolates with Egyptian Maar Sheriff(# 59 WTA rating), and the 32nd number of "sowing" Kostyuk will come together with Columbia Kamila Osorio(№115), reports Ukrinform.</text:p>
      <text:p text:style-name="P4">
<text:span text:style-name="T4">
 Read also: </text:span>
 <text:a xlink:type="simple" xlink:href="https://www.ukrinform.ua/rubric-sports/3700723-astremska-zigrae-z-finalistkou-vimbldon-na-starti-tenisnogo-turnirui-v-ispanii.html" text:style-name="Internet_20_link" text:visited-style-name="Visited_20_Internet_20_Link">
<text:span text:style-name="T4">
 tennis </text:span>
</text:a>
The Madrid tournament will last until May 6.</text:p>
      <text:p text:style-name="P4">
In the photo: Angelina Kalinina(Getty Images).</text:p>
      <text:p text:style-name="P4">
News Source: <text:a xlink:type="simple" xlink:href="https://www.ukrinform.ua/rubric-sports/3701060-kalinina-i-kostuk-otrimali-persih-supernic-na-tenisnomu-turniri-v-ispanii.html" text:style-name="Internet_20_link" text:visited-style-name="Visited_20_Internet_20_Link">
https://www.ukrinform.ua/rubric-sports/3701060-kalinina-i-kostuk-otrimali-persih-supernic-na-tenisnomu-turniri-v-ispanii.html</text:a>
</text:p>
      <!--NEWS-->
      <text:h text:style-name="P10" text:outline-level="1">
<text:span text:style-name="T4">
In Britain, a chocolate bust of Charles III was created before its coronation</text:span>
</text:h>
      <text:p text:style-name="P4">
Authors: Ukrinform (Person)</text:p>
      <text:p text:style-name="P4">
Publisher: Укринформ (Organization)</text:p>
      <text:p text:style-name="P4">
Published Time: 2023-04-26T16:55:32+03:00</text:p>
      <text:p text:style-name="P4">
Modified Time: 2023-04-26T16:55:32+03:00</text:p>
      <text:p text:style-name="P4">
Description: The Chocolattier team of Mars Wriley's from the English city of Slau created a chocolate bust of British King Charles III before his coronation in early May. - Ukrinform.</text:p>
      <text:p text:style-name="P4">
Images: ["<text:a xlink:type="simple" xlink:href="https://static.ukrinform.com/photos/2023_04/thumb_files/630_360_1682517173-450.png" text:style-name="Internet_20_link" text:visited-style-name="Visited_20_Internet_20_Link">
630_360_16825...</text:a>
", "<text:a xlink:type="simple" xlink:href="https://static.ukrinform.com/photos/2023_04/1682517172-830.png" text:style-name="Internet_20_link" text:visited-style-name="Visited_20_Internet_20_Link">
1682517172-83...</text:a>
"]</text:p>
      <text:p text:style-name="P4">
Tags: ['Британія', 'Чарльз ІІІ', 'Коронація']</text:p>
      <text:p text:style-name="P4">
Type: Article</text:p>
      <!--METADATA-->
      <text:p text:style-name="P4">
<draw:frame draw:style-name="fr1" draw:name="Image173" text:anchor-type="as-char" svg:width="6.9236in" svg:height="3.956343in" draw:z-index="0">
<draw:image xlink:href="../Images/yкринформ/2023-04-26T16-55-32-03-00/630_360_1682517173-450.png" xlink:type="simple" xlink:show="embed" xlink:actuate="onLoad" draw:mime-type="image/png"/>
</draw:frame>
Mars Wriley's team from the English city of Slau is a British King Charles III British -Collection Bust before his coronation at the beginning of May.</text:p>
      <text:p text:style-name="P4">
As Ukrinform reports, it reports <text:a xlink:type="simple" xlink:href="https://www.bbc.com/news/uk-england-berkshire-65396837" text:style-name="Internet_20_link" text:visited-style-name="Visited_20_Internet_20_Link">
</text:a>
 .</text:p>
      <text:p text:style-name="P4">
<draw:frame draw:style-name="fr1" draw:name="Image174" text:anchor-type="as-char" svg:width="6.9236in" svg:height="3.620923in" draw:z-index="0">
<draw:image xlink:href="../Images/yкринформ/2023-04-26T16-55-32-03-00/1682517172-830.png" xlink:type="simple" xlink:show="embed" xlink:actuate="onLoad" draw:mime-type="image/png"/>
</draw:frame>
It took four weeks to create a bust that weighs more than 23 kg. The chocolate Charles III is depicted in the form that he will wear for his coronation on the Westminster Abbey.</text:p>
      <text:p text:style-name="P4">
The Chocolatier team used 2 875 minibatos from Snickers, Mars, Twix, Milky Way for a bust decoration.</text:p>
      <text:p text:style-name="P4">
<text:span text:style-name="T4">
 Read also: </text:span>
 <text:a xlink:type="simple" xlink:href="https://www.ukrinform.ua/rubric-world/3693353-u-britanii-pocali-drukuvati-banknoti-z-zobrazennam-carlza-iii.html" text:style-name="Internet_20_link" text:visited-style-name="Visited_20_Internet_20_Link">
<text:span text:style-name="T4">
 Charles </text:span>
</text:a>
The sweet masterpiece was designed to show the profile of King Charles IIIAsima approximate to the image that will soon decorate stamps, a banknote monetite in the country. The bust itself is planned to be put in the headquarters of the VSLUU firm.</text:p>
      <text:p text:style-name="P4">
It is noted that King Charles III will become the 40th ruling monarch, crowned 1 066.</text:p>
      <text:p text:style-name="P4">
<text:span text:style-name="T4">
 Read also: </text:span>
 <text:a xlink:type="simple" xlink:href="https://www.ukrinform.ua/rubric-world/3696686-u-koronacii-carlza-iii-vizmut-ucast-sist-tisac-vijskovosluzbovciv.html" text:style-name="Internet_20_link" text:visited-style-name="Visited_20_Internet_20_Link">
<text:span text:style-name="T4">
 Charles </text:span>
</text:a>
According to Ukrinform, children who are born in the county in the west of the central part of England Staffordshire on the Day of Coronation of King Charles III on May 6 will receive a commemorative mug.</text:p>
      <text:p text:style-name="P4">
<text:span text:style-name="T5">
Foto: pa media</text:span>
</text:p>
      <text:p text:style-name="P4">
News Source: <text:a xlink:type="simple" xlink:href="https://www.ukrinform.ua/rubric-world/3701061-u-britanii-stvorili-sokoladnij-bust-carlza-iii-pered-jogo-koronacieu.html" text:style-name="Internet_20_link" text:visited-style-name="Visited_20_Internet_20_Link">
https://www.ukrinform.ua/rubric-world/3701061-u-britanii-stvorili-sokoladnij-bust-carlza-iii-pered-jogo-koronacieu.html</text:a>
</text:p>
      <!--NEWS-->
      <text:h text:style-name="P10" text:outline-level="1">
<text:span text:style-name="T4">
The Czech Republic has imposed sanctions against the head of the ROC Kiril</text:span>
</text:h>
      <text:p text:style-name="P4">
Authors: Ukrinform (Person)</text:p>
      <text:p text:style-name="P4">
Publisher: Укринформ (Organization)</text:p>
      <text:p text:style-name="P4">
Published Time: 2023-04-26T16:57:00+03:00</text:p>
      <text:p text:style-name="P4">
Modified Time: 2023-04-26T16:57:00+03:00</text:p>
      <text:p text:style-name="P4">
Description: The Czech Republic has made Patriarch of Moscow and all Russia Cyril in its list of sanctions for the support of the Russian invasion of Ukraine. - Ukrinform.</text:p>
      <text:p text:style-name="P4">
Images: ["<text:a xlink:type="simple" xlink:href="https://static.ukrinform.com/photos/2018_07/thumb_files/630_360_1531299932-7570.jpg" text:style-name="Internet_20_link" text:visited-style-name="Visited_20_Internet_20_Link">
630_360_15312...</text:a>
"]</text:p>
      <text:p text:style-name="P4">
Tags: ['Антиросійські санкції', 'Чехія', 'патріарх Кирил', 'РПЦ']</text:p>
      <text:p text:style-name="P4">
Type: Article</text:p>
      <!--METADATA-->
      <text:p text:style-name="P4">
<draw:frame draw:style-name="fr1" draw:name="Image175" text:anchor-type="as-char" svg:width="6.9236in" svg:height="3.956343in" draw:z-index="0">
<draw:image xlink:href="../Images/yкринформ/2023-04-26T16-57-00-03-00/630_360_1531299932-7570.jpg" xlink:type="simple" xlink:show="embed" xlink:actuate="onLoad" draw:mime-type="image/jpeg"/>
</draw:frame>
The Czechscarespublika made Patriarch of Moscow and all Russia Cyril in her list of sanctions for the support of the Russian invasion of Ukraine.</text:p>
      <text:p text:style-name="P4">
Patriarch's name was approved on April 26 by the Czech Government, as it drops from the list on the Czech Foreign Ministry website, Ukrinform reports with a link to <text:a xlink:type="simple" xlink:href="https://ruski.radio.cz/chehiya-vnesla-patriarha-moskovskogo-v-svoy-sankcionnyy-spisok-8781444" text:style-name="Internet_20_link" text:visited-style-name="Visited_20_Internet_20_Link">
</text:a>
.</text:p>
      <text:p text:style-name="P4">
This means a ban on entering the Patriarch to the Czech Republic and freezing any of his property in the country. The inclusion in the national list of sanctions of government admits the so -called "Magnitsky Law", which came into force in January.</text:p>
      <text:p text:style-name="P4">
The law, which is a Czech version of the Magnite Law, was introduced by the proposal of the Ministry of Foreign Affairs of the country against the background of the continued invasion of Russia into Ukraine in order to attract the activities of organizations and regimes that violate human rights or use terrorist methods and cyberattacks.</text:p>
      <text:p text:style-name="P4">
<text:span text:style-name="T4">
 Read also: </text:span>
 <text:a xlink:type="simple" xlink:href="https://www.ukrinform.ua/rubric-world/3666142-patriarh-kiril-spiguvav-u-zenevi-na-korist-kdb-zmi.html" text:style-name="Internet_20_link" text:visited-style-name="Visited_20_Internet_20_Link">
<text:span text:style-name="T4">
 Kiril </text:span>
</text:a>
The decision on the sanctions list is made by the Government <text:a xlink:type="simple" xlink:href="https://www.ukrinform.ua/tag-cehia" text:style-name="Internet_20_link" text:visited-style-name="Visited_20_Internet_20_Link">
</text:a>
On the basis of proposals, the Ministry of Foreign Affairs submission.</text:p>
      <text:p text:style-name="P4">
News Source: <text:a xlink:type="simple" xlink:href="https://www.ukrinform.ua/rubric-world/3701063-cehia-zaprovadila-sankcii-proti-glavi-rpc-kirila.html" text:style-name="Internet_20_link" text:visited-style-name="Visited_20_Internet_20_Link">
https://www.ukrinform.ua/rubric-world/3701063-cehia-zaprovadila-sankcii-proti-glavi-rpc-kirila.html</text:a>
</text:p>
      <!--NEWS-->
      <text:h text:style-name="P10" text:outline-level="1">
<text:span text:style-name="T4">
Erdogan has taken a day off because of a health deterioration</text:span>
</text:h>
      <text:p text:style-name="P4">
Authors: Ukrinform (Person)</text:p>
      <text:p text:style-name="P4">
Publisher: Укринформ (Organization)</text:p>
      <text:p text:style-name="P4">
Published Time: 2023-04-26T16:59:00+03:00</text:p>
      <text:p text:style-name="P4">
Modified Time: 2023-04-26T16:59:00+03:00</text:p>
      <text:p text:style-name="P4">
Description: Due to the temporary deterioration of health, the President of Turkey took a daily pause in a tight schedule of election campaign on the eve of the presidential and parliamentary elections. - Ukrinform.</text:p>
      <text:p text:style-name="P4">
Images: ["<text:a xlink:type="simple" xlink:href="https://static.ukrinform.com/photos/2022_08/thumb_files/630_360_1660844667-375.jpg" text:style-name="Internet_20_link" text:visited-style-name="Visited_20_Internet_20_Link">
630_360_16608...</text:a>
"]</text:p>
      <text:p text:style-name="P4">
Tags: ['Ердоган', 'Туреччина']</text:p>
      <text:p text:style-name="P4">
Type: Article</text:p>
      <!--METADATA-->
      <text:p text:style-name="P4">
<draw:frame draw:style-name="fr1" draw:name="Image176" text:anchor-type="as-char" svg:width="6.9236in" svg:height="3.956343in" draw:z-index="0">
<draw:image xlink:href="../Images/yкринформ/2023-04-26T16-59-00-03-00/630_360_1660844667-375.jpg" xlink:type="simple" xlink:show="embed" xlink:actuate="onLoad" draw:mime-type="image/jpeg"/>
</draw:frame>
Due to the temporary deterioration of health, the presidential region took a daily pause with a comprehensive schedule of the election campaign on the eve of the presidential election.</text:p>
      <text:p text:style-name="P4">
According to Ukrinform, the President of Turkey reported on his page in <text:a xlink:type="simple" xlink:href="https://twitter.com/rterdogan/status/1651142918676049921" text:style-name="Internet_20_link" text:visited-style-name="Visited_20_Internet_20_Link">
</text:a>
.</text:p>
      <text:p text:style-name="P4">
«Сьогодні буду відпочивати вдома за порадами наших лікарів. На жаль, сьогодніми не зможемо зустрітися з моїми братами з Кіріккале, Йозгаті та Сівасі», -повідомив президент.</text:p>
      <text:p text:style-name="P4">
Участь у зазначених заходах братиме віцепрезидент Фуат Октай.</text:p>
      <text:p text:style-name="P4">
Президент Туреччини висловив намір вже завтра продовжити роботу за ранішескладеним графіком.</text:p>
      <text:p text:style-name="P4">
<text:span text:style-name="T4">
Читайте також:</text:span>
 <text:a xlink:type="simple" xlink:href="https://www.ukrinform.ua/rubric-world/3700634-erdogan-vruciv-komandi-ukrainskih-ratuvalnikiv-medal-podaki.html" text:style-name="Internet_20_link" text:visited-style-name="Visited_20_Internet_20_Link">
 <text:span text:style-name="T4">
Ердоган</text:span>
 </text:a>
Representatives of the opposition, including its leader and the main rival of Erdogan Sibari - the leader of the Republican People's Party of Turkey, Kemaliakilchdyroglu, wished the President a speedy recovery.</text:p>
      <text:p text:style-name="P4">
Turkish President Recep Tayyip Erdogan was ill during a live broadcast of which he was a guest last night. After a 20-minute break, he returned to the broadcast and reported a dense schedule and a temporary deterioration of his health.</text:p>
      <text:p text:style-name="P4">
As reported by Ukrinform, parliamentary and presidential elections in <text:a xlink:type="simple" xlink:href="https://www.ukrinform.ua/tag-tureccina" text:style-name="Internet_20_link" text:visited-style-name="Visited_20_Internet_20_Link">
</text:a>
It will take place on November 14.</text:p>
      <text:p text:style-name="P4">
News Source: <text:a xlink:type="simple" xlink:href="https://www.ukrinform.ua/rubric-world/3701211-erdogan-vzav-vihidnij-cerez-pogirsenna-stanu-zdorova.html" text:style-name="Internet_20_link" text:visited-style-name="Visited_20_Internet_20_Link">
https://www.ukrinform.ua/rubric-world/3701211-erdogan-vzav-vihidnij-cerez-pogirsenna-stanu-zdorova.html</text:a>
</text:p>
      <!--NEWS-->
      <text:h text:style-name="P10" text:outline-level="1">
<text:span text:style-name="T4">
McLaren introduced a luxury sports car</text:span>
</text:h>
      <text:p text:style-name="P4">
Authors: Ukrinform (Person)</text:p>
      <text:p text:style-name="P4">
Publisher: Укринформ (Organization)</text:p>
      <text:p text:style-name="P4">
Published Time: 2023-04-26T17:00:00+03:00</text:p>
      <text:p text:style-name="P4">
Modified Time: 2023-04-26T17:00:00+03:00</text:p>
      <text:p text:style-name="P4">
Description: The British company McLaren Automotive, which is a manufacturer of luxury cars, has presented a new 2024 McLaren 750S sports car. - Ukrinform.</text:p>
      <text:p text:style-name="P4">
Images: ["<text:a xlink:type="simple" xlink:href="https://static.ukrinform.com/photos/2023_04/thumb_files/630_360_1682517623-665.jpg" text:style-name="Internet_20_link" text:visited-style-name="Visited_20_Internet_20_Link">
630_360_16825...</text:a>
", "<text:a xlink:type="simple" xlink:href="https://static.ukrinform.com/photos/2023_04/thumb_files/630_360_1682517706-2686.jpeg" text:style-name="Internet_20_link" text:visited-style-name="Visited_20_Internet_20_Link">
630_360_16825...</text:a>
", "<text:a xlink:type="simple" xlink:href="https://static.ukrinform.com/photos/2023_04/thumb_files/630_360_1682517706-9312.jpeg" text:style-name="Internet_20_link" text:visited-style-name="Visited_20_Internet_20_Link">
630_360_16825...</text:a>
", "<text:a xlink:type="simple" xlink:href="https://static.ukrinform.com/photos/2023_04/thumb_files/630_360_1682517706-9493.jpeg" text:style-name="Internet_20_link" text:visited-style-name="Visited_20_Internet_20_Link">
630_360_16825...</text:a>
", "<text:a xlink:type="simple" xlink:href="https://static.ukrinform.com/photos/2023_04/thumb_files/630_360_1682517706-2107.jpeg" text:style-name="Internet_20_link" text:visited-style-name="Visited_20_Internet_20_Link">
630_360_16825...</text:a>
", "<text:a xlink:type="simple" xlink:href="https://static.ukrinform.com/photos/2023_04/thumb_files/630_360_1682517706-6836.jpeg" text:style-name="Internet_20_link" text:visited-style-name="Visited_20_Internet_20_Link">
630_360_16825...</text:a>
", "<text:a xlink:type="simple" xlink:href="https://static.ukrinform.com/photos/2023_04/thumb_files/630_360_1682517706-7863.jpeg" text:style-name="Internet_20_link" text:visited-style-name="Visited_20_Internet_20_Link">
630_360_16825...</text:a>
", "<text:a xlink:type="simple" xlink:href="https://static.ukrinform.com/photos/2023_04/thumb_files/630_360_1682517707-1795.jpeg" text:style-name="Internet_20_link" text:visited-style-name="Visited_20_Internet_20_Link">
630_360_16825...</text:a>
", "<text:a xlink:type="simple" xlink:href="https://static.ukrinform.com/photos/2023_04/thumb_files/630_360_1682517707-4494.jpeg" text:style-name="Internet_20_link" text:visited-style-name="Visited_20_Internet_20_Link">
630_360_16825...</text:a>
", "<text:a xlink:type="simple" xlink:href="https://static.ukrinform.com/photos/2023_04/thumb_files/630_360_1682517707-6667.jpeg" text:style-name="Internet_20_link" text:visited-style-name="Visited_20_Internet_20_Link">
630_360_16825...</text:a>
", "<text:a xlink:type="simple" xlink:href="https://static.ukrinform.com/photos/2023_04/thumb_files/630_360_1682517707-2024.jpeg" text:style-name="Internet_20_link" text:visited-style-name="Visited_20_Internet_20_Link">
630_360_16825...</text:a>
"]</text:p>
      <text:p text:style-name="P4">
Tags: ['Автомобіль', 'Британія']</text:p>
      <text:p text:style-name="P4">
Type: Article</text:p>
      <!--METADATA-->
      <text:p text:style-name="P4">
<draw:frame draw:style-name="fr1" draw:name="Image177" text:anchor-type="as-char" svg:width="6.9236in" svg:height="3.956343in" draw:z-index="0">
<draw:image xlink:href="../Images/yкринформ/2023-04-26T17-00-00-03-00/630_360_1682517623-665.jpg" xlink:type="simple" xlink:show="embed" xlink:actuate="onLoad" draw:mime-type="image/jpeg"/>
</draw:frame>
The British company McLaren Automotive, which is a manufacturer of luxury cars, presented a 2024 McLaren 750S.</text:p>
      <text:p text:style-name="P4">
As Ukrinform reports, it reports <text:a xlink:type="simple" xlink:href="https://www.caranddriver.com/news/a43698012/2024-mclaren-750s-revealed/" text:style-name="Internet_20_link" text:visited-style-name="Visited_20_Internet_20_Link">
</text:a>
.</text:p>
      <text:p text:style-name="P4">
McLaren stated that the 750S 2024 version is lighter and more powerful than the previous 720s.</text:p>
      <text:p text:style-name="P4">
Inside the car is installed a 4-liter double V-8 turbopent with a capacity of 740 horsepower and a torque in 590NM.</text:p>
      <text:p text:style-name="P4">
The car can accelerate from scratch to 96 km per hour in 2.7 seconds, and up to 200 km/hour - in 7.3 seconds.</text:p>
      <text:p text:style-name="P4">
The maximum speed of 2024 McLaren 750s does not exceed 332 km per hour.</text:p>
      <text:p text:style-name="P4">
<draw:frame draw:style-name="fr1" draw:name="Image178" text:anchor-type="as-char" svg:width="6.9236in" svg:height="3.956343in" draw:z-index="0">
<draw:image xlink:href="../Images/yкринформ/2023-04-26T17-00-00-03-00/630_360_1682517706-2686.jpeg" xlink:type="simple" xlink:show="embed" xlink:actuate="onLoad" draw:mime-type="image/jpeg"/>
</draw:frame>
McLaren presented luxury supercar / photo: McLaren <text:a xlink:type="simple" xlink:href="https://static.ukrinform.com/photos/2023_04/1682517706-2686.jpeg" text:style-name="Internet_20_link" text:visited-style-name="Visited_20_Internet_20_Link">
<draw:frame draw:style-name="fr1" draw:name="Image179" text:anchor-type="as-char" svg:width="6.9236in" svg:height="3.956343in" draw:z-index="0">
<draw:image xlink:href="../Images/yкринформ/2023-04-26T17-00-00-03-00/630_360_1682517706-2686.jpeg" xlink:type="simple" xlink:show="embed" xlink:actuate="onLoad" draw:mime-type="image/jpeg"/>
</draw:frame>
</text:a>
 <text:a xlink:type="simple" xlink:href="https://static.ukrinform.com/photos/2023_04/1682517706-9312.jpeg" text:style-name="Internet_20_link" text:visited-style-name="Visited_20_Internet_20_Link">
<draw:frame draw:style-name="fr1" draw:name="Image180" text:anchor-type="as-char" svg:width="6.9236in" svg:height="3.956343in" draw:z-index="0">
<draw:image xlink:href="../Images/yкринформ/2023-04-26T17-00-00-03-00/630_360_1682517706-9312.jpeg" xlink:type="simple" xlink:show="embed" xlink:actuate="onLoad" draw:mime-type="image/jpeg"/>
</draw:frame>
</text:a>
 <text:a xlink:type="simple" xlink:href="https://static.ukrinform.com/photos/2023_04/1682517706-9493.jpeg" text:style-name="Internet_20_link" text:visited-style-name="Visited_20_Internet_20_Link">
<draw:frame draw:style-name="fr1" draw:name="Image181" text:anchor-type="as-char" svg:width="6.9236in" svg:height="3.956343in" draw:z-index="0">
<draw:image xlink:href="../Images/yкринформ/2023-04-26T17-00-00-03-00/630_360_1682517706-9493.jpeg" xlink:type="simple" xlink:show="embed" xlink:actuate="onLoad" draw:mime-type="image/jpeg"/>
</draw:frame>
</text:a>
 <text:a xlink:type="simple" xlink:href="https://static.ukrinform.com/photos/2023_04/1682517706-2107.jpeg" text:style-name="Internet_20_link" text:visited-style-name="Visited_20_Internet_20_Link">
<draw:frame draw:style-name="fr1" draw:name="Image182" text:anchor-type="as-char" svg:width="6.9236in" svg:height="3.956343in" draw:z-index="0">
<draw:image xlink:href="../Images/yкринформ/2023-04-26T17-00-00-03-00/630_360_1682517706-2107.jpeg" xlink:type="simple" xlink:show="embed" xlink:actuate="onLoad" draw:mime-type="image/jpeg"/>
</draw:frame>
</text:a>
 <text:a xlink:type="simple" xlink:href="https://static.ukrinform.com/photos/2023_04/1682517706-6836.jpeg" text:style-name="Internet_20_link" text:visited-style-name="Visited_20_Internet_20_Link">
<draw:frame draw:style-name="fr1" draw:name="Image183" text:anchor-type="as-char" svg:width="6.9236in" svg:height="3.956343in" draw:z-index="0">
<draw:image xlink:href="../Images/yкринформ/2023-04-26T17-00-00-03-00/630_360_1682517706-6836.jpeg" xlink:type="simple" xlink:show="embed" xlink:actuate="onLoad" draw:mime-type="image/jpeg"/>
</draw:frame>
</text:a>
 <text:a xlink:type="simple" xlink:href="https://static.ukrinform.com/photos/2023_04/1682517706-7863.jpeg" text:style-name="Internet_20_link" text:visited-style-name="Visited_20_Internet_20_Link">
<draw:frame draw:style-name="fr1" draw:name="Image184" text:anchor-type="as-char" svg:width="6.9236in" svg:height="3.956343in" draw:z-index="0">
<draw:image xlink:href="../Images/yкринформ/2023-04-26T17-00-00-03-00/630_360_1682517706-7863.jpeg" xlink:type="simple" xlink:show="embed" xlink:actuate="onLoad" draw:mime-type="image/jpeg"/>
</draw:frame>
</text:a>
 <text:a xlink:type="simple" xlink:href="https://static.ukrinform.com/photos/2023_04/1682517707-1795.jpeg" text:style-name="Internet_20_link" text:visited-style-name="Visited_20_Internet_20_Link">
<draw:frame draw:style-name="fr1" draw:name="Image185" text:anchor-type="as-char" svg:width="6.9236in" svg:height="3.956343in" draw:z-index="0">
<draw:image xlink:href="../Images/yкринформ/2023-04-26T17-00-00-03-00/630_360_1682517707-1795.jpeg" xlink:type="simple" xlink:show="embed" xlink:actuate="onLoad" draw:mime-type="image/jpeg"/>
</draw:frame>
</text:a>
 <text:a xlink:type="simple" xlink:href="https://static.ukrinform.com/photos/2023_04/1682517707-4494.jpeg" text:style-name="Internet_20_link" text:visited-style-name="Visited_20_Internet_20_Link">
<draw:frame draw:style-name="fr1" draw:name="Image186" text:anchor-type="as-char" svg:width="6.9236in" svg:height="3.956343in" draw:z-index="0">
<draw:image xlink:href="../Images/yкринформ/2023-04-26T17-00-00-03-00/630_360_1682517707-4494.jpeg" xlink:type="simple" xlink:show="embed" xlink:actuate="onLoad" draw:mime-type="image/jpeg"/>
</draw:frame>
</text:a>
 <text:a xlink:type="simple" xlink:href="https://static.ukrinform.com/photos/2023_04/1682517707-6667.jpeg" text:style-name="Internet_20_link" text:visited-style-name="Visited_20_Internet_20_Link">
<draw:frame draw:style-name="fr1" draw:name="Image187" text:anchor-type="as-char" svg:width="6.9236in" svg:height="3.956343in" draw:z-index="0">
<draw:image xlink:href="../Images/yкринформ/2023-04-26T17-00-00-03-00/630_360_1682517707-6667.jpeg" xlink:type="simple" xlink:show="embed" xlink:actuate="onLoad" draw:mime-type="image/jpeg"/>
</draw:frame>
</text:a>
 <text:a xlink:type="simple" xlink:href="https://static.ukrinform.com/photos/2023_04/1682517707-2024.jpeg" text:style-name="Internet_20_link" text:visited-style-name="Visited_20_Internet_20_Link">
<draw:frame draw:style-name="fr1" draw:name="Image188" text:anchor-type="as-char" svg:width="6.9236in" svg:height="3.956343in" draw:z-index="0">
<draw:image xlink:href="../Images/yкринформ/2023-04-26T17-00-00-03-00/630_360_1682517707-2024.jpeg" xlink:type="simple" xlink:show="embed" xlink:actuate="onLoad" draw:mime-type="image/jpeg"/>
</draw:frame>
</text:a>
Despite the fact that the 750S interior is not too different from its predecessor 720s, a new information and entertainment system is installed in the new sports car.<text:span text:style-name="T4">
 Read also: </text:span>
 <text:a xlink:type="simple" xlink:href="https://www.ukrinform.ua/rubric-technology/3695464-hyundai-predstaviv-kompaktnij-elektricnij-krosover.html" text:style-name="Internet_20_link" text:visited-style-name="Visited_20_Internet_20_Link">
</text:a>
Since dealers in the US are accepting orders, the first sportsmen will be expected on the streets somewhere in the third quarter of this year.</text:p>
      <text:p text:style-name="P4">
As reported by Ukrinform, the leading South Korean manufacturer of auto parts hywing mobis Co. has developed a new useful function for cars that facilitates the parallel parking of the vehicle.</text:p>
      <text:p text:style-name="P4">
<text:span text:style-name="T5">
Foto: mclaren</text:span>
</text:p>
      <text:p text:style-name="P4">
News Source: <text:a xlink:type="simple" xlink:href="https://www.ukrinform.ua/rubric-technology/3701065-mclaren-predstavila-luksovij-sportkar.html" text:style-name="Internet_20_link" text:visited-style-name="Visited_20_Internet_20_Link">
https://www.ukrinform.ua/rubric-technology/3701065-mclaren-predstavila-luksovij-sportkar.html</text:a>
</text:p>
      <!--NEWS-->
      <text:h text:style-name="P10" text:outline-level="1">
<text:span text:style-name="T4">
Signs of preparing the offensive of the Russians under a carbonist is not observed - the forces of defense</text:span>
</text:h>
      <text:p text:style-name="P4">
Authors: Ukrinform (Person)</text:p>
      <text:p text:style-name="P4">
Publisher: Укринформ (Organization)</text:p>
      <text:p text:style-name="P4">
Published Time: 2023-04-26T17:04:00+03:00</text:p>
      <text:p text:style-name="P4">
Modified Time: 2023-04-26T17:04:00+03:00</text:p>
      <text:p text:style-name="P4">
Description: The 155th Brigade of Rosarmia, which was brought to recovery, is returned to the coal, but there are no signs of preparation of the enemy's offensive in the area. - Ukrinform.</text:p>
      <text:p text:style-name="P4">
Images: ["<text:a xlink:type="simple" xlink:href="https://static.ukrinform.com/photos/2023_04/thumb_files/630_360_1682438812-465.jpg" text:style-name="Internet_20_link" text:visited-style-name="Visited_20_Internet_20_Link">
630_360_16824...</text:a>
"]</text:p>
      <text:p text:style-name="P4">
Tags: ['Оборона', 'Схід України', 'Війна з росією', 'Єдині новини']</text:p>
      <text:p text:style-name="P4">
Type: Article</text:p>
      <!--METADATA-->
      <text:p text:style-name="P4">
<draw:frame draw:style-name="fr1" draw:name="Image189" text:anchor-type="as-char" svg:width="6.9236in" svg:height="3.956343in" draw:z-index="0">
<draw:image xlink:href="../Images/yкринформ/2023-04-26T17-04-00-03-00/630_360_1682438812-465.jpg" xlink:type="simple" xlink:show="embed" xlink:actuate="onLoad" draw:mime-type="image/jpeg"/>
</draw:frame>
Subbozhledar returns the 155th brigade of the Marines of Rosarmia, which was deduced, but the signs of preparation of the enemy's offensive in the area are now unobtrusive.</text:p>
      <text:p text:style-name="P4">
According to Ukrinform, the United Nations Press Center of Forces [] on the air of the Unified News Tele scale [] <text:a xlink:type="simple" xlink:href="https://www.ukrinform.ua/tag-oborona" text:style-name="Internet_20_link" text:visited-style-name="Visited_20_Internet_20_Link">
</text:a>
Tavriya direction Alexei Dmitrashkivsky.</text:p>
      <text:p text:style-name="P4">
“In the field of view, the 155th Marine Infantry Brigade appeared again, who have released recovery, but understanding the military affairs, we can say that it is unharmed to restore the Marine Corps in such a short time. The speed is, as they say, they "stuffed" in the units of the mobilized, which have undergone general military training. Because for the preparation of the Marines, it is necessary a little more time, its preparation takes from 3 months to half a year, ”the spokesman said.</text:p>
      <text:p text:style-name="P4">
He stressed that the signs of preparing the offensive of the enemy in the area of coal is now unobtrusive.</text:p>
      <text:p text:style-name="P4">
<text:span text:style-name="T4">
 Read also: </text:span>
 <text:a xlink:type="simple" xlink:href="https://www.ukrinform.ua/rubric-ato/3699864-zagrozi-povtornogo-nastupu-rosian-iz-bilorusi-zaraz-nemae-budanov.html" text:style-name="Internet_20_link" text:visited-style-name="Visited_20_Internet_20_Link">
</text:a>
"So far, watching the enemy, we cannot say that the enemy is preparing a pre -on -off in the area, it is not really real because the plain area and the enemy will have to attack our positions in the forehead, Ivons are not ready for it," - says the spokesman.</text:p>
      <text:p text:style-name="P4">
According to him, a similar situation in the Avdiiv district, where the enemy attacks Nesam Avdiivka, and neighboring Karlovka and Marinka, is fixed in the forest strips, non -fading.</text:p>
      <text:p text:style-name="P4">
<text:span text:style-name="T4">
 Read also: </text:span>
 <text:a xlink:type="simple" xlink:href="https://www.ukrinform.ua/rubric-ato/3700800-u-bahmuti-trivaut-vazki-boi-na-korotkih-distanciah-britanska-rozvidka.html" text:style-name="Internet_20_link" text:visited-style-name="Visited_20_Internet_20_Link">
<text:span text:style-name="T4">
 Bakhmut </text:span>
</text:a>
According to Ukrinform, according to intelligence, the Russians in the territory of Ukraine have drawn to positional defense, and the only places at the front where their offensives occur - it is Bakhmut, as well as an attempt to cover from north of Avdiivka thawing fighting in Marinka.</text:p>
      <text:p text:style-name="P4">
News Source: <text:a xlink:type="simple" xlink:href="https://www.ukrinform.ua/rubric-ato/3701066-oznak-pidgotovki-nastupu-rosian-pid-vugledarom-ne-sposterigaetsa-sili-oboroni.html" text:style-name="Internet_20_link" text:visited-style-name="Visited_20_Internet_20_Link">
https://www.ukrinform.ua/rubric-ato/3701066-oznak-pidgotovki-nastupu-rosian-pid-vugledarom-ne-sposterigaetsa-sili-oboroni.html</text:a>
</text:p>
      <!--NEWS-->
      <text:h text:style-name="P10" text:outline-level="1">
<text:span text:style-name="T4">
In the center of the Hutsul mountain town of Yasinya opened the first in the mural community</text:span>
</text:h>
      <text:p text:style-name="P4">
Authors: Ukrinform (Person)</text:p>
      <text:p text:style-name="P4">
Publisher: Укринформ (Organization)</text:p>
      <text:p text:style-name="P4">
Published Time: 2023-04-26T17:08:00+03:00</text:p>
      <text:p text:style-name="P4">
Modified Time: 2023-04-26T17:08:00+03:00</text:p>
      <text:p text:style-name="P4">
Description: In the center of Yasinya, the first in the mural community was opened, it was created by artists from Odessa. - Ukrinform.</text:p>
      <text:p text:style-name="P4">
Images: ["<text:a xlink:type="simple" xlink:href="https://static.ukrinform.com/photos/2023_04/thumb_files/630_360_1682522913-301.jpg" text:style-name="Internet_20_link" text:visited-style-name="Visited_20_Internet_20_Link">
630_360_16825...</text:a>
"]</text:p>
      <text:p text:style-name="P4">
Tags: ['Мурал', 'Закарпаття']</text:p>
      <text:p text:style-name="P4">
Type: Article</text:p>
      <!--METADATA-->
      <text:p text:style-name="P4">
<draw:frame draw:style-name="fr1" draw:name="Image190" text:anchor-type="as-char" svg:width="6.9236in" svg:height="3.956343in" draw:z-index="0">
<draw:image xlink:href="../Images/yкринформ/2023-04-26T17-08-00-03-00/630_360_1682522913-301.jpg" xlink:type="simple" xlink:show="embed" xlink:actuate="onLoad" draw:mime-type="image/jpeg"/>
</draw:frame>
The first Mural in the Centralismt was opened in the Centralismt, it was created by artists from Odessa.</text:p>
      <text:p text:style-name="P4">
About it reports in <text:a xlink:type="simple" xlink:href="https://www.facebook.com/tourism.oda/posts/pfbid0ahnNGmHhi24Yi15cuBkk9vJGnLQNyPBH14PZ8snGXq94hVB8q6Buhf63SfYmDi9Gl" text:style-name="Internet_20_link" text:visited-style-name="Visited_20_Internet_20_Link">
</text:a>
Tourism and Resorts of Transcarpathian Ova, Ukrinform reports.</text:p>
      <text:p text:style-name="P4">
As noted, the picture decorated the building of local lore <text:a xlink:type="simple" xlink:href="https://www.ukrinform.ua/tag-muzej" text:style-name="Internet_20_link" text:visited-style-name="Visited_20_Internet_20_Link">
</text:a>
, which is located on the area of the 100th anniversary of the proclamation of the Hutsul People's Republic.</text:p>
      <text:p text:style-name="P4">
Mural was created by artists from Odessa.</text:p>
      <text:p text:style-name="P4">
<text:span text:style-name="T4">
 Read also: </text:span>
 <text:a xlink:type="simple" xlink:href="https://www.ukrinform.ua/rubric-culture/3699142-u-prilukah-na-cernigivsini-stvoruut-mural-z-aktorom-mikolou-akovcenkom.html" text:style-name="Internet_20_link" text:visited-style-name="Visited_20_Internet_20_Link">
<text:span text:style-name="T4">
 Mural </text:span>
</text:a>
The mural depicts the Hutsul being under the shelter of a warrior - a guardian angel.</text:p>
      <text:p text:style-name="P4">
<text:a xlink:type="simple" xlink:href="https://www.ukrinform.ua/rubric-regions/3297383-slidami-zatatih-asinskih-guculiv.html" text:style-name="Internet_20_link" text:visited-style-name="Visited_20_Internet_20_Link">
</text:a>
- city-type settlement in the Rakhiv district of the Transcarpathian region. Center of the Yasinyan Tergromad. It is located at the foot of the Montenegro and Svidovets mountainous masses, above the Cherna Tisa River, within the Yasinskaya Urlovina. At the beginning of the twentieth century it was the capital of the Ukrainian Hutsul Republic.</text:p>
      <text:p text:style-name="P4">
<text:span text:style-name="T5">
Foto: Tourism and Resorts of Transcarpathian Ova</text:span>
</text:p>
      <text:p text:style-name="P4">
News Source: <text:a xlink:type="simple" xlink:href="https://www.ukrinform.ua/rubric-regions/3701111-u-centri-guculskogo-girskogo-smt-asina-vidkrili-persij-u-gromadi-mural.html" text:style-name="Internet_20_link" text:visited-style-name="Visited_20_Internet_20_Link">
https://www.ukrinform.ua/rubric-regions/3701111-u-centri-guculskogo-girskogo-smt-asina-vidkrili-persij-u-gromadi-mural.html</text:a>
</text:p>
      <!--NEWS-->
      <text:h text:style-name="P10" text:outline-level="1">
<text:span text:style-name="T4">
In Ukraine, they will create a comprehensive system of timber circulation</text:span>
</text:h>
      <text:p text:style-name="P4">
Authors: Ukrinform (Person)</text:p>
      <text:p text:style-name="P4">
Publisher: Укринформ (Organization)</text:p>
      <text:p text:style-name="P4">
Published Time: 2023-04-26T17:09:00+03:00</text:p>
      <text:p text:style-name="P4">
Modified Time: 2023-04-26T17:09:00+03:00</text:p>
      <text:p text:style-name="P4">
Description: The State Enterprise "Forests of Ukraine" begins to work on the project of a new system of monitoring and control of timber circulation. - Ukrinform.</text:p>
      <text:p text:style-name="P4">
Images: ["<text:a xlink:type="simple" xlink:href="https://static.ukrinform.com/photos/2020_02/thumb_files/630_360_1582194465-3229.jpeg" text:style-name="Internet_20_link" text:visited-style-name="Visited_20_Internet_20_Link">
630_360_15821...</text:a>
"]</text:p>
      <text:p text:style-name="P4">
Tags: ['Держлісагентство', 'Деревина', 'Юрій Болоховець']</text:p>
      <text:p text:style-name="P4">
Type: Article</text:p>
      <!--METADATA-->
      <text:p text:style-name="P4">
<draw:frame draw:style-name="fr1" draw:name="Image191" text:anchor-type="as-char" svg:width="6.9236in" svg:height="3.956343in" draw:z-index="0">
<draw:image xlink:href="../Images/yкринформ/2023-04-26T17-09-00-03-00/630_360_1582194465-3229.jpeg" xlink:type="simple" xlink:show="embed" xlink:actuate="onLoad" draw:mime-type="image/jpeg"/>
</draw:frame>
The State Enterprise "Forests of Ukraine" begins to work on the project of a new system of monitoring and control of timber circulation.</text:p>
      <text:p text:style-name="P4">
As Ukrinform reports, this was reported in the column by the publication <text:a xlink:type="simple" xlink:href="https://lb.ua/blog/yurii_bolokhovets/553161_nezakonni_rubki_yak_rozvyazati.html" text:style-name="Internet_20_link" text:visited-style-name="Visited_20_Internet_20_Link">
</text:a>
Head of the State Forest Resources Agency Yuri Bolokhovets.</text:p>
      <text:p text:style-name="P4">
"SE" Forests of Ukraine "begins the creation of a comprehensive system of monitoring of taca, which will make it impossible to gray schemes with wood," - said Bolokhovets.</text:p>
      <text:p text:style-name="P4">
According to the new concept, the object of control will be not a lot of wood, but operations of transportation. It is planned to record the parameters of the lodged in the car, the fact of the start of the flight, the route.</text:p>
      <text:p text:style-name="P4">
All forest trucks that export products from the warehouses of SE "Forests of Ukraine" must be equipped with GPS trackers.</text:p>
      <text:p text:style-name="P4">
<text:span text:style-name="T4">
 Read also: </text:span>
 <text:a xlink:type="simple" xlink:href="https://www.ukrinform.ua/rubric-economy/3666519-lisi-ukraini-perehodit-na-zakupivli-cerez-emajdancik.html" text:style-name="Internet_20_link" text:visited-style-name="Visited_20_Internet_20_Link">
</text:a>
According to the head of the State Forest Agency, a new monitoring system will make it impossible to consume due to the complete exclusion of the human factor.</text:p>
      <text:p text:style-name="P4">
“All the rolling stock will be brought to a single digital remote. That is, we can track the movement of all forest trucks authorized for transportation, ”Bolokhovets said.</text:p>
      <text:p text:style-name="P4">
He noted that the efforts to take on the elements of such a system were already already. However, the development for the introduction of a comprehensive monitoring system becomes constant only if the centralized management system, which is formed this year through reform <text:a xlink:type="simple" xlink:href="https://www.ukrinform.ua/tag-lis" text:style-name="Internet_20_link" text:visited-style-name="Visited_20_Internet_20_Link">
</text:a>
industry.</text:p>
      <text:p text:style-name="P4">
<text:span text:style-name="T4">
 Read also: </text:span>
 <text:a xlink:type="simple" xlink:href="https://www.ukrinform.ua/rubric-polytics/3700379-kabmin-planue-priznaciti-uria-bolohovca-kerivnikom-dp-lisi-ukraini.html" text:style-name="Internet_20_link" text:visited-style-name="Visited_20_Internet_20_Link">
</text:a>
As it was reported, according to the results of the first quarter of 2023 the income of SE "Forests of Ukraine" amounted to UAH 4.6 billion, exceeding the pre -war result of the enterprises of the state agency. Profit increased almost twice to 500 million UAH. The realization of the forestry increased to 2.3 million cubic meters.</text:p>
      <text:p text:style-name="P4">
News Source: <text:a xlink:type="simple" xlink:href="https://www.ukrinform.ua/rubric-economy/3701068-v-ukraini-stvorat-kompleksnu-sistemu-kontrolu-za-obigom-derevini.html" text:style-name="Internet_20_link" text:visited-style-name="Visited_20_Internet_20_Link">
https://www.ukrinform.ua/rubric-economy/3701068-v-ukraini-stvorat-kompleksnu-sistemu-kontrolu-za-obigom-derevini.html</text:a>
</text:p>
      <!--NEWS-->
      <text:h text:style-name="P10" text:outline-level="1">
<text:span text:style-name="T4">
In the year the most affected micro -enterprises - research</text:span>
</text:h>
      <text:p text:style-name="P4">
Authors: Ukrinform (Person)</text:p>
      <text:p text:style-name="P4">
Publisher: Укринформ (Organization)</text:p>
      <text:p text:style-name="P4">
Published Time: 2023-04-26T17:14:21+03:00</text:p>
      <text:p text:style-name="P4">
Modified Time: 2023-04-26T17:14:21+03:00</text:p>
      <text:p text:style-name="P4">
Description: During the year of the full-scale war, the most affected by micro- and small businesses. In total, Ukrainian business lost 32% of its own turnover in 2022 compared to 2021. - Ukrinform.</text:p>
      <text:p text:style-name="P4">
Images: ["<text:a xlink:type="simple" xlink:href="https://static.ukrinform.com/photos/2020_06/thumb_files/630_360_1591702230-120.jpg" text:style-name="Internet_20_link" text:visited-style-name="Visited_20_Internet_20_Link">
630_360_15917...</text:a>
"]</text:p>
      <text:p text:style-name="P4">
Tags: ['Бізнес', 'Війна з росією']</text:p>
      <text:p text:style-name="P4">
Type: Article</text:p>
      <!--METADATA-->
      <text:p text:style-name="P4">
<draw:frame draw:style-name="fr1" draw:name="Image192" text:anchor-type="as-char" svg:width="6.9236in" svg:height="3.956343in" draw:z-index="0">
<draw:image xlink:href="../Images/yкринформ/2023-04-26T17-14-21-03-00/630_360_1591702230-120.jpg" xlink:type="simple" xlink:show="embed" xlink:actuate="onLoad" draw:mime-type="image/jpeg"/>
</draw:frame>
During the year of the full-scale war, representatives of the micro and small business were most affected. In total, Ukrainian business lost 32% of its own turnover in 2022.</text:p>
      <text:p text:style-name="P4">
This was stated during a press conference in Ukrinform by the chairman of Advanter Group, co -founder of the Center for Economic Recovery Andriy Dligach on the results of the study, needs and prospects of business for the year of the full -scale war.</text:p>
      <text:p text:style-name="P4">
"In 2022, according to the results of our study, we see that almost 10%of enterprises stopped completely, more than 20%of enterprises almost did They continued to work, and almost none of them stopped with fullness, "Dligach said.</text:p>
      <text:p text:style-name="P4">
He noted that in the east of Ukraine about 38% of enterprises stopped completely 26% - almost stopped, the best situation is observed in the west of Ukraine. According to the expert, enterprises that have recently been registered were affected less than those registered by 2000 .</text:p>
      <text:p text:style-name="P4">
Deligach named the biggest problems that face <text:a xlink:type="simple" xlink:href="https://www.ukrinform.ua/tag-biznes" text:style-name="Internet_20_link" text:visited-style-name="Visited_20_Internet_20_Link">
</text:a>
. It is insufficient solvency of clients in the domestic market, the unpredictability of the situation, the unpredictability of the states of the state, the lack of sufficient capital, etc.</text:p>
      <text:p text:style-name="P4">
The study was attended by 9999 business owners throughout Ukraine and from all industries.</text:p>
      <text:p text:style-name="P4">
The research was conducted within the initiative for the restoration of the Ukrainian economy. Initiative is implemented by the Innovation and Export Development and Export Development Center, the National Project Action. Business, Advanter Groupz Support of the Ministry of Finance, the Ministry of Finance, the Ministry of Finance, the State Regulatory Service of Ukraine, and the Trade and Industrial Hard Development at Ukraine and the financial support of the European Union.</text:p>
      <text:p text:style-name="P4">
<text:span text:style-name="T4">
 Read also: </text:span>
 <text:a xlink:type="simple" xlink:href="https://www.ukrinform.ua/rubric-economy/3701050-banki-prognozuut-pozvavlenna-kredituvanna-biznesu-nbu.html" text:style-name="Internet_20_link" text:visited-style-name="Visited_20_Internet_20_Link">
<text:span text:style-name="T4">
 banks </text:span>
 <text:span text:style-name="T4">
 </text:span>
 forecast <text:span text:style-name="T4">
 </text:span>
 revival <text:span text:style-name="T4">
<text:span text:style-name="T5">
* credit </text:span>
* </text:span>
 <text:span text:style-name="T4">
 business </text:span>
 <text:span text:style-name="T4">
 </text:span>
 NBU **</text:a>
As reported by Ukrinform, despite the full -scale war, 76% of Ukrainian small and medium -sized businesses plan to expand their business in 2023.</text:p>
      <text:p text:style-name="P4">
News Source: <text:a xlink:type="simple" xlink:href="https://www.ukrinform.ua/rubric-economy/3701071-za-rik-najbilse-postrazdali-mikropidpriemstva-doslidzenna.html" text:style-name="Internet_20_link" text:visited-style-name="Visited_20_Internet_20_Link">
https://www.ukrinform.ua/rubric-economy/3701071-za-rik-najbilse-postrazdali-mikropidpriemstva-doslidzenna.html</text:a>
</text:p>
      <!--NEWS-->
      <text:h text:style-name="P10" text:outline-level="1">
<text:span text:style-name="T4">
Zelensky says that the project is needed this year - calls on Italians to join</text:span>
</text:h>
      <text:p text:style-name="P4">
Authors: Ukrinform (Person)</text:p>
      <text:p text:style-name="P4">
Publisher: Укринформ (Organization)</text:p>
      <text:p text:style-name="P4">
Published Time: 2023-04-26T17:20:00+03:00</text:p>
      <text:p text:style-name="P4">
Modified Time: 2023-04-26T17:20:00+03:00</text:p>
      <text:p text:style-name="P4">
Description: President Volodymyr Zelenskyy insists on the need this year to prepare a large -scale project for the reconstruction of Ukraine and invites him to join it by Italian partners and entrepreneurs. - Ukrinform.</text:p>
      <text:p text:style-name="P4">
Images: ["<text:a xlink:type="simple" xlink:href="https://static.ukrinform.com/photos/2023_02/thumb_files/630_360_1677264924-906.jpg" text:style-name="Internet_20_link" text:visited-style-name="Visited_20_Internet_20_Link">
630_360_16772...</text:a>
"]</text:p>
      <text:p text:style-name="P4">
Tags: ['Італія', 'Зеленський', 'Відбудова', 'Відновлення України']</text:p>
      <text:p text:style-name="P4">
Type: Article</text:p>
      <!--METADATA-->
      <text:p text:style-name="P4">
<draw:frame draw:style-name="fr1" draw:name="Image193" text:anchor-type="as-char" svg:width="6.9236in" svg:height="3.956343in" draw:z-index="0">
<draw:image xlink:href="../Images/yкринформ/2023-04-26T17-20-00-03-00/630_360_1677264924-906.jpg" xlink:type="simple" xlink:show="embed" xlink:actuate="onLoad" draw:mime-type="image/jpeg"/>
</draw:frame>
The Presidential Lordimir Zelensky insists on the need this year to prepare a large -scale project for the reconstruction of Ukraine and invites to join the Danny Italian partners and entrepreneurs.</text:p>
      <text:p text:style-name="P4">
He said this during an online output at a conference on the restoration of Ukraine, which takes place in Rome, Ukrinform correspondent reports.</text:p>
      <text:p text:style-name="P4">
"Already this year, we have to do everything to the maximum to prepare the most large -scale economic project of our time in Europe - a project to rebuild Ukraine," Zelensky said.</text:p>
      <text:p text:style-name="P4">
<text:span text:style-name="T5">
Viso: <text:a xlink:type="simple" xlink:href="https://t.me/OP_UA/9327" text:style-name="Internet_20_link" text:visited-style-name="Visited_20_Internet_20_Link">
</text:a>
</text:span>
</text:p>
      <text:p text:style-name="P4">
He stressed that since the Second World War, Europe has not seen the so -called destruction that Russia is now doing in Ukraine.</text:p>
      <text:p text:style-name="P4">
At the same time, the Head of State emphasized that it was after the Second World War that Europe has begun, what growth brings the reconstruction.</text:p>
      <text:p text:style-name="P4">
"We are now on the eve of no less opportunities," - is convinced <text:a xlink:type="simple" xlink:href="https://www.ukrinform.ua/tag-prezident" text:style-name="Internet_20_link" text:visited-style-name="Visited_20_Internet_20_Link">
</text:a>
.</text:p>
      <text:p text:style-name="P4">
According to him, in the solved war, the world realized that it was necessary for the real defense of every nation, how to change energy and infrastructure, production and logistics, cyber systems and educational space, defense industry and equipment of the army.</text:p>
      <text:p text:style-name="P4">
<text:span text:style-name="T4">
 Read also: </text:span>
 <text:a xlink:type="simple" xlink:href="https://www.ukrinform.ua/rubric-vidbudova/3701043-ukraina-rozrahovue-na-aktivnu-ucast-italii-u-vidnovlenni-smigal.html" text:style-name="Internet_20_link" text:visited-style-name="Visited_20_Internet_20_Link">
</text:a>
In this connection, Zelensky named five directions in the framework of Ukraine's reconstruction, which may be attached to foreign partners and business.</text:p>
      <text:p text:style-name="P4">
Yes, he said that now it is necessary to do everything to prevent the enemy's anoretical opportunity to break Ukrainian energy, and invited the Italian companies to the development of Ukrainian green transformation systems.</text:p>
      <text:p text:style-name="P4">
The President also noted that Ukrainians have tremendous needs for reconstruction, hundreds of schools, hospitals, transport, industrial infrastructure, "and on a new security basis, which should become typical for other countries."</text:p>
      <text:p text:style-name="P4">
<text:span text:style-name="T4">
 Read also: </text:span>
 <text:a xlink:type="simple" xlink:href="https://www.ukrinform.ua/rubric-economy/3701055-meloni-hoce-sob-italijci-zastosuvali-dosvid-svogo-ekonomicnogo-diva-1960h-rokiv-v-ukraini.html" text:style-name="Internet_20_link" text:visited-style-name="Visited_20_Internet_20_Link">
</text:a>
In addition, he urged to engage in the development of digital technologies, defense industry, pharmaceuticals and rehabilitation, "green" metallurgy and more.</text:p>
      <text:p text:style-name="P4">
"I invite you, Italy, to build a new security with us, I invite you, your investments, your experience is now coming to Ukraine," the president.</text:p>
      <text:p text:style-name="P4">
News Source: <text:a xlink:type="simple" xlink:href="https://www.ukrinform.ua/rubric-vidbudova/3701072-zelenskij-kaze-so-proekt-vidbudovi-potriben-vze-cogoric-zaklikae-italijciv-dolucatisa.html" text:style-name="Internet_20_link" text:visited-style-name="Visited_20_Internet_20_Link">
https://www.ukrinform.ua/rubric-vidbudova/3701072-zelenskij-kaze-so-proekt-vidbudovi-potriben-vze-cogoric-zaklikae-italijciv-dolucatisa.html</text:a>
</text:p>
      <!--NEWS-->
      <text:h text:style-name="P10" text:outline-level="1">
<text:span text:style-name="T4">
China will send a special representative to Kyiv to settle the crisis in Ukraine</text:span>
</text:h>
      <text:p text:style-name="P4">
Authors: Ukrinform (Person)</text:p>
      <text:p text:style-name="P4">
Publisher: Укринформ (Organization)</text:p>
      <text:p text:style-name="P4">
Published Time: 2023-04-26T17:38:00+03:00</text:p>
      <text:p text:style-name="P4">
Modified Time: 2023-04-26T17:38:00+03:00</text:p>
      <text:p text:style-name="P4">
Description: The head of the PRC Si Jinping today during a conversation with President of Ukraine Volodymyr Zelensky stated that China would send a special representative of Eurasia to Ukraine and other countries to negotiate with all parties on the political settlement of "crisis in Ukraine". - Ukrinform.</text:p>
      <text:p text:style-name="P4">
Images: ["<text:a xlink:type="simple" xlink:href="https://static.ukrinform.com/photos/2023_03/thumb_files/630_360_1679666166-671.png" text:style-name="Internet_20_link" text:visited-style-name="Visited_20_Internet_20_Link">
630_360_16796...</text:a>
"]</text:p>
      <text:p text:style-name="P4">
Tags: ['Китай', 'Україна', 'Війна з росією']</text:p>
      <text:p text:style-name="P4">
Type: Article</text:p>
      <!--METADATA-->
      <text:p text:style-name="P4">
<draw:frame draw:style-name="fr1" draw:name="Image194" text:anchor-type="as-char" svg:width="6.9236in" svg:height="3.956343in" draw:z-index="0">
<draw:image xlink:href="../Images/yкринформ/2023-04-26T17-38-00-03-00/630_360_1679666166-671.png" xlink:type="simple" xlink:show="embed" xlink:actuate="onLoad" draw:mime-type="image/png"/>
</draw:frame>
The Chairman of the China Zinping today during a conversation with President of Ukraine Volodymyrzelensky stated that China would send a special representative for affairs to Ukraine and other countries for negotiations with all parties to the political settlement of "crisis in Ukraine".</text:p>
      <text:p text:style-name="P4">
This was announced during a briefing by the Deputy Director of the Department of Eastern Europe and Central Asia of the Ministry of Foreign Affairs of China Yu Jun, Ukrinform reports.</text:p>
      <text:p text:style-name="P4">
According to him, during the conversation, SI noted that the position of China in relation to the "crisis in Ukraine" was to facilitate reconciliation and negotiations, and China as a constant member of the UN Security Council will continue to make efforts for political decision of conflict and cease to cease fire and restoration of peace.</text:p>
      <text:p text:style-name="P4">
"China will continue to promote peace talks and send a special representative of the Eurasian government to Ukraine and othericrains to Ukraine to a thorough exchange of views on the ways of political settlement of" crisis in Ukraine, "Yu said, referring to the Chinese leader's statement.</text:p>
      <text:p text:style-name="P4">
The diplomat noted that in such a diplomatic step, the Chinese part is being won as widely as possible support for its initiatives on political regulation of the conflict and the renewal of negotiations.</text:p>
      <text:p text:style-name="P4">
The composition of the delegation and the countries that, except Ukraine, will visit the Chinese representative, did not provide information, noting that it would be informed later.</text:p>
      <text:p text:style-name="P4">
During the conversation with Zelensky, according to the Ministry of Foreign Affairs, the leader of China also acted on Ukrainian-Chinese relations.</text:p>
      <text:p text:style-name="P4">
“China is consistent and clear in its willingness to develop bilateral relations in Ukraine. Both sides should continue the traditions of mutual respect for the Tischry, as well as develop a strategic partnership between China and Ukraine, ”SI said.</text:p>
      <text:p text:style-name="P4">
Noting that the mutual respect for sovereignty and territorial integrity is a reference basis of Chinese-Ukrainian relations, the leader of China assured that the country "has a consistent mood for the development of relations with Ukraine ... What a bichin did not change the international situation."</text:p>
      <text:p text:style-name="P4">
<text:span text:style-name="T4">
 Read also: </text:span>
 <text:a xlink:type="simple" xlink:href="https://www.ukrinform.ua/rubric-polytics/3701021-zelenskij-priznaciv-posla-u-kitai.html" text:style-name="Internet_20_link" text:visited-style-name="Visited_20_Internet_20_Link">
</text:a>
As reported by Ukrinform, today President Vladimir <text:a xlink:type="simple" xlink:href="https://www.ukrinform.ua/rubric-polytics/3700965-zelenskij-pogovoriv-z-si-czinpinom.html" text:style-name="Internet_20_link" text:visited-style-name="Visited_20_Internet_20_Link">
</text:a>
With the head of the People's Republic of the People's Republic, Xi Jinping.</text:p>
      <text:p text:style-name="P4">
<text:span text:style-name="T5">
Foto: gettyimages</text:span>
</text:p>
      <text:p text:style-name="P4">
News Source: <text:a xlink:type="simple" xlink:href="https://www.ukrinform.ua/rubric-world/3701084-kitaj-napravit-do-kieva-specpredstavnika-dla-vreguluvanna-krizi-v-ukraini.html" text:style-name="Internet_20_link" text:visited-style-name="Visited_20_Internet_20_Link">
https://www.ukrinform.ua/rubric-world/3701084-kitaj-napravit-do-kieva-specpredstavnika-dla-vreguluvanna-krizi-v-ukraini.html</text:a>
</text:p>
      <!--NEWS-->
      <text:h text:style-name="P10" text:outline-level="1">
<text:span text:style-name="T4">
France greeted the conversation of Zelensky and Xi Jinping</text:span>
</text:h>
      <text:p text:style-name="P4">
Authors: Ukrinform (Person)</text:p>
      <text:p text:style-name="P4">
Publisher: Укринформ (Organization)</text:p>
      <text:p text:style-name="P4">
Published Time: 2023-04-26T17:39:13+03:00</text:p>
      <text:p text:style-name="P4">
Modified Time: 2023-04-26T17:39:13+03:00</text:p>
      <text:p text:style-name="P4">
Description: In France, after a telephone conversation between the Presidents of Ukraine and China, on Wednesday, Paris supported any dialogue to end the war in Ukraine. - Ukrinform.</text:p>
      <text:p text:style-name="P4">
Images: ["<text:a xlink:type="simple" xlink:href="https://static.ukrinform.com/photos/2022_08/thumb_files/630_360_1659364801-589.jpeg" text:style-name="Internet_20_link" text:visited-style-name="Visited_20_Internet_20_Link">
630_360_16593...</text:a>
"]</text:p>
      <text:p text:style-name="P4">
Tags: ['Франція', 'Сі Цзіньпін', 'Зеленський']</text:p>
      <text:p text:style-name="P4">
Type: Article</text:p>
      <!--METADATA-->
      <text:p text:style-name="P4">
<draw:frame draw:style-name="fr1" draw:name="Image195" text:anchor-type="as-char" svg:width="6.9236in" svg:height="3.956343in" draw:z-index="0">
<draw:image xlink:href="../Images/yкринформ/2023-04-26T17-39-13-03-00/630_360_1659364801-589.jpeg" xlink:type="simple" xlink:show="embed" xlink:actuate="onLoad" draw:mime-type="image/jpeg"/>
</draw:frame>
In France, after a telephone conversation between the Presidents of Ukraine and China, on Wednesday, Paris supported any dialogue to end the war in Ukraine.</text:p>
      <text:p text:style-name="P4">
About it reports <text:a xlink:type="simple" xlink:href="http://edition.cnn.com/europe/live-news/russia-ukraine-war-news-04-26-23/index.html" text:style-name="Internet_20_link" text:visited-style-name="Visited_20_Internet_20_Link">
</text:a>
, reports Ukrinform.</text:p>
      <text:p text:style-name="P4">
<text:a xlink:type="simple" xlink:href="https://www.ukrinform.ua/tag-francia" text:style-name="Internet_20_link" text:visited-style-name="Visited_20_Internet_20_Link">
</text:a>
“Encourages any dialogue that contributes to conflict resolution(in Ukraine)According to the fundamental interests of Ukraine and international law, ”the Elysee Palace said.</text:p>
      <text:p text:style-name="P4">
It is also noted that a similar message President of France Emmanuel Macrozrov transmitted to his Chinese colleague during his visit to China this month. During this visit, Macron told President China Xi Jinping, which considers that he "convinces" Russia and help the war.</text:p>
      <text:p text:style-name="P4">
<text:span text:style-name="T4">
 Read also: </text:span>
 <text:a xlink:type="simple" xlink:href="https://www.ukrinform.ua/rubric-polytics/3701021-zelenskij-priznaciv-posla-u-kitai.html" text:style-name="Internet_20_link" text:visited-style-name="Visited_20_Internet_20_Link">
</text:a>
As reported by Ukrinform, on Wednesday President Volodymyr Zelenskyy <text:a xlink:type="simple" xlink:href="https://www.ukrinform.ua/rubric-polytics/3700965-zelenskij-pogovoriv-z-si-czinpinom.html" text:style-name="Internet_20_link" text:visited-style-name="Visited_20_Internet_20_Link">
</text:a>
With the head of the People's Republic of the People's Republic, Xi Jinping.</text:p>
      <text:p text:style-name="P4">
The President has appointed Excensions on Strategic Industry Ambassador of Ukraine to the Ambassador of Ukraine to the People's Republic of China.</text:p>
      <text:p text:style-name="P4">
<text:span text:style-name="T5">
Foto: op</text:span>
</text:p>
      <text:p text:style-name="P4">
News Source: <text:a xlink:type="simple" xlink:href="https://www.ukrinform.ua/rubric-world/3701080-u-francii-privitali-rozmovu-zelenskogo-i-si-czinpina.html" text:style-name="Internet_20_link" text:visited-style-name="Visited_20_Internet_20_Link">
https://www.ukrinform.ua/rubric-world/3701080-u-francii-privitali-rozmovu-zelenskogo-i-si-czinpina.html</text:a>
</text:p>
      <!--NEWS-->
      <text:h text:style-name="P10" text:outline-level="1">
<text:span text:style-name="T4">
Ukraine is interested in localizing the production of equipment that receives from partners - Zelensky</text:span>
</text:h>
      <text:p text:style-name="P4">
Authors: Ukrinform (Person)</text:p>
      <text:p text:style-name="P4">
Publisher: Укринформ (Organization)</text:p>
      <text:p text:style-name="P4">
Published Time: 2023-04-26T17:41:00+03:00</text:p>
      <text:p text:style-name="P4">
Modified Time: 2023-04-26T17:41:00+03:00</text:p>
      <text:p text:style-name="P4">
Description: President Volodymyr Zelenskyy seeks to localize the production of military equipment in Ukraine, which is provided by international partners. - Ukrinform.</text:p>
      <text:p text:style-name="P4">
Images: ["<text:a xlink:type="simple" xlink:href="https://static.ukrinform.com/photos/2023_04/thumb_files/630_360_1682519947-245.jpg" text:style-name="Internet_20_link" text:visited-style-name="Visited_20_Internet_20_Link">
630_360_16825...</text:a>
"]</text:p>
      <text:p text:style-name="P4">
Tags: ['Італія', 'Військова техніка', 'Зеленський', 'Війна з росією', '#stoprussia', 'Відбудова']</text:p>
      <text:p text:style-name="P4">
Type: Article</text:p>
      <!--METADATA-->
      <text:p text:style-name="P4">
<draw:frame draw:style-name="fr1" draw:name="Image196" text:anchor-type="as-char" svg:width="6.9236in" svg:height="3.956343in" draw:z-index="0">
<draw:image xlink:href="../Images/yкринформ/2023-04-26T17-41-00-03-00/630_360_1682519947-245.jpg" xlink:type="simple" xlink:show="embed" xlink:actuate="onLoad" draw:mime-type="image/jpeg"/>
</draw:frame>
The Presidential Divine Zelensky seeks to localize the production of military equipment in Ukraine, which is provided by international defense forces.</text:p>
      <text:p text:style-name="P4">
He noted this during an online output at a conference on the restoration of Ukraine in Rome, Ukrinform correspondent reports.</text:p>
      <text:p text:style-name="P4">
“Our defense industry is gaining momentum even now when the war is brushing. We are interested in the localization of such military equipment in Ukraine, which we receive from partners, ”the Head of State said.</text:p>
      <text:p text:style-name="P4">
At the same time <text:a xlink:type="simple" xlink:href="https://www.ukrinform.ua/tag-zelenskij" text:style-name="Internet_20_link" text:visited-style-name="Visited_20_Internet_20_Link">
</text:a>
He recalled that Ukraine is building its own weapons and ammunition and creates new tools such as navy drones and a wide range of drones for the front.</text:p>
      <text:p text:style-name="P4">
<text:span text:style-name="T4">
 Read also: </text:span>
 <text:a xlink:type="simple" xlink:href="https://www.ukrinform.ua/rubric-vidbudova/3701072-zelenskij-kaze-so-proekt-vidbudovi-potriben-vze-cogoric-zaklikae-italijciv-dolucatisa.html" text:style-name="Internet_20_link" text:visited-style-name="Visited_20_Internet_20_Link">
<text:span text:style-name="T4">
 Zelensky </text:span>
</text:a>
As it was reported, in Rome on April 26 <text:a xlink:type="simple" xlink:href="https://www.ukrinform.ua/rubric-vidbudova/3700764-u-rimi-rozpocinaetsa-konferencia-z-vidbudovi-ukraini.html" text:style-name="Internet_20_link" text:visited-style-name="Visited_20_Internet_20_Link">
</text:a>
From the work of Ukraine.</text:p>
      <text:p text:style-name="P4">
<text:span text:style-name="T5">
Foto: Denis Shmigal, telegram</text:span>
</text:p>
      <text:p text:style-name="P4">
News Source: <text:a xlink:type="simple" xlink:href="https://www.ukrinform.ua/rubric-ato/3701081-ukraina-zacikavlena-u-lokalizacii-virobnictva-tehniki-aku-otrimue-vid-partneriv-zelenskij.html" text:style-name="Internet_20_link" text:visited-style-name="Visited_20_Internet_20_Link">
https://www.ukrinform.ua/rubric-ato/3701081-ukraina-zacikavlena-u-lokalizacii-virobnictva-tehniki-aku-otrimue-vid-partneriv-zelenskij.html</text:a>
</text:p>
      <!--NEWS-->
      <text:h text:style-name="P10" text:outline-level="1">
<text:span text:style-name="T4">
Supragag will not play for Dynamo this season - the forward requires another operation</text:span>
</text:h>
      <text:p text:style-name="P4">
Authors: Ukrinform (Person)</text:p>
      <text:p text:style-name="P4">
Publisher: Укринформ (Organization)</text:p>
      <text:p text:style-name="P4">
Published Time: 2023-04-26T17:43:00+03:00</text:p>
      <text:p text:style-name="P4">
Modified Time: 2023-04-26T17:43:00+03:00</text:p>
      <text:p text:style-name="P4">
Description: Dynamo striker Vladislav Supryazi will probably need another surgery. - Ukrinform.</text:p>
      <text:p text:style-name="P4">
Images: ["<text:a xlink:type="simple" xlink:href="https://static.ukrinform.com/photos/2023_04/thumb_files/630_360_1682520140-824.jpg" text:style-name="Internet_20_link" text:visited-style-name="Visited_20_Internet_20_Link">
630_360_16825...</text:a>
"]</text:p>
      <text:p text:style-name="P4">
Tags: ['Динамо', 'Футбол']</text:p>
      <text:p text:style-name="P4">
Type: Article</text:p>
      <!--METADATA-->
      <text:p text:style-name="P4">
<draw:frame draw:style-name="fr1" draw:name="Image197" text:anchor-type="as-char" svg:width="6.9236in" svg:height="3.956343in" draw:z-index="0">
<draw:image xlink:href="../Images/yкринформ/2023-04-26T17-43-00-03-00/630_360_1682520140-824.jpg" xlink:type="simple" xlink:show="embed" xlink:actuate="onLoad" draw:mime-type="image/jpeg"/>
</draw:frame>
Dynamo striker Vladislav Supryazi will probably need more orchuric intervention.</text:p>
      <text:p text:style-name="P4">
This is informed <text:a xlink:type="simple" xlink:href="https://t.me/zoryalondonsk/5375" text:style-name="Internet_20_link" text:visited-style-name="Visited_20_Internet_20_Link">
</text:a>
Andrew Todos is on histelegram channel, Ukrinform reports.</text:p>
      <text:p text:style-name="P4">
The 23-year-old football player was unable to recover completely after the injury. Earlier he had a steady surgery on his back.</text:p>
      <text:p text:style-name="P4">
<text:span text:style-name="T4">
 Read also: </text:span>
 <text:a xlink:type="simple" xlink:href="https://www.ukrinform.ua/rubric-sports/3699404-lucesku-jde-na-likarnanij-dinamo-keruvatime-sovkovskij.html" text:style-name="Internet_20_link" text:visited-style-name="Visited_20_Internet_20_Link">
<text:span text:style-name="T4">
 Lucescu </text:span>
</text:a>
According to the source, this season Vladislav will not go to the field.</text:p>
      <text:p text:style-name="P4">
Photo: Dynamo FC(Kyiv).</text:p>
      <text:p text:style-name="P4">
News Source: <text:a xlink:type="simple" xlink:href="https://www.ukrinform.ua/rubric-sports/3701082-supraga-ne-zigrae-za-dinamo-cogo-sezonu-forvardu-potribna-cergova-operacia.html" text:style-name="Internet_20_link" text:visited-style-name="Visited_20_Internet_20_Link">
https://www.ukrinform.ua/rubric-sports/3701082-supraga-ne-zigrae-za-dinamo-cogo-sezonu-forvardu-potribna-cergova-operacia.html</text:a>
</text:p>
      <!--NEWS-->
      <text:h text:style-name="P10" text:outline-level="1">
<text:span text:style-name="T4">
The Russian Federation uses 369 thousand military in battles against Ukraine - Military Media Center</text:span>
</text:h>
      <text:p text:style-name="P4">
Authors: Ukrinform (Person)</text:p>
      <text:p text:style-name="P4">
Publisher: Укринформ (Organization)</text:p>
      <text:p text:style-name="P4">
Published Time: 2023-04-26T17:52:00+03:00</text:p>
      <text:p text:style-name="P4">
Modified Time: 2023-04-26T17:52:00+03:00</text:p>
      <text:p text:style-name="P4">
Description: The occupation forces of the Russian Federation against Ukraine are 369 thousand personnel and about 5,900 heavy weapons. - Ukrinform.</text:p>
      <text:p text:style-name="P4">
Images: ["<text:a xlink:type="simple" xlink:href="https://static.ukrinform.com/photos/2022_04/thumb_files/630_360_1649246846-717.jpg" text:style-name="Internet_20_link" text:visited-style-name="Visited_20_Internet_20_Link">
630_360_16492...</text:a>
", "<text:a xlink:type="simple" xlink:href="https://static.ukrinform.com/photos/2023_04/1682520422-889.jpg" text:style-name="Internet_20_link" text:visited-style-name="Visited_20_Internet_20_Link">
1682520422-88...</text:a>
"]</text:p>
      <text:p text:style-name="P4">
Tags: ['Російські військові', 'Військова техніка', 'Війна з росією']</text:p>
      <text:p text:style-name="P4">
Type: Article</text:p>
      <!--METADATA-->
      <text:p text:style-name="P4">
<draw:frame draw:style-name="fr1" draw:name="Image198" text:anchor-type="as-char" svg:width="6.9236in" svg:height="3.956343in" draw:z-index="0">
<draw:image xlink:href="../Images/yкринформ/2023-04-26T17-52-00-03-00/630_360_1649246846-717.jpg" xlink:type="simple" xlink:show="embed" xlink:actuate="onLoad" draw:mime-type="image/jpeg"/>
</draw:frame>
Occupations have been occupied by the Russian Federation against Ukraine today are 369 thousand of a person and about 5,900 units of heavy weapons.</text:p>
      <text:p text:style-name="P4">
As Ukrinform reports, about it in <text:a xlink:type="simple" xlink:href="https://t.me/militarymediacenter/1789" text:style-name="Internet_20_link" text:visited-style-name="Visited_20_Internet_20_Link">
</text:a>
reports Military Media Center.</text:p>
      <text:p text:style-name="P4">
<draw:frame draw:style-name="fr1" draw:name="Image199" text:anchor-type="as-char" svg:width="6.9236in" svg:height="7.923676in" draw:z-index="0">
<draw:image xlink:href="../Images/yкринформ/2023-04-26T17-52-00-03-00/1682520422-889.jpg" xlink:type="simple" xlink:show="embed" xlink:actuate="onLoad" draw:mime-type="image/jpeg"/>
</draw:frame>
“According to the latest data, Russia has thrown up to 48 brigades of 122 regiments before the fighting against Ukraine, and occupation forces have about 315 formations. In total, the enemy uses about 369,000 personnel of Table 5,900 heavy weapons, ”the enemy uses the enemy,” the message reads.</text:p>
      <text:p text:style-name="P4">
<text:span text:style-name="T4">
 Read also: </text:span>
 <text:a xlink:type="simple" xlink:href="https://www.ukrinform.ua/rubric-ato/3699873-rosia-akumulue-raketi-dla-zrivu-nastupalnoi-operacii-ukraini-budanov.html" text:style-name="Internet_20_link" text:visited-style-name="Visited_20_Internet_20_Link">
</text:a>
It is noted that the Kremlin's long -term plans remain unchanged - the force of Ukraine to persuade Ukraine to negotiate. To do this, the occupying will focus their efforts on the offensive actions in order to identify the forces of defense from the important centers of Donetsk region: Bakhmut remains the priority of the enemy, namely establishing complete control over the centers; The enemy will also continue to attempt to seize other cities of the Avdiivka and Marinka region.</text:p>
      <text:p text:style-name="P4">
At the same time, the enemy's offensive actions from the Belarusian Naprymka look extremely unlikely, in the center.</text:p>
      <text:p text:style-name="P4">
It is also emphasized that the enemy directs efforts to enter the administrative border of Donetsk region, as well as the maintenance under the control of the temporarily occupied territories. It is recorded that for this purpose Russian troops strengthened their land groove for one regiment.</text:p>
      <text:p text:style-name="P4">
<text:span text:style-name="T4">
 Read also: </text:span>
 <text:a xlink:type="simple" xlink:href="https://www.ukrinform.ua/rubric-ato/3700702-ukraina-diatime-za-svoim-sekretnim-planom-akso-postacanna-zbroi-budut-potuznimi-danilov.html" text:style-name="Internet_20_link" text:visited-style-name="Visited_20_Internet_20_Link">
</text:a>
As reported by Ukrinform, from February 24, 2022 to 26th 2023, about 188 thousand 410 Russian invaders were liquidated from February 24, 2023, and another 640 people in the past day. Also destroyed: enemy tanks 3692 units(+4), combat armored vehicles - 7162(+11), artillery systems - 2877(+14), RSVV - 539(+0), air defense - 292(+1), <text:a xlink:type="simple" xlink:href="https://www.ukrinform.ua/tag-litak" text:style-name="Internet_20_link" text:visited-style-name="Visited_20_Internet_20_Link">
</text:a>
– 308(+0), helicopters - 294(+0), UAV Operative-tactical level-2440(+3), winged rockets - 911(+0), ships / boats - 18(+0), car equipment and tanks - 5792(+8), special equipment - 352(+7).</text:p>
      <text:p text:style-name="P4">
News Source: <text:a xlink:type="simple" xlink:href="https://www.ukrinform.ua/rubric-ato/3701086-rf-vikoristovue-u-boah-proti-ukraini-369-tisac-vijskovih-military-media-center.html" text:style-name="Internet_20_link" text:visited-style-name="Visited_20_Internet_20_Link">
https://www.ukrinform.ua/rubric-ato/3701086-rf-vikoristovue-u-boah-proti-ukraini-369-tisac-vijskovih-military-media-center.html</text:a>
</text:p>
      <!--NEWS-->
      <text:h text:style-name="P10" text:outline-level="1">
<text:span text:style-name="T4">
There are intersection points: OP OP revealed the details of Zelensky's conversation with Xi Jinping</text:span>
</text:h>
      <text:p text:style-name="P4">
Authors: Ukrinform (Person)</text:p>
      <text:p text:style-name="P4">
Publisher: Укринформ (Organization)</text:p>
      <text:p text:style-name="P4">
Published Time: 2023-04-26T17:54:00+03:00</text:p>
      <text:p text:style-name="P4">
Modified Time: 2023-04-26T17:54:00+03:00</text:p>
      <text:p text:style-name="P4">
Description: President Volodymyr Zelenskyy and the head of the People's Republic of China, Xi Jinping, exchanged thoughts during a telephone conversation and presented their plans for peace to Ukraine. - Ukrinform.</text:p>
      <text:p text:style-name="P4">
Images: ["<text:a xlink:type="simple" xlink:href="https://static.ukrinform.com/photos/2021_06/thumb_files/630_360_1623145549-151.jpg" text:style-name="Internet_20_link" text:visited-style-name="Visited_20_Internet_20_Link">
630_360_16231...</text:a>
"]</text:p>
      <text:p text:style-name="P4">
Tags: ['Китай', 'Сі Цзіньпін', 'Зеленський', 'Війна з росією', 'Єдині новини']</text:p>
      <text:p text:style-name="P4">
Type: Article</text:p>
      <!--METADATA-->
      <text:p text:style-name="P4">
<draw:frame draw:style-name="fr1" draw:name="Image200" text:anchor-type="as-char" svg:width="6.9236in" svg:height="3.956343in" draw:z-index="0">
<draw:image xlink:href="../Images/yкринформ/2023-04-26T17-54-00-03-00/630_360_1623145549-151.jpg" xlink:type="simple" xlink:show="embed" xlink:actuate="onLoad" draw:mime-type="image/jpeg"/>
</draw:frame>
The Presidential Lordir Zelensky and the head of the People's Republic of China, Xi Jinping, exchanged thoughts with a telephone conversation with their plans to reach peace to Ukraine.</text:p>
      <text:p text:style-name="P4">
This was announced by the pressecretic of the head of the Ukrainian state Sergey Nikiforov Vefiri Telelorphone "The One News", Ukrinform correspondent reports.</text:p>
      <text:p text:style-name="P4">
“It was the restoration of direct dialogue at the highest level, and it happened, as our diplomats, exchange of thoughts. China Chairman is already presented in person by the Chinese peace plan, which is in public space, <text:a xlink:type="simple" xlink:href="https://www.ukrinform.ua/tag-prezident" text:style-name="Internet_20_link" text:visited-style-name="Visited_20_Internet_20_Link">
</text:a>
Ukraine told about our formulaumir, which consists of 10 steps and which is a priority for us in achieving. It is gratifying that, for example, there are certain points that already have such intersection points, for example, the non -proliferation of nuclear weapons that cannot be hostage -friendly. And these are the points of intersection of the Ukrainian Chinese position, from which you can start developing a dialogue, ”the presidential spokesman said.</text:p>
      <text:p text:style-name="P4">
<text:span text:style-name="T4">
 Read also: </text:span>
 <text:a xlink:type="simple" xlink:href="https://www.ukrinform.ua/rubric-world/3699903-posolstvo-kitau-u-francii-vidalilo-zapis-zaavi-posla-lu-sae-pro-kolisni-radanski-respubliki.html" text:style-name="Internet_20_link" text:visited-style-name="Visited_20_Internet_20_Link">
<text:span text:style-name="T4">
 China </text:span>
</text:a>
According to him, this conversation did not expect specific arrangements from this conversation, its very fact is important, which could be the first step and the impetus for the restoration of the development of Ukrainian-Chinese relations.</text:p>
      <text:p text:style-name="P4">
Nikiforov also noted that Ukraine was informed of the appointment of a Chinese -specific representative who should come to Ukraine.</text:p>
      <text:p text:style-name="P4">
“Let's see what he will come with. I understand that he will come to understand the position in more detail. Let us be, we are set to such direct dialogue with China very positively, ”added a spokesman for the Head of State.</text:p>
      <text:p text:style-name="P4">
Nikiforov recalled that Ukraine has long been willing to speak with China, but when asked who initiated the current conversation, he replied: "This was a focus of interest."</text:p>
      <text:p text:style-name="P4">
<text:span text:style-name="T4">
 Read also: </text:span>
 <text:a xlink:type="simple" xlink:href="https://www.ukrinform.ua/rubric-world/3701089-u-bilomu-domi-vitaut-rozmovu-zelenskogo-j-si-ale-z-visnovkami-ne-pospisaut.html" text:style-name="Internet_20_link" text:visited-style-name="Visited_20_Internet_20_Link">
</text:a>
On April 26, President Volodymyr Zelenskyy held a telephone conversation with the head of KNRI Jinping on April 26 on April 26.</text:p>
      <text:p text:style-name="P4">
News Source: <text:a xlink:type="simple" xlink:href="https://www.ukrinform.ua/rubric-polytics/3701093-e-tocki-peretinu-v-op-rozkrili-detali-rozmovi-zelenskogo-iz-si-czinpinom.html" text:style-name="Internet_20_link" text:visited-style-name="Visited_20_Internet_20_Link">
https://www.ukrinform.ua/rubric-polytics/3701093-e-tocki-peretinu-v-op-rozkrili-detali-rozmovi-zelenskogo-iz-si-czinpinom.html</text:a>
</text:p>
      <!--NEWS-->
      <text:h text:style-name="P10" text:outline-level="1">
<text:span text:style-name="T4">
During the day the Russians 356 times fired at the Tavriysk direction - the forces of defense</text:span>
</text:h>
      <text:p text:style-name="P4">
Authors: Ukrinform (Person)</text:p>
      <text:p text:style-name="P4">
Publisher: Укринформ (Organization)</text:p>
      <text:p text:style-name="P4">
Published Time: 2023-04-26T17:55:00+03:00</text:p>
      <text:p text:style-name="P4">
Modified Time: 2023-04-26T17:55:00+03:00</text:p>
      <text:p text:style-name="P4">
Description: The Russian troops at about 12.00 fired the suburbs of Zaporozhye, there were no victims among civilians. In total, the occupiers 356 times fired at the Tavriya direction. - Ukrinform.</text:p>
      <text:p text:style-name="P4">
Images: ["<text:a xlink:type="simple" xlink:href="https://static.ukrinform.com/photos/2022_07/thumb_files/630_360_1658910361-742.jpg" text:style-name="Internet_20_link" text:visited-style-name="Visited_20_Internet_20_Link">
630_360_16589...</text:a>
"]</text:p>
      <text:p text:style-name="P4">
Tags: ['Обстріл', 'ЗСУ', 'Війна з росією', 'Єдині новини']</text:p>
      <text:p text:style-name="P4">
Type: Article</text:p>
      <!--METADATA-->
      <text:p text:style-name="P4">
<draw:frame draw:style-name="fr1" draw:name="Image201" text:anchor-type="as-char" svg:width="6.9236in" svg:height="3.956343in" draw:z-index="0">
<draw:image xlink:href="../Images/yкринформ/2023-04-26T17-55-00-03-00/630_360_1658910361-742.jpg" xlink:type="simple" xlink:show="embed" xlink:actuate="onLoad" draw:mime-type="image/jpeg"/>
</draw:frame>
The RF Brizko troops were fired at the suburbs of Zaporozhye, and there were no victims among civilian regulations. In total, the invaders 356 times were fired at the Tavriysky stream.</text:p>
      <text:p text:style-name="P4">
According to Ukrinform, the reporter of the united Press Center of Defense forces of Tavriysky Alexeydmitrashkivskyi.</text:p>
      <text:p text:style-name="P4">
“In 11.28 the army of terrorists, the Moscow Horde, fired at the suburbs of Zaporizhzhya RSZV and hit one of the objects that we will not call. But, according to preliminary information, there were no victims among civilians. Instead, the enemy continues fighting in the Marinka and Karlovka area, conducting devices - they were 26 in the past day.(https://www.ukrinform.ua/tag-obstril)At night, the total number of shelling in this direction is 356, ”Dmitryashkivsky reported.</text:p>
      <text:p text:style-name="P4">
He also noted that in the past 24 hours the activity of the enemy, which has not used the equipment, has decreased somewhat. However, the day before, in the area of Marinka, the collectors used it for the first time in four days.</text:p>
      <text:p text:style-name="P4">
Dmitryashkivsky reminded that the enemy has taken the enemy to the area of Avdiivka, but he does not use it at this time, resorting only to demonstration of military adherence.</text:p>
      <text:p text:style-name="P4">
<text:span text:style-name="T4">
 Read also: </text:span>
 <text:a xlink:type="simple" xlink:href="https://www.ukrinform.ua/rubric-ato/3701066-oznak-pidgotovki-nastupu-rosian-pid-vugledarom-ne-sposterigaetsa-sili-oboroni.html" text:style-name="Internet_20_link" text:visited-style-name="Visited_20_Internet_20_Link">
</text:a>
According to the spokesman, in the Donetsk direction the enemy actively conducts the perpetration, rotation of personnel. In this case, the assault units of Z, the quality are located, have a low moral and psychological state.</text:p>
      <text:p text:style-name="P4">
“We have the interception of phone calls where video content is reported and recorded. The fighters of this unit are exhibited that they were not signed by the contract, they do not pay money. It is very embarrassed that medical care is forbidden during a wound on the battlefield, therefore, it is a concern for them, and they turn to their friends, colleagues, offering not to sign this contract and not to agree to this work, ”the spokesman said.</text:p>
      <text:p text:style-name="P4">
As reported by Ukrinform, on April 24, Dmitryashkivsky reported that <text:a xlink:type="simple" xlink:href="https://www.ukrinform.ua/rubric-ato/3699857-rosiani-perekidaut-pid-avdiivku-tankovu-brigadu-sili-oboroni.html" text:style-name="Internet_20_link" text:visited-style-name="Visited_20_Internet_20_Link">
</text:a>
, which will be used in the near future for the offensive of the defense forces of Ukraine.</text:p>
      <text:p text:style-name="P4">
News Source: <text:a xlink:type="simple" xlink:href="https://www.ukrinform.ua/rubric-ato/3701087-za-dobu-rosiani-356-raziv-obstrilali-tavrijskij-napramok-sili-oboroni.html" text:style-name="Internet_20_link" text:visited-style-name="Visited_20_Internet_20_Link">
https://www.ukrinform.ua/rubric-ato/3701087-za-dobu-rosiani-356-raziv-obstrilali-tavrijskij-napramok-sili-oboroni.html</text:a>
</text:p>
      <!--NEWS-->
      <text:h text:style-name="P10" text:outline-level="1">
<text:span text:style-name="T4">
Shmigal about the conference in Rome: there is an interest in the implementation of reconstruction projects</text:span>
</text:h>
      <text:p text:style-name="P4">
Authors: Ukrinform (Person)</text:p>
      <text:p text:style-name="P4">
Publisher: Укринформ (Organization)</text:p>
      <text:p text:style-name="P4">
Published Time: 2023-04-26T17:56:00+03:00</text:p>
      <text:p text:style-name="P4">
Modified Time: 2023-04-26T17:56:00+03:00</text:p>
      <text:p text:style-name="P4">
Description: Ukraine will be a member of the European Union, and this is one of the arguments why Italian business should be investing in Ukraine. - Ukrinform.</text:p>
      <text:p text:style-name="P4">
Images: ["<text:a xlink:type="simple" xlink:href="https://static.ukrinform.com/photos/2023_04/thumb_files/630_360_1682520138-689.jpg" text:style-name="Internet_20_link" text:visited-style-name="Visited_20_Internet_20_Link">
630_360_16825...</text:a>
", "<text:a xlink:type="simple" xlink:href="https://static.ukrinform.com/photos/2023_04/1682520138-340.jpg" text:style-name="Internet_20_link" text:visited-style-name="Visited_20_Internet_20_Link">
1682520138-34...</text:a>
", "<text:a xlink:type="simple" xlink:href="https://static.ukrinform.com/photos/2023_04/1682520138-361.jpg" text:style-name="Internet_20_link" text:visited-style-name="Visited_20_Internet_20_Link">
1682520138-36...</text:a>
", "<text:a xlink:type="simple" xlink:href="https://static.ukrinform.com/photos/2023_04/1682520139-362.jpg" text:style-name="Internet_20_link" text:visited-style-name="Visited_20_Internet_20_Link">
1682520139-36...</text:a>
", "<text:a xlink:type="simple" xlink:href="https://static.ukrinform.com/photos/2023_04/1682520105-787.jpg" text:style-name="Internet_20_link" text:visited-style-name="Visited_20_Internet_20_Link">
1682520105-78...</text:a>
"]</text:p>
      <text:p text:style-name="P4">
Tags: ['Італія', 'Шмигаль', 'Конференція', 'Відбудова']</text:p>
      <text:p text:style-name="P4">
Type: Article</text:p>
      <!--METADATA-->
      <text:p text:style-name="P4">
<draw:frame draw:style-name="fr1" draw:name="Image202" text:anchor-type="as-char" svg:width="6.9236in" svg:height="3.956343in" draw:z-index="0">
<draw:image xlink:href="../Images/yкринформ/2023-04-26T17-56-00-03-00/630_360_1682520138-689.jpg" xlink:type="simple" xlink:show="embed" xlink:actuate="onLoad" draw:mime-type="image/jpeg"/>
</draw:frame>
The Ukrainian Union is a member of the European Union, and this is one of the arguments of why it is worth investing in Ukraine.</text:p>
      <text:p text:style-name="P4">
Prime Minister Denis Shmigal wrote about it in <text:a xlink:type="simple" xlink:href="https://t.me/Denys_Smyhal/5099" text:style-name="Internet_20_link" text:visited-style-name="Visited_20_Internet_20_Link">
</text:a>
After participating in the recovery in Rome, Ukrinform reports.</text:p>
      <text:p text:style-name="P4">
<draw:frame draw:style-name="fr1" draw:name="Image203" text:anchor-type="as-char" svg:width="6.9236in" svg:height="4.602912in" draw:z-index="0">
<draw:image xlink:href="../Images/yкринформ/2023-04-26T17-56-00-03-00/1682520138-340.jpg" xlink:type="simple" xlink:show="embed" xlink:actuate="onLoad" draw:mime-type="image/jpeg"/>
</draw:frame>
<text:span text:style-name="T4">
 Read also: </text:span>
 <text:a xlink:type="simple" xlink:href="https://www.ukrinform.ua/rubric-vidbudova/3701043-ukraina-rozrahovue-na-aktivnu-ucast-italii-u-vidnovlenni-smigal.html" text:style-name="Internet_20_link" text:visited-style-name="Visited_20_Internet_20_Link">
<text:span text:style-name="T4">
 Shmigal </text:span>
</text:a>
“Ukraine will be a member of the EU, and this is one of the arguments why Italian business is worth investing in Ukraine today. He emphasized this during the conference in Rome. Speeches <text:a xlink:type="simple" xlink:href="https://www.ukrinform.ua/rubric-vidbudova/3701055-meloni-hoce-sob-italijci-zastosuvali-dosvid-svogo-ekonomicnogo-diva-1960h-rokiv-v-ukraini.html" text:style-name="Internet_20_link" text:visited-style-name="Visited_20_Internet_20_Link">
</text:a>
 , <text:a xlink:type="simple" xlink:href="https://www.ukrinform.ua/rubric-vidbudova/3701072-zelenskij-kaze-so-proekt-vidbudovi-potriben-vze-cogoric-zaklikae-italijciv-dolucatisa.html" text:style-name="Internet_20_link" text:visited-style-name="Visited_20_Internet_20_Link">
</text:a>
And such in the event in the event of hundreds of Italian and Ukrainian companies, businesses of Taasociation - a signal that we have a common interest in the implementation of the projects, ”the head of government said.</text:p>
      <text:p text:style-name="P4">
<draw:frame draw:style-name="fr1" draw:name="Image204" text:anchor-type="as-char" svg:width="6.9236in" svg:height="4.615733in" draw:z-index="0">
<draw:image xlink:href="../Images/yкринформ/2023-04-26T17-56-00-03-00/1682520138-361.jpg" xlink:type="simple" xlink:show="embed" xlink:actuate="onLoad" draw:mime-type="image/jpeg"/>
</draw:frame>
<draw:frame draw:style-name="fr1" draw:name="Image205" text:anchor-type="as-char" svg:width="6.9236in" svg:height="4.615733in" draw:z-index="0">
<draw:image xlink:href="../Images/yкринформ/2023-04-26T17-56-00-03-00/1682520139-362.jpg" xlink:type="simple" xlink:show="embed" xlink:actuate="onLoad" draw:mime-type="image/jpeg"/>
</draw:frame>
<text:span text:style-name="T4">
 Read also: </text:span>
 <text:a xlink:type="simple" xlink:href="https://www.ukrinform.ua/rubric-ato/3701032-italia-hoce-prijnati-konferenciu-z-vidnovlenna-ukraini-u-2025-roci-meloni.html" text:style-name="Internet_20_link" text:visited-style-name="Visited_20_Internet_20_Link">
</text:a>
Shmigal invited Italian companies to invest in Ukraine and already implement recovery. After all, those who invest in Ukraine now will receive the best possibleities and prospects during the implementation of a large restoration plan, he emphasized.</text:p>
      <text:p text:style-name="P4">
<draw:frame draw:style-name="fr1" draw:name="Image206" text:anchor-type="as-char" svg:width="6.9236in" svg:height="4.615733in" draw:z-index="0">
<draw:image xlink:href="../Images/yкринформ/2023-04-26T17-56-00-03-00/1682520105-787.jpg" xlink:type="simple" xlink:show="embed" xlink:actuate="onLoad" draw:mime-type="image/jpeg"/>
</draw:frame>
<text:span text:style-name="T4">
 Read also: </text:span>
 <text:a xlink:type="simple" xlink:href="https://www.ukrinform.ua/rubric-economy/3701022-viznacena-svitovim-bankom-suma-zbitkiv-ukraini-vid-rozvazanoi-rosieu-vijni-podvoitsa-premer.html" text:style-name="Internet_20_link" text:visited-style-name="Visited_20_Internet_20_Link">
</text:a>
As reported by Ukrinform, the Prime Minister <text:a xlink:type="simple" xlink:href="https://www.ukrinform.ua/tag-smigal" text:style-name="Internet_20_link" text:visited-style-name="Visited_20_Internet_20_Link">
</text:a>
It is in Rome. He participated in a bilateral conference on the issue of Ukraine, held meetings by the President and Prime Minister of Italian Jewing Meloni. Meetings with the Minister of Defense of Italy, as well as the heads of the Chambers of the Italian Parliament are planned. The Pope Francis will also be expected to accept Shmigal on April 27.</text:p>
      <text:p text:style-name="P4">
<text:span text:style-name="T5">
Foto: Denis Shmigal, telegram</text:span>
</text:p>
      <text:p text:style-name="P4">
News Source: <text:a xlink:type="simple" xlink:href="https://www.ukrinform.ua/rubric-vidbudova/3701094-smigal-pro-konferenciu-u-rimi-maemo-spilnu-zacikavlenist-v-realizacii-proektiv-vidbudovi.html" text:style-name="Internet_20_link" text:visited-style-name="Visited_20_Internet_20_Link">
https://www.ukrinform.ua/rubric-vidbudova/3701094-smigal-pro-konferenciu-u-rimi-maemo-spilnu-zacikavlenist-v-realizacii-proektiv-vidbudovi.html</text:a>
</text:p>
      <!--NEWS-->
      <text:h text:style-name="P10" text:outline-level="1">
<text:span text:style-name="T4">
In the White House greet the conversation of Zelensky and SI, but with the conclusions are in no hurry</text:span>
</text:h>
      <text:p text:style-name="P4">
Authors: Ukrinform (Person)</text:p>
      <text:p text:style-name="P4">
Publisher: Укринформ (Organization)</text:p>
      <text:p text:style-name="P4">
Published Time: 2023-04-26T18:00:26+03:00</text:p>
      <text:p text:style-name="P4">
Modified Time: 2023-04-26T18:00:26+03:00</text:p>
      <text:p text:style-name="P4">
Description: The White House greeted the first from the beginning of the full-scale invasion of the Russian Federation of President of Ukraine Vladimir Zelensky with the leader of China, Xi Jinping, but noted that it was too early to talk about any "significant promotion" to peace. - Ukrinform.</text:p>
      <text:p text:style-name="P4">
Images: ["<text:a xlink:type="simple" xlink:href="https://static.ukrinform.com/photos/2023_04/thumb_files/630_360_1682353687-875.jpg" text:style-name="Internet_20_link" text:visited-style-name="Visited_20_Internet_20_Link">
630_360_16823...</text:a>
"]</text:p>
      <text:p text:style-name="P4">
Tags: ['Сі Цзіньпін', 'США', 'Зеленський']</text:p>
      <text:p text:style-name="P4">
Type: Article</text:p>
      <!--METADATA-->
      <text:p text:style-name="P4">
<draw:frame draw:style-name="fr1" draw:name="Image207" text:anchor-type="as-char" svg:width="6.9236in" svg:height="3.956343in" draw:z-index="0">
<draw:image xlink:href="../Images/yкринформ/2023-04-26T18-00-26-03-00/630_360_1682353687-875.jpg" xlink:type="simple" xlink:show="embed" xlink:actuate="onLoad" draw:mime-type="image/jpeg"/>
</draw:frame>
In the Whiteuda, the first from the beginning of the full-scale invasion of the Russian Federation of the Conversation of Ukraine Volodymyr Zelensky with the leader of China Xi Jinping was congratulated, and it was assumed that it was too early to speak about any "significant promotion" to peace.</text:p>
      <text:p text:style-name="P4">
About it as reports <text:a xlink:type="simple" xlink:href="http://www.cnn.com/europe/live-news/russia-ukraine-war-news-04-26-23/h_d403a3ce4ff64e8be6646c651d8334ac" text:style-name="Internet_20_link" text:visited-style-name="Visited_20_Internet_20_Link">
</text:a>
, John Kirby said on the White House National Security Council, Ukrinform reports.</text:p>
      <text:p text:style-name="P4">
“We welcome the news that a telephone conversation has been greeted between President and Zelensky. We think it is good, ”Baiden's administration said.</text:p>
      <text:p text:style-name="P4">
He noted that the United States took a consistent position on the important position of the Chinese side to hear the point of view of Ukraine on the illegal and uninstalled invasion of the Russian Federation.</text:p>
      <text:p text:style-name="P4">
"Whether it will lead to some significant peaceful promotion, plan or proposal, I just don't think we know it now," Kirby added.</text:p>
      <text:p text:style-name="P4">
In response to the question whether China can assist in reaching a peace agreement, a representative of the administration <text:a xlink:type="simple" xlink:href="https://www.ukrinform.ua/tag-ssa" text:style-name="Internet_20_link" text:visited-style-name="Visited_20_Internet_20_Link">
</text:a>
He has outlined that this should be under Ukraine. According to him, the agreement will not be "stable or reliable if the Ukrainians and President Zelensky personally do not fit into and support it."</text:p>
      <text:p text:style-name="P4">
Kirby also noted that, for their part, the United States did not know in advance about the preparation of a telephone conversation between Xi and Zelensky.</text:p>
      <text:p text:style-name="P4">
<text:span text:style-name="T4">
 Read also: </text:span>
 <text:a xlink:type="simple" xlink:href="https://www.ukrinform.ua/rubric-world/3701084-kitaj-napravit-do-kieva-specpredstavnika-dla-vreguluvanna-krizi-v-ukraini.html" text:style-name="Internet_20_link" text:visited-style-name="Visited_20_Internet_20_Link">
</text:a>
As reported by Ukrinform, a telephone [] was held on April 26(https://www.ukrinform.ua/rubric-polytics/3700965-zelenskij-pogovoriv-z-si-czinpinom.html). Subsequently, the President of Ukraine appointed Excensions on strategic industries Pavel Ryabikin to the Ambassador of Ukraine to the Chinese People's Republic.</text:p>
      <text:p text:style-name="P4">
News Source: <text:a xlink:type="simple" xlink:href="https://www.ukrinform.ua/rubric-world/3701089-u-bilomu-domi-vitaut-rozmovu-zelenskogo-j-si-ale-z-visnovkami-ne-pospisaut.html" text:style-name="Internet_20_link" text:visited-style-name="Visited_20_Internet_20_Link">
https://www.ukrinform.ua/rubric-world/3701089-u-bilomu-domi-vitaut-rozmovu-zelenskogo-j-si-ale-z-visnovkami-ne-pospisaut.html</text:a>
</text:p>
      <!--NEWS-->
      <text:h text:style-name="P10" text:outline-level="1">
<text:span text:style-name="T4">
In Ukraine, the Project “Information without barriers” is launched - what is it envisaged</text:span>
</text:h>
      <text:p text:style-name="P4">
Authors: Ukrinform (Person)</text:p>
      <text:p text:style-name="P4">
Publisher: Укринформ (Organization)</text:p>
      <text:p text:style-name="P4">
Published Time: 2023-04-26T18:03:00+03:00</text:p>
      <text:p text:style-name="P4">
Modified Time: 2023-04-26T18:03:00+03:00</text:p>
      <text:p text:style-name="P4">
Description: The Project "Information without barriers" aims to provide access to socially significant information for all social groups .. - Ukrinform.</text:p>
      <text:p text:style-name="P4">
Images: ["<text:a xlink:type="simple" xlink:href="https://static.ukrinform.com/photos/2023_04/thumb_files/630_360_1682521049-571.jpg" text:style-name="Internet_20_link" text:visited-style-name="Visited_20_Internet_20_Link">
630_360_16825...</text:a>
"]</text:p>
      <text:p text:style-name="P4">
Tags: ['Уряд', 'МКІП ', 'Безбар’єрність']</text:p>
      <text:p text:style-name="P4">
Type: Article</text:p>
      <!--METADATA-->
      <text:p text:style-name="P4">
<draw:frame draw:style-name="fr1" draw:name="Image208" text:anchor-type="as-char" svg:width="6.9236in" svg:height="3.956343in" draw:z-index="0">
<draw:image xlink:href="../Images/yкринформ/2023-04-26T18-03-00-03-00/630_360_1682521049-571.jpg" xlink:type="simple" xlink:show="embed" xlink:actuate="onLoad" draw:mime-type="image/jpeg"/>
</draw:frame>
The Project "Information without barriers" aims to provide access to socially significant information for all social groups.</text:p>
      <text:p text:style-name="P4">
About it reports <text:a xlink:type="simple" xlink:href="https://mkip.gov.ua/news/9040.html" text:style-name="Internet_20_link" text:visited-style-name="Visited_20_Internet_20_Link">
</text:a>
Ministries of capital and information policy, Ukrinform reports.</text:p>
      <text:p text:style-name="P4">
"Creating new standards for presenting information is very important now. The expression of the language of power and the media, its accessibility for all, without exception, can not only better understand the actions of the authorities, but also to facilitate their own life," - says MKIP head Alexander Tkachenko.</text:p>
      <text:p text:style-name="P4">
It is noted that the project was created for people with visual and hearing impaired, people with post -traumatic stress disorder, people of old age, children, persons who received only minimal education, foreigners.</text:p>
      <text:p text:style-name="P4">
The project was developed in accordance with the plan of measures to implement the national strategy of creating a barrier space in Ukraine for the period up to 2030, which <text:a xlink:type="simple" xlink:href="https://www.ukrinform.ua/rubric-polytics/3700617-urad-uhvaliv-plan-vprovadzenna-bezbarernih-risen-na-2023-2024-roki.html" text:style-name="Internet_20_link" text:visited-style-name="Visited_20_Internet_20_Link">
</text:a>
. Its purpose is to bring Ukraine closer to European barrier standards.</text:p>
      <text:p text:style-name="P4">
<text:span text:style-name="T4">
 Read also: </text:span>
 <text:a xlink:type="simple" xlink:href="https://www.ukrinform.ua/rubric-society/3688756-ludi-z-invalidnistu-maut-otrimati-vsi-mozlivosti-povernutisa-do-roboti-zelenska.html" text:style-name="Internet_20_link" text:visited-style-name="Visited_20_Internet_20_Link">
</text:a>
The Ministry also reminds that an electronic monitoring tool will be introduced to control the implementation of the action plan, which to record a metering in the implementation of the planned measures separately in each direction, accessible to public authorities and the public. The architecture of changes from the creation of a free space is being developed by the government team with the support of Elena Zelenskaya's first -story.</text:p>
      <text:p text:style-name="P4">
As reported, for the first time <text:a xlink:type="simple" xlink:href="https://mkip.gov.ua/news/8607.html" text:style-name="Internet_20_link" text:visited-style-name="Visited_20_Internet_20_Link">
</text:a>
Barriers' Information MKIP was presented on February 16, 2023 at the Council of Barrierity with a full -time 20 ministries. According to him, two blocks of action are planned. The first predicts the simplification of the language expressed by officials. The second block includes the provision of media services of persons with different health defects.</text:p>
      <text:p text:style-name="P4">
<text:span text:style-name="T5">
Opto mkip</text:span>
</text:p>
      <text:p text:style-name="P4">
News Source: <text:a xlink:type="simple" xlink:href="https://www.ukrinform.ua/rubric-society/3701090-v-ukraini-zapuskaut-proekt-informacia-bez-bareriv-so-vin-peredbacae.html" text:style-name="Internet_20_link" text:visited-style-name="Visited_20_Internet_20_Link">
https://www.ukrinform.ua/rubric-society/3701090-v-ukraini-zapuskaut-proekt-informacia-bez-bareriv-so-vin-peredbacae.html</text:a>
</text:p>
      <!--NEWS-->
      <text:h text:style-name="P10" text:outline-level="1">
<text:span text:style-name="T4">
Microsoft has been blocked in Britain with a video game developer for nearly $ 70 billion</text:span>
</text:h>
      <text:p text:style-name="P4">
Authors: Ukrinform (Person)</text:p>
      <text:p text:style-name="P4">
Publisher: Укринформ (Organization)</text:p>
      <text:p text:style-name="P4">
Published Time: 2023-04-26T18:03:47+03:00</text:p>
      <text:p text:style-name="P4">
Modified Time: 2023-04-26T18:03:47+03:00</text:p>
      <text:p text:style-name="P4">
Description: The UK Competition and Markets (CMA) has blocked the Activision Blizzard Activision Blizzard for $ 68.7 billion. - Ukrinform.</text:p>
      <text:p text:style-name="P4">
Images: ["<text:a xlink:type="simple" xlink:href="https://static.ukrinform.com/photos/2017_06/thumb_files/630_360_1498715441-6043.jpg" text:style-name="Internet_20_link" text:visited-style-name="Visited_20_Internet_20_Link">
630_360_14987...</text:a>
"]</text:p>
      <text:p text:style-name="P4">
Tags: ['Британія', 'Microsoft', 'Технології']</text:p>
      <text:p text:style-name="P4">
Type: Article</text:p>
      <!--METADATA-->
      <text:p text:style-name="P4">
<draw:frame draw:style-name="fr1" draw:name="Image209" text:anchor-type="as-char" svg:width="6.9236in" svg:height="3.956343in" draw:z-index="0">
<draw:image xlink:href="../Images/yкринформ/2023-04-26T18-03-47-03-00/630_360_1498715441-6043.jpg" xlink:type="simple" xlink:show="embed" xlink:actuate="onLoad" draw:mime-type="image/jpeg"/>
</draw:frame>
The UK Competition and Markets Office(CMA)Microsoft's logging on the purchase of a video game developer of the video game Blizzard for $ 68.7 billion.</text:p>
      <text:p text:style-name="P4">
As Ukrinform reports, it reports <text:a xlink:type="simple" xlink:href="http://www.bbc.com/news/entertainment-arts-65378617" text:style-name="Internet_20_link" text:visited-style-name="Visited_20_Internet_20_Link">
</text:a>
.</text:p>
      <text:p text:style-name="P4">
It is noted that CMA has expressed concern that this agreement will "offer less innovations and less choice for gamers in the business of cloud games."</text:p>
      <text:p text:style-name="P4">
Microsoft and Activision disagreed with this decision and stated that they would submit an appeal.</text:p>
      <text:p text:style-name="P4">
“The CMA report is contrary to the ambitions <text:a xlink:type="simple" xlink:href="https://www.ukrinform.ua/tag-britania" text:style-name="Internet_20_link" text:visited-style-name="Visited_20_Internet_20_Link">
</text:a>
Standing an attractive country to create a technological business. We will be actively working with Microsoft to cancel this decision while appealing, ”said Activision.</text:p>
      <text:p text:style-name="P4">
In order to agree on the agreement, it must be approved by the regulatory bodies of the Great Britain, the United States and the European Union.</text:p>
      <text:p text:style-name="P4">
CMA is the first of the three regulators to make a solution that can potentially be absorbed by Activision Blizzard with Microsoft. The cost will be transformed $ 68.7 billion.</text:p>
      <text:p text:style-name="P4">
<text:span text:style-name="T4">
 Read also: </text:span>
 <text:a xlink:type="simple" xlink:href="https://www.ukrinform.ua/rubric-technology/3693879-microsoft-pripinila-garantijne-obslugovuvanna-pristavok-xbox-u-rosii.html" text:style-name="Internet_20_link" text:visited-style-name="Visited_20_Internet_20_Link">
<text:span text:style-name="T4">
 Microsoft </text:span>
</text:a>
According to Ukrinform, the technology underlying the Chatgpt artificial intelligence system will be added to the Microsoft365 working software.</text:p>
      <text:p text:style-name="P4">
News Source: <text:a xlink:type="simple" xlink:href="https://www.ukrinform.ua/rubric-technology/3701091-u-britanii-zablokuvali-ugodu-microsoft-iz-rozrobnikom-videoigor-na-majze-70-milardiv.html" text:style-name="Internet_20_link" text:visited-style-name="Visited_20_Internet_20_Link">
https://www.ukrinform.ua/rubric-technology/3701091-u-britanii-zablokuvali-ugodu-microsoft-iz-rozrobnikom-videoigor-na-majze-70-milardiv.html</text:a>
</text:p>
      <!--NEWS-->
      <text:h text:style-name="P10" text:outline-level="1">
<text:span text:style-name="T4">
Germany's players will hold a special match against the national team of Ukraine - the mentor of the Bundestim</text:span>
</text:h>
      <text:p text:style-name="P4">
Authors: Ukrinform (Person)</text:p>
      <text:p text:style-name="P4">
Publisher: Укринформ (Organization)</text:p>
      <text:p text:style-name="P4">
Published Time: 2023-04-26T18:08:37+03:00</text:p>
      <text:p text:style-name="P4">
Modified Time: 2023-04-26T18:08:37+03:00</text:p>
      <text:p text:style-name="P4">
Description: The head coach of the German football team Hans-Diter Flik commented on the preparation of his team for June control matches, in one of which the Germans will host Ukraine national team. - Ukrinform.</text:p>
      <text:p text:style-name="P4">
Images: ["<text:a xlink:type="simple" xlink:href="https://static.ukrinform.com/photos/2023_04/thumb_files/630_360_1682521633-851.jpg" text:style-name="Internet_20_link" text:visited-style-name="Visited_20_Internet_20_Link">
630_360_16825...</text:a>
"]</text:p>
      <text:p text:style-name="P4">
Tags: ['Футбол', 'Збірна України']</text:p>
      <text:p text:style-name="P4">
Type: Article</text:p>
      <!--METADATA-->
      <text:p text:style-name="P4">
<draw:frame draw:style-name="fr1" draw:name="Image210" text:anchor-type="as-char" svg:width="6.9236in" svg:height="3.956343in" draw:z-index="0">
<draw:image xlink:href="../Images/yкринформ/2023-04-26T18-08-37-03-00/630_360_1682521633-851.jpg" xlink:type="simple" xlink:show="embed" xlink:actuate="onLoad" draw:mime-type="image/jpeg"/>
</draw:frame>
The chief coach of the German football team Hans-Diter Flik commented on the planning of his team for June control matches, in one of which the national will host the national team of Ukraine.</text:p>
      <text:p text:style-name="P4">
As reported by Ukrinform, on June 12, the National Team of Ukraine conducted a carriage match with the German national team. It will be for the German team1000 in history and will be charity. The meeting will take place in Bremen at the Veserstadion.</text:p>
      <text:p text:style-name="P4">
With his thoughts on this match and in general the June collection with <text:a xlink:type="simple" xlink:href="https://www.dfb.de/news/detail/dfb-team-trifft-im-juni-auf-die-ukraine-polen-und-kolumbien-250790/" text:style-name="Internet_20_link" text:visited-style-name="Visited_20_Internet_20_Link">
</text:a>
German Football Union(DFB)The Bundestim Hans Diter Flik shared.</text:p>
      <text:p text:style-name="P4">
“We will hold this special match against Ukraine, and then two strong opponents - Poland and Columbia - will wait for sparring. In these sociable ponds we want to develop what the team demonstrated in the second time -control match with Belgium(2:3)”, - said Flik.</text:p>
      <text:p text:style-name="P4">
<text:span text:style-name="T4">
 Read also: </text:span>
 <text:a xlink:type="simple" xlink:href="https://www.ukrinform.ua/rubric-sports/3700073-futbolna-zbirna-ukraini-otrimae-novogo-nastavnika-do-cervna-pavelko.html" text:style-name="Internet_20_link" text:visited-style-name="Visited_20_Internet_20_Link">
<text:span text:style-name="T4">
 Pavelko </text:span>
</text:a>
Recall that the profit from the charitable game Germany - Ukraine will go to the DFB Foundation, which continues to assist the people affected by the Ed Russian military aggression. Specific projects and assistance initiatives will be selected in conjunction with the Ukrainian Football Association( <text:a xlink:type="simple" xlink:href="https://uaf.ua/article/48110" text:style-name="Internet_20_link" text:visited-style-name="Visited_20_Internet_20_Link">
</text:a>
 ).</text:p>
      <text:p text:style-name="P4">
Фото dfb.de.</text:p>
      <text:p text:style-name="P4">
News Source: <text:a xlink:type="simple" xlink:href="https://www.ukrinform.ua/rubric-sports/3701096-futbolisti-nimeccini-provedut-osoblivij-matc-proti-zbirnoi-ukraini-nastavnik-bundestimu.html" text:style-name="Internet_20_link" text:visited-style-name="Visited_20_Internet_20_Link">
https://www.ukrinform.ua/rubric-sports/3701096-futbolisti-nimeccini-provedut-osoblivij-matc-proti-zbirnoi-ukraini-nastavnik-bundestimu.html</text:a>
</text:p>
      <!--NEWS-->
      <text:h text:style-name="P10" text:outline-level="1">
<text:span text:style-name="T4">
Four children were injured in an accident in Kyiv region</text:span>
</text:h>
      <text:p text:style-name="P4">
Authors: Ukrinform (Person)</text:p>
      <text:p text:style-name="P4">
Publisher: Укринформ (Organization)</text:p>
      <text:p text:style-name="P4">
Published Time: 2023-04-26T18:13:00+03:00</text:p>
      <text:p text:style-name="P4">
Modified Time: 2023-04-26T18:13:00+03:00</text:p>
      <text:p text:style-name="P4">
Description: Four children were injured in the Obukhov district of Kyiv region. - Ukrinform.</text:p>
      <text:p text:style-name="P4">
Images: ["<text:a xlink:type="simple" xlink:href="https://static.ukrinform.com/photos/2023_04/thumb_files/630_360_1682521850-142.jpg" text:style-name="Internet_20_link" text:visited-style-name="Visited_20_Internet_20_Link">
630_360_16825...</text:a>
", "<text:a xlink:type="simple" xlink:href="https://static.ukrinform.com/photos/2023_04/1682521850-805.jpg" text:style-name="Internet_20_link" text:visited-style-name="Visited_20_Internet_20_Link">
1682521850-80...</text:a>
"]</text:p>
      <text:p text:style-name="P4">
Tags: ['Діти', 'ДТП', 'Київщина']</text:p>
      <text:p text:style-name="P4">
Type: Article</text:p>
      <!--METADATA-->
      <text:p text:style-name="P4">
<draw:frame draw:style-name="fr1" draw:name="Image211" text:anchor-type="as-char" svg:width="6.9236in" svg:height="3.956343in" draw:z-index="0">
<draw:image xlink:href="../Images/yкринформ/2023-04-26T18-13-00-03-00/630_360_1682521850-142.jpg" xlink:type="simple" xlink:show="embed" xlink:actuate="onLoad" draw:mime-type="image/jpeg"/>
</draw:frame>
Four children were injured in the Vobukhiv district of Kyiv region.</text:p>
      <text:p text:style-name="P4">
About it in <text:a xlink:type="simple" xlink:href="https://t.me/policekyivregion/4400" text:style-name="Internet_20_link" text:visited-style-name="Visited_20_Internet_20_Link">
</text:a>
Informed the press service of the capital region, Ukrinform reports.</text:p>
      <text:p text:style-name="P4">
<draw:frame draw:style-name="fr1" draw:name="Image212" text:anchor-type="as-char" svg:width="6.9236in" svg:height="5.1927in" draw:z-index="0">
<draw:image xlink:href="../Images/yкринформ/2023-04-26T18-13-00-03-00/1682521850-805.jpg" xlink:type="simple" xlink:show="embed" xlink:actuate="onLoad" draw:mime-type="image/jpeg"/>
</draw:frame>
“The accident happened on April 25 near the village of Khodosivka with the participation of the Audi Ford Taautomobil. The victims were hospitalized at the hospital-13-year-old, 7-year-old and 8-month-old girls and a 10-year-old boy who were in the vehicle. " Details later, ”the police said.</text:p>
      <text:p text:style-name="P4">
The department called on all road users steadily to adhere to the PDD.</text:p>
      <text:p text:style-name="P4">
<text:span text:style-name="T4">
 Read also: </text:span>
 <text:a xlink:type="simple" xlink:href="https://www.ukrinform.ua/rubric-regions/3697778-na-kiivsini-stalasa-potrijna-dtp-iz-vantazivkami-dvoe-zagiblih.html" text:style-name="Internet_20_link" text:visited-style-name="Visited_20_Internet_20_Link">
<text:span text:style-name="T4">
 accident </text:span>
</text:a>
As it was reported, on April 24 in the village of Zazimya happened <text:a xlink:type="simple" xlink:href="https://www.ukrinform.ua/tag-dtp" text:style-name="Internet_20_link" text:visited-style-name="Visited_20_Internet_20_Link">
</text:a>
With the participation of 5 cars, and as a result, four people were hospitalized, including two children.</text:p>
      <text:p text:style-name="P4">
News Source: <text:a xlink:type="simple" xlink:href="https://www.ukrinform.ua/rubric-regions/3701099-u-dtp-na-kiivsini-postrazdali-cetvero-ditej.html" text:style-name="Internet_20_link" text:visited-style-name="Visited_20_Internet_20_Link">
https://www.ukrinform.ua/rubric-regions/3701099-u-dtp-na-kiivsini-postrazdali-cetvero-ditej.html</text:a>
</text:p>
      <!--NEWS-->
      <text:h text:style-name="P10" text:outline-level="1">
<text:span text:style-name="T4">
Under Kherson wounded an Italian journalist with La Repubblica</text:span>
</text:h>
      <text:p text:style-name="P4">
Authors: Ukrinform (Person)</text:p>
      <text:p text:style-name="P4">
Publisher: Укринформ (Organization)</text:p>
      <text:p text:style-name="P4">
Published Time: 2023-04-26T18:14:00+03:00</text:p>
      <text:p text:style-name="P4">
Modified Time: 2023-04-26T18:14:00+03:00</text:p>
      <text:p text:style-name="P4">
Description: The correspondent of the Italian edition of La Repubblica Corrado Dunino was injured on Wednesday at the entrance to Kherson as a result of shelling of the car in which he was traveling with his assistant. - Ukrinform.</text:p>
      <text:p text:style-name="P4">
Images: ["<text:a xlink:type="simple" xlink:href="https://static.ukrinform.com/photos/2017_12/thumb_files/630_360_1514460496-4282.jpg" text:style-name="Internet_20_link" text:visited-style-name="Visited_20_Internet_20_Link">
630_360_15144...</text:a>
"]</text:p>
      <text:p text:style-name="P4">
Tags: ['Херсон', 'Італія', 'Поранені', 'Журналіст', 'Війна з росією']</text:p>
      <text:p text:style-name="P4">
Type: Article</text:p>
      <!--METADATA-->
      <text:p text:style-name="P4">
<draw:frame draw:style-name="fr1" draw:name="Image213" text:anchor-type="as-char" svg:width="6.9236in" svg:height="3.956343in" draw:z-index="0">
<draw:image xlink:href="../Images/yкринформ/2023-04-26T18-14-00-03-00/630_360_1514460496-4282.jpg" xlink:type="simple" xlink:show="embed" xlink:actuate="onLoad" draw:mime-type="image/jpeg"/>
</draw:frame>
The correspondent of the Italian edition of La Repubblica Corrado Dunino was shown on Wednesday at the entrance to Kherson as a result of a car firing, and was traveling with his assistant to Yakakovin.</text:p>
      <text:p text:style-name="P4">
As Ukrinform reports, it reports <text:a xlink:type="simple" xlink:href="https://www.repubblica.it/esteri/2023/04/26/news/corrado_zunino_repubblica_ferito_inviato_ucraina_kherson-397705406/" text:style-name="Internet_20_link" text:visited-style-name="Visited_20_Internet_20_Link">
</text:a>
.</text:p>
      <text:p text:style-name="P4">
"Our correspondent Corrado Dunino was injured today at the entrance to <text:a xlink:type="simple" xlink:href="https://www.ukrinform.ua/tag-herson" text:style-name="Internet_20_link" text:visited-style-name="Visited_20_Internet_20_Link">
</text:a>
As a result of the shelling of the car, I was traveling with his assistant in Yakovin, " - writes the newspaper.</text:p>
      <text:p text:style-name="P4">
Corrado was assisted and hospitalized at the Kherson City Hospital with shoulder. There is nothing known about the fate of his assistant.</text:p>
      <text:p text:style-name="P4">
The Foreign Minister of Italy Antonio Tayani reported that the correspondent was injured during an attack of a drone.</text:p>
      <text:p text:style-name="P4">
<text:span text:style-name="T4">
 Read also: </text:span>
 <text:a xlink:type="simple" xlink:href="https://www.ukrinform.ua/rubric-society/3682161-za-rik-vijni-najbilse-zurnalistiv-rosiani-vbili-u-berezni-2022go-nszu.html" text:style-name="Internet_20_link" text:visited-style-name="Visited_20_Internet_20_Link">
<text:span text:style-name="T4">
 year </text:span>
 <text:span text:style-name="T4">
 </text:span>
 wars <text:span text:style-name="T4">
 </text:span>
 most <text:span text:style-name="T4">
 </text:span>
 <text:span text:style-name="T4">
 journalists </text:span>
<text:span text:style-name="T4">
 Russians </text:span>
 <text:span text:style-name="T4">
 killed </text:span>
 <text:span text:style-name="T4">
 </text:span>
 March <text:span text:style-name="T4">
 </text:span>
 2022 <text:span text:style-name="T4">
 </text:span>
 <text:span text:style-name="T4">
 </text:span>
 NSU **</text:a>
"Corrado Dunino journalist of La Repubblica was injured in the shoulder during a drone in Kherson. He feels well and is under the supervisory embassy in Kiev. I am in contact with the final minister, who confirmed in full support from the Ukrainian authorities," he wrote.</text:p>
      <text:p text:style-name="P4">
As reported by Ukrinform, the Russians today, April 26, again fired at the Church. Among the wounded <text:a xlink:type="simple" xlink:href="https://www.ukrinform.ua/rubric-ato/3701037-rosiani-znovu-obstrilala-hersonsinu-sered-postrazdalih-inozemnij-zurnalist.html" text:style-name="Internet_20_link" text:visited-style-name="Visited_20_Internet_20_Link">
</text:a>
 .</text:p>
      <text:p text:style-name="P4">
News Source: <text:a xlink:type="simple" xlink:href="https://www.ukrinform.ua/rubric-ato/3701100-nepodalik-hersona-zaznav-poranen-italijskij-zurnalist-la-repubblica.html" text:style-name="Internet_20_link" text:visited-style-name="Visited_20_Internet_20_Link">
https://www.ukrinform.ua/rubric-ato/3701100-nepodalik-hersona-zaznav-poranen-italijskij-zurnalist-la-repubblica.html</text:a>
</text:p>
      <!--NEWS-->
      <text:h text:style-name="P10" text:outline-level="1">
<text:span text:style-name="T4">
The occupiers arrested for 12 days of Crimean human rights activist Jepperov</text:span>
</text:h>
      <text:p text:style-name="P4">
Authors: Ukrinform (Person)</text:p>
      <text:p text:style-name="P4">
Publisher: Укринформ (Organization)</text:p>
      <text:p text:style-name="P4">
Published Time: 2023-04-26T18:19:56+03:00</text:p>
      <text:p text:style-name="P4">
Modified Time: 2023-04-26T18:19:56+03:00</text:p>
      <text:p text:style-name="P4">
Description: The Belogorsky District Court arrested for 12 days of the Crimean human rights activist Abdureshit Dureshit "for the disobedience of the police." - Ukrinform.</text:p>
      <text:p text:style-name="P4">
Images: ["<text:a xlink:type="simple" xlink:href="https://static.ukrinform.com/photos/2023_04/thumb_files/630_360_1682522283-692.jpg" text:style-name="Internet_20_link" text:visited-style-name="Visited_20_Internet_20_Link">
630_360_16825...</text:a>
"]</text:p>
      <text:p text:style-name="P4">
Tags: ['Арешт', 'Крим', 'Кримські татари', 'Правозахисники']</text:p>
      <text:p text:style-name="P4">
Type: Article</text:p>
      <!--METADATA-->
      <text:p text:style-name="P4">
<draw:frame draw:style-name="fr1" draw:name="Image214" text:anchor-type="as-char" svg:width="6.9236in" svg:height="3.956343in" draw:z-index="0">
<draw:image xlink:href="../Images/yкринформ/2023-04-26T18-19-56-03-00/630_360_1682522283-692.jpg" xlink:type="simple" xlink:show="embed" xlink:actuate="onLoad" draw:mime-type="image/jpeg"/>
</draw:frame>
The Belogorsky District Court arrested for 12 days of the Crimean human rights activist as Jepparov "for the disobedience of the police".</text:p>
      <text:p text:style-name="P4">
This was reported by telegram channel <text:a xlink:type="simple" xlink:href="https://t.me/graty_me/5572" text:style-name="Internet_20_link" text:visited-style-name="Visited_20_Internet_20_Link">
</text:a>
, reports Ukrinform.</text:p>
      <text:p text:style-name="P4">
It is noted that about <text:a xlink:type="simple" xlink:href="https://www.ukrinform.ua/tag-arest" text:style-name="Internet_20_link" text:visited-style-name="Visited_20_Internet_20_Link">
</text:a>
Human rights activist is known after he was visited by the police department Eden Semedaliaev.</text:p>
      <text:p text:style-name="P4">
“The police had a administrative protocol for the fact that during a search he had resisted the removal of a computer. Jepparov in the Court denied it, "he will be in a post.</text:p>
      <text:p text:style-name="P4">
<text:span text:style-name="T4">
 Read also: </text:span>
 <text:a xlink:type="simple" xlink:href="https://www.ukrinform.ua/rubric-crimea/3700951-pravozahisniki-zaklikaut-svit-vimagati-negajnogo-zvilnenna-dzepparova.html" text:style-name="Internet_20_link" text:visited-style-name="Visited_20_Internet_20_Link">
<text:span text:style-name="T4">
 DEPPARAV </text:span>
</text:a>
As it was reported, April 25 <text:a xlink:type="simple" xlink:href="https://www.ukrinform.ua/rubric-crimea/3700347-u-krimu-rosijski-siloviki-prijsli-z-obsukom-do-pravozahisnika-dzepparova.html" text:style-name="Internet_20_link" text:visited-style-name="Visited_20_Internet_20_Link">
</text:a>
After a search in his house in Belogirsk. After all, it was known that he is kept in a special reception for administratively arrested in Simferopol.</text:p>
      <text:p text:style-name="P4">
Photo: "Grate"</text:p>
      <text:p text:style-name="P4">
News Source: <text:a xlink:type="simple" xlink:href="https://www.ukrinform.ua/rubric-crimea/3701103-okupanti-zaarestuvali-na-12-dib-krimskogo-pravozahisnika-dzepparova.html" text:style-name="Internet_20_link" text:visited-style-name="Visited_20_Internet_20_Link">
https://www.ukrinform.ua/rubric-crimea/3701103-okupanti-zaarestuvali-na-12-dib-krimskogo-pravozahisnika-dzepparova.html</text:a>
</text:p>
      <!--NEWS-->
      <text:h text:style-name="P10" text:outline-level="1">
<text:span text:style-name="T4">
Official Vilnius expressed a protest through a monument repressed from Lithuania demolished in the Russian Federation</text:span>
</text:h>
      <text:p text:style-name="P4">
Authors: Ukrinform (Person)</text:p>
      <text:p text:style-name="P4">
Publisher: Укринформ (Organization)</text:p>
      <text:p text:style-name="P4">
Published Time: 2023-04-26T18:24:30+03:00</text:p>
      <text:p text:style-name="P4">
Modified Time: 2023-04-26T18:24:30+03:00</text:p>
      <text:p text:style-name="P4">
Description: The Lithuanian Foreign Ministry on Wednesday summoned a temporary attorney in the affairs of the Russian Embassy Alexander Yolkin and declared him a protest in connection with the demolition of a monument to Lithuania and Poland buried there in the Permian region of Russia. - Ukrinform.</text:p>
      <text:p text:style-name="P4">
Images: ["<text:a xlink:type="simple" xlink:href="https://static.ukrinform.com/photos/2023_04/thumb_files/630_360_1682522608-931.jpg" text:style-name="Internet_20_link" text:visited-style-name="Visited_20_Internet_20_Link">
630_360_16825...</text:a>
"]</text:p>
      <text:p text:style-name="P4">
Tags: ['Литва', "Пам'ятник", 'Репресії', 'росія']</text:p>
      <text:p text:style-name="P4">
Type: Article</text:p>
      <!--METADATA-->
      <text:p text:style-name="P4">
<draw:frame draw:style-name="fr1" draw:name="Image215" text:anchor-type="as-char" svg:width="6.9236in" svg:height="3.956343in" draw:z-index="0">
<draw:image xlink:href="../Images/yкринформ/2023-04-26T18-24-30-03-00/630_360_1682522608-931.jpg" xlink:type="simple" xlink:show="embed" xlink:actuate="onLoad" draw:mime-type="image/jpeg"/>
</draw:frame>
The Ministry of Foreign Affairs caused a temporary attorney in the affairs of the Embassy of the Russian Federation Alexandrailkin and declared him a protest in connection with the demolition of the monument repressed from Lithuania and Poland, buried there in the Perm region.</text:p>
      <text:p text:style-name="P4">
About it reports Ukrinform with reference to national <text:a xlink:type="simple" xlink:href="https://www.lrt.lt/ru/novosti/17/1971347/vil-nius-vyrazil-protest-iz-za-snesennogo-v-rossii-pamiatnika-repressirovannym-iz-litvy" text:style-name="Internet_20_link" text:visited-style-name="Visited_20_Internet_20_Link">
</text:a>
.</text:p>
      <text:p text:style-name="P4">
According to the Ministry of Foreign Affairs <text:a xlink:type="simple" xlink:href="https://www.ukrinform.ua/tag-litva" text:style-name="Internet_20_link" text:visited-style-name="Visited_20_Internet_20_Link">
</text:a>
During the meeting, diplomats stressed that such actions can be regarded as a non -historical truth and memory, an attempt to justify the crimes of the Stalin Region.</text:p>
      <text:p text:style-name="P4">
Earlier, the Russian NGO "Memorial" reported that the immortalist of Lithuania and Polish exile in the Perm region of Russia. The disappearance of the monument was discovered by the locals.</text:p>
      <text:p text:style-name="P4">
The said monument was erected in August 2016 at the Cemetery of Slagaliashor, which existed in 1939-1970. The monument was located near the Zinwattar, which buried 90 repressed from Lithuania and Poland. He was set for personal donations of Lithuanians and Poles.</text:p>
      <text:p text:style-name="P4">
<text:span text:style-name="T4">
 Read also: </text:span>
 <text:a xlink:type="simple" xlink:href="https://www.ukrinform.ua/rubric-world/3698190-policia-estonii-obicae-9-travna-zorstku-reakciu-na-simvoli-agresii-ta-propagandu-vijni-rf.html" text:style-name="Internet_20_link" text:visited-style-name="Visited_20_Internet_20_Link">
</text:a>
As reported by Ukrinform, in Mariupol invaders near the school <text:a xlink:type="simple" xlink:href="https://www.ukrinform.ua/rubric-regions/3697130-u-mariupoli-zagarbniki-vstanovili-pamatnik-generalu-rf-akij-brav-ucast-u-zahoplenni-mista.html" text:style-name="Internet_20_link" text:visited-style-name="Visited_20_Internet_20_Link">
</text:a>
who participated in the admiration and destruction of this city.</text:p>
      <text:p text:style-name="P4">
<text:span text:style-name="T5">
Ilustrative photo 1/1e.blazevič/lrt</text:span>
</text:p>
      <text:p text:style-name="P4">
News Source: <text:a xlink:type="simple" xlink:href="https://www.ukrinform.ua/rubric-world/3701107-oficijnij-vilnus-visloviv-protest-cerez-znesenij-u-rf-pamatnik-represovanim-iz-litvi.html" text:style-name="Internet_20_link" text:visited-style-name="Visited_20_Internet_20_Link">
https://www.ukrinform.ua/rubric-world/3701107-oficijnij-vilnus-visloviv-protest-cerez-znesenij-u-rf-pamatnik-represovanim-iz-litvi.html</text:a>
</text:p>
      <!--NEWS-->
      <text:h text:style-name="P10" text:outline-level="1">
<text:span text:style-name="T4">
The National Philharmonic will host a concert "Symphony of Crimea. Return"</text:span>
</text:h>
      <text:p text:style-name="P4">
Authors: Ukrinform (Person)</text:p>
      <text:p text:style-name="P4">
Publisher: Укринформ (Organization)</text:p>
      <text:p text:style-name="P4">
Published Time: 2023-04-26T18:24:57+03:00</text:p>
      <text:p text:style-name="P4">
Modified Time: 2023-04-26T18:24:57+03:00</text:p>
      <text:p text:style-name="P4">
Description: On May 12, the National Philharmonic of Ukraine will take place on May 12. Return". - Ukrinform.</text:p>
      <text:p text:style-name="P4">
Images: ["<text:a xlink:type="simple" xlink:href="https://static.ukrinform.com/photos/2023_04/thumb_files/630_360_1682522548-723.jpg" text:style-name="Internet_20_link" text:visited-style-name="Visited_20_Internet_20_Link">
630_360_16825...</text:a>
"]</text:p>
      <text:p text:style-name="P4">
Tags: ['Філармонія', 'Концерт', 'Крим', 'Київ']</text:p>
      <text:p text:style-name="P4">
Type: Article</text:p>
      <!--METADATA-->
      <text:p text:style-name="P4">
<draw:frame draw:style-name="fr1" draw:name="Image216" text:anchor-type="as-char" svg:width="6.9236in" svg:height="3.956343in" draw:z-index="0">
<draw:image xlink:href="../Images/yкринформ/2023-04-26T18-24-57-03-00/630_360_1682522548-723.jpg" xlink:type="simple" xlink:show="embed" xlink:actuate="onLoad" draw:mime-type="image/jpeg"/>
</draw:frame>
On May 12, the Union Philharmonic of Ukraine will take place on May 12, the Symphony of Crimea.</text:p>
      <text:p text:style-name="P4">
This is stated on <text:a xlink:type="simple" xlink:href="http://filarmonia.com.ua/afisha/simfoniya_krimu_povernennya-7283/" text:style-name="Internet_20_link" text:visited-style-name="Visited_20_Internet_20_Link">
</text:a>
National Philharmonic of Ukraine, Ukrinform reports.</text:p>
      <text:p text:style-name="P4">
«The artistic project« Symphony of Crimea. Return "is designed not only to know with the Crimean Tatar academic symphonic music of high -grade, but also to emphasize the unity of the country, to open the door to not available today, through temporary occupation <text:a xlink:type="simple" xlink:href="https://www.ukrinform.ua/tag-krim" text:style-name="Internet_20_link" text:visited-style-name="Visited_20_Internet_20_Link">
</text:a>
The Russian Federation is the cultural treasures of the peninsula, ”the post reads.</text:p>
      <text:p text:style-name="P4">
The author of the idea, Alexander Rudko, noted that this project uses a variety of expressive tools to make the topics as accurately as possible, the manifestations were silent or not spoken enough.</text:p>
      <text:p text:style-name="P4">
“In Elvira's music, Emir has deep pain and joy of the Crimean Tatar. The word is an unbiased view of the Crimea and its culture: Poetry Mickiewicz lies very accurately and stylistically perfectly with music. The proportion is intended to visually highlight the key events of the people's life in the last 250 years. Thus, music, word and visual part create Tsusimphony of Crimea, ”Rudko said.</text:p>
      <text:p text:style-name="P4">
The project, in particular, involves the Academic Symphony Orchestra of the National Philharmonic of Ukraine; conductor, music director of the project Osman; Author, performer(Artistic word)Alexander Rudko; Academic choral chapel of Ukrainian radio.</text:p>
      <text:p text:style-name="P4">
<text:span text:style-name="T4">
 Read also: </text:span>
 <text:a xlink:type="simple" xlink:href="https://www.ukrinform.ua/rubric-culture/3700569-nino-katamadze-provede-dva-blagodijni-koncerti-v-kievi.html" text:style-name="Internet_20_link" text:visited-style-name="Visited_20_Internet_20_Link">
<text:span text:style-name="T4">
 concert </text:span>
</text:a>
As reported, May 11 within EuroFestival <text:a xlink:type="simple" xlink:href="https://www.ukrinform.ua/rubric-culture/3688662-dzamala-predstavit-novij-albom-qirim-na-eurofestival-u-liverpuli.html" text:style-name="Internet_20_link" text:visited-style-name="Visited_20_Internet_20_Link">
</text:a>
Jamala's new album "Qirim".</text:p>
      <text:p text:style-name="P4">
Photo: uk.wikipedia</text:p>
      <text:p text:style-name="P4">
News Source: <text:a xlink:type="simple" xlink:href="https://www.ukrinform.ua/rubric-culture/3701108-u-nacionalnij-filarmonii-vidbudetsa-koncert-simfonia-krimu-povernenna.html" text:style-name="Internet_20_link" text:visited-style-name="Visited_20_Internet_20_Link">
https://www.ukrinform.ua/rubric-culture/3701108-u-nacionalnij-filarmonii-vidbudetsa-koncert-simfonia-krimu-povernenna.html</text:a>
</text:p>
      <!--NEWS-->
      <text:h text:style-name="P10" text:outline-level="1">
<text:span text:style-name="T4">
To restore the exclusion zone this year will spend about € 15 million</text:span>
</text:h>
      <text:p text:style-name="P4">
Authors: Ukrinform (Person)</text:p>
      <text:p text:style-name="P4">
Publisher: Укринформ (Organization)</text:p>
      <text:p text:style-name="P4">
Published Time: 2023-04-26T18:30:00+03:00</text:p>
      <text:p text:style-name="P4">
Modified Time: 2023-04-26T18:30:00+03:00</text:p>
      <text:p text:style-name="P4">
Description: To restore the exclusion zone, 40 projects have been developed, the financing of which in 2023 will reach about 15 million euros. - Ukrinform.</text:p>
      <text:p text:style-name="P4">
Images: ["<text:a xlink:type="simple" xlink:href="https://static.ukrinform.com/photos/2023_04/thumb_files/630_360_1682522859-805.jpg" text:style-name="Internet_20_link" text:visited-style-name="Visited_20_Internet_20_Link">
630_360_16825...</text:a>
"]</text:p>
      <text:p text:style-name="P4">
Tags: ['Гроші', 'Чорнобильська зона', 'Відновлення України']</text:p>
      <text:p text:style-name="P4">
Type: Article</text:p>
      <!--METADATA-->
      <text:p text:style-name="P4">
<draw:frame draw:style-name="fr1" draw:name="Image217" text:anchor-type="as-char" svg:width="6.9236in" svg:height="3.956343in" draw:z-index="0">
<draw:image xlink:href="../Images/yкринформ/2023-04-26T18-30-00-03-00/630_360_1682522859-805.jpg" xlink:type="simple" xlink:show="embed" xlink:actuate="onLoad" draw:mime-type="image/jpeg"/>
</draw:frame>
To restore the exclusion zone, 40 projects have been developed, the financing of which will reach about 15 million euros in 2023.</text:p>
      <text:p text:style-name="P4">
According to Ukrinform, the Minister of Environmental Protection and Natural Resources Ruslan Sagittarius reported this <text:a xlink:type="simple" xlink:href="https://www.facebook.com/ruslan.strelets/posts/pfbid0c4CLZWpz7kKRzu8ibmjsfJjjiaHTMadu1WjRg5uBzVZ4MSHJXSSdKVozHh1E2GdDl" text:style-name="Internet_20_link" text:visited-style-name="Visited_20_Internet_20_Link">
</text:a>
.</text:p>
      <text:p text:style-name="P4">
«Чорнобиль потребує колосального відновлення. Сьогодні ми маємо окремий планвідновлення зони відчуження, який включає 10 напрямків та 40 проєктів.Фінансування цих проєктів у 2023 році становить близько 15 млн євро», – сказавСтрілець.</text:p>
      <text:p text:style-name="P4">
<text:span text:style-name="T4">
Читайте також:</text:span>
 <text:a xlink:type="simple" xlink:href="https://www.ukrinform.ua/rubric-polytics/3700849-mzs-u-ricnicu-cornobilskoi-avarii-zaklikalo-svit-do-posilenna-sankcij-proti-rosatomu.html" text:style-name="Internet_20_link" text:visited-style-name="Visited_20_Internet_20_Link">
 <text:span text:style-name="T4">
Чорнобильсько</text:span>
 </text:a>
According to him, about 2 million euros of international assistance have already been involved in the interference of the work of the Central Analytical Laboratory, the system of control background; Dosimetric control equipment, coptors, computers, tools and more were obtained.</text:p>
      <text:p text:style-name="P4">
“Today, thanks to the Armed Forces, the Chornobyl NPP is continuing to work not contrary to the occupation, but for the sake of. BlocCEP operations, radioactive waste, research and international cooperation projections continue are continuing, ”the shooter added.</text:p>
      <text:p text:style-name="P4">
<text:span text:style-name="T4">
 Read also: </text:span>
 <text:a xlink:type="simple" xlink:href="https://www.ukrinform.ua/rubric-polytics/3700952-grossi-rozpoviv-zelenskomu-pro-medicnu-programu-magate-dla-ukrainskih-aes.html" text:style-name="Internet_20_link" text:visited-style-name="Visited_20_Internet_20_Link">
</text:a>
It was reported that the losses suffered by Russian aggression.</text:p>
      <text:p text:style-name="P4">
News Source: <text:a xlink:type="simple" xlink:href="https://www.ukrinform.ua/rubric-economy/3701112-na-vidnovlenna-zoni-vidcuzenna-cogoric-vitratat-blizko-15-miljoniv.html" text:style-name="Internet_20_link" text:visited-style-name="Visited_20_Internet_20_Link">
https://www.ukrinform.ua/rubric-economy/3701112-na-vidnovlenna-zoni-vidcuzenna-cogoric-vitratat-blizko-15-miljoniv.html</text:a>
</text:p>
      <!--NEWS-->
      <text:h text:style-name="P10" text:outline-level="1">
<text:span text:style-name="T4">
Columbia President calls on the government to resign</text:span>
</text:h>
      <text:p text:style-name="P4">
Authors: Ukrinform (Person)</text:p>
      <text:p text:style-name="P4">
Publisher: Укринформ (Organization)</text:p>
      <text:p text:style-name="P4">
Published Time: 2023-04-26T18:31:14+03:00</text:p>
      <text:p text:style-name="P4">
Modified Time: 2023-04-26T18:31:14+03:00</text:p>
      <text:p text:style-name="P4">
Description: Columbia President Gustavo has called for the resignation of the entire Cabinet of Ministers of the country, since the government cannot establish cooperation with the legislative body. - Ukrinform.</text:p>
      <text:p text:style-name="P4">
Images: ["<text:a xlink:type="simple" xlink:href="https://static.ukrinform.com/photos/2022_06/thumb_files/630_360_1655699010-103.jpg" text:style-name="Internet_20_link" text:visited-style-name="Visited_20_Internet_20_Link">
630_360_16556...</text:a>
"]</text:p>
      <text:p text:style-name="P4">
Tags: ['Колумбія', 'Президент', 'Уряд', 'Відставка']</text:p>
      <text:p text:style-name="P4">
Type: Article</text:p>
      <!--METADATA-->
      <text:p text:style-name="P4">
<draw:frame draw:style-name="fr1" draw:name="Image218" text:anchor-type="as-char" svg:width="6.9236in" svg:height="3.956343in" draw:z-index="0">
<draw:image xlink:href="../Images/yкринформ/2023-04-26T18-31-14-03-00/630_360_1655699010-103.jpg" xlink:type="simple" xlink:show="embed" xlink:actuate="onLoad" draw:mime-type="image/jpeg"/>
</draw:frame>
Presidential Kustvoyo Petro called for the resignation of the entire Cabinet of Ministers of the country, since the government could not establish cooperation with the legislative body.</text:p>
      <text:p text:style-name="P4">
As Ukrinform reports, it reports <text:a xlink:type="simple" xlink:href="https://www.france24.com/en/live-news/20230426-colombian-president-calls-on-his-cabinet-to-resign-ministers-tell-afp" text:style-name="Internet_20_link" text:visited-style-name="Visited_20_Internet_20_Link">
</text:a>
.</text:p>
      <text:p text:style-name="P4">
It is noted that, after almost nine months, Petro was able to begin a deep reform of labor legislation, the field of protection, the pension and the judicial system he promised during the election campaign.</text:p>
      <text:p text:style-name="P4">
On Tuesday, the President stated the need to "rethink the government".</text:p>
      <text:p text:style-name="P4">
Representatives of the Liberal and Conservative Party, as well as social party unity, were distanced from the government of Peter, objecting against his design plans for reforms.</text:p>
      <text:p text:style-name="P4">
<text:span text:style-name="T4">
 Read also: </text:span>
 <text:a xlink:type="simple" xlink:href="https://www.ukrinform.ua/rubric-world/3684928-vlada-kolumbii-prizupinila-rezim-peremira-z-najbilsim-narkokartelem.html" text:style-name="Internet_20_link" text:visited-style-name="Visited_20_Internet_20_Link">
</text:a>
Petro, for his part, called for the creation in the country "government with extraordinary full", given that the parliament of the country was unable to approve the proposed legislation on "fair redistribution of land".</text:p>
      <text:p text:style-name="P4">
None of the ministers of the current government <text:a xlink:type="simple" xlink:href="https://www.ukrinform.ua/tag-kolumbia" text:style-name="Internet_20_link" text:visited-style-name="Visited_20_Internet_20_Link">
</text:a>
He has not yet announced his intention to resign.</text:p>
      <text:p text:style-name="P4">
News Source: <text:a xlink:type="simple" xlink:href="https://www.ukrinform.ua/rubric-world/3701113-prezident-kolumbii-zaklikae-urad-piti-u-vidstavku.html" text:style-name="Internet_20_link" text:visited-style-name="Visited_20_Internet_20_Link">
https://www.ukrinform.ua/rubric-world/3701113-prezident-kolumbii-zaklikae-urad-piti-u-vidstavku.html</text:a>
</text:p>
      <!--NEWS-->
      <text:h text:style-name="P10" text:outline-level="1">
<text:span text:style-name="T4">
Canada can send troops to Africa to evacuate citizens from Sudan - media</text:span>
</text:h>
      <text:p text:style-name="P4">
Authors: Ukrinform (Person)</text:p>
      <text:p text:style-name="P4">
Publisher: Укринформ (Organization)</text:p>
      <text:p text:style-name="P4">
Published Time: 2023-04-26T18:39:22+03:00</text:p>
      <text:p text:style-name="P4">
Modified Time: 2023-04-26T18:39:22+03:00</text:p>
      <text:p text:style-name="P4">
Description: Canadian armed servicemen may go to the evacuation of Canadians from Sudan to East Africa. - Ukrinform.</text:p>
      <text:p text:style-name="P4">
Images: ["<text:a xlink:type="simple" xlink:href="https://static.ukrinform.com/photos/2023_04/thumb_files/630_360_1681626756-721.jpg" text:style-name="Internet_20_link" text:visited-style-name="Visited_20_Internet_20_Link">
630_360_16816...</text:a>
"]</text:p>
      <text:p text:style-name="P4">
Tags: ['Африка', 'Евакуація', 'Канада', 'Судан', 'Військові']</text:p>
      <text:p text:style-name="P4">
Type: Article</text:p>
      <!--METADATA-->
      <text:p text:style-name="P4">
<draw:frame draw:style-name="fr1" draw:name="Image219" text:anchor-type="as-char" svg:width="6.9236in" svg:height="3.956343in" draw:z-index="0">
<draw:image xlink:href="../Images/yкринформ/2023-04-26T18-39-22-03-00/630_360_1681626756-721.jpg" xlink:type="simple" xlink:show="embed" xlink:actuate="onLoad" draw:mime-type="image/jpeg"/>
</draw:frame>
To assist the evacuation of Canadians from Sudan to East Africa may go to the servicemen of the Armed Forces of Canada.</text:p>
      <text:p text:style-name="P4">
According to Ukrinform, with reference to government sources of the Pishakanad public broadcaster <text:a xlink:type="simple" xlink:href="http://www.cbc.ca/news/politics/canada-airlift-sudan-deploy-troops-1.6821496" text:style-name="Internet_20_link" text:visited-style-name="Visited_20_Internet_20_Link">
</text:a>
.</text:p>
      <text:p text:style-name="P4">
"The possibility of deployment of a small Canadian military contingent in jibut is considered to help organize evacuation," - said.</text:p>
      <text:p text:style-name="P4">
<text:span text:style-name="T4">
 Read also: </text:span>
 <text:a xlink:type="simple" xlink:href="https://www.ukrinform.ua/rubric-world/3700385-pivdenna-korea-evakuuvala-svoih-gromadan-iz-sudanu.html" text:style-name="Internet_20_link" text:visited-style-name="Visited_20_Internet_20_Link">
<text:span text:style-name="T4">
 Sudan </text:span>
</text:a>
It is noted that two Canadian military judges are already in the Red Sea, which can also play a role in evacuation.</text:p>
      <text:p text:style-name="P4">
At least 1,700 Canadians are now in Sudan, a third of whom Dottava has asked <text:a xlink:type="simple" xlink:href="https://www.ukrinform.ua/tag-evakuacia" text:style-name="Internet_20_link" text:visited-style-name="Visited_20_Internet_20_Link">
</text:a>
.</text:p>
      <text:p text:style-name="P4">
<text:span text:style-name="T4">
 Read also: </text:span>
 <text:a xlink:type="simple" xlink:href="https://www.ukrinform.ua/rubric-world/3701051-britania-evakuuvala-301-osobu-z-sudanu.html" text:style-name="Internet_20_link" text:visited-style-name="Visited_20_Internet_20_Link">
<text:span text:style-name="T4">
 Sudan </text:span>
</text:a>
As reported by Ukrinform, on April 15, after several days of tension between the Army of the Suddan and the rapid response forces(RSF)In the Chartum, the explosions of the St. The dispute is concentrated around the proposed transition of the country of pre -trial rule.</text:p>
      <text:p text:style-name="P4">
The fighting in the country continues, a number of states make efforts to evaporate their own citizens from Sudan.</text:p>
      <text:p text:style-name="P4">
<text:span text:style-name="T5">
Foto: aa</text:span>
</text:p>
      <text:p text:style-name="P4">
News Source: <text:a xlink:type="simple" xlink:href="https://www.ukrinform.ua/rubric-world/3701118-kanada-moze-vidpraviti-do-afriki-vijska-dla-evakuacii-gromadan-z-sudanu-zmi.html" text:style-name="Internet_20_link" text:visited-style-name="Visited_20_Internet_20_Link">
https://www.ukrinform.ua/rubric-world/3701118-kanada-moze-vidpraviti-do-afriki-vijska-dla-evakuacii-gromadan-z-sudanu-zmi.html</text:a>
</text:p>
      <!--NEWS-->
      <text:h text:style-name="P10" text:outline-level="1">
<text:span text:style-name="T4">
Zelensky hopes the conversation with these will become an impulse to strengthen partnership between countries</text:span>
</text:h>
      <text:p text:style-name="P4">
Authors: Ukrinform (Person)</text:p>
      <text:p text:style-name="P4">
Publisher: Укринформ (Organization)</text:p>
      <text:p text:style-name="P4">
Published Time: 2023-04-26T18:41:00+03:00</text:p>
      <text:p text:style-name="P4">
Modified Time: 2023-04-26T18:41:00+03:00</text:p>
      <text:p text:style-name="P4">
Description: During a telephone conversation with the head of the People's Republic of Chinese, Si Jinping, President of Ukraine Volodymyr Zelensky discussed the issue of peace establishment and ways to strengthen bilateral relations. - Ukrinform.</text:p>
      <text:p text:style-name="P4">
Images: ["<text:a xlink:type="simple" xlink:href="https://static.ukrinform.com/photos/2023_04/thumb_files/630_360_1682524561-619.jpg" text:style-name="Internet_20_link" text:visited-style-name="Visited_20_Internet_20_Link">
630_360_16825...</text:a>
"]</text:p>
      <text:p text:style-name="P4">
Tags: ['Китай', 'Сі Цзіньпін', 'Україна', 'Зеленський']</text:p>
      <text:p text:style-name="P4">
Type: Article</text:p>
      <!--METADATA-->
      <text:p text:style-name="P4">
<draw:frame draw:style-name="fr1" draw:name="Image220" text:anchor-type="as-char" svg:width="6.9236in" svg:height="3.956343in" draw:z-index="0">
<draw:image xlink:href="../Images/yкринформ/2023-04-26T18-41-00-03-00/630_360_1682524561-619.jpg" xlink:type="simple" xlink:show="embed" xlink:actuate="onLoad" draw:mime-type="image/jpeg"/>
</draw:frame>
In a sight -footed conversation with the head of the Chinese People's Republic, Xi Jinping president of Ukraine Volodymyr Zelensky discussed the issue of establishing peace of Tashlyakh strengthening bilateral relations.</text:p>
      <text:p text:style-name="P4">
The head of state informed about it in <text:a xlink:type="simple" xlink:href="https://t.me/V_Zelenskiy_official/6006" text:style-name="Internet_20_link" text:visited-style-name="Visited_20_Internet_20_Link">
</text:a>
, reports Ukrinform.</text:p>
      <text:p text:style-name="P4">
"During the hourly communication, they discussed the whole set of topical issues of two -way relations. Special attention was paid to the ways of possible interaction of the establishment of a just and sustainable peace for Ukraine," he wrote.</text:p>
      <text:p text:style-name="P4">
At the same time <text:a xlink:type="simple" xlink:href="https://www.ukrinform.ua/tag-zelenskij" text:style-name="Internet_20_link" text:visited-style-name="Visited_20_Internet_20_Link">
</text:a>
He noted that during the time the parties discussed ways to strengthen the Ukrainian-Chinese partnership. The president emphasized that the number one was the number one in the full-scale Russian invasion of Ukraine.</text:p>
      <text:p text:style-name="P4">
"I believe that our conversation today will give a powerful impetus to return, preserve and develop this dynamics at all levels," he wrote.</text:p>
      <text:p text:style-name="P4">
<text:span text:style-name="T4">
 Read also: </text:span>
 <text:a xlink:type="simple" xlink:href="https://www.ukrinform.ua/rubric-polytics/3701093-e-tocki-peretinu-v-op-rozkrili-detali-rozmovi-zelenskogo-iz-si-czinpinom.html" text:style-name="Internet_20_link" text:visited-style-name="Visited_20_Internet_20_Link">
<text:span text:style-name="T4">
 Jinping </text:span>
</text:a>
At the same time, Zelensky emphasized that no one wants peace more than the Ukrainian people, who fights for his future on his land, implementing an inalienable right to self -defense.</text:p>
      <text:p text:style-name="P4">
"Peace must be fair and stable, based on the principles of international right and respect for the UN Charter. There can be no peace at the expense of compromises.</text:p>
      <text:p text:style-name="P4">
<text:span text:style-name="T4">
 Read also: </text:span>
 <text:a xlink:type="simple" xlink:href="https://www.ukrinform.ua/rubric-world/3701089-u-bilomu-domi-vitaut-rozmovu-zelenskogo-j-si-ale-z-visnovkami-ne-pospisaut.html" text:style-name="Internet_20_link" text:visited-style-name="Visited_20_Internet_20_Link">
</text:a>
As it was reported, the Deputy Director of the Department of Eastern Europe Taentral Asia of the Ministry of Foreign Affairs of the People's Republic of Ministry of Foreign Affairs Yu Jun stated that China would send a special representative of Eurasia to Ukraine and other countries to hold all parties with respect to political regulation of the "Crisa of the Vervraini".</text:p>
      <text:p text:style-name="P4">
<text:span text:style-name="T5">
Foto: op</text:span>
</text:p>
      <text:p text:style-name="P4">
News Source: <text:a xlink:type="simple" xlink:href="https://www.ukrinform.ua/rubric-polytics/3701132-zelenskij-spodivaetsa-so-rozmova-z-si-stane-impulsom-dla-zmicnenna-partnerstva-miz-krainami.html" text:style-name="Internet_20_link" text:visited-style-name="Visited_20_Internet_20_Link">
https://www.ukrinform.ua/rubric-polytics/3701132-zelenskij-spodivaetsa-so-rozmova-z-si-stane-impulsom-dla-zmicnenna-partnerstva-miz-krainami.html</text:a>
</text:p>
      <!--NEWS-->
      <text:h text:style-name="P10" text:outline-level="1">
<text:span text:style-name="T4">
Ukrainian farmers will receive help from Italian colleagues - in Rome they signed a memorandum</text:span>
</text:h>
      <text:p text:style-name="P4">
Authors: Ukrinform (Person)</text:p>
      <text:p text:style-name="P4">
Publisher: Укринформ (Organization)</text:p>
      <text:p text:style-name="P4">
Published Time: 2023-04-26T18:42:00+03:00</text:p>
      <text:p text:style-name="P4">
Modified Time: 2023-04-26T18:42:00+03:00</text:p>
      <text:p text:style-name="P4">
Description: The All -Ukrainian Agrarian Council has signed a memorandum on cooperation with the most influential agricultural associations of Italy Coldiretti and Filiera Italia. - Ukrinform.</text:p>
      <text:p text:style-name="P4">
Images: ["<text:a xlink:type="simple" xlink:href="https://static.ukrinform.com/photos/2023_04/thumb_files/630_360_1682523506-490.jpg" text:style-name="Internet_20_link" text:visited-style-name="Visited_20_Internet_20_Link">
630_360_16825...</text:a>
", "<text:a xlink:type="simple" xlink:href="https://static.ukrinform.com/photos/2023_04/1682523502-383.jpg" text:style-name="Internet_20_link" text:visited-style-name="Visited_20_Internet_20_Link">
1682523502-38...</text:a>
"]</text:p>
      <text:p text:style-name="P4">
Tags: ['Італія', 'Україна', 'Аграрії', 'допомога']</text:p>
      <text:p text:style-name="P4">
Type: Article</text:p>
      <!--METADATA-->
      <text:p text:style-name="P4">
<draw:frame draw:style-name="fr1" draw:name="Image221" text:anchor-type="as-char" svg:width="6.9236in" svg:height="3.956343in" draw:z-index="0">
<draw:image xlink:href="../Images/yкринформ/2023-04-26T18-42-00-03-00/630_360_1682523506-490.jpg" xlink:type="simple" xlink:show="embed" xlink:actuate="onLoad" draw:mime-type="image/jpeg"/>
</draw:frame>
The All -Ukrainian Agrarian Council has signed a Memorandum on cooperating more influential agricultural associations of Italy Coldiretti Tafiliera Italia.</text:p>
      <text:p text:style-name="P4">
As Ukrinform reports, it reports <text:a xlink:type="simple" xlink:href="https://minagro.gov.ua/news/ukrayinski-agrariyi-otrimayut-dopomogu-vid-najvplivovishih-silskogospodarskih-asociacij-italiyi-denis-bashlik" text:style-name="Internet_20_link" text:visited-style-name="Visited_20_Internet_20_Link">
</text:a>
"Today, during the Conference on Reconstruction of Ukraine in Rome, the All -Ukrainian Agrarian Council with the support of the Ministry of Agrarian Policy and Food of Ukraine and the Ministry of Agriculture of Italy, signed a memorandum of cooperation with agricultural associations Coldiretti Tafiliera.</text:p>
      <text:p text:style-name="P4">
<draw:frame draw:style-name="fr1" draw:name="Image222" text:anchor-type="as-char" svg:width="6.9236in" svg:height="4.667948in" draw:z-index="0">
<draw:image xlink:href="../Images/yкринформ/2023-04-26T18-42-00-03-00/1682523502-383.jpg" xlink:type="simple" xlink:show="embed" xlink:actuate="onLoad" draw:mime-type="image/jpeg"/>
</draw:frame>
It is noted that the document provides assistance to Ukraine in the process of agricultural land and restoration of victimsilica equipment, as well as maintaining the production of bioenergy and the implementation of the latest technologies of cultivation of crops and field processing of fields.</text:p>
      <text:p text:style-name="P4">
“Italy is a country with the highest value added in Vevropy. Italian developments in the development of deep processing of the vago -industrial complex - are striking. Ukraine needs such an experience, it is an important step in the restoration of the entire agricultural sector, ”said Denis Bashlyk, Deputy Minister of Agrarian Policy and Food of Ukraine on Digital Development, Digital Transformations and Digitalization.</text:p>
      <text:p text:style-name="P4">
<text:span text:style-name="T4">
 Read also: </text:span>
 <text:a xlink:type="simple" xlink:href="https://www.ukrinform.ua/rubric-economy/3700975-ponad-40-tisac-ukrainskih-domogospodarstv-otrimaut-nasinna-ovociv-cerez-usaid.html" text:style-name="Internet_20_link" text:visited-style-name="Visited_20_Internet_20_Link">
</text:a>
Var Var Andriy Dikun added that the support of international partners, including agricultural businesses, is extremely important for Ukrainian agrarian ones, as all participants know the needs of this market well, the Aa -European countries have already experienced the experience of restoring the agricultural sector after the war.</text:p>
      <text:p text:style-name="P4">
In his opinion, the role of Italian companies in the field of agriculture, agro -industry and mechanization of agriculture will be decisive in the restoration and strengthening of economic relations with Ukraine, which is the estimate of the two countries.</text:p>
      <text:p text:style-name="P4">
According to the Ministry of Agrarian Policy, the Coldiretti Association brings together 1.6 million farmers has an absolute majority of companies operating in the Italian agriculture, about 70% of members of the Chambers of Chambers are representative organizations.<text:span text:style-name="T5">
Foto: All -Ukrainian Agrarian Council, Facebook</text:span>
</text:p>
      <text:p text:style-name="P4">
News Source: <text:a xlink:type="simple" xlink:href="https://www.ukrinform.ua/rubric-economy/3701120-ukrainski-agrarii-otrimaut-dopomogu-vid-italskih-koleg-u-rimi-pidpisali-memorandum.html" text:style-name="Internet_20_link" text:visited-style-name="Visited_20_Internet_20_Link">
https://www.ukrinform.ua/rubric-economy/3701120-ukrainski-agrarii-otrimaut-dopomogu-vid-italskih-koleg-u-rimi-pidpisali-memorandum.html</text:a>
</text:p>
      <!--NEWS-->
      <text:h text:style-name="P10" text:outline-level="1">
<text:span text:style-name="T4">
In the Murmansk region of the Russian Federation crashed MiG-31 military aircraft</text:span>
</text:h>
      <text:p text:style-name="P4">
Authors: Ukrinform (Person)</text:p>
      <text:p text:style-name="P4">
Publisher: Укринформ (Organization)</text:p>
      <text:p text:style-name="P4">
Published Time: 2023-04-26T18:43:00+03:00</text:p>
      <text:p text:style-name="P4">
Modified Time: 2023-04-26T18:43:00+03:00</text:p>
      <text:p text:style-name="P4">
Description: In the Murmansk region, the Russian Federation broke out and crashed the MIG-31 military aircraft, both pilots managed to catapult. - Ukrinform.</text:p>
      <text:p text:style-name="P4">
Images: ["<text:a xlink:type="simple" xlink:href="https://static.ukrinform.com/photos/2023_01/thumb_files/630_360_1674128671-258.jpeg" text:style-name="Internet_20_link" text:visited-style-name="Visited_20_Internet_20_Link">
630_360_16741...</text:a>
"]</text:p>
      <text:p text:style-name="P4">
Tags: ['Катастрофа', 'Російська авіація', 'росія']</text:p>
      <text:p text:style-name="P4">
Type: Article</text:p>
      <!--METADATA-->
      <text:p text:style-name="P4">
<draw:frame draw:style-name="fr1" draw:name="Image223" text:anchor-type="as-char" svg:width="6.9236in" svg:height="3.956343in" draw:z-index="0">
<draw:image xlink:href="../Images/yкринформ/2023-04-26T18-43-00-03-00/630_360_1674128671-258.jpeg" xlink:type="simple" xlink:show="embed" xlink:actuate="onLoad" draw:mime-type="image/jpeg"/>
</draw:frame>
The Umurman region of the Russian Federation broke out and crashed the MiG-31 military aircraft, both pilots managed to catapult.</text:p>
      <text:p text:style-name="P4">
About it reports Ukrinform with reference to <text:a xlink:type="simple" xlink:href="https://t.me/bazabazon/17196" text:style-name="Internet_20_link" text:visited-style-name="Visited_20_Internet_20_Link">
</text:a>
Baza.</text:p>
      <text:p text:style-name="P4">
“The military aircraft probably crashed in the Murmansk region. Venusclawed in the air and fell ... Both pilots that <text:a xlink:type="simple" xlink:href="https://t.me/bazabazon/17197" text:style-name="Internet_20_link" text:visited-style-name="Visited_20_Internet_20_Link">
</text:a>
From the Mig -31, who crashed, caught on the branches. The rescuers went to the place of their landing, ”the message reads.</text:p>
      <text:p text:style-name="P4">
It is specified that the plane fell into the lake in the village of Ryzh-Guba.</text:p>
      <text:p text:style-name="P4">
It is argued that both pilots <text:a xlink:type="simple" xlink:href="https://t.me/bazabazon/17199" text:style-name="Internet_20_link" text:visited-style-name="Visited_20_Internet_20_Link">
</text:a>
 <text:a xlink:type="simple" xlink:href="https://t.me/bazabazon/17199" text:style-name="Internet_20_link" text:visited-style-name="Visited_20_Internet_20_Link">
</text:a>
alive. They were called an ambulance.</text:p>
      <text:p text:style-name="P4">
<text:span text:style-name="T4">
 Read also: </text:span>
 <text:a xlink:type="simple" xlink:href="https://www.ukrinform.ua/rubric-world/3698614-rosijskij-litak-obstrilav-belgorod.html" text:style-name="Internet_20_link" text:visited-style-name="Visited_20_Internet_20_Link">
<text:span text:style-name="T4">
 fell </text:span>
</text:a>
As <text:a xlink:type="simple" xlink:href="https://www.ukrinform.ua/rubric-world/3673908-u-belgorodskij-oblasti-vpav-litak-minoboroni-rf.html" text:style-name="Internet_20_link" text:visited-style-name="Visited_20_Internet_20_Link">
 </text:a>
At the end of February, the Ministry of Defense's aircraft fell in the Valui city district of Belgorod region.</text:p>
      <text:p text:style-name="P4">
After the start of a full -scale Russian invasion of Ukraine, military aircraft accidents are regularly occurring in the territory of Ukraine.</text:p>
      <text:p text:style-name="P4">
News Source: <text:a xlink:type="simple" xlink:href="https://www.ukrinform.ua/rubric-world/3701122-u-murmanskij-oblasti-rf-rozbivsa-vijskovij-litak-mig31.html" text:style-name="Internet_20_link" text:visited-style-name="Visited_20_Internet_20_Link">
https://www.ukrinform.ua/rubric-world/3701122-u-murmanskij-oblasti-rf-rozbivsa-vijskovij-litak-mig31.html</text:a>
</text:p>
      <!--NEWS-->
      <text:h text:style-name="P10" text:outline-level="1">
<text:span text:style-name="T4">
Kuleba discussed the path of Ukraine to the EU and NATO with Italian colleague</text:span>
</text:h>
      <text:p text:style-name="P4">
Authors: Ukrinform (Person)</text:p>
      <text:p text:style-name="P4">
Publisher: Укринформ (Organization)</text:p>
      <text:p text:style-name="P4">
Published Time: 2023-04-26T18:43:07+03:00</text:p>
      <text:p text:style-name="P4">
Modified Time: 2023-04-26T18:43:07+03:00</text:p>
      <text:p text:style-name="P4">
Description: Dmitry Kuleba and Antonio Taianio Ministers of Ukraine and Italy discussed the following Ukraine's follow -up steps towards the European Union and NATO, EU sanctions on Russia, further defense assistance of Italy and its active role in the restoration of our country. - Ukrinform.</text:p>
      <text:p text:style-name="P4">
Images: ["<text:a xlink:type="simple" xlink:href="https://static.ukrinform.com/photos/2023_04/thumb_files/630_360_1682523665-847.jpg" text:style-name="Internet_20_link" text:visited-style-name="Visited_20_Internet_20_Link">
630_360_16825...</text:a>
"]</text:p>
      <text:p text:style-name="P4">
Tags: ['Євросоюз', 'Італія', 'Дмитро Кулеба', 'НАТО', 'Україна']</text:p>
      <text:p text:style-name="P4">
Type: Article</text:p>
      <!--METADATA-->
      <text:p text:style-name="P4">
<draw:frame draw:style-name="fr1" draw:name="Image224" text:anchor-type="as-char" svg:width="6.9236in" svg:height="3.956343in" draw:z-index="0">
<draw:image xlink:href="../Images/yкринформ/2023-04-26T18-43-07-03-00/630_360_1682523665-847.jpg" xlink:type="simple" xlink:show="embed" xlink:actuate="onLoad" draw:mime-type="image/jpeg"/>
</draw:frame>
Dmitry Kuleba and Antonio Ministry of Justice of Ukraine and Italy, Taianio discussed the Linile Fronts of Ukraine on the way to the European Union and NATO, EU sanctions on Russia, further defense assistance of Italy and its active role in the restoration of our country.</text:p>
      <text:p text:style-name="P4">
This is stated in the message <text:a xlink:type="simple" xlink:href="http://mfa.gov.ua/news/dmitro-kuleba-zustrivsya-z-ministrom-zakordonnih-sprav-italijskoyi-respubliki-antonio-tayani" text:style-name="Internet_20_link" text:visited-style-name="Visited_20_Internet_20_Link">
</text:a>
, reports Ukrinform.</text:p>
      <text:p text:style-name="P4">
“In Rome, Foreign Minister of Ukraine <text:a xlink:type="simple" xlink:href="https://www.ukrinform.ua/tag-kuleba" text:style-name="Internet_20_link" text:visited-style-name="Visited_20_Internet_20_Link">
</text:a>
He met with his Italian colleague Antonio Tayani. The Ministry of Executives have developed the following steps of Ukraine on the way to the EU and NATO, EU sanctions against Russia, further defensive assistance of Italy and its active role in the restoration of Ukraine, ”the department said.</text:p>
      <text:p text:style-name="P4">
<text:span text:style-name="T4">
 Read also: </text:span>
 <text:a xlink:type="simple" xlink:href="https://www.ukrinform.ua/rubric-vidbudova/3701029-italia-dopomoze-ukraini-zahistitisa-ta-vidnovitisa-glava-mzs-taani.html" text:style-name="Internet_20_link" text:visited-style-name="Visited_20_Internet_20_Link">
<text:span text:style-name="T4">
 Tajani </text:span>
</text:a>
As it was reported, in Rome on April 26 there is a bilateral conference from the work of Ukraine.</text:p>
      <text:p text:style-name="P4">
Photo: Foreign Ministry</text:p>
      <text:p text:style-name="P4">
News Source: <text:a xlink:type="simple" xlink:href="https://www.ukrinform.ua/rubric-polytics/3701121-kuleba-obgovoriv-z-italijskim-kolegou-slah-ukraini-do-es-i-nato.html" text:style-name="Internet_20_link" text:visited-style-name="Visited_20_Internet_20_Link">
https://www.ukrinform.ua/rubric-polytics/3701121-kuleba-obgovoriv-z-italijskim-kolegou-slah-ukraini-do-es-i-nato.html</text:a>
</text:p>
      <!--NEWS-->
      <text:h text:style-name="P10" text:outline-level="1">
<text:span text:style-name="T4">
The Japanese beat the Serbs on the 2023 World Cup with Hockey, Ukraine meets Estonia</text:span>
</text:h>
      <text:p text:style-name="P4">
Authors: Ukrinform (Person)</text:p>
      <text:p text:style-name="P4">
Publisher: Укринформ (Organization)</text:p>
      <text:p text:style-name="P4">
Published Time: 2023-04-26T18:45:05+03:00</text:p>
      <text:p text:style-name="P4">
Modified Time: 2023-04-26T18:45:05+03:00</text:p>
      <text:p text:style-name="P4">
Description: In Tallinn (Estonia) with the participation of the national team of Ukraine, the World Hockey Championship in the Division of IP continues. - Ukrinform.</text:p>
      <text:p text:style-name="P4">
Images: ["<text:a xlink:type="simple" xlink:href="https://static.ukrinform.com/photos/2023_04/thumb_files/630_360_1682523856-258.jpg" text:style-name="Internet_20_link" text:visited-style-name="Visited_20_Internet_20_Link">
630_360_16825...</text:a>
"]</text:p>
      <text:p text:style-name="P4">
Tags: ['хокей', 'Збірна України']</text:p>
      <text:p text:style-name="P4">
Type: Article</text:p>
      <!--METADATA-->
      <text:p text:style-name="P4">
<draw:frame draw:style-name="fr1" draw:name="Image225" text:anchor-type="as-char" svg:width="6.9236in" svg:height="3.956343in" draw:z-index="0">
<draw:image xlink:href="../Images/yкринформ/2023-04-26T18-45-05-03-00/630_360_1682523856-258.jpg" xlink:type="simple" xlink:show="embed" xlink:actuate="onLoad" draw:mime-type="image/jpeg"/>
</draw:frame>
In Tallinn(Estonia)With the participation of the national team of Ukraine, the World Hockey World Championships are ongoing.</text:p>
      <text:p text:style-name="P4">
The third round of the championship continued with confident victories of the Netherlands by China's innokeys - 7: 2(3:0, 3:2, 1:0)and Japan - over Serbia - 8: 3(2:0, 1:2,5:1), reports Ukrinform.</text:p>
      <text:p text:style-name="P4">
The game day will end the match Ukraine - Estonia.</text:p>
      <text:p text:style-name="P4">
We will remind, the national team of Ukraine after the starting defeat in overtime from the Chinese(4:5)defeated rivals from Serbia - 7: 0(0:0, 2:0, 5:0).</text:p>
      <text:p text:style-name="P4">
27 квітня підопічні Вадима Шахрайчука зіграють з Нідерландами, 29 квітня - зЯпонією.</text:p>
      <text:p text:style-name="P4">
Турнірне становище: Японія - 9 очок (After 3 games), Estonia - 5(2), Ukraine- 4(2), Netherlands - 3(3). China - 2(3). Serbia - 1(3).</text:p>
      <text:p text:style-name="P4">
<text:span text:style-name="T4">
Читайте також:</text:span>
 <text:a xlink:type="simple" xlink:href="https://www.ukrinform.ua/rubric-sports/3700103-zbirna-ukraini-rozgromila-hokeistiv-serbii-na-cempionatu-svitu-v-estonii.html" text:style-name="Internet_20_link" text:visited-style-name="Visited_20_Internet_20_Link">
 </text:a>
The winner of the tournament will increase in the classroom and will play in the second season the classification of the IA division next season.</text:p>
      <text:p text:style-name="P4">
Photo: IIHF.com.</text:p>
      <text:p text:style-name="P4">
News Source: <text:a xlink:type="simple" xlink:href="https://www.ukrinform.ua/rubric-sports/3701123-aponci-peregrali-serbiv-na-cs2023-z-hokeu-ukraina-zustricaetsa-z-estonieu.html" text:style-name="Internet_20_link" text:visited-style-name="Visited_20_Internet_20_Link">
https://www.ukrinform.ua/rubric-sports/3701123-aponci-peregrali-serbiv-na-cs2023-z-hokeu-ukraina-zustricaetsa-z-estonieu.html</text:a>
</text:p>
      <!--NEWS-->
      <text:h text:style-name="P10" text:outline-level="1">
<text:span text:style-name="T4">
Case "Krayan": Odessa Deputy Mayor appointed ₴ 5 million pledge</text:span>
</text:h>
      <text:p text:style-name="P4">
Authors: Ukrinform (Person)</text:p>
      <text:p text:style-name="P4">
Publisher: Укринформ (Organization)</text:p>
      <text:p text:style-name="P4">
Published Time: 2023-04-26T18:47:41+03:00</text:p>
      <text:p text:style-name="P4">
Modified Time: 2023-04-26T18:47:41+03:00</text:p>
      <text:p text:style-name="P4">
Description: The Supreme Anti -Corruption Court changed the measure of restraint by the deputy mayor of Odessa Pavel Cologman, who is one of the accused of the Krajan. Instead of personal bail, he was assigned a pledge of more than 5 million UAH. - Ukrinform.</text:p>
      <text:p text:style-name="P4">
Images: ["<text:a xlink:type="simple" xlink:href="https://static.ukrinform.com/photos/2018_07/thumb_files/630_360_1532017869-1678.jpg" text:style-name="Internet_20_link" text:visited-style-name="Visited_20_Internet_20_Link">
630_360_15320...</text:a>
"]</text:p>
      <text:p text:style-name="P4">
Tags: ['Антикорупційний суд', 'Застава', 'Краян']</text:p>
      <text:p text:style-name="P4">
Type: Article</text:p>
      <!--METADATA-->
      <text:p text:style-name="P4">
<draw:frame draw:style-name="fr1" draw:name="Image226" text:anchor-type="as-char" svg:width="6.9236in" svg:height="3.956343in" draw:z-index="0">
<draw:image xlink:href="../Images/yкринформ/2023-04-26T18-47-41-03-00/630_360_1532017869-1678.jpg" xlink:type="simple" xlink:show="embed" xlink:actuate="onLoad" draw:mime-type="image/jpeg"/>
</draw:frame>
The High Anti -Corruption Court changed the measure of restraint by the deputy mayor of Odessa Pavlovugelman, who is one of the accused of Krajan. Instead of personal spokes, he was assigned a pledge of more than 5 million UAH.</text:p>
      <text:p text:style-name="P4">
About it in <text:a xlink:type="simple" xlink:href="http://t.me/fuckcorruption/2249" text:style-name="Internet_20_link" text:visited-style-name="Visited_20_Internet_20_Link">
</text:a>
The Center for Anti -Corruption reported, Ukrinform reports.</text:p>
      <text:p text:style-name="P4">
The SAP prosecutor requested that the colkemman use a preventive measure in the form of detention with a pledge alternative to more than 15 million UAH.</text:p>
      <text:p text:style-name="P4">
In the justification, he noted that Pavel Cologman is a father of 3 children, and he can go to foreign business trips as a deputy mayor, even a place of departure for civil servants. The prosecutor emphasized that Vugelman's bail is no longer enough because the guarantors(Alexander Presman from the Renaissance and Yuri Miroshnichenko from Opoblok)They have not been able to ensure the proper behavior of the collet and since 2019 are no longer MPs.</text:p>
      <text:p text:style-name="P4">
The defense party noted that the Coalman has never left the country since the prohibition for officials.</text:p>
      <text:p text:style-name="P4">
The lawyers added that neither they nor their client sessions were disrupted and released only about 10% of the meetings for valid reasons.</text:p>
      <text:p text:style-name="P4">
Defenders also referred to information from the Ombudsman's office, which in the SIZOPPOSPar, there are no shelters, the maintenance of persons occurs, and many patients with hepatitis C and large -scale patients are in prisoners.</text:p>
      <text:p text:style-name="P4">
“The judge's request <text:a xlink:type="simple" xlink:href="https://www.ukrinform.ua/tag-antikorupcijnij-sud" text:style-name="Internet_20_link" text:visited-style-name="Visited_20_Internet_20_Link">
</text:a>
They were partially satisfied, refusing to guard and instead appoint a pledge of 5 million UAH. The accused colman should be deposited for 5 days, ”the CPC reports.</text:p>
      <text:p text:style-name="P4">
The colkemman was forbidden to leave the territory of Ukraine and obliged to pass the border passport. The deputy may also report a change in place of residence and work, not to communicate with witnesses in the case and to appear in court.</text:p>
      <text:p text:style-name="P4">
The requests for other accused judges plan to consider until the end of this event.</text:p>
      <text:p text:style-name="P4">
<text:span text:style-name="T4">
 Read also: </text:span>
 <text:a xlink:type="simple" xlink:href="https://www.ukrinform.ua/rubric-polytics/3700917-vaks-priznaciv-do-rozgladu-po-suti-spravu-pidozruvanogo-u-habarnictvi-deputata-kuzminih.html" text:style-name="Internet_20_link" text:visited-style-name="Visited_20_Internet_20_Link">
<text:span text:style-name="T4">
 Kuzminy </text:span>
</text:a>
As it was reported, yesterday, April 25, Wax <text:a xlink:type="simple" xlink:href="https://www.ukrinform.ua/rubric-society/3700677-vaks-priznaciv-truhanovu-zastavu-u-ponad-30-miljoniv-centr-protidii-korupcii.html" text:style-name="Internet_20_link" text:visited-style-name="Visited_20_Internet_20_Link">
</text:a>
In 30 million 866 thousand UAH to the Odessa city head of Trukhanov.NABU detectives and SAP prosecutors in December 2016 initiated the reference to these funds, which were transferred to the account of LLC Developmenteite. On January 24, 2020, Trukhanov with his accomplices reported suspicion.</text:p>
      <text:p text:style-name="P4">
In total, 12 -persons were held accountable in the Krayan and SAP plant, for 8 of whom the case is listened to by Wax. With regard to one of the participants, the case was closed in connection with her death.</text:p>
      <text:p text:style-name="P4">
News Source: <text:a xlink:type="simple" xlink:href="https://www.ukrinform.ua/rubric-society/3701126-sprava-kraan-zastupniku-mera-odesi-priznacili-5-miljoniv-zastavi.html" text:style-name="Internet_20_link" text:visited-style-name="Visited_20_Internet_20_Link">
https://www.ukrinform.ua/rubric-society/3701126-sprava-kraan-zastupniku-mera-odesi-priznacili-5-miljoniv-zastavi.html</text:a>
</text:p>
      <!--NEWS-->
      <text:h text:style-name="P10" text:outline-level="1">
<text:span text:style-name="T4">
Lithuania declares attempts to recruit her citizens with the intelligence of the Russian Federation, Belarus and China</text:span>
</text:h>
      <text:p text:style-name="P4">
Authors: Ukrinform (Person)</text:p>
      <text:p text:style-name="P4">
Publisher: Укринформ (Organization)</text:p>
      <text:p text:style-name="P4">
Published Time: 2023-04-26T18:51:00+03:00</text:p>
      <text:p text:style-name="P4">
Modified Time: 2023-04-26T18:51:00+03:00</text:p>
      <text:p text:style-name="P4">
Description: Last year, the intelligence of Russia, Belarus and China repeatedly tried to recruit Lithuania citizens, these attempts were not successful. - Ukrinform.</text:p>
      <text:p text:style-name="P4">
Images: ["<text:a xlink:type="simple" xlink:href="https://static.ukrinform.com/photos/2018_12/thumb_files/630_360_1544099847-328.jpg" text:style-name="Internet_20_link" text:visited-style-name="Visited_20_Internet_20_Link">
630_360_15440...</text:a>
"]</text:p>
      <text:p text:style-name="P4">
Tags: ['білорусь', 'Китай', 'Литва', 'Розвідка', 'Шпигун', 'росія']</text:p>
      <text:p text:style-name="P4">
Type: Article</text:p>
      <!--METADATA-->
      <text:p text:style-name="P4">
<draw:frame draw:style-name="fr1" draw:name="Image227" text:anchor-type="as-char" svg:width="6.9236in" svg:height="3.956343in" draw:z-index="0">
<draw:image xlink:href="../Images/yкринформ/2023-04-26T18-51-00-03-00/630_360_1544099847-328.jpg" xlink:type="simple" xlink:show="embed" xlink:actuate="onLoad" draw:mime-type="image/jpeg"/>
</draw:frame>
The frequencies of Russia, Belarus and China have repeatedly tried to recruit citizens, these attempts were not successful.</text:p>
      <text:p text:style-name="P4">
As Ukrinform reports, it reports <text:a xlink:type="simple" xlink:href="https://www.lrt.lt/ua/novini/1263/1971465/rozvidki-rosiyi-bilorusi-ta-kitaiu-namagalisia-verbuvati-gromadian-litvi-departament-derzhbezpeki-litvi" text:style-name="Internet_20_link" text:visited-style-name="Visited_20_Internet_20_Link">
</text:a>
With reference to <text:a xlink:type="simple" xlink:href="https://www.vsd.lt/wp-content/uploads/2023/04/VSD_Ataskaita_2023_04_19.pdf" text:style-name="Internet_20_link" text:visited-style-name="Visited_20_Internet_20_Link">
</text:a>
State Security of Lithuania(VSD)Posted on Wednesday.</text:p>
      <text:p text:style-name="P4">
“Several cases have been identified when the intelligence and state security services of Russia, Belarus, China, tried to recruit citizens <text:a xlink:type="simple" xlink:href="https://www.ukrinform.ua/tag-litva" text:style-name="Internet_20_link" text:visited-style-name="Visited_20_Internet_20_Link">
</text:a>
, but no attempt was successful, ”the report reads.</text:p>
      <text:p text:style-name="P4">
It also mentions that five Russian intelligence staff, who worked under diplomatic cover, were expelled from Lithuania last year, and it is said that the intensity of the intelligence activity of this country remains high.</text:p>
      <text:p text:style-name="P4">
<text:span text:style-name="T4">
 Read also: </text:span>
 <text:a xlink:type="simple" xlink:href="https://www.ukrinform.ua/rubric-world/3700932-sonajmense-tretina-rosijskih-diplomativ-u-krainah-pivnicnoi-evropi-viavilisa-spigunami.html" text:style-name="Internet_20_link" text:visited-style-name="Visited_20_Internet_20_Link">
<text:span text:style-name="T4">
 spy </text:span>
</text:a>
"According to VSD estimates, the intensity of other activities of Russian special services - information operations, radio -electronic and cyber intelligence - remains high, so the priority of VSD will pay prevention of this activity, counterintelligence actions and strengthening of cybness services,"</text:p>
      <text:p text:style-name="P4">
Last year, the information collected by VSD was used in five pre -trial investigations, two of which were related to violations of international sanctions. Several people have been canceled by Lithuania Residence Whether because their activity is a threat to economic security.</text:p>
      <text:p text:style-name="P4">
12 people were banned from entering Lithuania: nine because of the threat of terrorism, three due to the relations with the intelligence services of enemy countries.</text:p>
      <text:p text:style-name="P4">
According to the VSD, after applying international sanctions to Russia and Belarusian, a full -scale invasion of Ukraine, both regimes are made by a large volume to mitigate the impact of sanctions and find ways to bypass.</text:p>
      <text:p text:style-name="P4">
<text:span text:style-name="T4">
 Read also: </text:span>
 <text:a xlink:type="simple" xlink:href="https://www.ukrinform.ua/rubric-technology/3698185-niderlandski-kompanii-e-obektami-spigunstva-z-boku-kitau-cerez-visoki-tehnologii-specsluzba.html" text:style-name="Internet_20_link" text:visited-style-name="Visited_20_Internet_20_Link">
<text:span text:style-name="T4">
 spy </text:span>
</text:a>
"Schemes of bypassing sanctions have become one of the most important areas of investigation of the Economic security of VSD," the report said.As reported, on April 26, the International Group of Journalists published and analyzed the Kremlin strategies on influencing the policies of Lithuania, Latvia, and Testonia, according to which local business manipulation was envisaged, to ensure the loyalty of Baltic governments. In particular, for Lithuania, Russian officials are especially afraid of the establishment of NATO air defense in Lithuania.</text:p>
      <text:p text:style-name="P4">
News Source: <text:a xlink:type="simple" xlink:href="https://www.ukrinform.ua/rubric-world/3701133-litva-zaavlae-pro-sprobi-verbuvanna-ii-gromadan-rozvidkami-rf-bilorusi-ta-kitau.html" text:style-name="Internet_20_link" text:visited-style-name="Visited_20_Internet_20_Link">
https://www.ukrinform.ua/rubric-world/3701133-litva-zaavlae-pro-sprobi-verbuvanna-ii-gromadan-rozvidkami-rf-bilorusi-ta-kitau.html</text:a>
</text:p>
      <!--NEWS-->
      <text:h text:style-name="P10" text:outline-level="1">
<text:span text:style-name="T4">
Zelensky's conversation and Xi Jinping: Details</text:span>
</text:h>
      <text:p text:style-name="P4">
Authors: Ukrinform (Person)</text:p>
      <text:p text:style-name="P4">
Publisher: Укринформ (Organization)</text:p>
      <text:p text:style-name="P4">
Published Time: 2023-04-26T18:53:00+03:00</text:p>
      <text:p text:style-name="P4">
Modified Time: 2023-04-26T18:53:00+03:00</text:p>
      <text:p text:style-name="P4">
Description: President of Ukraine Volodymyr Zelensky has spent an hourly telephone conversation with the head of the People's Republic of China, Xi Jinping. - Ukrinform.</text:p>
      <text:p text:style-name="P4">
Images: ["<text:a xlink:type="simple" xlink:href="https://static.ukrinform.com/photos/2023_04/thumb_files/630_360_1682524291-626.jpeg" text:style-name="Internet_20_link" text:visited-style-name="Visited_20_Internet_20_Link">
630_360_16825...</text:a>
"]</text:p>
      <text:p text:style-name="P4">
Tags: ['Китай', 'Сі Цзіньпін', 'Україна', 'Зеленський']</text:p>
      <text:p text:style-name="P4">
Type: Article</text:p>
      <!--METADATA-->
      <text:p text:style-name="P4">
<draw:frame draw:style-name="fr1" draw:name="Image228" text:anchor-type="as-char" svg:width="6.9236in" svg:height="3.956343in" draw:z-index="0">
<draw:image xlink:href="../Images/yкринформ/2023-04-26T18-53-00-03-00/630_360_1682524291-626.jpeg" xlink:type="simple" xlink:show="embed" xlink:actuate="onLoad" draw:mime-type="image/jpeg"/>
</draw:frame>
President of Ukraine Volodymyr Zelensky had an hourly telephone conversation with the head of the Chinese People's Republic of Xi Jinping.</text:p>
      <text:p text:style-name="P4">
The details of the conversation are reported to <text:a xlink:type="simple" xlink:href="https://www.president.gov.ua/news/vidbulasya-telefonna-rozmova-prezidenta-ukrayini-z-golovoyu-82489" text:style-name="Internet_20_link" text:visited-style-name="Visited_20_Internet_20_Link">
</text:a>
, reports Ukrinform.</text:p>
      <text:p text:style-name="P4">
“During the productive hourly communication of the head of state, they discussed the complex of current issues of bilateral relations. Particular attention was paid to the possible interaction in order to establish a fair and sustainable Ludlya Ukraine, ”the message reads.</text:p>
      <text:p text:style-name="P4">
Volodymyr Zelensky confirmed the unchanging of Ukraine's position on the observance of the political "one China" and thanked the head of the PRC for the support of Chinese -independence, sovereignty and territorial integrity of Ukraine.</text:p>
      <text:p text:style-name="P4">
The President expressed gratitude to the Chinese side for humanitarian aid Tavida that Ukraine properly cares for the safety of Chinese citizens of our country's scent.</text:p>
      <text:p text:style-name="P4">
The parties discussed the ways of strengthening the Ukrainian-Chinese partnership.</text:p>
      <text:p text:style-name="P4">
<text:span text:style-name="T4">
 Read also: </text:span>
 <text:a xlink:type="simple" xlink:href="https://www.ukrinform.ua/rubric-polytics/3701093-e-tocki-peretinu-v-op-rozkrili-detali-rozmovi-zelenskogo-iz-si-czinpinom.html" text:style-name="Internet_20_link" text:visited-style-name="Visited_20_Internet_20_Link">
<text:span text:style-name="T4">
 Jinping </text:span>
</text:a>
“To the full -scale Russian invasion, China was the number one trading partner. I believe that our conversation today will give a powerful impulse to return, preserve and develop this dynamics at all levels, ”the President of Ukraine has. This should be facilitated by the restoration of the work of a two -way intergovernmental commission and the appointment of an ambassador of Ukraine to the PRC.</text:p>
      <text:p text:style-name="P4">
The President of Ukraine emphasized that today in Ukraine the memory of the sacrifice at the Chernobyl nuclear power plant - the greatest man -made disaster in history of humanity is commemorating. He emphasized that the ongoing Russian occupation of the Zaporizhzhya nuclear plant and the use of Russia as a cover for military blows to the strokes of dangerous cities and villages indicate that in Moscow they do not respect the fair elastic interests of all people of the world to live in guaranteed safety from any nuclear tentative threats.</text:p>
      <text:p text:style-name="P4">
In this connection, the head of state urged China to play an effective role in regulating the security of the NPP.</text:p>
      <text:p text:style-name="P4">
"It will be in line with the spirit of the Budapest Memorandum," he emphasized.<text:span text:style-name="T4">
 Read also: </text:span>
 <text:a xlink:type="simple" xlink:href="https://www.ukrinform.ua/rubric-world/3701089-u-bilomu-domi-vitaut-rozmovu-zelenskogo-j-si-ale-z-visnovkami-ne-pospisaut.html" text:style-name="Internet_20_link" text:visited-style-name="Visited_20_Internet_20_Link">
</text:a>
The head of state stopped separately on the devastating consequences of the Russian invasion, emphasizing on the abduction of twenty thousand Ukrainian children.</text:p>
      <text:p text:style-name="P4">
The President of Ukraine outlined the content of the Ukrainian formula of peace and informed the holding diplomatic work on the organization of the Global Peace Summit.</text:p>
      <text:p text:style-name="P4">
Volodymyr Zelensky expressed his hope for the active participation of China in the efforts to restore peace.</text:p>
      <text:p text:style-name="P4">
“No one wishes peace more than the Ukrainian people. We are on our land for our future, exercising an inalienable right to self -defense. It is peaceful to be fair and stable, based on the principles of international law and respect for the UN Charter. There can be no peace at the expense of territorial compromises. The territorial integrity of Ukraine should be restored within 1991, ”the President of Ukraine said.</text:p>
      <text:p text:style-name="P4">
The parties noted the importance of efforts to establish peace.</text:p>
      <text:p text:style-name="P4">
The head of the Ukrainian state separately emphasized the importance that all states maintain from the support of Russia in the war. This should concern military-technical cooperation. Including the supply of weapons.</text:p>
      <text:p text:style-name="P4">
“Any support-even partial-Russia converts to continuation of its aggression, into its further rejection of peace. The less support Russia receives, the faster the war will end and peace will return to international relations, ”Volodymyr Zelenskyy said.</text:p>
      <text:p text:style-name="P4">
The President of Ukraine emphasized the readiness of our country to remain a guarantee of global food security. Volodymyr Zelensky noted that now the Ukrainian ports are hostages of Russian aggression and blocked by the aggressor state, and with them-our export routes.</text:p>
      <text:p text:style-name="P4">
In this context, the parties expressed joint support for the need for proper implementation and continuation of the Black Sea Grain Initiative. <text:a xlink:type="simple" xlink:href="https://www.ukrinform.ua/tag-zelenskij" text:style-name="Internet_20_link" text:visited-style-name="Visited_20_Internet_20_Link">
</text:a>
He informed about the implementation of the global humanitarian program "Grain from Ukraine".</text:p>
      <text:p text:style-name="P4">
The leaders of Ukraine and China have agreed to maintain regular dialogue.</text:p>
      <text:p text:style-name="P4">
News Source: <text:a xlink:type="simple" xlink:href="https://www.ukrinform.ua/rubric-polytics/3701129-rozmova-zelenskogo-ta-si-czinpina-detali.html" text:style-name="Internet_20_link" text:visited-style-name="Visited_20_Internet_20_Link">
https://www.ukrinform.ua/rubric-polytics/3701129-rozmova-zelenskogo-ta-si-czinpina-detali.html</text:a>
</text:p>
      <!--NEWS-->
      <text:h text:style-name="P10" text:outline-level="1">
<text:span text:style-name="T4">
State Budget in the 1st quarter received from privatization ₴ 902 million</text:span>
</text:h>
      <text:p text:style-name="P4">
Authors: Ukrinform (Person)</text:p>
      <text:p text:style-name="P4">
Publisher: Укринформ (Organization)</text:p>
      <text:p text:style-name="P4">
Published Time: 2023-04-26T18:54:56+03:00</text:p>
      <text:p text:style-name="P4">
Modified Time: 2023-04-26T18:54:56+03:00</text:p>
      <text:p text:style-name="P4">
Description: For the first quarter of 2023, the state budget received UAH 902 million from privatization, which is the best indicator of the State Property Fund for the last ten years, since on average, for the corresponding period over the last decade, privatization has brought UAH 234 million. - Ukrinform.</text:p>
      <text:p text:style-name="P4">
Images: ["<text:a xlink:type="simple" xlink:href="https://static.ukrinform.com/photos/2020_03/thumb_files/630_360_1584009375-893.jpg" text:style-name="Internet_20_link" text:visited-style-name="Visited_20_Internet_20_Link">
630_360_15840...</text:a>
"]</text:p>
      <text:p text:style-name="P4">
Tags: ['Бюджет', 'ФДМУ', 'Приватизація']</text:p>
      <text:p text:style-name="P4">
Type: Article</text:p>
      <!--METADATA-->
      <text:p text:style-name="P4">
<draw:frame draw:style-name="fr1" draw:name="Image229" text:anchor-type="as-char" svg:width="6.9236in" svg:height="3.956343in" draw:z-index="0">
<draw:image xlink:href="../Images/yкринформ/2023-04-26T18-54-56-03-00/630_360_1584009375-893.jpg" xlink:type="simple" xlink:show="embed" xlink:actuate="onLoad" draw:mime-type="image/jpeg"/>
</draw:frame>
For the first quarter of 2023, the state budget received UAH 902 million from privatization, which is the best indicator of the State Property Fund over the last ten years, since for the average period for the last decade the privatization brought UAH 234 million.</text:p>
      <text:p text:style-name="P4">
As Ukrinform reports, it reports <text:a xlink:type="simple" xlink:href="http://www.spfu.gov.ua/ua/news/9652.html" text:style-name="Internet_20_link" text:visited-style-name="Visited_20_Internet_20_Link">
</text:a>
.</text:p>
      <text:p text:style-name="P4">
"Our goal is an honest and transparent privatization with maximum competition of Nauks. The result for the first quarter indicates that business is interested in tolerance into state assets. So now we are working to soon be a great privatization," the chairman [] said <text:a xlink:type="simple" xlink:href="https://www.ukrinform.ua/tag-fdmu" text:style-name="Internet_20_link" text:visited-style-name="Visited_20_Internet_20_Link">
</text:a>
Rustem Umerov.</text:p>
      <text:p text:style-name="P4">
The State Property Foundation in the first quarter exhibited logistics, commercial, warehouse, alcohol assets, etc. In particular, the first privatization port in Ukraine was privatized. Bidding for the port "Ust-Danube" brought to the budget over UAH 200 million.</text:p>
      <text:p text:style-name="P4">
Investors were also actively interested in alcohol assets. For example, during the sales for the sale of the Storebab distillery, its cost increased 2.7 times - to UAH 142 million. In addition, the privatization of the Bar alcohol plant brought UAH 21.3 million - 4.7 times more than the starting price.</text:p>
      <text:p text:style-name="P4">
<text:span text:style-name="T4">
 Read also: </text:span>
 <text:a xlink:type="simple" xlink:href="https://www.ukrinform.ua/rubric-economy/3700547-prama-budzetna-pidtrimka-vid-es-cogoric-sagnula-6-milardiv-minfin.html" text:style-name="Internet_20_link" text:visited-style-name="Visited_20_Internet_20_Link">
<text:span text:style-name="T4">
 budget </text:span>
</text:a>
As reported by Ukrinform, during March the State Property Fund conducted 53 privatization auctions and raised more than UAH 627 million.</text:p>
      <text:p text:style-name="P4">
The State Property Fund plans to sell objects of large privatization in the second or third quarter of this year.</text:p>
      <text:p text:style-name="P4">
<text:span text:style-name="T5">
Foto: NBU</text:span>
</text:p>
      <text:p text:style-name="P4">
News Source: <text:a xlink:type="simple" xlink:href="https://www.ukrinform.ua/rubric-economy/3701130-derzbudzet-u-i-kvartali-otrimav-vid-privatizacii-902-miljoni.html" text:style-name="Internet_20_link" text:visited-style-name="Visited_20_Internet_20_Link">
https://www.ukrinform.ua/rubric-economy/3701130-derzbudzet-u-i-kvartali-otrimav-vid-privatizacii-902-miljoni.html</text:a>
</text:p>
      <!--NEWS-->
      <text:h text:style-name="P10" text:outline-level="1">
<text:span text:style-name="T4">
NBU begins assessing the stability of banks</text:span>
</text:h>
      <text:p text:style-name="P4">
Authors: Ukrinform (Person)</text:p>
      <text:p text:style-name="P4">
Publisher: Укринформ (Organization)</text:p>
      <text:p text:style-name="P4">
Published Time: 2023-04-26T18:58:03+03:00</text:p>
      <text:p text:style-name="P4">
Modified Time: 2023-04-26T18:58:03+03:00</text:p>
      <text:p text:style-name="P4">
Description: The National Bank begins an assessment of the stability of 20 banks in martial law. - Ukrinform.</text:p>
      <text:p text:style-name="P4">
Images: ["<text:a xlink:type="simple" xlink:href="https://static.ukrinform.com/photos/2023_03/thumb_files/630_360_1679320501-539.png" text:style-name="Internet_20_link" text:visited-style-name="Visited_20_Internet_20_Link">
630_360_16793...</text:a>
"]</text:p>
      <text:p text:style-name="P4">
Tags: ['Банк', 'Нацбанк', 'перевірки']</text:p>
      <text:p text:style-name="P4">
Type: Article</text:p>
      <!--METADATA-->
      <text:p text:style-name="P4">
<draw:frame draw:style-name="fr1" draw:name="Image230" text:anchor-type="as-char" svg:width="6.9236in" svg:height="3.956343in" draw:z-index="0">
<draw:image xlink:href="../Images/yкринформ/2023-04-26T18-58-03-03-00/630_360_1679320501-539.png" xlink:type="simple" xlink:show="embed" xlink:actuate="onLoad" draw:mime-type="image/png"/>
</draw:frame>
The National Bank begins an assessment of the stability of 20 banks in the face of a military.</text:p>
      <text:p text:style-name="P4">
As Ukrinform reports, it reports <text:a xlink:type="simple" xlink:href="http://bank.gov.ua/ua/news/all/natsionalniy-bank-rozpochinaye-otsinku-stiykosti-bankivskoyi-sistemi-v-umovah-voyennogo-chasu" text:style-name="Internet_20_link" text:visited-style-name="Visited_20_Internet_20_Link">
</text:a>
"To determine the real state of the banking sector, the national banking is evaluating the stability of banks and the banking system. In the conditions of war, this assessment in 2023 will have a number of features," - said.</text:p>
      <text:p text:style-name="P4">
It is noted that the evaluation of stability will be carried out as of April 1 in three stages. The first - will include the asset asset assessment and the acceptability of credit operations, as well as checking the estimation of the property received by the bank as a pledge, and the calculation of capital regulations.</text:p>
      <text:p text:style-name="P4">
The second stage involves the extrapolation of the results of asset quality assessment and the acceptability of the bank's credit operations that have not been trapped in the first stage.</text:p>
      <text:p text:style-name="P4">
The third is the evaluation of the bank's activity indicators by the basic scenario and the definition of the realized levels of capital adequacy standards. The technical task and modeling of the forecast indicators of the bank's activity will be separately published by the article of the official website of the National Bank.</text:p>
      <text:p text:style-name="P4">
In 2023, 20 banks will take place. These are financial institutions, which are the leaders of the extent of the volume of risk-weighted assets, deposits and lending physical persons. The total amount of net assets of these banks is over 90%of the banking system assets. Banks that will be graded in 2023: JSC “PrivatBank”, JSC “Oschadbank”, JSC “Raiffeisen Bank”, JSC “Sens Bank”, JSC “Universal Bank”, JSC “PUMB”, JSC “Ukreximbank”, JSC “Ukrgasbank ”, JSC“ Otpbank ”, JSC“ UkrSibbank ”, JSC“ Credit Agricole Bank ”, JSC“ Kredobank ”, JSC“ A-Bank ”, JSC“ TASCOMBANK ”, JSC“ Procredit Bank ”, AB“ Southern ”, JSC“ Bank Bank Credit of the Dnieper », PJSC“ Bank Vostok ”, PJSC“ MTB Bank ”, JSC“ Pravex Bank ”.</text:p>
      <text:p text:style-name="P4">
The results of the evaluation of the stability of banks and the banking system of Ukraine, carried out in 20123, will be published by March 31, 2024.</text:p>
      <text:p text:style-name="P4">
<text:span text:style-name="T4">
 Read also: </text:span>
 <text:a xlink:type="simple" xlink:href="https://www.ukrinform.ua/rubric-economy/3700341-nacbank-pererahue-do-budzetu-majze-72-milardi-griven.html" text:style-name="Internet_20_link" text:visited-style-name="Visited_20_Internet_20_Link">
<text:span text:style-name="T4">
 National Bank </text:span>
</text:a>
As reported, <text:a xlink:type="simple" xlink:href="https://www.ukrinform.ua/tag-nacbank" text:style-name="Internet_20_link" text:visited-style-name="Visited_20_Internet_20_Link">
</text:a>
Since 2018, it assesses the stability of banks, which provides, including stress testing for a separately defined list of banks.</text:p>
      <text:p text:style-name="P4">
<text:span text:style-name="T5">
Foto: NBU</text:span>
</text:p>
      <text:p text:style-name="P4">
News Source: <text:a xlink:type="simple" xlink:href="https://www.ukrinform.ua/rubric-economy/3701131-nbu-rozpocinae-ocinku-stijkosti-bankiv.html" text:style-name="Internet_20_link" text:visited-style-name="Visited_20_Internet_20_Link">
https://www.ukrinform.ua/rubric-economy/3701131-nbu-rozpocinae-ocinku-stijkosti-bankiv.html</text:a>
</text:p>
      <!--NEWS-->
      <text:h text:style-name="P10" text:outline-level="1">
<text:span text:style-name="T4">
Defense forces per day repelled 43 attacks of Russians in three directions</text:span>
</text:h>
      <text:p text:style-name="P4">
Authors: Ukrinform (Person)</text:p>
      <text:p text:style-name="P4">
Publisher: Укринформ (Organization)</text:p>
      <text:p text:style-name="P4">
Published Time: 2023-04-26T19:02:00+03:00</text:p>
      <text:p text:style-name="P4">
Modified Time: 2023-04-26T19:02:00+03:00</text:p>
      <text:p text:style-name="P4">
Description: The forces of Ukraine's defense during the day repelled the 43 attacks of the Russian army in the Bakhmut, Avdiiv and Mariinsky directions. - Ukrinform.</text:p>
      <text:p text:style-name="P4">
Images: ["<text:a xlink:type="simple" xlink:href="https://static.ukrinform.com/photos/2023_04/thumb_files/630_360_1681573947-281.jpg" text:style-name="Internet_20_link" text:visited-style-name="Visited_20_Internet_20_Link">
630_360_16815...</text:a>
"]</text:p>
      <text:p text:style-name="P4">
Tags: ['Генштаб', 'Оборона', 'ЗСУ', 'Війна з росією']</text:p>
      <text:p text:style-name="P4">
Type: Article</text:p>
      <!--METADATA-->
      <text:p text:style-name="P4">
<draw:frame draw:style-name="fr1" draw:name="Image231" text:anchor-type="as-char" svg:width="6.9236in" svg:height="3.956343in" draw:z-index="0">
<draw:image xlink:href="../Images/yкринформ/2023-04-26T19-02-00-03-00/630_360_1681573947-281.jpg" xlink:type="simple" xlink:show="embed" xlink:actuate="onLoad" draw:mime-type="image/jpeg"/>
</draw:frame>
During the day, the Silaborons of Ukraine reflected 43 attacks by the Russian army of Nabakhmut, Avdiiv and Mariinsky.</text:p>
      <text:p text:style-name="P4">
According to Ukrinform, the General Staff of the Armed Forces of Ukraine reports UV <text:a xlink:type="simple" xlink:href="http://www.facebook.com/GeneralStaff.ua/posts/pfbid02M4zTv2MTx7qDMTUBcnSLkVxg3zrQfZhu4VCKiu5ajszDeQW7kuD9pXd8rd7MUy71l" text:style-name="Internet_20_link" text:visited-style-name="Visited_20_Internet_20_Link">
</text:a>
.</text:p>
      <text:p text:style-name="P4">
“Основні зусилля противник зосереджує на веденні наступальних дій наБахмутському, Авдіївському та Мар’їнському напрямках - протягом доби буловідбито 43 атаки противника. Найзапекліші бої тривають за Бахмут та Мар’їнку”,- ідеться в повідомленні.</text:p>
      <text:p text:style-name="P4">
В Генштабі підкреслюють, що російська федерація продовжує ігноруватиМіжнародне гуманітарне право, завдає ударів, здійснює <text:a xlink:type="simple" xlink:href="https://www.ukrinform.ua/tag-obstril" text:style-name="Internet_20_link" text:visited-style-name="Visited_20_Internet_20_Link">
</text:a>
Not only on the positions of the Ukrainian Yavsk, but also on the civil infrastructure of settlements, terrorizing civilians.</text:p>
      <text:p text:style-name="P4">
The aggressor during the day caused three rocket launchers, 31 aircraft strike and core 26 shelling of rocket launchers. There are wounded middle populations, private dwellings and other infrastructure have been destroyed and damaged.</text:p>
      <text:p text:style-name="P4">
The likelihood of rocket and aviation strikes throughout Ukraine is high.</text:p>
      <text:p text:style-name="P4">
On _ <text:span text:style-name="T4">
 Volyn and Polissya directions </text:span>
 _ an operational situation of non -significant changes. No signs of formation of offensive groups of the enemy were detected.</text:p>
      <text:p text:style-name="P4">
<text:span text:style-name="T4">
 Read also: </text:span>
 <text:a xlink:type="simple" xlink:href="https://www.ukrinform.ua/rubric-ato/3699864-zagrozi-povtornogo-nastupu-rosian-iz-bilorusi-zaraz-nemae-budanov.html" text:style-name="Internet_20_link" text:visited-style-name="Visited_20_Internet_20_Link">
<text:span text:style-name="T4">
 Budanov </text:span>
</text:a>
At _ <text:span text:style-name="T4">
 Siversky and Slobozhansky directions </text:span>
 _ the enemy retains military adventure in the border areas with Ukraine of the Bryansk, Kursk Tabelgorod regions. The aggressor during the day was carried out by artillery shelling of settlements Medvedivka, Halaganivka, Leonivka, Buda-Vorobiivska, Gremyach of Chernihiv region; Znob-Trubchevskaya, Chernatsky, Middle-Buda, Bachivska, Sidorivka, Spire and Mykolaivka of Sumy region, as well as Guriev Kozachka, Hlyboki, Oliynyko and Green in Kharkiv region.</text:p>
      <text:p text:style-name="P4">
On the _ <text:span text:style-name="T4">
 Kupyansk direction </text:span>
 _ artillery and mortar shelling the settlements of Kamianka, Krasne First, Novomlinsk, Limen first, Kislivka, Berestovo of Kharkiv region and Novoselivske in Luhansk region were suffered.On the _ <text:span text:style-name="T4">
 Bakhmut direction </text:span>
 _ the Russians continue to take offensive actions. Driving heavy battles outside the city of Bakhmut. In addition, during the day, the invader of the ovbered offensive actions in the direction of the settlements of Orikhovo-Vasylivka Taivanivske. Vasyukivka, Zaliznyanske, Orikhovo-Vasylivka, Novomarka, Grigorivka, Bakhmut, Yar, Ivanivske, Predictine, Konstantinovka, Diliyivka, North, South and New York Donetsk region were injured from enemy shelling.</text:p>
      <text:p text:style-name="P4">
<text:span text:style-name="T4">
 Read also: </text:span>
 <text:a xlink:type="simple" xlink:href="https://www.ukrinform.ua/rubric-ato/3700800-u-bahmuti-trivaut-vazki-boi-na-korotkih-distanciah-britanska-rozvidka.html" text:style-name="Internet_20_link" text:visited-style-name="Visited_20_Internet_20_Link">
<text:span text:style-name="T4">
 Bakhmut </text:span>
</text:a>
On <text:span text:style-name="T4">
 _ Avdeevsky direction_ </text:span>
 the aggressor conducted offensive actions in the districts of the Avdiivka, Severny and Pervomaisk Donetsk region, did not have success. Also, the warrior fired at the settlements of Novokalinovo, Berdychi, Lastokne, Avdiivka, Vodyane, Pervomaisk, Karlovka and Nevelskoye Donetsk region.</text:p>
      <text:p text:style-name="P4">
In the Marine direction ** _, numerous enemy attacks in the Marinka area were reflected by Ukrainian defenders during the day. Enemy shellings were visible, St. George, Marinka, Paraskovivka and Novomikhailivka of Donetsk region.</text:p>
      <text:p text:style-name="P4">
On the _ <text:span text:style-name="T4">
 mining direction </text:span>
 _ during the current day, the enemy was active. He fired at the settlements of Bogoyavlenko, Novoukrainka, Shakhtarske, Prychistivka and coal of Donetsk region.</text:p>
      <text:p text:style-name="P4">
On _ <text:span text:style-name="T4">
 Zaporizhzhya and Kherson directions </text:span>
 _ the enemy continues to be conducted. At the same time, during the day, he fired more than 30 inhabited pens. Among them - Vremivka, Novopoil of Donetsk region; Gulyaipole, Railway, Mala Tokmachka, Novoandriivka and Kamianske Zaporizhzhya region; Berislav, Cossack, Tokarivka, Antonovka, Belozer, Belozer, Kherson Coast and Kherson.</text:p>
      <text:p text:style-name="P4">
<text:span text:style-name="T4">
 Read also: </text:span>
 <text:a xlink:type="simple" xlink:href="https://www.ukrinform.ua/rubric-ato/3701066-oznak-pidgotovki-nastupu-rosian-pid-vugledarom-ne-sposterigaetsa-sili-oboroni.html" text:style-name="Internet_20_link" text:visited-style-name="Visited_20_Internet_20_Link">
</text:a>
Aviation of defense forces per day made 11 beats in the areas of concentration of personal staff and military equipment of the invaders. Supercam is also shot down by SuperCam.</text:p>
      <text:p text:style-name="P4">
As reported by Ukrinform, <text:a xlink:type="simple" xlink:href="https://www.ukrinform.ua/rubric-ato/3700763-zsu-vze-znisili-188-410-rosijskih-zagarbnikiv.html" text:style-name="Internet_20_link" text:visited-style-name="Visited_20_Internet_20_Link">
</text:a>
From February 24, 2022 to 26th 2023, about 188 thousand 410 Russian invaders were liquidated, and 640 people in the past day.</text:p>
      <text:p text:style-name="P4">
News Source: <text:a xlink:type="simple" xlink:href="https://www.ukrinform.ua/rubric-ato/3701134-sili-oboroni-za-dobu-vidbili-43-ataki-rosian-na-troh-napramkah.html" text:style-name="Internet_20_link" text:visited-style-name="Visited_20_Internet_20_Link">
https://www.ukrinform.ua/rubric-ato/3701134-sili-oboroni-za-dobu-vidbili-43-ataki-rosian-na-troh-napramkah.html</text:a>
</text:p>
      <!--NEWS-->
      <text:h text:style-name="P10" text:outline-level="1">
<text:span text:style-name="T4">
Tsurenko won the Italian Brozetti at the start of the WTA tournament in Madrid</text:span>
</text:h>
      <text:p text:style-name="P4">
Authors: Ukrinform (Person)</text:p>
      <text:p text:style-name="P4">
Publisher: Укринформ (Organization)</text:p>
      <text:p text:style-name="P4">
Published Time: 2023-04-26T19:04:47+03:00</text:p>
      <text:p text:style-name="P4">
Modified Time: 2023-04-26T19:04:47+03:00</text:p>
      <text:p text:style-name="P4">
Description: Lesya Tsurenko has overcome the first circle at the prestigious soil tournament of the Women's Tennis Association (WTA) - Mutua Madrid Open - in Madrid (Spain) with a prize fund of $ 7.652 million - Ukrinform.</text:p>
      <text:p text:style-name="P4">
Images: ["<text:a xlink:type="simple" xlink:href="https://static.ukrinform.com/photos/2023_04/thumb_files/630_360_1682524997-990.jpg" text:style-name="Internet_20_link" text:visited-style-name="Visited_20_Internet_20_Link">
630_360_16825...</text:a>
"]</text:p>
      <text:p text:style-name="P4">
Tags: ['Цуренко', 'Теніс']</text:p>
      <text:p text:style-name="P4">
Type: Article</text:p>
      <!--METADATA-->
      <text:p text:style-name="P4">
<draw:frame draw:style-name="fr1" draw:name="Image232" text:anchor-type="as-char" svg:width="6.9236in" svg:height="3.956343in" draw:z-index="0">
<draw:image xlink:href="../Images/yкринформ/2023-04-26T19-04-47-03-00/630_360_1682524997-990.jpg" xlink:type="simple" xlink:show="embed" xlink:actuate="onLoad" draw:mime-type="image/jpeg"/>
</draw:frame>
Ukrainian Tsurenko has overcome the first circle at the prestigious soil tournament of the Women's Tenisa Association(WTA)- Mutua Madrid Open - in Madrid(Spain)With a prize fund $ 7.652 million.</text:p>
      <text:p text:style-name="P4">
In the match for the second range of competitions, Turenko beat Italian Luchubrontzetti - 6: 1, 6: 3, reports Ukrinf.</text:p>
      <text:p text:style-name="P4">
The tennis players spent almost an hour and a half.</text:p>
      <text:p text:style-name="P4">
The next rival Tsurenko will be sown at the 25th number of Swiss Giltaichmann.</text:p>
      <text:p text:style-name="P4">
<text:span text:style-name="T4">
 Read also: </text:span>
 <text:a xlink:type="simple" xlink:href="https://www.ukrinform.ua/rubric-sports/3700723-astremska-zigrae-z-finalistkou-vimbldon-na-starti-tenisnogo-turnirui-v-ispanii.html" text:style-name="Internet_20_link" text:visited-style-name="Visited_20_Internet_20_Link">
<text:span text:style-name="T4">
 tennis </text:span>
</text:a>
The Madrid tournament will last until May 6.</text:p>
      <text:p text:style-name="P4">
Photo: Getty Images.</text:p>
      <text:p text:style-name="P4">
News Source: <text:a xlink:type="simple" xlink:href="https://www.ukrinform.ua/rubric-sports/3701135-curenko-peremogla-italijku-broncetti-na-starti-turniru-wta-u-madridi.html" text:style-name="Internet_20_link" text:visited-style-name="Visited_20_Internet_20_Link">
https://www.ukrinform.ua/rubric-sports/3701135-curenko-peremogla-italijku-broncetti-na-starti-turniru-wta-u-madridi.html</text:a>
</text:p>
      <!--NEWS-->
      <text:h text:style-name="P10" text:outline-level="1">
<text:span text:style-name="T4">
In Zaporozhye as a result of Russian shelling, a man was killed</text:span>
</text:h>
      <text:p text:style-name="P4">
Authors: Ukrinform (Person)</text:p>
      <text:p text:style-name="P4">
Publisher: Укринформ (Organization)</text:p>
      <text:p text:style-name="P4">
Published Time: 2023-04-26T19:05:42+03:00</text:p>
      <text:p text:style-name="P4">
Modified Time: 2023-04-26T19:05:42+03:00</text:p>
      <text:p text:style-name="P4">
Description: In the Zaporozhye region, a resident of Orikhov was killed as a result of Russian shelling, an investigation was started. - Ukrinform.</text:p>
      <text:p text:style-name="P4">
Images: ["<text:a xlink:type="simple" xlink:href="https://static.ukrinform.com/photos/2022_06/thumb_files/630_360_1654768443-794.jpg" text:style-name="Internet_20_link" text:visited-style-name="Visited_20_Internet_20_Link">
630_360_16547...</text:a>
"]</text:p>
      <text:p text:style-name="P4">
Tags: ['Обстріл', 'Запоріжжя', 'Війна з росією']</text:p>
      <text:p text:style-name="P4">
Type: Article</text:p>
      <!--METADATA-->
      <text:p text:style-name="P4">
<draw:frame draw:style-name="fr1" draw:name="Image233" text:anchor-type="as-char" svg:width="6.9236in" svg:height="3.956343in" draw:z-index="0">
<draw:image xlink:href="../Images/yкринформ/2023-04-26T19-05-42-03-00/630_360_1654768443-794.jpg" xlink:type="simple" xlink:show="embed" xlink:actuate="onLoad" draw:mime-type="image/jpeg"/>
</draw:frame>
Uzaposhzhzhia region, as a result of Russian shelling, was killed by a resident of Orikhov, an investigation was started.</text:p>
      <text:p text:style-name="P4">
This was reported <text:a xlink:type="simple" xlink:href="https://zap.gp.gov.ua/ua/news.html" text:style-name="Internet_20_link" text:visited-style-name="Visited_20_Internet_20_Link">
</text:a>
, reports Ukrinform.</text:p>
      <text:p text:style-name="P4">
"On April 26, 2023, the aggressor state servicemen, neglecting the norms of international humanitarian law, once again carried out a shelling of Orikhiv. As a result of an hostile attack, a 46-year-old local resident was killed," the statement said.</text:p>
      <text:p text:style-name="P4">
A pre -trial investigation in criminal proceedings has been launched on the fact(Part 2 of Article 438 of the Criminal Code of Ukraine).</text:p>
      <text:p text:style-name="P4">
<text:span text:style-name="T4">
Читайте також:</text:span>
 <text:a xlink:type="simple" xlink:href="https://www.ukrinform.ua/rubric-ato/3701087-za-dobu-rosiani-356-raziv-obstrilali-tavrijskij-napramok-sili-oboroni.html" text:style-name="Internet_20_link" text:visited-style-name="Visited_20_Internet_20_Link">
 </text:a>
The materials of the criminal proceedings will be subsequently transferred to the SBU in Zaporizhzhia region, and added to the prosecutor's office.</text:p>
      <text:p text:style-name="P4">
As it was reported, last day in the Zaporizhzhya region the enemy made 67 blows in 19 communities: 53 <text:a xlink:type="simple" xlink:href="https://www.ukrinform.ua/tag-obstril" text:style-name="Internet_20_link" text:visited-style-name="Visited_20_Internet_20_Link">
</text:a>
, 6 RSSV attacks, 7 using drones and aircraft.</text:p>
      <text:p text:style-name="P4">
News Source: <text:a xlink:type="simple" xlink:href="https://www.ukrinform.ua/rubric-ato/3701136-na-zaporizzi-vnaslidok-rosijskogo-obstrilu-zaginuv-colovik.html" text:style-name="Internet_20_link" text:visited-style-name="Visited_20_Internet_20_Link">
https://www.ukrinform.ua/rubric-ato/3701136-na-zaporizzi-vnaslidok-rosijskogo-obstrilu-zaginuv-colovik.html</text:a>
</text:p>
      <!--NEWS-->
      <text:h text:style-name="P10" text:outline-level="1">
<text:span text:style-name="T4">
Zelensky in a conversation with SI stressed the need to refrain from supporting Russia in the war</text:span>
</text:h>
      <text:p text:style-name="P4">
Authors: Ukrinform (Person)</text:p>
      <text:p text:style-name="P4">
Publisher: Укринформ (Organization)</text:p>
      <text:p text:style-name="P4">
Published Time: 2023-04-26T19:06:00+03:00</text:p>
      <text:p text:style-name="P4">
Modified Time: 2023-04-26T19:06:00+03:00</text:p>
      <text:p text:style-name="P4">
Description: During a conversation with the leader of the PRC, President of Ukraine Volodymyr Zelenskyy emphasized the need to refrain from supporting the Russian Federation in the war. - Ukrinform.</text:p>
      <text:p text:style-name="P4">
Images: ["<text:a xlink:type="simple" xlink:href="https://static.ukrinform.com/photos/2023_04/thumb_files/630_360_1682525611-719.jpeg" text:style-name="Internet_20_link" text:visited-style-name="Visited_20_Internet_20_Link">
630_360_16825...</text:a>
"]</text:p>
      <text:p text:style-name="P4">
Tags: ['Китай', 'Сі Цзіньпін', 'Зеленський', 'Війна з росією']</text:p>
      <text:p text:style-name="P4">
Type: Article</text:p>
      <!--METADATA-->
      <text:p text:style-name="P4">
<draw:frame draw:style-name="fr1" draw:name="Image234" text:anchor-type="as-char" svg:width="6.9236in" svg:height="3.956343in" draw:z-index="0">
<draw:image xlink:href="../Images/yкринформ/2023-04-26T19-06-00-03-00/630_360_1682525611-719.jpeg" xlink:type="simple" xlink:show="embed" xlink:actuate="onLoad" draw:mime-type="image/jpeg"/>
</draw:frame>
During a conversation with the leader of the PRC, President of Ukraine, during a conversation with the leader of the China Czinpingomnomna, he needed to refrain from supporting the Russian Federation.</text:p>
      <text:p text:style-name="P4">
About it reports <text:a xlink:type="simple" xlink:href="https://www.president.gov.ua/news/vidbulasya-telefonna-rozmova-prezidenta-ukrayini-z-golovoyu-82489" text:style-name="Internet_20_link" text:visited-style-name="Visited_20_Internet_20_Link">
</text:a>
Heads of the Ukrainian State, reports Ukrinform.</text:p>
      <text:p text:style-name="P4">
It is noted that the President of Ukraine during a conversation with the chapter <text:a xlink:type="simple" xlink:href="https://www.ukrinform.ua/tag-kitaj" text:style-name="Internet_20_link" text:visited-style-name="Visited_20_Internet_20_Link">
</text:a>
He emphasized the importance of keeping the world's companies from supporting Russia in the war against the Ukrainian Narode. It is clarified that this should concern military and technical works, including the supply of weapons.</text:p>
      <text:p text:style-name="P4">
"Any support-even partial-Russia converts to its aggression, into its further refusal to peace.</text:p>
      <text:p text:style-name="P4">
<text:span text:style-name="T4">
 Read also: </text:span>
 <text:a xlink:type="simple" xlink:href="https://www.ukrinform.ua/rubric-world/3701138-kitaj-ne-vvazae-adernou-eskalacieu-britanski-snaradi-zi-zbidnenim-uranom-dla-ukraini.html" text:style-name="Internet_20_link" text:visited-style-name="Visited_20_Internet_20_Link">
<text:span text:style-name="T4">
 China </text:span>
</text:a>
As reported by Ukrinform, on April 26 President of Ukraine <text:a xlink:type="simple" xlink:href="https://www.ukrinform.ua/rubric-polytics/3700965-zelenskij-pogovoriv-z-si-czinpinom.html" text:style-name="Internet_20_link" text:visited-style-name="Visited_20_Internet_20_Link">
</text:a>
An hour conversation with the leader of the People's Republic of Chinese Sitsinpin. In particular, the heads of state discussed topical issues of bilateral relations.</text:p>
      <text:p text:style-name="P4">
<text:span text:style-name="T5">
Foto: Presidential Office</text:span>
</text:p>
      <text:p text:style-name="P4">
News Source: <text:a xlink:type="simple" xlink:href="https://www.ukrinform.ua/rubric-polytics/3701143-zelenskij-u-rozmovi-iz-si-nagolosiv-na-neobhidnosti-utrimuvatisa-vid-pidtrimki-rf-u-vijni.html" text:style-name="Internet_20_link" text:visited-style-name="Visited_20_Internet_20_Link">
https://www.ukrinform.ua/rubric-polytics/3701143-zelenskij-u-rozmovi-iz-si-nagolosiv-na-neobhidnosti-utrimuvatisa-vid-pidtrimki-rf-u-vijni.html</text:a>
</text:p>
      <!--NEWS-->
      <text:h text:style-name="P10" text:outline-level="1">
<text:span text:style-name="T4">
In Kherson, Ukrainian military destroyed six Russian drones</text:span>
</text:h>
      <text:p text:style-name="P4">
Authors: Ukrinform (Person)</text:p>
      <text:p text:style-name="P4">
Publisher: Укринформ (Organization)</text:p>
      <text:p text:style-name="P4">
Published Time: 2023-04-26T19:07:00+03:00</text:p>
      <text:p text:style-name="P4">
Modified Time: 2023-04-26T19:07:00+03:00</text:p>
      <text:p text:style-name="P4">
Description: In the Kherson region, the South Air Air Command was destroyed by six Russian drones. - Ukrinform.</text:p>
      <text:p text:style-name="P4">
Images: ["<text:a xlink:type="simple" xlink:href="https://static.ukrinform.com/photos/2022_09/thumb_files/630_360_1664455654-166.jpg" text:style-name="Internet_20_link" text:visited-style-name="Visited_20_Internet_20_Link">
630_360_16644...</text:a>
", "<text:a xlink:type="simple" xlink:href="https://static.ukrinform.com/photos/2023_04/1682526996-601.jpg" text:style-name="Internet_20_link" text:visited-style-name="Visited_20_Internet_20_Link">
1682526996-60...</text:a>
"]</text:p>
      <text:p text:style-name="P4">
Tags: ['Безпілотник', 'Херсонщина', 'Війна з росією']</text:p>
      <text:p text:style-name="P4">
Type: Article</text:p>
      <!--METADATA-->
      <text:p text:style-name="P4">
<draw:frame draw:style-name="fr1" draw:name="Image235" text:anchor-type="as-char" svg:width="6.9236in" svg:height="3.956343in" draw:z-index="0">
<draw:image xlink:href="../Images/yкринформ/2023-04-26T19-07-00-03-00/630_360_1664455654-166.jpg" xlink:type="simple" xlink:show="embed" xlink:actuate="onLoad" draw:mime-type="image/jpeg"/>
</draw:frame>
The Nakherson region of the South Air Air Command was destroyed by six -Russian drones.</text:p>
      <text:p text:style-name="P4">
This was reported by the Air Force of the Armed Forces in <text:a xlink:type="simple" xlink:href="https://t.me/kpszsu/2485" text:style-name="Internet_20_link" text:visited-style-name="Visited_20_Internet_20_Link">
</text:a>
, reports Ukrinform.</text:p>
      <text:p text:style-name="P4">
"April 26 2023 on <text:a xlink:type="simple" xlink:href="https://www.ukrinform.ua/tag-hersonsina" text:style-name="Internet_20_link" text:visited-style-name="Visited_20_Internet_20_Link">
</text:a>
The warrior fire groups of the South Air Command destroyed six -fold unmanned aerial vehicles: 5 - Lancet Downtones and 1 - Merlin -WR UAVs, ”the message reads.</text:p>
      <text:p text:style-name="P4">
<draw:frame draw:style-name="fr1" draw:name="Image236" text:anchor-type="as-char" svg:width="6.9236in" svg:height="6.9236in" draw:z-index="0">
<draw:image xlink:href="../Images/yкринформ/2023-04-26T19-07-00-03-00/1682526996-601.jpg" xlink:type="simple" xlink:show="embed" xlink:actuate="onLoad" draw:mime-type="image/jpeg"/>
</draw:frame>
<text:span text:style-name="T4">
 Read also: </text:span>
 <text:a xlink:type="simple" xlink:href="https://www.ukrinform.ua/rubric-ato/3700666-zaluznij-pokazav-robotu-artrozvidnikiv-na-fronti.html" text:style-name="Internet_20_link" text:visited-style-name="Visited_20_Internet_20_Link">
<text:span text:style-name="T4">
 Zaluzhni </text:span>
</text:a>
As reported by Ukrinform, the Defense Forces of Ukraine from February 24, 2022 to 26th 2023 <text:a xlink:type="simple" xlink:href="https://www.ukrinform.ua/rubric-ato/3700763-zsu-vze-znisili-188-410-rosijskih-zagarbnikiv.html" text:style-name="Internet_20_link" text:visited-style-name="Visited_20_Internet_20_Link">
</text:a>
, at the same time - 640.</text:p>
      <text:p text:style-name="P4">
News Source: <text:a xlink:type="simple" xlink:href="https://www.ukrinform.ua/rubric-ato/3701144-na-hersonsini-ukrainski-vijskovi-znisili-sist-rosijskih-bezpilotnikiv.html" text:style-name="Internet_20_link" text:visited-style-name="Visited_20_Internet_20_Link">
https://www.ukrinform.ua/rubric-ato/3701144-na-hersonsini-ukrainski-vijskovi-znisili-sist-rosijskih-bezpilotnikiv.html</text:a>
</text:p>
      <!--NEWS-->
      <text:h text:style-name="P10" text:outline-level="1">
<text:span text:style-name="T4">
China does not consider nuclear escalation British shells with impoverished Uranus for Ukraine</text:span>
</text:h>
      <text:p text:style-name="P4">
Authors: Ukrinform (Person)</text:p>
      <text:p text:style-name="P4">
Publisher: Укринформ (Organization)</text:p>
      <text:p text:style-name="P4">
Published Time: 2023-04-26T19:08:04+03:00</text:p>
      <text:p text:style-name="P4">
Modified Time: 2023-04-26T19:08:04+03:00</text:p>
      <text:p text:style-name="P4">
Description: China does not consider the transfer of British shells to Ukraine with a depleted Uranus for Challenger 2 violations of nuclear weapons. - Ukrinform.</text:p>
      <text:p text:style-name="P4">
Images: ["<text:a xlink:type="simple" xlink:href="https://static.ukrinform.com/photos/2023_04/thumb_files/630_360_1682525220-418.jpg" text:style-name="Internet_20_link" text:visited-style-name="Visited_20_Internet_20_Link">
630_360_16825...</text:a>
"]</text:p>
      <text:p text:style-name="P4">
Tags: ['Британія', 'Китай', 'Україна']</text:p>
      <text:p text:style-name="P4">
Type: Article</text:p>
      <!--METADATA-->
      <text:p text:style-name="P4">
<draw:frame draw:style-name="fr1" draw:name="Image237" text:anchor-type="as-char" svg:width="6.9236in" svg:height="3.956343in" draw:z-index="0">
<draw:image xlink:href="../Images/yкринформ/2023-04-26T19-08-04-03-00/630_360_1682525220-418.jpg" xlink:type="simple" xlink:show="embed" xlink:actuate="onLoad" draw:mime-type="image/jpeg"/>
</draw:frame>
China is not aware of the transfer of British shells to Ukraine with a depleted Uranus for tanksChalner 2 by violation of nuclear weapons.</text:p>
      <text:p text:style-name="P4">
According to Ukrinform's own correspondent, such a conclusion can be made by the Power of the Ministry of Foreign Affairs of the People's Republic of China MAO Nin on the question of the correspondent of the Russian propaganda edition of the TASS in relation to the relevant statement of the State Secretary of Defense of Defense of the United Kingdom James Gippi.</text:p>
      <text:p text:style-name="P4">
The Russian propagandist has emphasized the words of Hippi on the sending of Ukraine "thousands of shells for the Challenger 2 tanks, including with depleted muur", as well as "the United Kingdom does not control the use of these ammunition and is not obliged to eliminate the consequences of their use," and, obviously, waiting for condemnation from <text:a xlink:type="simple" xlink:href="https://www.ukrinform.ua/tag-kitaj" text:style-name="Internet_20_link" text:visited-style-name="Visited_20_Internet_20_Link">
</text:a>
.</text:p>
      <text:p text:style-name="P4">
Responding to the request of commenting on this information, Mao said: “How much she learned, the relevant countries used ammunition with impoverished immuel in the Middle East, Europe and other regions, attracting the attention of the world. As for the "crisis in Ukraine", the relevant countries have to cool and promote diplomatic settlement, not to blow the fire of the hypodal escalation. "</text:p>
      <text:p text:style-name="P4">
<text:span text:style-name="T4">
 Read also: </text:span>
 <text:a xlink:type="simple" xlink:href="https://www.ukrinform.ua/rubric-world/3701084-kitaj-napravit-do-kieva-specpredstavnika-dla-vreguluvanna-krizi-v-ukraini.html" text:style-name="Internet_20_link" text:visited-style-name="Visited_20_Internet_20_Link">
<text:span text:style-name="T4">
 China </text:span>
</text:a>
As reported by Ukrinform, in March at the Ministry of Defense of the United Kingdom, they said that <text:a xlink:type="simple" xlink:href="https://www.ukrinform.ua/rubric-ato/3685422-britania-peredast-ukraini-snaradi-zi-zbidnenim-uranom.html" text:style-name="Internet_20_link" text:visited-style-name="Visited_20_Internet_20_Link">
</text:a>
for Challenger 2 tanks.</text:p>
      <text:p text:style-name="P4">
This statement caused a wave of hysterical statements about "nuclear escalation" in Russia, and the Russian dictatorvolodimir Putin, a suspect in international crimes, was also involved in saying that it was allegedly a "nuclear component" and threatening revenge.</text:p>
      <text:p text:style-name="P4">
In response, London accused Putin of deliberately spreading false information(lies)But he recalled that Russia also uses ammunition from the benefits of depleted uranium.</text:p>
      <text:p text:style-name="P4">
British <text:a xlink:type="simple" xlink:href="https://www.ukrinform.ua/rubric-ato/3688342-reznikov-pidtverdiv-so-britanski-tanki-challenger-2-vze-v-ukraini.html" text:style-name="Internet_20_link" text:visited-style-name="Visited_20_Internet_20_Link">
</text:a>
at the end of the month.</text:p>
      <text:p text:style-name="P4">
News Source: <text:a xlink:type="simple" xlink:href="https://www.ukrinform.ua/rubric-world/3701138-kitaj-ne-vvazae-adernou-eskalacieu-britanski-snaradi-zi-zbidnenim-uranom-dla-ukraini.html" text:style-name="Internet_20_link" text:visited-style-name="Visited_20_Internet_20_Link">
https://www.ukrinform.ua/rubric-world/3701138-kitaj-ne-vvazae-adernou-eskalacieu-britanski-snaradi-zi-zbidnenim-uranom-dla-ukraini.html</text:a>
</text:p>
      <!--NEWS-->
      <text:h text:style-name="P10" text:outline-level="1">
<text:span text:style-name="T4">
In Ukraine launched a Brave1 platform for defense technology developers</text:span>
</text:h>
      <text:p text:style-name="P4">
Authors: Ukrinform (Person)</text:p>
      <text:p text:style-name="P4">
Publisher: Укринформ (Organization)</text:p>
      <text:p text:style-name="P4">
Published Time: 2023-04-26T19:14:00+03:00</text:p>
      <text:p text:style-name="P4">
Modified Time: 2023-04-26T19:14:00+03:00</text:p>
      <text:p text:style-name="P4">
Description: In Ukraine, the Unified Coordination Platform in the Defense Tech - Brave1. - Ukrinform.</text:p>
      <text:p text:style-name="P4">
Images: ["<text:a xlink:type="simple" xlink:href="https://static.ukrinform.com/photos/2023_04/thumb_files/630_360_1682526705-335.jpg" text:style-name="Internet_20_link" text:visited-style-name="Visited_20_Internet_20_Link">
630_360_16825...</text:a>
"]</text:p>
      <text:p text:style-name="P4">
Tags: ['Оборона', 'Технології', 'Мінцифри', 'Платформа Brave1']</text:p>
      <text:p text:style-name="P4">
Type: Article</text:p>
      <!--METADATA-->
      <text:p text:style-name="P4">
<draw:frame draw:style-name="fr1" draw:name="Image238" text:anchor-type="as-char" svg:width="6.9236in" svg:height="3.956343in" draw:z-index="0">
<draw:image xlink:href="../Images/yкринформ/2023-04-26T19-14-00-03-00/630_360_1682526705-335.jpg" xlink:type="simple" xlink:show="embed" xlink:actuate="onLoad" draw:mime-type="image/jpeg"/>
</draw:frame>
In Ukraine, the Unified Coordination Platform in the Defense Tech - Brave1.</text:p>
      <text:p text:style-name="P4">
As Ukrinform reports, it reports <text:a xlink:type="simple" xlink:href="https://www.me.gov.ua/News/Detail" text:style-name="Internet_20_link" text:visited-style-name="Visited_20_Internet_20_Link">
</text:a>
The project is designed to promote the development of defense technologies, the Economy Ministry of Defense, the Ministry of Defense, the Ministry of Digital Transformation, the Ministry of Strategic Industry, the General Staff of the Armed Forces and the National Security and Defense Council.</text:p>
      <text:p text:style-name="P4">
“Now we have one main goal - the defeat of the aggressor. Creating a Brave1 defensive cluster brings us closer to victory, as it allows you to effectively re -ride for the front needs. At the same time, the Ukrainian Defense Tech has a huge power. And this enables him to become one of the leading drivers of rapid economic growth after victory, ”said the First Viceremier -Minister - Minister of Economy Yulia Sviridenko.</text:p>
      <text:p text:style-name="P4">
According to her, the Ukrainian defense and industrial complex is already increasing the interest of potential investors. The task of Ukraine is to help attract investments in the industry and reduce the time from the request to bring the projects to life.</text:p>
      <text:p text:style-name="P4">
During the presentation of the platform on April 26 in Kyiv, representatives of state institutions signed a memorandum on interaction and support within the framework of the project. Also presented the portal Brave1, through which developers, lamps can give their own project, access to military experts, grants and other opportunities.</text:p>
      <text:p text:style-name="P4">
Brave1 coordination platform was created as a "only window" of Defenstech's cooperation companies, states and military, as well as investors, volunteer funds, media, other participants.</text:p>
      <text:p text:style-name="P4">
<text:span text:style-name="T4">
 Read also: </text:span>
 <text:a xlink:type="simple" xlink:href="https://www.ukrinform.ua/rubric-technology/3700941-mihajlo-fedorov-vicepremerministr-z-innovacij-rozvitku-osviti-nauki-ta-tehnologij-ministr-cifrovoi-transformacii.html" text:style-name="Internet_20_link" text:visited-style-name="Visited_20_Internet_20_Link">
</text:a>
It is noted that Brave1 activity will be focused on 5 directions. Among them are grants to developers, which are prioritative for the needs of force-safety and defense, assistance in finding effective technological solutions to the Medical Development to Ukrainian developers, combining all stakeholders of the industry. Also, the platform will ensure the interaction with the defense forces through demonstration of development and feedback. their use.Photo: Ministry of Economy Press Service</text:p>
      <text:p text:style-name="P4">
News Source: <text:a xlink:type="simple" xlink:href="https://www.ukrinform.ua/rubric-technology/3701155-v-ukraini-zapustili-platformu-brave1-dla-rozrobnikiv-oboronnih-tehnologij.html" text:style-name="Internet_20_link" text:visited-style-name="Visited_20_Internet_20_Link">
https://www.ukrinform.ua/rubric-technology/3701155-v-ukraini-zapustili-platformu-brave1-dla-rozrobnikiv-oboronnih-tehnologij.html</text:a>
</text:p>
      <!--NEWS-->
      <text:h text:style-name="P10" text:outline-level="1">
<text:span text:style-name="T4">
Zelensky urged China to help protect the Zaporozhye NPP</text:span>
</text:h>
      <text:p text:style-name="P4">
Authors: Ukrinform (Person)</text:p>
      <text:p text:style-name="P4">
Publisher: Укринформ (Organization)</text:p>
      <text:p text:style-name="P4">
Published Time: 2023-04-26T19:15:00+03:00</text:p>
      <text:p text:style-name="P4">
Modified Time: 2023-04-26T19:15:00+03:00</text:p>
      <text:p text:style-name="P4">
Description: The effective role of China in the settlement of security issues around the Zaporizhzhya NPP will meet the spirit of the Budapest Memorandum. - Ukrinform.</text:p>
      <text:p text:style-name="P4">
Images: ["<text:a xlink:type="simple" xlink:href="https://static.ukrinform.com/photos/2022_09/thumb_files/630_360_1662657926-760.jpg" text:style-name="Internet_20_link" text:visited-style-name="Visited_20_Internet_20_Link">
630_360_16626...</text:a>
"]</text:p>
      <text:p text:style-name="P4">
Tags: None</text:p>
      <text:p text:style-name="P4">
Type: Article</text:p>
      <!--METADATA-->
      <text:p text:style-name="P4">
<draw:frame draw:style-name="fr1" draw:name="Image239" text:anchor-type="as-char" svg:width="6.9236in" svg:height="3.956343in" draw:z-index="0">
<draw:image xlink:href="../Images/yкринформ/2023-04-26T19-15-00-03-00/630_360_1662657926-760.jpg" xlink:type="simple" xlink:show="embed" xlink:actuate="onLoad" draw:mime-type="image/jpeg"/>
</draw:frame>
Effective role in the settlement of the issue of security around the Zaporozhye NPP corresponds to the memorandum of the Budapest Memorandum.</text:p>
      <text:p text:style-name="P4">
This was emphasized by President of Ukraine Volodymyr Zelensky during a stand -on conversation with the head of the PRC, Xi Jinping, Ukrinform reports to <text:a xlink:type="simple" xlink:href="http://www.president.gov.ua/news/vidbulasya-telefonna-rozmova-prezidenta-ukrayini-z-golovoyu-82489" text:style-name="Internet_20_link" text:visited-style-name="Visited_20_Internet_20_Link">
</text:a>
Heads of Ukrainian State.</text:p>
      <text:p text:style-name="P4">
As it is noted, during the conversation, Zelensky urged China to play efficiency in resolving the issue of security around the ZPP.</text:p>
      <text:p text:style-name="P4">
"It will be in line with the spirit of the Budapest Memorandum," he emphasized.</text:p>
      <text:p text:style-name="P4">
The President noted that today in Ukraine the memory of the victims of the accident of the Odornobyl nuclear power plant - the greatest man -made disaster in human history.</text:p>
      <text:p text:style-name="P4">
He emphasized that the Russian occupation of the Zaporizhzhya Nuclear Station by Russia by Russia as a cover for military strikes in Ukrainian city and villages indicate that in Moscow they do not respect the fair elastic interests of all people of the world to live in guaranteed safety from any nuclear chraramic threats.</text:p>
      <text:p text:style-name="P4">
<text:span text:style-name="T4">
 Read also: </text:span>
 <text:a xlink:type="simple" xlink:href="https://www.ukrinform.ua/rubric-ato/3701142-rosia-vikrala-20-tisac-ukrainskih-ditej-zelenskij-u-rozmovi-z-si.html" text:style-name="Internet_20_link" text:visited-style-name="Visited_20_Internet_20_Link">
</text:a>
As it was reported, Zelensky conducted the first from the beginning of the full -scale Russian invasion on April 26 <text:a xlink:type="simple" xlink:href="https://www.ukrinform.ua/rubric-polytics/3700965-zelenskij-pogovoriv-z-si-czinpinom.html" text:style-name="Internet_20_link" text:visited-style-name="Visited_20_Internet_20_Link">
</text:a>
With the head of the Chinese People's Republic, Xi Jinping.</text:p>
      <text:p text:style-name="P4">
Photo: Fredrik Dahl / IAEA</text:p>
      <text:p text:style-name="P4">
News Source: <text:a xlink:type="simple" xlink:href="https://www.ukrinform.ua/rubric-polytics/3701152-zelenskij-zaklikav-kitaj-dopomogti-ubezpeciti-zaporizku-aes.html" text:style-name="Internet_20_link" text:visited-style-name="Visited_20_Internet_20_Link">
https://www.ukrinform.ua/rubric-polytics/3701152-zelenskij-zaklikav-kitaj-dopomogti-ubezpeciti-zaporizku-aes.html</text:a>
</text:p>
      <!--NEWS-->
      <text:h text:style-name="P10" text:outline-level="1">
<text:span text:style-name="T4">
What books do Ukrainians read during the war</text:span>
</text:h>
      <text:p text:style-name="P4">
Authors: Ukrinform (Person)</text:p>
      <text:p text:style-name="P4">
Publisher: Укринформ (Organization)</text:p>
      <text:p text:style-name="P4">
Published Time: 2023-04-26T19:16:00+03:00</text:p>
      <text:p text:style-name="P4">
Modified Time: 2023-04-26T19:16:00+03:00</text:p>
      <text:p text:style-name="P4">
Description: Before the beginning of a full -scale invasion of the Russian Federation, 65%of Ukrainians read fiction, after the beginning of popularity new topics were gained - analysis of military events - 42%, journalism - 32%, the history of Ukraine - 31%. - Ukrinform.</text:p>
      <text:p text:style-name="P4">
Images: ["<text:a xlink:type="simple" xlink:href="https://static.ukrinform.com/photos/2023_02/thumb_files/630_360_1677252227-167.jpg" text:style-name="Internet_20_link" text:visited-style-name="Visited_20_Internet_20_Link">
630_360_16772...</text:a>
", "<text:a xlink:type="simple" xlink:href="https://static.ukrinform.com/photos/2023_04/1682510462-266.png" text:style-name="Internet_20_link" text:visited-style-name="Visited_20_Internet_20_Link">
1682510462-26...</text:a>
", "<text:a xlink:type="simple" xlink:href="https://static.ukrinform.com/photos/2023_04/1682510588-110.png" text:style-name="Internet_20_link" text:visited-style-name="Visited_20_Internet_20_Link">
1682510588-11...</text:a>
", "<text:a xlink:type="simple" xlink:href="https://static.ukrinform.com/photos/2023_04/1682510587-616.png" text:style-name="Internet_20_link" text:visited-style-name="Visited_20_Internet_20_Link">
1682510587-61...</text:a>
"]</text:p>
      <text:p text:style-name="P4">
Tags: ['Книги', 'Опитування', 'Війна з росією']</text:p>
      <text:p text:style-name="P4">
Type: Article</text:p>
      <!--METADATA-->
      <text:p text:style-name="P4">
<draw:frame draw:style-name="fr1" draw:name="Image240" text:anchor-type="as-char" svg:width="6.9236in" svg:height="3.956343in" draw:z-index="0">
<draw:image xlink:href="../Images/yкринформ/2023-04-26T19-16-00-03-00/630_360_1677252227-167.jpg" xlink:type="simple" xlink:show="embed" xlink:actuate="onLoad" draw:mime-type="image/jpeg"/>
</draw:frame>
Prior to the beginning of the full -scale invasion of the Russian Federation, 65%of Ukrainians read fiction, new topics have gained postpartum popularity - analysis of military events - 42%, journalism - 32%, the history of Ukraine - 31%.</text:p>
      <text:p text:style-name="P4">
According to Ukrinform, the results indicate this <text:a xlink:type="simple" xlink:href="http://news.uifuture.org/zvit-za-rezultatami-onlayn-opituvan/" text:style-name="Internet_20_link" text:visited-style-name="Visited_20_Internet_20_Link">
</text:a>
"New Image Marketing Group" commissioned by the Ukrainian Institute for a future practice of reading Ukrainians during a full -scale war.</text:p>
      <text:p text:style-name="P4">
“The undisputed leader on topics before the start of a full -scale invasion of paper and e -books(Listeners audiobook)The artistic literature was recorded(65%), also the following topics/directions of books: Professional Literature(38%), medicine/health/beauty(33%), psychological disposal(32%), Historical /Biographical /Memorial Theme in general(30%)”, -goes in the study.</text:p>
      <text:p text:style-name="P4">
It is noted that after the start of a full -scale invasion of readers' preferences have changed and popularity has gained new topics/directions of books, namely: a description of the tanealisal of military events that took place in the world - by February 24, 2022, 18%, after - 42%; journalistic, analysis of current socio-political events-up to 24ness of 2022 25%, after-32%; History of Ukraine from ancient times to today - until February 24, 2022 25%, after - 31%.</text:p>
      <text:p text:style-name="P4">
In addition, according to the survey, the main topics of articles read after February 24, 2022 are: descriptions and analysis of military events that took place in the world(52%)- interest in this topic increases with the growth of victory reacters; journalism and analysis of current socio-political events(34%)- interest in this topic increases with the growing age of respondents; history of Ukraine from ancient times to date inclusive(33%)- Respondents aged 51 and older were significantly more common.</text:p>
      <text:p text:style-name="P4">
<draw:frame draw:style-name="fr1" draw:name="Image241" text:anchor-type="as-char" svg:width="6.9236in" svg:height="8.092717in" draw:z-index="0">
<draw:image xlink:href="../Images/yкринформ/2023-04-26T19-16-00-03-00/1682510462-266.png" xlink:type="simple" xlink:show="embed" xlink:actuate="onLoad" draw:mime-type="image/png"/>
</draw:frame>
The following topics are also popular: medicine, health, beauty(27%)- women are much more common; Psychological articles(24%)- much more often the women, with the people of Kiev - a little less often than others; historical, biographical in general(23%)- Respondents aged 51 and older have noted much more often; artistic, entertainment articles(including hobbies, interests and articles for children) (20%).</text:p>
      <text:p text:style-name="P4">
<draw:frame draw:style-name="fr1" draw:name="Image242" text:anchor-type="as-char" svg:width="6.9236in" svg:height="3.147674in" draw:z-index="0">
<draw:image xlink:href="../Images/yкринформ/2023-04-26T19-16-00-03-00/1682510588-110.png" xlink:type="simple" xlink:show="embed" xlink:actuate="onLoad" draw:mime-type="image/png"/>
</draw:frame>
</text:p>
      <text:p text:style-name="P4">
<draw:frame draw:style-name="fr1" draw:name="Image243" text:anchor-type="as-char" svg:width="6.9236in" svg:height="5.596577in" draw:z-index="0">
<draw:image xlink:href="../Images/yкринформ/2023-04-26T19-16-00-03-00/1682510587-616.png" xlink:type="simple" xlink:show="embed" xlink:actuate="onLoad" draw:mime-type="image/png"/>
</draw:frame>
At the same time, not only autocrat or articles/posts, but also figures from various fields of activity were offered among the answers provided. Among the authors, T. Shevchenko, L. Kostenko, S. Zhadan, J. Orwell were mentioned.</text:p>
      <text:p text:style-name="P4">
The study was conducted from April 13 to 18, 2022 throughout the territory of Ukraine, except for settlements in the temporarily uncontrolled territories of part of Donetsk, Zaporizhzhya, Lugansk and Kherson regions occupied by AR <text:a xlink:type="simple" xlink:href="https://www.ukrinform.ua/tag-krim" text:style-name="Internet_20_link" text:visited-style-name="Visited_20_Internet_20_Link">
</text:a>
.</text:p>
      <text:p text:style-name="P4">
<text:span text:style-name="T4">
 Read also: </text:span>
 <text:a xlink:type="simple" xlink:href="https://www.ukrinform.ua/rubric-culture/3698552-tretina-ukrainciv-regularno-divitsa-ukrainske-kino.html" text:style-name="Internet_20_link" text:visited-style-name="Visited_20_Internet_20_Link">
</text:a>
1200 respondents were interviewed. The method is an online survey on an interactively structured questionnaire.</text:p>
      <text:p text:style-name="P4">
<text:span text:style-name="T4">
 Read also: </text:span>
 <text:a xlink:type="simple" xlink:href="https://www.ukrinform.ua/rubric-culture/3700988-u-persi-misaci-z-pocatku-vtorgnenna-rf-39-ukrainciv-zovsim-ne-citali-knizok.html" text:style-name="Internet_20_link" text:visited-style-name="Visited_20_Internet_20_Link">
</text:a>
The sample represents the adult population of Ukraine 18 years and older Internet users. The statistical error with a probability of 0.95 does not exceed 2.89%.</text:p>
      <text:p text:style-name="P4">
As reported by Ukrinform, the Ukrainian Institute of Book has been given ₴ 74 million, which <text:a xlink:type="simple" xlink:href="https://www.ukrinform.ua/rubric-culture/3676938-institut-knigi-spramue-74-miljoni-na-knigovidanna-tkacenko.html" text:style-name="Internet_20_link" text:visited-style-name="Visited_20_Internet_20_Link">
</text:a>
</text:p>
      <text:p text:style-name="P4">
News Source: <text:a xlink:type="simple" xlink:href="https://www.ukrinform.ua/rubric-culture/3700994-aki-knigi-citaut-ukrainci-pid-cas-vijni.html" text:style-name="Internet_20_link" text:visited-style-name="Visited_20_Internet_20_Link">
https://www.ukrinform.ua/rubric-culture/3700994-aki-knigi-citaut-ukrainci-pid-cas-vijni.html</text:a>
</text:p>
      <!--NEWS-->
      <text:h text:style-name="P10" text:outline-level="1">
<text:span text:style-name="T4">
China supported the need to continue the "grain agreement" - OP</text:span>
</text:h>
      <text:p text:style-name="P4">
Authors: Ukrinform (Person)</text:p>
      <text:p text:style-name="P4">
Publisher: Укринформ (Organization)</text:p>
      <text:p text:style-name="P4">
Published Time: 2023-04-26T19:18:00+03:00</text:p>
      <text:p text:style-name="P4">
Modified Time: 2023-04-26T19:18:00+03:00</text:p>
      <text:p text:style-name="P4">
Description: Ukraine and China supported the need for proper implementation and continuation of the Black Sea Grain Initiative. - Ukrinform.</text:p>
      <text:p text:style-name="P4">
Images: ["<text:a xlink:type="simple" xlink:href="https://static.ukrinform.com/photos/2023_04/thumb_files/630_360_1680511197-485.jpg" text:style-name="Internet_20_link" text:visited-style-name="Visited_20_Internet_20_Link">
630_360_16805...</text:a>
"]</text:p>
      <text:p text:style-name="P4">
Tags: ['Сі Цзіньпін', 'Зеленський', 'зерновий коридор']</text:p>
      <text:p text:style-name="P4">
Type: Article</text:p>
      <!--METADATA-->
      <text:p text:style-name="P4">
<draw:frame draw:style-name="fr1" draw:name="Image244" text:anchor-type="as-char" svg:width="6.9236in" svg:height="3.956343in" draw:z-index="0">
<draw:image xlink:href="../Images/yкринформ/2023-04-26T19-18-00-03-00/630_360_1680511197-485.jpg" xlink:type="simple" xlink:show="embed" xlink:actuate="onLoad" draw:mime-type="image/jpeg"/>
</draw:frame>
Ukraine has also supported the need for proper implementation and continuation of the Sea Grain Initiative.</text:p>
      <text:p text:style-name="P4">
The issues of implementation of the Grain Program from Ukraine were discussed(https://www.president.gov.ua/news/vidbulasya-telefonna-rozmova-prezidenta-ukrayini-z-golovoyu-82489).</text:p>
      <text:p text:style-name="P4">
It is noted that <text:a xlink:type="simple" xlink:href="https://www.ukrinform.ua/tag-zelenskij" text:style-name="Internet_20_link" text:visited-style-name="Visited_20_Internet_20_Link">
</text:a>
Informing the Chinese side about the implementation of the global humanitarian program "Grain Zinvraina". During the conversation, the parties expressed joint support for the necessary implementation and continuation of the Black Sea Grain Initiative.</text:p>
      <text:p text:style-name="P4">
Zelensky emphasized Ukraine's readiness to remain guarantee of global food security. He also emphasized that Ukrainian ports are now exchanged by Russian aggression and blocked by the aggressor state, and with them-export paths.</text:p>
      <text:p text:style-name="P4">
<text:span text:style-name="T4">
 Read also: </text:span>
 <text:a xlink:type="simple" xlink:href="https://www.ukrinform.ua/rubric-economy/3701145-rosia-vkotre-zablokuvala-robotu-zernovogo-koridoru.html" text:style-name="Internet_20_link" text:visited-style-name="Visited_20_Internet_20_Link">
</text:a>
As reported by Ukrinform, on April 26 President of Ukraine <text:a xlink:type="simple" xlink:href="https://www.ukrinform.ua/rubric-polytics/3701129-rozmova-zelenskogo-ta-si-czinpina-detali.html" text:style-name="Internet_20_link" text:visited-style-name="Visited_20_Internet_20_Link">
</text:a>
. In particular, the heads of state discussed topical issues of two relations.</text:p>
      <text:p text:style-name="P4">
<text:span text:style-name="T5">
Foto: Minagro</text:span>
</text:p>
      <text:p text:style-name="P4">
News Source: <text:a xlink:type="simple" xlink:href="https://www.ukrinform.ua/rubric-economy/3701148-kitaj-pidtrimav-neobhidnist-prodovzenna-zernovoi-ugodi-op.html" text:style-name="Internet_20_link" text:visited-style-name="Visited_20_Internet_20_Link">
https://www.ukrinform.ua/rubric-economy/3701148-kitaj-pidtrimav-neobhidnist-prodovzenna-zernovoi-ugodi-op.html</text:a>
</text:p>
      <!--NEWS-->
      <text:h text:style-name="P10" text:outline-level="1">
<text:span text:style-name="T4">
The Russians for a day fired the border of Chernihiv region</text:span>
</text:h>
      <text:p text:style-name="P4">
Authors: Ukrinform (Person)</text:p>
      <text:p text:style-name="P4">
Publisher: Укринформ (Organization)</text:p>
      <text:p text:style-name="P4">
Published Time: 2023-04-26T19:21:00+03:00</text:p>
      <text:p text:style-name="P4">
Modified Time: 2023-04-26T19:21:00+03:00</text:p>
      <text:p text:style-name="P4">
Description: As of 17:00 on April 26, Russian troops fired at the border of the Chernihiv region five times. - Ukrinform.</text:p>
      <text:p text:style-name="P4">
Images: ["<text:a xlink:type="simple" xlink:href="https://static.ukrinform.com/photos/2016_07/thumb_files/630_360_1469087094-3763.jpg" text:style-name="Internet_20_link" text:visited-style-name="Visited_20_Internet_20_Link">
630_360_14690...</text:a>
"]</text:p>
      <text:p text:style-name="P4">
Tags: ['Обстріл', 'Російські військові', 'Кордон', 'Чернігівщина', 'Міномет', 'Війна з росією']</text:p>
      <text:p text:style-name="P4">
Type: Article</text:p>
      <!--METADATA-->
      <text:p text:style-name="P4">
<draw:frame draw:style-name="fr1" draw:name="Image245" text:anchor-type="as-char" svg:width="6.9236in" svg:height="3.956343in" draw:z-index="0">
<draw:image xlink:href="../Images/yкринформ/2023-04-26T19-21-00-03-00/630_360_1469087094-3763.jpg" xlink:type="simple" xlink:show="embed" xlink:actuate="onLoad" draw:mime-type="image/jpeg"/>
</draw:frame>
As of 5:00 pm on April 26, the border guards were fired at the border of Chernihiv as of 17:00.</text:p>
      <text:p text:style-name="P4">
According to Ukrinform, the North Operational Command reports in <text:a xlink:type="simple" xlink:href="https://t.me/ok_pivnich1/2095" text:style-name="Internet_20_link" text:visited-style-name="Visited_20_Internet_20_Link">
</text:a>
In the area of Yanzhulivka village from 10:58 to 11:38, Russians released three mines, probably 120 mm mortar.</text:p>
      <text:p text:style-name="P4">
In the area of the village of Medvedivka from 10:45 to 11:36 the aggressor released two mines, probably from120 millimeter mortar.</text:p>
      <text:p text:style-name="P4">
Also from 11:56 to 12:50 the Russians again fired at the Medvedovka area, probably from 120 mm mortar, releasing six mines.</text:p>
      <text:p text:style-name="P4">
<text:span text:style-name="T4">
 Read also: </text:span>
 <text:a xlink:type="simple" xlink:href="https://www.ukrinform.ua/rubric-ato/3701136-na-zaporizzi-vnaslidok-rosijskogo-obstrilu-zaginuv-colovik.html" text:style-name="Internet_20_link" text:visited-style-name="Visited_20_Internet_20_Link">
<text:span text:style-name="T4">
 firing </text:span>
</text:a>
In the area of the village of Zarichya from 13:30 to 14:00, the enemy released six shells, probably of artillery.</text:p>
      <text:p text:style-name="P4">
In the area of the village of Karpovichi from 14:40 to 14:54 17 hits were recorded, probably with 82 mm mortar.</text:p>
      <text:p text:style-name="P4">
Information on losses among the local population or damage to civil infrastructure was not received.</text:p>
      <text:p text:style-name="P4">
<text:span text:style-name="T4">
 Read also: </text:span>
 <text:a xlink:type="simple" xlink:href="https://www.ukrinform.ua/rubric-ato/3701100-nepodalik-hersona-zaznav-poranen-italijskij-zurnalist-la-repubblica.html" text:style-name="Internet_20_link" text:visited-style-name="Visited_20_Internet_20_Link">
</text:a>
As reported by Ukrinform, <text:a xlink:type="simple" xlink:href="https://www.ukrinform.ua/rubric-regions/3700767-rosiani-vnoci-12-raziv-obstrilali-prikordonna-cernigivsini-i-sumsini.html" text:style-name="Internet_20_link" text:visited-style-name="Visited_20_Internet_20_Link">
</text:a>
In the morning of April 26 <text:a xlink:type="simple" xlink:href="https://www.ukrinform.ua/tag-obstril" text:style-name="Internet_20_link" text:visited-style-name="Visited_20_Internet_20_Link">
</text:a>
The border of Sumy and Chernihiv regions, using artillery, mortars, rocket launchers and helicopters.</text:p>
      <text:p text:style-name="P4">
News Source: <text:a xlink:type="simple" xlink:href="https://www.ukrinform.ua/rubric-ato/3701151-rosiani-za-den-pat-raziv-obstrilali-prikordonna-cernigivsini.html" text:style-name="Internet_20_link" text:visited-style-name="Visited_20_Internet_20_Link">
https://www.ukrinform.ua/rubric-ato/3701151-rosiani-za-den-pat-raziv-obstrilali-prikordonna-cernigivsini.html</text:a>
</text:p>
      <!--NEWS-->
      <text:h text:style-name="P10" text:outline-level="1">
<text:span text:style-name="T4">
The return of Ukraine to the borders of 1991 corresponds to the UN Statute - Zelensky in conversation with SI</text:span>
</text:h>
      <text:p text:style-name="P4">
Authors: Ukrinform (Person)</text:p>
      <text:p text:style-name="P4">
Publisher: Укринформ (Organization)</text:p>
      <text:p text:style-name="P4">
Published Time: 2023-04-26T19:24:00+03:00</text:p>
      <text:p text:style-name="P4">
Modified Time: 2023-04-26T19:24:00+03:00</text:p>
      <text:p text:style-name="P4">
Description: The restoration of Ukraine in the borders of 1991 is fully consistent with the goals and principles of the UN Charter. - Ukrinform.</text:p>
      <text:p text:style-name="P4">
Images: ["<text:a xlink:type="simple" xlink:href="https://static.ukrinform.com/photos/2022_08/thumb_files/630_360_1659364801-589.jpeg" text:style-name="Internet_20_link" text:visited-style-name="Visited_20_Internet_20_Link">
630_360_16593...</text:a>
"]</text:p>
      <text:p text:style-name="P4">
Tags: ['Сі Цзіньпін', 'Україна', 'Зеленський', 'Війна з росією']</text:p>
      <text:p text:style-name="P4">
Type: Article</text:p>
      <!--METADATA-->
      <text:p text:style-name="P4">
<draw:frame draw:style-name="fr1" draw:name="Image246" text:anchor-type="as-char" svg:width="6.9236in" svg:height="3.956343in" draw:z-index="0">
<draw:image xlink:href="../Images/yкринформ/2023-04-26T19-24-00-03-00/630_360_1659364801-589.jpeg" xlink:type="simple" xlink:show="embed" xlink:actuate="onLoad" draw:mime-type="image/jpeg"/>
</draw:frame>
The restoration of Ukraine in the borders of 1991 is fully consistent with the goals and principles of the UN status.</text:p>
      <text:p text:style-name="P4">
This was emphasized by President of Ukraine Volodymyr Zelensky during a telephone conversation with the head of the People's Republic of China, Xi Jinping, reports Ukrinform with reference to <text:a xlink:type="simple" xlink:href="http://www.president.gov.ua/news/vidbulasya-telefonna-rozmova-prezidenta-ukrayini-z-golovoyu-82489" text:style-name="Internet_20_link" text:visited-style-name="Visited_20_Internet_20_Link">
</text:a>
The Internet representation of the President of Ukraine.</text:p>
      <text:p text:style-name="P4">
"We did not start this war, but we have to restore the sovereignty and territoriality of our country. Within the internationally recognized borders of 1991.Gelashing Crimea. This fully meets the goals and principles of the UN Charter," Zelensky said.</text:p>
      <text:p text:style-name="P4">
It is noted that the President of Ukraine also informed the Chinese head about the situation on the front, emphasizing that it is complicated, but Ukrainians will now wipe their land and do it in the future.</text:p>
      <text:p text:style-name="P4">
<text:span text:style-name="T4">
 Read also: </text:span>
 <text:a xlink:type="simple" xlink:href="https://www.ukrinform.ua/rubric-ato/3701142-rosia-vikrala-20-tisac-ukrainskih-ditej-zelenskij-u-rozmovi-z-si.html" text:style-name="Internet_20_link" text:visited-style-name="Visited_20_Internet_20_Link">
<text:span text:style-name="T4">
 Zelensky </text:span>
</text:a>
As reported by Ukrinform, on April 26 President of Ukraine Volodymyr Zelenskyy <text:a xlink:type="simple" xlink:href="https://www.ukrinform.ua/rubric-polytics/3700965-zelenskij-pogovoriv-z-si-czinpinom.html" text:style-name="Internet_20_link" text:visited-style-name="Visited_20_Internet_20_Link">
</text:a>
with the leader of the People's Republic of Chinese(China)Xi Jinping. In particular, the heads of states discussed topical issues of bilateral relations.</text:p>
      <text:p text:style-name="P4">
<text:span text:style-name="T5">
Foto: op</text:span>
</text:p>
      <text:p text:style-name="P4">
News Source: <text:a xlink:type="simple" xlink:href="https://www.ukrinform.ua/rubric-polytics/3701154-povernenna-ukraini-do-kordoniv-1991-roku-vidpovidae-statutu-oon-zelenskij-u-rozmovi-z-si.html" text:style-name="Internet_20_link" text:visited-style-name="Visited_20_Internet_20_Link">
https://www.ukrinform.ua/rubric-polytics/3701154-povernenna-ukraini-do-kordoniv-1991-roku-vidpovidae-statutu-oon-zelenskij-u-rozmovi-z-si.html</text:a>
</text:p>
      <!--NEWS-->
      <text:h text:style-name="P10" text:outline-level="1">
<text:span text:style-name="T4">
Ukraine has the support of both houses of the Italian Parliament - Shmigal</text:span>
</text:h>
      <text:p text:style-name="P4">
Authors: Ukrinform (Person)</text:p>
      <text:p text:style-name="P4">
Publisher: Укринформ (Organization)</text:p>
      <text:p text:style-name="P4">
Published Time: 2023-04-26T19:43:00+03:00</text:p>
      <text:p text:style-name="P4">
Modified Time: 2023-04-26T19:43:00+03:00</text:p>
      <text:p text:style-name="P4">
Description: Prime Minister Denis Shmigal said Ukraine has the undeniable support of both houses of the Italian Parliament. - Ukrinform.</text:p>
      <text:p text:style-name="P4">
Images: ["<text:a xlink:type="simple" xlink:href="https://static.ukrinform.com/photos/2023_04/thumb_files/630_360_1682533148-339.jpg" text:style-name="Internet_20_link" text:visited-style-name="Visited_20_Internet_20_Link">
630_360_16825...</text:a>
", "<text:a xlink:type="simple" xlink:href="https://static.ukrinform.com/photos/2023_04/1682533193-812.jpg" text:style-name="Internet_20_link" text:visited-style-name="Visited_20_Internet_20_Link">
1682533193-81...</text:a>
"]</text:p>
      <text:p text:style-name="P4">
Tags: ['Італія', 'Парламент', 'Шмигаль']</text:p>
      <text:p text:style-name="P4">
Type: Article</text:p>
      <!--METADATA-->
      <text:p text:style-name="P4">
<draw:frame draw:style-name="fr1" draw:name="Image247" text:anchor-type="as-char" svg:width="6.9236in" svg:height="3.956343in" draw:z-index="0">
<draw:image xlink:href="../Images/yкринформ/2023-04-26T19-43-00-03-00/630_360_1682533148-339.jpg" xlink:type="simple" xlink:show="embed" xlink:actuate="onLoad" draw:mime-type="image/jpeg"/>
</draw:frame>
Prime Minister Denis Shmigal said Ukraine has the undeniable support of both Palatitalian Parliament.</text:p>
      <text:p text:style-name="P4">
As Ukrinform reports, Shmigal wrote in <text:a xlink:type="simple" xlink:href="https://t.me/Denys_Smyhal/5102" text:style-name="Internet_20_link" text:visited-style-name="Visited_20_Internet_20_Link">
</text:a>
.</text:p>
      <text:p text:style-name="P4">
_ <text:span text:style-name="T4">
 Video </text:span>
: <text:a xlink:type="simple" xlink:href="https://t.me/Denys_Smyhal/5102" text:style-name="Internet_20_link" text:visited-style-name="Visited_20_Internet_20_Link">
</text:a>
_</text:p>
      <text:p text:style-name="P4">
"He met with the leadership of the Italian Parliament. We have unconditional support of both chambers," - said <text:a xlink:type="simple" xlink:href="https://www.ukrinform.ua/tag-smigal" text:style-name="Internet_20_link" text:visited-style-name="Visited_20_Internet_20_Link">
</text:a>
.</text:p>
      <text:p text:style-name="P4">
In a conversation with the chairman of the Senate, Inyani La Rousse, the Prime Minister discussed the recognition of the famous genocide of the Ukrainian people.</text:p>
      <text:p text:style-name="P4">
"The corresponding bill is already being prepared. Our Italian partners are conscious that the Holodomor is one of the worst crimes that should not be repeated," Shmigal stressed.</text:p>
      <text:p text:style-name="P4">
<draw:frame draw:style-name="fr1" draw:name="Image248" text:anchor-type="as-char" svg:width="6.9236in" svg:height="4.384947in" draw:z-index="0">
<draw:image xlink:href="../Images/yкринформ/2023-04-26T19-43-00-03-00/1682533193-812.jpg" xlink:type="simple" xlink:show="embed" xlink:actuate="onLoad" draw:mime-type="image/jpeg"/>
</draw:frame>
With the chairman of the House of Deputies of Italy, Lorenzo Fountain, the Ukrainian Premiere has agreed the issue of economic restoration of Ukraine.</text:p>
      <text:p text:style-name="P4">
<text:span text:style-name="T4">
 Read also: </text:span>
 <text:a xlink:type="simple" xlink:href="https://www.ukrinform.ua/rubric-vidbudova/3701141-smigal-rozpoviv-aki-vazlivi-ugodi-planuut-pidpisati-u-rimi.html" text:style-name="Internet_20_link" text:visited-style-name="Visited_20_Internet_20_Link">
<text:span text:style-name="T4">
 Shmigal </text:span>
</text:a>
"He received assurances of supporting the Chamber of Ukraine in the EU, the formula of the Peaceful President of Ukraine and the recognition of the Holodomor with genocide. Thankful to the Parliament of Italy, the decision -making aimed at supporting Ukraine in the struggle for freedom of yocracy," Smigal summed up.</text:p>
      <text:p text:style-name="P4">
As reported by Ukrinform, Shmigal is in Italy to participate in a bilateral conference on the restoration of Ukraine.</text:p>
      <text:p text:style-name="P4">
<text:span text:style-name="T5">
Foto: Denis Shmigal, telegram</text:span>
</text:p>
      <text:p text:style-name="P4">
News Source: <text:a xlink:type="simple" xlink:href="https://www.ukrinform.ua/rubric-polytics/3701160-ukraina-mae-pidtrimku-oboh-palat-italijskogo-parlamentu-smigal.html" text:style-name="Internet_20_link" text:visited-style-name="Visited_20_Internet_20_Link">
https://www.ukrinform.ua/rubric-polytics/3701160-ukraina-mae-pidtrimku-oboh-palat-italijskogo-parlamentu-smigal.html</text:a>
</text:p>
      <!--NEWS-->
      <text:h text:style-name="P10" text:outline-level="1">
<text:span text:style-name="T4">
France will help to turn the alienation zone into a scientific hub - Mindovquil</text:span>
</text:h>
      <text:p text:style-name="P4">
Authors: Ukrinform (Person)</text:p>
      <text:p text:style-name="P4">
Publisher: Укринформ (Organization)</text:p>
      <text:p text:style-name="P4">
Published Time: 2023-04-26T19:43:42+03:00</text:p>
      <text:p text:style-name="P4">
Modified Time: 2023-04-26T19:43:42+03:00</text:p>
      <text:p text:style-name="P4">
Description: France will help Ukraine in the modernization of the Chernobyl exclusion zone to transform it into a scientific hub. - Ukrinform.</text:p>
      <text:p text:style-name="P4">
Images: ["<text:a xlink:type="simple" xlink:href="https://static.ukrinform.com/photos/2023_04/thumb_files/630_360_1681579707-395.jpg" text:style-name="Internet_20_link" text:visited-style-name="Visited_20_Internet_20_Link">
630_360_16815...</text:a>
"]</text:p>
      <text:p text:style-name="P4">
Tags: ['ЧАЕС', 'Франція', 'Міндовкілля']</text:p>
      <text:p text:style-name="P4">
Type: Article</text:p>
      <!--METADATA-->
      <text:p text:style-name="P4">
<draw:frame draw:style-name="fr1" draw:name="Image249" text:anchor-type="as-char" svg:width="6.9236in" svg:height="3.956343in" draw:z-index="0">
<draw:image xlink:href="../Images/yкринформ/2023-04-26T19-43-42-03-00/630_360_1681579707-395.jpg" xlink:type="simple" xlink:show="embed" xlink:actuate="onLoad" draw:mime-type="image/jpeg"/>
</draw:frame>
France will help Ukraine in the modernization of the Chernobyl exclusion zone to transform it into a scientific hub.</text:p>
      <text:p text:style-name="P4">
According to Ukrinform, the Minister of Environmental Protection and Natural Resources Ruslan Streach said during his visit to the Chernobyl Exclusion Zone.</text:p>
      <text:p text:style-name="P4">
“Recently, while participating in the UN Conference, I had a meeting with the French Ministers' Member. We agreed with him that <text:a xlink:type="simple" xlink:href="https://www.ukrinform.ua/tag-francia" text:style-name="Internet_20_link" text:visited-style-name="Visited_20_Internet_20_Link">
</text:a>
It will help in building a scientific hub in the territory of the exclusion zone. Therefore, I am sure that right now, just during the war and at that time, when the fact of a violation of the peaceful atom that has been resting for many years, we can do research that is nowhere to be conducted in the world It is impossible, ”the shooter said.</text:p>
      <text:p text:style-name="P4">
According to him, the invasion of the Russians gave impetus to continue the study of the "peaceful atom" and the transformation of the Chornobyl zone into a scientific hub.</text:p>
      <text:p text:style-name="P4">
“I invite everyone to come here and understand that it is an area where the future can build. I dream that there is a scientific hub in the exclusion zone. This task I set a year ago, and today a large work continues, ”the shooter added.</text:p>
      <text:p text:style-name="P4">
<text:span text:style-name="T4">
 Read also: </text:span>
 <text:a xlink:type="simple" xlink:href="https://www.ukrinform.ua/rubric-economy/3701112-na-vidnovlenna-zoni-vidcuzenna-cogoric-vitratat-blizko-15-miljoniv.html" text:style-name="Internet_20_link" text:visited-style-name="Visited_20_Internet_20_Link">
</text:a>
It was reported that the Chernobyl exclusion zone was in the occupation of the Russian Federation from March 24 to March 31, 2022.</text:p>
      <text:p text:style-name="P4">
News Source: <text:a xlink:type="simple" xlink:href="https://www.ukrinform.ua/rubric-economy/3701158-francia-dopomoze-peretvoriti-zonu-vidcuzenna-na-naukovij-hab-mindovkilla.html" text:style-name="Internet_20_link" text:visited-style-name="Visited_20_Internet_20_Link">
https://www.ukrinform.ua/rubric-economy/3701158-francia-dopomoze-peretvoriti-zonu-vidcuzenna-na-naukovij-hab-mindovkilla.html</text:a>
</text:p>
      <!--NEWS-->
      <text:h text:style-name="P10" text:outline-level="1">
<text:span text:style-name="T4">
Ukrainian Youth won by Bolits in Hungarians at the U18 World Cup with Hockey</text:span>
</text:h>
      <text:p text:style-name="P4">
Authors: Ukrinform (Person)</text:p>
      <text:p text:style-name="P4">
Publisher: Укринформ (Organization)</text:p>
      <text:p text:style-name="P4">
Published Time: 2023-04-26T19:48:17+03:00</text:p>
      <text:p text:style-name="P4">
Modified Time: 2023-04-26T19:48:17+03:00</text:p>
      <text:p text:style-name="P4">
Description: In the French Angez, with the participation of the national team of Ukraine, the Youth Championship of Hockey in the IA Division (players under 18 years) is ongoing. - Ukrinform.</text:p>
      <text:p text:style-name="P4">
Images: ["<text:a xlink:type="simple" xlink:href="https://static.ukrinform.com/photos/2023_04/thumb_files/630_360_1682527655-333.jpg" text:style-name="Internet_20_link" text:visited-style-name="Visited_20_Internet_20_Link">
630_360_16825...</text:a>
"]</text:p>
      <text:p text:style-name="P4">
Tags: ['Чемпіонат світу', 'хокей', 'Збірна України', 'Молодь']</text:p>
      <text:p text:style-name="P4">
Type: Article</text:p>
      <!--METADATA-->
      <text:p text:style-name="P4">
<draw:frame draw:style-name="fr1" draw:name="Image250" text:anchor-type="as-char" svg:width="6.9236in" svg:height="3.956343in" draw:z-index="0">
<draw:image xlink:href="../Images/yкринформ/2023-04-26T19-48-17-03-00/630_360_1682527655-333.jpg" xlink:type="simple" xlink:show="embed" xlink:actuate="onLoad" draw:mime-type="image/jpeg"/>
</draw:frame>
The Ufartzu Ango with the participation of the national team of Ukraine continues the World Hockey Championship in the IA Division(Players up to 18 years old).</text:p>
      <text:p text:style-name="P4">
У третьому турі «синьо-жовті» вирвали перемогу в серії післяматчевих булітів укоманди Угорщини - 3:2 (0:1, 1:1, 1:0, 0:0, 1:0), reports Ukrinform.</text:p>
      <text:p text:style-name="P4">
Tournament position: Denmark - 6 points(After 3 games), Kazakhstan - 6(3), Ukraine - 4(3), Hungary - 4(3), Japan - 3(2), France - 1(2).</text:p>
      <text:p text:style-name="P4">
<text:span text:style-name="T4">
Читайте також:</text:span>
 <text:a xlink:type="simple" xlink:href="https://www.ukrinform.ua/rubric-sports/3700793-zbirna-ukraini-u18-dozaavila-na-cempionat-svitu-dvoh-hokeistiv.html" text:style-name="Internet_20_link" text:visited-style-name="Visited_20_Internet_20_Link">
 </text:a>
On April 27, the national team of Ukraine will conduct the fourth match at the 2023 World Cup from Kazakhstan.</text:p>
      <text:p text:style-name="P4">
Photo: FHU.</text:p>
      <text:p text:style-name="P4">
News Source: <text:a xlink:type="simple" xlink:href="https://www.ukrinform.ua/rubric-sports/3701161-ukrainska-molodizka-vigrala-po-bulitah-v-ugorciv-na-cempionati-svitu-u18-z-hokeu.html" text:style-name="Internet_20_link" text:visited-style-name="Visited_20_Internet_20_Link">
https://www.ukrinform.ua/rubric-sports/3701161-ukrainska-molodizka-vigrala-po-bulitah-v-ugorciv-na-cempionati-svitu-u18-z-hokeu.html</text:a>
</text:p>
      <!--NEWS-->
      <text:h text:style-name="P10" text:outline-level="1">
<text:span text:style-name="T4">
Kherson airport is cleared of the remains of equipment, fragments of structures and shells</text:span>
</text:h>
      <text:p text:style-name="P4">
Authors: Ukrinform (Person)</text:p>
      <text:p text:style-name="P4">
Publisher: Укринформ (Organization)</text:p>
      <text:p text:style-name="P4">
Published Time: 2023-04-26T19:50:21+03:00</text:p>
      <text:p text:style-name="P4">
Modified Time: 2023-04-26T19:50:21+03:00</text:p>
      <text:p text:style-name="P4">
Description: The territory of Kherson Airport is cleared of the remains of equipment, fragments of structures and shells, but its reconstruction will take place after the release of the Left Bank of Kherson region. - Ukrinform.</text:p>
      <text:p text:style-name="P4">
Images: ["<text:a xlink:type="simple" xlink:href="https://static.ukrinform.com/photos/2023_04/thumb_files/630_360_1682527671-454.jpg" text:style-name="Internet_20_link" text:visited-style-name="Visited_20_Internet_20_Link">
630_360_16825...</text:a>
"]</text:p>
      <text:p text:style-name="P4">
Tags: ['Аеропорт', 'Херсон', 'Ремонт']</text:p>
      <text:p text:style-name="P4">
Type: Article</text:p>
      <!--METADATA-->
      <text:p text:style-name="P4">
<draw:frame draw:style-name="fr1" draw:name="Image251" text:anchor-type="as-char" svg:width="6.9236in" svg:height="3.956343in" draw:z-index="0">
<draw:image xlink:href="../Images/yкринформ/2023-04-26T19-50-21-03-00/630_360_1682527671-454.jpg" xlink:type="simple" xlink:show="embed" xlink:actuate="onLoad" draw:mime-type="image/jpeg"/>
</draw:frame>
The territory of Kherson is cleared of the remnants of equipment, fragments of trims, but its reconstruction will take place after the release of the Left Bank.</text:p>
      <text:p text:style-name="P4">
As Ukrinform reports, it reports <text:a xlink:type="simple" xlink:href="http://t.me/khersonskaODA/5382" text:style-name="Internet_20_link" text:visited-style-name="Visited_20_Internet_20_Link">
</text:a>
.</text:p>
      <text:p text:style-name="P4">
“Currently, work on clearing the territory of the airport from the remnants of equipment, fragments of structures and shells, and other garbage has been started. Also, workers disassemble the destroyed airport building, ”the message reads.</text:p>
      <text:p text:style-name="P4">
As it is noted, it is not yet possible to start repair work due to intensive driver and constant enemy shelling. Therefore, the reconstruction is planned for the release of the Left Bank of Kherson region.</text:p>
      <text:p text:style-name="P4">
Ova also reported that there was now a call on the destroyed terminal with a call to exclude Russia from the UN warehouse.</text:p>
      <text:p text:style-name="P4">
As recalled in Ova, in 2021 at the Kherson airport almost completed reconstruction of the runway of the airport, they also had to install a modern navigation system. The airport has already been preparing to accept new flights.</text:p>
      <text:p text:style-name="P4">
Everything has changed the full -scale invasion of Russia. The enemy has transformed the airport of the Naugian base, and the airport became one of the iconic symbols of the struggle of the Ukrainian people.</text:p>
      <text:p text:style-name="P4">
Due to the fighting, the airport was completely destroyed, the renovated runway was damaged, the platform, and the Russians stole navigation and airfields.</text:p>
      <text:p text:style-name="P4">
<text:span text:style-name="T4">
 Read also: </text:span>
 <text:a xlink:type="simple" xlink:href="https://www.ukrinform.ua/rubric-vidbudova/3701094-smigal-pro-konferenciu-u-rimi-maemo-spilnu-zacikavlenist-v-realizacii-proektiv-vidbudovi.html" text:style-name="Internet_20_link" text:visited-style-name="Visited_20_Internet_20_Link">
</text:a>
As <text:a xlink:type="simple" xlink:href="https://www.ukrinform.ua/rubric-regions/3626264-u-socmerezi-viklali-video-zi-zrujnovanogo-aeroportu-herson.html" text:style-name="Internet_20_link" text:visited-style-name="Visited_20_Internet_20_Link">
 </text:a>
Ukrinform, a video from the destroyed airport "Kherson" was published in social networks.</text:p>
      <text:p text:style-name="P4">
Kherson Airport is one of the first to be reconstructed under the Great Construction Program as part of the development of regional airports. Its reconstruction has been reconstruction since September 20, 2021.</text:p>
      <text:p text:style-name="P4">
After reconstruction, the length of the runway had to increase to <text:a xlink:type="simple" xlink:href="https://www.ukrinform.ua/tag-aeroport" text:style-name="Internet_20_link" text:visited-style-name="Visited_20_Internet_20_Link">
</text:a>
Kherson could take Boeing 737-800/900 and Airbus A321. The airport also continued the construction of light -signal and navigation systems. The program of development of the airplane has reconstructed the reconstruction of the airport complex and the construction of new passenger and freight terminals.</text:p>
      <text:p text:style-name="P4">
News Source: <text:a xlink:type="simple" xlink:href="https://www.ukrinform.ua/rubric-regions/3701162-teritoriu-aeroportu-herson-rozcisaut-vid-zaliskiv-tehniki-ulamkiv-konstrukcij-i-snaradiv.html" text:style-name="Internet_20_link" text:visited-style-name="Visited_20_Internet_20_Link">
https://www.ukrinform.ua/rubric-regions/3701162-teritoriu-aeroportu-herson-rozcisaut-vid-zaliskiv-tehniki-ulamkiv-konstrukcij-i-snaradiv.html</text:a>
</text:p>
      <!--NEWS-->
      <text:h text:style-name="P10" text:outline-level="1">
<text:span text:style-name="T4">
OP named the most promising issue in cooperation of Ukraine and China</text:span>
</text:h>
      <text:p text:style-name="P4">
Authors: Ukrinform (Person)</text:p>
      <text:p text:style-name="P4">
Publisher: Укринформ (Organization)</text:p>
      <text:p text:style-name="P4">
Published Time: 2023-04-26T19:54:34+03:00</text:p>
      <text:p text:style-name="P4">
Modified Time: 2023-04-26T19:54:34+03:00</text:p>
      <text:p text:style-name="P4">
Description: Presidential Presidential Sergey Nikiforov called nuclear security issues the most promising topic of further cooperation between Ukraine and China. - Ukrinform.</text:p>
      <text:p text:style-name="P4">
Images: ["<text:a xlink:type="simple" xlink:href="https://static.ukrinform.com/photos/2023_04/thumb_files/630_360_1682527993-525.jpg" text:style-name="Internet_20_link" text:visited-style-name="Visited_20_Internet_20_Link">
630_360_16825...</text:a>
"]</text:p>
      <text:p text:style-name="P4">
Tags: ['Китай', 'Україна', 'Ядерна безпека']</text:p>
      <text:p text:style-name="P4">
Type: Article</text:p>
      <!--METADATA-->
      <text:p text:style-name="P4">
<draw:frame draw:style-name="fr1" draw:name="Image252" text:anchor-type="as-char" svg:width="6.9236in" svg:height="3.956343in" draw:z-index="0">
<draw:image xlink:href="../Images/yкринформ/2023-04-26T19-54-34-03-00/630_360_1682527993-525.jpg" xlink:type="simple" xlink:show="embed" xlink:actuate="onLoad" draw:mime-type="image/jpeg"/>
</draw:frame>
Presidential Presidential Sergey Nikiforov called nuclear security the most promising topic of further cooperation between Ukraine and China.</text:p>
      <text:p text:style-name="P4">
He said this on the broadcast of the only news, reports correspondent.</text:p>
      <text:p text:style-name="P4">
"Our positions coincide about nuclear issues. That is, with the fact that nuclear weapons can be threatened, we agree both of us and China. What cannot be threatened with nuclear security is also agreed by both we and <text:a xlink:type="simple" xlink:href="https://www.ukrinform.ua/tag-kitaj" text:style-name="Internet_20_link" text:visited-style-name="Visited_20_Internet_20_Link">
</text:a>
. It is gratifying that China spoke of this in the same way as a participant in the Budapest Memorandum. This is the most promising topic for our further cooperation, "Nikiforov said.</text:p>
      <text:p text:style-name="P4">
<text:span text:style-name="T4">
 Read also: </text:span>
 <text:a xlink:type="simple" xlink:href="https://www.ukrinform.ua/rubric-world/3701138-kitaj-ne-vvazae-adernou-eskalacieu-britanski-snaradi-zi-zbidnenim-uranom-dla-ukraini.html" text:style-name="Internet_20_link" text:visited-style-name="Visited_20_Internet_20_Link">
<text:span text:style-name="T4">
 China </text:span>
</text:a>
As reported by Ukrinform, on April 26 President of Ukraine Volodymyr Zelenskyy <text:a xlink:type="simple" xlink:href="https://www.ukrinform.ua/rubric-polytics/3701129-rozmova-zelenskogo-ta-si-czinpina-detali.html" text:style-name="Internet_20_link" text:visited-style-name="Visited_20_Internet_20_Link">
</text:a>
. In particular, the heads of state discussed topical issues of two relations.</text:p>
      <text:p text:style-name="P4">
<text:span text:style-name="T5">
Foto: guangzhou.mfa.gov.ua</text:span>
</text:p>
      <text:p text:style-name="P4">
News Source: <text:a xlink:type="simple" xlink:href="https://www.ukrinform.ua/rubric-polytics/3701163-v-op-nazvali-najbils-perspektivne-pitanna-u-spivpraci-ukraini-i-kitau.html" text:style-name="Internet_20_link" text:visited-style-name="Visited_20_Internet_20_Link">
https://www.ukrinform.ua/rubric-polytics/3701163-v-op-nazvali-najbils-perspektivne-pitanna-u-spivpraci-ukraini-i-kitau.html</text:a>
</text:p>
      <!--NEWS-->
      <text:h text:style-name="P10" text:outline-level="1">
<text:span text:style-name="T4">
As a result of Russian aggression in Ukraine, more than 10,000 civilians were killed - Kostin</text:span>
</text:h>
      <text:p text:style-name="P4">
Authors: Ukrinform (Person)</text:p>
      <text:p text:style-name="P4">
Publisher: Укринформ (Organization)</text:p>
      <text:p text:style-name="P4">
Published Time: 2023-04-26T20:03:36+03:00</text:p>
      <text:p text:style-name="P4">
Modified Time: 2023-04-26T20:03:36+03:00</text:p>
      <text:p text:style-name="P4">
Description: Currently, more than 80,000 military crimes committed by the Russian Federation in Ukraine have been recorded. - Ukrinform.</text:p>
      <text:p text:style-name="P4">
Images: ["<text:a xlink:type="simple" xlink:href="https://static.ukrinform.com/photos/2022_04/thumb_files/630_360_1648943848-385.jpg" text:style-name="Internet_20_link" text:visited-style-name="Visited_20_Internet_20_Link">
630_360_16489...</text:a>
", "<text:a xlink:type="simple" xlink:href="https://static.ukrinform.com/photos/2023_04/1682528360-916.jpg" text:style-name="Internet_20_link" text:visited-style-name="Visited_20_Internet_20_Link">
1682528360-91...</text:a>
"]</text:p>
      <text:p text:style-name="P4">
Tags: ['Європарламент', 'Воєнні злочини', 'Офіс генпрокурора', 'Андрій Костін', 'Війна з росією']</text:p>
      <text:p text:style-name="P4">
Type: Article</text:p>
      <!--METADATA-->
      <text:p text:style-name="P4">
<draw:frame draw:style-name="fr1" draw:name="Image253" text:anchor-type="as-char" svg:width="6.9236in" svg:height="3.956343in" draw:z-index="0">
<draw:image xlink:href="../Images/yкринформ/2023-04-26T20-03-36-03-00/630_360_1648943848-385.jpg" xlink:type="simple" xlink:show="embed" xlink:actuate="onLoad" draw:mime-type="image/jpeg"/>
</draw:frame>
More than 80,000 war crimes committed in Ukraine have been reported.</text:p>
      <text:p text:style-name="P4">
Such data were published by the Prosecutor General Andriy Kostin at the open hearing of the European Parliament for Civil Liberties, Justice of Tavnnny, Ukrinform, citing <text:a xlink:type="simple" xlink:href="https://www.facebook.com/pgo.gov.ua/posts/pfbid02C7omVmyzKYYEZw3CYi8rbidbCqVzrE6QiZdm1kCLZrUDpzenNqZmLRqntNND98mBl" text:style-name="Internet_20_link" text:visited-style-name="Visited_20_Internet_20_Link">
</text:a>
The Prosecutor General's Office.</text:p>
      <text:p text:style-name="P4">
<draw:frame draw:style-name="fr1" draw:name="Image254" text:anchor-type="as-char" svg:width="6.9236in" svg:height="4.615733in" draw:z-index="0">
<draw:image xlink:href="../Images/yкринформ/2023-04-26T20-03-36-03-00/1682528360-916.jpg" xlink:type="simple" xlink:show="embed" xlink:actuate="onLoad" draw:mime-type="image/jpeg"/>
</draw:frame>
<text:span text:style-name="T5">
Foto: Office Prosecutor, Facebook</text:span>
</text:p>
      <text:p text:style-name="P4">
"There are currently over 80,000 <text:a xlink:type="simple" xlink:href="https://www.ukrinform.ua/tag-vijskovi-zlocini" text:style-name="Internet_20_link" text:visited-style-name="Visited_20_Internet_20_Link">
</text:a>
, committed by the Russian Federation in Ukraine. More than 10,000 civilians were killed, more than 13,000 were injured, more than 98,000 civilian infrastructure objects were damaged or destroyed, "Kostin said.</text:p>
      <text:p text:style-name="P4">
<text:span text:style-name="T4">
 Read also: </text:span>
 <text:a xlink:type="simple" xlink:href="https://www.ukrinform.ua/rubric-ato/3698619-na-protivagu-zlocinam-rf-treba-stvoriti-merezu-vseosaznoi-vidpovidalnosti-za-nih-kostin.html" text:style-name="Internet_20_link" text:visited-style-name="Visited_20_Internet_20_Link">
<text:span text:style-name="T4">
 Kostin </text:span>
</text:a>
According to him, for a long time one of Ukraine's priorities will remain repairing the losses and destruction caused by Russia. The World Bank estimates $ 411 billion, the Prosecutor General added.</text:p>
      <text:p text:style-name="P4">
"We look forward to supporting the EU in creating a register of losses and further conservation in the search and arrest of assets related to the financing of aggression," -said Kostin.</text:p>
      <text:p text:style-name="P4">
He expressed gratitude for his strong position, support and practical steps to create an International Center for Pursuing Aggression Crimes(ICPA). Вінзбиратиме та координуватиме інформацію і докази проти лідерів, відповідальнихза планування, підготовку, початок або ведення цієї агресивної війни длямайбутніх судових процесів.</text:p>
      <text:p text:style-name="P4">
<text:span text:style-name="T4">
Читайте також:</text:span>
 <text:a xlink:type="simple" xlink:href="https://www.ukrinform.ua/rubric-ato/3700816-fbr-spivpracue-z-amerikanskimi-kompaniami-dla-zboru-dokaziv-voennih-zlociniv-v-ukraini.html" text:style-name="Internet_20_link" text:visited-style-name="Visited_20_Internet_20_Link">
 </text:a>
ICPA is scheduled to work since the end of June of this year(on the basis of European)."Ми вдячні всім державам і партнерам, які висловили готовність відрядитиекспертів і прокурорів до ICPA", - наголосив Костін.</text:p>
      <text:p text:style-name="P4">
Як повідомляв Укрінформ, Президент України <text:a xlink:type="simple" xlink:href="https://www.ukrinform.ua/rubric-ato/3701142-rosia-vikrala-20-tisac-ukrainskih-ditej-zelenskij-u-rozmovi-z-si.html" text:style-name="Internet_20_link" text:visited-style-name="Visited_20_Internet_20_Link">
</text:a>
The leader of the Chinese People's Republic(China)Xi Jinping that the Russian Federation abducted 20,000 Ukrainian children during the full -scale invasion.</text:p>
      <text:p text:style-name="P4">
News Source: <text:a xlink:type="simple" xlink:href="https://www.ukrinform.ua/rubric-ato/3701166-unaslidok-agresii-rf-v-ukraini-zaginuli-ponad-10-000-civilnih-kostin.html" text:style-name="Internet_20_link" text:visited-style-name="Visited_20_Internet_20_Link">
https://www.ukrinform.ua/rubric-ato/3701166-unaslidok-agresii-rf-v-ukraini-zaginuli-ponad-10-000-civilnih-kostin.html</text:a>
</text:p>
      <!--NEWS-->
      <text:h text:style-name="P10" text:outline-level="1">
<text:span text:style-name="T4">
Evacuation from Sudan: a plane with 64 Ukrainians landed at the airport of Poland</text:span>
</text:h>
      <text:p text:style-name="P4">
Authors: Ukrinform (Person)</text:p>
      <text:p text:style-name="P4">
Publisher: Укринформ (Organization)</text:p>
      <text:p text:style-name="P4">
Published Time: 2023-04-26T20:04:00+03:00</text:p>
      <text:p text:style-name="P4">
Modified Time: 2023-04-26T20:04:00+03:00</text:p>
      <text:p text:style-name="P4">
Description: A plane with 64 Ukrainians, evacuated from Sudan as a result of special operation, landed at the airport of Poland. - Ukrinform.</text:p>
      <text:p text:style-name="P4">
Images: ["<text:a xlink:type="simple" xlink:href="https://static.ukrinform.com/photos/2023_04/thumb_files/630_360_1682528537-913.jpg" text:style-name="Internet_20_link" text:visited-style-name="Visited_20_Internet_20_Link">
630_360_16825...</text:a>
"]</text:p>
      <text:p text:style-name="P4">
Tags: ['Евакуація', 'Розвідка', 'Судан']</text:p>
      <text:p text:style-name="P4">
Type: Article</text:p>
      <!--METADATA-->
      <text:p text:style-name="P4">
<draw:frame draw:style-name="fr1" draw:name="Image255" text:anchor-type="as-char" svg:width="6.9236in" svg:height="3.956343in" draw:z-index="0">
<draw:image xlink:href="../Images/yкринформ/2023-04-26T20-04-00-03-00/630_360_1682528537-913.jpg" xlink:type="simple" xlink:show="embed" xlink:actuate="onLoad" draw:mime-type="image/jpeg"/>
</draw:frame>
Poland's varoport landed a plane with 64 Ukrainians evacuated from Sudan as a special operation.</text:p>
      <text:p text:style-name="P4">
According to Ukrinform, the Main Directorate of Intelligence of the Ministry of Defense of Ukraine reports in <text:a xlink:type="simple" xlink:href="https://www.facebook.com/DefenceIntelligenceofUkraine/posts/pfbid02UTCqKvJsvqpXFmdXosYHy7NEGUA8eqGB4tmibmeG5VPzrKwy98JuqpapRgpqpjhBl" text:style-name="Internet_20_link" text:visited-style-name="Visited_20_Internet_20_Link">
</text:a>
.</text:p>
      <text:p text:style-name="P4">
"Внаслідок ретельно спланованої операції, здійсненої ГУР МО спільно з МЗС таОфісом Президента України, станом на 26 квітня 2023 року з охопленого бойовимидіями Судану вдалось врятувати уже 91 українця", - ідеться у повідомленні.</text:p>
      <text:p text:style-name="P4">
У межах операції українські воєнні розвідники та дипломати також допомоглизалишити Судан 51 іноземцю ― громадянам Грузії, Канади, Перу та ФедераціїСент-Кіттс і Невіс.</text:p>
      <text:p text:style-name="P4">
"Чартерний рейс із 64 українцями, які виявили бажання повернутись додому,щойно приземлились в аеропорту Польщі. Вже невдовзі врятовані співробітникамиГУР українці перетнуть український державний кордон", - зазначили в ГУР.</text:p>
      <text:p text:style-name="P4">
Евакуація із <text:a xlink:type="simple" xlink:href="https://www.ukrinform.ua/tag-sudan" text:style-name="Internet_20_link" text:visited-style-name="Visited_20_Internet_20_Link">
 </text:a>
continues. Ukrainians who will need to rescue because of the danger to life and health in Sudan, everyday assistance by official representatives of Ukraine.</text:p>
      <text:p text:style-name="P4">
<text:span text:style-name="T4">
 Read also: </text:span>
 <text:a xlink:type="simple" xlink:href="https://www.ukrinform.ua/rubric-world/3701051-britania-evakuuvala-301-osobu-z-sudanu.html" text:style-name="Internet_20_link" text:visited-style-name="Visited_20_Internet_20_Link">
<text:span text:style-name="T4">
 Sudan </text:span>
</text:a>
As reported by Ukrinform, on April 15, after several days of tension between the Army of the Suddan and the rapid response forces(RSF)In the Chartum, the explosions of the St. The dispute is concentrated around the proposed transition of the country of pre -trial rule.</text:p>
      <text:p text:style-name="P4">
The fighting in the country continues, a number of European countries make efforts to evacuate their own citizens from Sudan.</text:p>
      <text:p text:style-name="P4">
News Source: <text:a xlink:type="simple" xlink:href="https://www.ukrinform.ua/rubric-society/3701167-evakuacia-z-sudanu-v-aeroportu-polsi-prizemlivsa-litak-iz-64-ukraincami.html" text:style-name="Internet_20_link" text:visited-style-name="Visited_20_Internet_20_Link">
https://www.ukrinform.ua/rubric-society/3701167-evakuacia-z-sudanu-v-aeroportu-polsi-prizemlivsa-litak-iz-64-ukraincami.html</text:a>
</text:p>
      <!--NEWS-->
      <text:h text:style-name="P10" text:outline-level="1">
<text:span text:style-name="T4">
As a result of the shelling of the Antonov Bridge near Kherson, a civilian</text:span>
</text:h>
      <text:p text:style-name="P4">
Authors: Ukrinform (Person)</text:p>
      <text:p text:style-name="P4">
Publisher: Укринформ (Organization)</text:p>
      <text:p text:style-name="P4">
Published Time: 2023-04-26T20:06:00+03:00</text:p>
      <text:p text:style-name="P4">
Modified Time: 2023-04-26T20:06:00+03:00</text:p>
      <text:p text:style-name="P4">
Description: As a result of the hostile shelling of the Antonov Bridge in Kherson region, a journalist of a foreign publication was injured, and the civilian who accompanied him was also killed. - Ukrinform.</text:p>
      <text:p text:style-name="P4">
Images: ["<text:a xlink:type="simple" xlink:href="https://static.ukrinform.com/photos/2022_08/thumb_files/630_360_1661248935-794.jpg" text:style-name="Internet_20_link" text:visited-style-name="Visited_20_Internet_20_Link">
630_360_16612...</text:a>
"]</text:p>
      <text:p text:style-name="P4">
Tags: ['Херсонщина', 'Обстріл', 'Загибель']</text:p>
      <text:p text:style-name="P4">
Type: Article</text:p>
      <!--METADATA-->
      <text:p text:style-name="P4">
<draw:frame draw:style-name="fr1" draw:name="Image256" text:anchor-type="as-char" svg:width="6.9236in" svg:height="3.956343in" draw:z-index="0">
<draw:image xlink:href="../Images/yкринформ/2023-04-26T20-06-00-03-00/630_360_1661248935-794.jpg" xlink:type="simple" xlink:show="embed" xlink:actuate="onLoad" draw:mime-type="image/jpeg"/>
</draw:frame>
As a result of the expensive shelling of the Antonov Bridge in Kherson region, a journalist edition was injured, and the civilian who accompanied it was also killed.</text:p>
      <text:p text:style-name="P4">
As Ukrinform reports, it reports <text:a xlink:type="simple" xlink:href="https://www.facebook.com/pho.gov.ua/posts/pfbid02S1ZPq4RBqMJmeWnG6dgCqNeR1eAKi1om8Dx2wcES9EayJ63kbTueA2g8xQg5uKUml" text:style-name="Internet_20_link" text:visited-style-name="Visited_20_Internet_20_Link">
</text:a>
.</text:p>
      <text:p text:style-name="P4">
«За даними слідства, 26 квітня російські війська, вчергове порушуючи нормиміжнародного гуманітарного права, здійснили обстріл району Антонівського мостубіля Херсона. Внаслідок цього загинув цивільний чоловік», - йдеться уповідомленні.</text:p>
      <text:p text:style-name="P4">
Окрім того, вогнепальне поранення плеча отримав кореспондент іноземноговидання. Він працював над матеріалом про життя в місті, що тривалий час було вокупації, а тепер зазнає систематичних обстрілів з боку армії рф.</text:p>
      <text:p text:style-name="P4">
<text:span text:style-name="T4">
Читайте також:</text:span>
 <text:a xlink:type="simple" xlink:href="https://www.ukrinform.ua/rubric-ato/3701100-nepodalik-hersona-zaznav-poranen-italijskij-zurnalist-la-repubblica.html" text:style-name="Internet_20_link" text:visited-style-name="Visited_20_Internet_20_Link">
 <text:span text:style-name="T4">
Під</text:span>
 <text:span text:style-name="T4">
Херсоном</text:span>
 <text:span text:style-name="T4">
поранили</text:span>
 <text:span text:style-name="T4">
італійського</text:span>
<text:span text:style-name="T4">
журналіста</text:span>
 <text:span text:style-name="T4">
Repubblica</text:span>
 </text:a>
The correspondent was taken to the hospital where he is given a qualified media.</text:p>
      <text:p text:style-name="P4">
The necessary investigative actions are currently underway to record the next crime of the Russian Federation.</text:p>
      <text:p text:style-name="P4">
As for the deceased, as the agency informed in the Regional Prosecutor's Office, a citizen of Ukraine.</text:p>
      <text:p text:style-name="P4">
With the procedural guidance of the Kherson Regional Prosecutor's Office, a subsequent investigation into violation of laws and customs began <text:a xlink:type="simple" xlink:href="https://www.ukrinform.ua/tag-vijna" text:style-name="Internet_20_link" text:visited-style-name="Visited_20_Internet_20_Link">
</text:a>
 (Part 2 of Art. 438 of the Criminal Code of Ukraine).</text:p>
      <text:p text:style-name="P4">
Як повідомляв Укрінформ, росіяни сьогодні, 26 квітня, знову обстрілялиХерсонщину. Серед поранених <text:a xlink:type="simple" xlink:href="https://www.ukrinform.ua/rubric-ato/3701037-rosiani-znovu-obstrilala-hersonsinu-sered-postrazdalih-inozemnij-zurnalist.html" text:style-name="Internet_20_link" text:visited-style-name="Visited_20_Internet_20_Link">
 </text:a>
 .</text:p>
      <text:p text:style-name="P4">
News Source: <text:a xlink:type="simple" xlink:href="https://www.ukrinform.ua/rubric-ato/3701168-vnaslidok-obstrilu-antonivskogo-mostu-bila-hersona-zaginuv-civilnij.html" text:style-name="Internet_20_link" text:visited-style-name="Visited_20_Internet_20_Link">
https://www.ukrinform.ua/rubric-ato/3701168-vnaslidok-obstrilu-antonivskogo-mostu-bila-hersona-zaginuv-civilnij.html</text:a>
</text:p>
      <!--NEWS-->
      <text:h text:style-name="P10" text:outline-level="1">
<text:span text:style-name="T4">
Ukraine has already received € 23 million from the donor to restore the Chernobyl zone</text:span>
</text:h>
      <text:p text:style-name="P4">
Authors: Ukrinform (Person)</text:p>
      <text:p text:style-name="P4">
Publisher: Укринформ (Organization)</text:p>
      <text:p text:style-name="P4">
Published Time: 2023-04-26T20:08:00+03:00</text:p>
      <text:p text:style-name="P4">
Modified Time: 2023-04-26T20:08:00+03:00</text:p>
      <text:p text:style-name="P4">
Description: The financial assistance of international partners to restore the exclusion zone has already reached € 23 million. - Ukrinform.</text:p>
      <text:p text:style-name="P4">
Images: ["<text:a xlink:type="simple" xlink:href="https://static.ukrinform.com/photos/2021_06/thumb_files/630_360_1623255079-886.jpg" text:style-name="Internet_20_link" text:visited-style-name="Visited_20_Internet_20_Link">
630_360_16232...</text:a>
"]</text:p>
      <text:p text:style-name="P4">
Tags: ['Чорнобильська зона', 'Чорнобильська катастрофа', 'Відбудова']</text:p>
      <text:p text:style-name="P4">
Type: Article</text:p>
      <!--METADATA-->
      <text:p text:style-name="P4">
<draw:frame draw:style-name="fr1" draw:name="Image257" text:anchor-type="as-char" svg:width="6.9236in" svg:height="3.956343in" draw:z-index="0">
<draw:image xlink:href="../Images/yкринформ/2023-04-26T20-08-00-03-00/630_360_1623255079-886.jpg" xlink:type="simple" xlink:show="embed" xlink:actuate="onLoad" draw:mime-type="image/jpeg"/>
</draw:frame>
The financial assistance of international partners to restore the exclusion zone has already reached € 23 million.</text:p>
      <text:p text:style-name="P4">
Head of the State Agency of Ukraine, the head of the State Agency of Ukraine, Yevhen Kramarenko, said this in a comment to Ukrinform.</text:p>
      <text:p text:style-name="P4">
“Of the € 15 million previously allocated partners, € 2 million have already mastered. Also, the assistance of the exclusion zone was still filled for € 8 million. That is, we already have € 23 million from donors, ”Kramarenko said.</text:p>
      <text:p text:style-name="P4">
He stressed that the amount will increase as financial assistance is to come.</text:p>
      <text:p text:style-name="P4">
<text:span text:style-name="T4">
 Read also: </text:span>
 <text:a xlink:type="simple" xlink:href="https://www.ukrinform.ua/rubric-society/3700798-soczahist-i-likuvanna-cornobilciv-lubinec-rozpoviv-pro-rezultati-monitoringu.html" text:style-name="Internet_20_link" text:visited-style-name="Visited_20_Internet_20_Link">
<text:span text:style-name="T4">
 Chernobyl </text:span>
</text:a>
It was reported that 40 projects have already been developed to restore the exclusion zone, with about € 15 million in 2023.</text:p>
      <text:p text:style-name="P4">
The State Agency of Ukraine for Management of Exclusion Zone jointly by changing the environment and natural resources has developed a planning of the exclusion zone. The plan includes 9 points and is designed for € 225 million. It is not only to restore normal functioning, but to improve the work of the Chernobyl NPP and create a scientific hub in the exclusion zone.</text:p>
      <text:p text:style-name="P4">
News Source: <text:a xlink:type="simple" xlink:href="https://www.ukrinform.ua/rubric-vidbudova/3701172-ukraina-vze-otrimala-vid-donoriv-23-miljoni-na-vidnovlenna-cornobilskoi-zoni.html" text:style-name="Internet_20_link" text:visited-style-name="Visited_20_Internet_20_Link">
https://www.ukrinform.ua/rubric-vidbudova/3701172-ukraina-vze-otrimala-vid-donoriv-23-miljoni-na-vidnovlenna-cornobilskoi-zoni.html</text:a>
</text:p>
      <!--NEWS-->
      <text:h text:style-name="P10" text:outline-level="1">
<text:span text:style-name="T4">
Zelensky and Meloni discussed defense cooperation</text:span>
</text:h>
      <text:p text:style-name="P4">
Authors: Ukrinform (Person)</text:p>
      <text:p text:style-name="P4">
Publisher: Укринформ (Organization)</text:p>
      <text:p text:style-name="P4">
Published Time: 2023-04-26T20:13:39+03:00</text:p>
      <text:p text:style-name="P4">
Modified Time: 2023-04-26T20:13:39+03:00</text:p>
      <text:p text:style-name="P4">
Description: President of Ukraine Volodymyr Zelensky discussed with the Prime Minister of Italian George Meloni continuation of defense cooperation and future international events. - Ukrinform.</text:p>
      <text:p text:style-name="P4">
Images: ["<text:a xlink:type="simple" xlink:href="https://static.ukrinform.com/photos/2023_04/thumb_files/630_360_1682529196-518.jpeg" text:style-name="Internet_20_link" text:visited-style-name="Visited_20_Internet_20_Link">
630_360_16825...</text:a>
"]</text:p>
      <text:p text:style-name="P4">
Tags: ['Італія', 'Україна', 'Зеленський', 'Джорджа Мелоні']</text:p>
      <text:p text:style-name="P4">
Type: Article</text:p>
      <!--METADATA-->
      <text:p text:style-name="P4">
<draw:frame draw:style-name="fr1" draw:name="Image258" text:anchor-type="as-char" svg:width="6.9236in" svg:height="3.956343in" draw:z-index="0">
<draw:image xlink:href="../Images/yкринформ/2023-04-26T20-13-39-03-00/630_360_1682529196-518.jpeg" xlink:type="simple" xlink:show="embed" xlink:actuate="onLoad" draw:mime-type="image/jpeg"/>
</draw:frame>
Volodymyr Zelensky's Presidential Ukrainian discussed with the Prime Minister of Italy Georgeumune, continuation of defense cooperation and future international events.</text:p>
      <text:p text:style-name="P4">
The head of the Ukrainian state reported this in <text:a xlink:type="simple" xlink:href="https://t.me/V_Zelenskiy_official/6008" text:style-name="Internet_20_link" text:visited-style-name="Visited_20_Internet_20_Link">
</text:a>
, reports Ukrinform.</text:p>
      <text:p text:style-name="P4">
"He spent a telephone conversation with Italian Prime Minister George Meloni. He dressed for a conference held for the restoration of Ukraine and for her personality in the unlawful support of the Ukrainian people.(https://www.ukrinform.ua/tag-zelenskij).</text:p>
      <text:p text:style-name="P4">
<text:span text:style-name="T4">
 Read also: </text:span>
 <text:a xlink:type="simple" xlink:href="https://www.ukrinform.ua/rubric-vidbudova/3700992-meloni-vkladati-kosti-v-ukrainu-sogodni-ce-ne-rizik-a-investicia.html" text:style-name="Internet_20_link" text:visited-style-name="Visited_20_Internet_20_Link">
<text:span text:style-name="T4">
 Melonney </text:span>
</text:a>
As it was reported, a bilateral conference on reconstruction of Ukraine was held in Rome on April 26. President of Ukraine <text:a xlink:type="simple" xlink:href="https://www.ukrinform.ua/rubric-polytics/3701129-rozmova-zelenskogo-ta-si-czinpina-detali.html" text:style-name="Internet_20_link" text:visited-style-name="Visited_20_Internet_20_Link">
 </text:a>
.</text:p>
      <text:p text:style-name="P4">
_ Photo illustrative: op_</text:p>
      <text:p text:style-name="P4">
News Source: <text:a xlink:type="simple" xlink:href="https://www.ukrinform.ua/rubric-polytics/3701171-zelenskij-i-meloni-obgovorili-oboronnu-spivpracu.html" text:style-name="Internet_20_link" text:visited-style-name="Visited_20_Internet_20_Link">
https://www.ukrinform.ua/rubric-polytics/3701171-zelenskij-i-meloni-obgovorili-oboronnu-spivpracu.html</text:a>
</text:p>
      <!--NEWS-->
      <text:h text:style-name="P10" text:outline-level="1">
<text:span text:style-name="T4">
19 Ukrainian Defenders arrived in Croatia for treatment</text:span>
</text:h>
      <text:p text:style-name="P4">
Authors: Ukrinform (Person)</text:p>
      <text:p text:style-name="P4">
Publisher: Укринформ (Organization)</text:p>
      <text:p text:style-name="P4">
Published Time: 2023-04-26T20:17:58+03:00</text:p>
      <text:p text:style-name="P4">
Modified Time: 2023-04-26T20:17:58+03:00</text:p>
      <text:p text:style-name="P4">
Description: On Wednesday, April 26, 19 defenders of Ukraine and 9 members of their families arrived in Croatia for treatment. - Ukrinform.</text:p>
      <text:p text:style-name="P4">
Images: ["<text:a xlink:type="simple" xlink:href="https://static.ukrinform.com/photos/2023_04/thumb_files/630_360_1682529355-488.jpg" text:style-name="Internet_20_link" text:visited-style-name="Visited_20_Internet_20_Link">
630_360_16825...</text:a>
"]</text:p>
      <text:p text:style-name="P4">
Tags: ['Хорватія', 'Лікування за кордоном', 'Військові']</text:p>
      <text:p text:style-name="P4">
Type: Article</text:p>
      <!--METADATA-->
      <text:p text:style-name="P4">
<draw:frame draw:style-name="fr1" draw:name="Image259" text:anchor-type="as-char" svg:width="6.9236in" svg:height="3.956343in" draw:z-index="0">
<draw:image xlink:href="../Images/yкринформ/2023-04-26T20-17-58-03-00/630_360_1682529355-488.jpg" xlink:type="simple" xlink:show="embed" xlink:actuate="onLoad" draw:mime-type="image/jpeg"/>
</draw:frame>
On Wednesday, April 26, 19 defenders of Ukraine and 9 members of their families arrived in Croatia for treatment.</text:p>
      <text:p text:style-name="P4">
According to Ukrinform, the Embassy of Ukraine in Croatia in [] reports it(https://www.facebook.com/UKRinHRV/posts/pfbid02jhok3XfMipZZt6YM7aX4uzGfYc9wsL1tu7s2e1Fq81NxsATg3BAr8a1rY7PctGRxl).</text:p>
      <text:p text:style-name="P4">
«26 квітня 2023 року до Хорватії на лікування прибуло 19 захисників України та9 членів їхніх родин», - заявили у дипмісії.</text:p>
      <text:p text:style-name="P4">
Зазначається, що Республіка Хорватія забезпечить весь комплекс медичних таорганізаційно-побутових потреб захисників України під час їхнього лікування, ачленам сімей буде надано допомогу в розміщенні і підтримку під час перебуванняїхніх рідних на лікуванні.</text:p>
      <text:p text:style-name="P4">
«Хорвати знають чутливість і біль ран, отриманих під час захисту Батьківщини.Тому й уряд країни 16 березня 2023 року ухвалив рішення про надання допомоги влікуванні та реабілітації поранених з України в Республіці Хорватія», - додалив посольстві.</text:p>
      <text:p text:style-name="P4">
<text:span text:style-name="T4">
Читайте також:</text:span>
 <text:a xlink:type="simple" xlink:href="https://www.ukrinform.ua/rubric-ato/3695028-ponad-80-poranenih-i-hvorih-vijskovih-pisla-likuvanna-povertautsa-u-strij-mediki.html" text:style-name="Internet_20_link" text:visited-style-name="Visited_20_Internet_20_Link">
 <text:span text:style-name="T4">
лікування</text:span>
 </text:a>
As reported by Ukrinform, Foreign Minister <text:a xlink:type="simple" xlink:href="https://www.ukrinform.ua/tag-horvatia" text:style-name="Internet_20_link" text:visited-style-name="Visited_20_Internet_20_Link">
</text:a>
Gordan Glich-Radman stated that every Croatia will continue to provide Ukraine with comprehensive assistance and make half a million euros in the NATO widespread help for Ukraine, and agrees the Alliance's allies.</text:p>
      <text:p text:style-name="P4">
News Source: <text:a xlink:type="simple" xlink:href="https://www.ukrinform.ua/rubric-society/3701173-do-horvatii-na-likuvanna-pribuli-19-ukrainskih-zahisnikiv.html" text:style-name="Internet_20_link" text:visited-style-name="Visited_20_Internet_20_Link">
https://www.ukrinform.ua/rubric-society/3701173-do-horvatii-na-likuvanna-pribuli-19-ukrainskih-zahisnikiv.html</text:a>
</text:p>
      <!--NEWS-->
      <text:h text:style-name="P10" text:outline-level="1">
<text:span text:style-name="T4">
In Druzhkivka, the Russians hit the police station, three wounded</text:span>
</text:h>
      <text:p text:style-name="P4">
Authors: Ukrinform (Person)</text:p>
      <text:p text:style-name="P4">
Publisher: Укринформ (Organization)</text:p>
      <text:p text:style-name="P4">
Published Time: 2023-04-26T20:21:01+03:00</text:p>
      <text:p text:style-name="P4">
Modified Time: 2023-04-26T20:21:01+03:00</text:p>
      <text:p text:style-name="P4">
Description: The troops of the Russian Federation were struck by the C-300 missiles and fired at the Druzhkivka Druzhkivka Druzhkivka Reactive Systems, and three law enforcement officers were injured. - Ukrinform.</text:p>
      <text:p text:style-name="P4">
Images: ["<text:a xlink:type="simple" xlink:href="https://static.ukrinform.com/photos/2023_04/thumb_files/630_360_1682529460-4741.jpeg" text:style-name="Internet_20_link" text:visited-style-name="Visited_20_Internet_20_Link">
630_360_16825...</text:a>
", "<text:a xlink:type="simple" xlink:href="https://static.ukrinform.com/photos/2023_04/thumb_files/630_360_1682529461-1252.jpeg" text:style-name="Internet_20_link" text:visited-style-name="Visited_20_Internet_20_Link">
630_360_16825...</text:a>
", "<text:a xlink:type="simple" xlink:href="https://static.ukrinform.com/photos/2023_04/thumb_files/630_360_1682529460-9826.jpeg" text:style-name="Internet_20_link" text:visited-style-name="Visited_20_Internet_20_Link">
630_360_16825...</text:a>
", "<text:a xlink:type="simple" xlink:href="https://static.ukrinform.com/photos/2023_04/thumb_files/630_360_1682529460-3421.jpeg" text:style-name="Internet_20_link" text:visited-style-name="Visited_20_Internet_20_Link">
630_360_16825...</text:a>
", "<text:a xlink:type="simple" xlink:href="https://static.ukrinform.com/photos/2023_04/thumb_files/630_360_1682529460-4818.jpeg" text:style-name="Internet_20_link" text:visited-style-name="Visited_20_Internet_20_Link">
630_360_16825...</text:a>
", "<text:a xlink:type="simple" xlink:href="https://static.ukrinform.com/photos/2023_04/thumb_files/630_360_1682529461-8466.jpeg" text:style-name="Internet_20_link" text:visited-style-name="Visited_20_Internet_20_Link">
630_360_16825...</text:a>
", "<text:a xlink:type="simple" xlink:href="https://static.ukrinform.com/photos/2023_04/thumb_files/630_360_1682529461-8254.jpeg" text:style-name="Internet_20_link" text:visited-style-name="Visited_20_Internet_20_Link">
630_360_16825...</text:a>
"]</text:p>
      <text:p text:style-name="P4">
Tags: ['Донеччина', 'Обстріл', 'Поліція', 'Поранені', 'Війна з росією']</text:p>
      <text:p text:style-name="P4">
Type: Article</text:p>
      <!--METADATA-->
      <text:p text:style-name="P4">
<draw:frame draw:style-name="fr1" draw:name="Image260" text:anchor-type="as-char" svg:width="6.9236in" svg:height="3.956343in" draw:z-index="0">
<draw:image xlink:href="../Images/yкринформ/2023-04-26T20-21-01-03-00/630_360_1682529460-4741.jpeg" xlink:type="simple" xlink:show="embed" xlink:actuate="onLoad" draw:mime-type="image/jpeg"/>
</draw:frame>
The Russian Federation was struck by the C-300 missiles and fired at the Druzhkivka Druzhkivka Oblast Smerkivska Oblast Systems, and three law enforcement officers were injured.</text:p>
      <text:p text:style-name="P4">
As Ukrinform reports, it reports <text:a xlink:type="simple" xlink:href="http://dn.npu.gov.ua/news/druzhkivka-pid-vohnem-rosiiany-zruinuvaly-somyi-viddil-politsii-na-donechchyni-ta-poranyly-politseiskykh" text:style-name="Internet_20_link" text:visited-style-name="Visited_20_Internet_20_Link">
</text:a>
.</text:p>
      <text:p text:style-name="P4">
“Окупанти двічі обстріляли місто. Вночі поцілили двома ракетами “С-300”, авдень накрили з РСЗВ “Смерч”. Пошкоджено щонайменше 12 житлових будинків таадмінбудівля поліції. Поранено трьох правоохоронців. Постраждалих середцивільного населення попередньо немає”, - ідеться в повідомленні.</text:p>
      <text:p text:style-name="P4">
Перша атака відбулася о другій годині ночі, наступна близько 13:00. Внаслідокобстрілу травмовано двох чергових інспекторів і слідчого віком від 22 до 34років, які в момент удару перебували на робочих місцях. Поліцейським наданопершу медичну допомогу, двох госпіталізовано до місцевої лікарні, а надалібуде доправлено до госпіталя в іншому регіоні.</text:p>
      <text:p text:style-name="P4">
Наразі відомо про пошкодження чотирьох багатоквартирних і восьми приватнихбудинків. Значні пошкодження отримав відділ поліції Дружківки, де сталосячасткове обрушення фасаду, вибито вікна, посічено стіни.</text:p>
      <text:p text:style-name="P4">
Поліція документує наслідки воєнних злочинів російської федерації. На місцяхвлучань працюють слідчо-оперативні групи, вибухотехніки, парамедики, а такожкерівництво обласного управління поліції.</text:p>
      <text:p text:style-name="P4">
Currently, the management of the regional police is resolving the issue of redeploying a personnel to another premises. Police will remain in the city of tados to civilian population.</text:p>
      <text:p text:style-name="P4">
Since the beginning of the Russian invasion, the Russians have damaged the administrative buildings of already the SMERATORIORIAL CLIMENTS of the Donetsk police: in Druzhkivka, Village, Avdiivka, Lyman, Kurakhovo, Greater Novosilka and Bakhmuta. These are the data of the temporarily captured territories, where the extent of destruction will be determined after release from the invaders.</text:p>
      <text:p text:style-name="P4">
“The enemy tries to prevent the work of police and leave the civilian population of the non -rescuing. But we keep the system. Police officers save people even more hot spots where other services are not able to get. Residents can always count on police assistance, ”said Ruslan Osipenko, the head of the Donetsk region.</text:p>
      <text:p text:style-name="P4">
<text:span text:style-name="T4">
 Read also: </text:span>
 <text:a xlink:type="simple" xlink:href="https://www.ukrinform.ua/rubric-ato/3701168-vnaslidok-obstrilu-antonivskogo-mostu-bila-hersona-zaginuv-civilnij.html" text:style-name="Internet_20_link" text:visited-style-name="Visited_20_Internet_20_Link">
<text:span text:style-name="T4">
 firing </text:span>
</text:a>
As reported by Ukrinform, on <text:a xlink:type="simple" xlink:href="https://www.ukrinform.ua/tag-doneccina" text:style-name="Internet_20_link" text:visited-style-name="Visited_20_Internet_20_Link">
</text:a>
The state of April 26 as a result of Russian shelling destroyed residential tsadomin. Information about the wounded and dead did not receive.</text:p>
      <text:p text:style-name="P4">
News Source: <text:a xlink:type="simple" xlink:href="https://www.ukrinform.ua/rubric-regions/3701175-u-druzkivci-rosiani-vlucili-u-viddilok-policii-troe-poranenih.html" text:style-name="Internet_20_link" text:visited-style-name="Visited_20_Internet_20_Link">
https://www.ukrinform.ua/rubric-regions/3701175-u-druzkivci-rosiani-vlucili-u-viddilok-policii-troe-poranenih.html</text:a>
</text:p>
      <!--NEWS-->
      <text:h text:style-name="P10" text:outline-level="1">
<text:span text:style-name="T4">
Pope Francis urged to pray for Ukraine</text:span>
</text:h>
      <text:p text:style-name="P4">
Authors: Ukrinform (Person)</text:p>
      <text:p text:style-name="P4">
Publisher: Укринформ (Organization)</text:p>
      <text:p text:style-name="P4">
Published Time: 2023-04-26T20:23:00+03:00</text:p>
      <text:p text:style-name="P4">
Modified Time: 2023-04-26T20:23:00+03:00</text:p>
      <text:p text:style-name="P4">
Description: The Pope Francis during the general audience on Wednesday, April 26, called the believers to pray for Ukraine. - Ukrinform.</text:p>
      <text:p text:style-name="P4">
Images: ["<text:a xlink:type="simple" xlink:href="https://static.ukrinform.com/photos/2021_04/thumb_files/630_360_1617541131-657.jpeg" text:style-name="Internet_20_link" text:visited-style-name="Visited_20_Internet_20_Link">
630_360_16175...</text:a>
"]</text:p>
      <text:p text:style-name="P4">
Tags: ['Папа Франциск', 'Україна', 'Ватикан', 'Молитва']</text:p>
      <text:p text:style-name="P4">
Type: Article</text:p>
      <!--METADATA-->
      <text:p text:style-name="P4">
<draw:frame draw:style-name="fr1" draw:name="Image261" text:anchor-type="as-char" svg:width="6.9236in" svg:height="3.956343in" draw:z-index="0">
<draw:image xlink:href="../Images/yкринформ/2023-04-26T20-23-00-03-00/630_360_1617541131-657.jpeg" xlink:type="simple" xlink:show="embed" xlink:actuate="onLoad" draw:mime-type="image/jpeg"/>
</draw:frame>
The Papari Francis during a general audience on Wednesday, April 26, calling to pray for Ukraine.</text:p>
      <text:p text:style-name="P4">
As Ukrinform reports, it reports <text:a xlink:type="simple" xlink:href="https://www.vaticannews.va/uk/pope/news/2023-04/zaklyky-papy-26-kvitnya-2023.html" text:style-name="Internet_20_link" text:visited-style-name="Visited_20_Internet_20_Link">
</text:a>
.</text:p>
      <text:p text:style-name="P4">
"Brothers and sisters, let's not forget to pray for the long -suffering Ukraine," said <text:a xlink:type="simple" xlink:href="https://www.ukrinform.ua/tag-papa-francisk" text:style-name="Internet_20_link" text:visited-style-name="Visited_20_Internet_20_Link">
</text:a>
, to which the believers of St. Peter's inflows responded with applause.</text:p>
      <text:p text:style-name="P4">
Last Sunday <text:a xlink:type="simple" xlink:href="https://www.ukrinform.ua/rubric-world/3699602-papa-rimskij-zaklikav-svit-ne-zabuvati-pro-ukrainciv-aki-strazdaut-vid-vijni.html" text:style-name="Internet_20_link" text:visited-style-name="Visited_20_Internet_20_Link">
 </text:a>
It is not for the Ukrainians who are still suffering from Russia.</text:p>
      <text:p text:style-name="P4">
<text:span text:style-name="T4">
 Read also: </text:span>
 <text:a xlink:type="simple" xlink:href="https://www.ukrinform.ua/rubric-world/3696182-posol-ukraini-u-vatikani-rozpoviv-zvidki-papa-rimskij-otrimue-informaciu-pro-vijnu.html" text:style-name="Internet_20_link" text:visited-style-name="Visited_20_Internet_20_Link">
</text:a>
As reported by Ukrinform, <text:a xlink:type="simple" xlink:href="https://www.ukrinform.ua/rubric-society/3700278-smigal-zustrinetsa-iz-papou-rimskim.html" text:style-name="Internet_20_link" text:visited-style-name="Visited_20_Internet_20_Link">
</text:a>
Prime Minister of Ukraine Denis Shmigal on April 27, on the eve of the Apostolic Visit of the Pontiff of Hungary.</text:p>
      <text:p text:style-name="P4">
<text:span text:style-name="T5">
Foto: Vaticannews.va</text:span>
</text:p>
      <text:p text:style-name="P4">
News Source: <text:a xlink:type="simple" xlink:href="https://www.ukrinform.ua/rubric-society/3701176-papa-francisk-zaklikav-molitisa-za-ukrainu.html" text:style-name="Internet_20_link" text:visited-style-name="Visited_20_Internet_20_Link">
https://www.ukrinform.ua/rubric-society/3701176-papa-francisk-zaklikav-molitisa-za-ukrainu.html</text:a>
</text:p>
      <!--NEWS-->
      <text:h text:style-name="P10" text:outline-level="1">
<text:span text:style-name="T4">
Ukraine's reconstruction must begin immediately - Mingarelli</text:span>
</text:h>
      <text:p text:style-name="P4">
Authors: Ukrinform (Person)</text:p>
      <text:p text:style-name="P4">
Publisher: Укринформ (Organization)</text:p>
      <text:p text:style-name="P4">
Published Time: 2023-04-26T20:24:33+03:00</text:p>
      <text:p text:style-name="P4">
Modified Time: 2023-04-26T20:24:33+03:00</text:p>
      <text:p text:style-name="P4">
Description: International donors should immediately begin the reconstruction of Ukraine, including at the expense of frozen Russian assets, without waiting for ceasefire or peace agreement. Also this year you need to start negotiations on Ukraine's accession to the EU. - Ukrinform.</text:p>
      <text:p text:style-name="P4">
Images: ["<text:a xlink:type="simple" xlink:href="https://static.ukrinform.com/photos/2023_04/thumb_files/630_360_1682529724-389.jpeg" text:style-name="Internet_20_link" text:visited-style-name="Visited_20_Internet_20_Link">
630_360_16825...</text:a>
"]</text:p>
      <text:p text:style-name="P4">
Tags: ['Мінгареллі', 'Україна', 'Відбудова']</text:p>
      <text:p text:style-name="P4">
Type: Article</text:p>
      <!--METADATA-->
      <text:p text:style-name="P4">
<draw:frame draw:style-name="fr1" draw:name="Image262" text:anchor-type="as-char" svg:width="6.9236in" svg:height="3.956343in" draw:z-index="0">
<draw:image xlink:href="../Images/yкринформ/2023-04-26T20-24-33-03-00/630_360_1682529724-389.jpeg" xlink:type="simple" xlink:show="embed" xlink:actuate="onLoad" draw:mime-type="image/jpeg"/>
</draw:frame>
International donors should immediately begin the reconstruction of Ukraine, including the numerous account of frozen Russian assets, without waiting for the ceasefire of the fire. Also this year you need to start negotiations on Ukraine's accession to the EU.</text:p>
      <text:p text:style-name="P4">
According to Ukrinform correspondent, the former EU chairman in Ukraine said it was stated(2016-2019), now employee of the Stockholm Center of Eastern European Research(SCEEUS)Hug Mingarelli during the public hearings in the European Parliament Committee on "Reconstruction, Reconstruction and Stands of Ukraine: Assessment of the possibility of creating a fund like a Marshall Plan and increasing coordination in defense assistance."</text:p>
      <text:p text:style-name="P4">
"Reconstruction must begin immediately and, of course, not wait for the termination or peaceful agreement. I insist on that," he said.</text:p>
      <text:p text:style-name="P4">
Mingarelli noted that it is also important to create a coordination platform for the Defense of Ukraine with the participation of representatives of the Government of Ukraine and major donors. From the Ukrainian side, it should be presented, in addition to government representatives, as well as a business community and civil society and local authorities.</text:p>
      <text:p text:style-name="P4">
<text:span text:style-name="T4">
 Read also: </text:span>
 <text:a xlink:type="simple" xlink:href="https://www.ukrinform.ua/rubric-vidbudova/3701094-smigal-pro-konferenciu-u-rimi-maemo-spilnu-zacikavlenist-v-realizacii-proektiv-vidbudovi.html" text:style-name="Internet_20_link" text:visited-style-name="Visited_20_Internet_20_Link">
<text:span text:style-name="T4">
 Reconstruction </text:span>
</text:a>
"Before developing a restoration plan, we must make sure that all the donors agree with the assessment of losses and needs. To date, we have an estimate of the losses made by the World Bank, the EU assessment of the European Commission, but we need to conduct a conference at which these rates were evaluated B has been adopted by all donors and the Ukrainian side as a basis for the preparation of the restoration plan, "the EU exhibit in Ukraine said.</text:p>
      <text:p text:style-name="P4">
According to him, in the preparation of the restoration plan of Ukraine, it is necessary to emerge the anxiety of the restoration of destroyed infrastructure, schools, hospitals of traction capacity, restoration of the reform process for the modernization of Ukraine, but also the predicted accession of Ukraine to the EU and coordination with the EU regulatory and legal environment. At the same time, Mingarelli emphasized that negotiations of Ukraine in Ukraine <text:a xlink:type="simple" xlink:href="https://www.ukrinform.ua/tag-evrosouz" text:style-name="Internet_20_link" text:visited-style-name="Visited_20_Internet_20_Link">
</text:a>
"It is necessary to resolve this year, no later than."</text:p>
      <text:p text:style-name="P4">
He also emphasized that priority should be paid to the exchanging of terminations in Ukraine and overcoming the ecological kattrophe caused by the Russian war.<text:span text:style-name="T4">
 Read also: </text:span>
 <text:a xlink:type="simple" xlink:href="https://www.ukrinform.ua/rubric-vidbudova/3701072-zelenskij-kaze-so-proekt-vidbudovi-potriben-vze-cogoric-zaklikae-italijciv-dolucatisa.html" text:style-name="Internet_20_link" text:visited-style-name="Visited_20_Internet_20_Link">
<text:span text:style-name="T4">
 Reconstruction </text:span>
</text:a>
Separately, the former EU Delegation Chairman in Ukraine noted that since the part of people in Western Europe is still believed that Ukraine is a burden for the EU, it is necessary to quickly introduce a communication strategy in order to explain with tumors that "Ukraine is an asset rather than a burden."</text:p>
      <text:p text:style-name="P4">
As it was reported, a bilateral conference on reconstruction of Ukraine was held in Rome on April 26. President of Ukraine <text:a xlink:type="simple" xlink:href="https://www.ukrinform.ua/rubric-polytics/3701129-rozmova-zelenskogo-ta-si-czinpina-detali.html" text:style-name="Internet_20_link" text:visited-style-name="Visited_20_Internet_20_Link">
 </text:a>
 .</text:p>
      <text:p text:style-name="P4">
News Source: <text:a xlink:type="simple" xlink:href="https://www.ukrinform.ua/rubric-vidbudova/3701177-vidbudova-ukraini-mae-rozpocatisa-negajno-mingarelli.html" text:style-name="Internet_20_link" text:visited-style-name="Visited_20_Internet_20_Link">
https://www.ukrinform.ua/rubric-vidbudova/3701177-vidbudova-ukraini-mae-rozpocatisa-negajno-mingarelli.html</text:a>
</text:p>
      <!--NEWS-->
      <text:h text:style-name="P10" text:outline-level="1">
<text:span text:style-name="T4">
King British presented the Eurovision-2023 scene</text:span>
</text:h>
      <text:p text:style-name="P4">
Authors: Ukrinform (Person)</text:p>
      <text:p text:style-name="P4">
Publisher: Укринформ (Organization)</text:p>
      <text:p text:style-name="P4">
Published Time: 2023-04-26T20:31:00+03:00</text:p>
      <text:p text:style-name="P4">
Modified Time: 2023-04-26T20:31:00+03:00</text:p>
      <text:p text:style-name="P4">
Description: The British King Charles III and the Consorto Queen Camilla presented the design of the Eurovision Song Contest 20123, which will take place in May. - Ukrinform.</text:p>
      <text:p text:style-name="P4">
Images: ["<text:a xlink:type="simple" xlink:href="https://static.ukrinform.com/photos/2023_04/thumb_files/630_360_1682530665-446.jpg" text:style-name="Internet_20_link" text:visited-style-name="Visited_20_Internet_20_Link">
630_360_16825...</text:a>
", "<text:a xlink:type="simple" xlink:href="https://static.ukrinform.com/photos/2023_04/1682530611-882.jpg" text:style-name="Internet_20_link" text:visited-style-name="Visited_20_Internet_20_Link">
1682530611-88...</text:a>
"]</text:p>
      <text:p text:style-name="P4">
Tags: ['Британія', 'Євробачення', 'Чарльз ІІІ']</text:p>
      <text:p text:style-name="P4">
Type: Article</text:p>
      <!--METADATA-->
      <text:p text:style-name="P4">
<draw:frame draw:style-name="fr1" draw:name="Image263" text:anchor-type="as-char" svg:width="6.9236in" svg:height="3.956343in" draw:z-index="0">
<draw:image xlink:href="../Images/yкринформ/2023-04-26T20-31-00-03-00/630_360_1682530665-446.jpg" xlink:type="simple" xlink:show="embed" xlink:actuate="onLoad" draw:mime-type="image/jpeg"/>
</draw:frame>
The British King Charles III and the Consort Queen Camilla presented the Arena of the Eurovision Song Contest 20123, which will be held.</text:p>
      <text:p text:style-name="P4">
As Ukrinform reports, it reports <text:a xlink:type="simple" xlink:href="https://www.bbc.com/news/entertainment-arts-65389112" text:style-name="Internet_20_link" text:visited-style-name="Visited_20_Internet_20_Link">
</text:a>
.</text:p>
      <text:p text:style-name="P4">
"It is a great honor for me that his majesty king and her majesty Queen -Consorta have come here to present a fantastic arena for our feasting Eurovision Competition," said BBC CEO Tim Devi.</text:p>
      <text:p text:style-name="P4">
The royal couple pressed the button for the first time to officially light the light.</text:p>
      <text:p text:style-name="Quotations">

<text:p text:style-name="P4">
⊂<text:span text:style-name="T5">
 ヽ&gt;
 ＼＼ ＿＿＿λ&gt;
 ＼('cow')&gt;
&gt;
 ⌒ ヽ&gt;
 / / ＼ ＼&gt;
 / ＼＼&gt;
 _ </text:span>
 _&gt;
 / / / / | Light Up&gt;
( (ヽ. The Room!🔥&gt;
 | |, ＼&gt;
 | 丿 ＼ ⌒)  &gt;
  | | )/&gt;
 'ノ)L no <text:a xlink:type="simple" xlink:href="https://t.co/A8V8pNO13S" text:style-name="Internet_20_link" text:visited-style-name="Visited_20_Internet_20_Link">
</text:a>
&gt;
&gt;
 — Eurovision Song Contest(@Eurovision) <text:a xlink:type="simple" xlink:href="https://twitter.com/Eurovision/status/1651225081526231043" text:style-name="Internet_20_link" text:visited-style-name="Visited_20_Internet_20_Link">
&gt;
 </text:a>
The place was equipped with more than 2,000 specialized lighting fixtures with a brow, blue and yellow color scheme, which corresponds to this year's Eurovision. Cables for lighting, sound and video can reach 13 km if they are deployed.</text:p>

</text:p>
      <text:p text:style-name="P4">
It is noted that about 6,000 fans will be in the Arenic from the show. Another 160 million viewers will watch the finals around the world.</text:p>
      <text:p text:style-name="P4">
Tickets have already been sold, but there will be a European Eurovision Village zone, where thousands of people can watch an event on large screens. Separately in the city there is a public cultural festival.</text:p>
      <text:p text:style-name="P4">
<draw:frame draw:style-name="fr1" draw:name="Image264" text:anchor-type="as-char" svg:width="6.9236in" svg:height="3.546926in" draw:z-index="0">
<draw:image xlink:href="../Images/yкринформ/2023-04-26T20-31-00-03-00/1682530611-882.jpg" xlink:type="simple" xlink:show="embed" xlink:actuate="onLoad" draw:mime-type="image/jpeg"/>
</draw:frame>
<text:span text:style-name="T4">
 Read also: </text:span>
 <text:a xlink:type="simple" xlink:href="https://www.ukrinform.ua/rubric-culture/3696981-u-finali-evrobacenna2023-vistupatimut-patero-ukrainskih-zaprosenih-artistiv.html" text:style-name="Internet_20_link" text:visited-style-name="Visited_20_Internet_20_Link">
<text:span text:style-name="T4">
 Eurovision </text:span>
</text:a>
As reported by Ukrinform, the Song Contest "Eurovision-2023" will be held by Ullerpool after Ukraine, which won the competition in 2022 with the songstefania of Kalush Orchestra song, could not meet the requirements for conducting a competition due to security fears caused by a Russian invasion.</text:p>
      <text:p text:style-name="P4">
The semifinals of the competition will take place on May 9 and 11, and the final - May 13. Ukraine will be represented by TVORCHI with a song of Heart of Steel.</text:p>
      <text:p text:style-name="P4">
Photo: Getty Images, BBC</text:p>
      <text:p text:style-name="P4">
News Source: <text:a xlink:type="simple" xlink:href="https://www.ukrinform.ua/rubric-culture/3701183-korol-britanii-predstaviv-scenu-evrobacenna2023.html" text:style-name="Internet_20_link" text:visited-style-name="Visited_20_Internet_20_Link">
https://www.ukrinform.ua/rubric-culture/3701183-korol-britanii-predstaviv-scenu-evrobacenna2023.html</text:a>
</text:p>
      <!--NEWS-->
      <text:h text:style-name="P10" text:outline-level="1">
<text:span text:style-name="T4">
GUR: exchange of prisoners with the Russian Federation "All on All" - a task that will necessarily be fulfilled</text:span>
</text:h>
      <text:p text:style-name="P4">
Authors: Ukrinform (Person)</text:p>
      <text:p text:style-name="P4">
Publisher: Укринформ (Organization)</text:p>
      <text:p text:style-name="P4">
Published Time: 2023-04-26T20:33:53+03:00</text:p>
      <text:p text:style-name="P4">
Modified Time: 2023-04-26T20:33:53+03:00</text:p>
      <text:p text:style-name="P4">
Description: Exchange of captives with the Russian Federation by the format "all on all" is not just a dream is a specific task that will be accomplished. - Ukrinform.</text:p>
      <text:p text:style-name="P4">
Images: ["<text:a xlink:type="simple" xlink:href="https://static.ukrinform.com/photos/2022_12/thumb_files/630_360_1670330575-685.jpg" text:style-name="Internet_20_link" text:visited-style-name="Visited_20_Internet_20_Link">
630_360_16703...</text:a>
"]</text:p>
      <text:p text:style-name="P4">
Tags: ['Обмін', 'Розвідка', 'Полонені', 'Війна з росією', 'Єдині новини']</text:p>
      <text:p text:style-name="P4">
Type: Article</text:p>
      <!--METADATA-->
      <text:p text:style-name="P4">
<draw:frame draw:style-name="fr1" draw:name="Image265" text:anchor-type="as-char" svg:width="6.9236in" svg:height="3.956343in" draw:z-index="0">
<draw:image xlink:href="../Images/yкринформ/2023-04-26T20-33-53-03-00/630_360_1670330575-685.jpg" xlink:type="simple" xlink:show="embed" xlink:actuate="onLoad" draw:mime-type="image/jpeg"/>
</draw:frame>
Exchanged from the Russian Federation by the format of "all on all" - it is not just a dream is a specific output that will be fulfilled.</text:p>
      <text:p text:style-name="P4">
This was announced on the broadcasting of the Unified News by a representative of the Main Administration of Intelligence of the Ministry of Defense of Ukraine Andriy Yusov, reports.</text:p>
      <text:p text:style-name="P4">
“This task will definitely be completed. And there is news, but we will not be published at this time in order not to interfere with the main key news, which will be necessary, ”Yusov said.</text:p>
      <text:p text:style-name="P4">
Yusov noted that today is a landmark and important day, because at the same time Ukrainian widespread several important operations: "We have returned 44 Ukrainians from Rashist <text:a xlink:type="simple" xlink:href="https://www.ukrinform.ua/tag-poloneni" text:style-name="Internet_20_link" text:visited-style-name="Visited_20_Internet_20_Link">
</text:a>
And from Sudan Ukraine returns 91 Ukrainian who found themselves in difficult conditions in this African country and which was evacuating. Ukraine has also helped to release more than 50 citizens, including 29 Georgia citizens. ”</text:p>
      <text:p text:style-name="P4">
<text:span text:style-name="T4">
 Read also: </text:span>
 <text:a xlink:type="simple" xlink:href="https://www.ukrinform.ua/rubric-society/3694938-poloneni-ukrainci-ta-ihni-rodici-maut-pravo-na-grosovu-dopomogu-ta-insi-socgarantii-lubinec.html" text:style-name="Internet_20_link" text:visited-style-name="Visited_20_Internet_20_Link">
<text:span text:style-name="T4">
 captives </text:span>
</text:a>
As it was reported, the head of the GUR Ministry of Defense of Ukraine Kirill Budanov had previously found that Ukraine was negotiating on the exchange of prisoners with the Russian Federation in the format of "all on all". Today, on April 26, there were 42 Ukrainian military and two civilians as part of the next exchange of prisoners.</text:p>
      <text:p text:style-name="P4">
News Source: <text:a xlink:type="simple" xlink:href="https://www.ukrinform.ua/rubric-ato/3701181-gur-obmin-polonenimi-z-rf-vsih-na-vsih-zavdanna-ake-obovazkovo-bude-vikonane.html" text:style-name="Internet_20_link" text:visited-style-name="Visited_20_Internet_20_Link">
https://www.ukrinform.ua/rubric-ato/3701181-gur-obmin-polonenimi-z-rf-vsih-na-vsih-zavdanna-ake-obovazkovo-bude-vikonane.html</text:a>
</text:p>
      <!--NEWS-->
      <text:h text:style-name="P10" text:outline-level="1">
<text:span text:style-name="T4">
The Ministry of Agrarian Policy and Jica implement a project for urgent support of the Ukrainian agricultural sector</text:span>
</text:h>
      <text:p text:style-name="P4">
Authors: Ukrinform (Person)</text:p>
      <text:p text:style-name="P4">
Publisher: Укринформ (Organization)</text:p>
      <text:p text:style-name="P4">
Published Time: 2023-04-26T20:35:11+03:00</text:p>
      <text:p text:style-name="P4">
Modified Time: 2023-04-26T20:35:11+03:00</text:p>
      <text:p text:style-name="P4">
Description: The Ministry of Agrarian Policy and Food and Japan implement the Project "Emergency Support for the Agrarian Sector" within the grant agreement for an emergency recovery program between the Ukrainian government and the Japanese Agency for International Cooperation (JICA). - Ukrinform.</text:p>
      <text:p text:style-name="P4">
Images: ["<text:a xlink:type="simple" xlink:href="https://static.ukrinform.com/photos/2023_04/thumb_files/630_360_1682530431-545.jpg" text:style-name="Internet_20_link" text:visited-style-name="Visited_20_Internet_20_Link">
630_360_16825...</text:a>
", "<text:a xlink:type="simple" xlink:href="https://static.ukrinform.com/photos/2023_04/1682530431-974.jpg" text:style-name="Internet_20_link" text:visited-style-name="Visited_20_Internet_20_Link">
1682530431-97...</text:a>
", "<text:a xlink:type="simple" xlink:href="https://static.ukrinform.com/photos/2023_04/1682530430-144.jpeg" text:style-name="Internet_20_link" text:visited-style-name="Visited_20_Internet_20_Link">
1682530430-14...</text:a>
"]</text:p>
      <text:p text:style-name="P4">
Tags: ['Японія', 'Мінагро', 'Аграрії']</text:p>
      <text:p text:style-name="P4">
Type: Article</text:p>
      <!--METADATA-->
      <text:p text:style-name="P4">
<draw:frame draw:style-name="fr1" draw:name="Image266" text:anchor-type="as-char" svg:width="6.9236in" svg:height="3.956343in" draw:z-index="0">
<draw:image xlink:href="../Images/yкринформ/2023-04-26T20-35-11-03-00/630_360_1682530431-545.jpg" xlink:type="simple" xlink:show="embed" xlink:actuate="onLoad" draw:mime-type="image/jpeg"/>
</draw:frame>
The Ministry of Agrarian Policy and Food and Japan are implementing the Agrarian Sector Support Project within the Grand Agreement for Program Extra -Extra -Extra Recovery between the Ukrainian Government and the Japanese International Cooperation Agency(JICA).</text:p>
      <text:p text:style-name="P4">
Про це йшлося під час зустрічі української делегації з представникамиміністерства сільського, лісового та рибного господарств Японії, міністерствазакордонних справ Японії, центрального Офісу JICA та японського аграрногобізнесу, передає Укрінформ із посиланням на <text:a xlink:type="simple" xlink:href="https://minagro.gov.ua/news/delegaciya-minagropolitiki-ukrayini-vzyala-uchast-u-navchannyah-z-ekstrenogo-vidnovlennya-agrosektoru" text:style-name="Internet_20_link" text:visited-style-name="Visited_20_Internet_20_Link">
</text:a>
__</text:p>
      <text:p text:style-name="P4">
It is noted that the parties discussed the interaction in the restoration of the agricultural sector of Ukraine, in particular, the implementation of the profile subproject "Emergency support of the agrarian sector" within the framework of the already signed grant agreement. The deposit of the second phase of the agreement was also discussed.</text:p>
      <text:p text:style-name="P4">
<draw:frame draw:style-name="fr1" draw:name="Image267" text:anchor-type="as-char" svg:width="6.9236in" svg:height="5.1927in" draw:z-index="0">
<draw:image xlink:href="../Images/yкринформ/2023-04-26T20-35-11-03-00/1682530431-974.jpg" xlink:type="simple" xlink:show="embed" xlink:actuate="onLoad" draw:mime-type="image/jpeg"/>
</draw:frame>
In addition, the delegation of the Ministry of Agrarian Policy of Ukraine consisting of Deputy Ministry of Ministry of Ministry(https://www.ukrinform.ua/tag-aponia).</text:p>
      <text:p text:style-name="P4">
Representatives of Ukraine visited the agricultural enterprises and greenhouse farms of Uregions Kanto and Tochok, where they got acquainted with the experience of using digital technologies in agricultural production.</text:p>
      <text:p text:style-name="P4">
<text:span text:style-name="T4">
 Read also: </text:span>
 <text:a xlink:type="simple" xlink:href="https://www.ukrinform.ua/rubric-economy/3701120-ukrainski-agrarii-otrimaut-dopomogu-vid-italskih-koleg-u-rimi-pidpisali-memorandum.html" text:style-name="Internet_20_link" text:visited-style-name="Visited_20_Internet_20_Link">
<text:span text:style-name="T4">
 Rome </text:span>
</text:a>
Japanese International Cooperation Agency Jica(Japan International Cooperation Agency)- Japanese Government Organization for the provision of technical, grant assistance and preferential loans to governments of foreign countries. In 2017, the Jica agency opened a regional office in Ukraine.</text:p>
      <text:p text:style-name="P4">
Grant Agreement for the Emergency Recovery Program between the Agency and the Government of Ukraine, within which JICA will provide a grant to Ukraine with a total volume($ 145.166 million USA)was signed on March 9, 2023.</text:p>
      <text:p text:style-name="P4">
<draw:frame draw:style-name="fr1" draw:name="Image268" text:anchor-type="as-char" svg:width="6.9236in" svg:height="5.1927in" draw:z-index="0">
<draw:image xlink:href="../Images/yкринформ/2023-04-26T20-35-11-03-00/1682530430-144.jpeg" xlink:type="simple" xlink:show="embed" xlink:actuate="onLoad" draw:mime-type="image/jpeg"/>
</draw:frame>
</text:p>
      <text:p text:style-name="P4">
As reported by Ukrinform, the UN Food and Agricultural Organization(FAO)It will distribute high -quality treated varieties of corn and sunflower seeds provided by the Japanese Agency for International Cooperation, among the 455 most vulnerable small farmers in Kharkiv region.</text:p>
      <text:p text:style-name="P4">
<text:span text:style-name="T5">
Foto: Minagro Policy</text:span>
</text:p>
      <text:p text:style-name="P4">
News Source: <text:a xlink:type="simple" xlink:href="https://www.ukrinform.ua/rubric-economy/3701182-minagropolitiki-ta-jica-realizuut-proekt-iz-nevidkladnoi-pidtrimki-ukrainskogo-agrosektoru.html" text:style-name="Internet_20_link" text:visited-style-name="Visited_20_Internet_20_Link">
https://www.ukrinform.ua/rubric-economy/3701182-minagropolitiki-ta-jica-realizuut-proekt-iz-nevidkladnoi-pidtrimki-ukrainskogo-agrosektoru.html</text:a>
</text:p>
      <!--NEWS-->
      <text:h text:style-name="P10" text:outline-level="1">
<text:span text:style-name="T4">
The invaders released more than two dozen communities in Dnipropetrovsk region</text:span>
</text:h>
      <text:p text:style-name="P4">
Authors: Ukrinform (Person)</text:p>
      <text:p text:style-name="P4">
Publisher: Укринформ (Organization)</text:p>
      <text:p text:style-name="P4">
Published Time: 2023-04-26T20:48:00+03:00</text:p>
      <text:p text:style-name="P4">
Modified Time: 2023-04-26T20:48:00+03:00</text:p>
      <text:p text:style-name="P4">
Description: During the day, Russian invaders fired at the Nikopol district four times. - Ukrinform.</text:p>
      <text:p text:style-name="P4">
Images: ["<text:a xlink:type="simple" xlink:href="https://static.ukrinform.com/photos/2017_02/thumb_files/630_360_1487747482-1856.jpg" text:style-name="Internet_20_link" text:visited-style-name="Visited_20_Internet_20_Link">
630_360_14877...</text:a>
", "<text:a xlink:type="simple" xlink:href="https://static.ukrinform.com/photos/2023_04/1682531525-320.jpg" text:style-name="Internet_20_link" text:visited-style-name="Visited_20_Internet_20_Link">
1682531525-32...</text:a>
"]</text:p>
      <text:p text:style-name="P4">
Tags: ['Дніпропетровщина', 'Обстріл', 'Війна з росією']</text:p>
      <text:p text:style-name="P4">
Type: Article</text:p>
      <!--METADATA-->
      <text:p text:style-name="P4">
<draw:frame draw:style-name="fr1" draw:name="Image269" text:anchor-type="as-char" svg:width="6.9236in" svg:height="3.956343in" draw:z-index="0">
<draw:image xlink:href="../Images/yкринформ/2023-04-26T20-48-00-03-00/630_360_1487747482-1856.jpg" xlink:type="simple" xlink:show="embed" xlink:actuate="onLoad" draw:mime-type="image/jpeg"/>
</draw:frame>
During the day, Russian invaders fired at the Nikopol district four times.</text:p>
      <text:p text:style-name="P4">
About it in <text:a xlink:type="simple" xlink:href="https://t.me/dnipropetrovskaODA/4274" text:style-name="Internet_20_link" text:visited-style-name="Visited_20_Internet_20_Link">
</text:a>
Informs the Chief -Propetrovsk Ova Sergei Lisak, Ukrinform reports.</text:p>
      <text:p text:style-name="P4">
<draw:frame draw:style-name="fr1" draw:name="Image270" text:anchor-type="as-char" svg:width="6.9236in" svg:height="6.9236in" draw:z-index="0">
<draw:image xlink:href="../Images/yкринформ/2023-04-26T20-48-00-03-00/1682531525-320.jpg" xlink:type="simple" xlink:show="embed" xlink:actuate="onLoad" draw:mime-type="image/jpeg"/>
</draw:frame>
"For today the aggressor four times <text:a xlink:type="simple" xlink:href="https://www.ukrinform.ua/tag-obstril" text:style-name="Internet_20_link" text:visited-style-name="Visited_20_Internet_20_Link">
</text:a>
Nikopol district - Chervonohrigorivsk and Marganets communities. He released more than two dozen shells from heavy artillery, " - said in the post.</text:p>
      <text:p text:style-name="P4">
There are no dead and victims. Damaged pumping station. Rescuers are inspecting the territory. The effects of attacks are clarified.</text:p>
      <text:p text:style-name="P4">
<text:span text:style-name="T4">
 Read also: </text:span>
 <text:a xlink:type="simple" xlink:href="https://www.ukrinform.ua/rubric-ato/3701151-rosiani-za-den-pat-raziv-obstrilali-prikordonna-cernigivsini.html" text:style-name="Internet_20_link" text:visited-style-name="Visited_20_Internet_20_Link">
<text:span text:style-name="T4">
 firing </text:span>
</text:a>
An unknown item fell in the Sinelnikov district. Previously, his dumping plane. Safe fragments that were later discovered by rescuers cannot be identified.</text:p>
      <text:p text:style-name="P4">
News Source: <text:a xlink:type="simple" xlink:href="https://www.ukrinform.ua/rubric-ato/3701185-zagarbniki-vipustili-ponad-dva-desatka-snaradiv-po-gromadah-na-dnipropetrovsini.html" text:style-name="Internet_20_link" text:visited-style-name="Visited_20_Internet_20_Link">
https://www.ukrinform.ua/rubric-ato/3701185-zagarbniki-vipustili-ponad-dva-desatka-snaradiv-po-gromadah-na-dnipropetrovsini.html</text:a>
</text:p>
      <!--NEWS-->
      <text:h text:style-name="P10" text:outline-level="1">
<text:span text:style-name="T4">
The manager of the arrested network Glusco opened more than 70 gas stations under the new brand</text:span>
</text:h>
      <text:p text:style-name="P4">
Authors: Ukrinform (Person)</text:p>
      <text:p text:style-name="P4">
Publisher: Укринформ (Organization)</text:p>
      <text:p text:style-name="P4">
Published Time: 2023-04-26T20:54:59+03:00</text:p>
      <text:p text:style-name="P4">
Modified Time: 2023-04-26T20:54:59+03:00</text:p>
      <text:p text:style-name="P4">
Description: In March 2023, Naftogaz Oil Trading LLC resumed the work of 71 arrested and transferred to him by the Glusco Network Department. - Ukrinform.</text:p>
      <text:p text:style-name="P4">
Images: ["<text:a xlink:type="simple" xlink:href="https://static.ukrinform.com/photos/2023_04/thumb_files/630_360_1682531394-566.jpg" text:style-name="Internet_20_link" text:visited-style-name="Visited_20_Internet_20_Link">
630_360_16825...</text:a>
"]</text:p>
      <text:p text:style-name="P4">
Tags: ['АЗС', 'Нафтогаз', 'U.GO.']</text:p>
      <text:p text:style-name="P4">
Type: Article</text:p>
      <!--METADATA-->
      <text:p text:style-name="P4">
<draw:frame draw:style-name="fr1" draw:name="Image271" text:anchor-type="as-char" svg:width="6.9236in" svg:height="3.956343in" draw:z-index="0">
<draw:image xlink:href="../Images/yкринформ/2023-04-26T20-54-59-03-00/630_360_1682531394-566.jpg" xlink:type="simple" xlink:show="embed" xlink:actuate="onLoad" draw:mime-type="image/jpeg"/>
</draw:frame>
In March 2023, Naftogaz Oil Trading LLC resumed the work of 71 arrested and sent to him in the Glusco Network Department.</text:p>
      <text:p text:style-name="P4">
This was reported by the press service of the National Agency for the Detection, search and management of assets received from corruption and other crimes(<text:a xlink:type="simple" xlink:href="https://arma.gov.ua/news/typical/upravitel-areshtovanoi-mereji-glusko-vidkriv-vje-ponad-70-azs-pid-novim-brendom" text:style-name="Internet_20_link" text:visited-style-name="Visited_20_Internet_20_Link">
 </text:a>
 ), reports Ukrinform.</text:p>
      <text:p text:style-name="P4">
"Following the results of the activity of the manager of Glusco - Naftogaz Oil Trading LLC - resumed the work of the 71 -resolving station under the U.go brand," the statement said.</text:p>
      <text:p text:style-name="P4">
In addition, as of the end of the first quarter of 2023, the manager transferred the state budget to the first revenues from the asset management of 378 thousand UAH. It is 75% of the total income received by the company in March of the reception of arrested property. At the same time, the expenses of the manager of asset the asset in March amounted to UAH 2.5 million. It is noted that the proportion between income and expenses at the initial stage of the Office was caused by the need for significant investments in the restoration of gas stations in many regional regions of Ukraine, including in de -occupied territories.</text:p>
      <text:p text:style-name="P4">
<text:span text:style-name="T4">
 Read also: </text:span>
 <text:a xlink:type="simple" xlink:href="https://www.ukrinform.ua/rubric-economy/3690949-avtogaz-na-azs-za-berezen-zdesevsav-na-85.html" text:style-name="Internet_20_link" text:visited-style-name="Visited_20_Internet_20_Link">
<text:span text:style-name="T4">
 gas station </text:span>
</text:a>
As it was reported, in May 2022, the government adopted ARMA proposal for transfer to the management of a special procedure of a number of seized assets of the Glusco network. There are more than 200 gas stations and objects of reference, which belong to 31 legal entities, including Glusco Retille to the tado -ray companies.</text:p>
      <text:p text:style-name="P4">
Naftogaz Oil Trading LLC was arrested by gas stations paid in 2022 more than 109 million UAH <text:a xlink:type="simple" xlink:href="https://www.ukrinform.ua/tag-podatki" text:style-name="Internet_20_link" text:visited-style-name="Visited_20_Internet_20_Link">
</text:a>
.  Photo from Reform.energy site</text:p>
      <text:p text:style-name="P4">
News Source: <text:a xlink:type="simple" xlink:href="https://www.ukrinform.ua/rubric-economy/3701186-upravitel-arestovanoi-merezi-glusko-vidkriv-ponad-70-azs-pid-novim-brendom.html" text:style-name="Internet_20_link" text:visited-style-name="Visited_20_Internet_20_Link">
https://www.ukrinform.ua/rubric-economy/3701186-upravitel-arestovanoi-merezi-glusko-vidkriv-ponad-70-azs-pid-novim-brendom.html</text:a>
</text:p>
      <!--NEWS-->
      <text:h text:style-name="P10" text:outline-level="1">
<text:span text:style-name="T4">
In Kharkiv region, the body of the deceased as a result of a Russian shelling of a 12-year-old boy was exhumed</text:span>
</text:h>
      <text:p text:style-name="P4">
Authors: Ukrinform (Person)</text:p>
      <text:p text:style-name="P4">
Publisher: Укринформ (Organization)</text:p>
      <text:p text:style-name="P4">
Published Time: 2023-04-26T20:58:12+03:00</text:p>
      <text:p text:style-name="P4">
Modified Time: 2023-04-26T20:58:12+03:00</text:p>
      <text:p text:style-name="P4">
Description: In Kharkiv, the body of a 12-year-old boy was exhumed, who died as a result of Russian shelling last year. - Ukrinform.</text:p>
      <text:p text:style-name="P4">
Images: ["<text:a xlink:type="simple" xlink:href="https://static.ukrinform.com/photos/2023_04/thumb_files/630_360_1682531877-571.jpg" text:style-name="Internet_20_link" text:visited-style-name="Visited_20_Internet_20_Link">
630_360_16825...</text:a>
"]</text:p>
      <text:p text:style-name="P4">
Tags: ['Діти', 'Загибель', 'Ексгумація', 'Війна з росією']</text:p>
      <text:p text:style-name="P4">
Type: Article</text:p>
      <!--METADATA-->
      <text:p text:style-name="P4">
<draw:frame draw:style-name="fr1" draw:name="Image272" text:anchor-type="as-char" svg:width="6.9236in" svg:height="3.956343in" draw:z-index="0">
<draw:image xlink:href="../Images/yкринформ/2023-04-26T20-58-12-03-00/630_360_1682531877-571.jpg" xlink:type="simple" xlink:show="embed" xlink:actuate="onLoad" draw:mime-type="image/jpeg"/>
</draw:frame>
The Nakarkivshchyna was exhuminated by the body of a 12-year-old boy who died as a result of the Russian shelling last year.</text:p>
      <text:p text:style-name="P4">
This was reported by the press service of the Kharkiv Regional Prosecutor's Office in <text:a xlink:type="simple" xlink:href="https://t.me/prokuratura_kharkiv/8823" text:style-name="Internet_20_link" text:visited-style-name="Visited_20_Internet_20_Link">
</text:a>
, reports Ukrinform.</text:p>
      <text:p text:style-name="P4">
"According to the investigation, last year in the village of Mali, a 12-year-old boy with his mother fed livestock in the courtyard.(https://www.ukrinform.ua/tag-obstril)Village: shell Vluvinovna the territory of the house where the family lived. The boy was killed on the spot, his mother was injured, " - the message reads.</text:p>
      <text:p text:style-name="P4">
On April 26, law enforcement officers with experts exhumed the body of the child in the cemetery in the village of Mali.</text:p>
      <text:p text:style-name="P4">
<text:span text:style-name="T4">
 Read also: </text:span>
 <text:a xlink:type="simple" xlink:href="https://www.ukrinform.ua/rubric-regions/3687474-na-harkivsini-viavili-tila-se-dvoh-zagiblih-unaslidok-rosijskoi-agresii.html" text:style-name="Internet_20_link" text:visited-style-name="Visited_20_Internet_20_Link">
</text:a>
Currently, the body is sent for forensic examination.</text:p>
      <text:p text:style-name="P4">
It is noted that pre -trial investigation is conducted on the violation of the laws of war, combined with premeditated murder(Part 2 of Art. 438 of the Criminal Code of Ukraine).</text:p>
      <text:p text:style-name="P4">
Як повідомлялося, у селі Благодатне на Миколаївщині <text:a xlink:type="simple" xlink:href="https://www.ukrinform.ua/rubric-regions/3700907-na-mikolaivsini-eksgumuvali-tila-se-dvoh-zagiblih-pid-cas-vorozogo-obstrilu.html" text:style-name="Internet_20_link" text:visited-style-name="Visited_20_Internet_20_Link">
</text:a>
The bodies of two more locals who died during the shelling.</text:p>
      <text:p text:style-name="P4">
<text:span text:style-name="T5">
Opto of the Kharkiv Regional Prosecutor's Office</text:span>
</text:p>
      <text:p text:style-name="P4">
News Source: <text:a xlink:type="simple" xlink:href="https://www.ukrinform.ua/rubric-regions/3701189-na-harkivsini-eksgumuvali-tilo-zagiblogo-vnaslidok-rosijskogo-obstrilu-12ricnogo-hlopcika.html" text:style-name="Internet_20_link" text:visited-style-name="Visited_20_Internet_20_Link">
https://www.ukrinform.ua/rubric-regions/3701189-na-harkivsini-eksgumuvali-tilo-zagiblogo-vnaslidok-rosijskogo-obstrilu-12ricnogo-hlopcika.html</text:a>
</text:p>
      <!--NEWS-->
      <text:h text:style-name="P10" text:outline-level="1">
<text:span text:style-name="T4">
Klitschko in Washington urged to strengthen assistance to Ukraine</text:span>
</text:h>
      <text:p text:style-name="P4">
Authors: Ukrinform (Person)</text:p>
      <text:p text:style-name="P4">
Publisher: Укринформ (Organization)</text:p>
      <text:p text:style-name="P4">
Published Time: 2023-04-26T21:01:21+03:00</text:p>
      <text:p text:style-name="P4">
Modified Time: 2023-04-26T21:01:21+03:00</text:p>
      <text:p text:style-name="P4">
Description: In Washington (USA), Kyiv Mayor Vitaliy Klitschko has called for increased assistance to Ukraine, now a critical moment. - Ukrinform.</text:p>
      <text:p text:style-name="P4">
Images: ["<text:a xlink:type="simple" xlink:href="https://static.ukrinform.com/photos/2020_07/thumb_files/630_360_1593768063-893.jpg" text:style-name="Internet_20_link" text:visited-style-name="Visited_20_Internet_20_Link">
630_360_15937...</text:a>
"]</text:p>
      <text:p text:style-name="P4">
Tags: ['США', 'Віталій Кличко', 'Вашингтон', 'Війна з росією']</text:p>
      <text:p text:style-name="P4">
Type: Article</text:p>
      <!--METADATA-->
      <text:p text:style-name="P4">
<draw:frame draw:style-name="fr1" draw:name="Image273" text:anchor-type="as-char" svg:width="6.9236in" svg:height="3.956343in" draw:z-index="0">
<draw:image xlink:href="../Images/yкринформ/2023-04-26T21-01-21-03-00/630_360_1593768063-893.jpg" xlink:type="simple" xlink:show="embed" xlink:actuate="onLoad" draw:mime-type="image/jpeg"/>
</draw:frame>
Uzhington(USA)Kyiv Mayor Vitaliy Klitschko called on to strengthen the help of Ukraine, now a critical moment.</text:p>
      <text:p text:style-name="P4">
As Ukrinform reports, Klitschko reported in <text:a xlink:type="simple" xlink:href="http://t.me/vitaliy_klitschko/1914" text:style-name="Internet_20_link" text:visited-style-name="Visited_20_Internet_20_Link">
</text:a>
.</text:p>
      <text:p text:style-name="P4">
“In Washington, Vladimir and I met, in particular, with the chairman of the Senate Committee from the judicial system Senator Lindsey Gram and Senator Tommkotton. Head of the Subcommittee for the Financing of International Operations of the US Congress of Congress Congressman Diaz Balart. They also spoke to a democracy and communicated with his President Dimmon Wilson, representatives of the US government, politicians and diplomats, ”he wrote.</text:p>
      <text:p text:style-name="P4">
<text:a xlink:type="simple" xlink:href="https://www.ukrinform.ua/tag-vitalij-klicko" text:style-name="Internet_20_link" text:visited-style-name="Visited_20_Internet_20_Link">
</text:a>
participated in the Vatlantic Council discussion. “Everywhere they said that Ukraine needs further support of partners - weapons, finances. Since the moment is now -critical. And the Anti -Putin coalition should strengthen assistance to Ukraine. That Ukraine would help. To win a civilized, democratic world, ”Merryki said.</text:p>
      <text:p text:style-name="P4">
<text:span text:style-name="T4">
 Read also: </text:span>
 <text:a xlink:type="simple" xlink:href="https://www.ukrinform.ua/rubric-kyiv/3698931-klicko-zustrivsa-z-prezidentkou-ebrr.html" text:style-name="Internet_20_link" text:visited-style-name="Visited_20_Internet_20_Link">
<text:span text:style-name="T4">
 Klitschko </text:span>
</text:a>
As reported by Ukrinform, Kyiv Mayor <text:a xlink:type="simple" xlink:href="https://www.ukrinform.ua/rubric-kyiv/3700616-klicko-u-ssa-vizme-ucast-v-samiti-mist-pivnicnoi-ta-pivdennoi-ameriki.html" text:style-name="Internet_20_link" text:visited-style-name="Visited_20_Internet_20_Link">
</text:a>
He arrived in the US Summit to the Bridge and South America, which will take place in Denver on April 26-28.</text:p>
      <text:p text:style-name="P4">
News Source: <text:a xlink:type="simple" xlink:href="https://www.ukrinform.ua/rubric-kyiv/3701190-klicko-u-vasingtoni-zaklikav-posiliti-dopomogu-ukraini.html" text:style-name="Internet_20_link" text:visited-style-name="Visited_20_Internet_20_Link">
https://www.ukrinform.ua/rubric-kyiv/3701190-klicko-u-vasingtoni-zaklikav-posiliti-dopomogu-ukraini.html</text:a>
</text:p>
      <!--NEWS-->
      <text:h text:style-name="P10" text:outline-level="1">
<text:span text:style-name="T4">
In Kiev ready to meet Pope Francis - Kuleba</text:span>
</text:h>
      <text:p text:style-name="P4">
Authors: Ukrinform (Person)</text:p>
      <text:p text:style-name="P4">
Publisher: Укринформ (Organization)</text:p>
      <text:p text:style-name="P4">
Published Time: 2023-04-26T21:10:32+03:00</text:p>
      <text:p text:style-name="P4">
Modified Time: 2023-04-26T21:10:32+03:00</text:p>
      <text:p text:style-name="P4">
Description: Foreign Minister Dmytro Kuleba stated that the Ukrainian side is ready to meet Pope Francis in Kiev at any time. - Ukrinform.</text:p>
      <text:p text:style-name="P4">
Images: ["<text:a xlink:type="simple" xlink:href="https://static.ukrinform.com/photos/2022_03/thumb_files/630_360_1647404160-142.jpg" text:style-name="Internet_20_link" text:visited-style-name="Visited_20_Internet_20_Link">
630_360_16474...</text:a>
"]</text:p>
      <text:p text:style-name="P4">
Tags: ['Дмитро Кулеба', 'МЗС', 'Папа Франциск', 'Україна', 'Ватикан', 'Візит', 'Католицька церква']</text:p>
      <text:p text:style-name="P4">
Type: Article</text:p>
      <!--METADATA-->
      <text:p text:style-name="P4">
<draw:frame draw:style-name="fr1" draw:name="Image274" text:anchor-type="as-char" svg:width="6.9236in" svg:height="3.956343in" draw:z-index="0">
<draw:image xlink:href="../Images/yкринформ/2023-04-26T21-10-32-03-00/630_360_1647404160-142.jpg" xlink:type="simple" xlink:show="embed" xlink:actuate="onLoad" draw:mime-type="image/jpeg"/>
</draw:frame>
Minister of Ukraine Dmytro Kuleba stated that the Ukrainian side was ready to meet the Roman Francis in Kiev at any time.</text:p>
      <text:p text:style-name="P4">
He said this by the Italian TV channel Sky TG24, Ukrinform reports to <text:a xlink:type="simple" xlink:href="https://www.ansa.it/english/news/2023/04/26/pope-welcome-in-kyiv-when-he-wants-insists-kuleba_64a2dd35-c78e-4474-80e1-b3971a7c1d17.html" text:style-name="Internet_20_link" text:visited-style-name="Visited_20_Internet_20_Link">
</text:a>
.</text:p>
      <text:p text:style-name="P4">
“Let's meet <text:a xlink:type="simple" xlink:href="https://www.ukrinform.ua/tag-papa-francisk" text:style-name="Internet_20_link" text:visited-style-name="Visited_20_Internet_20_Link">
</text:a>
With the revealed, Ukraine with the pope for peace. Our invitation is still a relevant, steadily open invitation, it can come at any time, ”Kuleba said.</text:p>
      <text:p text:style-name="P4">
According to him, he does not know why the Pontiff has not yet come to Ukraine.</text:p>
      <text:p text:style-name="P4">
"We have negotiations with the Vatican, and the invitation has not been rejected," Kuleba said, adding that he is convinced that in Ukraine people will be very grateful and will welcome Pope Francis during this period.</text:p>
      <text:p text:style-name="P4">
<text:span text:style-name="T4">
 Read also: </text:span>
 <text:a xlink:type="simple" xlink:href="https://www.ukrinform.ua/rubric-society/3701176-papa-francisk-zaklikav-molitisa-za-ukrainu.html" text:style-name="Internet_20_link" text:visited-style-name="Visited_20_Internet_20_Link">
<text:span text:style-name="T4">
 Francis </text:span>
</text:a>
As reported by Ukrinform, Pope Francis during a general audience in the middle, on April 26, called on the believers to pray for Ukraine.</text:p>
      <text:p text:style-name="P4">
President Volodymyr Zelenskyy in March 2022 <text:a xlink:type="simple" xlink:href="https://www.ukrinform.ua/rubric-polytics/3437289-prezident-zaprosiv-papu-franciska-do-ukraini.html" text:style-name="Internet_20_link" text:visited-style-name="Visited_20_Internet_20_Link">
</text:a>
Pope Francis to visit Ukraine.  Photo: Vatican News</text:p>
      <text:p text:style-name="P4">
News Source: <text:a xlink:type="simple" xlink:href="https://www.ukrinform.ua/rubric-society/3701196-u-kievi-gotovi-budkoli-zustriti-papu-franciska-kuleba.html" text:style-name="Internet_20_link" text:visited-style-name="Visited_20_Internet_20_Link">
https://www.ukrinform.ua/rubric-society/3701196-u-kievi-gotovi-budkoli-zustriti-papu-franciska-kuleba.html</text:a>
</text:p>
      <!--NEWS-->
      <text:h text:style-name="P10" text:outline-level="1">
<text:span text:style-name="T4">
Prometheus was unable to break into the finals of a basketball European Cup</text:span>
</text:h>
      <text:p text:style-name="P4">
Authors: Ukrinform (Person)</text:p>
      <text:p text:style-name="P4">
Publisher: Укринформ (Organization)</text:p>
      <text:p text:style-name="P4">
Published Time: 2023-04-26T21:11:45+03:00</text:p>
      <text:p text:style-name="P4">
Modified Time: 2023-04-26T21:11:45+03:00</text:p>
      <text:p text:style-name="P4">
Description: Prometheus basketball players stopped a step before the Euro Cup finals. - Ukrinform.</text:p>
      <text:p text:style-name="P4">
Images: ["<text:a xlink:type="simple" xlink:href="https://static.ukrinform.com/photos/2023_03/thumb_files/630_360_1679469536-139.jpg" text:style-name="Internet_20_link" text:visited-style-name="Visited_20_Internet_20_Link">
630_360_16794...</text:a>
"]</text:p>
      <text:p text:style-name="P4">
Tags: ['Баскетбол']</text:p>
      <text:p text:style-name="P4">
Type: Article</text:p>
      <!--METADATA-->
      <text:p text:style-name="P4">
<draw:frame draw:style-name="fr1" draw:name="Image275" text:anchor-type="as-char" svg:width="6.9236in" svg:height="3.956343in" draw:z-index="0">
<draw:image xlink:href="../Images/yкринформ/2023-04-26T21-11-45-03-00/630_360_1679469536-139.jpg" xlink:type="simple" xlink:show="embed" xlink:actuate="onLoad" draw:mime-type="image/jpeg"/>
</draw:frame>
Prometheus basketball players stopped a step before the Euro Cup finals.</text:p>
      <text:p text:style-name="P4">
In the semifinals of the tournament a team from Slobozhansky(Dnipropetrovsk region)At the Arena Riga in Latvia, she gave way to Turkish club Turk Telecom - 74:76(25:16, 13:25, 18:20, 18:15), reports Ukrinform.</text:p>
      <text:p text:style-name="P4">
In the decisive match, Turk Telecom will meet with the winner of the Grand Canarya and Hontut Badalon.</text:p>
      <text:p text:style-name="P4">
<text:span text:style-name="T4">
 Read also: </text:span>
 <text:a xlink:type="simple" xlink:href="https://www.ukrinform.ua/rubric-sports/3697574-fiba-ne-dopustila-rosiu-do-kvalifikacii-na-olimpijski-igri.html" text:style-name="Internet_20_link" text:visited-style-name="Visited_20_Internet_20_Link">
</text:a>
It should be noted that all contenders for the victory in the European Cup are advanced by the Play-Off Turning Grid, playing with the opponent with only one match.</text:p>
      <text:p text:style-name="P4">
Photo: prometeybc.com.</text:p>
      <text:p text:style-name="P4">
News Source: <text:a xlink:type="simple" xlink:href="https://www.ukrinform.ua/rubric-sports/3701197-prometej-ne-zmig-probitisa-u-final-basketbolnogo-evrokubka.html" text:style-name="Internet_20_link" text:visited-style-name="Visited_20_Internet_20_Link">
https://www.ukrinform.ua/rubric-sports/3701197-prometej-ne-zmig-probitisa-u-final-basketbolnogo-evrokubka.html</text:a>
</text:p>
      <!--NEWS-->
      <text:h text:style-name="P10" text:outline-level="1">
<text:span text:style-name="T4">
Tkachenko - About the shelling of the museum in Kupyansk: most of the cultural heritage objects are preserved</text:span>
</text:h>
      <text:p text:style-name="P4">
Authors: Ukrinform (Person)</text:p>
      <text:p text:style-name="P4">
Publisher: Укринформ (Organization)</text:p>
      <text:p text:style-name="P4">
Published Time: 2023-04-26T21:12:08+03:00</text:p>
      <text:p text:style-name="P4">
Modified Time: 2023-04-26T21:12:08+03:00</text:p>
      <text:p text:style-name="P4">
Description: Most cultural heritage objects from the Kupyansk Museum were not destroyed as a result of a rocket attack by the Russian Federation. - Ukrinform.</text:p>
      <text:p text:style-name="P4">
Images: ["<text:a xlink:type="simple" xlink:href="https://static.ukrinform.com/photos/2023_04/thumb_files/630_360_1682532337-577.jpg" text:style-name="Internet_20_link" text:visited-style-name="Visited_20_Internet_20_Link">
630_360_16825...</text:a>
"]</text:p>
      <text:p text:style-name="P4">
Tags: ['Музей', 'Обстріл', 'Ткаченко', 'Харківщина', 'Єдині новини']</text:p>
      <text:p text:style-name="P4">
Type: Article</text:p>
      <!--METADATA-->
      <text:p text:style-name="P4">
<draw:frame draw:style-name="fr1" draw:name="Image276" text:anchor-type="as-char" svg:width="6.9236in" svg:height="3.956343in" draw:z-index="0">
<draw:image xlink:href="../Images/yкринформ/2023-04-26T21-12-08-03-00/630_360_1682532337-577.jpg" xlink:type="simple" xlink:show="embed" xlink:actuate="onLoad" draw:mime-type="image/jpeg"/>
</draw:frame>
Most of the cultural heritage objects from the Kupyansk Museum were not destroyed by the rocket attack of the Russian Federation.</text:p>
      <text:p text:style-name="P4">
This was announced by the Minister of Culture and Information Policy Alexander Tkachenkov of the broadcasting of the only news, Ukrinform reports.</text:p>
      <text:p text:style-name="P4">
"The museum is destroyed in the ground. It is not just damage. It is in the center, there are no military objects nearby. Unfortunately, two representatives of the museum who worked there all this time were killed. Most cultural heritage objects were the fact that the Russians are kissing in ours <text:a xlink:type="simple" xlink:href="https://www.ukrinform.ua/tag-kultura" text:style-name="Internet_20_link" text:visited-style-name="Visited_20_Internet_20_Link">
</text:a>
inheritance, identity. I hope that there will be no casualties, "he said.</text:p>
      <text:p text:style-name="P4">
<text:span text:style-name="T4">
 Read also: </text:span>
 <text:a xlink:type="simple" xlink:href="https://www.ukrinform.ua/rubric-culture/3699965-na-vidbudovu-kulturnoi-infrastrukturi-ukraini-potribno-100-milardiv-mkip.html" text:style-name="Internet_20_link" text:visited-style-name="Visited_20_Internet_20_Link">
</text:a>
As reported by Ukrinform, in the morning of April 25, Russia struck Kupyansk Kharkiv region, kissing the museum of local lore.</text:p>
      <text:p text:style-name="P4">
As a result of rocket stroke, two people were killed, including <text:a xlink:type="simple" xlink:href="https://www.ukrinform.ua/rubric-regions/3700864-unaslidok-rosijskogo-udaru-po-kupansku-zaginula-direktor-kraeznavcogo-muzeu.html" text:style-name="Internet_20_link" text:visited-style-name="Visited_20_Internet_20_Link">
</text:a>
. Another 10 civilians have been wounded.</text:p>
      <text:p text:style-name="P4">
<text:span text:style-name="T5">
Foto: SNNS</text:span>
</text:p>
      <text:p text:style-name="P4">
News Source: <text:a xlink:type="simple" xlink:href="https://www.ukrinform.ua/rubric-culture/3701198-tkacenko-pro-obstril-muzeu-u-kupansku-zberezena-bilsist-obektiv-kulturnoi-spadsini.html" text:style-name="Internet_20_link" text:visited-style-name="Visited_20_Internet_20_Link">
https://www.ukrinform.ua/rubric-culture/3701198-tkacenko-pro-obstril-muzeu-u-kupansku-zberezena-bilsist-obektiv-kulturnoi-spadsini.html</text:a>
</text:p>
      <!--NEWS-->
      <text:h text:style-name="P10" text:outline-level="1">
<text:span text:style-name="T4">
Odessa and Liverpool libraries became brothers - Zelenskaya</text:span>
</text:h>
      <text:p text:style-name="P4">
Authors: Ukrinform (Person)</text:p>
      <text:p text:style-name="P4">
Publisher: Укринформ (Organization)</text:p>
      <text:p text:style-name="P4">
Published Time: 2023-04-26T21:15:00+03:00</text:p>
      <text:p text:style-name="P4">
Modified Time: 2023-04-26T21:15:00+03:00</text:p>
      <text:p text:style-name="P4">
Description: Elena Zelenskaya, together with the King of Great Britain, Charles III and the Consorty Queen Camila, participated in the ceremony of declaration of brotherhood between Liverpool's central library and the Odessa Scientific Library named after Mikhail Hrushevsky. - Ukrinform.</text:p>
      <text:p text:style-name="P4">
Images: ["<text:a xlink:type="simple" xlink:href="https://static.ukrinform.com/photos/2023_04/thumb_files/630_360_1682532622-141.jpg" text:style-name="Internet_20_link" text:visited-style-name="Visited_20_Internet_20_Link">
630_360_16825...</text:a>
"]</text:p>
      <text:p text:style-name="P4">
Tags: ['Бібліотека', 'Британія', 'Олена Зеленська', 'Чарльз ІІІ']</text:p>
      <text:p text:style-name="P4">
Type: Article</text:p>
      <!--METADATA-->
      <text:p text:style-name="P4">
<draw:frame draw:style-name="fr1" draw:name="Image277" text:anchor-type="as-char" svg:width="6.9236in" svg:height="3.956343in" draw:z-index="0">
<draw:image xlink:href="../Images/yкринформ/2023-04-26T21-15-00-03-00/630_360_1682532622-141.jpg" xlink:type="simple" xlink:show="embed" xlink:actuate="onLoad" draw:mime-type="image/jpeg"/>
</draw:frame>
Olenazelenskaya, together with the King of Great Britain, Charles III and the Consorty Queen Camila, participated in the ceremony of the declaration of the brotherhood of the Liverpool International Library and the Odessa Scientific Library of Mikhail Hrushevsky.</text:p>
      <text:p text:style-name="P4">
The president's wife reported in <text:a xlink:type="simple" xlink:href="http://t.me/FirstLadyOfUkraine/2984" text:style-name="Internet_20_link" text:visited-style-name="Visited_20_Internet_20_Link">
</text:a>
, reports Ukrinform.</text:p>
      <text:p text:style-name="P4">
"This manifestation of solidarity is significant for Ukraine. From the beginning of the war we have lost 300 libraries. Libraries, like people, are risking because of Russian attacks," she wrote.</text:p>
      <text:p text:style-name="P4">
At the same time, the first lady expressed his gratitude to the United Kingdom for supporting the dead front. In her opinion, on the difficult days of the book and culture only moral but also effective support.</text:p>
      <text:p text:style-name="P4">
"Once of the Odessa Library had already had to be rebuilt - the Nazis has been bombed of the world. Now it helps us to endure with another attacker. Because Ukraine is now fighting just that the library has not been destroyed anywhere, books have not been burned. To be warned only in historical works. And every person in the world could read and develop, without the threat of attack and struggle for survival, " - the President said.</text:p>
      <text:p text:style-name="P4">
The first lady also emphasized the exclusive role of libraries during the winter.</text:p>
      <text:p text:style-name="P4">
"When there was no light and warmth, the libraries became a real humanitarian fighter hubs, a place where you could be together and feel the warmth of the meaning of the word," Zelenska wrote.</text:p>
      <text:p text:style-name="P4">
<text:span text:style-name="T4">
 Read also: </text:span>
 <text:a xlink:type="simple" xlink:href="https://www.ukrinform.ua/rubric-society/3699547-proekt-knizki-bez-kordoniv-realizuut-uze-v-37-krainah-zelenska.html" text:style-name="Internet_20_link" text:visited-style-name="Visited_20_Internet_20_Link">
</text:a>
It was reported that 528 libraries have been resolved or completely destroyed as a result of a full -scale invasion of Russia in Ukraine, more than 300 libraries were destroyed, at least 20 university libraries were injured, and 42 libraries were completely destroyed.</text:p>
      <text:p text:style-name="P4">
News Source: <text:a xlink:type="simple" xlink:href="https://www.ukrinform.ua/rubric-culture/3701199-biblioteki-odesi-j-liverpula-stali-pobratimami-zelenska.html" text:style-name="Internet_20_link" text:visited-style-name="Visited_20_Internet_20_Link">
https://www.ukrinform.ua/rubric-culture/3701199-biblioteki-odesi-j-liverpula-stali-pobratimami-zelenska.html</text:a>
</text:p>
      <!--NEWS-->
      <text:h text:style-name="P10" text:outline-level="1">
<text:span text:style-name="T4">
US Ambassador visited the Danube Ports Reni and Izmail</text:span>
</text:h>
      <text:p text:style-name="P4">
Authors: Ukrinform (Person)</text:p>
      <text:p text:style-name="P4">
Publisher: Укринформ (Organization)</text:p>
      <text:p text:style-name="P4">
Published Time: 2023-04-26T21:21:00+03:00</text:p>
      <text:p text:style-name="P4">
Modified Time: 2023-04-26T21:21:00+03:00</text:p>
      <text:p text:style-name="P4">
Description: The US Ambassador to Ukraine Bridget Brinka visited the Danube Ports Reni and Izmail to emphasize the support of the US government by Ukrainian grain exports during Russia's full -scale war. - Ukrinform.</text:p>
      <text:p text:style-name="P4">
Images: ["<text:a xlink:type="simple" xlink:href="https://static.ukrinform.com/photos/2023_04/thumb_files/630_360_1682532405-150.jpg" text:style-name="Internet_20_link" text:visited-style-name="Visited_20_Internet_20_Link">
630_360_16825...</text:a>
", "<text:a xlink:type="simple" xlink:href="https://static.ukrinform.com/photos/2023_04/thumb_files/630_360_1682533356-8535.jpeg" text:style-name="Internet_20_link" text:visited-style-name="Visited_20_Internet_20_Link">
630_360_16825...</text:a>
", "<text:a xlink:type="simple" xlink:href="https://static.ukrinform.com/photos/2023_04/thumb_files/630_360_1682533356-4202.jpeg" text:style-name="Internet_20_link" text:visited-style-name="Visited_20_Internet_20_Link">
630_360_16825...</text:a>
", "<text:a xlink:type="simple" xlink:href="https://static.ukrinform.com/photos/2023_04/thumb_files/630_360_1682533356-6535.jpeg" text:style-name="Internet_20_link" text:visited-style-name="Visited_20_Internet_20_Link">
630_360_16825...</text:a>
", "<text:a xlink:type="simple" xlink:href="https://static.ukrinform.com/photos/2023_04/thumb_files/630_360_1682533356-7215.jpeg" text:style-name="Internet_20_link" text:visited-style-name="Visited_20_Internet_20_Link">
630_360_16825...</text:a>
", "<text:a xlink:type="simple" xlink:href="https://static.ukrinform.com/photos/2023_04/thumb_files/630_360_1682533356-8383.jpeg" text:style-name="Internet_20_link" text:visited-style-name="Visited_20_Internet_20_Link">
630_360_16825...</text:a>
", "<text:a xlink:type="simple" xlink:href="https://static.ukrinform.com/photos/2023_04/thumb_files/630_360_1682533356-9743.jpeg" text:style-name="Internet_20_link" text:visited-style-name="Visited_20_Internet_20_Link">
630_360_16825...</text:a>
", "<text:a xlink:type="simple" xlink:href="https://static.ukrinform.com/photos/2023_04/thumb_files/630_360_1682533357-5712.jpeg" text:style-name="Internet_20_link" text:visited-style-name="Visited_20_Internet_20_Link">
630_360_16825...</text:a>
", "<text:a xlink:type="simple" xlink:href="https://static.ukrinform.com/photos/2023_04/thumb_files/630_360_1682533422-2462.jpeg" text:style-name="Internet_20_link" text:visited-style-name="Visited_20_Internet_20_Link">
630_360_16825...</text:a>
"]</text:p>
      <text:p text:style-name="P4">
Tags: ['Одещина', 'Порт', 'США', 'Бріджит Брінк', 'зерновий коридор']</text:p>
      <text:p text:style-name="P4">
Type: Article</text:p>
      <!--METADATA-->
      <text:p text:style-name="P4">
<draw:frame draw:style-name="fr1" draw:name="Image278" text:anchor-type="as-char" svg:width="6.9236in" svg:height="3.956343in" draw:z-index="0">
<draw:image xlink:href="../Images/yкринформ/2023-04-26T21-21-00-03-00/630_360_1682532405-150.jpg" xlink:type="simple" xlink:show="embed" xlink:actuate="onLoad" draw:mime-type="image/jpeg"/>
</draw:frame>
The Ambassador Slazed Ukraine Bridget Brynk visited the Danube ports of Renny and Izmail, to abandon the support of the US government by Ukrainian grain exports during a full -scale war.</text:p>
      <text:p text:style-name="P4">
Brinka reported in <text:a xlink:type="simple" xlink:href="https://twitter.com/USAmbKyiv/status/1651275215312240644" text:style-name="Internet_20_link" text:visited-style-name="Visited_20_Internet_20_Link">
</text:a>
, reports Ukrinform.</text:p>
      <text:p text:style-name="P4">
“While we support the brave defenders on the forefront, we are determined to promote economic development. A wonderful trip to Izmail and Odessa Oblast with Viceremier -Minister Alexander Kubrakov to discuss USAID and private sector target investments in the strategic sectors of the economy, ”the ambassador <text:a xlink:type="simple" xlink:href="https://www.ukrinform.ua/tag-ssa" text:style-name="Internet_20_link" text:visited-style-name="Visited_20_Internet_20_Link">
</text:a>
.</text:p>
      <text:p text:style-name="P4">
She added that through USAID, they were ready to support public-private partnership in Izmail and the Odessa region to expand exported exports to support Ukraine's economy and to mitigate the global crisis of food security that has aggravated due to Russia's war.</text:p>
      <text:p text:style-name="P4">
<text:span text:style-name="T4">
 Read also: </text:span>
 <text:a xlink:type="simple" xlink:href="https://www.ukrinform.ua/rubric-economy/3683872-porti-pridunava-zberigaut-visoki-tempi-vidvantazenna-zerna.html" text:style-name="Internet_20_link" text:visited-style-name="Visited_20_Internet_20_Link">
</text:a>
According to Ukrinform in the US Embassy press service, the initiative is being implemented with the help of the US and aims to modernize the activities of the ports of Izmail and Rena on the basis of joint investment of resources by USAID, Kernel and Nibulon companies.“With a number of private business partnerships, which USAID HEAR SUCCESS IN March this year, the US government within the framework(Agri-Ukraine)It will send this goal $ 8 million, while the total contribution of Kernel and Nibulon and Grain Initiative companies will be $ 36 million. Kernel is the United States by the US Government Financing Renny Modernization, and Nibulon, together with the US Government. Extension of the port of Izmail, ”the diploma was informed.</text:p>
      <text:p text:style-name="P4">
The embassy noted that further partnerships with the "grain -initiative" will allow to increase exports by acquiring the transfer of the transfer warehouse.</text:p>
      <text:p text:style-name="P4">
News Source: <text:a xlink:type="simple" xlink:href="https://www.ukrinform.ua/rubric-economy/3701206-posol-ssa-vidvidala-dunajski-porti-reni-ta-izmail.html" text:style-name="Internet_20_link" text:visited-style-name="Visited_20_Internet_20_Link">
https://www.ukrinform.ua/rubric-economy/3701206-posol-ssa-vidvidala-dunajski-porti-reni-ta-izmail.html</text:a>
</text:p>
      <!--NEWS-->
      <text:h text:style-name="P10" text:outline-level="1">
<text:span text:style-name="T4">
Military equipment of the Russians "disappeared" from storage in the north of Crimea</text:span>
</text:h>
      <text:p text:style-name="P4">
Authors: Ukrinform (Person)</text:p>
      <text:p text:style-name="P4">
Publisher: Укринформ (Organization)</text:p>
      <text:p text:style-name="P4">
Published Time: 2023-04-26T21:28:00+03:00</text:p>
      <text:p text:style-name="P4">
Modified Time: 2023-04-26T21:28:00+03:00</text:p>
      <text:p text:style-name="P4">
Description: In the north of the temporarily occupied Crimea, the Russian military removed equipment from storage. - Ukrinform.</text:p>
      <text:p text:style-name="P4">
Images: ["<text:a xlink:type="simple" xlink:href="https://static.ukrinform.com/photos/2022_04/thumb_files/630_360_1649246846-717.jpg" text:style-name="Internet_20_link" text:visited-style-name="Visited_20_Internet_20_Link">
630_360_16492...</text:a>
"]</text:p>
      <text:p text:style-name="P4">
Tags: ['Крим', 'Військова техніка', 'Війна з росією']</text:p>
      <text:p text:style-name="P4">
Type: Article</text:p>
      <!--METADATA-->
      <text:p text:style-name="P4">
<draw:frame draw:style-name="fr1" draw:name="Image279" text:anchor-type="as-char" svg:width="6.9236in" svg:height="3.956343in" draw:z-index="0">
<draw:image xlink:href="../Images/yкринформ/2023-04-26T21-28-00-03-00/630_360_1649246846-717.jpg" xlink:type="simple" xlink:show="embed" xlink:actuate="onLoad" draw:mime-type="image/jpeg"/>
</draw:frame>
In the north of the occupied Crimea, the Russian military removed the equipment from the locations.</text:p>
      <text:p text:style-name="P4">
This is evidenced by satellite images, reports Ukrinform with a reference to <text:a xlink:type="simple" xlink:href="https://t.me/svoboda_radio/16960" text:style-name="Internet_20_link" text:visited-style-name="Visited_20_Internet_20_Link">
</text:a>
.</text:p>
      <text:p text:style-name="P4">
The pictures show that in the village of Medvedivka, Dzhankoysky district in October 2022, January this year was <text:a xlink:type="simple" xlink:href="https://www.ukrinform.ua/tag-vijskova-tehnika" text:style-name="Internet_20_link" text:visited-style-name="Visited_20_Internet_20_Link">
</text:a>
. In the picture of April 25, it is absent, reported journalists.</text:p>
      <text:p text:style-name="P4">
Also in one of the photos you can see trenches, dug near the place where the equipment was previously.</text:p>
      <text:p text:style-name="P4">
<text:span text:style-name="T4">
 Read also: </text:span>
 <text:a xlink:type="simple" xlink:href="https://www.ukrinform.ua/rubric-crimea/3699008-rosiani-stvoruut-u-krimu-kilka-rubeziv-oboroni-ta-vivozat-majno-do-rf-gumenuk.html" text:style-name="Internet_20_link" text:visited-style-name="Visited_20_Internet_20_Link">
</text:a>
As <text:a xlink:type="simple" xlink:href="http://www.ukrinform.ua/rubric-crimea/3686929-strategia-deokupacii-taseva-zaavila-so-zaversenna-vijni-rozpocnetsa-zi-zvilnenna-krimu.html" text:style-name="Internet_20_link" text:visited-style-name="Visited_20_Internet_20_Link">
 </text:a>
, the permanent representative of the President of Ukraine to Tamila Tasheva ARC, on March 24, was that the strategy of de -occupation and reintegration of the temporarily occupied territory of the Autonomous Republic of Crimea and the city of Sevastopol will fix the key thesis that the completion will begin with the liberation of the peninsula.</text:p>
      <text:p text:style-name="P4">
<text:span text:style-name="T5">
Foto: General Staff of the Armed Forces</text:span>
</text:p>
      <text:p text:style-name="P4">
News Source: <text:a xlink:type="simple" xlink:href="https://www.ukrinform.ua/rubric-crimea/3701207-vijskova-tehnika-rosian-znikla-z-misc-zberiganna-na-pivnoci-krimu.html" text:style-name="Internet_20_link" text:visited-style-name="Visited_20_Internet_20_Link">
https://www.ukrinform.ua/rubric-crimea/3701207-vijskova-tehnika-rosian-znikla-z-misc-zberiganna-na-pivnoci-krimu.html</text:a>
</text:p>
      <!--NEWS-->
      <text:h text:style-name="P10" text:outline-level="1">
<text:span text:style-name="T4">
US and South Korea will continue to support Ukraine - Presidential statement</text:span>
</text:h>
      <text:p text:style-name="P4">
Authors: Ukrinform (Person)</text:p>
      <text:p text:style-name="P4">
Publisher: Укринформ (Organization)</text:p>
      <text:p text:style-name="P4">
Published Time: 2023-04-26T21:38:00+03:00</text:p>
      <text:p text:style-name="P4">
Modified Time: 2023-04-26T21:38:00+03:00</text:p>
      <text:p text:style-name="P4">
Description: The United States and South Korea will continue to make efforts to support Ukraine. - Ukrinform.</text:p>
      <text:p text:style-name="P4">
Images: ["<text:a xlink:type="simple" xlink:href="https://static.ukrinform.com/photos/2023_04/thumb_files/630_360_1682535789-708.jpg" text:style-name="Internet_20_link" text:visited-style-name="Visited_20_Internet_20_Link">
630_360_16825...</text:a>
"]</text:p>
      <text:p text:style-name="P4">
Tags: ['Байден', 'Корея', 'США', 'Україна']</text:p>
      <text:p text:style-name="P4">
Type: Article</text:p>
      <!--METADATA-->
      <text:p text:style-name="P4">
<draw:frame draw:style-name="fr1" draw:name="Image280" text:anchor-type="as-char" svg:width="6.9236in" svg:height="3.956343in" draw:z-index="0">
<draw:image xlink:href="../Images/yкринформ/2023-04-26T21-38-00-03-00/630_360_1682535789-708.jpg" xlink:type="simple" xlink:show="embed" xlink:actuate="onLoad" draw:mime-type="image/jpeg"/>
</draw:frame>
The connection and South Korea will continue to jointly make efforts to support Ukraine.</text:p>
      <text:p text:style-name="P4">
This was stated on Wednesday by US Presidents and the Republic of Korea Joe Biden and Yun Sokiol during a joint press conference in the White House, Ukrinform's own correspondent reports.</text:p>
      <text:p text:style-name="P4">
"We(with the President of the RC - ed.)They divided our joint firm obligation to prevent, along with the people of Ukraine, Russia's brutal attack on their freedom, territorial integrity and democracy. And the decisive support of Ukraine by Korea Republic is important, since the gross violation of the Russian Federation is important for nations around the world, not just in Europe, ” - stressed <text:a xlink:type="simple" xlink:href="https://www.ukrinform.ua/tag-bajden" text:style-name="Internet_20_link" text:visited-style-name="Visited_20_Internet_20_Link">
</text:a>
.</text:p>
      <text:p text:style-name="P4">
He emphasized that he is about what he believes and that the whole of international paintings, about the future that will receive the following generations.</text:p>
      <text:p text:style-name="P4">
<text:span text:style-name="T4">
 Read also: </text:span>
 <text:a xlink:type="simple" xlink:href="https://www.ukrinform.ua/rubric-world/3693120-bajden-prodovziv-sankcii-proti-rosii-se-na-rik.html" text:style-name="Internet_20_link" text:visited-style-name="Visited_20_Internet_20_Link">
<text:span text:style-name="T4">
 Biden </text:span>
</text:a>
“I believe that the world is now at a break. I believe that the choice we will make today will determine the direction of development of our world of tamybut of our children for decades ahead, ”the head of the White House emphasized.</text:p>
      <text:p text:style-name="P4">
In turn, the President of the Republic of Korea Yun Jok, Yol, said that his country with the United States will continue to make efforts to support Ukraine.</text:p>
      <text:p text:style-name="P4">
"We have confirmed that the use of force to deprive innocent people, an example of which Russia's invasion of Ukraine is not justified for any circumstances," Yun said.</text:p>
      <text:p text:style-name="P4">
In this connection, he stressed that he had agreed with the President of the United States "to continue working and efforts with the international community in support of Ukraine."</text:p>
      <text:p text:style-name="P4">
<text:span text:style-name="T4">
 Read also: </text:span>
 <text:a xlink:type="simple" xlink:href="https://www.ukrinform.ua/rubric-world/3699872-pivdenna-korea-rozsirila-obmezenna-na-eksport-tovariv-u-rf-ta-bilorus.html" text:style-name="Internet_20_link" text:visited-style-name="Visited_20_Internet_20_Link">
<text:span text:style-name="T4">
 Southern </text:span>
 <text:span text:style-name="T4">
 </text:span>
 Korea **</text:a>
In addition, he said, among other topics, during his meeting with Jobidden in the White House, it was also about ensuring global food safety.</text:p>
      <text:p text:style-name="P4">
As reported by Ukrinform, a meeting was held in Washington of the Presidential and the Republic of Korea. The issue of support for Ukraine, as well as the confrontation of the Russian Federation, has become one of the main topics of conversation of leaders.</text:p>
      <text:p text:style-name="P4">
News Source: <text:a xlink:type="simple" xlink:href="https://www.ukrinform.ua/rubric-world/3701210-bajden-zaaviv-pro-vazlivist-pidtrimki-ukraini-z-boku-pivdennoi-korei.html" text:style-name="Internet_20_link" text:visited-style-name="Visited_20_Internet_20_Link">
https://www.ukrinform.ua/rubric-world/3701210-bajden-zaaviv-pro-vazlivist-pidtrimki-ukraini-z-boku-pivdennoi-korei.html</text:a>
</text:p>
      <!--NEWS-->
      <text:h text:style-name="P10" text:outline-level="1">
<text:span text:style-name="T4">
Due to the aggressive actions of the Russian Federation, the Black Sea cannot be considered safe for 20 years - Navy commander</text:span>
</text:h>
      <text:p text:style-name="P4">
Authors: Ukrinform (Person)</text:p>
      <text:p text:style-name="P4">
Publisher: Укринформ (Organization)</text:p>
      <text:p text:style-name="P4">
Published Time: 2023-04-26T21:42:00+03:00</text:p>
      <text:p text:style-name="P4">
Modified Time: 2023-04-26T21:42:00+03:00</text:p>
      <text:p text:style-name="P4">
Description: The Navy Navy Commander Vceadmiral Alexei Shepapa is convinced that only if Ukraine is returned to Ukraine as of 1991, it is possible to restore security in the Azov-Black Sea region. - Ukrinform.</text:p>
      <text:p text:style-name="P4">
Images: ["<text:a xlink:type="simple" xlink:href="https://static.ukrinform.com/photos/2021_05/thumb_files/630_360_1620808775-761.jpg" text:style-name="Internet_20_link" text:visited-style-name="Visited_20_Internet_20_Link">
630_360_16208...</text:a>
"]</text:p>
      <text:p text:style-name="P4">
Tags: ['Крим', ' Чорне море', 'Азовське море', 'Безпека', 'Неїжпапа', 'Війна з росією']</text:p>
      <text:p text:style-name="P4">
Type: Article</text:p>
      <!--METADATA-->
      <text:p text:style-name="P4">
<draw:frame draw:style-name="fr1" draw:name="Image281" text:anchor-type="as-char" svg:width="6.9236in" svg:height="3.956343in" draw:z-index="0">
<draw:image xlink:href="../Images/yкринформ/2023-04-26T21-42-00-03-00/630_360_1620808775-761.jpg" xlink:type="simple" xlink:show="embed" xlink:actuate="onLoad" draw:mime-type="image/jpeg"/>
</draw:frame>
The Commander-in-Chief of the Armed Forces of the Armed Forces of Ukraine Alexei Zhpapa is convinced that only with the condition of Ukraine, as of 1991, it is possible to restore security in the Azov-Black Sea region as of 1991.</text:p>
      <text:p text:style-name="P4">
He said this during the Black Sea Security Forum, which took place with the participation of representatives of the countries of the Black Sea region and commander of fleets of other countries, Ukrinform reports, citing <text:a xlink:type="simple" xlink:href="http://www.facebook.com/100064727737034/posts/pfbid0a1GQgovR874jNXsFuLxaQeNYD5yLCYweB3MnR51JghNkPv2vFNXuzxwp1zGDGCGyl" text:style-name="Internet_20_link" text:visited-style-name="Visited_20_Internet_20_Link">
</text:a>
During the forum, the parties discussed the security situation and the actual threats to the Vasal-Black Sea region, as well as ways of developing further cooperation with interior to restore stability and security.</text:p>
      <text:p text:style-name="P4">
In the appeal to the representatives of the Member States, the Viceadmiral Alexeynetpapa noted that for 20 years <text:a xlink:type="simple" xlink:href="https://www.ukrinform.ua/tag-corne-more" text:style-name="Internet_20_link" text:visited-style-name="Visited_20_Internet_20_Link">
</text:a>
It cannot be considered safe because of the aggressive actions of the Russian Federation.</text:p>
      <text:p text:style-name="P4">
<text:span text:style-name="T4">
 Read also: </text:span>
 <text:a xlink:type="simple" xlink:href="https://www.ukrinform.ua/rubric-ato/3674301-neizpapa-ukrainskij-flot-posilivsa-u-kilka-raziv-rik-tomu-spivvidnosenna-do-sil-voroga-bulo-112.html" text:style-name="Internet_20_link" text:visited-style-name="Visited_20_Internet_20_Link">
<text:span text:style-name="T4">
 ITPAPA </text:span>
</text:a>
As examples, he gave an attempt to capture the Tuzla Island in 2003, the War of the 2008 group with the participation of the Crimean Crimean illegal annexation of the Crimea in 2014, the occupation of the Azov Sea in 2022 and the War in the Black Sea, as soon as it was.</text:p>
      <text:p text:style-name="P4">
The Commander of the Navy of the Armed Forces emphasized that the imperial ambitions of the Russian Federation are spread not only in the Occident and Azov, but also to the Baltic and North Sea and the Pacific.</text:p>
      <text:p text:style-name="P4">
As it was reported, the Russian Federation suspended the work of the Grain Corridor on April 26.</text:p>
      <text:p text:style-name="P4">
News Source: <text:a xlink:type="simple" xlink:href="https://www.ukrinform.ua/rubric-crimea/3701215-cerez-agresivni-dii-rf-corne-more-ne-mozna-vvazati-bezpecnim-vze-20-rokiv-komanduvac-vms.html" text:style-name="Internet_20_link" text:visited-style-name="Visited_20_Internet_20_Link">
https://www.ukrinform.ua/rubric-crimea/3701215-cerez-agresivni-dii-rf-corne-more-ne-mozna-vvazati-bezpecnim-vze-20-rokiv-komanduvac-vms.html</text:a>
</text:p>
      <!--NEWS-->
      <text:h text:style-name="P10" text:outline-level="1">
<text:span text:style-name="T4">
Ukrainian hockey players won the second victory for the 2023 World Cup, beating Estonia</text:span>
</text:h>
      <text:p text:style-name="P4">
Authors: Ukrinform (Person)</text:p>
      <text:p text:style-name="P4">
Publisher: Укринформ (Organization)</text:p>
      <text:p text:style-name="P4">
Published Time: 2023-04-26T21:47:09+03:00</text:p>
      <text:p text:style-name="P4">
Modified Time: 2023-04-26T21:47:09+03:00</text:p>
      <text:p text:style-name="P4">
Description: In Tallinn (Estonia) with the participation of the national team of Ukraine, the World Hockey Championship in the Division of IP continues. - Ukrinform.</text:p>
      <text:p text:style-name="P4">
Images: ["<text:a xlink:type="simple" xlink:href="https://static.ukrinform.com/photos/2023_04/thumb_files/630_360_1682534503-573.jpg" text:style-name="Internet_20_link" text:visited-style-name="Visited_20_Internet_20_Link">
630_360_16825...</text:a>
"]</text:p>
      <text:p text:style-name="P4">
Tags: ['Чемпіонат світу', 'Естонія', 'хокей', 'Збірна України']</text:p>
      <text:p text:style-name="P4">
Type: Article</text:p>
      <!--METADATA-->
      <text:p text:style-name="P4">
<draw:frame draw:style-name="fr1" draw:name="Image282" text:anchor-type="as-char" svg:width="6.9236in" svg:height="3.956343in" draw:z-index="0">
<draw:image xlink:href="../Images/yкринформ/2023-04-26T21-47-09-03-00/630_360_1682534503-573.jpg" xlink:type="simple" xlink:show="embed" xlink:actuate="onLoad" draw:mime-type="image/jpeg"/>
</draw:frame>
In Tallinn(Estonia)With the participation of the national team of Ukraine, the World Hockey World Championships are ongoing.</text:p>
      <text:p text:style-name="P4">
The third round of the championship brought the second victory "Blue and yellow", which took the mountain of Estonia - 7: 4(1:1, 4:1, 2:2), reports Ukrinform.</text:p>
      <text:p text:style-name="P4">
In other matches of the Netherlands Game Day, China's hockey players have defeated - 7: 2(3:0,3:2, 1:0), and Japan confidently won Serbia - 8: 3(2:0, 1:2, 5:1).</text:p>
      <text:p text:style-name="P4">
Турнірне становище: Японія - 9 очок, Україна - 7, Естонія - 5, Нідерланди - 3,Китай - 2, Сербія - 1.</text:p>
      <text:p text:style-name="P4">
<text:span text:style-name="T4">
Читайте також:</text:span>
 <text:a xlink:type="simple" xlink:href="https://www.ukrinform.ua/rubric-sports/3700103-zbirna-ukraini-rozgromila-hokeistiv-serbii-na-cempionatu-svitu-v-estonii.html" text:style-name="Internet_20_link" text:visited-style-name="Visited_20_Internet_20_Link">
 </text:a>
On April 27, Vadim Framechuk's wards will play with the Netherlands, Japan will resist Japan on April 29.</text:p>
      <text:p text:style-name="P4">
<text:span text:style-name="T4">
 Read also: </text:span>
 <text:a xlink:type="simple" xlink:href="https://www.ukrinform.ua/rubric-sports/3699666-hokej-zbirna-ukraini-postupilasa-kitau-v-overtajmi-na-cs.html" text:style-name="Internet_20_link" text:visited-style-name="Visited_20_Internet_20_Link">
<text:span text:style-name="T4">
 hockey </text:span>
</text:a>
The winner of the tournament will increase in the classroom and will play in the second season the classification of the IA division next season.</text:p>
      <text:p text:style-name="P4">
Photo: FHU.</text:p>
      <text:p text:style-name="P4">
News Source: <text:a xlink:type="simple" xlink:href="https://www.ukrinform.ua/rubric-sports/3701216-ukrainski-hokeisti-zdobuli-drugu-peremogu-na-cs2023-obigravsi-estoniu.html" text:style-name="Internet_20_link" text:visited-style-name="Visited_20_Internet_20_Link">
https://www.ukrinform.ua/rubric-sports/3701216-ukrainski-hokeisti-zdobuli-drugu-peremogu-na-cs2023-obigravsi-estoniu.html</text:a>
</text:p>
      <!--NEWS-->
      <text:h text:style-name="P10" text:outline-level="1">
<text:span text:style-name="T4">
More than 95% of the Chernobyl Exclusion Zone can be replaced</text:span>
</text:h>
      <text:p text:style-name="P4">
Authors: Ukrinform (Person)</text:p>
      <text:p text:style-name="P4">
Publisher: Укринформ (Organization)</text:p>
      <text:p text:style-name="P4">
Published Time: 2023-04-26T21:48:00+03:00</text:p>
      <text:p text:style-name="P4">
Modified Time: 2023-04-26T21:48:00+03:00</text:p>
      <text:p text:style-name="P4">
Description: </text:p>
      <text:p text:style-name="P4">
Понад 95% Території Зони Відчуження Чорнобильської Аес Може Бути Заміновано, Оскільки Фахівці Поки Не Можуть Її Обстежити. — Укрінформ.: </text:p>
      <text:p text:style-name="P4">
Images: ["<text:a xlink:type="simple" xlink:href="https://static.ukrinform.com/photos/2023_01/thumb_files/630_360_1673620106-978.jpeg" text:style-name="Internet_20_link" text:visited-style-name="Visited_20_Internet_20_Link">
630_360_16736...</text:a>
"]</text:p>
      <text:p text:style-name="P4">
Tags: ['ЧАЕС', 'Мінування']</text:p>
      <text:p text:style-name="P4">
Type: Article</text:p>
      <!--METADATA-->
      <text:p text:style-name="P4">
<draw:frame draw:style-name="fr1" draw:name="Image283" text:anchor-type="as-char" svg:width="6.9236in" svg:height="3.956343in" draw:z-index="0">
<draw:image xlink:href="../Images/yкринформ/2023-04-26T21-48-00-03-00/630_360_1673620106-978.jpeg" xlink:type="simple" xlink:show="embed" xlink:actuate="onLoad" draw:mime-type="image/jpeg"/>
</draw:frame>
More than 95%of the Chornobyl NPP exclusion area can be replaced as Fails cannot survey it yet.</text:p>
      <text:p text:style-name="P4">
Head of the State Agency of Ukraine, the head of the State Agency of Ukraine, Yevhen Kramarenko, said this in a comment to Ukrinform.</text:p>
      <text:p text:style-name="P4">
“We have now changed with specialists the objects that are needed for our daily activities. However, the territory that is in forestry, <text:a xlink:type="simple" xlink:href="https://www.ukrinform.ua/tag-mina" text:style-name="Internet_20_link" text:visited-style-name="Visited_20_Internet_20_Link">
</text:a>
. There was no taming for our forces. Therefore, conditionally, 95-98% of the exclusion zone is replaced because it is not examined for the presence of explosive devices, ”-said Kramarenko.</text:p>
      <text:p text:style-name="P4">
<text:span text:style-name="T4">
 Read also: </text:span>
 <text:a xlink:type="simple" xlink:href="https://www.ukrinform.ua/rubric-vidbudova/3701172-ukraina-vze-otrimala-vid-donoriv-23-miljoni-na-vidnovlenna-cornobilskoi-zoni.html" text:style-name="Internet_20_link" text:visited-style-name="Visited_20_Internet_20_Link">
</text:a>
According to him, the demining of this territory can cause the moving of the floor that is contaminated with radionuclides. However, due to a fairly significant area, 2 600 square meters. km, it will not go beyond the exclusion zone.</text:p>
      <text:p text:style-name="P4">
“It is more(Availability of explosive objects - ed.)It harms animals that are being blown up on mines, ”Kramarenko warned.</text:p>
      <text:p text:style-name="P4">
<text:span text:style-name="T4">
 Read also: </text:span>
 <text:a xlink:type="simple" xlink:href="https://www.ukrinform.ua/rubric-economy/3700838-pidpriemstva-na-caes-uze-povernulisa-do-normalnogo-rezimu-roboti-zelenskij.html" text:style-name="Internet_20_link" text:visited-style-name="Visited_20_Internet_20_Link">
<text:span text:style-name="T4">
 CHPP </text:span>
</text:a>
It was reported that the Chernobyl exclusion zone was occupied from February 24 to March 31, 2022.</text:p>
      <text:p text:style-name="P4">
News Source: <text:a xlink:type="simple" xlink:href="https://www.ukrinform.ua/rubric-society/3701184-ponad-95-teritorii-zoni-vidcuzenna-caes-moze-buti-zaminovano.html" text:style-name="Internet_20_link" text:visited-style-name="Visited_20_Internet_20_Link">
https://www.ukrinform.ua/rubric-society/3701184-ponad-95-teritorii-zoni-vidcuzenna-caes-moze-buti-zaminovano.html</text:a>
</text:p>
      <!--NEWS-->
      <text:h text:style-name="P10" text:outline-level="1">
<text:span text:style-name="T4">
The city administration staff were injured during yesterday's blow to Kupyansk</text:span>
</text:h>
      <text:p text:style-name="P4">
Authors: Ukrinform (Person)</text:p>
      <text:p text:style-name="P4">
Publisher: Укринформ (Organization)</text:p>
      <text:p text:style-name="P4">
Published Time: 2023-04-26T21:48:24+03:00</text:p>
      <text:p text:style-name="P4">
Modified Time: 2023-04-26T21:48:24+03:00</text:p>
      <text:p text:style-name="P4">
Description: During the museum in Kupyansk, which the Russian troops were struck on the morning of April 25, the city administration workers were injured. - Ukrinform.</text:p>
      <text:p text:style-name="P4">
Images: ["<text:a xlink:type="simple" xlink:href="https://static.ukrinform.com/photos/2023_04/thumb_files/630_360_1682532501-563.jpg" text:style-name="Internet_20_link" text:visited-style-name="Visited_20_Internet_20_Link">
630_360_16825...</text:a>
"]</text:p>
      <text:p text:style-name="P4">
Tags: ['Обстріл', 'Харківщина', 'Війна з росією', 'Єдині новини']</text:p>
      <text:p text:style-name="P4">
Type: Article</text:p>
      <!--METADATA-->
      <text:p text:style-name="P4">
<draw:frame draw:style-name="fr1" draw:name="Image284" text:anchor-type="as-char" svg:width="6.9236in" svg:height="3.956343in" draw:z-index="0">
<draw:image xlink:href="../Images/yкринформ/2023-04-26T21-48-24-03-00/630_360_1682532501-563.jpg" xlink:type="simple" xlink:show="embed" xlink:actuate="onLoad" draw:mime-type="image/jpeg"/>
</draw:frame>
During the museum in Kupyansk, which the Russian troops were inflicted on the morning of April 25, the city administration workers were injured.</text:p>
      <text:p text:style-name="P4">
Andriy Kanashevich said this on the national telephone "Unified News" on the only news "Unified News", the head of theakupupianship district military administration, reported by Ukrinform.</text:p>
      <text:p text:style-name="P4">
“The museum did not work. But the building was used as administrative, because many buildings were destroyed <text:a xlink:type="simple" xlink:href="https://www.ukrinform.ua/tag-obstril" text:style-name="Internet_20_link" text:visited-style-name="Visited_20_Internet_20_Link">
</text:a>
occupants. Both the city authorities and the district are constantly in search of places where the services can be displayed. There was a department of culture and sports of Kupyansk city administration, respectively, there were employees of the MBA, and the staff of the administration was mostly worked, ”he said.</text:p>
      <text:p text:style-name="P4">
In general, according to Kanashevich, 8 people have been addressed, and the state is satisfactory, some remain in the hospital.</text:p>
      <text:p text:style-name="P4">
According to preliminary information, the building is not recoverable.</text:p>
      <text:p text:style-name="P4">
"It is erected in the early twentieth century, there are wooden floors, everything is demolished. At first glance, the building is not recoverable. Like the building nearby, some months ago, the C-300 flew, also the beginning of the XX century. This will be necessary to wear it, ”the district head said.</text:p>
      <text:p text:style-name="P4">
<text:span text:style-name="T4">
 Read also: </text:span>
 <text:a xlink:type="simple" xlink:href="https://www.ukrinform.ua/rubric-culture/3701198-tkacenko-pro-obstril-muzeu-u-kupansku-zberezena-bilsist-obektiv-kulturnoi-spadsini.html" text:style-name="Internet_20_link" text:visited-style-name="Visited_20_Internet_20_Link">
<text:span text:style-name="T4">
 Tkachenko </text:span>
</text:a>
In total, more than half of different institutional institutions have been destroyed or damaged in the city.</text:p>
      <text:p text:style-name="P4">
"If we talk about municipal institutions and educational institutions, the percentage of exactly more than 50. If we talk about private housing, interest 20 has been done," Kanashevich said.</text:p>
      <text:p text:style-name="P4">
According to him, Kupyansk remains about 5,000 inhabitants.</text:p>
      <text:p text:style-name="P4">
As it was reported, in the morning of April 25, the Russian troops were hit by two C-300 missiles Kupyansk, resulting in completely destroyed the premises of the local museum. <text:a xlink:type="simple" xlink:href="https://www.ukrinform.ua/rubric-regions/3700864-unaslidok-rosijskogo-udaru-po-kupansku-zaginula-direktor-kraeznavcogo-muzeu.html" text:style-name="Internet_20_link" text:visited-style-name="Visited_20_Internet_20_Link">
</text:a>
–Director of the Museum of Local History Irina Osadchy and an employee of the Museum of Olenivodopianova.</text:p>
      <text:p text:style-name="P4">
<text:span text:style-name="T5">
Foto: Kharkiv Regional Prosecutor's Office</text:span>
</text:p>
      <text:p text:style-name="P4">
News Source: <text:a xlink:type="simple" xlink:href="https://www.ukrinform.ua/rubric-regions/3701217-pid-cas-vcorasnogo-udaru-po-kupansku-postrazdali-pracivniki-miskoi-administracii.html" text:style-name="Internet_20_link" text:visited-style-name="Visited_20_Internet_20_Link">
https://www.ukrinform.ua/rubric-regions/3701217-pid-cas-vcorasnogo-udaru-po-kupansku-postrazdali-pracivniki-miskoi-administracii.html</text:a>
</text:p>
      <!--NEWS-->
      <text:h text:style-name="P10" text:outline-level="1">
<text:span text:style-name="T4">
The Russians fired twice a day with a fire department in Kharkiv region</text:span>
</text:h>
      <text:p text:style-name="P4">
Authors: Ukrinform (Person)</text:p>
      <text:p text:style-name="P4">
Publisher: Укринформ (Organization)</text:p>
      <text:p text:style-name="P4">
Published Time: 2023-04-26T21:58:01+03:00</text:p>
      <text:p text:style-name="P4">
Modified Time: 2023-04-26T21:58:01+03:00</text:p>
      <text:p text:style-name="P4">
Description: Russian invaders fired a fire department twice in April 26 in Kharkiv region. - Ukrinform.</text:p>
      <text:p text:style-name="P4">
Images: ["<text:a xlink:type="simple" xlink:href="https://static.ukrinform.com/photos/2023_04/thumb_files/630_360_1682535428-242.jpg" text:style-name="Internet_20_link" text:visited-style-name="Visited_20_Internet_20_Link">
630_360_16825...</text:a>
"]</text:p>
      <text:p text:style-name="P4">
Tags: ['Обстріл', 'Харківщина', 'Війна з росією']</text:p>
      <text:p text:style-name="P4">
Type: Article</text:p>
      <!--METADATA-->
      <text:p text:style-name="P4">
<draw:frame draw:style-name="fr1" draw:name="Image285" text:anchor-type="as-char" svg:width="6.9236in" svg:height="3.956343in" draw:z-index="0">
<draw:image xlink:href="../Images/yкринформ/2023-04-26T21-58-01-03-00/630_360_1682535428-242.jpg" xlink:type="simple" xlink:show="embed" xlink:actuate="onLoad" draw:mime-type="image/jpeg"/>
</draw:frame>
The Russian -enchantments twice for April 26 fired a fire department in the Kharkiv region.</text:p>
      <text:p text:style-name="P4">
According to Ukrinform, the State Emergency Service reports in <text:a xlink:type="simple" xlink:href="https://t.me/dsns_telegram/16286" text:style-name="Internet_20_link" text:visited-style-name="Visited_20_Internet_20_Link">
</text:a>
.</text:p>
      <text:p text:style-name="P4">
“Twice during the day the Russians fired at the fire department on <text:a xlink:type="simple" xlink:href="https://www.ukrinform.ua/tag-harkivsina" text:style-name="Internet_20_link" text:visited-style-name="Visited_20_Internet_20_Link">
</text:a>
. As a result of the shelling, the building was damaged, as well as rescuers, ”the message reads.</text:p>
      <text:p text:style-name="P4">
The enemy's actions only once again prove that he deliberately violates all normative law.</text:p>
      <text:p text:style-name="P4">
"Fortunately, the personnel have not been injured and will continue to assist the consequences of this unfair war," the SES added.</text:p>
      <text:p text:style-name="P4">
<text:span text:style-name="T4">
 Read also: </text:span>
 <text:a xlink:type="simple" xlink:href="https://www.ukrinform.ua/rubric-regions/3701217-pid-cas-vcorasnogo-udaru-po-kupansku-postrazdali-pracivniki-miskoi-administracii.html" text:style-name="Internet_20_link" text:visited-style-name="Visited_20_Internet_20_Link">
<text:span text:style-name="T4">
 KUSK </text:span>
 <text:span text:style-name="T4">
 JANSKA </text:span>
</text:a>
As reported by Ukrinform, in the morning of April 25, Russia struck Kupyansk Kharkiv region, kissing the museum of local lore. Two people were taken as a result of rocket strike.</text:p>
      <text:p text:style-name="P4">
News Source: <text:a xlink:type="simple" xlink:href="https://www.ukrinform.ua/rubric-ato/3701219-rosiani-dvici-za-den-obstrilali-pozeznu-castinu-na-harkivsini.html" text:style-name="Internet_20_link" text:visited-style-name="Visited_20_Internet_20_Link">
https://www.ukrinform.ua/rubric-ato/3701219-rosiani-dvici-za-den-obstrilali-pozeznu-castinu-na-harkivsini.html</text:a>
</text:p>
      <!--NEWS-->
      <text:h text:style-name="P10" text:outline-level="1">
<text:span text:style-name="T4">
Shmigal in Italy visited the air defense company production company</text:span>
</text:h>
      <text:p text:style-name="P4">
Authors: Ukrinform (Person)</text:p>
      <text:p text:style-name="P4">
Publisher: Укринформ (Organization)</text:p>
      <text:p text:style-name="P4">
Published Time: 2023-04-26T22:00:00+03:00</text:p>
      <text:p text:style-name="P4">
Modified Time: 2023-04-26T22:00:00+03:00</text:p>
      <text:p text:style-name="P4">
Description: Ukraine considers the possibility of joint production of components for air defense with the Italian defense enterprise Rheinmetall Italia S.P.A. - Ukrinform.</text:p>
      <text:p text:style-name="P4">
Images: ["<text:a xlink:type="simple" xlink:href="https://static.ukrinform.com/photos/2023_04/thumb_files/630_360_1682535290-775.jpg" text:style-name="Internet_20_link" text:visited-style-name="Visited_20_Internet_20_Link">
630_360_16825...</text:a>
"]</text:p>
      <text:p text:style-name="P4">
Tags: ['Італія', 'Шмигаль', 'ППО']</text:p>
      <text:p text:style-name="P4">
Type: Article</text:p>
      <!--METADATA-->
      <text:p text:style-name="P4">
<draw:frame draw:style-name="fr1" draw:name="Image286" text:anchor-type="as-char" svg:width="6.9236in" svg:height="3.956343in" draw:z-index="0">
<draw:image xlink:href="../Images/yкринформ/2023-04-26T22-00-00-03-00/630_360_1682535290-775.jpg" xlink:type="simple" xlink:show="embed" xlink:actuate="onLoad" draw:mime-type="image/jpeg"/>
</draw:frame>
Ukraine considers the possibility of joint production of components for air defense with the Italian moboron enterprise Rheinmetall Italia S.P.A.</text:p>
      <text:p text:style-name="P4">
According to Ukrinform, Prime Minister Denis Shmigal reported in <text:a xlink:type="simple" xlink:href="http://t.me/Denys_Smyhal/5109" text:style-name="Internet_20_link" text:visited-style-name="Visited_20_Internet_20_Link">
</text:a>
.</text:p>
      <text:p text:style-name="P4">
"Today visited the Italian defense enterprise Rheinmetall Italia S.P.A., which specializes in the production of modern air defense systems. Among its development -PPO small radius of Skynex action. We need such effective weapons to protect drones people, "the head of government wrote.</text:p>
      <text:p text:style-name="P4">
The prime minister stressed that such batteries are already on the alternation of in Ukraine. At the same time, "the possibility of joint production of component systems" is considered, "he added.</text:p>
      <text:p text:style-name="P4">
<text:span text:style-name="T4">
 Read also: </text:span>
 <text:a xlink:type="simple" xlink:href="https://www.ukrinform.ua/rubric-vidbudova/3701141-smigal-rozpoviv-aki-vazlivi-ugodi-planuut-pidpisati-u-rimi.html" text:style-name="Internet_20_link" text:visited-style-name="Visited_20_Internet_20_Link">
<text:span text:style-name="T4">
 Shmigal </text:span>
</text:a>
"I thank partners for their support!We are working to have more effective ones. They will create a reliable shield around our strategic infrastructure entities," - said <text:a xlink:type="simple" xlink:href="https://www.ukrinform.ua/tag-smigal" text:style-name="Internet_20_link" text:visited-style-name="Visited_20_Internet_20_Link">
</text:a>
.</text:p>
      <text:p text:style-name="P4">
As reported by Ukrinform, Shmigal is in Italy, where a two -way conference on the restoration of Ukraine is involved.</text:p>
      <text:p text:style-name="P4">
News Source: <text:a xlink:type="simple" xlink:href="https://www.ukrinform.ua/rubric-ato/3701220-smigal-v-italii-vidvidav-pidpriemstvo-z-virobnictva-sistem-ppo.html" text:style-name="Internet_20_link" text:visited-style-name="Visited_20_Internet_20_Link">
https://www.ukrinform.ua/rubric-ato/3701220-smigal-v-italii-vidvidav-pidpriemstvo-z-virobnictva-sistem-ppo.html</text:a>
</text:p>
      <!--NEWS-->
      <text:h text:style-name="P10" text:outline-level="1">
<text:span text:style-name="T4">
Yastremskaya gave way to Wimbledon's finalist at the start of a tennis tournament in Spain</text:span>
</text:h>
      <text:p text:style-name="P4">
Authors: Ukrinform (Person)</text:p>
      <text:p text:style-name="P4">
Publisher: Укринформ (Organization)</text:p>
      <text:p text:style-name="P4">
Published Time: 2023-04-26T22:01:53+03:00</text:p>
      <text:p text:style-name="P4">
Modified Time: 2023-04-26T22:01:53+03:00</text:p>
      <text:p text:style-name="P4">
Description: Ukrainian Diana Yastremskaya was unable to overcome the first circle at the prestigious tournament of the Women's Tennis Association (WTA) - Mutua Madrid Open - in Madrid (Spain) with a prize fund of $ 7.652 million - Ukrinform.</text:p>
      <text:p text:style-name="P4">
Images: ["<text:a xlink:type="simple" xlink:href="https://static.ukrinform.com/photos/2023_04/thumb_files/630_360_1682535645-388.jpg" text:style-name="Internet_20_link" text:visited-style-name="Visited_20_Internet_20_Link">
630_360_16825...</text:a>
"]</text:p>
      <text:p text:style-name="P4">
Tags: ['Теніс', 'Даяна Ястремська']</text:p>
      <text:p text:style-name="P4">
Type: Article</text:p>
      <!--METADATA-->
      <text:p text:style-name="P4">
<draw:frame draw:style-name="fr1" draw:name="Image287" text:anchor-type="as-char" svg:width="6.9236in" svg:height="3.956343in" draw:z-index="0">
<draw:image xlink:href="../Images/yкринформ/2023-04-26T22-01-53-03-00/630_360_1682535645-388.jpg" xlink:type="simple" xlink:show="embed" xlink:actuate="onLoad" draw:mime-type="image/jpeg"/>
</draw:frame>
Ukrainian Yastremskaya was unable to overcome the first circle at the prestigious tournament(WTA)- Mutua Madrid Open - in Madrid(Spain)With a prize fund $ 7.652 million.</text:p>
      <text:p text:style-name="P4">
In the starting duel of the main grid of competition Yastremskaya in three sets, the finalist of Wimbledon -2014 Eugene Bushar from Canada - 7: 6(8:6), 2: 6.2: 6, transmits Ukrinf.</text:p>
      <text:p text:style-name="P4">
The match lasted almost 2.5 hours.</text:p>
      <text:p text:style-name="P4">
For reaching the third circle Mutua Madrid Open Bushar will come together with the 18th Number of Italian Martina Trevam.</text:p>
      <text:p text:style-name="P4">
<text:span text:style-name="T4">
 Read also: </text:span>
 <text:a xlink:type="simple" xlink:href="https://www.ukrinform.ua/rubric-sports/3701047-svitolina-dostrokovo-zaversila-vistup-na-turniri-wta-u-madridi.html" text:style-name="Internet_20_link" text:visited-style-name="Visited_20_Internet_20_Link">
</text:a>
The Madrid tournament will last until May 6.</text:p>
      <text:p text:style-name="P4">
Photo: Getty Images.</text:p>
      <text:p text:style-name="P4">
News Source: <text:a xlink:type="simple" xlink:href="https://www.ukrinform.ua/rubric-sports/3701221-astremska-postupilasa-finalistci-vimbldona-na-starti-tenisnogo-turnirui-v-ispanii.html" text:style-name="Internet_20_link" text:visited-style-name="Visited_20_Internet_20_Link">
https://www.ukrinform.ua/rubric-sports/3701221-astremska-postupilasa-finalistci-vimbldona-na-starti-tenisnogo-turnirui-v-ispanii.html</text:a>
</text:p>
      <!--NEWS-->
      <text:h text:style-name="P10" text:outline-level="1">
<text:span text:style-name="T4">
More than 150 Ukrainian companies - President of CCI took part in the Conference on Reconstruction in Rome</text:span>
</text:h>
      <text:p text:style-name="P4">
Authors: Ukrinform (Person)</text:p>
      <text:p text:style-name="P4">
Publisher: Укринформ (Organization)</text:p>
      <text:p text:style-name="P4">
Published Time: 2023-04-26T22:17:00+03:00</text:p>
      <text:p text:style-name="P4">
Modified Time: 2023-04-26T22:17:00+03:00</text:p>
      <text:p text:style-name="P4">
Description: Representatives of more than 150 Ukrainian companies were able to meet it with Italian businessmen and discuss the opportunities for cooperation in many areas and even conclude some contracts. - Ukrinform.</text:p>
      <text:p text:style-name="P4">
Images: ["<text:a xlink:type="simple" xlink:href="https://static.ukrinform.com/photos/2023_04/thumb_files/630_360_1682536693-878.jpg" text:style-name="Internet_20_link" text:visited-style-name="Visited_20_Internet_20_Link">
630_360_16825...</text:a>
", "<text:a xlink:type="simple" xlink:href="https://static.ukrinform.com/photos/2023_04/1682536693-991.jpeg" text:style-name="Internet_20_link" text:visited-style-name="Visited_20_Internet_20_Link">
1682536693-99...</text:a>
"]</text:p>
      <text:p text:style-name="P4">
Tags: ['Італія', 'Україна', 'ТППУ', 'Конференція', 'Відбудова']</text:p>
      <text:p text:style-name="P4">
Type: Article</text:p>
      <!--METADATA-->
      <text:p text:style-name="P4">
<draw:frame draw:style-name="fr1" draw:name="Image288" text:anchor-type="as-char" svg:width="6.9236in" svg:height="3.956343in" draw:z-index="0">
<draw:image xlink:href="../Images/yкринформ/2023-04-26T22-17-00-03-00/630_360_1682536693-878.jpg" xlink:type="simple" xlink:show="embed" xlink:actuate="onLoad" draw:mime-type="image/jpeg"/>
</draw:frame>
Representatives of more than 150 Ukrainian companies have been able to meet Zitalyan businessmen and discuss the opportunities for cooperation on many towers and even conclude some contracts.</text:p>
      <text:p text:style-name="P4">
Gennady Chizhikov told the results of the conference of Ukrinform.</text:p>
      <text:p text:style-name="P4">
According to him, in Rome on April 26, more than 150 Ukrainian companies gathered to discuss the opportunities for cooperation during the war. "Not only listened to the boys, not only told that they bother us, but they became familiar with: each company has 5-7 business intervals, some even signed business contracts," said the head of the CCI.</text:p>
      <text:p text:style-name="P4">
<draw:frame draw:style-name="fr1" draw:name="Image289" text:anchor-type="as-char" svg:width="6.9236in" svg:height="4.615733in" draw:z-index="0">
<draw:image xlink:href="../Images/yкринформ/2023-04-26T22-17-00-03-00/1682536693-991.jpeg" xlink:type="simple" xlink:show="embed" xlink:actuate="onLoad" draw:mime-type="image/jpeg"/>
</draw:frame>
He recalled that the high level of the event was offered during a visit to the Ukrainian premiere, Italy, George Meloni. In Rome, the address of President of Ukraine Volodymyr Zelensky was heard, and leaderships, business associations took part in the plenary session. In addition to the plenary there were thematic meetings dedicated to infrastructure and logistics, pharmaceuticals and medicine, issues related to the development of industry, IT and more.</text:p>
      <text:p text:style-name="P4">
In relation to each block, certain proposals were developed, important for the development of bilateral relations, negotiations of Business-to-Business are taking place, said the head of the CCI. Chizhikov drew attention to the fact that Italy is a member of G7, it has a great experience in mechanical engineering, including transport; engineering, IT, renewable energy, and other industries.</text:p>
      <text:p text:style-name="P4">
<text:span text:style-name="T4">
 Read also: </text:span>
 <text:a xlink:type="simple" xlink:href="https://www.ukrinform.ua/rubric-vidbudova/3701094-smigal-pro-konferenciu-u-rimi-maemo-spilnu-zacikavlenist-v-realizacii-proektiv-vidbudovi.html" text:style-name="Internet_20_link" text:visited-style-name="Visited_20_Internet_20_Link">
</text:a>
“The Italians were sent to the message: where to go, with whom and how to work; something open that you do not have to wait for the end of the war, but start moving in the direction <text:a xlink:type="simple" xlink:href="https://www.ukrinform.ua/tag-vidbudova" text:style-name="Internet_20_link" text:visited-style-name="Visited_20_Internet_20_Link">
</text:a>
Ukraine, ”he said.</text:p>
      <text:p text:style-name="P4">
Chizhikov called very inspiring that the Italians also believe in the victory of Ukraine and VTE that the victory will be on the conditions of our country.</text:p>
      <text:p text:style-name="P4">
"They see Ukraine in the future as a driver, including the European economy," the CCI head emphasized.</text:p>
      <text:p text:style-name="P4">
<text:span text:style-name="T4">
 Read also: </text:span>
 <text:a xlink:type="simple" xlink:href="https://www.ukrinform.ua/rubric-vidbudova/3701055-meloni-hoce-sob-italijci-zastosuvali-dosvid-svogo-ekonomicnogo-diva-1960h-rokiv-v-ukraini.html" text:style-name="Internet_20_link" text:visited-style-name="Visited_20_Internet_20_Link">
<text:span text:style-name="T4">
 Melonney </text:span>
</text:a>
</text:p>
      <text:p text:style-name="P4">
_ Photo on the main: Denis Shmigal, Facebook_</text:p>
      <text:p text:style-name="P4">
News Source: <text:a xlink:type="simple" xlink:href="https://www.ukrinform.ua/rubric-vidbudova/3701224-ucast-u-konferencii-z-vidbudovi-v-rimi-vzali-ponad-150-ukrainskih-kompanij-prezident-tpp.html" text:style-name="Internet_20_link" text:visited-style-name="Visited_20_Internet_20_Link">
https://www.ukrinform.ua/rubric-vidbudova/3701224-ucast-u-konferencii-z-vidbudovi-v-rimi-vzali-ponad-150-ukrainskih-kompanij-prezident-tpp.html</text:a>
</text:p>
      <!--NEWS-->
      <text:h text:style-name="P10" text:outline-level="1">
<text:span text:style-name="T4">
Zelensky: There is now an opportunity to give new energy relations of Ukraine and China</text:span>
</text:h>
      <text:p text:style-name="P4">
Authors: Ukrinform (Person)</text:p>
      <text:p text:style-name="P4">
Publisher: Укринформ (Organization)</text:p>
      <text:p text:style-name="P4">
Published Time: 2023-04-26T22:26:00+03:00</text:p>
      <text:p text:style-name="P4">
Modified Time: 2023-04-26T22:26:00+03:00</text:p>
      <text:p text:style-name="P4">
Description: It is now possible to apply China's political influence to regain power of the principles and rules on which peace should be kept. - Ukrinform.</text:p>
      <text:p text:style-name="P4">
Images: ["<text:a xlink:type="simple" xlink:href="https://static.ukrinform.com/photos/2023_02/thumb_files/630_360_1677258618-249.jpg" text:style-name="Internet_20_link" text:visited-style-name="Visited_20_Internet_20_Link">
630_360_16772...</text:a>
"]</text:p>
      <text:p text:style-name="P4">
Tags: ['Китай', 'Україна', 'Зеленський']</text:p>
      <text:p text:style-name="P4">
Type: Article</text:p>
      <!--METADATA-->
      <text:p text:style-name="P4">
<draw:frame draw:style-name="fr1" draw:name="Image290" text:anchor-type="as-char" svg:width="6.9236in" svg:height="3.956343in" draw:z-index="0">
<draw:image xlink:href="../Images/yкринформ/2023-04-26T22-26-00-03-00/630_360_1677258618-249.jpg" xlink:type="simple" xlink:show="embed" xlink:actuate="onLoad" draw:mime-type="image/jpeg"/>
</draw:frame>
Currently, China's political influence is possible to restore the power of the principles of and the rights on which peace should be kept.</text:p>
      <text:p text:style-name="P4">
Volodymyr Zelenskyy said this in <text:a xlink:type="simple" xlink:href="https://www.youtube.com/watch" text:style-name="Internet_20_link" text:visited-style-name="Visited_20_Internet_20_Link">
</text:a>
, reports Ukrinform.</text:p>
      <text:p text:style-name="P4">
<text:span text:style-name="T5">
Viso: <text:a xlink:type="simple" xlink:href="https://t.me/OP_UA/9330" text:style-name="Internet_20_link" text:visited-style-name="Visited_20_Internet_20_Link">
</text:a>
</text:span>
</text:p>
      <text:p text:style-name="P4">
<text:span text:style-name="T4">
 I wish health, dear Ukrainians!</text:span>
</text:p>
      <text:p text:style-name="P4">
First of all, I want to thank our whole team, which deals with the exchange.</text:p>
      <text:p text:style-name="P4">
It was possible to return home to Ukraine 44 people from Russian captivity. Most are the military. From different directions. Among them are the defenders of Azovstal and Mariupol, other cities of Donetsk region, Kherson, Kharkiv region ... Most are ordinary and sergeants. There are officers. Two are civil.</text:p>
      <text:p text:style-name="P4">
And it is important that the team works for all those in captivity ... Even if it is difficult, such as some categories of prisoners, and these are not just a military, who are difficult to return, but also, for example, civilians are one of those categories, one of those categories, which is difficult.</text:p>
      <text:p text:style-name="P4">
We remember everyone. And even if there is no precise information about what happened to, where it can be, such a person is still searched and checked as much as possible. Ukraine has to recover all its.</text:p>
      <text:p text:style-name="P4">
I thank all of you, the guys who coordinate this work: Budanov, Yermak, Lubin, Usov, Kid, Klimenko ... Thank you to everyone who helps in Gur I Mo, the Voishei, and in the SBU, and in our other structures.</text:p>
      <text:p text:style-name="P4">
Of course, I thank all our soldiers on the forefront, who collects replenishment for the exchange fund. Every Russian prisoner is an opportunity to exchange our man.</text:p>
      <text:p text:style-name="P4">
In total, 2279 Ukrainians and Ukrainian women were returned from the Russian captivity during the full -scale war.</text:p>
      <text:p text:style-name="P4">
He spoke with the leader of China today. It was a long and rather rational conversation. Such conversations are usually said that they open up.It is very important that China has the same view of the freedom of navigation of itworks. I informed Mr. Xi Jinping about our efforts to restore the Mountain exports of food. And I heard the words of support of our native grain initiative, its extension, as well as to support our humanitarian efforts, in particular the Grain Program from Ukraine.</text:p>
      <text:p text:style-name="P4">
Of course, a essential part of the conversation is our views on how a ricious peace can be restored. I presented the Ukrainian formula of peace, its specific points. We agreed to continue our communications.</text:p>
      <text:p text:style-name="P4">
Today, however, he participated in the conference in Rome, which is dedicated to the reconstruction of our state. It is such a special format of communication of government officials and representatives of the industrial and business of our countries, Ukraine and Italy. In order to be uniformly involved in Ukraine, those who embody the economic power of thectal.</text:p>
      <text:p text:style-name="P4">
I thank Ms. Prime Minister George Meloni for this conference for her words for Ukraine's constant support. It is important that we are already planning our cooperation on the 24th year. In particular, this applies to the future Italian presidency of the UG7, as well as the preparation of the Grand Donor Conference on Recovery.</text:p>
      <text:p text:style-name="P4">
Spent a separate telephone conversation with George. The key theme was already a defense work, the support of our soldiers. Thank you, Italy!</text:p>
      <text:p text:style-name="P4">
These days we also carry out special work with partners on the coordination of defense quotes and supply. It is very important for Ukraine that anyone who, together with us, is to protect freedom, clearly understood the prospect of our power, we can. The better we understand each other, the easier it is to work in a common victory. For obvious reasons, the details of such communication do not provide publicly.</text:p>
      <text:p text:style-name="P4">
One more.</text:p>
      <text:p text:style-name="P4">
He spoke today with the Director of the Grossi. The Chernobyl catastrophe anniversary is the day that everyone is in the world to remind you. And especially when the threat of a radiation disaster in the Zaporizhzhya nuclear stage has been stored every day and every year.</text:p>
      <text:p text:style-name="P4">
Only full control of Ukraine over the ZPP can also restore full security, and only our country, but all over Europe, all over the world.</text:p>
      <text:p text:style-name="P4">
Radiation does not recognize state borders in the same way as the Russian Federation. Or more complete compliance with the rules can guarantee safety.</text:p>
      <text:p text:style-name="P4">
I would like to thank Mr. Grossy on his initiative - a very important social organization - such a special program of medical support for the staff of all nuclear power plants. Thank you for the support of our people!<text:span text:style-name="T4">
 Glory to all Ukrainian soldiers who are now in battle, at combat posts and assignments!</text:span>
</text:p>
      <text:p text:style-name="P4">
<text:span text:style-name="T4">
Glory to Ukraine!</text:span>
</text:p>
      <text:p text:style-name="P4">
News Source: <text:a xlink:type="simple" xlink:href="https://www.ukrinform.ua/rubric-polytics/3701227-zelenskij-zaraz-e-mozlivist-dati-novu-energiu-vidnosinam-ukraini-ta-kitau.html" text:style-name="Internet_20_link" text:visited-style-name="Visited_20_Internet_20_Link">
https://www.ukrinform.ua/rubric-polytics/3701227-zelenskij-zaraz-e-mozlivist-dati-novu-energiu-vidnosinam-ukraini-ta-kitau.html</text:a>
</text:p>
      <!--NEWS-->
      <text:h text:style-name="P10" text:outline-level="1">
<text:span text:style-name="T4">
In Kharkiv in the subway you can see a picture with Zelensky, Zaluzhny, Shevchenko and Skovoroda</text:span>
</text:h>
      <text:p text:style-name="P4">
Authors: Ukrinform (Person)</text:p>
      <text:p text:style-name="P4">
Publisher: Укринформ (Organization)</text:p>
      <text:p text:style-name="P4">
Published Time: 2023-04-26T22:38:00+03:00</text:p>
      <text:p text:style-name="P4">
Modified Time: 2023-04-26T22:38:00+03:00</text:p>
      <text:p text:style-name="P4">
Description: In Kharkiv, at the Pushkinskaya metro station, a picture of Honored Artist Oleg Lazarenko “Ukraine is above all. Kharkiv Diary of War ”, which depicts famous figures of the past and present. - Ukrinform.</text:p>
      <text:p text:style-name="P4">
Images: ["<text:a xlink:type="simple" xlink:href="https://static.ukrinform.com/photos/2023_04/thumb_files/630_360_1682527571-822.jpg" text:style-name="Internet_20_link" text:visited-style-name="Visited_20_Internet_20_Link">
630_360_16825...</text:a>
", "<text:a xlink:type="simple" xlink:href="https://static.ukrinform.com/photos/2023_04/1682527571-857.jpg" text:style-name="Internet_20_link" text:visited-style-name="Visited_20_Internet_20_Link">
1682527571-85...</text:a>
", "<text:a xlink:type="simple" xlink:href="https://static.ukrinform.com/photos/2023_04/1682527573-507.jpg" text:style-name="Internet_20_link" text:visited-style-name="Visited_20_Internet_20_Link">
1682527573-50...</text:a>
", "<text:a xlink:type="simple" xlink:href="https://static.ukrinform.com/photos/2023_04/1682527572-985.jpg" text:style-name="Internet_20_link" text:visited-style-name="Visited_20_Internet_20_Link">
1682527572-98...</text:a>
"]</text:p>
      <text:p text:style-name="P4">
Tags: ['Метро', 'Тарас Шевченко', 'Харків', 'Картина', 'Художник', 'Григорій Сковорода', 'Зеленський', 'Валерій Залужний']</text:p>
      <text:p text:style-name="P4">
Type: Article</text:p>
      <!--METADATA-->
      <text:p text:style-name="P4">
<draw:frame draw:style-name="fr1" draw:name="Image291" text:anchor-type="as-char" svg:width="6.9236in" svg:height="3.956343in" draw:z-index="0">
<draw:image xlink:href="../Images/yкринформ/2023-04-26T22-38-00-03-00/630_360_1682527571-822.jpg" xlink:type="simple" xlink:show="embed" xlink:actuate="onLoad" draw:mime-type="image/jpeg"/>
</draw:frame>
Kharkovin Pushkinskaya metro station exhibits a picture of Honored Artist Olegalazarenko «Ukraine above all. Kharkiv Diary of War ”, which depicts the names of the past and present.</text:p>
      <text:p text:style-name="P4">
This was reported by Ukrinform correspondent.</text:p>
      <text:p text:style-name="P4">
<draw:frame draw:style-name="fr1" draw:name="Image292" text:anchor-type="as-char" svg:width="6.9236in" svg:height="9.193002in" draw:z-index="0">
<draw:image xlink:href="../Images/yкринформ/2023-04-26T22-38-00-03-00/1682527571-857.jpg" xlink:type="simple" xlink:show="embed" xlink:actuate="onLoad" draw:mime-type="image/jpeg"/>
</draw:frame>
The work is done in the technique of mosaic color painting, the author said. <text:a xlink:type="simple" xlink:href="https://www.ukrinform.ua/tag-hudoznik" text:style-name="Internet_20_link" text:visited-style-name="Visited_20_Internet_20_Link">
</text:a>
He worked on her for the past year, while in Kharkiv, who has experienced Russian shelling. On the canvas - the president of Ukraine Volodymyr Zelensky, Commander -in -Chief of the Armed Forces Valeryzluzhny, Grigory Skovoroda, Taras Shevchenko, biblical heroes.</text:p>
      <text:p text:style-name="P4">
<draw:frame draw:style-name="fr1" draw:name="Image293" text:anchor-type="as-char" svg:width="6.9236in" svg:height="9.193002in" draw:z-index="0">
<draw:image xlink:href="../Images/yкринформ/2023-04-26T22-38-00-03-00/1682527573-507.jpg" xlink:type="simple" xlink:show="embed" xlink:actuate="onLoad" draw:mime-type="image/jpeg"/>
</draw:frame>
“My picture is a manifesto of the unbreakable heroism of the Ukrainian people. Dedication to Ukrainian defenders, volunteers and Kharkiv. Honoring the memory, it is dedicated to all and victims in this struggle. The indomitable Cossack spirit of our contemporaries creates a future history, ”Lazarenko said.</text:p>
      <text:p text:style-name="P4">
<draw:frame draw:style-name="fr1" draw:name="Image294" text:anchor-type="as-char" svg:width="6.9236in" svg:height="5.211932in" draw:z-index="0">
<draw:image xlink:href="../Images/yкринформ/2023-04-26T22-38-00-03-00/1682527572-985.jpg" xlink:type="simple" xlink:show="embed" xlink:actuate="onLoad" draw:mime-type="image/jpeg"/>
</draw:frame>
According to him, the plot of the painting shows the power of the life of the philosophy of Gregory, as well as the Archangel Michael, the Virgin, the Apostle John and the warlords, which help Ukraine in the fight against the dark forces.</text:p>
      <text:p text:style-name="P4">
<text:span text:style-name="T4">
 Read also: </text:span>
 <text:a xlink:type="simple" xlink:href="https://www.ukrinform.ua/rubric-kyiv/3698597-u-stolici-vidkrili-vistavku-z-istorii-sklanih-virobiv-v-ukraini.html" text:style-name="Internet_20_link" text:visited-style-name="Visited_20_Internet_20_Link">
</text:a>
According to Alexei Bitner, a spokesman for KP "Kharkiv Metro", the canvas can be seen during the month.</text:p>
      <text:p text:style-name="P4">
<text:span text:style-name="T5">
Foto: Julia Bairachna</text:span>
</text:p>
      <text:p text:style-name="P4">
News Source: <text:a xlink:type="simple" xlink:href="https://www.ukrinform.ua/rubric-regions/3701228-u-harkovi-v-metro-mozna-pobaciti-kartinu-iz-zelenskim-zaluznim-sevcenkom-i-skovorodou.html" text:style-name="Internet_20_link" text:visited-style-name="Visited_20_Internet_20_Link">
https://www.ukrinform.ua/rubric-regions/3701228-u-harkovi-v-metro-mozna-pobaciti-kartinu-iz-zelenskim-zaluznim-sevcenkom-i-skovorodou.html</text:a>
</text:p>
      <!--NEWS-->
      <text:h text:style-name="P10" text:outline-level="1">
<text:span text:style-name="T4">
During the full -scale war, 2,279 Ukrainians and Ukrainian women were returned from captivity from captivity</text:span>
</text:h>
      <text:p text:style-name="P4">
Authors: Ukrinform (Person)</text:p>
      <text:p text:style-name="P4">
Publisher: Укринформ (Organization)</text:p>
      <text:p text:style-name="P4">
Published Time: 2023-04-26T22:49:00+03:00</text:p>
      <text:p text:style-name="P4">
Modified Time: 2023-04-26T22:49:00+03:00</text:p>
      <text:p text:style-name="P4">
Description: President Volodymyr Zelensky thanked the representatives of the GUR, the Presidential Office, the SBU, the National Police, the Ombudsman Office, the Coordination Staff on the Defense of Prisoners of Pursuing, as well as to the military who provided 44 more people from Russian captivity. - Ukrinform.</text:p>
      <text:p text:style-name="P4">
Images: ["<text:a xlink:type="simple" xlink:href="https://static.ukrinform.com/photos/2023_03/thumb_files/630_360_1678962741-175.jpeg" text:style-name="Internet_20_link" text:visited-style-name="Visited_20_Internet_20_Link">
630_360_16789...</text:a>
"]</text:p>
      <text:p text:style-name="P4">
Tags: ['Обмін', 'ЗСУ', 'Військові', 'Українська асоціація полонених', 'Зеленський', 'Війна з росією']</text:p>
      <text:p text:style-name="P4">
Type: Article</text:p>
      <!--METADATA-->
      <text:p text:style-name="P4">
<draw:frame draw:style-name="fr1" draw:name="Image295" text:anchor-type="as-char" svg:width="6.9236in" svg:height="3.956343in" draw:z-index="0">
<draw:image xlink:href="../Images/yкринформ/2023-04-26T22-49-00-03-00/630_360_1678962741-175.jpeg" xlink:type="simple" xlink:show="embed" xlink:actuate="onLoad" draw:mime-type="image/jpeg"/>
</draw:frame>
The Presidential Lordir Zelensky thanked the representatives of the GUR, the Presidential Office, the SBU, the National Police, the Ombudsman office, the coordination headquarters on the treatment of Zavi -Red, as well as the military who provided 44 people from the Russian captivity.</text:p>
      <text:p text:style-name="P4">
The head of the Ukrainian state stated this in the evening <text:a xlink:type="simple" xlink:href="https://www.youtube.com/watch" text:style-name="Internet_20_link" text:visited-style-name="Visited_20_Internet_20_Link">
</text:a>
, reports Ukrinform.</text:p>
      <text:p text:style-name="P4">
<text:span text:style-name="T4">
 _ Video: _ </text:span>
 <text:a xlink:type="simple" xlink:href="https://t.me/OP_UA/9330" text:style-name="Internet_20_link" text:visited-style-name="Visited_20_Internet_20_Link">
<text:span text:style-name="T5">
opice president, telegram</text:span>
</text:a>
"We remember everyone. And even if there is no precise information about a particular person about what happened to, where it can be, such a person is still searched and checked as much as possible. Ukraine has to recover all of them. I thank all of you, the guys, who Coordinates this work: Budanov, Yermak, Lubinets, Usov, Kid, Klimenko ... Thank you to everyone who helps both in Gurmo, office, SBU, and in our other structures, " - stressed [] <text:a xlink:type="simple" xlink:href="https://www.ukrinform.ua/tag-zelenskij" text:style-name="Internet_20_link" text:visited-style-name="Visited_20_Internet_20_Link">
</text:a>
.</text:p>
      <text:p text:style-name="P4">
He stressed that the team works for all those in captivity - not only towolves, who are difficult to return, but also the civilian prisoners, who are also not easy to release.</text:p>
      <text:p text:style-name="P4">
<text:span text:style-name="T4">
 Read also: </text:span>
 <text:a xlink:type="simple" xlink:href="https://www.ukrinform.ua/rubric-ato/3701181-gur-obmin-polonenimi-z-rf-vsih-na-vsih-zavdanna-ake-obovazkovo-bude-vikonane.html" text:style-name="Internet_20_link" text:visited-style-name="Visited_20_Internet_20_Link">
<text:span text:style-name="T4">
 captivity </text:span>
</text:a>
"In general, 2279 Ukrainians and Ukrainian women were returned from the Russian captivity during the full -scale war," the Head of State said.</text:p>
      <text:p text:style-name="P4">
The President noted that today it was possible to return to Ukraine 44 more people of Rivne captive, most of whom were in different directions.</text:p>
      <text:p text:style-name="P4">
"There are among them the defenders of" Azovstal "and Mariupol, other cities of Donetsk region, Kherson region, Kharkiv region ... Most are ordinary and sergeants. There are officers. Two are civil," Zelensky said.</text:p>
      <text:p text:style-name="P4">
<text:span text:style-name="T4">
 Read also: </text:span>
 <text:a xlink:type="simple" xlink:href="https://www.ukrinform.ua/rubric-ato/3700727-v-upravlinni-oon-z-prav-ludini-nagadali-so-strata-polonenogo-e-voennim-zlocinom.html" text:style-name="Internet_20_link" text:visited-style-name="Visited_20_Internet_20_Link">
<text:span text:style-name="T4">
 captivity </text:span>
</text:a>
He also thanked all the soldiers on the front line, as "collecting replenishment for the exchange fund", since every Russian prisoner is the possibility of a person from Ukraine.</text:p>
      <text:p text:style-name="P4">
As reported, as of April 24, from the Russian captivity from the beginning of the full -scale Russian invasion <text:a xlink:type="simple" xlink:href="https://www.ukrinform.ua/rubric-ato/3700069-ukraina-vze-zvilnila-z-rosijskogo-polonu-ponad-2230-osib-sered-akih-140-civilnih-zelenskij.html" text:style-name="Internet_20_link" text:visited-style-name="Visited_20_Internet_20_Link">
</text:a>
, including 140 civilians.</text:p>
      <text:p text:style-name="P4">
<text:span text:style-name="T5">
Foto: Presidential Office</text:span>
</text:p>
      <text:p text:style-name="P4">
News Source: <text:a xlink:type="simple" xlink:href="https://www.ukrinform.ua/rubric-ato/3701229-za-cas-povnomasstabnoi-vijni-z-polonu-povernuli-2-279-ukrainciv-ta-ukrainok-prezident.html" text:style-name="Internet_20_link" text:visited-style-name="Visited_20_Internet_20_Link">
https://www.ukrinform.ua/rubric-ato/3701229-za-cas-povnomasstabnoi-vijni-z-polonu-povernuli-2-279-ukrainciv-ta-ukrainok-prezident.html</text:a>
</text:p>
      <!--NEWS-->
      <text:h text:style-name="P10" text:outline-level="1">
<text:span text:style-name="T4">
Russia increased the presence of submarines in the Atlantic - American General</text:span>
</text:h>
      <text:p text:style-name="P4">
Authors: Ukrinform (Person)</text:p>
      <text:p text:style-name="P4">
Publisher: Укринформ (Organization)</text:p>
      <text:p text:style-name="P4">
Published Time: 2023-04-26T22:58:00+03:00</text:p>
      <text:p text:style-name="P4">
Modified Time: 2023-04-26T22:58:00+03:00</text:p>
      <text:p text:style-name="P4">
Description: The Russian Navy has recently increased the presence of their submarines in the Atlantic. - Ukrinform.</text:p>
      <text:p text:style-name="P4">
Images: ["<text:a xlink:type="simple" xlink:href="https://static.ukrinform.com/photos/2016_03/thumb_files/630_360_1459411837-1303-foto-milru.jpg" text:style-name="Internet_20_link" text:visited-style-name="Visited_20_Internet_20_Link">
630_360_14594...</text:a>
"]</text:p>
      <text:p text:style-name="P4">
Tags: ['США', 'Підводний човен', 'Атлантичний океан', 'Війна з росією']</text:p>
      <text:p text:style-name="P4">
Type: Article</text:p>
      <!--METADATA-->
      <text:p text:style-name="P4">
<draw:frame draw:style-name="fr1" draw:name="Image296" text:anchor-type="as-char" svg:width="6.9236in" svg:height="3.956343in" draw:z-index="0">
<draw:image xlink:href="../Images/yкринформ/2023-04-26T22-58-00-03-00/630_360_1459411837-1303-foto-milru.jpg" xlink:type="simple" xlink:show="embed" xlink:actuate="onLoad" draw:mime-type="image/jpeg"/>
</draw:frame>
The naval forces of the Russian Federation have recently increased the presence of submarines in the Atlantic.</text:p>
      <text:p text:style-name="P4">
This was stated during the US Congress's hearing by the US European Command Commander General Christopher Kaoly, reports his own correspondent.</text:p>
      <text:p text:style-name="P4">
“I can say that the Russians have become more active than we saw them for a long time. Their patrol in the Atlantic - in the entire Atlantic - is held at a high level, in most cases at the highest level than in recent years, ”said Cavoli during a speech on the Committee on Armored Forces of the House of Representatives.</text:p>
      <text:p text:style-name="P4">
<text:span text:style-name="T4">
 Read also: </text:span>
 <text:a xlink:type="simple" xlink:href="https://www.ukrinform.ua/rubric-technology/3695825-u-ssa-vveli-v-ekspluataciu-pidvodnogo-robota-zi-stucnim-intelektom.html" text:style-name="Internet_20_link" text:visited-style-name="Visited_20_Internet_20_Link">
</text:a>
Thus, the American general, military threats from the outside [] noted(https://www.ukrinform.ua/tag-rosia)They arise regardless of the war against Ukraine.</text:p>
      <text:p text:style-name="P4">
It has been reported that in recent weeks, Russia has concentrated its underwater in the Pacific, where large -scale maneuvers have been conducted, which had to be able to renovate the strengthening of partnership between Russia and China.</text:p>
      <text:p text:style-name="P4">
News Source: <text:a xlink:type="simple" xlink:href="https://www.ukrinform.ua/rubric-world/3701230-rosia-posilila-prisutnist-pidvodnih-covniv-v-atlantici-amerikanskij-general.html" text:style-name="Internet_20_link" text:visited-style-name="Visited_20_Internet_20_Link">
https://www.ukrinform.ua/rubric-world/3701230-rosia-posilila-prisutnist-pidvodnih-covniv-v-atlantici-amerikanskij-general.html</text:a>
</text:p>
      <!--NEWS-->
      <text:h text:style-name="P10" text:outline-level="1">
<text:span text:style-name="T4">
Zelensky: The influence of China can regain power of principles on which peace should be kept</text:span>
</text:h>
      <text:p text:style-name="P4">
Authors: Ukrinform (Person)</text:p>
      <text:p text:style-name="P4">
Publisher: Укринформ (Organization)</text:p>
      <text:p text:style-name="P4">
Published Time: 2023-04-26T23:05:00+03:00</text:p>
      <text:p text:style-name="P4">
Modified Time: 2023-04-26T23:05:00+03:00</text:p>
      <text:p text:style-name="P4">
Description: Ukraine and China, like the vast majority of the world, are interested in the strength of nations sovereignty and territorial integrity, in compliance with the main security rules. - Ukrinform.</text:p>
      <text:p text:style-name="P4">
Images: ["<text:a xlink:type="simple" xlink:href="https://static.ukrinform.com/photos/2023_04/thumb_files/630_360_1682063024-559.jpeg" text:style-name="Internet_20_link" text:visited-style-name="Visited_20_Internet_20_Link">
630_360_16820...</text:a>
"]</text:p>
      <text:p text:style-name="P4">
Tags: ['Китай', 'Україна', 'Зеленський', 'Війна з росією']</text:p>
      <text:p text:style-name="P4">
Type: Article</text:p>
      <!--METADATA-->
      <text:p text:style-name="P4">
<draw:frame draw:style-name="fr1" draw:name="Image297" text:anchor-type="as-char" svg:width="6.9236in" svg:height="3.956343in" draw:z-index="0">
<draw:image xlink:href="../Images/yкринформ/2023-04-26T23-05-00-03-00/630_360_1682063024-559.jpeg" xlink:type="simple" xlink:show="embed" xlink:actuate="onLoad" draw:mime-type="image/jpeg"/>
</draw:frame>
Ukraine, like the vast majority of the world, are interested in the strength of sovereignty and territorial integrity, in compliance with the main security rules.</text:p>
      <text:p text:style-name="P4">
Volodymyr Zelenskyy said this in <text:a xlink:type="simple" xlink:href="https://www.youtube.com/watch" text:style-name="Internet_20_link" text:visited-style-name="Visited_20_Internet_20_Link">
</text:a>
, reports Ukrinform.</text:p>
      <text:p text:style-name="P4">
"He spoke to China's leader today. It was a long and rather rational conversation. Such conversations usually say that they open up opportunities. Increase is possible to give new energy to our relations - Ukraine and China. The ability to apply China's political influence to regain power of principles and rule on which peace should be kept, "he said.</text:p>
      <text:p text:style-name="P4">
<text:span text:style-name="T5">
Viso: <text:a xlink:type="simple" xlink:href="https://t.me/OP_UA/9330" text:style-name="Internet_20_link" text:visited-style-name="Visited_20_Internet_20_Link">
</text:a>
</text:span>
</text:p>
      <text:p text:style-name="P4">
Zelensky noted that the lion's share of the conversation concerned the views on the possible restoration of just peace. In particular, he presented specific points of the Ukrainian peace.</text:p>
      <text:p text:style-name="P4">
The head of the state also noted that Ukraine and China are equally interested in the possibility of sovereignty of nations and territorial integrity. At the same time, the countries of the Security in compliance with the main security rules, in particular, regarding the non -admissibility of threats to nuclear weapons and its distribution along the world.</text:p>
      <text:p text:style-name="P4">
<text:span text:style-name="T4">
 Read also: </text:span>
 <text:a xlink:type="simple" xlink:href="https://www.ukrinform.ua/rubric-polytics/3701129-rozmova-zelenskogo-ta-si-czinpina-detali.html" text:style-name="Internet_20_link" text:visited-style-name="Visited_20_Internet_20_Link">
<text:span text:style-name="T4">
 Jinp </text:span>
</text:a>
"We are equally interested that the situation around the Zaporizhzhya NPP is finally protected and that the nuclear power plants at all are never again unused for the sake of military purposes - namely cynical use of Russia, Russia tries to make the norm," - said <text:a xlink:type="simple" xlink:href="https://www.ukrinform.ua/tag-zelenskij" text:style-name="Internet_20_link" text:visited-style-name="Visited_20_Internet_20_Link">
</text:a>
.</text:p>
      <text:p text:style-name="P4">
The President added that China has the same view of freedom and trade: "I informed Mr. Xi Jinpin about our efforts to restore marine exports of food. "Grain from Ukraine," the heads said.</text:p>
      <text:p text:style-name="P4">
<text:span text:style-name="T4">
 Read also: </text:span>
 <text:a xlink:type="simple" xlink:href="https://www.ukrinform.ua/rubric-polytics/3701227-zelenskij-zaraz-e-mozlivist-dati-novu-energiu-vidnosinam-ukraini-ta-kitau.html" text:style-name="Internet_20_link" text:visited-style-name="Visited_20_Internet_20_Link">
<text:span text:style-name="T4">
 China </text:span>
</text:a>
As reported by Ukrinform, on April 26, President of Ukraine Volodymyr Zelensky made an hourly conversation with the leader of the People's Republic of China, Xi Jinping.</text:p>
      <text:p text:style-name="P4">
<text:span text:style-name="T5">
Foto: op</text:span>
</text:p>
      <text:p text:style-name="P4">
News Source: <text:a xlink:type="simple" xlink:href="https://www.ukrinform.ua/rubric-polytics/3701232-zelenskij-vpliv-kitau-moze-povernuti-silu-principam-na-akih-mae-trimatisa-mir.html" text:style-name="Internet_20_link" text:visited-style-name="Visited_20_Internet_20_Link">
https://www.ukrinform.ua/rubric-polytics/3701232-zelenskij-vpliv-kitau-moze-povernuti-silu-principam-na-akih-mae-trimatisa-mir.html</text:a>
</text:p>
      <!--NEWS-->
      <text:h text:style-name="P10" text:outline-level="1">
<text:span text:style-name="T4">
In Irpen, they create a mural dedicated to Artmsoli, Bakhmut and Soledar</text:span>
</text:h>
      <text:p text:style-name="P4">
Authors: Ukrinform (Person)</text:p>
      <text:p text:style-name="P4">
Publisher: Укринформ (Organization)</text:p>
      <text:p text:style-name="P4">
Published Time: 2023-04-26T23:13:00+03:00</text:p>
      <text:p text:style-name="P4">
Modified Time: 2023-04-26T23:13:00+03:00</text:p>
      <text:p text:style-name="P4">
Description: In Irpen, they create a mural dedicated to Artmsoli, Bakhmut and Soledar. There will also be Bakhmut, Irpin with you. - Ukrinform.</text:p>
      <text:p text:style-name="P4">
Images: ["<text:a xlink:type="simple" xlink:href="https://static.ukrinform.com/photos/2023_04/thumb_files/630_360_1682545650-888.jpg" text:style-name="Internet_20_link" text:visited-style-name="Visited_20_Internet_20_Link">
630_360_16825...</text:a>
", "<text:a xlink:type="simple" xlink:href="https://static.ukrinform.com/photos/2023_04/1682545575-352.jpg" text:style-name="Internet_20_link" text:visited-style-name="Visited_20_Internet_20_Link">
1682545575-35...</text:a>
", "<text:a xlink:type="simple" xlink:href="https://static.ukrinform.com/photos/2023_04/1682545650-888.jpg" text:style-name="Internet_20_link" text:visited-style-name="Visited_20_Internet_20_Link">
1682545650-88...</text:a>
"]</text:p>
      <text:p text:style-name="P4">
Tags: ['Бахмут', 'Ірпінь', 'Мурал', 'Артемсіль', 'Київщина', 'Соледар']</text:p>
      <text:p text:style-name="P4">
Type: Article</text:p>
      <!--METADATA-->
      <text:p text:style-name="P4">
<draw:frame draw:style-name="fr1" draw:name="Image298" text:anchor-type="as-char" svg:width="6.9236in" svg:height="3.956343in" draw:z-index="0">
<draw:image xlink:href="../Images/yкринформ/2023-04-26T23-13-00-03-00/630_360_1682545650-888.jpg" xlink:type="simple" xlink:show="embed" xlink:actuate="onLoad" draw:mime-type="image/jpeg"/>
</draw:frame>
In Irpenistan, a mural dedicated to "Artmsoli", Bakhmut and Soledar. There is also Bakhmut, Irpin with you.</text:p>
      <text:p text:style-name="P4">
This is stated in <text:a xlink:type="simple" xlink:href="https://t.me/verkhovnaradaukrainy/49474" text:style-name="Internet_20_link" text:visited-style-name="Visited_20_Internet_20_Link">
</text:a>
Verkhovna Rada, reports Ukrinform</text:p>
      <text:p text:style-name="P4">
<draw:frame draw:style-name="fr1" draw:name="Image299" text:anchor-type="as-char" svg:width="6.9236in" svg:height="3.346407in" draw:z-index="0">
<draw:image xlink:href="../Images/yкринформ/2023-04-26T23-13-00-03-00/1682545575-352.jpg" xlink:type="simple" xlink:show="embed" xlink:actuate="onLoad" draw:mime-type="image/jpeg"/>
</draw:frame>
“Irpin has become an outpost who has taken on the first heavy blow to the time of execution, as well as Bakhmut suffers, and salt embodies this place. Both were the brothers in the heavy fate, ”the author said <text:a xlink:type="simple" xlink:href="https://www.ukrinform.ua/tag-mural" text:style-name="Internet_20_link" text:visited-style-name="Visited_20_Internet_20_Link">
</text:a>
Ivan Shulgin.</text:p>
      <text:p text:style-name="P4">
<draw:frame draw:style-name="fr1" draw:name="Image300" text:anchor-type="as-char" svg:width="6.9236in" svg:height="4.615733in" draw:z-index="0">
<draw:image xlink:href="../Images/yкринформ/2023-04-26T23-13-00-03-00/1682545650-888.jpg" xlink:type="simple" xlink:show="embed" xlink:actuate="onLoad" draw:mime-type="image/jpeg"/>
</draw:frame>
Now, due to active fighting and constant shelling of Russian invaders, Artesoli's work has been stopped. In February 2023, to the anniversary of the full -scale, Artmsil, together with the United United States Charity Platform, released a special batch of Sledar's special batch of salt from Soledar, dividing 20 tonne into 100 thousand symbolic packs, said in the message.</text:p>
      <text:p text:style-name="P4">
<text:span text:style-name="T4">
 Read also: </text:span>
 <text:a xlink:type="simple" xlink:href="https://www.ukrinform.ua/rubric-regions/3699119-v-irpeni-vidkrili-prisvacenij-energetikam-artobekt-svitloperemagaetemravu.html" text:style-name="Internet_20_link" text:visited-style-name="Visited_20_Internet_20_Link">
<text:span text:style-name="T4">
 Irpeni </text:span>
</text:a>
As reported by Ukrinform, Ukrzaliznytsia JSC completed the overhaul of the insulting bridge across the Irpin River, in the Kyiv region.</text:p>
      <text:p text:style-name="P4">
<text:span text:style-name="T5">
Foto: Verkhovna Rada, telegram</text:span>
</text:p>
      <text:p text:style-name="P4">
News Source: <text:a xlink:type="simple" xlink:href="https://www.ukrinform.ua/rubric-regions/3701244-v-irpeni-stvoruut-mural-prisvacenij-artemsoli-bahmutu-j-soledaru.html" text:style-name="Internet_20_link" text:visited-style-name="Visited_20_Internet_20_Link">
https://www.ukrinform.ua/rubric-regions/3701244-v-irpeni-stvoruut-mural-prisvacenij-artemsoli-bahmutu-j-soledaru.html</text:a>
</text:p>
      <!--NEWS-->
      <text:h text:style-name="P10" text:outline-level="1">
<text:span text:style-name="T4">
Some countries of the former USSR are actively resold</text:span>
</text:h>
      <text:p text:style-name="P4">
Authors: Ukrinform (Person)</text:p>
      <text:p text:style-name="P4">
Publisher: Укринформ (Organization)</text:p>
      <text:p text:style-name="P4">
Published Time: 2023-04-26T23:19:00+03:00</text:p>
      <text:p text:style-name="P4">
Modified Time: 2023-04-26T23:19:00+03:00</text:p>
      <text:p text:style-name="P4">
Description: Georgia, Armenia and Kazakhstan are actively helping Russia to circumvent Western sanctions imposed against Moscow because of its invasion of Ukraine, according to Politico publication for Wednesday. - Ukrinform.</text:p>
      <text:p text:style-name="P4">
Images: ["<text:a xlink:type="simple" xlink:href="https://static.ukrinform.com/photos/2023_04/thumb_files/630_360_1681461745-184.jpg" text:style-name="Internet_20_link" text:visited-style-name="Visited_20_Internet_20_Link">
630_360_16814...</text:a>
"]</text:p>
      <text:p text:style-name="P4">
Tags: ['Антиросійські санкції', 'Експорт', 'СНД', 'Торгівля', 'СРСР']</text:p>
      <text:p text:style-name="P4">
Type: Article</text:p>
      <!--METADATA-->
      <text:p text:style-name="P4">
<draw:frame draw:style-name="fr1" draw:name="Image301" text:anchor-type="as-char" svg:width="6.9236in" svg:height="3.956343in" draw:z-index="0">
<draw:image xlink:href="../Images/yкринформ/2023-04-26T23-19-00-03-00/630_360_1681461745-184.jpg" xlink:type="simple" xlink:show="embed" xlink:actuate="onLoad" draw:mime-type="image/jpeg"/>
</draw:frame>
Georgia, Armenia and Kazakhstan are actively helping Russia to circumvent Western sanctions imposed against Moscow because of its invasion of Ukraine, according to Politico publication for Wednesday.</text:p>
      <text:p text:style-name="P4">
Ukrinform reports about it.</text:p>
      <text:p text:style-name="P4">
The intensification of a business in these countries is evidenced by significant exports in <text:a xlink:type="simple" xlink:href="https://www.ukrinform.ua/tag-rosia" text:style-name="Internet_20_link" text:visited-style-name="Visited_20_Internet_20_Link">
</text:a>
. It is mainly the supply of Western goods inaccessible to the Russian Federation.</text:p>
      <text:p text:style-name="P4">
The Trade Data Monitor's customs data indicate that the volume of Georgia of the SRF since Moscow has begun an intruding into Ukraine has increased by almost 22%, and the amount of alcohol exported to Russia has increased by more than 120%.</text:p>
      <text:p text:style-name="P4">
<text:span text:style-name="T4">
 Read also: </text:span>
 <text:a xlink:type="simple" xlink:href="https://www.ukrinform.ua/rubric-polytics/3700722-zelenskij-sogodni-grupa-ermakamakfola-predstavila-dokument-sodo-posilenna-sankcij-proti-rf.html" text:style-name="Internet_20_link" text:visited-style-name="Visited_20_Internet_20_Link">
</text:a>
Kazakhstan's exports to Russia increased by 57%over the same period.</text:p>
      <text:p text:style-name="P4">
According to the World Bank, the GDP of Armenia, which supports close trade in Russia, increased by 11%last year, while exports to Rossius increased five times, and transfers from the Russian Federation were jumped seven times a relatively missing year.</text:p>
      <text:p text:style-name="P4">
New supply chains that are provided by the Russians with alcohol, luxurious items with other goods, undermine Europe's efforts to punish Moscow and have to be blocked, said in an interview with the Minister of Foreign Affairs Litvigabrielius Landsbergis.</text:p>
      <text:p text:style-name="P4">
<text:span text:style-name="T4">
 Read also: </text:span>
 <text:a xlink:type="simple" xlink:href="https://www.ukrinform.ua/rubric-world/3700343-novij-paket-sankcij-es-proti-rosii-bude-u-drugij-polovini-travna-mzs-polsi.html" text:style-name="Internet_20_link" text:visited-style-name="Visited_20_Internet_20_Link">
</text:a>
According to him, Vilnius urges the EU to appoint a commissioner for oversight and use <text:a xlink:type="simple" xlink:href="https://www.ukrinform.ua/tag-antirosijski-sankcii" text:style-name="Internet_20_link" text:visited-style-name="Visited_20_Internet_20_Link">
</text:a>
against Russia and its partners.</text:p>
      <text:p text:style-name="P4">
As reported by Ukrinform, <text:a xlink:type="simple" xlink:href="https://www.ukrinform.ua/rubric-world/3693120-bajden-prodovziv-sankcii-proti-rosii-se-na-rik.html" text:style-name="Internet_20_link" text:visited-style-name="Visited_20_Internet_20_Link">
</text:a>
Signature, which for another year continued sanctions against Russia, were imposed in April 20121 due to the harmful external activities of the Russian Federation and expanded in March2022 after a full -scale invasion of the Russian Federation into Ukraine.</text:p>
      <text:p text:style-name="P4">
<text:span text:style-name="T5">
Foto: Shutterstock</text:span>
</text:p>
      <text:p text:style-name="P4">
News Source: <text:a xlink:type="simple" xlink:href="https://www.ukrinform.ua/rubric-economy/3701233-deaki-kraini-kolisnogo-srsr-aktivno-pereproduut-rosii-pidsankcijni-tovari-politico.html" text:style-name="Internet_20_link" text:visited-style-name="Visited_20_Internet_20_Link">
https://www.ukrinform.ua/rubric-economy/3701233-deaki-kraini-kolisnogo-srsr-aktivno-pereproduut-rosii-pidsankcijni-tovari-politico.html</text:a>
</text:p>
      <!--NEWS-->
      <text:h text:style-name="P10" text:outline-level="1">
<text:span text:style-name="T4">
Only full control of Ukraine over the ZPP guarantees the safety of Europe - President</text:span>
</text:h>
      <text:p text:style-name="P4">
Authors: Ukrinform (Person)</text:p>
      <text:p text:style-name="P4">
Publisher: Укринформ (Organization)</text:p>
      <text:p text:style-name="P4">
Published Time: 2023-04-26T23:26:00+03:00</text:p>
      <text:p text:style-name="P4">
Modified Time: 2023-04-26T23:26:00+03:00</text:p>
      <text:p text:style-name="P4">
Description: The presence of Russia in the territory of the Zaporizhzhya nuclear power plant poses a threat of a radiation disaster like Chornobyl. - Ukrinform.</text:p>
      <text:p text:style-name="P4">
Images: ["<text:a xlink:type="simple" xlink:href="https://static.ukrinform.com/photos/2022_08/thumb_files/630_360_1659774839-514.jpg" text:style-name="Internet_20_link" text:visited-style-name="Visited_20_Internet_20_Link">
630_360_16597...</text:a>
"]</text:p>
      <text:p text:style-name="P4">
Tags: ['МАГАТЕ', 'Зеленський', 'Запорізька АЕС', 'Ядерна безпека', 'Війна з росією']</text:p>
      <text:p text:style-name="P4">
Type: Article</text:p>
      <!--METADATA-->
      <text:p text:style-name="P4">
<draw:frame draw:style-name="fr1" draw:name="Image302" text:anchor-type="as-char" svg:width="6.9236in" svg:height="3.956343in" draw:z-index="0">
<draw:image xlink:href="../Images/yкринформ/2023-04-26T23-26-00-03-00/630_360_1659774839-514.jpg" xlink:type="simple" xlink:show="embed" xlink:actuate="onLoad" draw:mime-type="image/jpeg"/>
</draw:frame>
The presence of Russia in the territory of the Zaporizhzhya nuclear power plant creates a threat of radiation disaster like Chornobyl.</text:p>
      <text:p text:style-name="P4">
According to Ukrinform, Volodymyr Zelenskyy said in <text:a xlink:type="simple" xlink:href="https://www.youtube.com/watch" text:style-name="Internet_20_link" text:visited-style-name="Visited_20_Internet_20_Link">
</text:a>
According to the results of the conversation by the General Director of IAEA Raphael Grosssey ..</text:p>
      <text:p text:style-name="P4">
"Only complete control of Ukraine over the ZPP can also restore full security, and only our country, but all over Europe, all over the world. Radiation does not recognize the state borders as well as the Russian Federation. And only complete observance of the right can guarantee security states.</text:p>
      <text:p text:style-name="P4">
<text:span text:style-name="T5">
Viso: <text:a xlink:type="simple" xlink:href="https://t.me/OP_UA/9330" text:style-name="Internet_20_link" text:visited-style-name="Visited_20_Internet_20_Link">
</text:a>
</text:span>
</text:p>
      <text:p text:style-name="P4">
According to the President, he recalled how fragile the security of the world is. In particular, "when the threat of a radiation disaster in the Zaporizhzhya nuclear stage is stored every year and every year.</text:p>
      <text:p text:style-name="P4">
<text:span text:style-name="T4">
 Read also: </text:span>
 <text:a xlink:type="simple" xlink:href="https://www.ukrinform.ua/rubric-polytics/3701152-zelenskij-zaklikav-kitaj-dopomogti-ubezpeciti-zaporizku-aes.html" text:style-name="Internet_20_link" text:visited-style-name="Visited_20_Internet_20_Link">
</text:a>
At the same time, Zelensky thanked Grossi for an important initiative - the introduction of a special medical support program for the staff of all Ukrainian nuclear stations.</text:p>
      <text:p text:style-name="P4">
As reported by Ukrinform, Vladimir Zelensky on Wednesday spent a conversation by the General Director of the IAEA Raphael Grossi.</text:p>
      <text:p text:style-name="P4">
News Source: <text:a xlink:type="simple" xlink:href="https://www.ukrinform.ua/rubric-polytics/3701234-tilki-povnij-kontrol-ukraini-nad-zaes-garantue-bezpeku-evropi-zelenskij.html" text:style-name="Internet_20_link" text:visited-style-name="Visited_20_Internet_20_Link">
https://www.ukrinform.ua/rubric-polytics/3701234-tilki-povnij-kontrol-ukraini-nad-zaes-garantue-bezpeku-evropi-zelenskij.html</text:a>
</text:p>
      <!--NEWS-->
      <text:h text:style-name="P10" text:outline-level="1">
<text:span text:style-name="T4">
Chelsea with a wise man once again gave way to the APL</text:span>
</text:h>
      <text:p text:style-name="P4">
Authors: Ukrinform (Person)</text:p>
      <text:p text:style-name="P4">
Publisher: Укринформ (Organization)</text:p>
      <text:p text:style-name="P4">
Published Time: 2023-04-26T23:36:46+03:00</text:p>
      <text:p text:style-name="P4">
Modified Time: 2023-04-26T23:36:46+03:00</text:p>
      <text:p text:style-name="P4">
Description: Aristocrats on Stamford Bridge lost to Brentford in the 33rd round of the English Premier League. - Ukrinform.</text:p>
      <text:p text:style-name="P4">
Images: ["<text:a xlink:type="simple" xlink:href="https://static.ukrinform.com/photos/2023_04/thumb_files/630_360_1682541120-699.jpg" text:style-name="Internet_20_link" text:visited-style-name="Visited_20_Internet_20_Link">
630_360_16825...</text:a>
"]</text:p>
      <text:p text:style-name="P4">
Tags: ['Челсі', 'Футбол', 'АПЛ']</text:p>
      <text:p text:style-name="P4">
Type: Article</text:p>
      <!--METADATA-->
      <text:p text:style-name="P4">
<draw:frame draw:style-name="fr1" draw:name="Image303" text:anchor-type="as-char" svg:width="6.9236in" svg:height="3.956343in" draw:z-index="0">
<draw:image xlink:href="../Images/yкринформ/2023-04-26T23-36-46-03-00/630_360_1682541120-699.jpg" xlink:type="simple" xlink:show="embed" xlink:actuate="onLoad" draw:mime-type="image/jpeg"/>
</draw:frame>
Aristocrats on Stamford Bridge lost to Brentford in the 33rd Turiangali Premier League.</text:p>
      <text:p text:style-name="P4">
Frank Lempard's wards gave way to 0: 2, reports Ukrinform.</text:p>
      <text:p text:style-name="P4">
As a part of Brentford, Mbem was scored, aspiliket scored into his own gates.</text:p>
      <text:p text:style-name="P4">
The Ukrainian Wnger Chelsea went to the field at the beginning of the second half, and the alherent actions were not distinguished.</text:p>
      <text:p text:style-name="P4">
<text:span text:style-name="T4">
 Read also: </text:span>
 <text:a xlink:type="simple" xlink:href="https://www.ukrinform.ua/rubric-sports/3701082-supraga-ne-zigrae-za-dinamo-cogo-sezonu-forvardu-potribna-cergova-operacia.html" text:style-name="Internet_20_link" text:visited-style-name="Visited_20_Internet_20_Link">
</text:a>
As reported, Chelsea occupies the 11th stage in the APL, having 39 points after 32 matches played in the asset.</text:p>
      <text:p text:style-name="P4">
Photo: twitter.com/brentfordfc</text:p>
      <text:p text:style-name="P4">
News Source: <text:a xlink:type="simple" xlink:href="https://www.ukrinform.ua/rubric-sports/3701235-celsi-z-mudrikom-vcergove-postupivsa-v-apl.html" text:style-name="Internet_20_link" text:visited-style-name="Visited_20_Internet_20_Link">
https://www.ukrinform.ua/rubric-sports/3701235-celsi-z-mudrikom-vcergove-postupivsa-v-apl.html</text:a>
</text:p>
      <!--NEWS-->
      <text:h text:style-name="P10" text:outline-level="1">
<text:span text:style-name="T4">
The Armed Forces received almost all Western military assistance - US Commander in Europe</text:span>
</text:h>
      <text:p text:style-name="P4">
Authors: Ukrinform (Person)</text:p>
      <text:p text:style-name="P4">
Publisher: Укринформ (Organization)</text:p>
      <text:p text:style-name="P4">
Published Time: 2023-04-26T23:37:00+03:00</text:p>
      <text:p text:style-name="P4">
Modified Time: 2023-04-26T23:37:00+03:00</text:p>
      <text:p text:style-name="P4">
Description: The US Commander in Europe, General Christopher Kaokoli, stated that the Armed Forces received almost all the military assistance packages from the event, including combat equipment and weapons, which were allocated in support of Ukraine in the conditions of war with the Russian Federation. - Ukrinform.</text:p>
      <text:p text:style-name="P4">
Images: ["<text:a xlink:type="simple" xlink:href="https://static.ukrinform.com/photos/2023_04/thumb_files/630_360_1682541572-454.jpg" text:style-name="Internet_20_link" text:visited-style-name="Visited_20_Internet_20_Link">
630_360_16825...</text:a>
"]</text:p>
      <text:p text:style-name="P4">
Tags: ['США', 'Зброя', 'ЗСУ', 'Військова техніка', 'Війна з росією', '#stoprussia']</text:p>
      <text:p text:style-name="P4">
Type: Article</text:p>
      <!--METADATA-->
      <text:p text:style-name="P4">
<draw:frame draw:style-name="fr1" draw:name="Image304" text:anchor-type="as-char" svg:width="6.9236in" svg:height="3.956343in" draw:z-index="0">
<draw:image xlink:href="../Images/yкринформ/2023-04-26T23-37-00-03-00/630_360_1682541572-454.jpg" xlink:type="simple" xlink:show="embed" xlink:actuate="onLoad" draw:mime-type="image/jpeg"/>
</draw:frame>
US Commander -in -Chief in Europe, General Christopher Cavoli said that the Armed Forces had received almost all packages of military assistance from the event, including combat equipment and weapons, which were allocated in support of Ukraine in the conditions of war of the SRF.</text:p>
      <text:p text:style-name="P4">
He stated this on Wednesday during the hearing on the Committee on Armed Silpalates of US representatives, Ukrinform correspondent reports.</text:p>
      <text:p text:style-name="P4">
“More than 98% of combat vehicles are already there. I am firmly convinced that we were delivered to them <text:a xlink:type="simple" xlink:href="https://www.ukrinform.ua/tag-vijskova-tehnika" text:style-name="Internet_20_link" text:visited-style-name="Visited_20_Internet_20_Link">
</text:a>
, and we will also work work to maintain their operations, ”the American General said.</text:p>
      <text:p text:style-name="P4">
He also assured that the US side maintains constant contact with the Ukrainian side in order to determine the current needs of the Armed Forces and to ensure them. In addition, he said, new steps are being implemented to develop Euro -Atlantic security.</text:p>
      <text:p text:style-name="P4">
<text:span text:style-name="T4">
 Read also: </text:span>
 <text:a xlink:type="simple" xlink:href="https://www.ukrinform.ua/rubric-ato/3700205-pentagon-do-kinca-roku-planue-peredati-zsu-bojovi-tanki-abrams.html" text:style-name="Internet_20_link" text:visited-style-name="Visited_20_Internet_20_Link">
</text:a>
"We are developing new plans for the general defense of the Alliance, and they will promote the level of combat readiness, as well as purposeful investment of union defense," the American commander said.</text:p>
      <text:p text:style-name="P4">
As reported by Ukrinform, the US has allocated more than $ 36 billion military aid, providing the Armed Forces, including artillery, air defense, armored vehicles. In addition, about $ 20 billion was allocated by allies and partnerships over 50 countries.</text:p>
      <text:p text:style-name="P4">
<text:span text:style-name="T5">
Foto: u.s.army</text:span>
</text:p>
      <text:p text:style-name="P4">
News Source: <text:a xlink:type="simple" xlink:href="https://www.ukrinform.ua/rubric-ato/3701237-zsu-otrimali-majze-vsu-zahidnu-vijskovu-dopomogu-komanduvac-silami-ssa-v-evropi.html" text:style-name="Internet_20_link" text:visited-style-name="Visited_20_Internet_20_Link">
https://www.ukrinform.ua/rubric-ato/3701237-zsu-otrimali-majze-vsu-zahidnu-vijskovu-dopomogu-komanduvac-silami-ssa-v-evropi.html</text:a>
</text:p>
      <!--NEWS-->
      <text:h text:style-name="P10" text:outline-level="1">
<text:span text:style-name="T4">
Ukrainian handball players lost in the Faroers in the Qualification match of the CHE-2024</text:span>
</text:h>
      <text:p text:style-name="P4">
Authors: Ukrinform (Person)</text:p>
      <text:p text:style-name="P4">
Publisher: Укринформ (Organization)</text:p>
      <text:p text:style-name="P4">
Published Time: 2023-04-26T23:37:46+03:00</text:p>
      <text:p text:style-name="P4">
Modified Time: 2023-04-26T23:37:46+03:00</text:p>
      <text:p text:style-name="P4">
Description: The men's national team of Ukraine was defeated by the Faroe Islands team in the selection group of the 4th European Championships 2024. - Ukrinform.</text:p>
      <text:p text:style-name="P4">
Images: ["<text:a xlink:type="simple" xlink:href="https://static.ukrinform.com/photos/2023_04/thumb_files/630_360_1682541357-889.jpg" text:style-name="Internet_20_link" text:visited-style-name="Visited_20_Internet_20_Link">
630_360_16825...</text:a>
"]</text:p>
      <text:p text:style-name="P4">
Tags: ['Збірна України', 'гандбол']</text:p>
      <text:p text:style-name="P4">
Type: Article</text:p>
      <!--METADATA-->
      <text:p text:style-name="P4">
<draw:frame draw:style-name="fr1" draw:name="Image305" text:anchor-type="as-char" svg:width="6.9236in" svg:height="3.956343in" draw:z-index="0">
<draw:image xlink:href="../Images/yкринформ/2023-04-26T23-37-46-03-00/630_360_1682541357-889.jpg" xlink:type="simple" xlink:show="embed" xlink:actuate="onLoad" draw:mime-type="image/jpeg"/>
</draw:frame>
The male Ukrainian Ukraine has been defeated by the Faroe Islands team to the 4th European Championships 2024.</text:p>
      <text:p text:style-name="P4">
Faer Islands match - Ukraine ended with a score of 33:26(17:12), reports Ukrinform.</text:p>
      <text:p text:style-name="P4">
In another game of the game day, Romania gave way to the leaders of the Handball player quartet - 30:35(17:19).</text:p>
      <text:p text:style-name="P4">
Турнірне становище після 5-ти турів: Австрія - 10 очок, Румунія - 4, Фарерськіострови - 4, Україна - 2.</text:p>
      <text:p text:style-name="P4">
<text:span text:style-name="T4">
Читайте також:</text:span>
 <text:a xlink:type="simple" xlink:href="https://www.ukrinform.ua/rubric-sports/3694581-zinoca-zbirna-ukraini-z-gandbolu-probilasa-na-cempionat-svitu2023.html" text:style-name="Internet_20_link" text:visited-style-name="Visited_20_Internet_20_Link">
 <text:span text:style-name="T4">
гандбол</text:span>
 </text:a>
In the next round, on April 30, "blue and yellow" will be accepted by Romanians.</text:p>
      <text:p text:style-name="P4">
Photo: FSU.</text:p>
      <text:p text:style-name="P4">
News Source: <text:a xlink:type="simple" xlink:href="https://www.ukrinform.ua/rubric-sports/3701236-ukrainski-gandbolisti-prograli-fareram-u-matci-kvalifikacii-ce2024.html" text:style-name="Internet_20_link" text:visited-style-name="Visited_20_Internet_20_Link">
https://www.ukrinform.ua/rubric-sports/3701236-ukrainski-gandbolisti-prograli-fareram-u-matci-kvalifikacii-ce2024.html</text:a>
</text:p>
      <!--NEWS-->
      <text:h text:style-name="P10" text:outline-level="1">
<text:span text:style-name="T4">
Zelensky: We are already outlining cooperation with Italy in 2024</text:span>
</text:h>
      <text:p text:style-name="P4">
Authors: Ukrinform (Person)</text:p>
      <text:p text:style-name="P4">
Publisher: Укринформ (Organization)</text:p>
      <text:p text:style-name="P4">
Published Time: 2023-04-26T23:45:00+03:00</text:p>
      <text:p text:style-name="P4">
Modified Time: 2023-04-26T23:45:00+03:00</text:p>
      <text:p text:style-name="P4">
Description: Volodymyr Zelensky and George Meloni discussed the cooperation of the two countries for 2024 in the context of the future presidency of Italy in G7 and preparation of the donor conference on the restoration of Ukraine. - Ukrinform.</text:p>
      <text:p text:style-name="P4">
Images: ["<text:a xlink:type="simple" xlink:href="https://static.ukrinform.com/photos/2023_01/thumb_files/630_360_1673469063-825.png" text:style-name="Internet_20_link" text:visited-style-name="Visited_20_Internet_20_Link">
630_360_16734...</text:a>
"]</text:p>
      <text:p text:style-name="P4">
Tags: ['Італія', 'Зеленський', 'Відбудова', 'Джорджа Мелоні']</text:p>
      <text:p text:style-name="P4">
Type: Article</text:p>
      <!--METADATA-->
      <text:p text:style-name="P4">
<draw:frame draw:style-name="fr1" draw:name="Image306" text:anchor-type="as-char" svg:width="6.9236in" svg:height="3.956343in" draw:z-index="0">
<draw:image xlink:href="../Images/yкринформ/2023-04-26T23-45-00-03-00/630_360_1673469063-825.png" xlink:type="simple" xlink:show="embed" xlink:actuate="onLoad" draw:mime-type="image/png"/>
</draw:frame>
Volodymyrzelensky and George Meloni discussed the cooperation of the two countries in 2024 of the future presidency of Italy in G7 and preparation of a donor conference on the restoration of Ukraine.</text:p>
      <text:p text:style-name="P4">
The President of Ukraine has informed about it in the video address, reports Ukrinform.</text:p>
      <text:p text:style-name="P4">
"I thank Mrs. Prime Minister George Meloni for the conference(from reconstruction of Ukraine - ed.), according to her, the unchanging support of Ukraine. It is important that we plan our cooperation in 2024. In particular, this applies to the future of the Italian presidency in G7, as well as the preparation of a large donor conference on restoration, "he said.</text:p>
      <text:p text:style-name="P4">
At the same time, Zelensky noted that there was a telephone conversation with Meloni separately, during which the parties discussed defense cooperation and support of the Ukrainian people.</text:p>
      <text:p text:style-name="P4">
<text:span text:style-name="T4">
 Read also: </text:span>
 <text:a xlink:type="simple" xlink:href="https://www.ukrinform.ua/rubric-ato/3701032-italia-hoce-prijnati-konferenciu-z-vidnovlenna-ukraini-u-2025-roci-meloni.html" text:style-name="Internet_20_link" text:visited-style-name="Visited_20_Internet_20_Link">
<text:span text:style-name="T4">
 Melonney </text:span>
</text:a>
"These days we also carry out special work with partners on coordination of defense steps and supply. It is very important for Ukraine that anyone who works for us to protect freedom, clearly understood what perspective we have a nasil that we can specifically. What better we understand each other , it is easy to work for a joint victory, "the Head of State informed.</text:p>
      <text:p text:style-name="P4">
As reported by Ukrinform, in Rome, on April 26, a bilateral conference was held from the work of Ukraine for government officials and representatives of industry and business.(http://www.ukrinform.ua/rubric-polytics/3701129-rozmova-zelenskogo-ta-si-czinpina-detali.html) .</text:p>
      <text:p text:style-name="P4">
News Source: <text:a xlink:type="simple" xlink:href="https://www.ukrinform.ua/rubric-polytics/3701238-zelenskij-vze-zaraz-namicaemo-spivpracu-z-italieu-u-2024-roci.html" text:style-name="Internet_20_link" text:visited-style-name="Visited_20_Internet_20_Link">
https://www.ukrinform.ua/rubric-polytics/3701238-zelenskij-vze-zaraz-namicaemo-spivpracu-z-italieu-u-2024-roci.html</text:a>
</text:p>
      <!--NEWS-->
      <text:h text:style-name="P10" text:outline-level="1">
<text:span text:style-name="T4">
Manchester City defeated Arsenal with Zinchenko and approached the first step of the APL</text:span>
</text:h>
      <text:p text:style-name="P4">
Authors: Ukrinform (Person)</text:p>
      <text:p text:style-name="P4">
Publisher: Укринформ (Organization)</text:p>
      <text:p text:style-name="P4">
Published Time: 2023-04-26T23:57:00+03:00</text:p>
      <text:p text:style-name="P4">
Modified Time: 2023-04-26T23:57:00+03:00</text:p>
      <text:p text:style-name="P4">
Description: The "locals" are inferior to the "canonira" in two points in the table, having two matches in stock. - Ukrinform.</text:p>
      <text:p text:style-name="P4">
Images: ["<text:a xlink:type="simple" xlink:href="https://static.ukrinform.com/photos/2023_04/thumb_files/630_360_1682542012-751.jpg" text:style-name="Internet_20_link" text:visited-style-name="Visited_20_Internet_20_Link">
630_360_16825...</text:a>
"]</text:p>
      <text:p text:style-name="P4">
Tags: ['Арсенал', 'Футбол', 'Манчестер Сіті', 'АПЛ']</text:p>
      <text:p text:style-name="P4">
Type: Article</text:p>
      <!--METADATA-->
      <text:p text:style-name="P4">
<draw:frame draw:style-name="fr1" draw:name="Image307" text:anchor-type="as-char" svg:width="6.9236in" svg:height="3.956343in" draw:z-index="0">
<draw:image xlink:href="../Images/yкринформ/2023-04-26T23-57-00-03-00/630_360_1682542012-751.jpg" xlink:type="simple" xlink:show="embed" xlink:actuate="onLoad" draw:mime-type="image/jpeg"/>
</draw:frame>
The "locals" are inferior to the canonira in two points in the table, having two matches in stock.</text:p>
      <text:p text:style-name="P4">
Manchester City defeated Arsenal 4: 1 in the 33rd round of the English Premier League, Ukrinform reports.</text:p>
      <text:p text:style-name="P4">
Stones and Dutch were distinguished as part of the locals, a double on de Bryne.</text:p>
      <text:p text:style-name="P4">
The Guardioli's Hosep's wards occupy the second place in the Championship of England, having an asset 73 points after 33 matches.</text:p>
      <text:p text:style-name="P4">
<text:span text:style-name="T4">
 Read also: </text:span>
 <text:a xlink:type="simple" xlink:href="https://www.ukrinform.ua/rubric-sports/3701235-celsi-z-mudrikom-vcergove-postupivsa-v-apl.html" text:style-name="Internet_20_link" text:visited-style-name="Visited_20_Internet_20_Link">
<text:span text:style-name="T4">
 APL </text:span>
</text:a>
As it was reported, Arsenal is headed by the APL, having 75 points after 33 matches in the asset.</text:p>
      <text:p text:style-name="P4">
Photo: twitter.com/mancity</text:p>
      <text:p text:style-name="P4">
News Source: <text:a xlink:type="simple" xlink:href="https://www.ukrinform.ua/rubric-sports/3701240-mancester-siti-rozgromiv-arsenal-iz-zincenkom-i-nablizivsa-do-lidera-v-apl.html" text:style-name="Internet_20_link" text:visited-style-name="Visited_20_Internet_20_Link">
https://www.ukrinform.ua/rubric-sports/3701240-mancester-siti-rozgromiv-arsenal-iz-zincenkom-i-nablizivsa-do-lidera-v-apl.html</text:a>
</text:p>
      <!--NEWS-->
      <text:h text:style-name="P10" text:outline-level="1">
<text:span text:style-name="T4">
Night frosts are predicted in Ukraine, up to 22 ° heat in the afternoon</text:span>
</text:h>
      <text:p text:style-name="P4">
Authors: Ukrinform (Person)</text:p>
      <text:p text:style-name="P4">
Publisher: Укринформ (Organization)</text:p>
      <text:p text:style-name="P4">
Published Time: 2023-04-26T23:58:00+03:00</text:p>
      <text:p text:style-name="P4">
Modified Time: 2023-04-26T23:58:00+03:00</text:p>
      <text:p text:style-name="P4">
Description: In the near future, the forecasters are forecast in Ukraine frosts, in the afternoon the air temperature will be from 8 ° to 22 ° heat. - Ukrinform.</text:p>
      <text:p text:style-name="P4">
Images: ["<text:a xlink:type="simple" xlink:href="https://static.ukrinform.com/photos/2023_03/thumb_files/630_360_1679923569-757.jpg" text:style-name="Internet_20_link" text:visited-style-name="Visited_20_Internet_20_Link">
630_360_16799...</text:a>
"]</text:p>
      <text:p text:style-name="P4">
Tags: ['Дощ', 'Погода', 'Весна', 'Заморозки']</text:p>
      <text:p text:style-name="P4">
Type: Article</text:p>
      <!--METADATA-->
      <text:p text:style-name="P4">
<draw:frame draw:style-name="fr1" draw:name="Image308" text:anchor-type="as-char" svg:width="6.9236in" svg:height="3.956343in" draw:z-index="0">
<draw:image xlink:href="../Images/yкринформ/2023-04-26T23-58-00-03-00/630_360_1679923569-757.jpg" xlink:type="simple" xlink:show="embed" xlink:actuate="onLoad" draw:mime-type="image/jpeg"/>
</draw:frame>
The forecasters are forecasting frosts in Ukraine, the temperature will air in the daytime from 8 ° to 22 ° heat.</text:p>
      <text:p text:style-name="P4">
Ukrinform was reported at the Ukrainian Hydrometeorological Center.</text:p>
      <text:p text:style-name="P4">
Thus, on April 27, in the Western, Vinnytsia and Zhytomyr regions there will be a variety of cloudiness; At night, light rain, in the afternoon without precipitation; wind-west 7-12 m/s; Temperature at night 1-6 ° warm, on the ground of frost0-3 °, in the afternoon 8-13 ° heat(on the highlands of the Carpathians at night 0-5 ° frost, in the daytime 0 °).</text:p>
      <text:p text:style-name="P4">
На решті території хмарно з проясненнями; короткочасні <text:a xlink:type="simple" xlink:href="https://www.ukrinform.ua/tag-dos" text:style-name="Internet_20_link" text:visited-style-name="Visited_20_Internet_20_Link">
</text:a>
, in the afternoon on the Left Bank of thunderstorms, in places of Gradost, 15-20 m/s are squall; South wind, 7-12 m/s; Temperature at night 5-10 °, in the afternoon14-19 °, in the east of the country up to 22 °; in the Kyiv region, Chernihiv, Cherkasy region, Kirovohrad and Odesa region 8-13 °.</text:p>
      <text:p text:style-name="P4">
<text:span text:style-name="T4">
 Read also: </text:span>
 <text:a xlink:type="simple" xlink:href="https://www.ukrinform.ua/rubric-economy/3699931-v-ukraini-cerez-silni-j-zatazni-dosi-zatrimuetsa-posivna.html" text:style-name="Internet_20_link" text:visited-style-name="Visited_20_Internet_20_Link">
<text:span text:style-name="T4">
 rain </text:span>
</text:a>
In Kyiv and Kyiv region, April 27 is cloudy with clarification, short -lived. South wind with a transition to the northwest, 7-12 m/s. The temperature of the capital at night is 6-8 °, in the daytime about 10 °; in the area at night 5-10 °, in the afternoon 8-13 °.</text:p>
      <text:p text:style-name="P4">
In the next two days, April 28-29, Ukraine will keep a cloudy with clarification. On April 28 on the Left Bank, short -term rains, in the afternoon of thunderstorms, finally without precipitation. April 29 in the eastern, southeastern regions, day and extreme west of the country, light rain, in the rest of the territory.</text:p>
      <text:p text:style-name="P4">
The wind is northwest with a transition to the northeast, 5-10 m/s.</text:p>
      <text:p text:style-name="P4">
The temperature at night is 4-9 ° heat, in the eastern, southeastern regions 7-12 °; Nazimir, Kyiv and Vinnytsia region, April 29 in the northern regions of 1-6 ° heat, on the surface of the soil, in the western regions in the air of frost 0-3 °; On the day of Ukraine 11-16 ° warm, in the eastern regions up to 19 °, April 28 in Luhansk region20-22 °.</text:p>
      <text:p text:style-name="P4">
On the highlands of the Carpathians without precipitation, only in the afternoon of April 29 is a slight rain; temperature at night 0-5 ° frost, in the afternoon 1-6 ° heat.</text:p>
      <text:p text:style-name="P4">
In the capital region on April 28-29 without precipitation. The wind is northwest with a crossing to the northeast, 5-10 m/s. The temperature in Kiev at night is 4-6 ° heat, in the afternoon 13-15 °; on the area at night 1-6 ° warm, April 29 on the surface of the soil of the larosity 0-3 °; day 11-16 ° heat.In Kyiv and the region on April 30-May 1 in places a small short-term rain. The temperature in the capital at night 5-7 ° heat, in the afternoon 14-16 °; on the area at night 2-7 ° warm, in the afternoon 12-17 °.</text:p>
      <text:p text:style-name="P4">
News Source: <text:a xlink:type="simple" xlink:href="https://www.ukrinform.ua/rubric-regions/3701035-v-ukraini-prognozuut-nicni-zamorozki-vden-do-22-tepla.html" text:style-name="Internet_20_link" text:visited-style-name="Visited_20_Internet_20_Link">
https://www.ukrinform.ua/rubric-regions/3701035-v-ukraini-prognozuut-nicni-zamorozki-vden-do-22-tepla.html</text:a>
</text:p>
      <!--NEWS-->
      <text:h text:style-name="P10" text:outline-level="1">
<text:span text:style-name="T4">
The occupiers doubled the number of rocket carriers in the Black Sea - OK "South"</text:span>
</text:h>
      <text:p text:style-name="P4">
Author: ['АРМІЯINFORM']</text:p>
      <text:p text:style-name="P4">
Time: 2023-04-26T32:00:00-04:00</text:p>
      <text:p text:style-name="P4">
Description: Rosia Airborne Forces ZBILSHIL KILKIST RAKTONOSIV on the Boyal Cherguvanni in Chorny Morі ... War with Ukraine 2022, War with Ukraine Latest News today, News War with Ukraine 2022 Last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55_tn.jpg" text:style-name="Internet_20_link" text:visited-style-name="Visited_20_Internet_20_Link">
55_tn.jpg</text:a>
']</text:p>
      <text:p text:style-name="P4">
Tags: ['STOPRUSSIA', 'АГРЕСІЯ РФ', 'ВТОРГНЕННЯ РФ']</text:p>
      <text:p text:style-name="P4">
Category: News</text:p>
      <!--METADATA-->
      <text:p text:style-name="P4">
<draw:frame draw:style-name="fr1" draw:name="Image309" text:anchor-type="as-char" svg:width="6.9236in" svg:height="5.1927in" draw:z-index="0">
<draw:image xlink:href="../Images/AРМІЯINFORM/2023-04-26T32-00-00-04-00/55_tn.jpg" xlink:type="simple" xlink:show="embed" xlink:actuate="onLoad" draw:mime-type="image/jpeg"/>
</draw:frame>
Photo illustrative</text:p>
      <text:p text:style-name="P4">
Russia has doubled the number of rocket launchers on the martial order in the marriage, their potential volley is 24 rockets.</text:p>
      <text:p text:style-name="P4">
About it <text:a xlink:type="simple" xlink:href="https://www.facebook.com/OperationalCommandSouth/posts/pfbid02jjfNgWDKpiYSkTUc7Wgq7NYst8xq8jCXpKr4tEUQKuNQgtvDip2x3QTNiuEL1cy5l" text:style-name="Internet_20_link" text:visited-style-name="Visited_20_Internet_20_Link">
reports</text:a>
Operational Command "South".</text:p>
      <ul>
        <li>
Currently, on combat alternation of 2 surfaces and 2 submarine rocket launchers, the total volley of "calibers" can reach 24. The level of rocket threat is very high, - the message reads.</li>
      </ul>
      <text:p text:style-name="P4">
In general, the ship grouping of the Russian Federation in the Black Sea, according to the command, will now be 13 ships.</text:p>
      <text:p text:style-name="P4">
News Source: <text:a xlink:type="simple" xlink:href="https://armyinform.com.ua/2023/04/26/okupanty-podvoyily-kilkist-raketonosiyiv-u-chornomu-mori-ok-pivden/" text:style-name="Internet_20_link" text:visited-style-name="Visited_20_Internet_20_Link">
https://armyinform.com.ua/2023/04/26/okupanty-podvoyily-kilkist-raketonosiyiv-u-chornomu-mori-ok-pivden/</text:a>
</text:p>
      <!--NEWS-->
      <text:h text:style-name="P10" text:outline-level="1">
<text:span text:style-name="T4">
Baltic countries and Poland are clearly aware of the threat that Russia continues</text:span>
</text:h>
      <text:p text:style-name="P4">
Author: ['АРМІЯINFORM']</text:p>
      <text:p text:style-name="P4">
Time: 2023-04-26T33:00:00-04:00</text:p>
      <text:p text:style-name="P4">
Description: The head of the Supreme Comix for Ukrainian, the Ukrainian Ukrainian, is up to єs єsannna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2504-klimp.jpeg" text:style-name="Internet_20_link" text:visited-style-name="Visited_20_Internet_20_Link">
2504-klimp.jpeg</text:a>
']</text:p>
      <text:p text:style-name="P4">
Tags: ['STOPRUSSIA', 'АГРЕСІЯ РФ', 'СВІТ ПІДТРИМУЄ УКРАЇНУ']</text:p>
      <text:p text:style-name="P4">
Category: News</text:p>
      <!--METADATA-->
      <text:p text:style-name="P4">
<draw:frame draw:style-name="fr1" draw:name="Image310" text:anchor-type="as-char" svg:width="6.9236in" svg:height="6.765733in" draw:z-index="0">
<draw:image xlink:href="../Images/AРМІЯINFORM/2023-04-26T33-00-00-04-00/2504-klimp.jpeg" xlink:type="simple" xlink:show="embed" xlink:actuate="onLoad" draw:mime-type="image/jpeg"/>
</draw:frame>
The Chairman of the Verkhovna Rada of Ukraine Committee on Integration of Ukraine to Esovna Klimpush-Tsintsadze at the invitation of the Chairman of the Committee on European Stock Parliament of Latvia made a working visit to Riga.</text:p>
      <text:p text:style-name="P4">
About it <text:a xlink:type="simple" xlink:href="https://www.rada.gov.ua/news/razom/235694.html" text:style-name="Internet_20_link" text:visited-style-name="Visited_20_Internet_20_Link">
reports</text:a>
The press service of the Verkhovna Rada of Ukraine.</text:p>
      <text:p text:style-name="P4">
"In Riga, watches have verified the meeting of committees in European affairs and inquiries of European integration of Member States and Candidate countries regarding foreign policy, regarding further integration opportunities for candidate countries, including Ukraine and Moldova and Georgia plans,"-said Klimpushi.</text:p>
      <text:p text:style-name="P4">
She stated that it was a frank conversation between friends regarding the challenges of the more necessary steps to maintain the unity of the free world in support of Ukraine both in the war against Russia, and to open negotiations on ESUGE membership in 2023. It was about further steps within the European perspective of Ukraine, and a joint -acting to achieve the results in promoting the Ambitions on Ukraine's membership in NATO at the Vilnius Summit, in July this year.</text:p>
      <text:p text:style-name="P4">
“Our friends from the Baltic countries and Poland are clearly aware of the threat that Russia prejudice, clearly understands that the effective repeling of this release requires a jointly and a clear vision of the future. They are ready to do this work at the European and Euro -Atlantic level, ”the committee chairman said on the results of the meeting.</text:p>
      <text:p text:style-name="P4">
According to her, the European partners of Ukraine agree that NATO needs to develop a clear understanding when Ukraine can become a member of these communities.</text:p>
      <text:p text:style-name="P4">
"Since the expansion of the space of freedom, security and peace with these alliances has proven its ability to guarantee stability on the European continent over decades," Ivanna Klimpush-Tsintsadze said. The politician noted that Ukraine's friends are looking for opportunities, formats, tools and mechanisms, which to help Ukraine as effectively and quickly as possible in solving the quietness that are priorities today.</text:p>
      <text:p text:style-name="P4">
Ivanna Klimpush-Tsintsadze also visited the Latvian community, which for the whole of Ukraine is an example of effective energy management.</text:p>
      <text:p text:style-name="P4">
News Source: <text:a xlink:type="simple" xlink:href="https://armyinform.com.ua/2023/04/26/baltijski-krayiny-i-polshhi-chitko-usvidomlyuyut-zagrozu-yaku-prodovzhuye-nesty-rosiya/" text:style-name="Internet_20_link" text:visited-style-name="Visited_20_Internet_20_Link">
https://armyinform.com.ua/2023/04/26/baltijski-krayiny-i-polshhi-chitko-usvidomlyuyut-zagrozu-yaku-prodovzhuye-nesty-rosiya/</text:a>
</text:p>
      <!--NEWS-->
      <text:h text:style-name="P10" text:outline-level="1">
<text:span text:style-name="T4">
Japan is ready to enter the Supervisory Board of the Center for Humanitarian Demining Ukraine</text:span>
</text:h>
      <text:p text:style-name="P4">
Author: ['АРМІЯINFORM']</text:p>
      <text:p text:style-name="P4">
Time: 2023-04-26T34:00:00-04:00</text:p>
      <text:p text:style-name="P4">
Description: Japanese is ready for Pidritrimati Humannita in Ukrainian, that is possible ... The war with Ukraine 2022, the war with Ukraine is the latest news today, News War with Ukraine 2022 The last ones for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img_8578.jpg" text:style-name="Internet_20_link" text:visited-style-name="Visited_20_Internet_20_Link">
img_8578.jpg</text:a>
']</text:p>
      <text:p text:style-name="P4">
Tags: ['STOPRUSSIA', 'АГРЕСІЯ РФ', 'ГУМАНІТАРНЕ РОЗМІНУВАННЯ', 'СВІТ ПІДТРИМУЄ УКРАЇНУ', 'ЯПОНІЯ']</text:p>
      <text:p text:style-name="P4">
Category: News</text:p>
      <!--METADATA-->
      <text:p text:style-name="P4">
<draw:frame draw:style-name="fr1" draw:name="Image311" text:anchor-type="as-char" svg:width="6.9236in" svg:height="5.1927in" draw:z-index="0">
<draw:image xlink:href="../Images/AРМІЯINFORM/2023-04-26T34-00-00-04-00/img_8578.jpg" xlink:type="simple" xlink:show="embed" xlink:actuate="onLoad" draw:mime-type="image/jpeg"/>
</draw:frame>
Illustrative photo</text:p>
      <text:p text:style-name="P4">
Japan is ready to support humanitarian demining in Ukraine and to consider the possibility of delegating to the supervisory board of the Humanitarian Demand Center. About it, as <text:a xlink:type="simple" xlink:href="https://www.kmu.gov.ua/news/minekonomiky-iaponiia-hotova-uviity-do-nahliadovoi-rady-tsentru-humanitarnoho-rozminuvannia" text:style-name="Internet_20_link" text:visited-style-name="Visited_20_Internet_20_Link">
reports</text:a>
The Government Portal was discussed during the meeting of the First Viceremer-Minister of Ukraine-Ministers of Ukraine Yulia Sviridenko with Japan Ambassador to Ukraine Matsuda Kuninor.</text:p>
      <text:p text:style-name="P4">
“The Humanitarian Demand Center has been established in Ukraine. It will coordinate all participants in this process, attract funding and determine the priority of certain territories. In order for this process to be maximally transparent, we plan to create a supervisory board, which included the Brip representers of the Great Seven countries(G7)and other interested international organizations. We are interested in entering representatives of countries that have a work in this market, ”Yulia Sviridenko said.</text:p>
      <text:p text:style-name="P4">
In turn, the Japan Ambassador to Ukraine supported such government initiatives and declared a willingness to assist in the humanitarian demining process.</text:p>
      <text:p text:style-name="P4">
“Japan understands that humanitarian demining in Ukraine is a thorough -conscious project. Almost 29% of Ukrainian land can be replaced. Japan has experience in humanitarian demining for a long time by third countries, in particular with Cambodge. We can help Ukraine as a training of specialists and the provision of the necessary equipment. We have been ready to work with the Government of Ukraine for many years, so rest confident in Japan's sincere support, ”Matzuda Kuninor assured.</text:p>
      <text:p text:style-name="P4">
According to Japan Ambassador, his country supports the idea of creating a habitation center in Ukraine. Japan is ready to send your representative and help attract candidates from other countries to the supervisory raditoritorial of humanitarian demining. This country is also ready to coordinate with humanitarian demining with other countries.</text:p>
      <text:p text:style-name="P4">
“We are ready to provide our financial and technical assistance. We are ready to share your experience. As a representative of the state who is now presiding in the G7, I perceive it seriously and congratulate what Ukraine is doing, and I pledge to mobilize stable international support in this area, ”Matzuda Kuninor said.</text:p>
      <text:p text:style-name="P4">
During the meeting, the issue of the beginning of Ukraine's negotiations was raised to the Transstikoochean Partnership(CPTPP)this year.</text:p>
      <text:p text:style-name="P4">
News Source: <text:a xlink:type="simple" xlink:href="https://armyinform.com.ua/2023/04/26/yaponiya-gotova-uvijty-do-naglyadovoyi-rady-czentru-gumanitarnogo-rozminuvannya-ukrayiny/" text:style-name="Internet_20_link" text:visited-style-name="Visited_20_Internet_20_Link">
https://armyinform.com.ua/2023/04/26/yaponiya-gotova-uvijty-do-naglyadovoyi-rady-czentru-gumanitarnogo-rozminuvannya-ukrayiny/</text:a>
</text:p>
      <!--NEWS-->
      <text:h text:style-name="P10" text:outline-level="1">
<text:span text:style-name="T4">
General Staff showed the combat work of one of the brigades</text:span>
</text:h>
      <text:p text:style-name="P4">
Author: ['АРМІЯINFORM']</text:p>
      <text:p text:style-name="P4">
Time: 2023-04-26T35:00:00-04:00</text:p>
      <text:p text:style-name="P4">
Description: Inclusions, the operator of the UAV is not the lice of the Viyavit of the Vorog, but the sample of the yogo "vidprasyuvati".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p>
      <text:p text:style-name="P4">
Tags: ['STOPRUSSIA', 'АГРЕСІЯ РФ', 'ВТОРГНЕННЯ РФ', 'ГШ ЗСУ']</text:p>
      <text:p text:style-name="P4">
Category: News</text:p>
      <!--METADATA-->
      <text:p text:style-name="P4">
A skilled UAV operator can not only detect the enemy, but also on his own "work out".</text:p>
      <text:p text:style-name="P4">
The combat work of the soldiers of a separate presidential brigade named after Hetman Bogdanakhmelnitsky.</text:p>
      <text:p text:style-name="P4">
News Source: <text:a xlink:type="simple" xlink:href="https://armyinform.com.ua/2023/04/26/genshtab-pokazav-bojovu-robotu-odniyeyi-z-brygad/" text:style-name="Internet_20_link" text:visited-style-name="Visited_20_Internet_20_Link">
https://armyinform.com.ua/2023/04/26/genshtab-pokazav-bojovu-robotu-odniyeyi-z-brygad/</text:a>
</text:p>
      <!--NEWS-->
      <text:h text:style-name="P10" text:outline-level="1">
<text:span text:style-name="T4">
We continue to fulfill our promises for ammunition and rockets for Ukraine - Josep Borrel</text:span>
</text:h>
      <text:p text:style-name="P4">
Author: ['АРМІЯINFORM']</text:p>
      <text:p text:style-name="P4">
Time: 2023-04-26T36:00:00-04:00</text:p>
      <text:p text:style-name="P4">
Description: “Є aggressor, Yaki, having destroyed the UN Statute I invaded the INNSHU of the Country, I was the victim of the surge .... the war with Ukraine 2022, the war with Ukraine is the latest news today, the news with Ukraine 2022 is the last for today, will there be a war between Ukraine and there will be a war between Ukraine and Russia and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343407754_247307621088006_8440601454590596928_n.jpg" text:style-name="Internet_20_link" text:visited-style-name="Visited_20_Internet_20_Link">
343407754_247307621088006_8440601454590596928_n.jpg</text:a>
']</text:p>
      <text:p text:style-name="P4">
Tags: ['STOPRUSSIA', 'АГРЕСІЯ РФ', 'ВТОРГНЕННЯ РФ', 'СВІТ ПІДТРИМУЄ УКРАЇНУ']</text:p>
      <text:p text:style-name="P4">
Category: News</text:p>
      <!--METADATA-->
      <text:p text:style-name="P4">
<draw:frame draw:style-name="fr1" draw:name="Image312" text:anchor-type="as-char" svg:width="6.9236in" svg:height="4.612849in" draw:z-index="0">
<draw:image xlink:href="../Images/AРМІЯINFORM/2023-04-26T36-00-00-04-00/343407754_247307621088006_8440601454590596928_n.jpg" xlink:type="simple" xlink:show="embed" xlink:actuate="onLoad" draw:mime-type="image/jpeg"/>
</draw:frame>
“There is an aggressor that violated the UN Statute and invaded another country, and there is a victim of this aggression. It is impossible to put on one level of the aggressor and the one who has undergone aggression. Russia does not want to stop the invasion, and Ukraine must continue to defend. Orthodox we support Ukraine, now including tanks, air defense and even glasses. I can assess that more than 13 billion euros of military support have been given to Ukraine by the European Union and Member States. We continue to fulfill our promises for artillery ammunition and missiles for the amount There was an exchange of views on Russian aggression against Ukraine and discussing the EU action plan on the geopolitical consequences of the Russian aggressive war.</text:p>
      <text:p text:style-name="P4">
The high representative of the EU on Foreign Affairs and Security Policy - the Vice presidential commission of Josep Borrel emphasized that the EU and its Member States have already contributed to the provision of more than 13 billion euros of military support. Vinto and informed the EU Foreign Ministers about Ukraine's military support in the context of a three -component plan for the granting of artillery ammunition to Ukraine from existing reserves or jointly purchased.</text:p>
      <text:p text:style-name="P4">
The EU has now achieved the first goal, adopting an event of assistance within the European Fund of Peace worth 1 billion euros, designed to satisfy the most vaginal needs of Ukraine. EU Member States also complete work on the second direction for promoting joint procurement. Finally, the European commission will soon be presented with specific proposals on how to increase European defense production potential in the third direction.</text:p>
      <text:p text:style-name="P4">
EU Foreign Ministers also informed about the activities of EU mission assistance in support of Ukraine(EUMAM Ukraine)which has already performed the initial goal, having prepared more than 16,000 Ukrainian military. By the end of 2023, the EU plans to train 30,000 soldiers.</text:p>
      <text:p text:style-name="P4">
The Foreign Affairs Council also discussed the implementation of the EU action plan on the geopolitical consequences of Russian aggression.<text:span text:style-name="T4">
 Source: </text:span>
 <text:a xlink:type="simple" xlink:href="https://www.facebook.com/GeneralStaff.ua/posts/pfbid0FKMav6Y9DRny6rGtrdaFBv7DX7dMvbMfdijvt7iQnk8RV4XJwErx26kyfCYS5Fial" text:style-name="Internet_20_link" text:visited-style-name="Visited_20_Internet_20_Link">
<text:span text:style-name="T5">
gshzu</text:span>
</text:a>
</text:p>
      <text:p text:style-name="P4">
News Source: <text:a xlink:type="simple" xlink:href="https://armyinform.com.ua/2023/04/26/my-prodovzhuyemo-vykonuvaty-nashi-obiczyanky-shhodo-boyeprypasiv-i-raket-dlya-ukrayiny-zhozep-borrel/" text:style-name="Internet_20_link" text:visited-style-name="Visited_20_Internet_20_Link">
https://armyinform.com.ua/2023/04/26/my-prodovzhuyemo-vykonuvaty-nashi-obiczyanky-shhodo-boyeprypasiv-i-raket-dlya-ukrayiny-zhozep-borrel/</text:a>
</text:p>
      <!--NEWS-->
      <text:h text:style-name="P10" text:outline-level="1">
<text:span text:style-name="T4">
Reduced in the Army of Recovery Ukrainians have already earned 100 million UAH</text:span>
</text:h>
      <text:p text:style-name="P4">
Author: ['АРМІЯINFORM']</text:p>
      <text:p text:style-name="P4">
Time: 2023-04-26T37:00:00-04:00</text:p>
      <text:p text:style-name="P4">
Description: Great, before the “Army Vidnnnia”, 15.7 Tysyachs of the Beleless Ukrainians were born 100 ... War with Ukraine 2022, War with Ukraine Latest News today, News War with Ukraine 2022 are the last for today, will there be a war between Ukraine and Russia, and when,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image-3.jpg" text:style-name="Internet_20_link" text:visited-style-name="Visited_20_Internet_20_Link">
image-3.jpg</text:a>
']</text:p>
      <text:p text:style-name="P4">
Tags: ['АГРЕСІЯ РФ', 'УКРАЇНСЬКИЙ НАРОД НЕПЕРЕМОЖНИЙ']</text:p>
      <text:p text:style-name="P4">
Category: News</text:p>
      <!--METADATA-->
      <text:p text:style-name="P4">
<draw:frame draw:style-name="fr1" draw:name="Image313" text:anchor-type="as-char" svg:width="6.9236in" svg:height="6.9236in" draw:z-index="0">
<draw:image xlink:href="../Images/AРМІЯINFORM/2023-04-26T37-00-00-04-00/image-3.jpg" xlink:type="simple" xlink:show="embed" xlink:actuate="onLoad" draw:mime-type="image/jpeg"/>
</draw:frame>
Reduced in the "Army of Restoration" project, 15.7 thousand unemployed Ukrainians have made 100 million UAH for the performance of socially useful works.</text:p>
      <text:p text:style-name="P4">
About it <text:a xlink:type="simple" xlink:href="https://www.me.gov.ua/News/Detail" text:style-name="Internet_20_link" text:visited-style-name="Visited_20_Internet_20_Link">
reports</text:a>
Ministry of Economy of Ukraine.</text:p>
      <text:p text:style-name="P4">
“15.7 thousand unemployed in 17 regions have already been involved in the report of the Recovery Army, the Odesa region was recently joined. The leader of the middle -regions in this project remains the Poltava region, where such workers are exposed to more than 3 600 unemployed. In general, the unemployed, which carry out restoration work, has already earned UAH 100 million. It is important that paying for their work is at least UAH 6700, which is higher than the average amount of default assistance that the unemployed receives while registering, ” - said Tatiana Berezhna Minister of Economy of Ukraine.</text:p>
      <text:p text:style-name="P4">
Among the most active participants in the project:</text:p>
      <text:p text:style-name="P4">
Poltava region - 3 623 people were involved;</text:p>
      <text:p text:style-name="P4">
Kharkiv region - 1955 people;</text:p>
      <text:p text:style-name="P4">
Kyiv region - 1 945 people;</text:p>
      <text:p text:style-name="P4">
Donetsk region - 1 928 people;</text:p>
      <text:p text:style-name="P4">
Chernihiv region - 1 719 people.</text:p>
      <text:p text:style-name="P4">
Types of socially useful work depend on the needs of a particular region. The management of the oblasts determines what work is needed in the region, reports the Protection Center of Employment, which offers unemployed, which are registered in the center, to join in the execution of such work. These people conclude a fixed -term contract for the period of work.</text:p>
      <text:p text:style-name="P4">
Most often the unemployed are attracted to:</text:p>
      <text:p text:style-name="P4">
disassembly of rubble, restoration of residential buildings that are damaged as a result of boost actions;</text:p>
      <text:p text:style-name="P4">
construction of civil protection protective structures, strengthening of dams;</text:p>
      <text:p text:style-name="P4">
provision of social services at points of indomitable;</text:p>
      <text:p text:style-name="P4">
arrangement and fortification of blockposts, basements for shelter;</text:p>
      <text:p text:style-name="P4">
harvesting firewood for the military and the population;</text:p>
      <text:p text:style-name="P4">
Unloading, packing and delivery of humanitarian aid, work in centers with internally displaced persons.</text:p>
      <ul>
        <li>
Recall that the Army of Restoration was introduced by the Government in the fall of 2022 in order to attract people who have temporarily lost their work, to the restoration of Ukraine through the performance of socially useful work.</li>
      </ul>
      <text:p text:style-name="P4">
News Source: <text:a xlink:type="simple" xlink:href="https://armyinform.com.ua/2023/04/26/zalucheni-do-armiyi-vidnovlennya-ukrayinczi-vzhe-zarobyly-100-mln-grn/" text:style-name="Internet_20_link" text:visited-style-name="Visited_20_Internet_20_Link">
https://armyinform.com.ua/2023/04/26/zalucheni-do-armiyi-vidnovlennya-ukrayinczi-vzhe-zarobyly-100-mln-grn/</text:a>
</text:p>
      <!--NEWS-->
      <text:h text:style-name="P10" text:outline-level="1">
<text:span text:style-name="T4">
News Tot: Got a Passport of the Russian Federation - get ready for call</text:span>
</text:h>
      <text:p text:style-name="P4">
Author: ['АРМІЯINFORM']</text:p>
      <text:p text:style-name="P4">
Time: 2023-04-26T38:00:00-04:00</text:p>
      <text:p text:style-name="P4">
Description: Rosiyani is to go through the pydgotovka to mobilizasi on Timchasovo Teritoi perpavia ... War with Ukraine 2022, War with Ukraine Latest news today, News War with Ukraine 2022 The last ones today, there will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07/prymusova-mobilizacziya.jpg" text:style-name="Internet_20_link" text:visited-style-name="Visited_20_Internet_20_Link">
prymusova-mobilizacziya.jpg</text:a>
']</text:p>
      <text:p text:style-name="P4">
Tags: ['АГРЕСІЯ РФ', 'ВТОРГНЕННЯ РФ', 'ТОТ']</text:p>
      <text:p text:style-name="P4">
Category: News</text:p>
      <!--METADATA-->
      <text:p text:style-name="P4">
<draw:frame draw:style-name="fr1" draw:name="Image314" text:anchor-type="as-char" svg:width="6.9236in" svg:height="4.640285in" draw:z-index="0">
<draw:image xlink:href="../Images/AРМІЯINFORM/2023-04-26T38-00-00-04-00/prymusova-mobilizacziya.jpg" xlink:type="simple" xlink:show="embed" xlink:actuate="onLoad" draw:mime-type="image/jpeg"/>
</draw:frame>
Illustrative photo</text:p>
      <text:p text:style-name="P4">
The Russians continue to prepare for mobilization on the temporarily occupied territories of the South, despite their own objections.</text:p>
      <text:p text:style-name="P4">
About it <text:a xlink:type="simple" xlink:href="https://sprotyv.mod.gov.ua/2023/04/25/okupanty-poperedzhayut-vlasnykiv-pasportiv-rf-na-tot-shhodo-neobhidnosti-staty-na-oblik-u-vijskkomati/" text:style-name="Internet_20_link" text:visited-style-name="Visited_20_Internet_20_Link">
reports</text:a>
Center for National Resistance.</text:p>
      <text:p text:style-name="P4">
Thus, in the south of the newly emerged owners of Russian passports were warned about the necessary registration to the military enlistment office. At the same time, it is noted that this can be done with the help of "state service". Otherwise, the locals are frightened by "every time".</text:p>
      <text:p text:style-name="P4">
The invaders emphasize that it is only a fixed call, but the experience and east of Ukraine speaks of another, because in the future the termmen are forced to conclude a contract.</text:p>
      <text:p text:style-name="P4">
We will remind, in Berdyansk all doctors who received the passport of the enemy have a statine military accounting for further mobilization. In the event of refusal, they are threatened with working workplaces.</text:p>
      <text:p text:style-name="P4">
News Source: <text:a xlink:type="simple" xlink:href="https://armyinform.com.ua/2023/04/26/novyny-tot-otrymav-pasport-rf-gotujsya-do-pryzovu/" text:style-name="Internet_20_link" text:visited-style-name="Visited_20_Internet_20_Link">
https://armyinform.com.ua/2023/04/26/novyny-tot-otrymav-pasport-rf-gotujsya-do-pryzovu/</text:a>
</text:p>
      <!--NEWS-->
      <text:h text:style-name="P10" text:outline-level="1">
<text:span text:style-name="T4">
Demanded funds for service in volunteer formation - reported suspicion to the resident of Chernihiv</text:span>
</text:h>
      <text:p text:style-name="P4">
Author: ['АРМІЯINFORM']</text:p>
      <text:p text:style-name="P4">
Time: 2023-04-26T39:00:00-04:00</text:p>
      <text:p text:style-name="P4">
Description: For the process of the Chernitzovta of the district prosecutors, the prosecutor's office was cheated about ... the war with Ukraine 2022, the war with Ukraine is the latest news today, the news war with Ukraine 2022 last for today, will there be a war between Ukraine and Russia and when the war with Ukraine in 2022 will be or there will be either Ukraine No, will there be a war with Ukraine in the near future, they say, the war with Ukraine, Ukrainian news today, Ukrainian news in Ukrainian media in Russian</text:p>
      <text:p text:style-name="P4">
Images: ['<text:a xlink:type="simple" xlink:href="https://armyinform.com.ua/wp-content/uploads/2023/04/zobrazhennya-whatsapp-data-2023-04-24-o-150513.jpg" text:style-name="Internet_20_link" text:visited-style-name="Visited_20_Internet_20_Link">
zobrazhennya-whatsapp-data-2023-04-24-o-150513.jpg</text:a>
']</text:p>
      <text:p text:style-name="P4">
Tags: ['STOPRUSSIA', 'АГРЕСІЯ РФ', 'ОФІС ГЕНЕРАЛЬНОГО ПРОКУРОРА УКРАЇНИ']</text:p>
      <text:p text:style-name="P4">
Category: News</text:p>
      <!--METADATA-->
      <text:p text:style-name="P4">
<draw:frame draw:style-name="fr1" draw:name="Image315" text:anchor-type="as-char" svg:width="6.9236in" svg:height="5.501265in" draw:z-index="0">
<draw:image xlink:href="../Images/AРМІЯINFORM/2023-04-26T39-00-00-04-00/zobrazhennya-whatsapp-data-2023-04-24-o-150513.jpg" xlink:type="simple" xlink:show="embed" xlink:actuate="onLoad" draw:mime-type="image/jpeg"/>
</draw:frame>
Under the procedural leadership of the Chernihiv District Prosecutor's Office, the suspicion of the resident of Chernihiv - a member of one of the volunteer formulations of the territorial community was reported. He is charged with abuse of influence, combined by the consumer of undue benefits. According to the investigation, in March 2023 the suspect was approached by a volumetric who wanted to serve in the ranks of the formation. During the communication of the membership formation, he assured the citizen that the entry into the unit would not be paid and began to demand him an undue benefit.</text:p>
      <text:p text:style-name="P4">
For her, the suspect promised to influence the unit commander to make the right decision. Later, the man met again with the victim and the transferred and signed by the commander of the volunteer contract.</text:p>
      <text:p text:style-name="P4">
The suspect was detained by law enforcement officers while receiving the funds and transferring the Contracts and Certificate.</text:p>
      <text:p text:style-name="P4">
Currently, a man has been chosen a precautionary measure in the form of house arrest.</text:p>
      <text:p text:style-name="P4">
The pre -trial investigation is carried out by the investigative department of the Chernihiv Regional Department of the Police of the SUNP of Ukraine in the Chernihiv region, for the operational system of the SBU Office in Chernihiv Oblast.</text:p>
      <text:p text:style-name="P4">
<text:span text:style-name="T4">
 Source: </text:span>
 <text:a xlink:type="simple" xlink:href="https://www.gp.gov.ua/ua/posts/vimagav-kosti-za-sluzbu-u-dobrovolcomu-formuvanni-povidomleno-pro-pidozru-meskancyu-cernigova" text:style-name="Internet_20_link" text:visited-style-name="Visited_20_Internet_20_Link">
Office of Prosecutor General Ukraine</text:a>
</text:p>
      <text:p text:style-name="P4">
News Source: <text:a xlink:type="simple" xlink:href="https://armyinform.com.ua/2023/04/26/vymagav-koshty-za-sluzhbu-u-dobrovolchomu-formuvanni-povidomleno-pro-pidozru-meshkanczyu-chernigova/" text:style-name="Internet_20_link" text:visited-style-name="Visited_20_Internet_20_Link">
https://armyinform.com.ua/2023/04/26/vymagav-koshty-za-sluzhbu-u-dobrovolchomu-formuvanni-povidomleno-pro-pidozru-meshkanczyu-chernigova/</text:a>
</text:p>
      <!--NEWS-->
      <text:h text:style-name="P10" text:outline-level="1">
<text:span text:style-name="T4">
Our aviation last day has made 6 beats in the enemy's concentration areas</text:span>
</text:h>
      <text:p text:style-name="P4">
Author: ['АРМІЯINFORM']</text:p>
      <text:p text:style-name="P4">
Time: 2023-04-26T40:00:00-04:00</text:p>
      <text:p text:style-name="P4">
Description: About the General Headquarters of the ZS Ukrainian. - AvIACII of defense forces for PASULA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2/06/foto-aviacziya.jpg" text:style-name="Internet_20_link" text:visited-style-name="Visited_20_Internet_20_Link">
foto-aviacziya.jpg</text:a>
']</text:p>
      <text:p text:style-name="P4">
Tags: ['STOPRUSSIA', 'АГРЕСІЯ РФ', 'ВТОРГНЕННЯ РФ', 'ГШ ЗСУ', 'ХРОНІКА ОБОРОНИ']</text:p>
      <text:p text:style-name="P4">
Category: News</text:p>
      <!--METADATA-->
      <text:p text:style-name="P4">
<draw:frame draw:style-name="fr1" draw:name="Image316" text:anchor-type="as-char" svg:width="6.9236in" svg:height="5.385022in" draw:z-index="0">
<draw:image xlink:href="../Images/AРМІЯINFORM/2023-04-26T40-00-00-04-00/foto-aviacziya.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QPrdwwDTT9cvHtEfhkkFKFREDWGn3fTazw3MaLxv1nqvTVqzKsSpJyoS7aKj2w9bl" text:style-name="Internet_20_link" text:visited-style-name="Visited_20_Internet_20_Link">
reports</text:a>
The General Staff of the Armed Forces of Ukraine.</text:p>
      <text:p text:style-name="P4">
-Aviation of defense forces over the past 24 hours has made 6 beats in the areas of concentration of personal staff and military equipment of the occupiers, as well as a blow to the anti-aircraft missile complex. Also, 2 enemy reconnaissance UAVs-type "Zula" and "Orlan-10" have been shot,-the message reads.</text:p>
      <text:p text:style-name="P4">
In addition, the units of missile troops and artillery during the past pre-trials have been done by the anti-aircraft missile complex, 4 districts of concentration of the personnel of the aggressor rantlocation station.</text:p>
      <text:p text:style-name="P4">
News Source: <text:a xlink:type="simple" xlink:href="https://armyinform.com.ua/2023/04/26/nasha-aviacziya-mynuloyi-doby-zavdala-6-udariv-po-rajonah-zoseredzhennya-protyvnyka/" text:style-name="Internet_20_link" text:visited-style-name="Visited_20_Internet_20_Link">
https://armyinform.com.ua/2023/04/26/nasha-aviacziya-mynuloyi-doby-zavdala-6-udariv-po-rajonah-zoseredzhennya-protyvnyka/</text:a>
</text:p>
      <!--NEWS-->
      <text:h text:style-name="P10" text:outline-level="1">
<text:span text:style-name="T4">
The Armed Forces reflected 39 enemy attacks in Donetsk region</text:span>
</text:h>
      <text:p text:style-name="P4">
Author: ['АРМІЯINFORM']</text:p>
      <text:p text:style-name="P4">
Time: 2023-04-26T41:00:00-04:00</text:p>
      <text:p text:style-name="P4">
Description: About the General Headquarters of the ZS Ukrainian. - Basic Zusill adversary ZoServzhu ... war with Ukraine 2022, war with Ukraine latest news today, news war with Ukraine 2022 The last for today, will there be a war between Ukraine and Russia and when, the war with Ukraine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4/630_360_1676912332-614.jpg" text:style-name="Internet_20_link" text:visited-style-name="Visited_20_Internet_20_Link">
630_360_1676912332-614.jpg</text:a>
']</text:p>
      <text:p text:style-name="P4">
Tags: ['STOPRUSSIA', 'АГРЕСІЯ РФ', 'ВТОРГНЕННЯ РФ', 'ГШ ЗСУ', 'ХРОНІКА ОБОРОНИ']</text:p>
      <text:p text:style-name="P4">
Category: News</text:p>
      <!--METADATA-->
      <text:p text:style-name="P4">
<draw:frame draw:style-name="fr1" draw:name="Image317" text:anchor-type="as-char" svg:width="6.9236in" svg:height="3.956343in" draw:z-index="0">
<draw:image xlink:href="../Images/AРМІЯINFORM/2023-04-26T41-00-00-04-00/630_360_1676912332-614.jpg" xlink:type="simple" xlink:show="embed" xlink:actuate="onLoad" draw:mime-type="image/jpeg"/>
</draw:frame>
Illustrative Photo <text:span text:style-name="T4">
 🔥Set on Russian invasion </text:span>
</text:p>
      <text:p text:style-name="P4">
About it <text:a xlink:type="simple" xlink:href="https://www.facebook.com/GeneralStaff.ua/posts/pfbid02QPrdwwDTT9cvHtEfhkkFKFREDWGn3fTazw3MaLxv1nqvTVqzKsSpJyoS7aKj2w9bl" text:style-name="Internet_20_link" text:visited-style-name="Visited_20_Internet_20_Link">
reports</text:a>
The General Staff of the Armed Forces of Ukraine.</text:p>
      <ul>
        <li>
The main efforts of the enemy focuses on conducting the offensive actions of the Nabakhmut, Avdeev and Mariinsky directions. During the last day, the units of the Defense Forces of Ukraine reflected 39 enemy attacks on the mentioned front -frontes. The most fierce battles continue for Bakhmut and Marinka, - it is assigned to the summary.</li>
      </ul>
      <text:p text:style-name="P4">
News Source: <text:a xlink:type="simple" xlink:href="https://armyinform.com.ua/2023/04/26/zsu-vidbyly-39-vorozhyh-atak-na-donechchyni/" text:style-name="Internet_20_link" text:visited-style-name="Visited_20_Internet_20_Link">
https://armyinform.com.ua/2023/04/26/zsu-vidbyly-39-vorozhyh-atak-na-donechchyni/</text:a>
</text:p>
      <!--NEWS-->
      <text:h text:style-name="P10" text:outline-level="1">
<text:span text:style-name="T4">
The Commander of Special Operations of the Armed Forces of Ukraine visited Bakhmut</text:span>
</text:h>
      <text:p text:style-name="P4">
Author: ['АРМІЯINFORM']</text:p>
      <text:p text:style-name="P4">
Time: 2023-04-26T42:00:00-04:00</text:p>
      <text:p text:style-name="P4">
Description: PID Hour of Brigade Brigade, General Viktor Khorenko, I found it with a flowing situation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343150670_930987664694100_4967540911446105858_n.jpg" text:style-name="Internet_20_link" text:visited-style-name="Visited_20_Internet_20_Link">
343150670_930987664694100_4967540911446105858_n.jpg</text:a>
']</text:p>
      <text:p text:style-name="P4">
Tags: ['STOPRUSSIA', 'АГРЕСІЯ РФ', 'БАХМУТ', 'ВТОРГНЕННЯ РФ']</text:p>
      <text:p text:style-name="P4">
Category: News</text:p>
      <!--METADATA-->
      <text:p text:style-name="P4">
<draw:frame draw:style-name="fr1" draw:name="Image318" text:anchor-type="as-char" svg:width="6.9236in" svg:height="5.53888in" draw:z-index="0">
<draw:image xlink:href="../Images/AРМІЯINFORM/2023-04-26T42-00-00-04-00/343150670_930987664694100_4967540911446105858_n.jpg" xlink:type="simple" xlink:show="embed" xlink:actuate="onLoad" draw:mime-type="image/jpeg"/>
</draw:frame>
During the trip, brigade, General Viktor Khorenko, got acquainted with the current situation in the city and communicated with the soldiers of the specialist survey units that defend this settlement.</text:p>
      <ul>
        <li>
Indeed, the situation in Bakhmut is difficult, but who, as not you, know what to do and how to act in current conditions. Your work here once again proves that the SCA is first and foremost the benefit of quality over the quantity, - said Viktor Khorenko to the soldiers.</li>
      </ul>
      <text:p text:style-name="P4">
The commander of the SCO of Ukraine emphasized the importance of the work of groups of special purpose during the defense of Bakhmut and noted the professionalism of the SCO operators.</text:p>
      <text:p text:style-name="P4">
For a long time, the soldiers of special operations have been fully executed from the defense of the city, which remains the hottest point of the front. The desperation of the enemy, and massive attacks aimed at destroying urban quarters, the operators of the SCO of Ukraine strike the enemy in the key areas, destroy the personnel and perform a number of other tasks, preventing the advance of the Russian troops and their attempts to capture the city.</text:p>
      <text:p text:style-name="P4">
<text:span text:style-name="T4">
 Source: </text:span>
 _ <text:a xlink:type="simple" xlink:href="https://www.facebook.com/usofcom/posts/pfbid02nNZHUi81Du9KQMN9pXUVRdvYSJrDqf1L1X9K5TeBcpFMT9iqAeEDfT49jNyes19vl" text:style-name="Internet_20_link" text:visited-style-name="Visited_20_Internet_20_Link">
Special Operations Command of the SSSUKUDRAIN</text:a>
_</text:p>
      <text:p text:style-name="P4">
News Source: <text:a xlink:type="simple" xlink:href="https://armyinform.com.ua/2023/04/26/komanduvach-syl-speczialnyh-operaczij-zs-ukrayiny-vidvidav-bahmut/" text:style-name="Internet_20_link" text:visited-style-name="Visited_20_Internet_20_Link">
https://armyinform.com.ua/2023/04/26/komanduvach-syl-speczialnyh-operaczij-zs-ukrayiny-vidvidav-bahmut/</text:a>
</text:p>
      <!--NEWS-->
      <text:h text:style-name="P10" text:outline-level="1">
<text:span text:style-name="T4">
The occupiers have inflicted 13 air strikes and carried out 49 shellings from the RSLS on the positions of our military</text:span>
</text:h>
      <text:p text:style-name="P4">
Author: ['АРМІЯINFORM']</text:p>
      <text:p text:style-name="P4">
Time: 2023-04-26T43:00:00-04:00</text:p>
      <text:p text:style-name="P4">
Description: About the General Headquarters of the ZS Ukrainian. - The enemy has been obtained ... the war with Ukraine 2022, the war with Ukraine is the latest news today, the war with Ukraine 2022 is the last for today, will there be a war between Ukraine and Russia and when, the war with Ukraine in 2022 will be or not, there will be whether the war with Ukraine in the near future says, the war with Ukraine, Ukrainian news today, Ukrainian news in Ukrainian media in Russian</text:p>
      <text:p text:style-name="P4">
Images: ['<text:a xlink:type="simple" xlink:href="https://armyinform.com.ua/wp-content/uploads/2023/04/qj1ohw7fec_j.jpg" text:style-name="Internet_20_link" text:visited-style-name="Visited_20_Internet_20_Link">
qj1ohw7fec_j.jpg</text:a>
']</text:p>
      <text:p text:style-name="P4">
Tags: ['STOPRUSSIA', 'АГРЕСІЯ РФ', 'ВТОРГНЕННЯ РФ', 'ГШ ЗСУ']</text:p>
      <text:p text:style-name="P4">
Category: News</text:p>
      <!--METADATA-->
      <text:p text:style-name="P4">
<draw:frame draw:style-name="fr1" draw:name="Image319" text:anchor-type="as-char" svg:width="6.9236in" svg:height="3.894525in" draw:z-index="0">
<draw:image xlink:href="../Images/AРМІЯINFORM/2023-04-26T43-00-00-04-00/qj1ohw7fec_j.jpg" xlink:type="simple" xlink:show="embed" xlink:actuate="onLoad" draw:mime-type="image/jpeg"/>
</draw:frame>
Photo Illustrative <text:span text:style-name="T4">
 🔥 Situation on Russian invasion </text:span>
</text:p>
      <text:p text:style-name="P4">
About it <text:a xlink:type="simple" xlink:href="https://www.facebook.com/GeneralStaff.ua/posts/pfbid02QPrdwwDTT9cvHtEfhkkFKFREDWGn3fTazw3MaLxv1nqvTVqzKsSpJyoS7aKj2w9bl" text:style-name="Internet_20_link" text:visited-style-name="Visited_20_Internet_20_Link">
reports</text:a>
The General Staff of the Armed Forces of Ukraine.</text:p>
      <text:p text:style-name="P4">
-Over the past day, the enemy has struck 3 rocket strokes, of which 2 missiles of the C-300-in the center of the peaceful city of Kupyansk, Kharkiv region. There are injured among the civilian population, the building of the Museum of Local History is destroyed, with no military facility nearby, and other civilian infrastructure was damaged. The enemy also made 13 aviation strikes and made 49 tunes from the reactive systems of volley fire at the positions of our troops with the instructive infrastructure of settlements, - it is said.</text:p>
      <text:p text:style-name="P4">
News Source: <text:a xlink:type="simple" xlink:href="https://armyinform.com.ua/2023/04/26/okupanty-zavdaly-13-aviaudariv-ta-zdijsnyly-49-obstriliv-z-rszv-po-pozycziyam-nashyh-vijskovyh/" text:style-name="Internet_20_link" text:visited-style-name="Visited_20_Internet_20_Link">
https://armyinform.com.ua/2023/04/26/okupanty-zavdaly-13-aviaudariv-ta-zdijsnyly-49-obstriliv-z-rszv-po-pozycziyam-nashyh-vijskovyh/</text:a>
</text:p>
      <!--NEWS-->
      <text:h text:style-name="P10" text:outline-level="1">
<text:span text:style-name="T4">
More than 188 thousand soldiers lost the army of the Russian Federation since the beginning of large -scale aggression</text:span>
</text:h>
      <text:p text:style-name="P4">
Author: ['АРМІЯINFORM']</text:p>
      <text:p text:style-name="P4">
Time: 2023-04-26T44:00:00-04:00</text:p>
      <text:p text:style-name="P4">
Description: Zagalni Boyov, take the enemy on 02.24.22 to 04/26/23 Orintovo to becom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561fe839-945a-4a7e-96aa-f708f1203ecc-scaled.jpg" text:style-name="Internet_20_link" text:visited-style-name="Visited_20_Internet_20_Link">
561fe839-945a-4a7e-96aa-f708f1203ecc-scaled.jpg</text:a>
']</text:p>
      <text:p text:style-name="P4">
Tags: ['STOPRUSSIA', 'АГРЕСІЯ РФ', 'ВТОРГНЕННЯ РФ', 'ВТРАТИ ВОРОГА', 'ГШ ЗСУ']</text:p>
      <text:p text:style-name="P4">
Category: News</text:p>
      <!--METADATA-->
      <text:p text:style-name="P4">
<draw:frame draw:style-name="fr1" draw:name="Image320" text:anchor-type="as-char" svg:width="6.9236in" svg:height="6.975527in" draw:z-index="0">
<draw:image xlink:href="../Images/AРМІЯINFORM/2023-04-26T44-00-00-04-00/561fe839-945a-4a7e-96aa-f708f1203ecc-scaled.jpg" xlink:type="simple" xlink:show="embed" xlink:actuate="onLoad" draw:mime-type="image/jpeg"/>
</draw:frame>
The total combat loss of the enemy from 24.02.22 to 26.04.23 will be orientated:</text:p>
      <text:p text:style-name="P4">
<text:span text:style-name="T4">
<text:span text:style-name="T5">
 Personnel - </text:span>
* 188410(+640)persons eliminated</text:span>
<text:span text:style-name="T5">
 tanks - </text:span>
<text:span text:style-name="T5">
 3692(+4)</text:span>
<text:span text:style-name="T4">
 combat armored vehicles - </text:span>
 7162(+11)<text:span text:style-name="T4">
<text:span text:style-name="T5">
 Artillery Systems - </text:span>
<text:span text:style-name="T5">
 2877(+14)</text:span>
 </text:span>
 RSZV - <text:span text:style-name="T4">
 539(0)</text:span>
<text:span text:style-name="T5">
 air defense - </text:span>
<text:span text:style-name="T5">
 292(+1)</text:span>
<text:span text:style-name="T4">
 aircraft - </text:span>
 308(0)<text:span text:style-name="T4">
<text:span text:style-name="T5">
 helicopters - </text:span>
* 294(0)</text:span>
<text:span text:style-name="T5">
 UAV Operative-tactical level-</text:span>
<text:span text:style-name="T5">
 2440(+3)</text:span>
<text:span text:style-name="T4">
 Winged missiles - </text:span>
 911(0)<text:span text:style-name="T4">
<text:span text:style-name="T5">
 ships / boats - </text:span>
* 18(0)</text:span>
<text:span text:style-name="T5">
 Automobile equipment and tanks - </text:span>
<text:span text:style-name="T5">
 5792(+8)</text:span>
<text:span text:style-name="T4">
 Special equipment - </text:span>
 352(+7)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26.04.23.</text:p>
      <text:p text:style-name="P4">
News Source: <text:a xlink:type="simple" xlink:href="https://armyinform.com.ua/2023/04/26/ponad-188-tysyach-vijskovyh-vtratyla-armiya-rf-z-pochatku-shyrokomasshtabnoyi-agresiyi/" text:style-name="Internet_20_link" text:visited-style-name="Visited_20_Internet_20_Link">
https://armyinform.com.ua/2023/04/26/ponad-188-tysyach-vijskovyh-vtratyla-armiya-rf-z-pochatku-shyrokomasshtabnoyi-agresiyi/</text:a>
</text:p>
      <!--NEWS-->
      <text:h text:style-name="P10" text:outline-level="1">
<text:span text:style-name="T4">
Only part of the prisoners of defenders is confirmed by the Russian Federation, but Ukraine is working on returning all</text:span>
</text:h>
      <text:p text:style-name="P4">
Author: ['АРМІЯINFORM']</text:p>
      <text:p text:style-name="P4">
Time: 2023-04-26T45:00:00-04:00</text:p>
      <text:p text:style-name="P4">
Description: At the coordinating headquarters, Zustinich Zustinov was the Rodinovsovsovsovsovsovsky team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bez-imeni-12.jpg" text:style-name="Internet_20_link" text:visited-style-name="Visited_20_Internet_20_Link">
bez-imeni-12.jpg</text:a>
']</text:p>
      <text:p text:style-name="P4">
Tags: ['ВІЙСЬКОВОПОЛОНЕНІ', 'КООРДИНАЦІЙНИЙ ШТАБ З ПИТАНЬ ПОВОДЖЕННЯ З ВІЙСЬКОВОПОЛОНЕНИМИ', 'МОРСЬКІ ПІХОТИНЦІ']</text:p>
      <text:p text:style-name="P4">
Category: News</text:p>
      <!--METADATA-->
      <text:p text:style-name="P4">
<draw:frame draw:style-name="fr1" draw:name="Image321" text:anchor-type="as-char" svg:width="6.9236in" svg:height="4.321544in" draw:z-index="0">
<draw:image xlink:href="../Images/AРМІЯINFORM/2023-04-26T45-00-00-04-00/bez-imeni-12.jpg" xlink:type="simple" xlink:show="embed" xlink:actuate="onLoad" draw:mime-type="image/jpeg"/>
</draw:frame>
The Coordination Headquarters met with the families of the military personnel of the Marine Infantry Brigade named after Mikhail Bilynsky. The collection of information about prisoners was harvested. All photos and videos that are published by analysts are used. They are verified. The enemy deliberately manipulates that people who return from captivity transmitted the data.</text:p>
      <text:p text:style-name="P4">
About it <text:a xlink:type="simple" xlink:href="https://t.me/Koord_shtab/903" text:style-name="Internet_20_link" text:visited-style-name="Visited_20_Internet_20_Link">
reports</text:a>
Coordinating headquarters for the issue of prisoners of war.</text:p>
      <text:p text:style-name="P4">
The staff representative stressed that only some of our captives were confirmed by the Russian side, but Ukraine is working to return everyone: both those who are considered missing and those whom the Russian Federation did not confirm, but the consciousness of captivity. And it often succeeds.</text:p>
      <text:p text:style-name="P4">
The relatives are worried about whether their defenders and defenders are submitting to exchange. Alerosia of hundreds of the submitted can only agree to exchange a few. The final decision to whom will be changed is made by the party that holds the prisoners. Ukrainian sales funds to return everyone - regardless of the unit or place of detention.</text:p>
      <text:p text:style-name="P4">
“The enemy spreads a lot of false data on social networks to then say that Ukraine does nothing to return its people. But if it was true, exchanges would happen after the fighting was completed, as during the previous wars. And we have already managed to return more than two thousand prisoners, ”the headquarters representative said.</text:p>
      <text:p text:style-name="P4">
News Source: <text:a xlink:type="simple" xlink:href="https://armyinform.com.ua/2023/04/26/lyshe-chastyna-polonenyh-zahysnykiv-pidtverdzhena-rf-ale-ukrayina-praczyuye-nad-povernennyam-usih/" text:style-name="Internet_20_link" text:visited-style-name="Visited_20_Internet_20_Link">
https://armyinform.com.ua/2023/04/26/lyshe-chastyna-polonenyh-zahysnykiv-pidtverdzhena-rf-ale-ukrayina-praczyuye-nad-povernennyam-usih/</text:a>
</text:p>
      <!--NEWS-->
      <text:h text:style-name="P10" text:outline-level="1">
<text:span text:style-name="T4">
The Russian army fired at the border of Sumy and Chernihiv 12 times</text:span>
</text:h>
      <text:p text:style-name="P4">
Author: ['АРМІЯINFORM']</text:p>
      <text:p text:style-name="P4">
Time: 2023-04-26T46:00:00-04:00</text:p>
      <text:p text:style-name="P4">
Description: VIISKA ROSARMICAI ONE ONLY 12 times sheltered the priority of the Summodnoye Tu Chernigiv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040b0000-0aff-0242-bf1a-08da2211372a_cx0_cy13_cw75_w1023_r1_s-1-e1679402165761.jpg" text:style-name="Internet_20_link" text:visited-style-name="Visited_20_Internet_20_Link">
040b0000-0aff-0242-bf1a-08da2211372a_cx0_cy13_cw75_w1023_r1_s-1-e1679402165761.jpg</text:a>
']</text:p>
      <text:p text:style-name="P4">
Tags: ['ОБСТРІЛИ РФ', 'ОК «ПІВНІЧ»']</text:p>
      <text:p text:style-name="P4">
Category: News</text:p>
      <!--METADATA-->
      <text:p text:style-name="P4">
<draw:frame draw:style-name="fr1" draw:name="Image322" text:anchor-type="as-char" svg:width="6.9236in" svg:height="3.797697in" draw:z-index="0">
<draw:image xlink:href="../Images/AРМІЯINFORM/2023-04-26T46-00-00-04-00/040b0000-0aff-0242-bf1a-08da2211372a_cx0_cy13_cw75_w1023_r1_s-1-e1679402165761.jpg" xlink:type="simple" xlink:show="embed" xlink:actuate="onLoad" draw:mime-type="image/jpeg"/>
</draw:frame>
Rosarmia troops fired at the Sumy and Chernihiv regions for 12 times 12 times.</text:p>
      <text:p text:style-name="P4">
About it <text:a xlink:type="simple" xlink:href="https://m.facebook.com/story.php" text:style-name="Internet_20_link" text:visited-style-name="Visited_20_Internet_20_Link">
reports</text:a>
Operational Command "North".</text:p>
      <text:p text:style-name="P4">
Russian troops fired from mortar and SAU settlements Senkivka, Glaganivkut Gremyach. 5 parishes were recorded.</text:p>
      <text:p text:style-name="P4">
«From 00:00 to 00:20 there were 7 arrivals, probably from a mortar 120 mm, in the district. Medvedivka.</text:p>
      <text:p text:style-name="P4">
From 00:05 to 00:20 8 parishes were recorded, probably from a mortar 120 mm, in the district of Buda-Vorobivska.</text:p>
      <text:p text:style-name="P4">
From 01:10 to 01:15 there were 6 parishes, probably barrel artillery, in the district. Mid-Buddha.</text:p>
      <text:p text:style-name="P4">
From 00:55 to 01:13 3 parishes were recorded, probably from a mortar 120 mm, in the district. Mykolaivka ”, - the message reads.</text:p>
      <text:p text:style-name="P4">
In addition, from 01:30 to 01:50, 15 parishes were recorded, probably from 120 mm mortar: 4 explosions in the area of the street, 6 explosions in the ZNOB-TRUBCHEVSKY, 5 explosions in the Ukrainian area.</text:p>
      <text:p text:style-name="P4">
From mortar and RSSV, the enemy fired at Bachivsk and Leonivka, recorded 6 parishes.</text:p>
      <text:p text:style-name="P4">
The North OK noted that there were no losses among personnel and equipment. There were no information among the local population.</text:p>
      <text:p text:style-name="P4">
News Source: <text:a xlink:type="simple" xlink:href="https://armyinform.com.ua/2023/04/26/armiya-rf-12-raziv-obstrilyala-prykordonnya-sumshhyny-ta-chernigivshhyny/" text:style-name="Internet_20_link" text:visited-style-name="Visited_20_Internet_20_Link">
https://armyinform.com.ua/2023/04/26/armiya-rf-12-raziv-obstrilyala-prykordonnya-sumshhyny-ta-chernigivshhyny/</text:a>
</text:p>
      <!--NEWS-->
      <text:h text:style-name="P10" text:outline-level="1">
<text:span text:style-name="T4">
In Ukraine a moment of silence</text:span>
</text:h>
      <text:p text:style-name="P4">
Author: ['АРМІЯINFORM']</text:p>
      <text:p text:style-name="P4">
Time: 2023-04-26T47: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candle-1.gif" text:style-name="Internet_20_link" text:visited-style-name="Visited_20_Internet_20_Link">
candle-1.gif</text:a>
']</text:p>
      <text:p text:style-name="P4">
Tags: ['STOPRUSSIA', 'АГРЕСІЯ РФ', 'ВІЙНА', 'ВТОРГНЕННЯ РФ', 'ХВИЛИНА МОВЧАННЯ']</text:p>
      <text:p text:style-name="P4">
Category: News</text:p>
      <!--METADATA-->
      <text:p text:style-name="P4">
<draw:frame draw:style-name="fr1" draw:name="Image323" text:anchor-type="as-char" svg:width="6.9236in" svg:height="3.895992in" draw:z-index="0">
<draw:image xlink:href="../Images/AРМІЯINFORM/2023-04-26T47-00-00-04-00/candle-1.gif" xlink:type="simple" xlink:show="embed" xlink:actuate="onLoad" draw:mime-type="image/gif"/>
</draw:frame>
According to the Decree of the President of Ukraine Volodymyr Zelensky No. 143/2022, minutes are being held daily at 9:00, it is announced in all means of mass information.</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4/26/v-ukrayini-hvylyna-movchannya-3/" text:style-name="Internet_20_link" text:visited-style-name="Visited_20_Internet_20_Link">
https://armyinform.com.ua/2023/04/26/v-ukrayini-hvylyna-movchannya-3/</text:a>
</text:p>
      <!--NEWS-->
      <text:h text:style-name="P10" text:outline-level="1">
<text:span text:style-name="T4">
Ruslan Stefanchuk discussed the defensive needs of Ukraine with the Czech President</text:span>
</text:h>
      <text:p text:style-name="P4">
Author: ['АРМІЯINFORM']</text:p>
      <text:p text:style-name="P4">
Time: 2023-04-26T48:00:00-04:00</text:p>
      <text:p text:style-name="P4">
Description: The head of the Supreme for the sake of Ukrainian Ruslan Stefanchuk at the interferences of the conference Goliv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41db3beb-1d90-4c08-ba78-16452885590c-e1682488967371.jpg" text:style-name="Internet_20_link" text:visited-style-name="Visited_20_Internet_20_Link">
41db3beb-1d90-4c08-ba78-16452885590c-e1682488967371.jpg</text:a>
']</text:p>
      <text:p text:style-name="P4">
Tags: ['ОБОРОННІ ПОТРЕБИ', 'ПРЕЗИДЕНТ ЧЕХІЇ', 'РУСЛАН СТЕФАНЧУК']</text:p>
      <text:p text:style-name="P4">
Category: News</text:p>
      <!--METADATA-->
      <text:p text:style-name="P4">
<draw:frame draw:style-name="fr1" draw:name="Image324" text:anchor-type="as-char" svg:width="6.9236in" svg:height="4.131081in" draw:z-index="0">
<draw:image xlink:href="../Images/AРМІЯINFORM/2023-04-26T48-00-00-04-00/41db3beb-1d90-4c08-ba78-16452885590c-e1682488967371.jpg" xlink:type="simple" xlink:show="embed" xlink:actuate="onLoad" draw:mime-type="image/jpeg"/>
</draw:frame>
The Chairman of the Verkhovna Rada of Ukraine Ruslan Stefanchuk discussed a number of strategic issues with the President of the Czech Republic, among other things - defense support of the Ukrainian army.</text:p>
      <text:p text:style-name="P4">
About it <text:a xlink:type="simple" xlink:href="https://www.rada.gov.ua/news/Top-novyna/235729.html" text:style-name="Internet_20_link" text:visited-style-name="Visited_20_Internet_20_Link">
informs</text:a>
The press service of the Verkhovna Rada of Ukraine.</text:p>
      <text:p text:style-name="P4">
Ruslan Stefanchuk called on the Czech President to become the main ambassador of Ukraine in this issue, because, as a professional military, Peter Pavel knows exactly what is best to help our armed forces today.</text:p>
      <text:p text:style-name="P4">
Also, the head of the Ukrainian Parliament focused on the issues of the fertile and European integration path of Ukraine, emphasizing that "Ukrainian Azaraz is doing everything possible not only to win the battlefield, to become a honest decent member of both the EU and the Alliance."</text:p>
      <text:p text:style-name="P4">
During the conversation, the Czech President of the Czech Republic emphasized that he appreciated and respects such a high assessment of helping our country from his country and the Czech people, who could not do otherwise, and expressed confidence in strengthening and strengthening of our peoples and after the war.</text:p>
      <text:p text:style-name="P4">
He also assured the Ukrainian colleague that the Czech Republic is completely on the side of our progress in the EU and NATO.</text:p>
      <text:p text:style-name="P4">
News Source: <text:a xlink:type="simple" xlink:href="https://armyinform.com.ua/2023/04/26/ruslan-stefanchuk-obgovoryv-z-prezydentom-chehiyi-oboronni-potreby-ukrayiny/" text:style-name="Internet_20_link" text:visited-style-name="Visited_20_Internet_20_Link">
https://armyinform.com.ua/2023/04/26/ruslan-stefanchuk-obgovoryv-z-prezydentom-chehiyi-oboronni-potreby-ukrayiny/</text:a>
</text:p>
      <!--NEWS-->
      <text:h text:style-name="P10" text:outline-level="1">
<text:span text:style-name="T4">
The US presented a project of resolution on the conditions of victory of Ukraine in the war with the Russian Federation</text:span>
</text:h>
      <text:p text:style-name="P4">
Author: ['АРМІЯINFORM']</text:p>
      <text:p text:style-name="P4">
Time: 2023-04-26T49:00:00-04:00</text:p>
      <text:p text:style-name="P4">
Description: In Washington, the U.S. Congres represented the Palace of the U.S. Pre -Praktaykkhki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342707504_116657334718713_7392831855188341626_n-e1682489186624.jpg" text:style-name="Internet_20_link" text:visited-style-name="Visited_20_Internet_20_Link">
342707504_116657334718713_7392831855188341626_n-e1682489186624.jpg</text:a>
']</text:p>
      <text:p text:style-name="P4">
Tags: ['ВІЙНА', 'ДОПОМОГА ПАРТНЕРІВ', 'ОКСАНА МАРКАРОВА', 'ПОСОЛ УКРАЇНИ В США', 'США']</text:p>
      <text:p text:style-name="P4">
Category: News</text:p>
      <!--METADATA-->
      <text:p text:style-name="P4">
<draw:frame draw:style-name="fr1" draw:name="Image325" text:anchor-type="as-char" svg:width="6.9236in" svg:height="5.562806in" draw:z-index="0">
<draw:image xlink:href="../Images/AРМІЯINFORM/2023-04-26T49-00-00-04-00/342707504_116657334718713_7392831855188341626_n-e1682489186624.jpg" xlink:type="simple" xlink:show="embed" xlink:actuate="onLoad" draw:mime-type="image/jpeg"/>
</draw:frame>
In Washington, the members of the House of Congress representatives presented a two -party project of the resolution with a position on Ukraine's victory conditions.</text:p>
      <text:p text:style-name="P4">
About it <text:a xlink:type="simple" xlink:href="https%3A%2F%2Fwww.facebook.com%2Foksana.markarova%2Fposts%2Fpfbid02beAkshtQSi9FixxTn8uViE65BtZGp7qvdYcK3Jeu1wiRi6tC53NWHCyHzohN21Udl&amp;show_text=true&amp;width=500" text:style-name="Internet_20_link" text:visited-style-name="Visited_20_Internet_20_Link">
reported</text:a>
Ambassador Extraordinary and Plenipotentiary of Ukraine to the United States Oksana Markarova.</text:p>
      <text:p text:style-name="P4">
"On the Capitol Hill, a two -parliament of the Lower House of Representatives of the United States" regarding the position of the House of Representatives of Ukraine, "she wrote.</text:p>
      <text:p text:style-name="P4">
According to Oksana Markarova, the head of the Helsinki Commission by the USA Congressman J. Vilnon, co -chairman of the commission S. Cohen, co -chairman of the Congress Ukrainian Cook, M. Kapur conducted a briefing for the press with the participation of the third presidential.</text:p>
      <text:p text:style-name="P4">
The resolution's project states that the House of Representatives of the United States:</text:p>
      <ol>
        <li>
Confirms that the United States' policy is to win the invasion of Ukraine(RF)and restored its internationally recognized borders in 1991; 2. Consider that the peace after the victory of Ukraine should be ensured by integration of Ukraine into NATO and other Euro -Atlantic institutions, which corresponds to the long -term policy of the United States; 3. declares that the United States must work with their allies and partners to guarantee the payment of reparations to Ukraine, assist the world community in the restored Ukraine, hold the leadership of the Russian Federation, restore justice for victims of crimes committed by the Russian Federation during its invasion.</li>
      </ol>
      <text:p text:style-name="P4">
She thanked her partners and friends in the Congress for leadership in consolidation of assistance to Ukraine and a two -party vision of a common victory.</text:p>
      <text:p text:style-name="P4">
News Source: <text:a xlink:type="simple" xlink:href="https://armyinform.com.ua/2023/04/26/u-ssha-prezentuvaly-proyekt-rezolyucziyi-pro-umovy-peremogy-ukrayiny/" text:style-name="Internet_20_link" text:visited-style-name="Visited_20_Internet_20_Link">
https://armyinform.com.ua/2023/04/26/u-ssha-prezentuvaly-proyekt-rezolyucziyi-pro-umovy-peremogy-ukrayiny/</text:a>
</text:p>
      <!--NEWS-->
      <text:h text:style-name="P10" text:outline-level="1">
<text:span text:style-name="T4">
In Norway, Ukrainian defenders began training</text:span>
</text:h>
      <text:p text:style-name="P4">
Author: ['АРМІЯINFORM']</text:p>
      <text:p text:style-name="P4">
Time: 2023-04-26T50:00:00-04:00</text:p>
      <text:p text:style-name="P4">
Description: Instruktori Norwegian national worships of Chotirokhi Tizhniv ... War with Ukraine 2022, War with Ukraine Latest News Today, News War with Ukraine 2022 The last ones for Ukraine and Russia will be,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4/20230424kk_img_4545_1.jpg" text:style-name="Internet_20_link" text:visited-style-name="Visited_20_Internet_20_Link">
20230424kk_img_4545_1.jpg</text:a>
', '<text:a xlink:type="simple" xlink:href="https://armyinform.com.ua/wp-content/uploads/2023/04/343302231_808631337357894_4934495142940064755_n-1.jpg" text:style-name="Internet_20_link" text:visited-style-name="Visited_20_Internet_20_Link">
343302231_808631337357894_4934495142940064755_n-1.jpg</text:a>
']</text:p>
      <text:p text:style-name="P4">
Tags: ['STOPRUSSIA', 'АГРЕСІЯ РФ', 'ВІЙСЬКОВІ НАВЧАННЯ', 'КОРОЛІВСТВО НОРВЕГІЯ']</text:p>
      <text:p text:style-name="P4">
Category: News</text:p>
      <!--METADATA-->
      <text:p text:style-name="P4">
<draw:frame draw:style-name="fr1" draw:name="Image326" text:anchor-type="as-char" svg:width="6.9236in" svg:height="4.615733in" draw:z-index="0">
<draw:image xlink:href="../Images/AРМІЯINFORM/2023-04-26T50-00-00-04-00/20230424kk_img_4545_1.jpg" xlink:type="simple" xlink:show="embed" xlink:actuate="onLoad" draw:mime-type="image/jpeg"/>
</draw:frame>
The Norwegian National Guard instructors will train one hundred servicemen of the Armed Forces of Ukraine, fire training, fire training and command leadership during the four intensities.</text:p>
      <text:p text:style-name="P4">
About it <text:a xlink:type="simple" xlink:href="https://www.forsvaret.no/aktuelt-og-presse/aktuelt/ukrainere-pa-kurs-hos-heimevernet" text:style-name="Internet_20_link" text:visited-style-name="Visited_20_Internet_20_Link">
reports</text:a>
Norway's Armed Forces press service.</text:p>
      <text:p text:style-name="P4">
This is the first of several courses where Norwegian National Guard instructors will study Ukrainians in their territory.</text:p>
      <text:p text:style-name="P4">
"Now they are encountered with professional and qualified instructors of the Drawersk National Guard and the Armed Forces of Norway for quality professional training," says Colonel Jens, who has typed instructors tried on everything necessary for training for several tense weeks.</text:p>
      <text:p text:style-name="P4">
<draw:frame draw:style-name="fr1" draw:name="Image327" text:anchor-type="as-char" svg:width="6.9236in" svg:height="4.211857in" draw:z-index="0">
<draw:image xlink:href="../Images/AРМІЯINFORM/2023-04-26T50-00-00-04-00/343302231_808631337357894_4934495142940064755_n-1.jpg" xlink:type="simple" xlink:show="embed" xlink:actuate="onLoad" draw:mime-type="image/jpeg"/>
</draw:frame>
“We will support the training and training of Ukrainian personnel in both Norway and in other countries. Such support will become increasingly important as Ukraine is using more and more Western materials. It will also continue the advantage of Ukraine over Russia, when it comes to sending well -motivated and well -trained soldiers to the battlefield, ”says Bjorn Arild Gram Ministry Ministry.</text:p>
      <text:p text:style-name="P4">
He stressed that it is natural that Norway is involved in this support.</text:p>
      <text:p text:style-name="P4">
“As a small country, it is important for us that interstate conflicts are resolved with the way. Stone stone, we have contributed to the construction of Vevropy's safety since 1945. This gave us the longest period of peace and development in our part of the world until Russia has stopped it with a brutal invasion of Ukraine, ”the Minister of Defense of the Kingdom of Norwegia Bjorn Arilda Grame has been reported.</text:p>
      <text:p text:style-name="P4">
The place of study is ready for living and settlement. The kitchen oriented for Ukrainian dishes, and the training field is created on the training field - trenches and strongholds.</text:p>
      <text:p text:style-name="P4">
News Source: <text:a xlink:type="simple" xlink:href="https://armyinform.com.ua/2023/04/26/u-norvegiyi-rozpochalysya-navchannya-ukrayinskyh-zahysnykiv/" text:style-name="Internet_20_link" text:visited-style-name="Visited_20_Internet_20_Link">
https://armyinform.com.ua/2023/04/26/u-norvegiyi-rozpochalysya-navchannya-ukrayinskyh-zahysnykiv/</text:a>
</text:p>
      <!--NEWS-->
      <text:h text:style-name="P10" text:outline-level="1">
<text:span text:style-name="T4">
Pyrotechnics per day were neutralized by 4 aircraft and nearly 500 explosive items</text:span>
</text:h>
      <text:p text:style-name="P4">
Author: ['АРМІЯINFORM']</text:p>
      <text:p text:style-name="P4">
Time: 2023-04-26T51:00:00-04:00</text:p>
      <text:p text:style-name="P4">
Description: The long -term service of the Kirotrozhyniy of the Utzvychi Situstovsiy, the war with Ukraine 2022, the war with Ukraine is the latest news today, the news war with Ukraine 2022 The last ones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2/626bf4da61ec9.jpeg" text:style-name="Internet_20_link" text:visited-style-name="Visited_20_Internet_20_Link">
626bf4da61ec9.jpeg</text:a>
', '<text:a xlink:type="simple" xlink:href="https://armyinform.com.ua/wp-content/uploads/2023/04/5a657d58-db4e-4e85-9f55-bd05201dd172.jpg" text:style-name="Internet_20_link" text:visited-style-name="Visited_20_Internet_20_Link">
5a657d58-db4e-4e85-9f55-bd05201dd172.jpg</text:a>
']</text:p>
      <text:p text:style-name="P4">
Tags: ['АГРЕСІЯ РФ', 'ВИБУХОНЕБЕЗПЕЧНІ ПРЕДМЕТИ', 'ДСНС УКРАЇНИ', 'РОЗМІНУВАННЯ']</text:p>
      <text:p text:style-name="P4">
Category: News</text:p>
      <!--METADATA-->
      <text:p text:style-name="P4">
<draw:frame draw:style-name="fr1" draw:name="Image328" text:anchor-type="as-char" svg:width="6.9236in" svg:height="4.32725in" draw:z-index="0">
<draw:image xlink:href="../Images/AРМІЯINFORM/2023-04-26T51-00-00-04-00/626bf4da61ec9.jpeg" xlink:type="simple" xlink:show="embed" xlink:actuate="onLoad" draw:mime-type="image/jpeg"/>
</draw:frame>
Illustrative photo</text:p>
      <text:p text:style-name="P4">
During the day, the pyrotechnic units of the State Service of Ukraine for extraordinary situations were involved 141 times before the execution of tasks for demining.</text:p>
      <text:p text:style-name="P4">
About it <text:a xlink:type="simple" xlink:href="https://dsns.gov.ua/uk/news/nadzvicaini-podiyi/operativna-informaciia-shhodo-roboti-pirotexnicnix-pidrozdiliv-dsns-ukrayini-39" text:style-name="Internet_20_link" text:visited-style-name="Visited_20_Internet_20_Link">
reports</text:a>
SESU of Ukraine.</text:p>
      <text:p text:style-name="P4">
Pyrotechnical units revealed, seized and disposed of 499 exclusive objects, including 4 aviation bombs, and 97 hectares were examined.</text:p>
      <text:p text:style-name="P4">
Most often pyrotechnic units worked: in the Kharkiv region 17 270 times, Kyiv region - 7 492, Donetsk region - 4 888, Mykolaiv region - 4 592, Chernihiv - 4 524, Kherson region - 4 390, Sumy - 1 871, Cherkasy region - 1 085.</text:p>
      <text:p text:style-name="P4">
<text:span text:style-name="T4">
 Background: </text:span>
 In total, 350 396 exclusive objects and 2 891 kg of explosive substances, including 2 216 Aviation bombs, have been disposed of in the territory of Ukraine. The area of about 83 334 hectares was surveyed.</text:p>
      <text:p text:style-name="P4">
A total of 174 thousand square meters remain. km of potentially dangerous territories, measuring 30% of the total area of the state.</text:p>
      <text:p text:style-name="P4">
<draw:frame draw:style-name="fr1" draw:name="Image329" text:anchor-type="as-char" svg:width="6.9236in" svg:height="5.804039in" draw:z-index="0">
<draw:image xlink:href="../Images/AРМІЯINFORM/2023-04-26T51-00-00-04-00/5a657d58-db4e-4e85-9f55-bd05201dd172.jpg" xlink:type="simple" xlink:show="embed" xlink:actuate="onLoad" draw:mime-type="image/jpeg"/>
</draw:frame>
We would like to remind you if you find suspicious objects similar to wreckage from rockets or rockets, in no case touch your finds yourself and do not allow it to be tired. And:</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4/26/pirotehniky-za-dobu-zneshkodyly-4-aviabomby-i-majzhe-500-vybuhonebezpechnyh-predmetiv/" text:style-name="Internet_20_link" text:visited-style-name="Visited_20_Internet_20_Link">
https://armyinform.com.ua/2023/04/26/pirotehniky-za-dobu-zneshkodyly-4-aviabomby-i-majzhe-500-vybuhonebezpechnyh-predmetiv/</text:a>
</text:p>
      <!--NEWS-->
      <text:h text:style-name="P10" text:outline-level="1">
<text:span text:style-name="T4">
Britain has transferred thousands of shells to Ukraine to Challenger 2 tanks, in particular with a depleted Uranus</text:span>
</text:h>
      <text:p text:style-name="P4">
Author: ['АРМІЯINFORM']</text:p>
      <text:p text:style-name="P4">
Time: 2023-04-26T52:00:00-04:00</text:p>
      <text:p text:style-name="P4">
Description: Great British Vid rule in Ukraine Tyesyachi Boyspassiv to the tanks of Challenger 2, Zokrema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depleted.jpg" text:style-name="Internet_20_link" text:visited-style-name="Visited_20_Internet_20_Link">
depleted.jpg</text:a>
', '<text:a xlink:type="simple" xlink:href="https://armyinform.com.ua/wp-content/uploads/2023/04/chellenger2-info2-1536x1132-2.jpg" text:style-name="Internet_20_link" text:visited-style-name="Visited_20_Internet_20_Link">
chellenger2-info2-1536x1132-2.jpg</text:a>
']</text:p>
      <text:p text:style-name="P4">
Tags: ['CHALLENGER 2', 'ДОПОМОГА ПАРТНЕРІВ', 'СВІТ ПІДТРИМУЄ УКРАЇНУ', 'УКРАЇНА - ВЕЛИКА БРИТАНІЯ']</text:p>
      <text:p text:style-name="P4">
Category: News</text:p>
      <!--METADATA-->
      <text:p text:style-name="P4">
<draw:frame draw:style-name="fr1" draw:name="Image330" text:anchor-type="as-char" svg:width="6.9236in" svg:height="3.894525in" draw:z-index="0">
<draw:image xlink:href="../Images/AРМІЯINFORM/2023-04-26T52-00-00-04-00/depleted.jpg" xlink:type="simple" xlink:show="embed" xlink:actuate="onLoad" draw:mime-type="image/jpeg"/>
</draw:frame>
The United Kingdom has sent thousands of ammunition to Ukraine to Ukraine <text:a xlink:type="simple" xlink:href="https://armyinform.com.ua/2023/01/23/tank-challenger-2-brytanskyj-kremeznyj-panczyrnyk-shho-kydaye-vyklyk/" text:style-name="Internet_20_link" text:visited-style-name="Visited_20_Internet_20_Link">
Challenger 2</text:a>
In particular - armor -piercing shells with a sound.</text:p>
      <text:p text:style-name="P4">
This is stated in <text:a xlink:type="simple" xlink:href="https://questions-statements.parliament.uk/written-questions/detail/2023-04-18/181335" text:style-name="Internet_20_link" text:visited-style-name="Visited_20_Internet_20_Link">
answer</text:a>
The defense department of the United Kingdom on the question of the deputy Kennimaakaskill on the number of shells supplied to Ukraine.</text:p>
      <text:p text:style-name="P4">
"For reasons of operational safety, we will not comment on the indicators of the use of the set kits," said the Deputy Minister of Defense of Britain James Hippi.</text:p>
      <text:p text:style-name="P4">
<draw:frame draw:style-name="fr1" draw:name="Image331" text:anchor-type="as-char" svg:width="6.9236in" svg:height="5.100385in" draw:z-index="0">
<draw:image xlink:href="../Images/AРМІЯINFORM/2023-04-26T52-00-00-04-00/chellenger2-info2-1536x1132-2.jpg" xlink:type="simple" xlink:show="embed" xlink:actuate="onLoad" draw:mime-type="image/jpeg"/>
</draw:frame>
<text:span text:style-name="T4">
 For reference: </text:span>
 Use of depleted uranium in ammunition is associated with an overhaul of mass density and ability to self -inflammation during grinding, so that shells with depleted uranium <text:a xlink:type="simple" xlink:href="https://armyinform.com.ua/2023/03/27/yak-nyni-vykorystovuyut-zbidnenyj-uran-u-voyennyh-czilyah/" text:style-name="Internet_20_link" text:visited-style-name="Visited_20_Internet_20_Link">
provide</text:a>
High armor -piercing effect and cause significant destruction.</text:p>
      <text:p text:style-name="P4">
News Source: <text:a xlink:type="simple" xlink:href="https://armyinform.com.ua/2023/04/26/brytaniya-peredala-ukrayini-tysyachi-snaryadiv-do-tankiv-challenger-2-zokrema-zi-zbidnenym-uranom/" text:style-name="Internet_20_link" text:visited-style-name="Visited_20_Internet_20_Link">
https://armyinform.com.ua/2023/04/26/brytaniya-peredala-ukrayini-tysyachi-snaryadiv-do-tankiv-challenger-2-zokrema-zi-zbidnenym-uranom/</text:a>
</text:p>
      <!--NEWS-->
      <text:h text:style-name="P10" text:outline-level="1">
<text:span text:style-name="T4">
122 settlements of Ukraine fired the army of the Russian Federation per day</text:span>
</text:h>
      <text:p text:style-name="P4">
Author: ['АРМІЯINFORM']</text:p>
      <text:p text:style-name="P4">
Time: 2023-04-26T53:00:00-04:00</text:p>
      <text:p text:style-name="P4">
Description: The last passes of the Rosiyski Vіsyska were shelled by the Teritarian of 8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06fcd9af-b596-4cd0-bb84-9ceeecfd25d2.jpg" text:style-name="Internet_20_link" text:visited-style-name="Visited_20_Internet_20_Link">
06fcd9af-b596-4cd0-bb84-9ceeecfd25d2.jpg</text:a>
']</text:p>
      <text:p text:style-name="P4">
Tags: ['MILITARY MEDIA CENTER', 'ХАРКІВСЬКИЙ ТРИБУНАЛ']</text:p>
      <text:p text:style-name="P4">
Category: News</text:p>
      <!--METADATA-->
      <text:p text:style-name="P4">
<draw:frame draw:style-name="fr1" draw:name="Image332" text:anchor-type="as-char" svg:width="6.9236in" svg:height="5.199596in" draw:z-index="0">
<draw:image xlink:href="../Images/AРМІЯINFORM/2023-04-26T53-00-00-04-00/06fcd9af-b596-4cd0-bb84-9ceeecfd25d2.jpg" xlink:type="simple" xlink:show="embed" xlink:actuate="onLoad" draw:mime-type="image/jpeg"/>
</draw:frame>
During the last day, Russian troops fired at the territory <text:span text:style-name="T4">
 8 </text:span>
 Ukrainian regions.</text:p>
      <text:p text:style-name="P4">
About this <text:a xlink:type="simple" xlink:href="https://t.me/militarymediacenter/1787" text:style-name="Internet_20_link" text:visited-style-name="Visited_20_Internet_20_Link">
report</text:a>
There is a Military Mediacenter.</text:p>
      <text:p text:style-name="P4">
“In general from different types of weapons(mortars, tanks, artillery, RSZV, SCR, UAV, tactical aviation)Shelling has been made <text:span text:style-name="T4">
 122 </text:span>
 settlements, confirmed the lesion <text:span text:style-name="T4">
 102 </text:span>
 infrastructure objects, ”the statements said.</text:p>
      <text:p text:style-name="P4">
According to preliminary information, <text:span text:style-name="T4">
 2 </text:span>
 Persons were killed and <text:span text:style-name="T4">
 16 </text:span>
 injured.</text:p>
      <text:p text:style-name="P4">
News Source: <text:a xlink:type="simple" xlink:href="https://armyinform.com.ua/2023/04/26/122-naselenyh-punktiv-ukrayiny-obstrilyala-armiya-rf-za-dobu/" text:style-name="Internet_20_link" text:visited-style-name="Visited_20_Internet_20_Link">
https://armyinform.com.ua/2023/04/26/122-naselenyh-punktiv-ukrayiny-obstrilyala-armiya-rf-za-dobu/</text:a>
</text:p>
      <!--NEWS-->
      <text:h text:style-name="P10" text:outline-level="1">
<text:span text:style-name="T4">
The President of Ukraine reminded the Chernobyl disaster and urged the world to prevent a new tragedy because of the actions of</text:span>
</text:h>
      <text:p text:style-name="P4">
Author: ['АРМІЯINFORM']</text:p>
      <text:p text:style-name="P4">
Time: 2023-04-26T54:00:00-04:00</text:p>
      <text:p text:style-name="P4">
Description: 37 Rock -up of the Avari on the Chornobilziy Atomonia Statziyu flooded the magnificence of a scar for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132827-1_large.jpg" text:style-name="Internet_20_link" text:visited-style-name="Visited_20_Internet_20_Link">
132827-1_large.jpg</text:a>
']</text:p>
      <text:p text:style-name="P4">
Tags: ['ВОЛОДИМИР ЗЕЛЕНСЬКИЙ', 'ЧОРНОБИЛЬСЬКА АЕС']</text:p>
      <text:p text:style-name="P4">
Category: News</text:p>
      <!--METADATA-->
      <text:p text:style-name="P4">
<draw:frame draw:style-name="fr1" draw:name="Image333" text:anchor-type="as-char" svg:width="6.9236in" svg:height="4.851574in" draw:z-index="0">
<draw:image xlink:href="../Images/AРМІЯINFORM/2023-04-26T54-00-00-04-00/132827-1_large.jpg" xlink:type="simple" xlink:show="embed" xlink:actuate="onLoad" draw:mime-type="image/jpeg"/>
</draw:frame>
37 years ago <text:a xlink:type="simple" xlink:href="https://armyinform.com.ua/2023/04/26/37-rokiv-tomu-stalasya-odna-z-najstrashnishyh-katastrof-v-istoriyi-lyudstva/" text:style-name="Internet_20_link" text:visited-style-name="Visited_20_Internet_20_Link">
accident</text:a>
The Okornobyl nuclear station left a huge scar for the whole world. Radiation has turned the once cozy and developed territory into zoning.</text:p>
      <text:p text:style-name="P4">
About it <text:a xlink:type="simple" xlink:href="https://t.me/V_Zelenskiy_official/6003" text:style-name="Internet_20_link" text:visited-style-name="Visited_20_Internet_20_Link">
stressed</text:a>
President of Ukraine Volodymyr Zelensky in telegrams.</text:p>
      <text:p text:style-name="P4">
"Today, the 30-kilometer zone around the Chernobyl NPP remains a dangerous place for the high concentration of radiation," the head of state said.</text:p>
      <text:p text:style-name="P4">
He recalled that last year the occupier not only seized the nuclear power plant, but Iznov ended the whole world. More than a year of release has passed. Scientific and security enterprises in the Chernobyl zone have already returned the donormal mode of operation.</text:p>
      <text:p text:style-name="P4">
“Ukraine and the world have paid a high price for eliminating the consequences of the catastrophe, as soon as it is. We have to do everything to prevent the state-terrorist state to use nuclear energy for the blackmail of Ukraine and the whole world, ”Volodymyr Zelenskyy said.</text:p>
      <text:p text:style-name="P4">
News Source: <text:a xlink:type="simple" xlink:href="https://armyinform.com.ua/2023/04/26/prezydent-ukrayiny-nagadav-pro-katastrofu-na-chaes-i-zaklykav-svit-ne-dopustyty-novoyi-tragediyi-cherez-diyi-rosiyi/" text:style-name="Internet_20_link" text:visited-style-name="Visited_20_Internet_20_Link">
https://armyinform.com.ua/2023/04/26/prezydent-ukrayiny-nagadav-pro-katastrofu-na-chaes-i-zaklykav-svit-ne-dopustyty-novoyi-tragediyi-cherez-diyi-rosiyi/</text:a>
</text:p>
      <!--NEWS-->
      <text:h text:style-name="P10" text:outline-level="1">
<text:span text:style-name="T4">
In Italy, a conference on reconstruction of Ukraine began</text:span>
</text:h>
      <text:p text:style-name="P4">
Author: ['АРМІЯINFORM']</text:p>
      <text:p text:style-name="P4">
Time: 2023-04-26T55:00:00-04:00</text:p>
      <text:p text:style-name="P4">
Description: At Rimi, the divine conference of the conference of Zaidbudov Klastodov was growing in the robot. About the work of ... the war with Ukraine 2022, the war with Ukraine is the latest news today, the news war with Ukraine 2022 is the last for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3/04/maxresdefault-2.jpg" text:style-name="Internet_20_link" text:visited-style-name="Visited_20_Internet_20_Link">
maxresdefault-2.jpg</text:a>
']</text:p>
      <text:p text:style-name="P4">
Tags: ['ВІДНОВЛЕННЯ УКРАЇНИ', 'ДОПОМОГА ПАРТНЕРІВ', 'ІТАЛІЯ', 'КОНФЕРЕНЦІЯ', 'СВІТ ПІДТРИМУЄ УКРАЇНУ']</text:p>
      <text:p text:style-name="P4">
Category: News</text:p>
      <!--METADATA-->
      <text:p text:style-name="P4">
<draw:frame draw:style-name="fr1" draw:name="Image334" text:anchor-type="as-char" svg:width="6.9236in" svg:height="3.894525in" draw:z-index="0">
<draw:image xlink:href="../Images/AРМІЯINFORM/2023-04-26T55-00-00-04-00/maxresdefault-2.jpg" xlink:type="simple" xlink:show="embed" xlink:actuate="onLoad" draw:mime-type="image/jpeg"/>
</draw:frame>
In Rome, a bilateral conference for the reconstruction of Ukraine has begun.</text:p>
      <text:p text:style-name="P4">
This is stated in <text:a xlink:type="simple" xlink:href="https://www.esteri.it/it/sala_stampa/archivionotizie/comunicati/2023/04/nota-di-inquadramento-conferenza-bilaterale-sulla-ricostruzione-dellucraina/" text:style-name="Internet_20_link" text:visited-style-name="Visited_20_Internet_20_Link">
message</text:a>
The Press Service of the Italian Government.</text:p>
      <text:p text:style-name="P4">
The event, which will be attended by representatives of the business world, trade assets and major international financial institutions, gives the opportunity to receive information directly from the Ukrainian authorities about the needs necessary for the resumption of the country, and to allow the Italian government, organizations and companies to formulate specific proposals for meeting the needs of Kyiv, as well as the short -run, and the shortcut and the needs in the medium term.</text:p>
      <text:p text:style-name="P4">
“I am proud of the work we have done to prepare the Ukrainian restoration conference. Italian companies with their entrepreneurial spirit and their know-how, such as infrastructure, energy, agribusiness, health care, digital technologies, space and metallurgy, will be able to make a significant contribution of the country, ”Viceremier and Minister of Foreign Minister said Anthony Tayani.</text:p>
      <text:p text:style-name="P4">
According to him, it is a process that can really be started without waiting for war.</text:p>
      <text:p text:style-name="P4">
"This question is not just to rebuild Ukraine, but to rebuild it better, according to the logic ofBuild Back Better, to accelerate its promotion on the European path," - addionio Tayana.</text:p>
      <text:p text:style-name="P4">
On the Ukrainian side, the ministers responsible for the issue of renewal of Ukraine, including the Minister of Foreign Affairs Dmitry Kuleb Tav, Minister-Minister of Economy Yulia Sviridenko.</text:p>
      <text:p text:style-name="P4">
To Rome already <text:a xlink:type="simple" xlink:href="https://t.me/Denys_Smyhal/5081" text:style-name="Internet_20_link" text:visited-style-name="Visited_20_Internet_20_Link">
arrived</text:a>
Prime Minister of Ukraine Schmigal. He will meet with the Italian President, Head of the Government of the Minister of Defense of Italy, as well as with the heads of the Chambers of the Italian Parliament.</text:p>
      <text:p text:style-name="P4">
“We plan to sign a number of bilateral documents that will contribute to the restoration of Ukraine. Together with partners, we form the strong and adamant support of the Ukrainian Education and involve foreign business in the reconstruction of our country, ” - summarized Schmigal.</text:p>
      <text:p text:style-name="P4">
News Source: <text:a xlink:type="simple" xlink:href="https://armyinform.com.ua/2023/04/26/v-italiyi-rozpochalasya-konferencziya-z-vidbudovy-ukrayiny/" text:style-name="Internet_20_link" text:visited-style-name="Visited_20_Internet_20_Link">
https://armyinform.com.ua/2023/04/26/v-italiyi-rozpochalasya-konferencziya-z-vidbudovy-ukrayiny/</text:a>
</text:p>
      <!--NEWS-->
      <text:h text:style-name="P10" text:outline-level="1">
<text:span text:style-name="T4">
The Minister of Defense of Britain has urged to accelerate the delivery of military assistance to Ukraine</text:span>
</text:h>
      <text:p text:style-name="P4">
Author: ['АРМІЯINFORM']</text:p>
      <text:p text:style-name="P4">
Time: 2023-04-26T56:00:00-04:00</text:p>
      <text:p text:style-name="P4">
Description: Minita defending Great British Ben Volles, jamming the delivery of his own kalg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343101882_1191373288248430_5528288568826583788_n.jpg" text:style-name="Internet_20_link" text:visited-style-name="Visited_20_Internet_20_Link">
343101882_1191373288248430_5528288568826583788_n.jpg</text:a>
', '<text:a xlink:type="simple" xlink:href="https://armyinform.com.ua/wp-content/uploads/2023/04/343068456_751201453153731_2305556026887038482_n-e1682494335490.jpg" text:style-name="Internet_20_link" text:visited-style-name="Visited_20_Internet_20_Link">
343068456_751201453153731_2305556026887038482_n-e1682494335490.jpg</text:a>
']</text:p>
      <text:p text:style-name="P4">
Tags: ['ВЕЛИКА БРИТАНІЯ', 'ГЕНШТАБ ЗС УКРАЇНИ']</text:p>
      <text:p text:style-name="P4">
Category: News</text:p>
      <!--METADATA-->
      <text:p text:style-name="P4">
<draw:frame draw:style-name="fr1" draw:name="Image335" text:anchor-type="as-char" svg:width="6.9236in" svg:height="3.95081in" draw:z-index="0">
<draw:image xlink:href="../Images/AРМІЯINFORM/2023-04-26T56-00-00-04-00/343101882_1191373288248430_5528288568826583788_n.jpg" xlink:type="simple" xlink:show="embed" xlink:actuate="onLoad" draw:mime-type="image/jpeg"/>
</draw:frame>
NATO Secretary General Jens Stoltenberg Attending the Ukraine Defense Contactgroup Meeting</text:p>
      <text:p text:style-name="P4">
The UK Defense Minister Ben Volles has called for his colleagues to accelerate the military assistance packages in demonstrating the constant unity of the International Support of Ukraine.</text:p>
      <text:p text:style-name="P4">
About it <text:a xlink:type="simple" xlink:href="https%3A%2F%2Fwww.facebook.com%2FGeneralStaff.ua%2Fposts%2Fpfbid02PqRQgyhVZgCUhj9d28jmkhMzCjmoZqfJSMLT7Ybv4Fd9sMCiSNNH4NQR2ofPrbJMl&amp;show_text=true&amp;width=500" text:style-name="Internet_20_link" text:visited-style-name="Visited_20_Internet_20_Link">
reports</text:a>
The General Staff of the Armed Forces.</text:p>
      <text:p text:style-name="P4">
“Ukraine's international support is increasing. There are more countries in the meeting than any. The donations are growing and their delivery is accelerated. We will support Ukraine as much as you need, ”he said.</text:p>
      <text:p text:style-name="P4">
At the same time, Ben Wolles called on his defense colleagues to accelerate the delivery of military assistance in demonstration of permanent international support of Ukraine.</text:p>
      <text:p text:style-name="P4">
According to him, the United Kingdom can be proud of Ukraine's support.</text:p>
      <text:p text:style-name="P4">
"We provide innumerable number of brave Ukrainians with combat training, equipment and ammunition, which are urgently needed to reflect the barbaric tincture of Russia," he added.</text:p>
      <text:p text:style-name="P4">
<draw:frame draw:style-name="fr1" draw:name="Image336" text:anchor-type="as-char" svg:width="6.9236in" svg:height="3.735556in" draw:z-index="0">
<draw:image xlink:href="../Images/AРМІЯINFORM/2023-04-26T56-00-00-04-00/343068456_751201453153731_2305556026887038482_n-e1682494335490.jpg" xlink:type="simple" xlink:show="embed" xlink:actuate="onLoad" draw:mime-type="image/jpeg"/>
</draw:frame>
To date, the United Kingdom has set more than 10,000 anti -tank missiles, 200 thousand. artillery ammunition, hundreds of anti -aircraft installations, self -propelled artillery plants and more than 200 thousand units of non -lethal equipment, including overall clothing for extreme cold, equipment for the detection of mine by industrial powerful generators.</text:p>
      <text:p text:style-name="P4">
News Source: <text:a xlink:type="simple" xlink:href="https://armyinform.com.ua/2023/04/26/ministr-oborony-brytaniyi-zaklykav-pryskoryty-dostavku-vijskovoyi-dopomogy-ukrayini/" text:style-name="Internet_20_link" text:visited-style-name="Visited_20_Internet_20_Link">
https://armyinform.com.ua/2023/04/26/ministr-oborony-brytaniyi-zaklykav-pryskoryty-dostavku-vijskovoyi-dopomogy-ukrayini/</text:a>
</text:p>
      <!--NEWS-->
      <text:h text:style-name="P10" text:outline-level="1">
<text:span text:style-name="T4">
About priority steps after Crimea's de -occupation: the Crimea Wave Youth Forum was held in Kiev</text:span>
</text:h>
      <text:p text:style-name="P4">
Author: ['Світлана Кирган']</text:p>
      <text:p text:style-name="P4">
Time: 2023-04-26T57:00:00-04:00</text:p>
      <text:p text:style-name="P4">
Description: Reintegraita Crimsus is an improvisial of the Zapadannya for Ukraine. The process of the Rintegrac ... War with Ukraine 2022, the war with Ukraine Latest news today, News War with Ukraine 2022 The last for today, will there be a war between Ukraine and Russia and when, the war with Ukraine in 2022 will be or not, will there be whether it will be, will it be The war with Ukraine in the near future says, the war with Ukraine, Ukrainian news today, Ukrainian news in Ukrainian media in Russian</text:p>
      <text:p text:style-name="P4">
Images: ['<text:a xlink:type="simple" xlink:href="https://armyinform.com.ua/wp-content/uploads/2023/04/golovna-53.jpg" text:style-name="Internet_20_link" text:visited-style-name="Visited_20_Internet_20_Link">
golovna-53.jpg</text:a>
', '<text:a xlink:type="simple" xlink:href="https://armyinform.com.ua/wp-content/uploads/2023/04/foto-2-17.jpg" text:style-name="Internet_20_link" text:visited-style-name="Visited_20_Internet_20_Link">
foto-2-17.jpg</text:a>
', '<text:a xlink:type="simple" xlink:href="https://armyinform.com.ua/wp-content/uploads/2023/04/7-26.jpg" text:style-name="Internet_20_link" text:visited-style-name="Visited_20_Internet_20_Link">
7-26.jpg</text:a>
', '<text:a xlink:type="simple" xlink:href="https://armyinform.com.ua/wp-content/uploads/2023/04/8-24.jpg" text:style-name="Internet_20_link" text:visited-style-name="Visited_20_Internet_20_Link">
8-24.jpg</text:a>
']</text:p>
      <text:p text:style-name="P4">
Tags: ['ВТОРГНЕННЯ РФ', 'КРИМ - ЦЕ УКРАЇНА']</text:p>
      <text:p text:style-name="P4">
Category: News</text:p>
      <!--METADATA-->
      <text:p text:style-name="P4">
<draw:frame draw:style-name="fr1" draw:name="Image337" text:anchor-type="as-char" svg:width="6.9236in" svg:height="4.615733in" draw:z-index="0">
<draw:image xlink:href="../Images/AРМІЯINFORM/2023-04-26T57-00-00-04-00/golovna-53.jpg" xlink:type="simple" xlink:show="embed" xlink:actuate="onLoad" draw:mime-type="image/jpeg"/>
</draw:frame>
The reintegration of Crimea is an extremely important task for Ukraine. In the Crimean process, the key role will be played by young people, so now they need to mobilize their potential and experience. During the Crimea Wave Forum, experts from political, economic, cultural, information and other areas have discussed discussions and dialogues with politically active youth.</text:p>
      <text:p text:style-name="P4">
The forum took place panel discussions on the subject of liberation, reintegration, economic, cultural restoration of Crimea, as well as about the socialization of the residents after a 9-year occupation.</text:p>
      <text:p text:style-name="P4">
<draw:frame draw:style-name="fr1" draw:name="Image338" text:anchor-type="as-char" svg:width="6.9236in" svg:height="4.615733in" draw:z-index="0">
<draw:image xlink:href="../Images/AРМІЯINFORM/2023-04-26T57-00-00-04-00/foto-2-17.jpg" xlink:type="simple" xlink:show="embed" xlink:actuate="onLoad" draw:mime-type="image/jpeg"/>
</draw:frame>
- In the framework of the working group, we considered how state bodies will work in the crimbage. I will say that our vision - people's deputies, representatives of states - such that of course, the military administration must first be created in the Crimea. Then there is a transition to a military-civil administration, then-elections and transition to civilian life. It is very important for us that young people are involved. They should become frames of development that will go to the Crimean peninsula and rebuild our Crimea, - said Tamila Tasheva.</text:p>
      <text:p text:style-name="P4">
<draw:frame draw:style-name="fr1" draw:name="Image339" text:anchor-type="as-char" svg:width="6.9236in" svg:height="6.49246in" draw:z-index="0">
<draw:image xlink:href="../Images/AРМІЯINFORM/2023-04-26T57-00-00-04-00/7-26.jpg" xlink:type="simple" xlink:show="embed" xlink:actuate="onLoad" draw:mime-type="image/jpeg"/>
</draw:frame>
The event was also attended by the Deputy Minister for Reintegration of the Occupied Territories Anatoly Stelmakh, who spoke about the first steps that Ukraine will take in Crimea after its de -occupation.</text:p>
      <ul>
        <li>
We are working on the first steps to be taken after the Crimean Peninsula is released. The first of them is undoubtedly ensuring the safety of citizens who live there. The second is the demilitarization of the Peninsula of the Switches. The third step is to bring the guilty to account. People who committed criminal offenses against our country will be held reference. And those who have illegally arrived at the peninsula have to collapse it, we will be published. The next step is the restoration of the authorities. Also, we must make the Russian media do not prevail. There should be an honest opinion of the Ukrainian authorities, should have accessible media. People should stop living in a vacuum of Russian propaganda, - said Anatoly Stelmach.</li>
      </ul>
      <text:p text:style-name="P4">
<draw:frame draw:style-name="fr1" draw:name="Image340" text:anchor-type="as-char" svg:width="6.9236in" svg:height="4.863829in" draw:z-index="0">
<draw:image xlink:href="../Images/AРМІЯINFORM/2023-04-26T57-00-00-04-00/8-24.jpg" xlink:type="simple" xlink:show="embed" xlink:actuate="onLoad" draw:mime-type="image/jpeg"/>
</draw:frame>
</text:p>
      <text:p text:style-name="P4">
Certainly, the participants of the forum point out that the reintegration of Crimea is a complex process, but this is an extremely important task for Ukraine as a whole. That is why it is necessary to mobilize Ukrainian youth, because their potential, and professionalism will play a key role in this process.</text:p>
      <text:p text:style-name="P4">
<text:span text:style-name="T5">
Opto author</text:span>
</text:p>
      <text:p text:style-name="P4">
News Source: <text:a xlink:type="simple" xlink:href="https://armyinform.com.ua/2023/04/26/pershochergovi-kroky-pislya-deokupacziyi-krymu-u-kyyevi-vidbuvsya-molodizhnyj-forum-krym-wave/" text:style-name="Internet_20_link" text:visited-style-name="Visited_20_Internet_20_Link">
https://armyinform.com.ua/2023/04/26/pershochergovi-kroky-pislya-deokupacziyi-krymu-u-kyyevi-vidbuvsya-molodizhnyj-forum-krym-wave/</text:a>
</text:p>
      <!--NEWS-->
      <text:h text:style-name="P10" text:outline-level="1">
<text:span text:style-name="T4">
In Sumy region, the defense forces strengthen the protection of critical objects of civil infrastructure</text:span>
</text:h>
      <text:p text:style-name="P4">
Author: ['АРМІЯINFORM']</text:p>
      <text:p text:style-name="P4">
Time: 2023-04-26T58:00:00-04:00</text:p>
      <text:p text:style-name="P4">
Description: PID Hour of Robochka, by the PIDRODDILIV, yaki to exaggerate the defense of the Sumskoe,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bez-imeni-13.jpg" text:style-name="Internet_20_link" text:visited-style-name="Visited_20_Internet_20_Link">
bez-imeni-13.jpg</text:a>
']</text:p>
      <text:p text:style-name="P4">
Tags: ['ВТОРГНЕННЯ РФ', 'СЕРГІЙ НАЄВ', 'СУМЩИНА']</text:p>
      <text:p text:style-name="P4">
Category: News</text:p>
      <!--METADATA-->
      <text:p text:style-name="P4">
<draw:frame draw:style-name="fr1" draw:name="Image341" text:anchor-type="as-char" svg:width="6.9236in" svg:height="3.952222in" draw:z-index="0">
<draw:image xlink:href="../Images/AРМІЯINFORM/2023-04-26T58-00-00-04-00/bez-imeni-13.jpg" xlink:type="simple" xlink:show="embed" xlink:actuate="onLoad" draw:mime-type="image/jpeg"/>
</draw:frame>
During a working trip to units that keep the defense of the Sumy region, the Commander of the Joint Forces of the Armed Forces of Ukraine, Lieutenantsergiy Naev, meeting with the commanders of the units, got acquainted with the terms of the service of the service and the performance of combat missions, checked fortification and arrangement.</text:p>
      <text:p text:style-name="P4">
About it <text:a xlink:type="simple" xlink:href="https://fb.watch/k8xT_M0GN2/" text:style-name="Internet_20_link" text:visited-style-name="Visited_20_Internet_20_Link">
reports</text:a>
Communications Service of the Command of the Joint Forces of the Armed Forces of Ukraine.</text:p>
      <text:p text:style-name="P4">
"During the meeting with the commanders of the units, he outlined a number of specific measures aimed at ensuring the defense capability of the territory and the instant response of enemy shelling," the commander emphasized. - In addition, they discussed the issue of the enclosure of the complex town of psychological and tactical training of units, whose program is based on the study of the experience of conducting the enemy's actions that are currently taking place in the east of the country. Such training has been introduced in other areas of the northern operating area. "</text:p>
      <text:p text:style-name="P4">
According to Lieutenant General Sergei Naev, fortification equipment and enclosure of barriers in the Sumy direction indicates the strengthening of the defense of the border of the region. In addition, here are purposefully engaged in the improvement of the military skill of military personnel.</text:p>
      <text:p text:style-name="P4">
He also noted that the military who defend this direction, very motivated, know their combat mission and successfully fulfill it.</text:p>
      <text:p text:style-name="P4">
During his working trip, the commander transferred to the military units of defense generators, camouflage kits made by the Ruevit Broad Fund(Rivne city), as well as the sights and devices of the night, provided by the Okhmatdit clinic at the expense of the rally at the anniversary at the anniversary at the beginning of a large -scale invasion of Ukraine.</text:p>
      <text:p text:style-name="P4">
In addition, Lieutenant General Sergey Naev spoke with the residents of border areas, who suffer daily from shelling of the enemy, because Sumy region is the longest border with the Russian Federation-564 km. He explained that the issues of improving the protection of the civilian population are priority to the united forces of the Armed Forces of Ukraine.</text:p>
      <text:p text:style-name="P4">
News Source: <text:a xlink:type="simple" xlink:href="https://armyinform.com.ua/2023/04/26/na-sumshhyni-syly-oborony-posylyuyut-zahyst-krytychnyh-obyektiv-czyvilnoyi-infrastruktury/" text:style-name="Internet_20_link" text:visited-style-name="Visited_20_Internet_20_Link">
https://armyinform.com.ua/2023/04/26/na-sumshhyni-syly-oborony-posylyuyut-zahyst-krytychnyh-obyektiv-czyvilnoyi-infrastruktury/</text:a>
</text:p>
      <!--NEWS-->
      <text:h text:style-name="P10" text:outline-level="1">
<text:span text:style-name="T4">
The Kremlin is massively relocated to the temporarily occupied territory of Ukraine of people of different nationalities from the Russian Federation - Anna Malyar</text:span>
</text:h>
      <text:p text:style-name="P4">
Author: ['АРМІЯINFORM']</text:p>
      <text:p text:style-name="P4">
Time: 2023-04-26T59:00:00-04:00</text:p>
      <text:p text:style-name="P4">
Description: Crimean-Agresor is to be Vlitrovit in the serpent warehouse of the village of Timchasovo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0/photo_2022-10-27_11-29-46-e1668072464945.jpg" text:style-name="Internet_20_link" text:visited-style-name="Visited_20_Internet_20_Link">
photo_2022-10-27_11-29-46-e1668072464945.jpg</text:a>
']</text:p>
      <text:p text:style-name="P4">
Tags: ['STOPRUSSIA', 'АГРЕСІЯ РФ', 'ГАННА МАЛЯР']</text:p>
      <text:p text:style-name="P4">
Category: News</text:p>
      <!--METADATA-->
      <text:p text:style-name="P4">
<draw:frame draw:style-name="fr1" draw:name="Image342" text:anchor-type="as-char" svg:width="6.9236in" svg:height="4.119542in" draw:z-index="0">
<draw:image xlink:href="../Images/AРМІЯINFORM/2023-04-26T59-00-00-04-00/photo_2022-10-27_11-29-46-e1668072464945.jpg" xlink:type="simple" xlink:show="embed" xlink:actuate="onLoad" draw:mime-type="image/jpeg"/>
</draw:frame>
Gannamaars. Photo: Dmitry Yurchenko / Armyinform</text:p>
      <text:p text:style-name="P4">
The aggressor country is trying to influence the change in the ethnic composition of the population of the occupied territory of Ukraine. The most active measures are carried out in the Ulugan region.</text:p>
      <text:p text:style-name="P4">
About it <text:a xlink:type="simple" xlink:href="https://t.me/annamaliar/672" text:style-name="Internet_20_link" text:visited-style-name="Visited_20_Internet_20_Link">
reported</text:a>
Deputy Minister of Defense of Ukraine Anna Malyar.</text:p>
      <text:p text:style-name="P4">
"To this end, the Government of the Russian Federation initiated a large -scale resettlement from remote regions of Russia of a large number of people of different nationalities, mainly low -income sections of the population," said Anna Malyar.</text:p>
      <text:p text:style-name="P4">
According to her, the migrants from Russia in the temporarily occupied territory of Ukraine are facilitated by local Russian occupation administrations, which ensure that the families of arrivals, employment, providing preferential loans for the purchase of housing, business development, etc.</text:p>
      <text:p text:style-name="P4">
“At the same time, the local residents of the temporarily occupied territory of Ukraine, pepper, who are suspected of observance of the pro -Ukrainian position, Russian occupants continue to deport to the Russian Federation. In this way, the enemy seeks to destroy Ukrainian statehood and the nationality of society in temporarily occupied Ukrainian territories, ” - said the Deputy Head of the Ukrainian Defense Office.</text:p>
      <text:p text:style-name="P4">
News Source: <text:a xlink:type="simple" xlink:href="https://armyinform.com.ua/2023/04/26/kreml-masovo-pereselyaye-na-tymchasovo-okupovanu-terytoriyu-ukrayiny-lyudej-riznyh-naczionalnostej-z-rf-ganna-malyar/" text:style-name="Internet_20_link" text:visited-style-name="Visited_20_Internet_20_Link">
https://armyinform.com.ua/2023/04/26/kreml-masovo-pereselyaye-na-tymchasovo-okupovanu-terytoriyu-ukrayiny-lyudej-riznyh-naczionalnostej-z-rf-ganna-malyar/</text:a>
</text:p>
      <!--NEWS-->
      <text:h text:style-name="P10" text:outline-level="1">
<text:span text:style-name="T4">
Dnipro, Dnipropetrovska Oblast(19:50). Red Alert: aerial threat. Sirens sounding. Take cover ...</text:span>
</text:h>
      <text:p text:style-name="P4">
Authors: liveuamap (Language: en)</text:p>
      <text:p text:style-name="P4">
Time: 2023-04-26T5:51:00</text:p>
      <text:p text:style-name="P4">
Location: Dnipro (Latitude:48.45861 Longtitude:35.03888)</text:p>
      <text:p text:style-name="P4">
Videos: []</text:p>
      <text:p text:style-name="P4">
Images: []</text:p>
      <text:p text:style-name="P4">
Tags: ["Europe", "Central and Eastern Europe"]</text:p>
      <text:p text:style-name="P4">
Id: 22558808</text:p>
      <!--METADATA-->
      <text:p text:style-name="P4">
Dnipro, Dnipropetrovsk region(19:50). Red Alert: aerial threat. Sirenssounding. Take cover now!</text:p>
      <text:p text:style-name="P4">
News Collection Link: <text:a xlink:type="simple" xlink:href="https://liveuamap.com/en/2023/26-april-dnipro-dnipropetrovska-oblast1950-reg" text:style-name="Internet_20_link" text:visited-style-name="Visited_20_Internet_20_Link">
https://liveuamap.com/en/2023/26-april-dnipro-dnipropetrovska-oblast1950-reg</text:a>
</text:p>
      <text:p text:style-name="P4">
News Source: <text:a xlink:type="simple" xlink:href="https://t.me/suspilnednipro/14768" text:style-name="Internet_20_link" text:visited-style-name="Visited_20_Internet_20_Link">
https://t.me/suspilnednipro/14768</text:a>
</text:p>
      <!--NEWS-->
      <text:h text:style-name="P10" text:outline-level="1">
<text:span text:style-name="T4">
In the Dnieper, doctors rescued the military who hit the bullet in the head</text:span>
</text:h>
      <text:p text:style-name="P4">
Author: ['АРМІЯINFORM']</text:p>
      <text:p text:style-name="P4">
Time: 2023-04-26T60:00:00-04:00</text:p>
      <text:p text:style-name="P4">
Description: At the DNIPRII Neurochiruga, they managed the VIISKOVOSKOVSKY of the ZBROKRAYSKY of Ukraine Overskress ... War with Ukraine 2022, the war with Ukraine Latest news today, News War with Ukraine 2022 The last ones for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343236052_796273135264562_2770515531641955217_n.jpg" text:style-name="Internet_20_link" text:visited-style-name="Visited_20_Internet_20_Link">
343236052_796273135264562_2770515531641955217_n.jpg</text:a>
']</text:p>
      <text:p text:style-name="P4">
Tags: ['АГРЕСІЯ РФ', 'ВТОРГНЕННЯ РФ', 'ЛІКАРНЯ\xa0ІМЕНІ І.\xa0І.\xa0МЕЧНИКОВА', 'МОЗ', 'НЕЙРОХІРУРГІЧНИЙ МІКРОСКОП', 'СЕРГІЙ РИЖЕНКО']</text:p>
      <text:p text:style-name="P4">
Category: News</text:p>
      <!--METADATA-->
      <text:p text:style-name="P4">
<draw:frame draw:style-name="fr1" draw:name="Image343" text:anchor-type="as-char" svg:width="6.9236in" svg:height="4.740348in" draw:z-index="0">
<draw:image xlink:href="../Images/AРМІЯINFORM/2023-04-26T60-00-00-04-00/343236052_796273135264562_2770515531641955217_n.jpg" xlink:type="simple" xlink:show="embed" xlink:actuate="onLoad" draw:mime-type="image/jpeg"/>
</draw:frame>
In the Dnieper, neurosurgeons successfully conducted a military serviceman of the Armed Forces of Ukraine a complex operation - removed a bullet and fragments of the occipital bone from the head.</text:p>
      <text:p text:style-name="P4">
About it <text:a xlink:type="simple" xlink:href="https://www.facebook.com/moz.ukr/posts/pfbid0GYLqB4kkVbVoHbqZU1HfxuK13HvjuAfw5UaBZ3yvkmGBpcfcnJRRKm7V6Rr3qSSvl" text:style-name="Internet_20_link" text:visited-style-name="Visited_20_Internet_20_Link">
reports</text:a>
Ministry of Health of Ukraine.</text:p>
      <text:p text:style-name="P4">
Serviceman Ruslan from Kharkiv region, lived 5 km from the enemy border. On February 24, 2022 he was occupied. For two weeks, the guy, bypassing and mine fields, went to his own. In the first territorial centrical complex and social support, he enrolled in a volunteer for the Armed Forces.</text:p>
      <text:p text:style-name="P4">
On April 10, he was seriously injured. Talented neurosurgery Dnipro regional clinical hospital. Mechnikov was able to make a complex surgery with a neurosurgical microscope.</text:p>
      <text:p text:style-name="P4">
"This modern apparatus, together with Mechnikov's neurosurgeons, rescued hundreds of human life," says Sergey Ryzhenko, chief doctor of Dniprovsk Regional Clinical Hospital.</text:p>
      <text:p text:style-name="P4">
Currently, the defender of Ukraine has come to consciousness and soon goes to rehabilitation.</text:p>
      <text:p text:style-name="P4">
News Source: <text:a xlink:type="simple" xlink:href="https://armyinform.com.ua/2023/04/26/u-dnipri-likari-vryatuvaly-vijskovogo-yakomu-kulya-vluchyla-v-golovu/" text:style-name="Internet_20_link" text:visited-style-name="Visited_20_Internet_20_Link">
https://armyinform.com.ua/2023/04/26/u-dnipri-likari-vryatuvaly-vijskovogo-yakomu-kulya-vluchyla-v-golovu/</text:a>
</text:p>
      <!--NEWS-->
      <text:h text:style-name="P10" text:outline-level="1">
<text:span text:style-name="T4">
Explosions on military objects of the Russian Federation in Crimea do not violate the terms of the grain agreement - GUR</text:span>
</text:h>
      <text:p text:style-name="P4">
Author: ['АРМІЯINFORM']</text:p>
      <text:p text:style-name="P4">
Time: 2023-04-26T61:00:00-04:00</text:p>
      <text:p text:style-name="P4">
Description: Vibuhi on VIISKOVIKH OF RF RF at Timchasovo by the perpetual criminal order not to entrust ... War with Ukraine 2022, War with Ukraine Latest news today, News War with Ukraine 2022 Last today, will there be a war between Ukraine and Russia and when, war,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20230426-01.jpg" text:style-name="Internet_20_link" text:visited-style-name="Visited_20_Internet_20_Link">
20230426-01.jpg</text:a>
']</text:p>
      <text:p text:style-name="P4">
Tags: ['ГУР МО УКРАЇНИ']</text:p>
      <text:p text:style-name="P4">
Category: News</text:p>
      <!--METADATA-->
      <text:p text:style-name="P4">
<draw:frame draw:style-name="fr1" draw:name="Image344" text:anchor-type="as-char" svg:width="6.9236in" svg:height="4.3728in" draw:z-index="0">
<draw:image xlink:href="../Images/AРМІЯINFORM/2023-04-26T61-00-00-04-00/20230426-01.jpg" xlink:type="simple" xlink:show="embed" xlink:actuate="onLoad" draw:mime-type="image/jpeg"/>
</draw:frame>
Explosions on military objects of the Russian Federation in the temporarily occupied Crimea in no way distort the terms of the grain agreement.</text:p>
      <text:p text:style-name="P4">
About it <text:a xlink:type="simple" xlink:href="https://gur.gov.ua/content/vybukhy-na-viiskovykh-obiektakh-rf-u-tymchasovo-okupovanomu-krymu-zhodnym-chynom-ne-porushuiut-umov-zernovoi-uhody.html" text:style-name="Internet_20_link" text:visited-style-name="Visited_20_Internet_20_Link">
reported</text:a>
Representative of the GRU of the Ministry of Defense of Ukraine Andriy Yusov, commenting on the pre -trialist of the Ministry of Defense of Muscovy to Ukraine.</text:p>
      <text:p text:style-name="P4">
According to Andriy Yusov, recent accusations of alleged attack on civilinefrastructure and threats of aggressor state to freeze the grain agreement with an ebserus manipulation by Russia.</text:p>
      <text:p text:style-name="P4">
“Ukraine has international obligations, in particular, it fulfills all the liability concerning the grain corridor. The recent events in the crimmer were only military objects and in no way related to grain -consumption, which involves the use of Ukrainian ports and civilian ports when it comes to the territory controlled by Ukraine, ”the representative of Ukraine explained.</text:p>
      <text:p text:style-name="P4">
News Source: <text:a xlink:type="simple" xlink:href="https://armyinform.com.ua/2023/04/26/vybuhy-na-vijskovyh-obyektah-rf-u-krymu-ne-porushuyut-umov-zernovoyi-ugody-gur/" text:style-name="Internet_20_link" text:visited-style-name="Visited_20_Internet_20_Link">
https://armyinform.com.ua/2023/04/26/vybuhy-na-vijskovyh-obyektah-rf-u-krymu-ne-porushuyut-umov-zernovoyi-ugody-gur/</text:a>
</text:p>
      <!--NEWS-->
      <text:h text:style-name="P10" text:outline-level="1">
<text:span text:style-name="T4">
In May in Poland, a service center will start work for serving Ukrainian tanks Leopard 2</text:span>
</text:h>
      <text:p text:style-name="P4">
Author: ['АРМІЯINFORM']</text:p>
      <text:p text:style-name="P4">
Time: 2023-04-26T62:00:00-04:00</text:p>
      <text:p text:style-name="P4">
Description: In Poland, the Poland Misty ґLIVICE ROZENE Robot servisniy center of the service of servic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leopard2-1.jpg" text:style-name="Internet_20_link" text:visited-style-name="Visited_20_Internet_20_Link">
leopard2-1.jpg</text:a>
']</text:p>
      <text:p text:style-name="P4">
Tags: ['LEOPARD 2', 'ДОПОМОГА ПАРТНЕРІВ', 'МАРІУШ БЛАЩАК', 'СВІТ ПІДТРИМУЄ УКРАЇНУ']</text:p>
      <text:p text:style-name="P4">
Category: News</text:p>
      <!--METADATA-->
      <text:p text:style-name="P4">
<draw:frame draw:style-name="fr1" draw:name="Image345" text:anchor-type="as-char" svg:width="6.9236in" svg:height="3.894525in" draw:z-index="0">
<draw:image xlink:href="../Images/AРМІЯINFORM/2023-04-26T62-00-00-04-00/leopard2-1.jpg" xlink:type="simple" xlink:show="embed" xlink:actuate="onLoad" draw:mime-type="image/jpeg"/>
</draw:frame>
In May in the Polish city, Glivice will start working with the LEOPARD 2 Public Center for Publication, <text:a xlink:type="simple" xlink:href="https://armyinform.com.ua/2023/02/24/pershi-tanky-leopard-vzhe-v-ukrayini-polskyj-prezydent/" text:style-name="Internet_20_link" text:visited-style-name="Visited_20_Internet_20_Link">
Transmitted</text:a>
Poland to Ukraine.</text:p>
      <text:p text:style-name="P4">
About it with reference to the statement of the Minister of National Defense of Poland Mariushablachak <text:a xlink:type="simple" xlink:href="https://twitter.com/MON_GOV_PL/status/1651123553012441089" text:style-name="Internet_20_link" text:visited-style-name="Visited_20_Internet_20_Link">
reports</text:a>
Polish defense department.</text:p>
      <text:p text:style-name="P4">
According to the head of the Ministry of Defense of Poland, the hub will be located on the mechanical factory "Boimar-Labonda".</text:p>
      <text:p text:style-name="P4">
“I intensively sought the Center for Service and Repair for Ukrainian Tanks <text:a xlink:type="simple" xlink:href="https://armyinform.com.ua/2023/03/10/chym-vidriznyayutsya-mizh-soboyu-tanky-leopard-riznyh-modyfikaczij/" text:style-name="Internet_20_link" text:visited-style-name="Visited_20_Internet_20_Link">
Leopard 2</text:a>
, transferred to Poland. In May, the service center for these tanks is here, at Bumar-Godabędy. I am sure that we will all take this opportunity, ”Mariusz Blaschak said, visiting the company with Prime Minister Mateusz Moravtsky.</text:p>
      <text:p text:style-name="P4">
Mariusz Blaschak added that the experience of employees will be used, in addition, the company has great development opportunities.</text:p>
      <text:p text:style-name="P4">
“Here, at the Boimar-Labend plant, the T-72 tanks are also modernized. Donated by Ukraine, there(<text:span text:style-name="T5">
 on the battlefield</text:span>
 <text:span text:style-name="T5">
— Ed .</text:span>
)They work great, as the Ukrainian military told. This is due to the experienced team of the enterprise that moodernizes these tanks, ”the Polish Minister of National Defense emphasized.</text:p>
      <text:p text:style-name="P4">
We will remind, in March 2023 Poland <text:a xlink:type="simple" xlink:href="https://armyinform.com.ua/2023/03/07/polshha-proponuye-zapustyty-hab-z-obslugovuvannya-ta-remontu-leopard-postavlenyh-do-ukrayiny/" text:style-name="Internet_20_link" text:visited-style-name="Visited_20_Internet_20_Link">
suggested</text:a>
Launch the HAB for maintenance and repair of LEOPARD 2 tanks delivered to Ukraine.</text:p>
      <text:p text:style-name="P4">
In addition, at the same Bumar-Labend plant capital <text:a xlink:type="simple" xlink:href="https://armyinform.com.ua/2023/04/09/ukrayinski-tanky-t-64-budut-kapitalno-vidnovlyuvatysya-na-terytoriyi-polshhi-ukroboronprom/" text:style-name="Internet_20_link" text:visited-style-name="Visited_20_Internet_20_Link">
will be restored</text:a>
Ukrainian T-64 tanks.</text:p>
      <text:p text:style-name="P4">
News Source: <text:a xlink:type="simple" xlink:href="https://armyinform.com.ua/2023/04/26/u-travni-v-polshhi-rozpochne-robotu-servisnyj-czentr-dlya-obslugovuvannya-ukrayinskyh-tankiv-leopard-2/" text:style-name="Internet_20_link" text:visited-style-name="Visited_20_Internet_20_Link">
https://armyinform.com.ua/2023/04/26/u-travni-v-polshhi-rozpochne-robotu-servisnyj-czentr-dlya-obslugovuvannya-ukrayinskyh-tankiv-leopard-2/</text:a>
</text:p>
      <!--NEWS-->
      <text:h text:style-name="P10" text:outline-level="1">
<text:span text:style-name="T4">
It is impossible to find out from the Russian Federation about the health of prisoners of war - the coordination headquarters</text:span>
</text:h>
      <text:p text:style-name="P4">
Author: ['АРМІЯINFORM']</text:p>
      <text:p text:style-name="P4">
Time: 2023-04-26T63:00:00-04:00</text:p>
      <text:p text:style-name="P4">
Description: INFORMASIA, Yak Stooskh, I will become healthy VIISOKOVOSKOVASKY Chi Mixi Yogo Utrimann,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photo_5928061871263428530_y.jpg" text:style-name="Internet_20_link" text:visited-style-name="Visited_20_Internet_20_Link">
photo_5928061871263428530_y.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346" text:anchor-type="as-char" svg:width="6.9236in" svg:height="4.661891in" draw:z-index="0">
<draw:image xlink:href="../Images/AРМІЯINFORM/2023-04-26T63-00-00-04-00/photo_5928061871263428530_y.jpg" xlink:type="simple" xlink:show="embed" xlink:actuate="onLoad" draw:mime-type="image/jpeg"/>
</draw:frame>
Information concerning the health of a serviceman or place of retaining is not officially obtained from the Russian side.</text:p>
      <text:p text:style-name="P4">
About it <text:a xlink:type="simple" xlink:href="https://t.me/Koord_shtab/905" text:style-name="Internet_20_link" text:visited-style-name="Visited_20_Internet_20_Link">
the one was talking</text:a>
During a meeting with families and missing the defenders of the Division of Squad ships with a prisoners of war.</text:p>
      <text:p text:style-name="P4">
The staff representative noted that the International Committee of the Red Cross did not receive corresponding access to all places of detention of servicemen. However, the disadvantages are given to the defenders returned from captivity.</text:p>
      <text:p text:style-name="P4">
“The Russian Federation should return the wounded and seriously ill -called servicemen without prior conditions. This procedure is called "repatriation" and it is recorded, in particular, in Article 110 of the Geneva Convention on the Treatment of Prisoners of Pursuing, "-said the headquarters representative.</text:p>
      <text:p text:style-name="P4">
He added that the Geneva Conventions also provided for correspondence with their relatives, but we fight with an enemy who does not recognize and does not comply with the rules of international humanitarian law.</text:p>
      <text:p text:style-name="P4">
News Source: <text:a xlink:type="simple" xlink:href="https://armyinform.com.ua/2023/04/26/diznatys-vid-rf-pro-stan-zdorovya-vijskovopolonenyh-narazi-nemozhlyvo-koordynaczijnyj-shtab/" text:style-name="Internet_20_link" text:visited-style-name="Visited_20_Internet_20_Link">
https://armyinform.com.ua/2023/04/26/diznatys-vid-rf-pro-stan-zdorovya-vijskovopolonenyh-narazi-nemozhlyvo-koordynaczijnyj-shtab/</text:a>
</text:p>
      <!--NEWS-->
      <text:h text:style-name="P10" text:outline-level="1">
<text:span text:style-name="T4">
Office of the Prosecutor General of Ukraine: nearly 83 thousand military crimes are documented</text:span>
</text:h>
      <text:p text:style-name="P4">
Author: ['АРМІЯINFORM']</text:p>
      <text:p text:style-name="P4">
Time: 2023-04-26T64: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1-83.jpg" text:style-name="Internet_20_link" text:visited-style-name="Visited_20_Internet_20_Link">
1-83.jpg</text:a>
', '<text:a xlink:type="simple" xlink:href="https://armyinform.com.ua/wp-content/uploads/2023/04/2-73.jpg" text:style-name="Internet_20_link" text:visited-style-name="Visited_20_Internet_20_Link">
2-73.jpg</text:a>
']</text:p>
      <text:p text:style-name="P4">
Tags: ['АГРЕСІЯ РФ', 'ВОЄННІ ЗЛОЧИНИ РФ', 'ВТОРГНЕННЯ РФ', 'ОФІС ГЕНЕРАЛЬНОГО ПРОКУРОРА УКРАЇНИ']</text:p>
      <text:p text:style-name="P4">
Category: News</text:p>
      <!--METADATA-->
      <text:p text:style-name="P4">
<draw:frame draw:style-name="fr1" draw:name="Image347" text:anchor-type="as-char" svg:width="6.9236in" svg:height="4.448413in" draw:z-index="0">
<draw:image xlink:href="../Images/AРМІЯINFORM/2023-04-26T64-00-00-04-00/1-83.jpg" xlink:type="simple" xlink:show="embed" xlink:actuate="onLoad" draw:mime-type="image/jpeg"/>
</draw:frame>
Office of the Prosecutor General of Ukraine <text:a xlink:type="simple" xlink:href="https://gp.gov.ua/" text:style-name="Internet_20_link" text:visited-style-name="Visited_20_Internet_20_Link">
reports</text:a>
Crimes committed during the period of large -scale aggression of Russian federation against Ukraine.</text:p>
      <text:p text:style-name="P4">
As of April 26, it is registered:</text:p>
      <ul>
        <li>
82 763 Military Crimes, * 17 086 Crimes against National Security of Ukraine.</li>
      </ul>
      <text:p text:style-name="P4">
In addition, according to the official data of juvenile prosecutors, 1419 children were affected by the aggression of the Russian Federation, of which:</text:p>
      <ul>
        <li>
470 - children were killed, * 949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348" text:anchor-type="as-char" svg:width="6.9236in" svg:height="4.448413in" draw:z-index="0">
<draw:image xlink:href="../Images/AРМІЯINFORM/2023-04-26T64-00-00-04-00/2-73.jpg" xlink:type="simple" xlink:show="embed" xlink:actuate="onLoad" draw:mime-type="image/jpeg"/>
</draw:frame>
</text:p>
      <text:p text:style-name="P4">
News Source: <text:a xlink:type="simple" xlink:href="https://armyinform.com.ua/2023/04/26/ofis-genprokurora-ukrayiny-zadokumentovano-majzhe-83-tysyachi-voyennyh-zlochyniv/" text:style-name="Internet_20_link" text:visited-style-name="Visited_20_Internet_20_Link">
https://armyinform.com.ua/2023/04/26/ofis-genprokurora-ukrayiny-zadokumentovano-majzhe-83-tysyachi-voyennyh-zlochyniv/</text:a>
</text:p>
      <!--NEWS-->
      <text:h text:style-name="P10" text:outline-level="1">
<text:span text:style-name="T4">
In the Black Sea the enemy holds two rocket launchers with eight "caliber"</text:span>
</text:h>
      <text:p text:style-name="P4">
Author: ['АРМІЯINFORM']</text:p>
      <text:p text:style-name="P4">
Time: 2023-04-26T65:00:00-04:00</text:p>
      <text:p text:style-name="P4">
Description: The village of 26 KVITETH AT THE CHORN MORI in the Boyal Cherguvanni is excited 4 Vorozhi ship, ... War with Ukraine 2022, War with Ukraine Latest News Today, News War with Ukraine 2022 Last today, will there be a war between Ukraine and Russia and when, war,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09/155205-1_large.jpg" text:style-name="Internet_20_link" text:visited-style-name="Visited_20_Internet_20_Link">
155205-1_large.jpg</text:a>
']</text:p>
      <text:p text:style-name="P4">
Tags: ['ВМС ЗС УКРАЇНИ']</text:p>
      <text:p text:style-name="P4">
Category: News</text:p>
      <!--METADATA-->
      <text:p text:style-name="P4">
<draw:frame draw:style-name="fr1" draw:name="Image349" text:anchor-type="as-char" svg:width="6.9236in" svg:height="3.95374in" draw:z-index="0">
<draw:image xlink:href="../Images/AРМІЯINFORM/2023-04-26T65-00-00-04-00/155205-1_large.jpg" xlink:type="simple" xlink:show="embed" xlink:actuate="onLoad" draw:mime-type="image/jpeg"/>
</draw:frame>
Illustrative photo</text:p>
      <text:p text:style-name="P4">
As of April 26, there are 4 gunshots in the Black Sea, including 2 carriers of the Caliber rockets of a total volley of up to 8 rocket.</text:p>
      <text:p text:style-name="P4">
About chain <text:a xlink:type="simple" xlink:href="https://www.facebook.com/navy.mil.gov.ua/posts/pfbid0fFQn68TqJsXSQkCYLkJJXhSeWqpNhSFmDSgh8CWF4nyYuCw65XzgZx51GrZ2Tbql" text:style-name="Internet_20_link" text:visited-style-name="Visited_20_Internet_20_Link">
aware of</text:a>
Command of the Navy of the Armed Forces of Ukraine.</text:p>
      <text:p text:style-name="P4">
In the Sea of Azov - 1 enemy ship; There are up to 4 enemy ships in the Mediterranean Sea, including 1 carpet carrier of Caliber's total volley up to 16 missiles;</text:p>
      <text:p text:style-name="P4">
During the day in the interests of the Russian Federation the passage of the Kerch-Yenikhal Strait made:</text:p>
      <ul>
        <li>
to the Azov Sea - 23 vessels, 2 of them moved from the Bosphorus Strait; * To the Black Sea - 21 ships, 3 of them continued the movement in the direction of the Bosphorus.</li>
      </ul>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4/26/u-chornomu-mori-vorog-trymaye-dva-raketonosiyi-z-vismoma-kalibramy/" text:style-name="Internet_20_link" text:visited-style-name="Visited_20_Internet_20_Link">
https://armyinform.com.ua/2023/04/26/u-chornomu-mori-vorog-trymaye-dva-raketonosiyi-z-vismoma-kalibramy/</text:a>
</text:p>
      <!--NEWS-->
      <text:h text:style-name="P10" text:outline-level="1">
<text:span text:style-name="T4">
The head of state honored the memory of the dead in the Chernobyl disaster</text:span>
</text:h>
      <text:p text:style-name="P4">
Author: ['АРМІЯINFORM']</text:p>
      <text:p text:style-name="P4">
Time: 2023-04-26T66:00:00-04:00</text:p>
      <text:p text:style-name="P4">
Description: In the 37-mi nobility of the tragedy on the Chornobilziy atomoniy Elektrostani President of Ukrain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b0fa77510296d0f06d7a3b908e1a675_1682498571_extra_large.jpeg" text:style-name="Internet_20_link" text:visited-style-name="Visited_20_Internet_20_Link">
3b0fa77510296d0f06d7a3b908e1a675_1682498571_extra_large.jpeg</text:a>
', '<text:a xlink:type="simple" xlink:href="https://armyinform.com.ua/wp-content/uploads/2023/04/0bb248f03cb62c98bc05344ce730951b_1682498567_extra_large-150x150.jpeg" text:style-name="Internet_20_link" text:visited-style-name="Visited_20_Internet_20_Link">
0bb248f03cb62c98bc05344ce730951b_1682498567_extra_large-150x150.jpeg</text:a>
', '<text:a xlink:type="simple" xlink:href="https://armyinform.com.ua/wp-content/uploads/2023/04/0089e7e6681f67ff9e21666ea86959f0_1682498571_extra_large-150x150.jpeg" text:style-name="Internet_20_link" text:visited-style-name="Visited_20_Internet_20_Link">
0089e7e6681f67ff9e21666ea86959f0_1682498571_extra_large-150x150.jpeg</text:a>
']</text:p>
      <text:p text:style-name="P4">
Tags: ['STOPRUSSIA', 'АГРЕСІЯ РФ', 'ВОЛОДИМИР ЗЕЛЕНСЬКИЙ']</text:p>
      <text:p text:style-name="P4">
Category: News</text:p>
      <!--METADATA-->
      <text:p text:style-name="P4">
<draw:frame draw:style-name="fr1" draw:name="Image350" text:anchor-type="as-char" svg:width="6.9236in" svg:height="4.617948in" draw:z-index="0">
<draw:image xlink:href="../Images/AРМІЯINFORM/2023-04-26T66-00-00-04-00/3b0fa77510296d0f06d7a3b908e1a675_1682498571_extra_large.jpeg" xlink:type="simple" xlink:show="embed" xlink:actuate="onLoad" draw:mime-type="image/jpeg"/>
</draw:frame>
In the 37th anniversary of the tragedy at the Chernobyl Nuclear Power Plant, Volodymyr Zelenskyy presented the memory of liquidators who died in the nuclear power plant.</text:p>
      <text:p text:style-name="P4">
With the participation of the Head of State and in the presence of the Honorary Guard, there were installation compositions to the memorial sign "Chernobyl soldiers" and the memorial "Heroes of Chernobyl".</text:p>
      <text:p text:style-name="P4">
“37 years ago, an accident at the Chernobyl nuclear power plant left a huge size for the whole world. Radiation leakage has once turned a cozy and developed utility into an exclusion zone. Today, the 30-kilometer zone around the chas is a dangerous place with a high concentration of radiation, ”-said Volodymyr Zelensky.</text:p>
      <text:p text:style-name="P4">
According to the President, Ukraine and the world have paid a high price for the elimination of disasters, which are still felt today.</text:p>
      <text:p text:style-name="P4">
The President of Ukraine, Head of the Head of State Andriy Yermak, and attended the memory of the dead moment of silence.</text:p>
      <text:p text:style-name="P4">
<text:a xlink:type="simple" xlink:href="https://armyinform.com.ua/wp-content/uploads/2023/04/0bb248f03cb62c98bc05344ce730951b_1682498567_extra_large.jpeg" text:style-name="Internet_20_link" text:visited-style-name="Visited_20_Internet_20_Link">
!(Images/AРМІЯINFORM/2023-04-26T66-00-00-04-00/0bb248f03cb62c98bc05344ce730951b_1682498567_extra_large-150x150.jpeg)</text:a>
</text:p>
      <text:p text:style-name="P4">
<text:a xlink:type="simple" xlink:href="https://armyinform.com.ua/wp-content/uploads/2023/04/0089e7e6681f67ff9e21666ea86959f0_1682498571_extra_large.jpeg" text:style-name="Internet_20_link" text:visited-style-name="Visited_20_Internet_20_Link">
<draw:frame draw:style-name="fr1" draw:name="Image351" text:anchor-type="as-char" svg:width="6.9236in" svg:height="6.9236in" draw:z-index="0">
<draw:image xlink:href="../Images/AРМІЯINFORM/2023-04-26T66-00-00-04-00/0089e7e6681f67ff9e21666ea86959f0_1682498571_extra_large-150x150.jpeg" xlink:type="simple" xlink:show="embed" xlink:actuate="onLoad" draw:mime-type="image/jpeg"/>
</draw:frame>
</text:a>
Source: <text:a xlink:type="simple" xlink:href="https://www.president.gov.ua/news/glava-derzhavi-vshanuvav-pamyat-zagiblih-u-chornobilskij-kat-82485" text:style-name="Internet_20_link" text:visited-style-name="Visited_20_Internet_20_Link">
Presidential Office of Ukraine</text:a>
</text:p>
      <text:p text:style-name="P4">
News Source: <text:a xlink:type="simple" xlink:href="https://armyinform.com.ua/2023/04/26/glava-derzhavy-vshanuvav-pamyat-zagyblyh-u-chornobylskij-katastrofi/" text:style-name="Internet_20_link" text:visited-style-name="Visited_20_Internet_20_Link">
https://armyinform.com.ua/2023/04/26/glava-derzhavy-vshanuvav-pamyat-zagyblyh-u-chornobylskij-katastrofi/</text:a>
</text:p>
      <!--NEWS-->
      <text:h text:style-name="P10" text:outline-level="1">
<text:span text:style-name="T4">
They will judge the owner of the edition "Political Studies" - one of the "mouthpieces" of the Russian Federation in Crimea</text:span>
</text:h>
      <text:p text:style-name="P4">
Author: ['АРМІЯINFORM']</text:p>
      <text:p text:style-name="P4">
Time: 2023-04-26T67:00:00-04:00</text:p>
      <text:p text:style-name="P4">
Description: Service of Bingle Zbrazov’s base on the power of the I head editor of Pidsancyny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343105820_994846805031299_4867367015646748987_n.jpg" text:style-name="Internet_20_link" text:visited-style-name="Visited_20_Internet_20_Link">
343105820_994846805031299_4867367015646748987_n.jpg</text:a>
']</text:p>
      <text:p text:style-name="P4">
Tags: ['STOPRUSSIA', 'АГРЕСІЯ РФ', 'СБУ']</text:p>
      <text:p text:style-name="P4">
Category: News</text:p>
      <!--METADATA-->
      <text:p text:style-name="P4">
<draw:frame draw:style-name="fr1" draw:name="Image352" text:anchor-type="as-char" svg:width="6.9236in" svg:height="6.663965in" draw:z-index="0">
<draw:image xlink:href="../Images/AРМІЯINFORM/2023-04-26T67-00-00-04-00/343105820_994846805031299_4867367015646748987_n.jpg" xlink:type="simple" xlink:show="embed" xlink:actuate="onLoad" draw:mime-type="image/jpeg"/>
</draw:frame>
The Security Service has assembled a evidence base on the owner and the editor-in-chief of the Political Student Internet edition of "Political Studies" Sergei Stepanov, which is being hidden in the temporarily occupied Crimea.</text:p>
      <text:p text:style-name="P4">
About it <text:a xlink:type="simple" xlink:href="https://www.facebook.com/SecurSerUkraine/posts/pfbid02r95zUFM2tcoQ1r1jiB1suK5enNmXMMTqQrEMkZXRYUUL7YEgABSEWu2BoYixpA6Ql" text:style-name="Internet_20_link" text:visited-style-name="Visited_20_Internet_20_Link">
reports</text:a>
Security Service of Ukraine.</text:p>
      <text:p text:style-name="P4">
SBU investigators reported the person being suspected of two articles of the Criminal Code of Ukraine:</text:p>
      <text:p text:style-name="P4">
▪️ Part 1 of Art. 110(encroachment on territorial integrity and integrity of Ukraine);</text:p>
      <text:p text:style-name="P4">
▪️ Part 1 v. 111(high treason).</text:p>
      <text:p text:style-name="P4">
За матеріалами слідства, перебуваючи на території українського півострова, уквітні 2014 року він створив пропагандистське інтернет-видання на користькраїни-агресора.</text:p>
      <text:p text:style-name="P4">
Власний медійний ресурс Степанов використовував для поширення кремлівськихнаративів та дискредитації України на міжнародній арені.</text:p>
      <text:p text:style-name="P4">
До злочинної діяльності він залучив своїх «однодумців», які потім займалисяпідготовкою антиукраїнських матеріалів</text:p>
      <text:p text:style-name="P4">
Для маскування злочинної діяльності псевдожурналісти діяли як позаштатнікореспонденти під вигаданими іменами і позиціонували себе «експертами».</text:p>
      <text:p text:style-name="P4">
У своїх публікаціях вони виправдовували російську збройну агресію і захопленнячастини території на сході та півдні України.</text:p>
      <text:p text:style-name="P4">
Перед написанням пропагандистських текстів «автори» отримували від Степановапокрокові «інструкції» щодо підготовки матеріалів.</text:p>
      <text:p text:style-name="P4">
За поширення деструктивного контенту вони отримували від окупантів «гонорари».Гроші їм надходили через російські електронні платіжні системи.</text:p>
      <text:p text:style-name="P4">
У квітні та липні минулого року співробітники Служби безпеки затримали двохфейкових «експертів» у Києві та Вінниці. Зараз вони перебувають під вартою.</text:p>
      <text:p text:style-name="P4">
Ініційована СБУ судово-лінгвістична експертиза підтвердила факти інформаційно-підривної діяльності Степанова та його спільників.</text:p>
      <text:p text:style-name="P4">
Наразі тривають заходи щодо його притягнення до відповідальності за злочинипроти державної безпеки України. Матеріали передано в суд.</text:p>
      <text:p text:style-name="P4">
Зловмиснику загрожує до 15 років ув’язнення.</text:p>
      <text:p text:style-name="P4">
Розслідування проводили співробітники СБУ у Вінницькій області запроцесуального керівництва обласної прокуратури.</text:p>
      <text:p text:style-name="P4">
News Source: <text:a xlink:type="simple" xlink:href="https://armyinform.com.ua/2023/04/26/sudytymut-vlasnyka-vydannya-politnavigator-odnogo-z-ruporiv-rf-u-krymu/" text:style-name="Internet_20_link" text:visited-style-name="Visited_20_Internet_20_Link">
https://armyinform.com.ua/2023/04/26/sudytymut-vlasnyka-vydannya-politnavigator-odnogo-z-ruporiv-rf-u-krymu/</text:a>
</text:p>
      <!--NEWS-->
      <text:h text:style-name="P10" text:outline-level="1">
<text:span text:style-name="T4">
In the Sumy region, the army of the Russian Federation caused a helicopter air strike</text:span>
</text:h>
      <text:p text:style-name="P4">
Author: ['АРМІЯINFORM']</text:p>
      <text:p text:style-name="P4">
Time: 2023-04-26T68:00:00-04:00</text:p>
      <text:p text:style-name="P4">
Description: Syogodnі, 26 kvіtyn, at 12:00 Rosіyska Army Shchel 7 times sheltered a primensor ... War with Ukraine 2022, war with Ukraine Latest news today, News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2/12/2022-12-06-obstrily-prykordonnya-ukrayiny-e1670330009167.jpeg" text:style-name="Internet_20_link" text:visited-style-name="Visited_20_Internet_20_Link">
2022-12-06-obstrily-prykordonnya-ukrayiny-e1670330009167.jpeg</text:a>
']</text:p>
      <text:p text:style-name="P4">
Tags: ['STOPRUSSIA', 'ВТОРГНЕННЯ РФ', 'ОБСТРІЛИ ПРИКОРДОННЯ', 'ОК «ПІВНІЧ»', 'СУМЩИНА', 'ЧЕРНІГІВЩИНА']</text:p>
      <text:p text:style-name="P4">
Category: News</text:p>
      <!--METADATA-->
      <text:p text:style-name="P4">
<draw:frame draw:style-name="fr1" draw:name="Image353" text:anchor-type="as-char" svg:width="6.9236in" svg:height="5.490198in" draw:z-index="0">
<draw:image xlink:href="../Images/AРМІЯINFORM/2023-04-26T68-00-00-04-00/2022-12-06-obstrily-prykordonnya-ukrayiny-e1670330009167.jpeg" xlink:type="simple" xlink:show="embed" xlink:actuate="onLoad" draw:mime-type="image/jpeg"/>
</draw:frame>
Illustrative photo</text:p>
      <text:p text:style-name="P4">
Today, on April 26, as of 12:00, the Russian army fired at the Chernihiv and Sumy region 7 times. Used artillery, mortars, RSSUs and helicopters.</text:p>
      <text:p text:style-name="P4">
About it <text:a xlink:type="simple" xlink:href="https://www.facebook.com/kommander.nord/posts/pfbid0j9bDaxv1HQPNs6eWDh176tMMNZFvWza5nsHGkzZmVo6U91m3ffUix5vzvBm4HWiJl" text:style-name="Internet_20_link" text:visited-style-name="Visited_20_Internet_20_Link">
reports</text:a>
Operational Command "North".</text:p>
      <text:p text:style-name="P4">
Twice from 06:35 to 07:20 recorded 13 parishes, probably with SAU, and from 09:10 to 11: 20, 36 parishes, probably from the artillery, on the inhabitant of Gramyach of Chernihiv region, were recorded.</text:p>
      <text:p text:style-name="P4">
From 07:54 to 08:15 4 parishes were recorded, probably from a mortar 120 mm, in the district -populated point of Medvedivka of Chernihiv region.</text:p>
      <text:p text:style-name="P4">
From 10:20 to 10:45 5 came, probably from a mortar 120 mm, in the rayon of Sidorivka, Chernihiv region.</text:p>
      <text:p text:style-name="P4">
From 10:55 to 11:00, 4 parishes are probably a RSZV, in the area of the inhabited statement of Sumy region.</text:p>
      <text:p text:style-name="P4">
From 10:20 to 10:30 6 parishes were recorded, probably from the artillery, and C11: 15 to 11:18, 4 parishes were recorded, probably an aircraft from the helicopter, in the middle of the settlement of the middle-Buda of Sumy region.</text:p>
      <text:p text:style-name="P4">
Information was not received about losses among the local population.</text:p>
      <text:p text:style-name="P4">
News Source: <text:a xlink:type="simple" xlink:href="https://armyinform.com.ua/2023/04/26/po-sumshhyni-armiya-rf-zavdala-aviaudaru-z-gelikoptera/" text:style-name="Internet_20_link" text:visited-style-name="Visited_20_Internet_20_Link">
https://armyinform.com.ua/2023/04/26/po-sumshhyni-armiya-rf-zavdala-aviaudaru-z-gelikoptera/</text:a>
</text:p>
      <!--NEWS-->
      <text:h text:style-name="P10" text:outline-level="1">
<text:span text:style-name="T4">
A family of Russian military intelligence agents will be held 15 years</text:span>
</text:h>
      <text:p text:style-name="P4">
Author: ['АРМІЯINFORM']</text:p>
      <text:p text:style-name="P4">
Time: 2023-04-26T69:00:00-04:00</text:p>
      <text:p text:style-name="P4">
Description: Zibraino Bezin -Propesi Vini Shchekhi Torokhnikiv, Yaki was transferred to the to the paymaples of the Rosviddani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zavantazhennya-3-e1682507370986.jpg" text:style-name="Internet_20_link" text:visited-style-name="Visited_20_Internet_20_Link">
zavantazhennya-3-e1682507370986.jpg</text:a>
']</text:p>
      <text:p text:style-name="P4">
Tags: ['КОЛАБОРАНТИ', 'СБУ']</text:p>
      <text:p text:style-name="P4">
Category: News</text:p>
      <!--METADATA-->
      <text:p text:style-name="P4">
<draw:frame draw:style-name="fr1" draw:name="Image354" text:anchor-type="as-char" svg:width="6.9236in" svg:height="4.038767in" draw:z-index="0">
<draw:image xlink:href="../Images/AРМІЯINFORM/2023-04-26T69-00-00-04-00/zavantazhennya-3-e1682507370986.jpg" xlink:type="simple" xlink:show="embed" xlink:actuate="onLoad" draw:mime-type="image/jpeg"/>
</draw:frame>
The undisputed evidence of two more traitors was collected, who conveyed the occupants of the identity of the deployment of defense forces in the Bakhmut direction. He judged them for 15 years in prison.</text:p>
      <text:p text:style-name="P4">
As <text:a xlink:type="simple" xlink:href="https://ssu.gov.ua/novyny/za-materialamy-sbu-15-rokiv-za-gratamy-provede-simia-ahentiv-rosiiskoi-voiennoi-rozvidky" text:style-name="Internet_20_link" text:visited-style-name="Visited_20_Internet_20_Link">
informs</text:a>
The SBU, both hostile farmers was detained in December last year during counter -pride -bearing measures in the frontline areas of Donetsk region.</text:p>
      <text:p text:style-name="P4">
The attackers are spouses from the city of Yar. At the same time, the man had previously already served the punishment for participation in the illegal armed formations of DNR.</text:p>
      <text:p text:style-name="P4">
Last summer, they remotely went out to the Deputy Commander -in -Chief of Sparta, who participated in combatants on the Eastern Front. In correspondence with him, traitors offered their help in the war against Ukraine.</text:p>
      <text:p text:style-name="P4">
At the instructions of the aggressor, they gathered information about the places of possible base and protrusion of defense forces in the front line. First of all, they tried to find warehouses with weapons and ammunition of Ukrainian troops. Russian agents transferred to the acquisition by the occupiers through the network of "liaison" military intelligence of the Russian Federation on the captured part of Donetsk region.</text:p>
      <text:p text:style-name="P4">
On the basis of the evidence collected, the court found both aggressor associates guilty of a domestic betrayal committed in martial law.</text:p>
      <text:p text:style-name="P4">
News Source: <text:a xlink:type="simple" xlink:href="https://armyinform.com.ua/2023/04/26/15-rokiv-za-gratamy-provede-simya-agentiv-rosijskoyi-voyennoyi-rozvidky/" text:style-name="Internet_20_link" text:visited-style-name="Visited_20_Internet_20_Link">
https://armyinform.com.ua/2023/04/26/15-rokiv-za-gratamy-provede-simya-agentiv-rosijskoyi-voyennoyi-rozvidky/</text:a>
</text:p>
      <!--NEWS-->
      <text:h text:style-name="P10" text:outline-level="1">
<text:span text:style-name="T4">
Up to 370 thousand military use the aggressor in hostilities against Ukraine</text:span>
</text:h>
      <text:p text:style-name="P4">
Author: ['АРМІЯINFORM']</text:p>
      <text:p text:style-name="P4">
Time: 2023-04-26T70:00:00-04:00</text:p>
      <text:p text:style-name="P4">
Description: Behind the remaining Danimi, before the fighting of Otkryan, Rosia threw up to 48 brigades Ta 122 ... The war with Ukraine 2022, the war with Ukraine is the latest news today, the News War with Ukraine 2022 last today, will there be a war between Ukraine and Russia and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war-1.jpg" text:style-name="Internet_20_link" text:visited-style-name="Visited_20_Internet_20_Link">
war-1.jpg</text:a>
', '<text:a xlink:type="simple" xlink:href="https://armyinform.com.ua/wp-content/uploads/2023/04/photo_5352823853199509756_y.jpg" text:style-name="Internet_20_link" text:visited-style-name="Visited_20_Internet_20_Link">
photo_5352823853199509756_y.jpg</text:a>
']</text:p>
      <text:p text:style-name="P4">
Tags: ['MILITARY MEDIA CENTER', 'STOPRUSSIA', 'АГРЕСІЯ РФ', 'ВТОРГНЕННЯ РФ']</text:p>
      <text:p text:style-name="P4">
Category: News</text:p>
      <!--METADATA-->
      <text:p text:style-name="P4">
<draw:frame draw:style-name="fr1" draw:name="Image355" text:anchor-type="as-char" svg:width="6.9236in" svg:height="3.894525in" draw:z-index="0">
<draw:image xlink:href="../Images/AРМІЯINFORM/2023-04-26T70-00-00-04-00/war-1.jpg" xlink:type="simple" xlink:show="embed" xlink:actuate="onLoad" draw:mime-type="image/jpeg"/>
</draw:frame>
According to the latest data, Russia threw up to <text:span text:style-name="T4">
 48 </text:span>
 brigades and <text:span text:style-name="T4">
 122 </text:span>
 regiments before the fighting against Ukraine, the occupation forces have about <text:span text:style-name="T4">
 315 </text:span>
 formations. Official composition and about <text:span text:style-name="T4">
 5 900 </text:span>
 heavy weapons.</text:p>
      <text:p text:style-name="P4">
About this <text:a xlink:type="simple" xlink:href="https://t.me/militarymediacenter/1789" text:style-name="Internet_20_link" text:visited-style-name="Visited_20_Internet_20_Link">
it is referred</text:a>
In information, MilitaryMedia Center regarding the tactical and strategic intentions of the enemy.</text:p>
      <text:p text:style-name="P4">
“The Kremlin's long -term plans remain unchanged - the power is to persuade Ukraine's leadership to negotiate. To do this, the occupying will focus their efforts on the offensive actions in order to intensify the defense forces from important centers of Donetsk region:</text:p>
      <ul>
        <li>
Bakhmut remains the primary purpose of the enemy, namely establishing full control over this city; * The enemy will also continue to attempt to seize other cities in the region - Avdiivka and Marinka, ”the message reads.</li>
      </ul>
      <text:p text:style-name="P4">
<draw:frame draw:style-name="fr1" draw:name="Image356" text:anchor-type="as-char" svg:width="6.9236in" svg:height="7.926841in" draw:z-index="0">
<draw:image xlink:href="../Images/AРМІЯINFORM/2023-04-26T70-00-00-04-00/photo_5352823853199509756_y.jpg" xlink:type="simple" xlink:show="embed" xlink:actuate="onLoad" draw:mime-type="image/jpeg"/>
</draw:frame>
At the same time, conducting in the near future the offensive actions of the enemy of the Cobperean direction look extremely unlikely. However, the aggressor will continue to be kept threatened by massive rocket strokes of civil and military infrastructure of Ukraine.</text:p>
      <text:p text:style-name="P4">
“Thus, Russia continues full -scale armed aggression and, based on the outstanding information, does not abandon the plans of destruction of Ukraine by a similar state. In particular, the enemy directs efforts to enter the administrative border of Donetsk region, as well as the maintenance under the control of the occupied territories.</text:p>
      <text:p text:style-name="P4">
It is recorded that for this purpose Russian troops strengthened their land groove for one regiment, ”the MMC noted.</text:p>
      <text:p text:style-name="P4">
News Source: <text:a xlink:type="simple" xlink:href="https://armyinform.com.ua/2023/04/26/do-370-tysyach-vijskovyh-vykorystovuye-agresor-u-bojovyh-diyah-proty-ukrayiny/" text:style-name="Internet_20_link" text:visited-style-name="Visited_20_Internet_20_Link">
https://armyinform.com.ua/2023/04/26/do-370-tysyach-vijskovyh-vykorystovuye-agresor-u-bojovyh-diyah-proty-ukrayiny/</text:a>
</text:p>
      <!--NEWS-->
      <text:h text:style-name="P10" text:outline-level="1">
<text:span text:style-name="T4">
The clip dedicated to the memory of the fallen "gods of war" was released</text:span>
</text:h>
      <text:p text:style-name="P4">
Author: ['Віктор Шевченко']</text:p>
      <text:p text:style-name="P4">
Time: 2023-04-26T71:00:00-04:00</text:p>
      <text:p text:style-name="P4">
Description: Klip “Padaychi on SNIG” at Vikonanni Gurt “Nichlava” (frontman Andriy Pіdluzhny) of Jew ... War with Ukraine 2022, War with Ukraine Latest News today, War with Ukraine 2022 Last for today, will there be a war between Ukraine and Russia and Russia and Russia and Russia and Russia and Russia and Russia and Russia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golovna-55.jpg" text:style-name="Internet_20_link" text:visited-style-name="Visited_20_Internet_20_Link">
golovna-55.jpg</text:a>
', '<text:a xlink:type="simple" xlink:href="https://armyinform.com.ua/wp-content/uploads/2023/04/photo_5352810611815336297_y-150x150.jpg" text:style-name="Internet_20_link" text:visited-style-name="Visited_20_Internet_20_Link">
photo_5352810611815336297_y-150x150.jpg</text:a>
', '<text:a xlink:type="simple" xlink:href="https://armyinform.com.ua/wp-content/uploads/2023/04/photo_5352810611815336299_y-150x150.jpg" text:style-name="Internet_20_link" text:visited-style-name="Visited_20_Internet_20_Link">
photo_5352810611815336299_y-150x150.jpg</text:a>
']</text:p>
      <text:p text:style-name="P4">
Tags: ['ВТОРГНЕННЯ РФ', 'ГЕРОЇ НЕ ВМИРАЮТЬ']</text:p>
      <text:p text:style-name="P4">
Category: News</text:p>
      <!--METADATA-->
      <text:p text:style-name="P4">
<draw:frame draw:style-name="fr1" draw:name="Image357" text:anchor-type="as-char" svg:width="6.9236in" svg:height="5.1927in" draw:z-index="0">
<draw:image xlink:href="../Images/AРМІЯINFORM/2023-04-26T71-00-00-04-00/golovna-55.jpg" xlink:type="simple" xlink:show="embed" xlink:actuate="onLoad" draw:mime-type="image/jpeg"/>
</draw:frame>
Clip "falling on the snow" performed by the band "Nichlav"(Frontman Andriy Podluzhny)Created under the patronage of the famous Ukrainian filmmaker Ivan Yasnia. It is important that its plot is based on the real tragic events of the Russian-Ukrainian war. The work is devoted to the memory of the fallen military personnel of the Hetman Danylo Apostle and all the dead defenders of Ukraine in the battle with the Russian Horde.</text:p>
      <text:p text:style-name="P4">
Hetman Danylo's artillery brigade has glorified herself with a roar since 2014, causing the invaders of devastating blows to predominantly dealecobric guns of large calibers.</text:p>
      <text:p text:style-name="P4">
<text:a xlink:type="simple" xlink:href="https://armyinform.com.ua/wp-content/uploads/2023/04/photo_5352810611815336297_y.jpg" text:style-name="Internet_20_link" text:visited-style-name="Visited_20_Internet_20_Link">
!(Images/AРМІЯINFORM/2023-04-26T71-00-00-04-00/photo_5352810611815336297_y-150x150.jpg)</text:a>
</text:p>
      <text:p text:style-name="P4">
<text:a xlink:type="simple" xlink:href="https://armyinform.com.ua/wp-content/uploads/2023/04/photo_5352810611815336299_y.jpg" text:style-name="Internet_20_link" text:visited-style-name="Visited_20_Internet_20_Link">
<draw:frame draw:style-name="fr1" draw:name="Image358" text:anchor-type="as-char" svg:width="6.9236in" svg:height="6.9236in" draw:z-index="0">
<draw:image xlink:href="../Images/AРМІЯINFORM/2023-04-26T71-00-00-04-00/photo_5352810611815336299_y-150x150.jpg" xlink:type="simple" xlink:show="embed" xlink:actuate="onLoad" draw:mime-type="image/jpeg"/>
</draw:frame>
</text:a>
The brigade guns have mastered all the latest artillery field and its own experience, gained during difficult years of hostilities with the aggressor. Initially, it was necessary to fight mainly by artillery systems of morally outdated Soviet models, and now in service the brigades of many more modern artillery trunks.</text:p>
      <text:p text:style-name="P4">
Former brigade commander Colonel Sergei Baranov, whose direct assistance was created by this film clip, the best of his days is in the wars when his subordinates passed his staff weapons and moved on vacation. The most part - when the unit commanders reported on human losses.</text:p>
      <text:p text:style-name="P4">
News Source: <text:a xlink:type="simple" xlink:href="https://armyinform.com.ua/2023/04/26/vyjshov-u-svit-klip-prysvyachenyj-pamyati-poleglyh-bogiv-vijny/" text:style-name="Internet_20_link" text:visited-style-name="Visited_20_Internet_20_Link">
https://armyinform.com.ua/2023/04/26/vyjshov-u-svit-klip-prysvyachenyj-pamyati-poleglyh-bogiv-vijny/</text:a>
</text:p>
      <!--NEWS-->
      <text:h text:style-name="P10" text:outline-level="1">
<text:span text:style-name="T4">
Australian Army General visited the military of the Armed Forces in Britain</text:span>
</text:h>
      <text:p text:style-name="P4">
Author: ['АРМІЯINFORM']</text:p>
      <text:p text:style-name="P4">
Time: 2023-04-26T72:00:00-04:00</text:p>
      <text:p text:style-name="P4">
Description: Commander Commander-in-Chief of Opensy Australian Operations Defense General Lieutenant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43385631_1201580240560912_2502744347495843428_n.jpg" text:style-name="Internet_20_link" text:visited-style-name="Visited_20_Internet_20_Link">
343385631_1201580240560912_2502744347495843428_n.jpg</text:a>
', '<text:a xlink:type="simple" xlink:href="https://armyinform.com.ua/wp-content/uploads/2023/04/343329836_919089386064921_7767226201507950226_n-150x150.jpg" text:style-name="Internet_20_link" text:visited-style-name="Visited_20_Internet_20_Link">
343329836_919089386064921_7767226201507950226_n-150x150.jpg</text:a>
', '<text:a xlink:type="simple" xlink:href="https://armyinform.com.ua/wp-content/uploads/2023/04/343566254_162549470091420_8089750023395571157_n-150x150.jpg" text:style-name="Internet_20_link" text:visited-style-name="Visited_20_Internet_20_Link">
343566254_162549470091420_8089750023395571157_n-150x150.jpg</text:a>
', '<text:a xlink:type="simple" xlink:href="https://armyinform.com.ua/wp-content/uploads/2023/04/343673670_539317811738296_6825524116747867994_n-150x150.jpg" text:style-name="Internet_20_link" text:visited-style-name="Visited_20_Internet_20_Link">
343673670_539317811738296_6825524116747867994_n-150x150.jpg</text:a>
']</text:p>
      <text:p text:style-name="P4">
Tags: ['АВСТРАЛІЙСЬКІ СИЛИ ОБОРОНИ', 'АРМІЯ БРИТАНІЇ', 'ГРЕГ БІЛТОН', 'ДОПОМОГА ПАРТНЕРІВ', 'ОПЕРАЦІЯ «КУДУ»', 'СВІТ ПІДТРИМУЄ УКРАЇНУ', 'ЧАРЛІ СТІКЛЕНД']</text:p>
      <text:p text:style-name="P4">
Category: News</text:p>
      <!--METADATA-->
      <text:p text:style-name="P4">
<draw:frame draw:style-name="fr1" draw:name="Image359" text:anchor-type="as-char" svg:width="6.9236in" svg:height="4.621503in" draw:z-index="0">
<draw:image xlink:href="../Images/AРМІЯINFORM/2023-04-26T72-00-00-04-00/343385631_1201580240560912_2502744347495843428_n.jpg" xlink:type="simple" xlink:show="embed" xlink:actuate="onLoad" draw:mime-type="image/jpeg"/>
</draw:frame>
Commander of the Command of the Joint Operations Australian Forces Defense Green Greg Bilton and Commander of the Joint Operations of the Permanent Unified Staff of the UK Armed Forces General Charlistikland visited the contingent of the Kudu Operation by the Australian Forces of Defense and Ulian training of the basic general training of military personnel of the Arms forces of Ukraine.</text:p>
      <text:p text:style-name="P4">
About it <text:a xlink:type="simple" xlink:href="https://www.facebook.com/GeneralStaff.ua/posts/pfbid0vkKofQ5i3RM62MTJo2Pp3WQAP9R1ToJNUwksheDST3mBPWAKQdHgpxJnuWBMRdmal" text:style-name="Internet_20_link" text:visited-style-name="Visited_20_Internet_20_Link">
reports</text:a>
General Staff of the Armed Forces of Ukraine.</text:p>
      <text:p text:style-name="P4">
Australia and the United Kingdom continue to support the people of Ukraine to tank continuous support in response to the continuing violations of Russia. In April 2023, the second contingent to 70 -military servicemen of Australian defense forces <text:a xlink:type="simple" xlink:href="https://armyinform.com.ua/2023/04/11/genshtab-zsu-oprylyudnyv-atmosferni-kadry-navchannya-nashyh-vijskovyh-u-brytaniyi/" text:style-name="Internet_20_link" text:visited-style-name="Visited_20_Internet_20_Link">
arrived</text:a>
To the United States to join the partner countries in the training program of Ukrainian recruits under the leadership of the United Kingdom.</text:p>
      <text:p text:style-name="P4">
<text:a xlink:type="simple" xlink:href="https://armyinform.com.ua/wp-content/uploads/2023/04/343329836_919089386064921_7767226201507950226_n.jpg" text:style-name="Internet_20_link" text:visited-style-name="Visited_20_Internet_20_Link">
!(Images/AРМІЯINFORM/2023-04-26T72-00-00-04-00/343329836_919089386064921_7767226201507950226_n-150x150.jpg)</text:a>
</text:p>
      <text:p text:style-name="P4">
<text:a xlink:type="simple" xlink:href="https://armyinform.com.ua/wp-content/uploads/2023/04/343566254_162549470091420_8089750023395571157_n.jpg" text:style-name="Internet_20_link" text:visited-style-name="Visited_20_Internet_20_Link">
<draw:frame draw:style-name="fr1" draw:name="Image360" text:anchor-type="as-char" svg:width="6.9236in" svg:height="6.9236in" draw:z-index="0">
<draw:image xlink:href="../Images/AРМІЯINFORM/2023-04-26T72-00-00-04-00/343566254_162549470091420_8089750023395571157_n-150x150.jpg" xlink:type="simple" xlink:show="embed" xlink:actuate="onLoad" draw:mime-type="image/jpeg"/>
</draw:frame>
</text:a>
</text:p>
      <text:p text:style-name="P4">
<text:a xlink:type="simple" xlink:href="https://armyinform.com.ua/wp-content/uploads/2023/04/343673670_539317811738296_6825524116747867994_n.jpg" text:style-name="Internet_20_link" text:visited-style-name="Visited_20_Internet_20_Link">
<draw:frame draw:style-name="fr1" draw:name="Image361" text:anchor-type="as-char" svg:width="6.9236in" svg:height="6.9236in" draw:z-index="0">
<draw:image xlink:href="../Images/AРМІЯINFORM/2023-04-26T72-00-00-04-00/343673670_539317811738296_6825524116747867994_n-150x150.jpg" xlink:type="simple" xlink:show="embed" xlink:actuate="onLoad" draw:mime-type="image/jpeg"/>
</draw:frame>
</text:a>
</text:p>
      <text:p text:style-name="P4">
News Source: <text:a xlink:type="simple" xlink:href="https://armyinform.com.ua/2023/04/26/general-avstralijskoyi-armiyi-vidvidav-navchannya-vijskovyh-zsu-u-brytaniyi/" text:style-name="Internet_20_link" text:visited-style-name="Visited_20_Internet_20_Link">
https://armyinform.com.ua/2023/04/26/general-avstralijskoyi-armiyi-vidvidav-navchannya-vijskovyh-zsu-u-brytaniyi/</text:a>
</text:p>
      <!--NEWS-->
      <text:h text:style-name="P10" text:outline-level="1">
<text:span text:style-name="T4">
The President of Ukraine has a telephone conversation with the head of the People's Republic of China</text:span>
</text:h>
      <text:p text:style-name="P4">
Author: ['АРМІЯINFORM']</text:p>
      <text:p text:style-name="P4">
Time: 2023-04-26T73:00:00-04:00</text:p>
      <text:p text:style-name="P4">
Description: Ukrainian President Volodymyr Zelenskoye Mav Kelensmova Zno -headed people of the people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zelenskii_xi.jpg" text:style-name="Internet_20_link" text:visited-style-name="Visited_20_Internet_20_Link">
zelenskii_xi.jpg</text:a>
']</text:p>
      <text:p text:style-name="P4">
Tags: ['ВОЛОДИМИР ЗЕЛЕНСЬКИЙ', 'СІ\xa0ЦЗІНЬПІН']</text:p>
      <text:p text:style-name="P4">
Category: News</text:p>
      <!--METADATA-->
      <text:p text:style-name="P4">
<draw:frame draw:style-name="fr1" draw:name="Image362" text:anchor-type="as-char" svg:width="6.9236in" svg:height="3.894525in" draw:z-index="0">
<draw:image xlink:href="../Images/AРМІЯINFORM/2023-04-26T73-00-00-04-00/zelenskii_xi.jpg" xlink:type="simple" xlink:show="embed" xlink:actuate="onLoad" draw:mime-type="image/jpeg"/>
</draw:frame>
President of Ukraine Volodymyr Zelensky had a telephone conversation with the head of the People's People's Republic, Xi Jinping.</text:p>
      <text:p text:style-name="P4">
About this Ukrainian leader <text:a xlink:type="simple" xlink:href="https://twitter.com/ZelenskyyUa/status/1651184741155065856" text:style-name="Internet_20_link" text:visited-style-name="Visited_20_Internet_20_Link">
reported</text:a>
Utwitter.</text:p>
      <text:p text:style-name="P4">
"He spent a long meaningful telephone conversation with China's chairman Xi Jinping. He believes that she, as well as the appointment of an ambassador of Ukraine in China, will give a powerful push of the development of our bilateral relations," Vladimirzelensky said.</text:p>
      <text:p text:style-name="P4">
We will remind, earlier Volodymyr Zelenskyy <text:a xlink:type="simple" xlink:href="https://armyinform.com.ua/2023/02/24/my-hotily-b-zaluchyty-do-formuly-myru-krayiny-latynskoyi-ameryky-afryky-indiyu-ta-kytaj-volodymyr-zelenskyj/" text:style-name="Internet_20_link" text:visited-style-name="Visited_20_Internet_20_Link">
declared</text:a>
that Ukraine would like to involve in <text:a xlink:type="simple" xlink:href="https://armyinform.com.ua/2022/09/22/5-peredumov-myru-prezydenta-ukrayiny-volodymyra-zelenskogo/" text:style-name="Internet_20_link" text:visited-style-name="Visited_20_Internet_20_Link">
formulamir</text:a>
China.</text:p>
      <text:p text:style-name="P4">
News Source: <text:a xlink:type="simple" xlink:href="https://armyinform.com.ua/2023/04/26/volodymyr-zelenskyj-pogovoryv-iz-si-czzinpinom-rozmova-bula-tryvaloyu-ta-zmistovnoyu/" text:style-name="Internet_20_link" text:visited-style-name="Visited_20_Internet_20_Link">
https://armyinform.com.ua/2023/04/26/volodymyr-zelenskyj-pogovoryv-iz-si-czzinpinom-rozmova-bula-tryvaloyu-ta-zmistovnoyu/</text:a>
</text:p>
      <!--NEWS-->
      <text:h text:style-name="P10" text:outline-level="1">
<text:span text:style-name="T4">
New threats of Russia by nuclear weapons are evidence of impotence and fear - Alexey Danilov</text:span>
</text:h>
      <text:p text:style-name="P4">
Author: ['АРМІЯINFORM']</text:p>
      <text:p text:style-name="P4">
Time: 2023-04-26T74:00:00-04:00</text:p>
      <text:p text:style-name="P4">
Description: Rosіyska Kerivnitroy will come to nuclear pogrosis, the Kremlin in the Kremlin Rosuminnya growth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4/z1645619117a275i.jpg" text:style-name="Internet_20_link" text:visited-style-name="Visited_20_Internet_20_Link">
z1645619117a275i.jpg</text:a>
']</text:p>
      <text:p text:style-name="P4">
Tags: ['ОЛЕКСІЙ ДАНІЛОВ', 'РНБО', 'ЯДЕРНИЙ ШАНТАЖ']</text:p>
      <text:p text:style-name="P4">
Category: News</text:p>
      <!--METADATA-->
      <text:p text:style-name="P4">
<draw:frame draw:style-name="fr1" draw:name="Image363" text:anchor-type="as-char" svg:width="6.9236in" svg:height="3.956343in" draw:z-index="0">
<draw:image xlink:href="../Images/AРМІЯINFORM/2023-04-26T74-00-00-04-00/z1645619117a275i.jpg" xlink:type="simple" xlink:show="embed" xlink:actuate="onLoad" draw:mime-type="image/jpeg"/>
</draw:frame>
The Russian leadership resorts to nuclear threats, since the Kremlin of growth of the defeat of the invaders' troops at the front in Ukraine.</text:p>
      <text:p text:style-name="P4">
About it <text:a xlink:type="simple" xlink:href="https://twitter.com/OleksiyDanilov/status/1651147080688082945" text:style-name="Internet_20_link" text:visited-style-name="Visited_20_Internet_20_Link">
stated</text:a>
NSDC Secretary Alexei Danilov on Twitter.</text:p>
      <text:p text:style-name="P4">
"Any Russian threats about nuclear weapons are a manifestation of imostras," the post reads.</text:p>
      <text:p text:style-name="P4">
According to him, the situation will become worse for the invaders on the front, the hysterical "nuclear" statements of the Russians will be heard.</text:p>
      <text:p text:style-name="P4">
The NSDC secretary is convinced that it is an indicator of the Kremlin's understanding of the inevitability and inevitability of pay.</text:p>
      <text:p text:style-name="P4">
News Source: <text:a xlink:type="simple" xlink:href="https://armyinform.com.ua/2023/04/26/novi-pogrozy-rf-yadernoyu-zbroyeyu-ye-svidchennyam-bezsyllya-ta-strahu-oleksij-danilov/" text:style-name="Internet_20_link" text:visited-style-name="Visited_20_Internet_20_Link">
https://armyinform.com.ua/2023/04/26/novi-pogrozy-rf-yadernoyu-zbroyeyu-ye-svidchennyam-bezsyllya-ta-strahu-oleksij-danilov/</text:a>
</text:p>
      <!--NEWS-->
      <text:h text:style-name="P10" text:outline-level="1">
<text:span text:style-name="T4">
In the Chernihiv region, the military that tortured civilian will be tried</text:span>
</text:h>
      <text:p text:style-name="P4">
Author: ['АРМІЯINFORM']</text:p>
      <text:p text:style-name="P4">
Time: 2023-04-26T75:00:00-04:00</text:p>
      <text:p text:style-name="P4">
Description: The accusatory act of the Stosovo Viexkovo forces of the Russian Federation for the fact of the fact ... War with Ukraine 2022, the war with Ukraine is the latest news today, the war with Ukraine 2022, the last ones for Ukraine and Russia and when, the war with Ukraine in the trial.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1/01/sud.jpg" text:style-name="Internet_20_link" text:visited-style-name="Visited_20_Internet_20_Link">
sud.jpg</text:a>
']</text:p>
      <text:p text:style-name="P4">
Tags: ['ВОЄННІ ЗЛОЧИНИ РФ', 'ОФІС ГЕНЕРАЛЬНОГО ПРОКУРОРА УКРАЇНИ', 'ЧЕРНІГІВЩИНА']</text:p>
      <text:p text:style-name="P4">
Category: News</text:p>
      <!--METADATA-->
      <text:p text:style-name="P4">
<draw:frame draw:style-name="fr1" draw:name="Image364" text:anchor-type="as-char" svg:width="6.9236in" svg:height="3.891564in" draw:z-index="0">
<draw:image xlink:href="../Images/AРМІЯINFORM/2023-04-26T75-00-00-04-00/sud.jpg" xlink:type="simple" xlink:show="embed" xlink:actuate="onLoad" draw:mime-type="image/jpeg"/>
</draw:frame>
An indictment was sent to court with respect to a serviceman of armed Sylirf on violation of the laws and customs of war.</text:p>
      <text:p text:style-name="P4">
About it <text:a xlink:type="simple" xlink:href="https://gp.gov.ua/ua/posts/v" text:style-name="Internet_20_link" text:visited-style-name="Visited_20_Internet_20_Link">
reports</text:a>
Office of the Prosecutor General of Ukraine.</text:p>
      <text:p text:style-name="P4">
According to the investigation, on March 14, 2022, during the temporary occupation of the village of Lukashevka, the Chernihiv district, two servicemen of the aggressor states were detained by a local resident.</text:p>
      <text:p text:style-name="P4">
They used physical violence to him to find out the information of the Armed Forces.</text:p>
      <text:p text:style-name="P4">
Without receiving the necessary data, the invaders brought the man to the territory of the precursor plot, dumped to the ground and began to beat him on the body.</text:p>
      <text:p text:style-name="P4">
Subsequently, the accused struck an example of a machine gun on the head of the head, and the second serviceman fired a fire -fired automatic weapon into the leg.</text:p>
      <text:p text:style-name="P4">
News Source: <text:a xlink:type="simple" xlink:href="https://armyinform.com.ua/2023/04/26/na-chernigivshhyni-sudytymut-vijskovogo-rf-yakyj-katuvav-czyvilnogo/" text:style-name="Internet_20_link" text:visited-style-name="Visited_20_Internet_20_Link">
https://armyinform.com.ua/2023/04/26/na-chernigivshhyni-sudytymut-vijskovogo-rf-yakyj-katuvav-czyvilnogo/</text:a>
</text:p>
      <!--NEWS-->
      <text:h text:style-name="P10" text:outline-level="1">
<text:span text:style-name="T4">
Another exchange of prisoners: 44 Ukrainians have returned home</text:span>
</text:h>
      <text:p text:style-name="P4">
Author: ['АРМІЯINFORM']</text:p>
      <text:p text:style-name="P4">
Time: 2023-04-26T76:00:00-04:00</text:p>
      <text:p text:style-name="P4">
Description: Sogodnі, 26 kvіtnya, Ukrainian has come to turn the Dodom 44 of our spіvivitchiznik. Ts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photo_5353049716939673380_y-e1682515036495.jpg" text:style-name="Internet_20_link" text:visited-style-name="Visited_20_Internet_20_Link">
photo_5353049716939673380_y-e1682515036495.jpg</text:a>
', '<text:a xlink:type="simple" xlink:href="https://armyinform.com.ua/wp-content/uploads/2023/04/b0a38d3e-293b-4c8f-b634-7b48717a8d16-e1682514683702.jpg" text:style-name="Internet_20_link" text:visited-style-name="Visited_20_Internet_20_Link">
b0a38d3e-293b-4c8f-b634-7b48717a8d16-e1682514683702.jpg</text:a>
']</text:p>
      <text:p text:style-name="P4">
Tags: ['ОБМІН ПОЛОНЕНИМИ']</text:p>
      <text:p text:style-name="P4">
Category: News</text:p>
      <!--METADATA-->
      <text:p text:style-name="P4">
<draw:frame draw:style-name="fr1" draw:name="Image365" text:anchor-type="as-char" svg:width="6.9236in" svg:height="4.305614in" draw:z-index="0">
<draw:image xlink:href="../Images/AРМІЯINFORM/2023-04-26T76-00-00-04-00/photo_5353049716939673380_y-e1682515036495.jpg" xlink:type="simple" xlink:show="embed" xlink:actuate="onLoad" draw:mime-type="image/jpeg"/>
</draw:frame>
Today, April 26, Ukraine managed to return home 44 of our compatriots. These are military, border guards, National Guards, sailors. Among them are 36 ordinary and sergeants and 6 officers. There are also two -sided ones among the liberated ones.</text:p>
      <text:p text:style-name="P4">
About it <text:a xlink:type="simple" xlink:href="https://t.me/Koord_shtab/910" text:style-name="Internet_20_link" text:visited-style-name="Visited_20_Internet_20_Link">
informs</text:a>
Coordinating headquarters for the issue of prisoners of war.</text:p>
      <text:p text:style-name="P4">
The Armed Forces includes 29 released - in particular representatives - 7, three - 3, also DPSU - 11, NSU - 2. Among them are wounded, whom the enemy was tortured in captivity. There are also birds whose wives were previously released from captivity.</text:p>
      <text:p text:style-name="P4">
<draw:frame draw:style-name="fr1" draw:name="Image366" text:anchor-type="as-char" svg:width="6.9236in" svg:height="3.351317in" draw:z-index="0">
<draw:image xlink:href="../Images/AРМІЯINFORM/2023-04-26T76-00-00-04-00/b0a38d3e-293b-4c8f-b634-7b48717a8d16-e1682514683702.jpg" xlink:type="simple" xlink:show="embed" xlink:actuate="onLoad" draw:mime-type="image/jpeg"/>
</draw:frame>
The released servicemen fought, in particular, in Mariupol, in Donetsk, Kherson, Kharkiv, Lugansk and Sumy directions.</text:p>
      <text:p text:style-name="P4">
He was also released from captivity by a military surgeon who operated the wounded in Mariupol in Mariupol and organized mass medical care. The one of the liberated, the commander of the department, threatened the so -called "court" with a long term.</text:p>
      <text:p text:style-name="P4">
In total, 2280 Ukrainians have been released from captivity on April 26. In cooperation with the Presidential Office, work on the preparation of succession. We recommend that you follow the information silence mode.</text:p>
      <text:p text:style-name="P4">
News Source: <text:a xlink:type="simple" xlink:href="https://armyinform.com.ua/2023/04/26/chergovyj-obmin-polonenymy-dodomu-povernulys-shhe-44-ukrayinczi/" text:style-name="Internet_20_link" text:visited-style-name="Visited_20_Internet_20_Link">
https://armyinform.com.ua/2023/04/26/chergovyj-obmin-polonenymy-dodomu-povernulys-shhe-44-ukrayinczi/</text:a>
</text:p>
      <!--NEWS-->
      <text:h text:style-name="P10" text:outline-level="1">
<text:span text:style-name="T4">
Bakhmut's Defense: Last day, the occupiers 324 times struck from the barrel artillery and RSZV - Sergey Cherevaty</text:span>
</text:h>
      <text:p text:style-name="P4">
Author: ['Дмитро Горбунов']</text:p>
      <text:p text:style-name="P4">
Time: 2023-04-26T77:00:00-04:00</text:p>
      <text:p text:style-name="P4">
Description: About the operational situation on the similarity of the Country in the Ephiri Telemarafon "єini Novi" ... The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cherevatyj-3.jpg" text:style-name="Internet_20_link" text:visited-style-name="Visited_20_Internet_20_Link">
cherevatyj-3.jpg</text:a>
']</text:p>
      <text:p text:style-name="P4">
Tags: ['БАХМУТ', 'ВТОРГНЕННЯ РФ', 'ЄДИНІ НОВИНИ', 'СЕРГІЙ ЧЕРЕВАТИЙ']</text:p>
      <text:p text:style-name="P4">
Category: News</text:p>
      <!--METADATA-->
      <text:p text:style-name="P4">
<draw:frame draw:style-name="fr1" draw:name="Image367" text:anchor-type="as-char" svg:width="6.9236in" svg:height="3.779132in" draw:z-index="0">
<draw:image xlink:href="../Images/AРМІЯINFORM/2023-04-26T77-00-00-04-00/cherevatyj-3.jpg" xlink:type="simple" xlink:show="embed" xlink:actuate="onLoad" draw:mime-type="image/jpeg"/>
</draw:frame>
Sergey Cherevaty</text:p>
      <text:p text:style-name="P4">
About the operational situation in the east of our country on the air of a telecommunication <text:a xlink:type="simple" xlink:href="https://www.youtube.com/watch" text:style-name="Internet_20_link" text:visited-style-name="Visited_20_Internet_20_Link">
"Unin"</text:a>
The spokesman of the Eastern Urell of the Armed Forces of the Armed Forces Colonel Sergei Cherevaty told.</text:p>
      <ul>
        <li>
The enemy continues to attack our positions in the Bakhmut area. Thus, the occupiers 324 times struck there from the barrel artillery of the Tarsevzv 324 times. There were 17 combat clashes with the enemy. Our warriors destroyed 120 and wounded 146 more Russians. We also managed to eliminate two field lands with ammunition, two radio electronic wrestling stations and landing UAVs, - said the Armed Forces officer.</li>
      </ul>
      <text:p text:style-name="P4">
Answering the questions of journalists about the possible activation of the actions of the Russians Bilybakhmat, he reported that the past day was little different from other days of the war.</text:p>
      <ul>
        <li>
In Bakhmut, the Russians continue to use their tactics, destroying the city. This is done so that our warriors cannot use the homes as formulation. Thanks to the efforts of all the forces of Ukraine, we have a deposited logistics, we get everything necessary for further struggle with the opponent, - said Colonel Sergey Cherevaty.</li>
      </ul>
      <text:p text:style-name="P4">
He also spoke about the situation in the Liman-Kupyan direction.</text:p>
      <ul>
        <li>
Here the enemy has not taken the attack for some time. However, this area of the Front captures the largest number of enemy artillery shelling. Thus, during the last day the enemy opened fire from the barrel artillery and RSZV 379 times. Ukrainian guns also accurately strike the enemy. As a result, 25 occupiers were liquidated and another 72 were reported. In addition, we managed to destroy several samples of heavy weapons, - said the spokesman of the Eastern Grouping of the Armed Forces.</li>
      </ul>
      <text:p text:style-name="P4">
News Source: <text:a xlink:type="simple" xlink:href="https://armyinform.com.ua/2023/04/26/oborona-bahmuta-mynuloyi-doby-okupanty-324-razy-zavdavaly-udariv-zi-stvolnoyi-artyleriyi-ta-rszv-sergij-cherevatyj/" text:style-name="Internet_20_link" text:visited-style-name="Visited_20_Internet_20_Link">
https://armyinform.com.ua/2023/04/26/oborona-bahmuta-mynuloyi-doby-okupanty-324-razy-zavdavaly-udariv-zi-stvolnoyi-artyleriyi-ta-rszv-sergij-cherevatyj/</text:a>
</text:p>
      <!--NEWS-->
      <text:h text:style-name="P10" text:outline-level="1">
<text:span text:style-name="T4">
In Ukraine launched a cluster on the development of Brave1 defense technologies</text:span>
</text:h>
      <text:p text:style-name="P4">
Author: ['АРМІЯINFORM']</text:p>
      <text:p text:style-name="P4">
Time: 2023-04-26T78:00:00-04:00</text:p>
      <text:p text:style-name="P4">
Description: Mini Construction of digital transformation, Mini -Castle of Defense, General Staff of the Zbroyny force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71267bc14ef7c5c6a92e5116ffa7e0f71d99ea6f.jpg" text:style-name="Internet_20_link" text:visited-style-name="Visited_20_Internet_20_Link">
71267bc14ef7c5c6a92e5116ffa7e0f71d99ea6f.jpg</text:a>
', '<text:a xlink:type="simple" xlink:href="https://armyinform.com.ua/wp-content/uploads/2023/04/359bfa574b3adf1d6a3b045c5735bf0705646915-150x150.jpg" text:style-name="Internet_20_link" text:visited-style-name="Visited_20_Internet_20_Link">
359bfa574b3adf1d6a3b045c5735bf0705646915-150x150.jpg</text:a>
', '<text:a xlink:type="simple" xlink:href="https://armyinform.com.ua/wp-content/uploads/2023/04/cfc7e24660f2790c949d7f679d54e4b025ab0152-150x150.jpg" text:style-name="Internet_20_link" text:visited-style-name="Visited_20_Internet_20_Link">
cfc7e24660f2790c949d7f679d54e4b025ab0152-150x150.jpg</text:a>
', '<text:a xlink:type="simple" xlink:href="https://armyinform.com.ua/wp-content/uploads/2023/04/b66397bd0d41e3a5f7eb3289bf8200fa212fcb7c-150x150.jpg" text:style-name="Internet_20_link" text:visited-style-name="Visited_20_Internet_20_Link">
b66397bd0d41e3a5f7eb3289bf8200fa212fcb7c-150x150.jpg</text:a>
', '<text:a xlink:type="simple" xlink:href="https://armyinform.com.ua/wp-content/uploads/2023/04/fd84b3ca1a0a33162827212b53c13d8c2cdfc346-150x150.jpg" text:style-name="Internet_20_link" text:visited-style-name="Visited_20_Internet_20_Link">
fd84b3ca1a0a33162827212b53c13d8c2cdfc346-150x150.jpg</text:a>
', '<text:a xlink:type="simple" xlink:href="https://armyinform.com.ua/wp-content/uploads/2023/04/94d76f9b18b5cc30e41167e6eff167fc01b6b274.jpg" text:style-name="Internet_20_link" text:visited-style-name="Visited_20_Internet_20_Link">
94d76f9b18b5cc30e41167e6eff167fc01b6b274.jpg</text:a>
']</text:p>
      <text:p text:style-name="P4">
Tags: ['BRAVE1', 'ОЛЕКСІЙ РЕЗНІКОВ']</text:p>
      <text:p text:style-name="P4">
Category: News</text:p>
      <!--METADATA-->
      <text:p text:style-name="P4">
<draw:frame draw:style-name="fr1" draw:name="Image368" text:anchor-type="as-char" svg:width="6.9236in" svg:height="4.615733in" draw:z-index="0">
<draw:image xlink:href="../Images/AРМІЯINFORM/2023-04-26T78-00-00-04-00/71267bc14ef7c5c6a92e5116ffa7e0f71d99ea6f.jpg" xlink:type="simple" xlink:show="embed" xlink:actuate="onLoad" draw:mime-type="image/jpeg"/>
</draw:frame>
The Ministry of Defense, the Ministry of Defense, the General Staffing Forces of Ukraine, the National Security and Defense Council, the Ministry of Internal Affairs of Strategic Industry, the Ministry of Economy set up the same coordination platform in the Defense Tech in Ukraine Brave1. What is the supply of the front of the advanced Ukrainian technological solutions for the advantage of the enemy of victory, comprehensive support of Ukrainian developers in the field of innovative -host technologies and development of the sphere for the transformation of Ukraine into World Leader Defense Tech.___</text:p>
      <text:p text:style-name="P4">
The war has intensified hundreds of Ukrainian companies in the Defense Tech, developing modern solutions for a "reasonable war". Ukraine has impressed with the luminosity, rapid non -trivial solutions and effective use of pro -technology. These decisions enhance the country's defense capacity, retain the lives of defenders and civilians and effectively use resources to technological innovations: drones, robotic systems, centrifting, artificial intelligence, cybersecurity, communications, satellite data and more. Innovative developments for the army are fast -tested and checked in combat, improving the performance of the tasks and goals of security and defense forces.</text:p>
      <text:p text:style-name="P4">
It is to accelerate the implementation of such developments that Brave1 is created as a single -year cooperation of Defense Tech companies, states and military, as well as investors, volunteer funds, media and anyone who helps to bring the winner through technology.</text:p>
      <text:p text:style-name="P4">
During the event, Mikhail Fedorov presented the Brave1 portal, through which one can give his own project and gain access to military examination, grants and other opportunities that the cluster provides.</text:p>
      <text:p text:style-name="P4">
<text:span text:style-name="T4">
 submit your own development on <text:a xlink:type="simple" xlink:href="https://brave1.gov.ua/" text:style-name="Internet_20_link" text:visited-style-name="Visited_20_Internet_20_Link">
link</text:a>
</text:span>
.</text:p>
      <text:p text:style-name="P4">
<text:a xlink:type="simple" xlink:href="https://armyinform.com.ua/wp-content/uploads/2023/04/359bfa574b3adf1d6a3b045c5735bf0705646915.jpg" text:style-name="Internet_20_link" text:visited-style-name="Visited_20_Internet_20_Link">
<draw:frame draw:style-name="fr1" draw:name="Image369" text:anchor-type="as-char" svg:width="6.9236in" svg:height="6.9236in" draw:z-index="0">
<draw:image xlink:href="../Images/AРМІЯINFORM/2023-04-26T78-00-00-04-00/359bfa574b3adf1d6a3b045c5735bf0705646915-150x150.jpg" xlink:type="simple" xlink:show="embed" xlink:actuate="onLoad" draw:mime-type="image/jpeg"/>
</draw:frame>
</text:a>
</text:p>
      <text:p text:style-name="P4">
<text:a xlink:type="simple" xlink:href="https://armyinform.com.ua/wp-content/uploads/2023/04/cfc7e24660f2790c949d7f679d54e4b025ab0152.jpg" text:style-name="Internet_20_link" text:visited-style-name="Visited_20_Internet_20_Link">
<draw:frame draw:style-name="fr1" draw:name="Image370" text:anchor-type="as-char" svg:width="6.9236in" svg:height="6.9236in" draw:z-index="0">
<draw:image xlink:href="../Images/AРМІЯINFORM/2023-04-26T78-00-00-04-00/cfc7e24660f2790c949d7f679d54e4b025ab0152-150x150.jpg" xlink:type="simple" xlink:show="embed" xlink:actuate="onLoad" draw:mime-type="image/jpeg"/>
</draw:frame>
</text:a>
</text:p>
      <text:p text:style-name="P4">
<text:a xlink:type="simple" xlink:href="https://armyinform.com.ua/wp-content/uploads/2023/04/fd84b3ca1a0a33162827212b53c13d8c2cdfc346.jpg" text:style-name="Internet_20_link" text:visited-style-name="Visited_20_Internet_20_Link">
<draw:frame draw:style-name="fr1" draw:name="Image371" text:anchor-type="as-char" svg:width="6.9236in" svg:height="6.9236in" draw:z-index="0">
<draw:image xlink:href="../Images/AРМІЯINFORM/2023-04-26T78-00-00-04-00/fd84b3ca1a0a33162827212b53c13d8c2cdfc346-150x150.jpg" xlink:type="simple" xlink:show="embed" xlink:actuate="onLoad" draw:mime-type="image/jpeg"/>
</draw:frame>
</text:a>
<text:span text:style-name="T4">
 Brave1 Focus will be focused on 5 directions: </text:span>
</text:p>
      <text:p text:style-name="P4">
1 . <text:span text:style-name="T4">
 INVEST </text:span>
: Provide grants to developers determined by the priority for the Security and Defense Forces 2 . <text:span text:style-name="T4">
 INVENT </text:span>
: To help security and defense forces to find effective technological solutions in the environment of Ukrainian developers 3 . <text:span text:style-name="T4">
 PLATFORM </text:span>
: Create a platform that brings together all the 4 \ stakeholders of the 4 . <text:span text:style-name="T4">
 Showcase </text:span>
: Ensuring interaction with defense forces through demonstration and receiving feedback on their use 5 . <text:span text:style-name="T4">
 BOOST </text:span>
: To provide comprehensive support to the projections defined by the priority for the security and defense forces</text:p>
      <text:p text:style-name="P4">
The comprehensive interaction of state and private stakeholders within Brave1 and the support of the industry will not only help the army today, but also be the potential to scale Ukrainian Defense Tech in the world, which has undergone a reproduction and proved efficiency in the most fierce battles.</text:p>
      <text:p text:style-name="P4">
<text:span text:style-name="T4">
 Digital Transformation Ministry </text:span>
</text:p>
      <text:p text:style-name="P4">
<text:span text:style-name="T4">
 Viceremier-Minister for Innovation, Development of Education, Science and Technology-Digital Transformation Minister Mikhail Fedorov: </text:span>
</text:p>
      <text:p text:style-name="P4">
“_Ukraine should become a rapidly developing, learning and active technology. Especially in the military sphere. Creating Brave1 - Single important steps in this direction. Our goal is to build a system with a fast -redeeming Defense Tech. Make bold decisions, create the best for the development of companies that develop military technologies. After all, self -chnology and courage can do a lot for our victory. "</text:p>
      <text:p text:style-name="P4">
<text:span text:style-name="T4">
Ministry of Defence</text:span>
</text:p>
      <text:p text:style-name="P4">
<text:span text:style-name="T4">
 Alexei Reznikov, Minister of Defense of Ukraine: </text:span>
<text:span text:style-name="T4">
 General Staff of the Armed Forces of Ukraine </text:span>
</text:p>
      <text:p text:style-name="P4">
<text:span text:style-name="T4">
 Deputy Chief of the General Staff of the Armed Forces of Ukraine General-General Koval: </text:span>
</text:p>
      <text:p text:style-name="P4">
_ "Urge manufacturers, scientists and military to fruitful cooperation with the release and implementation of new technologies that will help armed forces to effectively perform combat tasks. Provision of Ukraine's weaponage forces with high -tech samples of weapons, military Ispecial equipment and ammunition in accordance with the urgent needs of troops(strength)and will introduce an effective mechanism for the introduction of innovative projects for the need of the Armed Forces of Ukraine ”._</text:p>
      <text:p text:style-name="P4">
<text:span text:style-name="T4">
 National Security and Defense Council </text:span>
</text:p>
      <text:p text:style-name="P4">
<text:span text:style-name="T4">
 NSDC Secretary Sergey Demedyuk: </text:span>
</text:p>
      <text:p text:style-name="P4">
_ “It is important for us to create conditions for development for the Ukrainian manufacturer. It is only about big and experienced companies, and about small startups of growing tama -growing companies Ukrainian defense technologies will not only provide our victory, but will also be exported as successful in the world. "</text:p>
      <text:p text:style-name="P4">
<text:span text:style-name="T4">
 Ministry of Strategic Industry </text:span>
</text:p>
      <text:p text:style-name="P4">
<text:span text:style-name="T4">
 Minister of Strategic Industry of Ukraine Oleksandrykin: </text:span>
</text:p>
      <text:p text:style-name="P4">
_ “The primary task for the Ministry of Stratege today is the establishment of weapons and ammunition: both in Ukraine and abroad with parishism with other countries, both state and private enterprises. For the realization of this goal, we are important to us. They will make the processing process faster, increase capacity and maximize the potential of Ukrainian weapons manufacturers. Defense Tech Classer Brave1 will help make it all possible and significantly strengthen our military.</text:p>
      <text:p text:style-name="P4">
<text:span text:style-name="T4">
 Ministry of Economy </text:span>
</text:p>
      <text:p text:style-name="P4">
<text:span text:style-name="T4">
 Yulia Sviridenko, First Viceremier-Minister-Minister of Economy of Ukraine: </text:span>
<text:span text:style-name="T4">
 Igor Fomenko, Deputy Minister of Economy of Ukraine: </text:span>
</text:p>
      <text:p text:style-name="P4">
<text:span text:style-name="T5">
Went gives us a unique opportunity to dramatically update, and in fact to create a defense-industrial complex. Modern. Effective - both as a tool for improving the country's defense capability and as an incentive for economic development. Integrated in the world of production chains and into the world weapons market. Today, attention is drawn to Ukraine all over the world. In particular, and first and foremost, large players in the arms market, a business that invests significant funds in the industries of different countries, governments of the most developed states. Currently, all Ukrainian developments have been tested by Defense Tech. And we must make the world learn about their effectiveness.</text:span>
</text:p>
      <text:p text:style-name="P4">
<text:span text:style-name="T4">
 Natalia Kushner, Brave1 </text:span>
</text:p>
      <text:p text:style-name="P4">
_ “Ukraine appreciates the lives and health of its defenders, so increasing the innovative potential and attracting talents, developing engineering decisions, testing non -standard approaches and efficient use Tech on a global level ”._</text:p>
      <text:p text:style-name="P4">
<draw:frame draw:style-name="fr1" draw:name="Image372" text:anchor-type="as-char" svg:width="6.9236in" svg:height="4.615733in" draw:z-index="0">
<draw:image xlink:href="../Images/AРМІЯINFORM/2023-04-26T78-00-00-04-00/94d76f9b18b5cc30e41167e6eff167fc01b6b274.jpg" xlink:type="simple" xlink:show="embed" xlink:actuate="onLoad" draw:mime-type="image/jpeg"/>
</draw:frame>
*!</text:p>
      <text:p text:style-name="P4">
<text:span text:style-name="T4">
Additional Information</text:span>
</text:p>
      <text:p text:style-name="P4">
<text:span text:style-name="T4">
 Brave1 </text:span>
 is a cluster for the development of Defense Tech in Ukraine, founded by the Ministry of Defense, the Ministry of Defense, the General Staff of the Armed Forces of Ukraine, the National Security and Defense Council, the Ministry of Strategic Industries, the Ministry of Economy.</text:p>
      <text:p text:style-name="P4">
<text:span text:style-name="T4">
 Source: </text:span>
 <text:a xlink:type="simple" xlink:href="https://www.mil.gov.ua/news/2023/04/26/v-ukraini-zapustili-klaster-z-rozvitku-oboronnih-tehnologij-brave1/" text:style-name="Internet_20_link" text:visited-style-name="Visited_20_Internet_20_Link">
__ Ministry of Defense of Ukraine_</text:a>
</text:p>
      <text:p text:style-name="P4">
News Source: <text:a xlink:type="simple" xlink:href="https://armyinform.com.ua/2023/04/26/v-ukrayini-zapustyly-klaster-z-rozvytku-oboronnyh-tehnologij-brave1/" text:style-name="Internet_20_link" text:visited-style-name="Visited_20_Internet_20_Link">
https://armyinform.com.ua/2023/04/26/v-ukrayini-zapustyly-klaster-z-rozvytku-oboronnyh-tehnologij-brave1/</text:a>
</text:p>
      <!--NEWS-->
      <text:h text:style-name="P10" text:outline-level="1">
<text:span text:style-name="T4">
Air Force showed how Patriot SCR is on duty in Ukraine</text:span>
</text:h>
      <text:p text:style-name="P4">
Author: ['АРМІЯINFORM']</text:p>
      <text:p text:style-name="P4">
Time: 2023-04-26T79:00:00-04:00</text:p>
      <text:p text:style-name="P4">
Description: About the cesspool of the Knotyanovs of the ZSU: “Iz Kvіnynia 2023 Rock Rock Patriot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p>
      <text:p text:style-name="P4">
Tags: ['STOPRUSSIA', 'АГРЕСІЯ РФ', 'ЗРК PATRIOT']</text:p>
      <text:p text:style-name="P4">
Category: News</text:p>
      <!--METADATA-->
      <text:p text:style-name="P4">
About it <text:a xlink:type="simple" xlink:href="https://www.facebook.com/watch/" text:style-name="Internet_20_link" text:visited-style-name="Visited_20_Internet_20_Link">
reported</text:a>
Armed Forces Command:</text:p>
      <text:p text:style-name="P4">
“Since April 2023, Patriot SC - on duty in Ukraine!</text:p>
      <text:p text:style-name="P4">
Modern Western technology has its own peculiarities, but our defenders of the sky are mastering, and are ready to destroy the Russian occupier!</text:p>
      <text:p text:style-name="P4">
The Air Force finally got what they so longing for - weapons against Ballistics!</text:p>
      <text:p text:style-name="P4">
News Source: <text:a xlink:type="simple" xlink:href="https://armyinform.com.ua/2023/04/26/povitryani-syly-pokazaly-yak-zrk-patriot-zdijsnyuye-bojove-cherguvannya-v-ukrayini/" text:style-name="Internet_20_link" text:visited-style-name="Visited_20_Internet_20_Link">
https://armyinform.com.ua/2023/04/26/povitryani-syly-pokazaly-yak-zrk-patriot-zdijsnyuye-bojove-cherguvannya-v-ukrayini/</text:a>
</text:p>
      <!--NEWS-->
      <text:h text:style-name="P10" text:outline-level="1">
<text:span text:style-name="T4">
Volodymyr Zelenskyy discussed with Raphael Grossi the issue of control over Zaporizhzhya NPP</text:span>
</text:h>
      <text:p text:style-name="P4">
Author: ['АРМІЯINFORM']</text:p>
      <text:p text:style-name="P4">
Time: 2023-04-26T80:00:00-04:00</text:p>
      <text:p text:style-name="P4">
Description: About the President of Ukraine, Volodymyr Zelensky, Vice -Miner at Facebook: “At Richnia ... the war with Ukraine 2022, the war with Ukraine is the latest news today, the News War with Ukraine 2022 The last ones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343295247_3327838780862861_5035743822326240416_n.jpg" text:style-name="Internet_20_link" text:visited-style-name="Visited_20_Internet_20_Link">
343295247_3327838780862861_5035743822326240416_n.jpg</text:a>
']</text:p>
      <text:p text:style-name="P4">
Tags: ['STOPRUSSIA', 'АГРЕСІЯ РФ', 'ВОЛОДИМИР ЗЕЛЕНСЬКИЙ', 'ЗАЕС']</text:p>
      <text:p text:style-name="P4">
Category: News</text:p>
      <!--METADATA-->
      <text:p text:style-name="P4">
<draw:frame draw:style-name="fr1" draw:name="Image373" text:anchor-type="as-char" svg:width="6.9236in" svg:height="4.609964in" draw:z-index="0">
<draw:image xlink:href="../Images/AРМІЯINFORM/2023-04-26T80-00-00-04-00/343295247_3327838780862861_5035743822326240416_n.jpg" xlink:type="simple" xlink:show="embed" xlink:actuate="onLoad" draw:mime-type="image/jpeg"/>
</draw:frame>
President of Ukraine Volodymyr Zelenskyy <text:a xlink:type="simple" xlink:href="https://www.facebook.com/zelenskiy.official/posts/pfbid071jrBZo8wcmRqnTK99cr4Wnn9RkSKRPSYhZYsd1hyrMunuQR8ToQ1EjZDxpCFxeTl" text:style-name="Internet_20_link" text:visited-style-name="Visited_20_Internet_20_Link">
reported</text:a>
On Facebook:</text:p>
      <text:p text:style-name="P4">
“On the anniversary of the Chernobyl tragedy, he spent a telephone conversation with the director of MAGERFACE GROSSE. He emphasized that only the return of full control of the NAVESS to Ukraine will protect the world from a new disaster. He also thanked the IAEA for a special program for medical provision of Ukrainian atomic. ”</text:p>
      <text:p text:style-name="P4">
News Source: <text:a xlink:type="simple" xlink:href="https://armyinform.com.ua/2023/04/26/volodymyr-zelenskyj-telefonom-obgovoryv-iz-rafaelem-grossi-pytannya-kontrolyu-nad-zaporizkoyu-aes/" text:style-name="Internet_20_link" text:visited-style-name="Visited_20_Internet_20_Link">
https://armyinform.com.ua/2023/04/26/volodymyr-zelenskyj-telefonom-obgovoryv-iz-rafaelem-grossi-pytannya-kontrolyu-nad-zaporizkoyu-aes/</text:a>
</text:p>
      <!--NEWS-->
      <text:h text:style-name="P10" text:outline-level="1">
<text:span text:style-name="T4">
In Kiev, Belarusians who died for Ukraine were honored</text:span>
</text:h>
      <text:p text:style-name="P4">
Author: ['Анатолій Бальчос']</text:p>
      <text:p text:style-name="P4">
Time: 2023-04-26T81:00:00-04:00</text:p>
      <text:p text:style-name="P4">
Description: In the permissive of the senior administrative admighistyi, the Vistavka “wage in ... war with Ukraine 2022, war with Ukraine Latest news today,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golovna-56.jpg" text:style-name="Internet_20_link" text:visited-style-name="Visited_20_Internet_20_Link">
golovna-56.jpg</text:a>
', '<text:a xlink:type="simple" xlink:href="https://armyinform.com.ua/wp-content/uploads/2023/04/01-vystavka-golovna-150x150.jpg" text:style-name="Internet_20_link" text:visited-style-name="Visited_20_Internet_20_Link">
01-vystavka-golovna-150x150.jpg</text:a>
', '<text:a xlink:type="simple" xlink:href="https://armyinform.com.ua/wp-content/uploads/2023/04/02-vystavka-ekspozycziya-150x150.jpg" text:style-name="Internet_20_link" text:visited-style-name="Visited_20_Internet_20_Link">
02-vystavka-ekspozycziya-150x150.jpg</text:a>
', '<text:a xlink:type="simple" xlink:href="https://armyinform.com.ua/wp-content/uploads/2023/04/04-vystavka-foto-geroyiv-150x150.jpg" text:style-name="Internet_20_link" text:visited-style-name="Visited_20_Internet_20_Link">
04-vystavka-foto-geroyiv-150x150.jpg</text:a>
', '<text:a xlink:type="simple" xlink:href="https://armyinform.com.ua/wp-content/uploads/2023/04/05-vystavka-oleksij-franczkevych.jpg" text:style-name="Internet_20_link" text:visited-style-name="Visited_20_Internet_20_Link">
05-vystavka-oleksij-franczkevych.jpg</text:a>
', '<text:a xlink:type="simple" xlink:href="https://armyinform.com.ua/wp-content/uploads/2023/04/06-vystavka-delegacziya-z-buchi-1-150x150.jpg" text:style-name="Internet_20_link" text:visited-style-name="Visited_20_Internet_20_Link">
06-vystavka-delegacziya-z-buchi-1-150x150.jpg</text:a>
', '<text:a xlink:type="simple" xlink:href="https://armyinform.com.ua/wp-content/uploads/2023/04/07-vystavka-foto-lytvyna-1-150x150.jpg" text:style-name="Internet_20_link" text:visited-style-name="Visited_20_Internet_20_Link">
07-vystavka-foto-lytvyna-1-150x150.jpg</text:a>
', '<text:a xlink:type="simple" xlink:href="https://armyinform.com.ua/wp-content/uploads/2023/04/08-vystavka-foto-zhyznevskogo-1-150x150.jpg" text:style-name="Internet_20_link" text:visited-style-name="Visited_20_Internet_20_Link">
08-vystavka-foto-zhyznevskogo-1-150x150.jpg</text:a>
', '<text:a xlink:type="simple" xlink:href="https://armyinform.com.ua/wp-content/uploads/2023/04/09-vystavka-finalna.jpg" text:style-name="Internet_20_link" text:visited-style-name="Visited_20_Internet_20_Link">
09-vystavka-finalna.jpg</text:a>
']</text:p>
      <text:p text:style-name="P4">
Tags: ['STOPRUSSIA', 'АГРЕСІЯ РФ', 'ВТОРГНЕННЯ РФ', 'ДОПОМОГА ПАРТНЕРІВ', 'СВІТ ПІДТРИМУЄ УКРАЇНУ']</text:p>
      <text:p text:style-name="P4">
Category: News</text:p>
      <!--METADATA-->
      <text:p text:style-name="P4">
<draw:frame draw:style-name="fr1" draw:name="Image374" text:anchor-type="as-char" svg:width="6.9236in" svg:height="5.1927in" draw:z-index="0">
<draw:image xlink:href="../Images/AРМІЯINFORM/2023-04-26T81-00-00-04-00/golovna-56.jpg" xlink:type="simple" xlink:show="embed" xlink:actuate="onLoad" draw:mime-type="image/jpeg"/>
</draw:frame>
<text:span text:style-name="T4">
 In </text:span>
 <text:span text:style-name="T4">
 the premises of the Kyiv City State Administration opened the exhibition "With Ukraine in the heart". The exposition is dedicated to Belarusians who gave their lives in Ukraine for European choice, European values, principles of democracy, combat against Russian aggression during the Russian-Ukrainian war, as well as who continues the armed resistance of the occupier. Special Correspondent <text:a xlink:type="simple" xlink:href="https://armyinform.com.ua/" text:style-name="Internet_20_link" text:visited-style-name="Visited_20_Internet_20_Link">
Armyinform</text:a>
visited the opening. </text:span>
</text:p>
      <text:p text:style-name="P4">
At the stands of the exposition with Ukraine in the heart of Kiev and guests of the Ukrainian capital were able to see the support from the conscious Belarusians of self -dedicated to Ukrainians for their European choice and independence. During the showing of the courageous Belarusians from the screen, they told why they decided to get to Ukraine, join the Armed Forces and, risking their own lives, fight against the Russian enemy.</text:p>
      <text:p text:style-name="P4">
<text:a xlink:type="simple" xlink:href="https://armyinform.com.ua/wp-content/uploads/2023/04/01-vystavka-golovna.jpg" text:style-name="Internet_20_link" text:visited-style-name="Visited_20_Internet_20_Link">
!(Images/AРМІЯINFORM/2023-04-26T81-00-00-04-00/01-vystavka-golovna-150x150.jpg)</text:a>
</text:p>
      <text:p text:style-name="P4">
<text:a xlink:type="simple" xlink:href="https://armyinform.com.ua/wp-content/uploads/2023/04/02-vystavka-ekspozycziya.jpg" text:style-name="Internet_20_link" text:visited-style-name="Visited_20_Internet_20_Link">
<draw:frame draw:style-name="fr1" draw:name="Image375" text:anchor-type="as-char" svg:width="6.9236in" svg:height="6.9236in" draw:z-index="0">
<draw:image xlink:href="../Images/AРМІЯINFORM/2023-04-26T81-00-00-04-00/02-vystavka-ekspozycziya-150x150.jpg" xlink:type="simple" xlink:show="embed" xlink:actuate="onLoad" draw:mime-type="image/jpeg"/>
</draw:frame>
</text:a>
</text:p>
      <text:p text:style-name="P4">
<text:a xlink:type="simple" xlink:href="https://armyinform.com.ua/wp-content/uploads/2023/04/04-vystavka-foto-geroyiv.jpg" text:style-name="Internet_20_link" text:visited-style-name="Visited_20_Internet_20_Link">
<draw:frame draw:style-name="fr1" draw:name="Image376" text:anchor-type="as-char" svg:width="6.9236in" svg:height="6.9236in" draw:z-index="0">
<draw:image xlink:href="../Images/AРМІЯINFORM/2023-04-26T81-00-00-04-00/04-vystavka-foto-geroyiv-150x150.jpg" xlink:type="simple" xlink:show="embed" xlink:actuate="onLoad" draw:mime-type="image/jpeg"/>
</draw:frame>
</text:a>
During the opening, numerous guests voiced the main thesis: Russia is a primordial efficiency for its neighbors, and victory over it is the main prerequisite for the acquisition of freedom and sustainable sovereignty of independent original peoples. Representatives of the Ukrainian Government, People's Deputies of Ukraine, representatives of local self-government bodies of the cities of Kyiv region, who were defending Belarusians, as well as friends and native heroes took part in the Ukrainian government.</text:p>
      <text:p text:style-name="P4">
The participants of the Belarusian military were addressed by the fighting brothers from Georgia with gratitude for the habitation and loyalty to the fighting brotherhood. The wives of the battles for Ukraine of Belarus were urged to preserve the memory of their deeds. The priests of different denominations, together with the participants of the solemn, made a prayer service for the souls of the fallen soldiers.</text:p>
      <text:p text:style-name="P4">
<draw:frame draw:style-name="fr1" draw:name="Image377" text:anchor-type="as-char" svg:width="6.9236in" svg:height="5.1927in" draw:z-index="0">
<draw:image xlink:href="../Images/AРМІЯINFORM/2023-04-26T81-00-00-04-00/05-vystavka-oleksij-franczkevych.jpg" xlink:type="simple" xlink:show="embed" xlink:actuate="onLoad" draw:mime-type="image/jpeg"/>
</draw:frame>
- We create a museum "Free Belarus with Ukraine in the Heart", in Yacosudes information about all Belarusians who participated in the struggle of independence of both Ukraine and Belarus. Some of them have received Ukrainian citizenship, but by nationality remain Belarus, - Frantskevich reported. - In the near future, the names of the Belarusian heroes will also be named streets and squares in an independent, released from Russian Belarus. Thanks to our information activities, for example, thanks to the exhibition that has been opened today, the world must find out that the rockets are not only flying from Belarus. For peace in Ukraine today are fighting different Belarusians: historians, just drivers or former military, etc.</text:p>
      <text:p text:style-name="P4">
<text:a xlink:type="simple" xlink:href="https://armyinform.com.ua/wp-content/uploads/2023/04/06-vystavka-delegacziya-z-buchi-1.jpg" text:style-name="Internet_20_link" text:visited-style-name="Visited_20_Internet_20_Link">
!(Images/AРМІЯINFORM/2023-04-26T81-00-00-04-00/06-vystavka-delegacziya-z-buchi-1-150x150.jpg)</text:a>
</text:p>
      <text:p text:style-name="P4">
<text:a xlink:type="simple" xlink:href="https://armyinform.com.ua/wp-content/uploads/2023/04/07-vystavka-foto-lytvyna-1.jpg" text:style-name="Internet_20_link" text:visited-style-name="Visited_20_Internet_20_Link">
<draw:frame draw:style-name="fr1" draw:name="Image378" text:anchor-type="as-char" svg:width="6.9236in" svg:height="6.9236in" draw:z-index="0">
<draw:image xlink:href="../Images/AРМІЯINFORM/2023-04-26T81-00-00-04-00/07-vystavka-foto-lytvyna-1-150x150.jpg" xlink:type="simple" xlink:show="embed" xlink:actuate="onLoad" draw:mime-type="image/jpeg"/>
</draw:frame>
</text:a>
</text:p>
      <text:p text:style-name="P4">
<text:a xlink:type="simple" xlink:href="https://armyinform.com.ua/wp-content/uploads/2023/04/08-vystavka-foto-zhyznevskogo-1.jpg" text:style-name="Internet_20_link" text:visited-style-name="Visited_20_Internet_20_Link">
<draw:frame draw:style-name="fr1" draw:name="Image379" text:anchor-type="as-char" svg:width="6.9236in" svg:height="6.9236in" draw:z-index="0">
<draw:image xlink:href="../Images/AРМІЯINFORM/2023-04-26T81-00-00-04-00/08-vystavka-foto-zhyznevskogo-1-150x150.jpg" xlink:type="simple" xlink:show="embed" xlink:actuate="onLoad" draw:mime-type="image/jpeg"/>
</draw:frame>
</text:a>
Alexei Frantskevich said that the museum "Free Belarus with Ukraine in the Heart" will be created in Bucha, because it was there that one of the Belarusians - Ilya Khrenov with Lytvyn "died. Ilya was an Avitets, who came to Kiev in 2014 and first publicly appealed to all Belarusians with a call for unity of Ukraine's surrounding protection from Russian aggression. Since 2014, Lytvyn has joined the Azov Azov, participated in battles in Ilovaysk, Maryanka and Shirokin.</text:p>
      <text:p text:style-name="P4">
<draw:frame draw:style-name="fr1" draw:name="Image380" text:anchor-type="as-char" svg:width="6.9236in" svg:height="5.1927in" draw:z-index="0">
<draw:image xlink:href="../Images/AРМІЯINFORM/2023-04-26T81-00-00-04-00/09-vystavka-finalna.jpg" xlink:type="simple" xlink:show="embed" xlink:actuate="onLoad" draw:mime-type="image/jpeg"/>
</draw:frame>
In the name of Elijah Khrenova, one of the streets of the village of Vorzel of the Buchan district.</text:p>
      <text:p text:style-name="P4">
<text:span text:style-name="T4">
 _ Author's photo_ </text:span>
</text:p>
      <text:p text:style-name="P4">
News Source: <text:a xlink:type="simple" xlink:href="https://armyinform.com.ua/2023/04/26/u-kyyevi-vshanuvaly-bilorusiv-yaki-zagynuly-za-ukrayinu/" text:style-name="Internet_20_link" text:visited-style-name="Visited_20_Internet_20_Link">
https://armyinform.com.ua/2023/04/26/u-kyyevi-vshanuvaly-bilorusiv-yaki-zagynuly-za-ukrayinu/</text:a>
</text:p>
      <!--NEWS-->
      <text:h text:style-name="P10" text:outline-level="1">
<text:span text:style-name="T4">
The enemy continues to beat from artillery on Avdiivka - Alexey Dmitrashkivsky</text:span>
</text:h>
      <text:p text:style-name="P4">
Author: ['Дмитро Горбунов']</text:p>
      <text:p text:style-name="P4">
Time: 2023-04-26T82:00:00-04:00</text:p>
      <text:p text:style-name="P4">
Description: About the Tse in the Efiri Telemarafon “єdini News”, the renmits of the Prescenter of the Forces are laid down ... War with Ukraine 2022, War with Ukraine Latest News today, News War with Ukraine 2022 Last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429bc4c3-b1e2-4fbe-a6cf-c213a9a4c562-1-1.jpg" text:style-name="Internet_20_link" text:visited-style-name="Visited_20_Internet_20_Link">
429bc4c3-b1e2-4fbe-a6cf-c213a9a4c562-1-1.jpg</text:a>
']</text:p>
      <text:p text:style-name="P4">
Tags: ['STOPRUSSIA', 'АГРЕСІЯ РФ', 'ВТОРГНЕННЯ РФ']</text:p>
      <text:p text:style-name="P4">
Category: News</text:p>
      <!--METADATA-->
      <text:p text:style-name="P4">
<draw:frame draw:style-name="fr1" draw:name="Image381" text:anchor-type="as-char" svg:width="6.9236in" svg:height="3.744514in" draw:z-index="0">
<draw:image xlink:href="../Images/AРМІЯINFORM/2023-04-26T82-00-00-04-00/429bc4c3-b1e2-4fbe-a6cf-c213a9a4c562-1-1.jpg" xlink:type="simple" xlink:show="embed" xlink:actuate="onLoad" draw:mime-type="image/jpeg"/>
</draw:frame>
Colonel Alexeydmitrashkivskyi reported this on the air of the only news on the only news.</text:p>
      <text:p text:style-name="P4">
The officer started his communication with journalists from the situation in Zaporizhzhya Nampryamka.</text:p>
      <ul>
        <li>
Today at 11:28 the army of terrorists fired at the suburbs of Zaporizhzhya of Isreactive Systems of Galp. According to preliminary information, there were no victims of civilian population. Therefore, the situation is very complicated there, ”he informed.</li>
      </ul>
      <text:p text:style-name="P4">
The officer told about the situation in Donetsk region in more detail.</text:p>
      <ul>
        <li>
The enemy continues to take active fighting near Marinka and Karlovka. The texts recorded 26 assault actions by the invaders. Also at night, the enemy 8 times began to attack those areas. The total number of shelling in this direction of last day is 356. It can be said that recently the activity of the enemy has decreased a little there. Instead, yesterday in the Marinka area, the occupiers have used armored vehicles for the last four days, ”the Armed Forces officer said.</li>
      </ul>
      <text:p text:style-name="P4">
He added that near Avdiivka the enemy holds a tank brigade. The city where civilians are in, continues to undergo enemy artatacus.</text:p>
      <ul>
        <li>
In the Donetsk direction, the enemy constantly performs the movement or rotation of the personal staff in order to demonstrate its military presence. They use this tactic quite, - Colonel Alexeydmitrashkivsky informed.</li>
      </ul>
      <text:p text:style-name="P4">
Alexei Dmitryashkivsky also explained why the enemy is so tightly fired at Ukrainian settlements where there are no military.</text:p>
      <ul>
        <li>
They can not pay to fight in cities. Therefore, they equalize with the land in the population to move a little ahead, - said Colonel Alexeydmitrashkivsky.</li>
      </ul>
      <text:p text:style-name="P4">
News Source: <text:a xlink:type="simple" xlink:href="https://armyinform.com.ua/2023/04/26/vorog-prodovzhuye-byty-z-artyleriyi-po-avdiyivczi-oleksij-dmytrashkivskyj/" text:style-name="Internet_20_link" text:visited-style-name="Visited_20_Internet_20_Link">
https://armyinform.com.ua/2023/04/26/vorog-prodovzhuye-byty-z-artyleriyi-po-avdiyivczi-oleksij-dmytrashkivskyj/</text:a>
</text:p>
      <!--NEWS-->
      <text:h text:style-name="P10" text:outline-level="1">
<text:span text:style-name="T4">
In Donetsk, our warriors reflected 43 enemy attacks in the day</text:span>
</text:h>
      <text:p text:style-name="P4">
Author: ['АРМІЯINFORM']</text:p>
      <text:p text:style-name="P4">
Time: 2023-04-26T83:00:00-04:00</text:p>
      <text:p text:style-name="P4">
Description: About Tse at Facebook, the General Staff of the ZSU. Basic Zusill enemy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text:p>
      <text:p text:style-name="P4">
Category: News</text:p>
      <!--METADATA-->
      <text:p text:style-name="P4">
<draw:frame draw:style-name="fr1" draw:name="Image382" text:anchor-type="as-char" svg:width="6.9236in" svg:height="4.615733in" draw:z-index="0">
<draw:image xlink:href="../Images/AРМІЯINFORM/2023-04-26T83-00-00-04-00/artyleriya.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2M4zTv2MTx7qDMTUBcnSLkVxg3zrQfZhu4VCKiu5ajszDeQW7kuD9pXd8rd7MUy71l" text:style-name="Internet_20_link" text:visited-style-name="Visited_20_Internet_20_Link">
reports</text:a>
The General Staff of the Armed Forces.</text:p>
      <text:p text:style-name="P4">
The main efforts of the enemy focuses on conducting the offensive actions of the Nabakhmut, Avdeev and Mariinsky directions - 43 attacks of the enemy were reflected during the day. The most fierce battles continue for Bakhmut and Marinka.</text:p>
      <text:p text:style-name="P4">
News Source: <text:a xlink:type="simple" xlink:href="https://armyinform.com.ua/2023/04/26/na-donechchyni-za-dobu-nash-voyiny-vidbyly-43-vorozhi-ataky/" text:style-name="Internet_20_link" text:visited-style-name="Visited_20_Internet_20_Link">
https://armyinform.com.ua/2023/04/26/na-donechchyni-za-dobu-nash-voyiny-vidbyly-43-vorozhi-ataky/</text:a>
</text:p>
      <!--NEWS-->
      <text:h text:style-name="P10" text:outline-level="1">
<text:span text:style-name="T4">
Aviation of Defense Forces has struck 11 beats on enemy concentration areas</text:span>
</text:h>
      <text:p text:style-name="P4">
Author: ['АРМІЯINFORM']</text:p>
      <text:p text:style-name="P4">
Time: 2023-04-26T84:00:00-04:00</text:p>
      <text:p text:style-name="P4">
Description: About Tse at Facebook, the General Staff of the ZSU. AvIACII of defense forces for Dob ... War with Ukraine 2022, War with Ukraine Latest News Today, News War with Ukraine 2022 The last for today, whether the war between Ukraine and Russia will be, when, the war with Ukraine in 2022 will be or not, there will be whether the war with Ukraine in the near future says, the war with Ukraine, Ukrainian news today, Ukrainian news in Ukrainian media in Russian</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STOPRUSSIA', 'АГРЕСІЯ РФ', 'ВТРАТИ ВОРОГА', 'ХРОНІКА ОБОРОНИ']</text:p>
      <text:p text:style-name="P4">
Category: News</text:p>
      <!--METADATA-->
      <text:p text:style-name="P4">
<draw:frame draw:style-name="fr1" draw:name="Image383" text:anchor-type="as-char" svg:width="6.9236in" svg:height="4.49457in" draw:z-index="0">
<draw:image xlink:href="../Images/AРМІЯINFORM/2023-04-26T84-00-00-04-00/aviacziya-ps-zsu-zavdara-udariv.jpg" xlink:type="simple" xlink:show="embed" xlink:actuate="onLoad" draw:mime-type="image/jpeg"/>
</draw:frame>
Illustrative Photo <text:span text:style-name="T4">
 🔥 Situation on Russian Completion </text:span>
</text:p>
      <text:p text:style-name="P4">
About it on Facebook <text:a xlink:type="simple" xlink:href="https://www.facebook.com/GeneralStaff.ua/posts/pfbid02M4zTv2MTx7qDMTUBcnSLkVxg3zrQfZhu4VCKiu5ajszDeQW7kuD9pXd8rd7MUy71l" text:style-name="Internet_20_link" text:visited-style-name="Visited_20_Internet_20_Link">
reports</text:a>
The General Staff of the Armed Forces.</text:p>
      <text:p text:style-name="P4">
The aviation of the defense forces per day made 11 beats in the areas of concentration of personal staff and military equipment of the invaders.</text:p>
      <text:p text:style-name="P4">
Supercam hostile reconnaissance UAVs are also shot.</text:p>
      <text:p text:style-name="P4">
News Source: <text:a xlink:type="simple" xlink:href="https://armyinform.com.ua/2023/04/26/aviacziya-syl-oborony-zavdala-11-udariv-po-rajonah-zoseredzhennya-protyvnyka/" text:style-name="Internet_20_link" text:visited-style-name="Visited_20_Internet_20_Link">
https://armyinform.com.ua/2023/04/26/aviacziya-syl-oborony-zavdala-11-udariv-po-rajonah-zoseredzhennya-protyvnyka/</text:a>
</text:p>
      <!--NEWS-->
      <text:h text:style-name="P10" text:outline-level="1">
<text:span text:style-name="T4">
We invite Italy to build a new world security together - President of Ukraine</text:span>
</text:h>
      <text:p text:style-name="P4">
Author: ['АРМІЯINFORM']</text:p>
      <text:p text:style-name="P4">
Time: 2023-04-26T85:00:00-04:00</text:p>
      <text:p text:style-name="P4">
Description: https://www.youtube.com/watch?v=gglwpamxjka&amp;amp ;t=2S about the President of Ukraine ... War with Ukraine 2022, war with Ukraine Last news today, Ukraine News 2022 Last for today, will there be war between Ukraine and Russia and when, the war with Ukraine in 2022 will be or not, will there be a war with Ukraine in the near future, the war with Ukraine, Ukraine’s news today, Ukrainian news in Ukrainian media in Russian</text:p>
      <text:p text:style-name="P4">
Images: []</text:p>
      <text:p text:style-name="P4">
Tags: ['STOPRUSSIA', 'АГРЕСІЯ РФ', 'ВОЛОДИМИР ЗЕЛЕНСЬКИЙ', 'ІТАЛІЯ']</text:p>
      <text:p text:style-name="P4">
Category: News</text:p>
      <!--METADATA-->
      <text:p text:style-name="P4">
President of Ukraine Volodymyr Zelenskyy <text:a xlink:type="simple" xlink:href="https://www.president.gov.ua/news/ukrayina-maye-unikalnij-dosvid-zahistu-derzhavi-ta-lyudej-v-82493" text:style-name="Internet_20_link" text:visited-style-name="Visited_20_Internet_20_Link">
said</text:a>
During a speech at the final panel conference on the restoration of Ukraine in Rome:</text:p>
      <text:p text:style-name="P4">
“Ms. Prime Minister Italy!</text:p>
      <text:p text:style-name="P4">
Mr. Prime Minister of Ukraine!</text:p>
      <text:p text:style-name="P4">
Ms. Vice President of the Confederation of the Italian Industry!</text:p>
      <text:p text:style-name="P4">
Ladies and Gentlemen!Dear present!The road Italie!</text:p>
      <text:p text:style-name="P4">
Thank you for this conference and sincere interest in Ukraine. I know that the menesluks are representatives and representatives of hundreds of Italian and Ukrainian companies, and I would like to turn to you not just as those who embody the business. And as to dads and moms, to sons and daughters, as to the representatives of your communities, your cities, your country ...</text:p>
      <text:p text:style-name="P4">
There are completely different people, different families, different generations, but we are in fact one aspirations with you. We all want freedom and normal development for our children, we want safety and well -being for our parents. The desires and lightness of life for their communities and cities. And it unites us.</text:p>
      <text:p text:style-name="P4">
And this is what I suggest talking about.</text:p>
      <text:p text:style-name="P4">
About how we can give you more safety to our families together. Most weave our countries. More freedom to Ukrainian and Italian children. More guarantees of normal life for our communities and our cities.</text:p>
      <text:p text:style-name="P4">
Ladies and Gentlemen!</text:p>
      <text:p text:style-name="P4">
It is already clear when and what this war should end, which Russia has solved anti -nouns. Against all of us. Against Ukraine and all our common European home, who gave a chance for a peaceful life and prosperity to all European peoples. I have a doubt that we are able to win. Because we not only believe in our own strength, but we stand and protect our common values in unity. In unity!Whoever keeps unity and does not lose strength, he wins.</text:p>
      <text:p text:style-name="P4">
I want to thank all of Italy now, all your people and communities, your leadership and personally Ms. Prime Minister George Meloni for this unity. The unity of Europeans who know that beyond our freedom, that is, where all of us in Europe wants to reject Russia, there can be no normal and dangerous life.</text:p>
      <text:p text:style-name="P4">
We have to do - and we will do!- All that this Russian war ended in Russian. And so, this year we have to do everything to the maximum to prepare the largest economic project of our time in Europe - the project of reconstruction of Ukraine.In this war, the world saw that it was necessary for the real protection of every nation. It has been awarded how to change energy and infrastructure, production of and logistics, cyber systems and educational space, the defense industry of the army.</text:p>
      <text:p text:style-name="P4">
Therefore, there is a demand for new security standards in the world to make every country beyond any manifestations of aggression, terror or element. And we will create such security standards in Ukraine.</text:p>
      <text:p text:style-name="P4">
I will give you five examples that will show you the practical meaning of what I say.</text:p>
      <text:p text:style-name="P4">
The first is energy.</text:p>
      <text:p text:style-name="P4">
Russia has launched a real energyaging against Europe. She provoked the price crisis of impoverishment of millions of families because of the growth of accounts. She tried to produce physical supply of fuel to Europe. She beat rockets and Iranian Drones on our energy so that Ukrainians remain without electricity and heat. Europe stood. We answered this call with dignity. And we must do everything to make the enemy not the theoretical opportunity to break the nurser gun.</text:p>
      <text:p text:style-name="P4">
The "green" transformation of energy and a kind of decentralization of production is a response. The more manufacturers - "green" energy producers, is a more toxic system. The more sources of supply, the more reliably the city, every community and every family is provided.</text:p>
      <text:p text:style-name="P4">
Plus Italy is one of the leaders in creating "smart" networks(smart grids).Тому я запрошую ваші компанії разом розвивати українські мережі. І, будьласка, не забувайте, що в найближчій перспективі українські мережі будутьмережами Євросоюзу.</text:p>
      <text:p text:style-name="P4">
Друге — власне будівництво.</text:p>
      <text:p text:style-name="P4">
Українці ніколи не здадуть своєї країни ворогу й ніколи не полишать своєїземлі. Хоч сотні наших сіл і десятки міст спалені ударами російської артилеріїта авіації, українці здатні повернути їх до життя. Не у звичці нашого народу —залишати на своїй землі рани, що не загоїлися.</text:p>
      <text:p text:style-name="P4">
Ми маємо колосальну потребу у відбудові тисяч будинків, сотень шкіл, лікарень,транспортної, виробничої інфраструктури. Причому на новій безпековій основі,яка має стати типовою для інших країн, для міст у тих країнах, де люди вхороші часи можуть і не задумуватися про безпеку. Але розуміють, що гарантіїпотрібні.</text:p>
      <text:p text:style-name="P4">
Щоб кожен батько був спокійним за свою дитину у школі — бо там є сховище,безпечне місце, яке гарантує захист. Щоб кожна мати знала: у її громаді, у їїмісті безпекова інфраструктура влаштована так, що будь-який терорист — чидержава, як Росія, чи якась терористична організація — точно програє наявнійсистемі безпеки.</text:p>
      <text:p text:style-name="P4">
The third example is technologies.</text:p>
      <text:p text:style-name="P4">
Full -scale Russian aggression did not break Ukrainian finances, banking system, digital services that our people are used to.</text:p>
      <text:p text:style-name="P4">
We have preserved the connection in the country and all that is not to imagine modern life. Babil, we have attracted our Aviters to the cyber defense of the state and the economy. Miporoborons were constructed by the country. We continue to develop an action state service that provides access to public services through a smartphone or portal.</text:p>
      <text:p text:style-name="P4">
In addition, partners in Europe are already taking our "action" for their digital development.</text:p>
      <text:p text:style-name="P4">
Our defense industry is gaining momentum even now when the war is brushing. We are interested in the localization in Ukraine of the production of such military equipment we receive from partners. We build new produce of our own weapons and ammunition. We create new protection tools such as floxes as a wide range of drones for our front.</text:p>
      <text:p text:style-name="P4">
I am sure that your companies have something to add to these stories of Ukrainian success.</text:p>
      <text:p text:style-name="P4">
The fourth is global markets.</text:p>
      <text:p text:style-name="P4">
The world has already understood the potential of our country's agrarian sector. Ukrainian is to guarantee global food stability. Supply from Ukraine is food on the tables of millions of families in different countries, including Africa, Asia. Pulge to Ethiopia, from Lebanon to Yemen. Without our supply to some countries, the chaos would be accumulated. And that means - there would be new waves of migration, including Uevrop.</text:p>
      <text:p text:style-name="P4">
In addition, there is no such considerable potential for green metallurgy in Ukraine in Europe. From iron ore to lithium and other maximum -needed resources - all this is Ukraine. From natural gas to the way ... We can give - and give!- All this global markets. We can largely replace the company with Russia - those who have chosen work for war, not a mentally development.</text:p>
      <text:p text:style-name="P4">
But the number one task is processing. So, these are new enterprises. So, it is new logistics and modernization of transport. So, these are new investments. Aotge, these are profits. And I am sure that your companies too.</text:p>
      <text:p text:style-name="P4">
And the fifth example - and this is far from the last of cooperation - pharmaceutical and rehabilitation.</text:p>
      <text:p text:style-name="P4">
There is a purely economic fact: Ukraine is a huge market and net import pharmaceutical goods. One thing already means that the localization of the production of in Ukraine gives an obvious benefit.To finish the war is, in particular, to quench the pain that was survived in the war, brought from the war, associated with the war. Obviously, we will work over this in Ukraine - and together with the best representatives of the world.</text:p>
      <text:p text:style-name="P4">
Ukraine sees what is the key security demand. Ukraine has a unique experience in the protection of the state and people in the face of aggression and all possible manifestations of the terror. There is no such evil that Russia would not try to do against Ukrainians, which we would not have to defend.</text:p>
      <text:p text:style-name="P4">
Our experience of protection is successful and scales on the lives of other peoples, other countries.</text:p>
      <text:p text:style-name="P4">
It is logical that our experience will become part of the new security foundation of the world. Asks you, Italy, to build a new security with us!I invite you, your investments, your experience is now coming to Ukraine.</text:p>
      <text:p text:style-name="P4">
Please in contact with our delegation at the conference with the Panpremier of Ukraine. Ukraine is ready for cooperation!</text:p>
      <text:p text:style-name="P4">
Glory to all who bring our victory closer!</text:p>
      <text:p text:style-name="P4">
Grazie Italia!</text:p>
      <text:p text:style-name="P4">
Glory to Ukraine!".</text:p>
      <text:p text:style-name="P4">
News Source: <text:a xlink:type="simple" xlink:href="https://armyinform.com.ua/2023/04/26/zaproshuyemo-italiyu-razom-buduvaty-novu-bezpeku-svitu-prezydent-ukrayiny/" text:style-name="Internet_20_link" text:visited-style-name="Visited_20_Internet_20_Link">
https://armyinform.com.ua/2023/04/26/zaproshuyemo-italiyu-razom-buduvaty-novu-bezpeku-svitu-prezydent-ukrayiny/</text:a>
</text:p>
      <!--NEWS-->
      <text:h text:style-name="P10" text:outline-level="1">
<text:span text:style-name="T4">
Two collaborators were detained who, after the de -occupation of Kherson region, evaded justice</text:span>
</text:h>
      <text:p text:style-name="P4">
Author: ['АРМІЯINFORM']</text:p>
      <text:p text:style-name="P4">
Time: 2023-04-26T86:00:00-04:00</text:p>
      <text:p text:style-name="P4">
Description: The Service of the Bezpeki Vikrila Shchekhi Prikhilnitsa Rashism, they pushed on Dobrovilna SPVPRACY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b9bb9b3eec608c072306c82194139d77.jpg" text:style-name="Internet_20_link" text:visited-style-name="Visited_20_Internet_20_Link">
b9bb9b3eec608c072306c82194139d77.jpg</text:a>
']</text:p>
      <text:p text:style-name="P4">
Tags: ['STOPRUSSIA', 'АГРЕСІЯ РФ']</text:p>
      <text:p text:style-name="P4">
Category: News</text:p>
      <!--METADATA-->
      <text:p text:style-name="P4">
<draw:frame draw:style-name="fr1" draw:name="Image384" text:anchor-type="as-char" svg:width="6.9236in" svg:height="7.840977in" draw:z-index="0">
<draw:image xlink:href="../Images/AРМІЯINFORM/2023-04-26T86-00-00-04-00/b9bb9b3eec608c072306c82194139d77.jpg" xlink:type="simple" xlink:show="embed" xlink:actuate="onLoad" draw:mime-type="image/jpeg"/>
</draw:frame>
The Security Service exposed two more supporters of Rashism who went on voluntary work with the enemy after the temporary seizure of South of Ukraine.</text:p>
      <text:p text:style-name="P4">
About it <text:a xlink:type="simple" xlink:href="https://ssu.gov.ua/novyny/sbu-zatrymala-u-kyievi-ta-odesi-dvokh-kolaborantok-yaki-khovalysia-vid-pravosuddia" text:style-name="Internet_20_link" text:visited-style-name="Visited_20_Internet_20_Link">
reports</text:a>
Security Service of Ukraine.</text:p>
      <text:p text:style-name="P4">
Among the detainees is the former head of one of the "departments" created by the aggressor "Basin water management of Kherson region".</text:p>
      <text:p text:style-name="P4">
In this "position" she participated in the establishment of water supply for the need for the need for the need for the Russian Federation, which were stationed on the temporarily captured territory of the region.</text:p>
      <text:p text:style-name="P4">
To do this, she formed the staff of the department and called on the locals to join the ranks of the pseudo -institution.</text:p>
      <text:p text:style-name="P4">
Before dismissing the regional center, the collaborator fled to Kiev, where she planned to "get lost" among the residents of the capital and thus avoid justice.</text:p>
      <text:p text:style-name="P4">
However, the SBU staff installed its location and detained.</text:p>
      <text:p text:style-name="P4">
Another head of the aggressor was a resident of Kherson, who during the period of the city was settled with the invaders of the "Regional Pension Fund".</text:p>
      <text:p text:style-name="P4">
There, the malefactor was involved in the instructions of Moscow to introduce a "ruble zone" in the region.</text:p>
      <text:p text:style-name="P4">
It is established that the person involved forced the elderly to receive pensions of Urosian currency.</text:p>
      <text:p text:style-name="P4">
After the liberation of the city, the malefactor escaped to Odessa, where her delayed contractors of the SBU.</text:p>
      <text:p text:style-name="P4">
During the searches at the place of temporary residence, the cash of the Urosian rubles was found, which the invaders charged her as a "salary".</text:p>
      <text:p text:style-name="P4">
Currently, both involved persons have been informed of suspicion under Art. 111-1 of the Criminal Code of Ukraine(Collaboration).</text:p>
      <text:p text:style-name="P4">
Одній з них суд уже обрав запобіжний захід — тримання під вартою.</text:p>
      <text:p text:style-name="P4">
Розслідування проводили співробітники СБУ у Херсонській та Одеській областяхза процесуального керівництва органів прокуратури.</text:p>
      <text:p text:style-name="P4">
News Source: <text:a xlink:type="simple" xlink:href="https://armyinform.com.ua/2023/04/26/zatrymano-dvoh-kolaborantok-yaki-pislya-deokupacziyi-hersonshhyny-uhylyalysya-vid-pravosuddya/" text:style-name="Internet_20_link" text:visited-style-name="Visited_20_Internet_20_Link">
https://armyinform.com.ua/2023/04/26/zatrymano-dvoh-kolaborantok-yaki-pislya-deokupacziyi-hersonshhyny-uhylyalysya-vid-pravosuddya/</text:a>
</text:p>
      <!--NEWS-->
      <text:h text:style-name="P10" text:outline-level="1">
<text:span text:style-name="T4">
Norwegian National Guard instructors teach our warriors to conduct positional fighting</text:span>
</text:h>
      <text:p text:style-name="P4">
Author: ['АРМІЯINFORM']</text:p>
      <text:p text:style-name="P4">
Time: 2023-04-26T87:00:00-04:00</text:p>
      <text:p text:style-name="P4">
Description: Instruktori Norvezky’s national fraternal hemevernet from the wrestling of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343189411_158860093805373_7996614496294654174_n.jpg" text:style-name="Internet_20_link" text:visited-style-name="Visited_20_Internet_20_Link">
343189411_158860093805373_7996614496294654174_n.jpg</text:a>
', '<text:a xlink:type="simple" xlink:href="https://armyinform.com.ua/wp-content/uploads/2023/04/343161179_216314671095902_9056536805614920835_n-150x150.jpg" text:style-name="Internet_20_link" text:visited-style-name="Visited_20_Internet_20_Link">
343161179_216314671095902_9056536805614920835_n-150x150.jpg</text:a>
', '<text:a xlink:type="simple" xlink:href="https://armyinform.com.ua/wp-content/uploads/2023/04/343189274_921376582504287_4311953663744356170_n-150x150.jpg" text:style-name="Internet_20_link" text:visited-style-name="Visited_20_Internet_20_Link">
343189274_921376582504287_4311953663744356170_n-150x150.jpg</text:a>
', '<text:a xlink:type="simple" xlink:href="https://armyinform.com.ua/wp-content/uploads/2023/04/343291832_197739293119077_3728940890791260212_n-150x150.jpg" text:style-name="Internet_20_link" text:visited-style-name="Visited_20_Internet_20_Link">
343291832_197739293119077_3728940890791260212_n-150x150.jpg</text:a>
', '<text:a xlink:type="simple" xlink:href="https://armyinform.com.ua/wp-content/uploads/2023/04/343294631_535228965446363_9216540398461376947_n-150x150.jpg" text:style-name="Internet_20_link" text:visited-style-name="Visited_20_Internet_20_Link">
343294631_535228965446363_9216540398461376947_n-150x150.jpg</text:a>
', '<text:a xlink:type="simple" xlink:href="https://armyinform.com.ua/wp-content/uploads/2023/04/343365971_1439794163502814_3071858242519785633_n-150x150.jpg" text:style-name="Internet_20_link" text:visited-style-name="Visited_20_Internet_20_Link">
343365971_1439794163502814_3071858242519785633_n-150x150.jpg</text:a>
', '<text:a xlink:type="simple" xlink:href="https://armyinform.com.ua/wp-content/uploads/2023/04/343404011_141001335484198_5829727537236523856_n-150x150.jpg" text:style-name="Internet_20_link" text:visited-style-name="Visited_20_Internet_20_Link">
343404011_141001335484198_5829727537236523856_n-150x150.jpg</text:a>
', '<text:a xlink:type="simple" xlink:href="https://armyinform.com.ua/wp-content/uploads/2023/04/343727375_704274014788782_9123997378198868961_n-150x150.jpg" text:style-name="Internet_20_link" text:visited-style-name="Visited_20_Internet_20_Link">
343727375_704274014788782_9123997378198868961_n-150x150.jpg</text:a>
', '<text:a xlink:type="simple" xlink:href="https://armyinform.com.ua/wp-content/uploads/2023/04/343727886_1369022893948792_1715315179700453415_n-150x150.jpg" text:style-name="Internet_20_link" text:visited-style-name="Visited_20_Internet_20_Link">
343727886_1369022893948792_1715315179700453415_n-150x150.jpg</text:a>
']</text:p>
      <text:p text:style-name="P4">
Tags: ['STOPRUSSIA', 'АГРЕСІЯ РФ']</text:p>
      <text:p text:style-name="P4">
Category: News</text:p>
      <!--METADATA-->
      <text:p text:style-name="P4">
<draw:frame draw:style-name="fr1" draw:name="Image385" text:anchor-type="as-char" svg:width="6.9236in" svg:height="4.615733in" draw:z-index="0">
<draw:image xlink:href="../Images/AРМІЯINFORM/2023-04-26T87-00-00-04-00/343189411_158860093805373_7996614496294654174_n.jpg" xlink:type="simple" xlink:show="embed" xlink:actuate="onLoad" draw:mime-type="image/jpeg"/>
</draw:frame>
Norwegian National Guard Instructors Heimevernet as a part of the Norwegian Military Methods in the UK under the program of the Basic Common Military Training are conducted(trench)hostilities, in particular the preparation, seizure of trenches, trenches, and position are worked out.</text:p>
      <text:p text:style-name="P4">
About it on Facebook <text:a xlink:type="simple" xlink:href="https://www.facebook.com/GeneralStaff.ua/posts/pfbid0NByN9qKXm7Sa6SLhhXTqrbwWmWyaAjBRkioczCBRYZubhACR6jsj3ojNC7sBBQWBl" text:style-name="Internet_20_link" text:visited-style-name="Visited_20_Internet_20_Link">
reports</text:a>
The General Staff of the Armed Forces.</text:p>
      <text:p text:style-name="P4">
Under the expert guidance of the Norwegian National Guard instructors, recruits received valuable experience and skills that will help them protect Ukraine.</text:p>
      <text:p text:style-name="P4">
This training makes it possible to master the combat skills so that volunteer soldiers who have virtually no or minimal military experience could protect Ukraine.</text:p>
      <text:p text:style-name="P4">
Large -scale learning is aimed at improving the safety and capacity of the ZSSUkraine in the frontier.</text:p>
      <text:p text:style-name="P4">
<text:a xlink:type="simple" xlink:href="https://armyinform.com.ua/wp-content/uploads/2023/04/343161179_216314671095902_9056536805614920835_n.jpg" text:style-name="Internet_20_link" text:visited-style-name="Visited_20_Internet_20_Link">
!(Images/AРМІЯINFORM/2023-04-26T87-00-00-04-00/343161179_216314671095902_9056536805614920835_n-150x150.jpg)</text:a>
</text:p>
      <text:p text:style-name="P4">
<text:a xlink:type="simple" xlink:href="https://armyinform.com.ua/wp-content/uploads/2023/04/343189274_921376582504287_4311953663744356170_n.jpg" text:style-name="Internet_20_link" text:visited-style-name="Visited_20_Internet_20_Link">
<draw:frame draw:style-name="fr1" draw:name="Image386" text:anchor-type="as-char" svg:width="6.9236in" svg:height="6.9236in" draw:z-index="0">
<draw:image xlink:href="../Images/AРМІЯINFORM/2023-04-26T87-00-00-04-00/343189274_921376582504287_4311953663744356170_n-150x150.jpg" xlink:type="simple" xlink:show="embed" xlink:actuate="onLoad" draw:mime-type="image/jpeg"/>
</draw:frame>
</text:a>
</text:p>
      <text:p text:style-name="P4">
<text:a xlink:type="simple" xlink:href="https://armyinform.com.ua/wp-content/uploads/2023/04/343291832_197739293119077_3728940890791260212_n.jpg" text:style-name="Internet_20_link" text:visited-style-name="Visited_20_Internet_20_Link">
<draw:frame draw:style-name="fr1" draw:name="Image387" text:anchor-type="as-char" svg:width="6.9236in" svg:height="6.9236in" draw:z-index="0">
<draw:image xlink:href="../Images/AРМІЯINFORM/2023-04-26T87-00-00-04-00/343291832_197739293119077_3728940890791260212_n-150x150.jpg" xlink:type="simple" xlink:show="embed" xlink:actuate="onLoad" draw:mime-type="image/jpeg"/>
</draw:frame>
</text:a>
</text:p>
      <text:p text:style-name="P4">
<text:a xlink:type="simple" xlink:href="https://armyinform.com.ua/wp-content/uploads/2023/04/343294631_535228965446363_9216540398461376947_n.jpg" text:style-name="Internet_20_link" text:visited-style-name="Visited_20_Internet_20_Link">
<draw:frame draw:style-name="fr1" draw:name="Image388" text:anchor-type="as-char" svg:width="6.9236in" svg:height="6.9236in" draw:z-index="0">
<draw:image xlink:href="../Images/AРМІЯINFORM/2023-04-26T87-00-00-04-00/343294631_535228965446363_9216540398461376947_n-150x150.jpg" xlink:type="simple" xlink:show="embed" xlink:actuate="onLoad" draw:mime-type="image/jpeg"/>
</draw:frame>
</text:a>
</text:p>
      <text:p text:style-name="P4">
<text:a xlink:type="simple" xlink:href="https://armyinform.com.ua/wp-content/uploads/2023/04/343365971_1439794163502814_3071858242519785633_n.jpg" text:style-name="Internet_20_link" text:visited-style-name="Visited_20_Internet_20_Link">
<draw:frame draw:style-name="fr1" draw:name="Image389" text:anchor-type="as-char" svg:width="6.9236in" svg:height="6.9236in" draw:z-index="0">
<draw:image xlink:href="../Images/AРМІЯINFORM/2023-04-26T87-00-00-04-00/343365971_1439794163502814_3071858242519785633_n-150x150.jpg" xlink:type="simple" xlink:show="embed" xlink:actuate="onLoad" draw:mime-type="image/jpeg"/>
</draw:frame>
</text:a>
</text:p>
      <text:p text:style-name="P4">
<text:a xlink:type="simple" xlink:href="https://armyinform.com.ua/wp-content/uploads/2023/04/343404011_141001335484198_5829727537236523856_n.jpg" text:style-name="Internet_20_link" text:visited-style-name="Visited_20_Internet_20_Link">
<draw:frame draw:style-name="fr1" draw:name="Image390" text:anchor-type="as-char" svg:width="6.9236in" svg:height="6.9236in" draw:z-index="0">
<draw:image xlink:href="../Images/AРМІЯINFORM/2023-04-26T87-00-00-04-00/343404011_141001335484198_5829727537236523856_n-150x150.jpg" xlink:type="simple" xlink:show="embed" xlink:actuate="onLoad" draw:mime-type="image/jpeg"/>
</draw:frame>
</text:a>
</text:p>
      <text:p text:style-name="P4">
<text:a xlink:type="simple" xlink:href="https://armyinform.com.ua/wp-content/uploads/2023/04/343727886_1369022893948792_1715315179700453415_n.jpg" text:style-name="Internet_20_link" text:visited-style-name="Visited_20_Internet_20_Link">
<draw:frame draw:style-name="fr1" draw:name="Image391" text:anchor-type="as-char" svg:width="6.9236in" svg:height="6.9236in" draw:z-index="0">
<draw:image xlink:href="../Images/AРМІЯINFORM/2023-04-26T87-00-00-04-00/343727886_1369022893948792_1715315179700453415_n-150x150.jpg" xlink:type="simple" xlink:show="embed" xlink:actuate="onLoad" draw:mime-type="image/jpeg"/>
</draw:frame>
</text:a>
The Kingdom of Norway continues to support the people of Ukraine and provides constant support in response to ongoing violations of international law.</text:p>
      <text:p text:style-name="P4">
Norwegian National Guard servicemen participate together with the educational teams of partner countries in the training program of Ukrainian nobles under the leadership of the UK.</text:p>
      <text:p text:style-name="P4">
News Source: <text:a xlink:type="simple" xlink:href="https://armyinform.com.ua/2023/04/26/instruktory-norvezkoyi-naczionalnoyi-gvardiyi-navchayut-nashyh-voyiniv-vedennyu-pozyczijnyh-bojovyh-dij/" text:style-name="Internet_20_link" text:visited-style-name="Visited_20_Internet_20_Link">
https://armyinform.com.ua/2023/04/26/instruktory-norvezkoyi-naczionalnoyi-gvardiyi-navchayut-nashyh-voyiniv-vedennyu-pozyczijnyh-bojovyh-dij/</text:a>
</text:p>
      <!--NEWS-->
      <text:h text:style-name="P10" text:outline-level="1">
<text:span text:style-name="T4">
In Kherson region 5 enemy UAV "Lancet" - the air command "South" -</text:span>
</text:h>
      <text:p text:style-name="P4">
Author: ['АРМІЯINFORM']</text:p>
      <text:p text:style-name="P4">
Time: 2023-04-26T88:00:00-04:00</text:p>
      <text:p text:style-name="P4">
Description: “26 KVITRY 2023 Rock, in the Khersonshchini, in the Mobilny Vognevich group of the Group of the District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343295779_194282773466695_678105928969812120_n.jpg" text:style-name="Internet_20_link" text:visited-style-name="Visited_20_Internet_20_Link">
343295779_194282773466695_678105928969812120_n.jpg</text:a>
']</text:p>
      <text:p text:style-name="P4">
Tags: ['STOPRUSSIA', 'АГРЕСІЯ РФ', 'ХЕРСОНЩИНА']</text:p>
      <text:p text:style-name="P4">
Category: News</text:p>
      <!--METADATA-->
      <text:p text:style-name="P4">
<draw:frame draw:style-name="fr1" draw:name="Image392" text:anchor-type="as-char" svg:width="6.9236in" svg:height="6.9236in" draw:z-index="0">
<draw:image xlink:href="../Images/AРМІЯINFORM/2023-04-26T88-00-00-04-00/343295779_194282773466695_678105928969812120_n.jpg" xlink:type="simple" xlink:show="embed" xlink:actuate="onLoad" draw:mime-type="image/jpeg"/>
</draw:frame>
“On April 26, 2023, in the Kherson region, the soldiers of the mobile fire groups of the South Air Force destroyed five Russian shock unmanned aircraft. About this <text:a xlink:type="simple" xlink:href="https://www.facebook.com/PvKPivden/posts/pfbid02QWQiML92zhfmiULqUS2gj2nkEFbNZoxhvKGCtrjYKCH31UdaXB5fzQ3x3wYBoepLl" text:style-name="Internet_20_link" text:visited-style-name="Visited_20_Internet_20_Link">
it is referred</text:a>
in the command of the command.</text:p>
      <text:p text:style-name="P4">
News Source: <text:a xlink:type="simple" xlink:href="https://armyinform.com.ua/2023/04/26/na-hersonshhyni-znyshheno-5-vorozhyh-bpla-lanczet-povitryane-komanduvannya-pivden/" text:style-name="Internet_20_link" text:visited-style-name="Visited_20_Internet_20_Link">
https://armyinform.com.ua/2023/04/26/na-hersonshhyni-znyshheno-5-vorozhyh-bpla-lanczet-povitryane-komanduvannya-pivden/</text:a>
</text:p>
      <!--NEWS-->
      <text:h text:style-name="P10" text:outline-level="1">
<text:span text:style-name="T4">
Deportation of Ukrainian children - the planned action of the Russian Federation: the second annual "Ukrainian Summit of Action" took place in Washington</text:span>
</text:h>
      <text:p text:style-name="P4">
Author: ['Ольга Мосьондз']</text:p>
      <text:p text:style-name="P4">
Time: 2023-04-26T89:00:00-04:00</text:p>
      <text:p text:style-name="P4">
Description: Pidrimka Ukrainian in Borotbi opposition to the USA, the USA DOSTAL DOSIS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golovna-1-4.jpg" text:style-name="Internet_20_link" text:visited-style-name="Visited_20_Internet_20_Link">
golovna-1-4.jpg</text:a>
', '<text:a xlink:type="simple" xlink:href="https://armyinform.com.ua/wp-content/uploads/2023/04/1-2-4-150x150.jpg" text:style-name="Internet_20_link" text:visited-style-name="Visited_20_Internet_20_Link">
1-2-4-150x150.jpg</text:a>
', '<text:a xlink:type="simple" xlink:href="https://armyinform.com.ua/wp-content/uploads/2023/04/2-2-3-150x150.jpg" text:style-name="Internet_20_link" text:visited-style-name="Visited_20_Internet_20_Link">
2-2-3-150x150.jpg</text:a>
', '<text:a xlink:type="simple" xlink:href="https://armyinform.com.ua/wp-content/uploads/2023/04/3-2-3-150x150.jpg" text:style-name="Internet_20_link" text:visited-style-name="Visited_20_Internet_20_Link">
3-2-3-150x150.jpg</text:a>
', '<text:a xlink:type="simple" xlink:href="https://armyinform.com.ua/wp-content/uploads/2023/04/7-1-2-150x150.jpg" text:style-name="Internet_20_link" text:visited-style-name="Visited_20_Internet_20_Link">
7-1-2-150x150.jpg</text:a>
', '<text:a xlink:type="simple" xlink:href="https://armyinform.com.ua/wp-content/uploads/2023/04/4-1-6-150x150.jpg" text:style-name="Internet_20_link" text:visited-style-name="Visited_20_Internet_20_Link">
4-1-6-150x150.jpg</text:a>
', '<text:a xlink:type="simple" xlink:href="https://armyinform.com.ua/wp-content/uploads/2023/04/5-1-4-150x150.jpg" text:style-name="Internet_20_link" text:visited-style-name="Visited_20_Internet_20_Link">
5-1-4-150x150.jpg</text:a>
', '<text:a xlink:type="simple" xlink:href="https://armyinform.com.ua/wp-content/uploads/2023/04/6-1-4-150x150.jpg" text:style-name="Internet_20_link" text:visited-style-name="Visited_20_Internet_20_Link">
6-1-4-150x150.jpg</text:a>
', '<text:a xlink:type="simple" xlink:href="https://armyinform.com.ua/wp-content/uploads/2023/04/8-1-2-150x150.jpg" text:style-name="Internet_20_link" text:visited-style-name="Visited_20_Internet_20_Link">
8-1-2-150x150.jpg</text:a>
', '<text:a xlink:type="simple" xlink:href="https://armyinform.com.ua/wp-content/uploads/2023/04/10-1-2-150x150.jpg" text:style-name="Internet_20_link" text:visited-style-name="Visited_20_Internet_20_Link">
10-1-2-150x150.jpg</text:a>
', '<text:a xlink:type="simple" xlink:href="https://armyinform.com.ua/wp-content/uploads/2023/04/11-1-1-150x150.jpg" text:style-name="Internet_20_link" text:visited-style-name="Visited_20_Internet_20_Link">
11-1-1-150x150.jpg</text:a>
', '<text:a xlink:type="simple" xlink:href="https://armyinform.com.ua/wp-content/uploads/2023/04/12-10-150x150.jpg" text:style-name="Internet_20_link" text:visited-style-name="Visited_20_Internet_20_Link">
12-10-150x150.jpg</text:a>
']</text:p>
      <text:p text:style-name="P4">
Tags: ['STOPRUSSIA', 'АГРЕСІЯ РФ', 'ВТОРГНЕННЯ РФ', 'ДОПОМОГА ПАРТНЕРІВ', 'СВІТ ПІДТРИМУЄ УКРАЇНУ']</text:p>
      <text:p text:style-name="P4">
Category: News</text:p>
      <!--METADATA-->
      <text:p text:style-name="P4">
<draw:frame draw:style-name="fr1" draw:name="Image393" text:anchor-type="as-char" svg:width="6.9236in" svg:height="4.240705in" draw:z-index="0">
<draw:image xlink:href="../Images/AРМІЯINFORM/2023-04-26T89-00-00-04-00/golovna-1-4.jpg" xlink:type="simple" xlink:show="embed" xlink:actuate="onLoad" draw:mime-type="image/jpeg"/>
</draw:frame>
Support of Ukraine in the fight against Russian aggression, US assistance for the re -expensive of Ukraine, the main challenges of communication during the unification of the world for the help of Ukraine, the forced deportation of Ukrainian children to the Russian Federation, the struggle of the Rivne propaganda - these and other issues were discussed in Washington during the second "Ukrainian Summit" .</text:p>
      <text:p text:style-name="P4">
<text:a xlink:type="simple" xlink:href="https://armyinform.com.ua/wp-content/uploads/2023/04/1-2-4.jpg" text:style-name="Internet_20_link" text:visited-style-name="Visited_20_Internet_20_Link">
!(Images/AРМІЯINFORM/2023-04-26T89-00-00-04-00/1-2-4-150x150.jpg)</text:a>
</text:p>
      <text:p text:style-name="P4">
<text:a xlink:type="simple" xlink:href="https://armyinform.com.ua/wp-content/uploads/2023/04/2-2-3.jpg" text:style-name="Internet_20_link" text:visited-style-name="Visited_20_Internet_20_Link">
<draw:frame draw:style-name="fr1" draw:name="Image394" text:anchor-type="as-char" svg:width="6.9236in" svg:height="6.9236in" draw:z-index="0">
<draw:image xlink:href="../Images/AРМІЯINFORM/2023-04-26T89-00-00-04-00/2-2-3-150x150.jpg" xlink:type="simple" xlink:show="embed" xlink:actuate="onLoad" draw:mime-type="image/jpeg"/>
</draw:frame>
</text:a>
</text:p>
      <text:p text:style-name="P4">
<text:a xlink:type="simple" xlink:href="https://armyinform.com.ua/wp-content/uploads/2023/04/3-2-3.jpg" text:style-name="Internet_20_link" text:visited-style-name="Visited_20_Internet_20_Link">
<draw:frame draw:style-name="fr1" draw:name="Image395" text:anchor-type="as-char" svg:width="6.9236in" svg:height="6.9236in" draw:z-index="0">
<draw:image xlink:href="../Images/AРМІЯINFORM/2023-04-26T89-00-00-04-00/3-2-3-150x150.jpg" xlink:type="simple" xlink:show="embed" xlink:actuate="onLoad" draw:mime-type="image/jpeg"/>
</draw:frame>
</text:a>
Summit organized by Razom for Ukraine(“Together for the sake of Ukraine”)jointly by the Oblast Partners, including the American Coalition for Ukraine(American Coalition for Ukraine). Саміт тривав з 23 по 25 квітня.</text:p>
      <text:p text:style-name="P4">
Це найбільший у США захід з підтримки України за адвокації громадськості, якийзібрав понад 300 учасників для зустрічей із сенаторами, конгресменами таіншими американськими політиками найвищого рівня.  Як зазначили організатори, «Український саміт дій» становили зустрічі вКонгресі, навчальні тренінги з адвокації та промоції України, панельнідискусії, які об’єднують волонтерів, активістів та організації українськоїгромади в США та за її межами, щоб закликати обраних посадових осібпродовжувати надавати критично важливу підтримку Україні у відповідь наширокомасштабне вторгнення росії.</text:p>
      <text:p text:style-name="P4">
Це вже другий «Український саміт дій». Перший відбувся у вересні 2022 року.Торішній захід зібрав понад 300 учасників із 42 організацій.</text:p>
      <text:p text:style-name="P4">
<text:span text:style-name="T4">
Про що цьогорічний саміт</text:span>
  — Цього разу участь у саміті беруть 320 учасників з понад 34-х штатів, щопредставляють 58 партнерських організацій. У межах заходу відбулися десяткизапланованих зустрічей із членами Палати представників і Сенату США. Саміт єпотужним проявом проукраїнської єдності з боку окремих осіб та українськоїгромади зі всіх Сполучених Штатів, — повідомили в Razom for Ukraine.  Учасники саміту виступають за ухвалення законодавства та резолюцій, якідопоможуть Україні продовжувати боротися з російською агресією та досягтинеобхідного результату.</text:p>
      <text:p text:style-name="P4">
<text:a xlink:type="simple" xlink:href="https://armyinform.com.ua/wp-content/uploads/2023/04/7-1-2.jpg" text:style-name="Internet_20_link" text:visited-style-name="Visited_20_Internet_20_Link">
<draw:frame draw:style-name="fr1" draw:name="Image396" text:anchor-type="as-char" svg:width="6.9236in" svg:height="6.9236in" draw:z-index="0">
<draw:image xlink:href="../Images/AРМІЯINFORM/2023-04-26T89-00-00-04-00/7-1-2-150x150.jpg" xlink:type="simple" xlink:show="embed" xlink:actuate="onLoad" draw:mime-type="image/jpeg"/>
</draw:frame>
</text:a>
</text:p>
      <text:p text:style-name="P4">
<text:a xlink:type="simple" xlink:href="https://armyinform.com.ua/wp-content/uploads/2023/04/5-1-4.jpg" text:style-name="Internet_20_link" text:visited-style-name="Visited_20_Internet_20_Link">
<draw:frame draw:style-name="fr1" draw:name="Image397" text:anchor-type="as-char" svg:width="6.9236in" svg:height="6.9236in" draw:z-index="0">
<draw:image xlink:href="../Images/AРМІЯINFORM/2023-04-26T89-00-00-04-00/5-1-4-150x150.jpg" xlink:type="simple" xlink:show="embed" xlink:actuate="onLoad" draw:mime-type="image/jpeg"/>
</draw:frame>
</text:a>
</text:p>
      <text:p text:style-name="P4">
<text:a xlink:type="simple" xlink:href="https://armyinform.com.ua/wp-content/uploads/2023/04/6-1-4.jpg" text:style-name="Internet_20_link" text:visited-style-name="Visited_20_Internet_20_Link">
<draw:frame draw:style-name="fr1" draw:name="Image398" text:anchor-type="as-char" svg:width="6.9236in" svg:height="6.9236in" draw:z-index="0">
<draw:image xlink:href="../Images/AРМІЯINFORM/2023-04-26T89-00-00-04-00/6-1-4-150x150.jpg" xlink:type="simple" xlink:show="embed" xlink:actuate="onLoad" draw:mime-type="image/jpeg"/>
</draw:frame>
</text:a>
- On the first day, "participants were given the long -awaited opportunity to finish personally, discuss the topics that concern them, and undergo training training to demonstrate the maximum efficiency and readiness during meetings on the Capitol Hill. Thank you to the University of Georgtan for holding the study sessions of the Tukrainsk House for accepting the participants, - Razom Forukraine said.</text:p>
      <text:p text:style-name="P4">
The next day, Razom, as part of the American coalition in Ukraine, helped more than 50 meetings with Senators and US Congressmen offices. There was also a presentation and panels with the participation of 18 experts on the issues of Zamuza.</text:p>
      <text:p text:style-name="P4">
-Concerning meetings with the offices of senators and congressmans, in particular, more delegations from New York and California held meetings with the offices of Kongresman David G. Valadao, Congressmen Barbara Leo, Nicolellioliotakis, Nicolelliotakis. From Virginia - they met Jerry Connolly and Congressman Jennifer Wexton. The attorneys of Zennessy visited the offices of Marsha Blackburn and David Kustoff, - reported in_american Coalition for Ukraine_.</text:p>
      <text:p text:style-name="P4">
Razom for Ukraine said that during the second day the summit also held 4 planes, the main topics of which: assistance to Ukraine, deportation of Ukrainian children.</text:p>
      <text:p text:style-name="P4">
The Deportation and Genocide of Children was devoted to the exposing of Russia's planned politics on the deportation of Ukrainian children from the occupied territories and their forced re -education in Russia.</text:p>
      <ul>
        <li>
According to the organizers, the participants discussed the legal details of this question, as well as shared personal stories of victims of deportation. Katya Pavlevich from where our people and "Together for Ukraine" performed.</li>
      </ul>
      <text:p text:style-name="P4">
<text:a xlink:type="simple" xlink:href="https://armyinform.com.ua/wp-content/uploads/2023/04/8-1-2.jpg" text:style-name="Internet_20_link" text:visited-style-name="Visited_20_Internet_20_Link">
!(Images/AРМІЯINFORM/2023-04-26T89-00-00-04-00/8-1-2-150x150.jpg)</text:a>
</text:p>
      <text:p text:style-name="P4">
<text:a xlink:type="simple" xlink:href="https://armyinform.com.ua/wp-content/uploads/2023/04/10-1-2.jpg" text:style-name="Internet_20_link" text:visited-style-name="Visited_20_Internet_20_Link">
<draw:frame draw:style-name="fr1" draw:name="Image399" text:anchor-type="as-char" svg:width="6.9236in" svg:height="6.9236in" draw:z-index="0">
<draw:image xlink:href="../Images/AРМІЯINFORM/2023-04-26T89-00-00-04-00/10-1-2-150x150.jpg" xlink:type="simple" xlink:show="embed" xlink:actuate="onLoad" draw:mime-type="image/jpeg"/>
</draw:frame>
</text:a>
</text:p>
      <text:p text:style-name="P4">
<text:a xlink:type="simple" xlink:href="https://armyinform.com.ua/wp-content/uploads/2023/04/11-1-1.jpg" text:style-name="Internet_20_link" text:visited-style-name="Visited_20_Internet_20_Link">
<draw:frame draw:style-name="fr1" draw:name="Image400" text:anchor-type="as-char" svg:width="6.9236in" svg:height="6.9236in" draw:z-index="0">
<draw:image xlink:href="../Images/AРМІЯINFORM/2023-04-26T89-00-00-04-00/11-1-1-150x150.jpg" xlink:type="simple" xlink:show="embed" xlink:actuate="onLoad" draw:mime-type="image/jpeg"/>
</draw:frame>
</text:a>
</text:p>
      <text:h text:style-name="P12" text:outline-level="3">
<text:span text:style-name="T4">
<text:span text:style-name="T4">
 Delivery of Assistance to Hot points of Ukraine </text:span>
</text:span>
</text:h>
      <text:p text:style-name="P4">
The final day of the Ukrainian Summit of Action began with a discussion on the delivery of the storage facility to the hot spots of Ukraine.</text:p>
      <ul>
        <li>
During the discussion, the challenges and consequences of delivery of vital goods from other countries to the most dangerous territories of Ukraine were considered. For novel, it is a great honor to gather at one table representatives of the US largest universities - <text:a xlink:type="simple" xlink:href="https://www.facebook.com/AmericanCoalitionForUkraine/posts/pfbid0V49orm5pbiuijiwVj9iCdfpaoduNHcekv4B8PHokqKhjCgbs3v59VW6zdajRLuFQl" text:style-name="Internet_20_link" text:visited-style-name="Visited_20_Internet_20_Link">
noted</text:a>
Organizers.</li>
      </ul>
      <text:p text:style-name="P4">
The Academy Decolonization Panel: Why Ukrainian Voices should be finally interested in the history of Russia's academic imperialism and the appropriation of Ukrainian history in Eastern European studies.</text:p>
      <text:p text:style-name="P4">
The third day of the final day, as reported in American Coalition for Ukraine, has 110 meetings on the Capitol Hill. They were all dedicated to Ukraine.</text:p>
      <ul>
        <li>
We want to thank all participants of meetings for the advocacy of Ukraine, for their universal efforts. They did their best to find out more people about Ukraine. If this is not a dedication, then we do not know what it is. It is very important to express your needs and concerns to the representatives of the state, - noted in American Coalition for Ukraine.</li>
      </ul>
      <text:p text:style-name="P4">
News Source: <text:a xlink:type="simple" xlink:href="https://armyinform.com.ua/2023/04/26/deportacziya-ukrayinskyh-ditej-splanovana-diya-rf-u-vashyngtoni-vidbuvsya-ii-shhorichnyj-ukrayinskyj-samit-dij/" text:style-name="Internet_20_link" text:visited-style-name="Visited_20_Internet_20_Link">
https://armyinform.com.ua/2023/04/26/deportacziya-ukrayinskyh-ditej-splanovana-diya-rf-u-vashyngtoni-vidbuvsya-ii-shhorichnyj-ukrayinskyj-samit-dij/</text:a>
</text:p>
      <!--NEWS-->
      <text:h text:style-name="P10" text:outline-level="1">
<text:span text:style-name="T4">
As a result of the shelling of the Antonov Bridge, a civilian was killed and journalist was injured</text:span>
</text:h>
      <text:p text:style-name="P4">
Author: ['АРМІЯINFORM']</text:p>
      <text:p text:style-name="P4">
Time: 2023-04-26T90:00:00-04:00</text:p>
      <text:p text:style-name="P4">
Description: For the proprietary Kerivnitvva of the Kherson -Oblast Prosecutor's Office, Rozdovo ... War with Ukraine 2022, War with Ukraine Latest news today, News War with Ukraine 2022 Last today, will there be a war between Ukraine and Russia and when the war with Ukraine will be either in 2022 or there will be or will be or will be No, will there be a war with Ukraine in the near future, they say, the war with Ukraine, Ukrainian news today, Ukrainian news in Ukrainian media in Russian</text:p>
      <text:p text:style-name="P4">
Images: ['<text:a xlink:type="simple" xlink:href="https://armyinform.com.ua/wp-content/uploads/2023/04/343668698_1628415117630869_1014212384268617089_n.jpg" text:style-name="Internet_20_link" text:visited-style-name="Visited_20_Internet_20_Link">
343668698_1628415117630869_1014212384268617089_n.jpg</text:a>
']</text:p>
      <text:p text:style-name="P4">
Tags: ['STOPRUSSIA', 'АГРЕСІЯ РФ', 'ХЕРСОНЩИНА']</text:p>
      <text:p text:style-name="P4">
Category: News</text:p>
      <!--METADATA-->
      <text:p text:style-name="P4">
<draw:frame draw:style-name="fr1" draw:name="Image401" text:anchor-type="as-char" svg:width="6.9236in" svg:height="4.661891in" draw:z-index="0">
<draw:image xlink:href="../Images/AРМІЯINFORM/2023-04-26T90-00-00-04-00/343668698_1628415117630869_1014212384268617089_n.jpg" xlink:type="simple" xlink:show="embed" xlink:actuate="onLoad" draw:mime-type="image/jpeg"/>
</draw:frame>
With the procedural leadership of the Kherson Regional Prosecutor's Office, a subsequent investigation into the violation of the laws and customs of war.(Part 2 of Article 438 of the Criminal Code of Ukraine). За даними слідства, 26 квітня російські війська, вчерговепорушуючи норми міжнародного гуманітарного права, здійснили обстріл районуАнтонівського мосту біля Херсона.</text:p>
      <text:p text:style-name="P4">
Про це<text:a xlink:type="simple" xlink:href="https://www.facebook.com/pgo.gov.ua/posts/pfbid02evQuikdofKiMKAFqXb6YdVcE5nPGj6Enhu3AzUs4K6r9kxU3zBETEH8u3CkaFrKal" text:style-name="Internet_20_link" text:visited-style-name="Visited_20_Internet_20_Link">
повідомляє</text:a>
Office of the Prosecutor General of Ukraine.</text:p>
      <text:p text:style-name="P4">
As a result, a civilian man was killed.</text:p>
      <text:p text:style-name="P4">
A foreign edition correspondent received a gunshot wound to the shoulder. He worked on material about life in the city that has been occupied for a long time, atheper was undergoing systematic shelling by the Russian army.</text:p>
      <text:p text:style-name="P4">
He was taken to a hospital where qualified medical care is provided.</text:p>
      <text:p text:style-name="P4">
The necessary investigative actions are currently underway to record the next crime of the Russian Federation.</text:p>
      <text:p text:style-name="P4">
News Source: <text:a xlink:type="simple" xlink:href="https://armyinform.com.ua/2023/04/26/vnaslidok-obstrilu-antonivskogo-mostu-zagynuv-czyvilnyj-ta-poraneno-zhurnalista/" text:style-name="Internet_20_link" text:visited-style-name="Visited_20_Internet_20_Link">
https://armyinform.com.ua/2023/04/26/vnaslidok-obstrilu-antonivskogo-mostu-zagynuv-czyvilnyj-ta-poraneno-zhurnalista/</text:a>
</text:p>
      <!--NEWS-->
      <text:h text:style-name="P10" text:outline-level="1">
<text:span text:style-name="T4">
Sudan has already been rescued from Sudan's combat actions by 91 Ukrainians - GUR</text:span>
</text:h>
      <text:p text:style-name="P4">
Author: ['АРМІЯINFORM']</text:p>
      <text:p text:style-name="P4">
Time: 2023-04-26T91:00:00-04:00</text:p>
      <text:p text:style-name="P4">
Description: Vnaslіdok Retelly planned operations, healthy GUR MO MOZS TA OFIS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343068456_595279729206577_1310501425830813646_n.jpg" text:style-name="Internet_20_link" text:visited-style-name="Visited_20_Internet_20_Link">
343068456_595279729206577_1310501425830813646_n.jpg</text:a>
', '<text:a xlink:type="simple" xlink:href="https://armyinform.com.ua/wp-content/uploads/2023/04/343086149_3528335257449766_3495646879656041060_n-150x150.jpg" text:style-name="Internet_20_link" text:visited-style-name="Visited_20_Internet_20_Link">
343086149_3528335257449766_3495646879656041060_n-150x150.jpg</text:a>
', '<text:a xlink:type="simple" xlink:href="https://armyinform.com.ua/wp-content/uploads/2023/04/343177248_611465647682279_5495077909481230695_n-150x150.jpg" text:style-name="Internet_20_link" text:visited-style-name="Visited_20_Internet_20_Link">
343177248_611465647682279_5495077909481230695_n-150x150.jpg</text:a>
', '<text:a xlink:type="simple" xlink:href="https://armyinform.com.ua/wp-content/uploads/2023/04/343295574_936172827519048_4048038841056452191_n-150x150.jpg" text:style-name="Internet_20_link" text:visited-style-name="Visited_20_Internet_20_Link">
343295574_936172827519048_4048038841056452191_n-150x150.jpg</text:a>
', '<text:a xlink:type="simple" xlink:href="https://armyinform.com.ua/wp-content/uploads/2023/04/343328565_817495803135616_2524236438428527415_n-150x150.jpg" text:style-name="Internet_20_link" text:visited-style-name="Visited_20_Internet_20_Link">
343328565_817495803135616_2524236438428527415_n-150x150.jpg</text:a>
']</text:p>
      <text:p text:style-name="P4">
Tags: ['STOPRUSSIA', 'АГРЕСІЯ РФ', 'ГУР МО УКРАЇНИ', 'СУДАН']</text:p>
      <text:p text:style-name="P4">
Category: News</text:p>
      <!--METADATA-->
      <text:p text:style-name="P4">
<draw:frame draw:style-name="fr1" draw:name="Image402" text:anchor-type="as-char" svg:width="6.9236in" svg:height="5.1927in" draw:z-index="0">
<draw:image xlink:href="../Images/AРМІЯINFORM/2023-04-26T91-00-00-04-00/343068456_595279729206577_1310501425830813646_n.jpg" xlink:type="simple" xlink:show="embed" xlink:actuate="onLoad" draw:mime-type="image/jpeg"/>
</draw:frame>
As a result of a thoroughly planned operation carried out by the GUR, the Ministry of Foreign Affairs Taiff of the President of Ukraine, as of April 26, 2023, 91 Ukrainians were rescued from Sudan's combat.</text:p>
      <text:p text:style-name="P4">
About it <text:a xlink:type="simple" xlink:href="https://www.facebook.com/DefenceIntelligenceofUkraine/posts/pfbid02UTCqKvJsvqpXFmdXosYHy7NEGUA8eqGB4tmibmeG5VPzrKwy98JuqpapRgpqpjhBl" text:style-name="Internet_20_link" text:visited-style-name="Visited_20_Internet_20_Link">
reports</text:a>
Main Directorate of Intelligence of the Ministry of Defense of Ukraine.</text:p>
      <text:p text:style-name="P4">
Within the framework of the operation, Ukrainian military intelligence officers and diplomats also helped Sudan 51 foreigners-the citizens of Georgia, Canada, Peru and the Federation-Kitts and Nevis.</text:p>
      <text:p text:style-name="P4">
A charter flight with 64 Ukrainians who expressed their desire to return home at the Poland Airport. The Ukrainian state border will cross the Ukrainian state border.</text:p>
      <text:p text:style-name="P4">
Evacuation from the restless African country is ongoing. Ukrainians who will need to rescue because of the danger to life and health in Sudan, everyday assistance by official representatives of Ukraine.</text:p>
      <text:p text:style-name="P4">
<text:a xlink:type="simple" xlink:href="https://armyinform.com.ua/wp-content/uploads/2023/04/343086149_3528335257449766_3495646879656041060_n.jpg" text:style-name="Internet_20_link" text:visited-style-name="Visited_20_Internet_20_Link">
!(Images/AРМІЯINFORM/2023-04-26T91-00-00-04-00/343086149_3528335257449766_3495646879656041060_n-150x150.jpg)</text:a>
</text:p>
      <text:p text:style-name="P4">
<text:a xlink:type="simple" xlink:href="https://armyinform.com.ua/wp-content/uploads/2023/04/343177248_611465647682279_5495077909481230695_n.jpg" text:style-name="Internet_20_link" text:visited-style-name="Visited_20_Internet_20_Link">
<draw:frame draw:style-name="fr1" draw:name="Image403" text:anchor-type="as-char" svg:width="6.9236in" svg:height="6.9236in" draw:z-index="0">
<draw:image xlink:href="../Images/AРМІЯINFORM/2023-04-26T91-00-00-04-00/343177248_611465647682279_5495077909481230695_n-150x150.jpg" xlink:type="simple" xlink:show="embed" xlink:actuate="onLoad" draw:mime-type="image/jpeg"/>
</draw:frame>
</text:a>
</text:p>
      <text:p text:style-name="P4">
<text:a xlink:type="simple" xlink:href="https://armyinform.com.ua/wp-content/uploads/2023/04/343295574_936172827519048_4048038841056452191_n.jpg" text:style-name="Internet_20_link" text:visited-style-name="Visited_20_Internet_20_Link">
<draw:frame draw:style-name="fr1" draw:name="Image404" text:anchor-type="as-char" svg:width="6.9236in" svg:height="6.9236in" draw:z-index="0">
<draw:image xlink:href="../Images/AРМІЯINFORM/2023-04-26T91-00-00-04-00/343295574_936172827519048_4048038841056452191_n-150x150.jpg" xlink:type="simple" xlink:show="embed" xlink:actuate="onLoad" draw:mime-type="image/jpeg"/>
</draw:frame>
</text:a>
</text:p>
      <text:p text:style-name="P4">
<text:a xlink:type="simple" xlink:href="https://armyinform.com.ua/wp-content/uploads/2023/04/343328565_817495803135616_2524236438428527415_n.jpg" text:style-name="Internet_20_link" text:visited-style-name="Visited_20_Internet_20_Link">
<draw:frame draw:style-name="fr1" draw:name="Image405" text:anchor-type="as-char" svg:width="6.9236in" svg:height="6.9236in" draw:z-index="0">
<draw:image xlink:href="../Images/AРМІЯINFORM/2023-04-26T91-00-00-04-00/343328565_817495803135616_2524236438428527415_n-150x150.jpg" xlink:type="simple" xlink:show="embed" xlink:actuate="onLoad" draw:mime-type="image/jpeg"/>
</draw:frame>
</text:a>
</text:p>
      <text:p text:style-name="P4">
News Source: <text:a xlink:type="simple" xlink:href="https://armyinform.com.ua/2023/04/26/z-ohoplenogo-bojovymy-diyamy-sudanu-vdalos-vryatuvaty-vzhe-91-ukrayinczya-gur/" text:style-name="Internet_20_link" text:visited-style-name="Visited_20_Internet_20_Link">
https://armyinform.com.ua/2023/04/26/z-ohoplenogo-bojovymy-diyamy-sudanu-vdalos-vryatuvaty-vzhe-91-ukrayinczya-gur/</text:a>
</text:p>
      <!--NEWS-->
      <text:h text:style-name="P10" text:outline-level="1">
<text:span text:style-name="T4">
The Russian army fired at the border of Chernihiv 5 more times 5 times</text:span>
</text:h>
      <text:p text:style-name="P4">
Author: ['АРМІЯINFORM']</text:p>
      <text:p text:style-name="P4">
Time: 2023-04-26T92:00:00-04:00</text:p>
      <text:p text:style-name="P4">
Description: About the Knodomlya, the commanding of the command "Pivnich": "The Stan at 17:00 26 KVITY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1/obstril-harkova-8.jpg" text:style-name="Internet_20_link" text:visited-style-name="Visited_20_Internet_20_Link">
obstril-harkova-8.jpg</text:a>
']</text:p>
      <text:p text:style-name="P4">
Tags: ['STOPRUSSIA', 'АГРЕСІЯ РФ', 'ЧЕРНІГІВЩИНА']</text:p>
      <text:p text:style-name="P4">
Category: News</text:p>
      <!--METADATA-->
      <text:p text:style-name="P4">
<draw:frame draw:style-name="fr1" draw:name="Image406" text:anchor-type="as-char" svg:width="6.9236in" svg:height="4.615733in" draw:z-index="0">
<draw:image xlink:href="../Images/AРМІЯINFORM/2023-04-26T92-00-00-04-00/obstril-harkova-8.jpg" xlink:type="simple" xlink:show="embed" xlink:actuate="onLoad" draw:mime-type="image/jpeg"/>
</draw:frame>
Illustrative photo</text:p>
      <text:p text:style-name="P4">
About it <text:a xlink:type="simple" xlink:href="https://www.facebook.com/kommander.nord/posts/pfbid02a8UQUxqNximpLUnawvmpfWEk1hbjmRvNhbjozDa29XDJEmdnvF6HjbdEmDGGwJXrl" text:style-name="Internet_20_link" text:visited-style-name="Visited_20_Internet_20_Link">
reports</text:a>
Operational Command "North":</text:p>
      <text:p text:style-name="P4">
“As of 5:00 pm on April 26, the Russian army fired at the border guards of the Chernihiv region 5 times.</text:p>
      <text:p text:style-name="P4">
From 10:58 to 11:38 3 parishes were recorded, probably from a mortar 120 mm, in the district. Janzhulivka. There was no information about losses among the local population or damage to civil infrastructure.</text:p>
      <text:p text:style-name="P4">
From 10:45 to 11:36 there were 2 parishes, probably from a mortar 120 mm, in NP Medvedivka. There was no information about losses among the local population or damage to civil infrastructure.</text:p>
      <text:p text:style-name="P4">
11:56 to 12:50 there were 6 parishes, probably from a mortar 120 mm, in the district. Medvedivka. There was no information about losses among the local population or damage to civil infrastructure.</text:p>
      <text:p text:style-name="P4">
From 13:30 to 14:00 there were 6 parishes, probably from the artillery, Uda NP. Zarichia. There was no information about the losses among the local population or damage to civilian infrastructure.</text:p>
      <text:p text:style-name="P4">
From 14:40 to 14:54 17 parishes were recorded, probably from a mortar of 82 mm, in the district. Karpovichi. There was no information about losses among the local population or damage to civil infrastructure. ”</text:p>
      <text:p text:style-name="P4">
News Source: <text:a xlink:type="simple" xlink:href="https://armyinform.com.ua/2023/04/26/rosijska-armiya-shhe-5-raziv-obstrilyala-prykordonnya-chernigivshhyny/" text:style-name="Internet_20_link" text:visited-style-name="Visited_20_Internet_20_Link">
https://armyinform.com.ua/2023/04/26/rosijska-armiya-shhe-5-raziv-obstrilyala-prykordonnya-chernigivshhyny/</text:a>
</text:p>
      <!--NEWS-->
      <text:h text:style-name="P10" text:outline-level="1">
<text:span text:style-name="T4">
Volodymyr Zelenskyy had a telephone conversation with Italy Prime Minister</text:span>
</text:h>
      <text:p text:style-name="P4">
Author: ['АРМІЯINFORM']</text:p>
      <text:p text:style-name="P4">
Time: 2023-04-26T93:00:00-04:00</text:p>
      <text:p text:style-name="P4">
Description: About the President of Ukraine Volodymyr Zelensky, Vice -Miner at Facebook: “Proviv telephone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343746616_1264625241155540_3802323340443924613_n.jpg" text:style-name="Internet_20_link" text:visited-style-name="Visited_20_Internet_20_Link">
343746616_1264625241155540_3802323340443924613_n.jpg</text:a>
']</text:p>
      <text:p text:style-name="P4">
Tags: ['STOPRUSSIA', 'АГРЕСІЯ РФ', 'ВОЛОДИМИР ЗЕЛЕНСЬКИЙ']</text:p>
      <text:p text:style-name="P4">
Category: News</text:p>
      <!--METADATA-->
      <text:p text:style-name="P4">
<draw:frame draw:style-name="fr1" draw:name="Image407" text:anchor-type="as-char" svg:width="6.9236in" svg:height="4.615733in" draw:z-index="0">
<draw:image xlink:href="../Images/AРМІЯINFORM/2023-04-26T93-00-00-04-00/343746616_1264625241155540_3802323340443924613_n.jpg" xlink:type="simple" xlink:show="embed" xlink:actuate="onLoad" draw:mime-type="image/jpeg"/>
</draw:frame>
President of Ukraine Volodymyr Zelenskyy <text:a xlink:type="simple" xlink:href="https://www.facebook.com/zelenskiy.official/posts/pfbid0zLomSHsUJM5eeR8u4fZx3LCncpuS4AKjBJhXYb6yaJXC4rtjwvbxWrcKR2z237cVl" text:style-name="Internet_20_link" text:visited-style-name="Visited_20_Internet_20_Link">
reported</text:a>
On Facebook:</text:p>
      <text:p text:style-name="P4">
“He has a telephone conversation with the Prime Minister of Italy Giorgia Meloni. He thanked the conference held for the restoration of Ukraine and for its personal leadership unlawful support of the Ukrainian people. They discussed continuation cooperation and future international events. "</text:p>
      <text:p text:style-name="P4">
News Source: <text:a xlink:type="simple" xlink:href="https://armyinform.com.ua/2023/04/26/volodymyr-zelenskyj-proviv-telefonnu-rozmovu-z-premyer-ministrom-italiyi/" text:style-name="Internet_20_link" text:visited-style-name="Visited_20_Internet_20_Link">
https://armyinform.com.ua/2023/04/26/volodymyr-zelenskyj-proviv-telefonnu-rozmovu-z-premyer-ministrom-italiyi/</text:a>
</text:p>
      <!--NEWS-->
      <text:h text:style-name="P10" text:outline-level="1">
<text:span text:style-name="T4">
Ukraine and Italy are expanding in the APC's cooperation</text:span>
</text:h>
      <text:p text:style-name="P4">
Author: ['АРМІЯINFORM']</text:p>
      <text:p text:style-name="P4">
Time: 2023-04-26T94:00:00-04:00</text:p>
      <text:p text:style-name="P4">
Description: PID Hour Vizita Urovavoi delegation before the prem "Ukrainian, Denis Schmigal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thumb_203056_820_360_0_0_auto.jpg" text:style-name="Internet_20_link" text:visited-style-name="Visited_20_Internet_20_Link">
thumb_203056_820_360_0_0_auto.jpg</text:a>
', '<text:a xlink:type="simple" xlink:href="https://armyinform.com.ua/wp-content/uploads/2023/04/thumb_203057_820_360_0_0_auto-150x150.jpg" text:style-name="Internet_20_link" text:visited-style-name="Visited_20_Internet_20_Link">
thumb_203057_820_360_0_0_auto-150x150.jpg</text:a>
', '<text:a xlink:type="simple" xlink:href="https://armyinform.com.ua/wp-content/uploads/2023/04/thumb_203058_820_360_0_0_auto-150x150.jpg" text:style-name="Internet_20_link" text:visited-style-name="Visited_20_Internet_20_Link">
thumb_203058_820_360_0_0_auto-150x150.jpg</text:a>
', '<text:a xlink:type="simple" xlink:href="https://armyinform.com.ua/wp-content/uploads/2023/04/thumb_203059_820_360_0_0_auto-150x150.jpg" text:style-name="Internet_20_link" text:visited-style-name="Visited_20_Internet_20_Link">
thumb_203059_820_360_0_0_auto-150x150.jpg</text:a>
', '<text:a xlink:type="simple" xlink:href="https://armyinform.com.ua/wp-content/uploads/2023/04/thumb_203060_820_360_0_0_auto-150x150.jpg" text:style-name="Internet_20_link" text:visited-style-name="Visited_20_Internet_20_Link">
thumb_203060_820_360_0_0_auto-150x150.jpg</text:a>
']</text:p>
      <text:p text:style-name="P4">
Tags: ['STOPRUSSIA', 'АГРЕСІЯ РФ', 'ДЕНИС ШМИГАЛЬ', 'ІТАЛІЯ']</text:p>
      <text:p text:style-name="P4">
Category: News</text:p>
      <!--METADATA-->
      <text:p text:style-name="P4">
<draw:frame draw:style-name="fr1" draw:name="Image408" text:anchor-type="as-char" svg:width="6.9236in" svg:height="4.610104in" draw:z-index="0">
<draw:image xlink:href="../Images/AРМІЯINFORM/2023-04-26T94-00-00-04-00/thumb_203056_820_360_0_0_auto.jpg" xlink:type="simple" xlink:show="embed" xlink:actuate="onLoad" draw:mime-type="image/jpeg"/>
</draw:frame>
During the visit of the Government Delegation to Italy, Prime Minister of Ukraine Denisshigal visited the RheinMetall ITalia S.P.A. defense enterprise, and is awarded to the production of modern air defense systems.</text:p>
      <text:p text:style-name="P4">
About it <text:a xlink:type="simple" xlink:href="https://www.kmu.gov.ua/news/ukraina-ta-italiia-rozshyriuiut-spivpratsiu-v-haluzi-vpk" text:style-name="Internet_20_link" text:visited-style-name="Visited_20_Internet_20_Link">
reports</text:a>
Government portal.</text:p>
      <text:p text:style-name="P4">
Among the development of RheinMetall is the Skynex Skynex Air Defense System, which Ukraine is interested in.</text:p>
      <text:p text:style-name="P4">
“We need such an effective weapon to protect against drones that Ukraine is Ukrainian. This will save dozens of lives and important infrastructure for the millions of people, ”Denis Shmigal is convinced.</text:p>
      <text:p text:style-name="P4">
Currently, such batteries are already on duty in Ukraine. The Prime Minister thanked the partners for their support.</text:p>
      <text:p text:style-name="P4">
<text:a xlink:type="simple" xlink:href="https://armyinform.com.ua/wp-content/uploads/2023/04/thumb_203057_820_360_0_0_auto.jpg" text:style-name="Internet_20_link" text:visited-style-name="Visited_20_Internet_20_Link">
!(Images/AРМІЯINFORM/2023-04-26T94-00-00-04-00/thumb_203057_820_360_0_0_auto-150x150.jpg)</text:a>
</text:p>
      <text:p text:style-name="P4">
<text:a xlink:type="simple" xlink:href="https://armyinform.com.ua/wp-content/uploads/2023/04/thumb_203058_820_360_0_0_auto.jpg" text:style-name="Internet_20_link" text:visited-style-name="Visited_20_Internet_20_Link">
<draw:frame draw:style-name="fr1" draw:name="Image409" text:anchor-type="as-char" svg:width="6.9236in" svg:height="6.9236in" draw:z-index="0">
<draw:image xlink:href="../Images/AРМІЯINFORM/2023-04-26T94-00-00-04-00/thumb_203058_820_360_0_0_auto-150x150.jpg" xlink:type="simple" xlink:show="embed" xlink:actuate="onLoad" draw:mime-type="image/jpeg"/>
</draw:frame>
</text:a>
</text:p>
      <text:p text:style-name="P4">
<text:a xlink:type="simple" xlink:href="https://armyinform.com.ua/wp-content/uploads/2023/04/thumb_203059_820_360_0_0_auto.jpg" text:style-name="Internet_20_link" text:visited-style-name="Visited_20_Internet_20_Link">
<draw:frame draw:style-name="fr1" draw:name="Image410" text:anchor-type="as-char" svg:width="6.9236in" svg:height="6.9236in" draw:z-index="0">
<draw:image xlink:href="../Images/AРМІЯINFORM/2023-04-26T94-00-00-04-00/thumb_203059_820_360_0_0_auto-150x150.jpg" xlink:type="simple" xlink:show="embed" xlink:actuate="onLoad" draw:mime-type="image/jpeg"/>
</draw:frame>
</text:a>
</text:p>
      <text:p text:style-name="P4">
<text:a xlink:type="simple" xlink:href="https://armyinform.com.ua/wp-content/uploads/2023/04/thumb_203060_820_360_0_0_auto.jpg" text:style-name="Internet_20_link" text:visited-style-name="Visited_20_Internet_20_Link">
<draw:frame draw:style-name="fr1" draw:name="Image411" text:anchor-type="as-char" svg:width="6.9236in" svg:height="6.9236in" draw:z-index="0">
<draw:image xlink:href="../Images/AРМІЯINFORM/2023-04-26T94-00-00-04-00/thumb_203060_820_360_0_0_auto-150x150.jpg" xlink:type="simple" xlink:show="embed" xlink:actuate="onLoad" draw:mime-type="image/jpeg"/>
</draw:frame>
</text:a>
“We expand the horizons of cooperation of Ukraine and Italy in the industry of MIC. Consideration of the possible production of components of these systems. We are working on the more such effective air defense. They will create a reliable shield around our strategic infrastructure sites, ”the head of government said.</text:p>
      <text:p text:style-name="P4">
News Source: <text:a xlink:type="simple" xlink:href="https://armyinform.com.ua/2023/04/26/ukrayina-ta-italiya-rozshyryuyut-spivpraczyu-v-galuzi-vpk/" text:style-name="Internet_20_link" text:visited-style-name="Visited_20_Internet_20_Link">
https://armyinform.com.ua/2023/04/26/ukrayina-ta-italiya-rozshyryuyut-spivpraczyu-v-galuzi-vpk/</text:a>
</text:p>
      <!--NEWS-->
      <text:h text:style-name="P10" text:outline-level="1">
<text:span text:style-name="T4">
Our warriors in the Kherson region knocked down Russian UAV type "Merlin"</text:span>
</text:h>
      <text:p text:style-name="P4">
Author: ['АРМІЯINFORM']</text:p>
      <text:p text:style-name="P4">
Time: 2023-04-26T95:00:00-04:00</text:p>
      <text:p text:style-name="P4">
Description: About the Chief of the Divotryans, the command “Piven”: “26 kvіtny 2023 Roku, near ... War with Ukraine 2022, war with Ukraine Latest news today, News War with Ukraine 2022 Last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f9762bcb7b43a45a.jpg" text:style-name="Internet_20_link" text:visited-style-name="Visited_20_Internet_20_Link">
f9762bcb7b43a45a.jpg</text:a>
']</text:p>
      <text:p text:style-name="P4">
Tags: ['STOPRUSSIA', 'АГРЕСІЯ РФ', 'ВТРАТИ ВОРОГА', 'ХРОНІКА ОБОРОНИ']</text:p>
      <text:p text:style-name="P4">
Category: News</text:p>
      <!--METADATA-->
      <text:p text:style-name="P4">
<draw:frame draw:style-name="fr1" draw:name="Image412" text:anchor-type="as-char" svg:width="6.9236in" svg:height="3.750283in" draw:z-index="0">
<draw:image xlink:href="../Images/AРМІЯINFORM/2023-04-26T95-00-00-04-00/f9762bcb7b43a45a.jpg" xlink:type="simple" xlink:show="embed" xlink:actuate="onLoad" draw:mime-type="image/jpeg"/>
</draw:frame>
Illustrative photo</text:p>
      <text:p text:style-name="P4">
About it <text:a xlink:type="simple" xlink:href="https://www.facebook.com/PvKPivden/posts/pfbid0PG7Zqd3VgZZyA1SvaZaeWDfasrJgcKWhCg38FdmcwjVT1nPNNFjNqjvhBgaAhhPYl" text:style-name="Internet_20_link" text:visited-style-name="Visited_20_Internet_20_Link">
reports</text:a>
South Air Command:</text:p>
      <text:p text:style-name="P4">
“On April 26, 2023, at about 18.00, in Kherson, the soldiers of the mobile fire group of the Kherson anti -aircraft missile brigade of the Air Command" South ", a Russian reconnaissance UAV type" Merlin "was shot.</text:p>
      <text:p text:style-name="P4">
News Source: <text:a xlink:type="simple" xlink:href="https://armyinform.com.ua/2023/04/26/nashi-voyiny-na-hersonshhyni-zbyly-rosijskyj-bpla-typu-merlin/" text:style-name="Internet_20_link" text:visited-style-name="Visited_20_Internet_20_Link">
https://armyinform.com.ua/2023/04/26/nashi-voyiny-na-hersonshhyni-zbyly-rosijskyj-bpla-typu-merlin/</text:a>
</text:p>
      <!--NEWS-->
      <text:h text:style-name="P10" text:outline-level="1">
<text:span text:style-name="T4">
In total, 2279 Ukrainians and Ukrainian women - Volodymyr Zelenskyy have been returned from Russian captivity</text:span>
</text:h>
      <text:p text:style-name="P4">
Author: ['АРМІЯINFORM']</text:p>
      <text:p text:style-name="P4">
Time: 2023-04-26T96:00:00-04:00</text:p>
      <text:p text:style-name="P4">
Description: https://www.youtube.com/watch?v=vatvewbgybo about the President of Ukraine Volodymyr ... War with Ukraine 2022, war with Ukraine Latest news today, War with Ukraine 2022 Last for today, will there be a war between Ukraine and Russia and when, the war with Ukraine in 2022 will be or not, will there be a war with Ukraine in the near future, the war with Ukraine, Ukraine’s news today, Ukrainian news in Ukrainian media in Russian</text:p>
      <text:p text:style-name="P4">
Images: []</text:p>
      <text:p text:style-name="P4">
Tags: ['STOPRUSSIA', 'АГРЕСІЯ РФ', 'ВОЛОДИМИР ЗЕЛЕНСЬКИЙ']</text:p>
      <text:p text:style-name="P4">
Category: News</text:p>
      <!--METADATA-->
      <text:p text:style-name="P4">
President of Ukraine Volodymyr Zelenskyy <text:a xlink:type="simple" xlink:href="https://www.president.gov.ua/news/zaraz-ye-mozhlivist-dati-novu-energiyu-vidnosinam-ukrayini-t-82501" text:style-name="Internet_20_link" text:visited-style-name="Visited_20_Internet_20_Link">
reported</text:a>
In your address:</text:p>
      <text:p text:style-name="P4">
“44 more people from Russian captivity managed to return home to Ukraine. Most are military. From different directions. Among them are the defenders of Azovstal and Mariupol, other cities of Donetsk region, Kherson, Kharkiv region ... Most are ordinary and sergeants. There are officers. Two are civil.</text:p>
      <text:p text:style-name="P4">
And it is important that the team works for all those in captivity ... Even if it is difficult, such as some categories of prisoners, and these are not just a military, who are difficult to return, but also, for example, civilians - one of those categories, one of those categories, which is difficult.</text:p>
      <text:p text:style-name="P4">
We remember everyone. And even if there is no precise information about what happened to, where it can be, such a person is still searched and checked as much as possible. Ukraine has to recover all its.</text:p>
      <text:p text:style-name="P4">
I thank all of you, the guys who coordinate this work: Budanov, Yermak, Lubin, Usov, Kid, Klimenko ... Thank you to everyone who helps in Gur I Mo, the Voishei, and in the SBU, and in our other structures.</text:p>
      <text:p text:style-name="P4">
Of course, I thank all our soldiers on the forefront, who collects replenishment for the exchange fund. Every Russian prisoner is an opportunity to exchange our man.</text:p>
      <text:p text:style-name="P4">
In total, 2279 Ukrainians and Ukrainian women were returned from Russian captivity during the full -scale war. ”</text:p>
      <text:p text:style-name="P4">
News Source: <text:a xlink:type="simple" xlink:href="https://armyinform.com.ua/2023/04/26/zagalom-povernuto-z-rosijskogo-polonu-vzhe-2279-ukrayincziv-i-ukrayinok-volodymyr-zelenskyj/" text:style-name="Internet_20_link" text:visited-style-name="Visited_20_Internet_20_Link">
https://armyinform.com.ua/2023/04/26/zagalom-povernuto-z-rosijskogo-polonu-vzhe-2279-ukrayincziv-i-ukrayinok-volodymyr-zelenskyj/</text:a>
</text:p>
      <!--NEWS-->
      <text:h text:style-name="P10" text:outline-level="1">
<text:span text:style-name="T4">
Now there is an opportunity to give new energy relations of Ukraine and China - President</text:span>
</text:h>
      <text:p text:style-name="P4">
Author: ['АРМІЯINFORM']</text:p>
      <text:p text:style-name="P4">
Time: 2023-04-26T97:00:00-04:00</text:p>
      <text:p text:style-name="P4">
Description: About the President of Ukraine Volodymyr Zelensky, saying the PID hour of his own ... War with Ukraine 2022, War with Ukraine Latest News today, News War with Ukraine 2022 The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a7cf3488916edf12c9d9ae55a96789a7_1682537250_extra_large.png" text:style-name="Internet_20_link" text:visited-style-name="Visited_20_Internet_20_Link">
a7cf3488916edf12c9d9ae55a96789a7_1682537250_extra_large.png</text:a>
']</text:p>
      <text:p text:style-name="P4">
Tags: ['STOPRUSSIA', 'АГРЕСІЯ РФ', 'КИТАЙ']</text:p>
      <text:p text:style-name="P4">
Category: News</text:p>
      <!--METADATA-->
      <text:p text:style-name="P4">
<draw:frame draw:style-name="fr1" draw:name="Image413" text:anchor-type="as-char" svg:width="6.9236in" svg:height="4.587133in" draw:z-index="0">
<draw:image xlink:href="../Images/AРМІЯINFORM/2023-04-26T97-00-00-04-00/a7cf3488916edf12c9d9ae55a96789a7_1682537250_extra_large.png" xlink:type="simple" xlink:show="embed" xlink:actuate="onLoad" draw:mime-type="image/png"/>
</draw:frame>
President of Ukraine Volodymyr Zelenskyy <text:a xlink:type="simple" xlink:href="https://www.president.gov.ua/news/zaraz-ye-mozhlivist-dati-novu-energiyu-vidnosinam-ukrayini-t-82501" text:style-name="Internet_20_link" text:visited-style-name="Visited_20_Internet_20_Link">
said</text:a>
during their daily video address.</text:p>
      <text:p text:style-name="P4">
“He spoke to China's leader today. It was a long and rather rational conversation. Such conversations are usually said that they open up.</text:p>
      <text:p text:style-name="P4">
It is possible to apply China's political influence to regain power by the principles of the rules on which peace should be kept. Ukraine and China, as well as the absoluteness of the world, are equally interested in the strength of the sovereignty of nations of iterial integrity ... in compliance with the main security rules, including inadmissibility of threats to nuclear weapons and the distribution of nuclear weapons. We are equally interested that the situation around the Zaporizhzhya nuclear plant is fully protected and that the nuclear power plants are not used for the sake of military purposes at all - namely cynical use of nuclear power plants, Russia is trying to make the norm.</text:p>
      <text:p text:style-name="P4">
It is very important that China has the same view of the freedom of navigation of itworks. I informed Mr. Xi Jinping about our efforts to restore the Mountain exports of food. And I heard the words of support of our Sea grain initiative, its extension, as well as to support our humanitarian efforts, in particular the Grain Program from Ukraine.</text:p>
      <text:p text:style-name="P4">
Of course, a essential part of the conversation is our views on how a ricious peace can be restored. I presented the Ukrainian formula of peace, its specific points. We agreed to continue our communications, ”the Head of State said.</text:p>
      <text:p text:style-name="P4">
News Source: <text:a xlink:type="simple" xlink:href="https://armyinform.com.ua/2023/04/26/zaraz-ye-mozhlyvist-daty-novu-energiyu-vidnosynam-ukrayiny-ta-kytayu-prezydent/" text:style-name="Internet_20_link" text:visited-style-name="Visited_20_Internet_20_Link">
https://armyinform.com.ua/2023/04/26/zaraz-ye-mozhlyvist-daty-novu-energiyu-vidnosynam-ukrayiny-ta-kytayu-prezydent/</text:a>
</text:p>
      <!--NEWS-->
      <text:h text:style-name="P10" text:outline-level="1">
<text:span text:style-name="T4">
How to make a wage of the missing military?</text:span>
</text:h>
      <text:p text:style-name="P4">
Author: ['АРМІЯINFORM']</text:p>
      <text:p text:style-name="P4">
Time: 2023-04-26T98:00:00-04:00</text:p>
      <text:p text:style-name="P4">
Description: The birthplace of the trial unworthiness of VIISKOVOV MOUSE IGO YOO ZAROTRATU PISLLA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groshove-zabezpechennya.jpg" text:style-name="Internet_20_link" text:visited-style-name="Visited_20_Internet_20_Link">
groshove-zabezpechennya.jpg</text:a>
']</text:p>
      <text:p text:style-name="P4">
Tags: ['STOPRUSSIA', 'АГРЕСІЯ РФ', 'МІНРЕІНТЕГРАЦІЇ']</text:p>
      <text:p text:style-name="P4">
Category: News</text:p>
      <!--METADATA-->
      <text:p text:style-name="P4">
<draw:frame draw:style-name="fr1" draw:name="Image414" text:anchor-type="as-char" svg:width="6.9236in" svg:height="4.32725in" draw:z-index="0">
<draw:image xlink:href="../Images/AРМІЯINFORM/2023-04-26T98-00-00-04-00/groshove-zabezpechennya.jpg" xlink:type="simple" xlink:show="embed" xlink:actuate="onLoad" draw:mime-type="image/jpeg"/>
</draw:frame>
Illustrative photo</text:p>
      <text:p text:style-name="P4">
The missing family of the military may receive his salary after confirming the fact of disappearance.</text:p>
      <text:p text:style-name="P4">
About it <text:a xlink:type="simple" xlink:href="https://www.facebook.com/MReintegration/posts/pfbid0PjrRds79emuUN9c4Br3oXQjQ98qjc5vLagU5T9RU3oRXRXNk23fRPzCefMZ1ckH1l" text:style-name="Internet_20_link" text:visited-style-name="Visited_20_Internet_20_Link">
reports</text:a>
Ministry of Reintegration of Temporarily Occupied Territories of Ukraine.</text:p>
      <text:p text:style-name="P4">
▪️To to issue a missing person's financial support for a serviceman, the relatives should contact the territorial center of tasotic support.</text:p>
      <text:p text:style-name="P4">
▪️ The blank of the statement can be obtained directly from the military enlistment office or the Uregional Coordinator of the Commissioner from the missing person.</text:p>
      <text:p text:style-name="P4">
▪️ You need to have:</text:p>
      <text:p text:style-name="P4">
• Copies of the pages of the passport of all adult family members with the name, name, patronymic and registration of residence(stay);</text:p>
      <text:p text:style-name="P4">
• certificate of registration of residence(stay)family members(In times of such information in the passport);</text:p>
      <text:p text:style-name="P4">
• a copy of the marriage certificate(in the presence);</text:p>
      <text:p text:style-name="P4">
• Copies of Birth Certificates(in the presence);</text:p>
      <text:p text:style-name="P4">
• copies of the certificate of assignment of the individual tax number.</text:p>
      <text:p text:style-name="P4">
News Source: <text:a xlink:type="simple" xlink:href="https://armyinform.com.ua/2023/04/26/yak-ridnym-oformyty-zarobitnu-platu-znyklogo-bezvisty-vijskovogo/" text:style-name="Internet_20_link" text:visited-style-name="Visited_20_Internet_20_Link">
https://armyinform.com.ua/2023/04/26/yak-ridnym-oformyty-zarobitnu-platu-znyklogo-bezvisty-vijskovogo/</text:a>
</text:p>
      <!--NEWS-->
      <text:h text:style-name="P10" text:outline-level="1">
<text:span text:style-name="T4">
Short. War. Day 427. Videoodigest</text:span>
</text:h>
      <text:p text:style-name="P4">
Author: ['АРМІЯINFORM']</text:p>
      <text:p text:style-name="P4">
Time: 2023-04-26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text:p>
      <text:p text:style-name="P4">
Category: News</text:p>
      <!--METADATA-->
      <text:p text:style-name="P4">
News Source: <text:a xlink:type="simple" xlink:href="https://armyinform.com.ua/2023/04/26/korotko-vijna-den-427-videodajdzhest/" text:style-name="Internet_20_link" text:visited-style-name="Visited_20_Internet_20_Link">
https://armyinform.com.ua/2023/04/26/korotko-vijna-den-427-videodajdzhest/</text:a>
</text:p>
      <!--NEWS-->
      <text:h text:style-name="P10" text:outline-level="1">
<text:span text:style-name="T4">
Russians fired at five Sumy region communities in a day, two people wounded</text:span>
</text:h>
      <text:p text:style-name="P4">
Authors: Ukrinform (Person)</text:p>
      <text:p text:style-name="P4">
Publisher: Укринформ (Organization)</text:p>
      <text:p text:style-name="P4">
Published Time: 2023-04-27T-31:35:00+03:00</text:p>
      <text:p text:style-name="P4">
Modified Time: 2023-04-27T00:35:00+03:00</text:p>
      <text:p text:style-name="P4">
Description: Last day, Russian troops fired at five border communities of Sumy region from artillery, mortars and AGS. - Ukrinform.</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Поранені', 'Сумщина', 'Війна з росією']</text:p>
      <text:p text:style-name="P4">
Type: Article</text:p>
      <!--METADATA-->
      <text:p text:style-name="P4">
<draw:frame draw:style-name="fr1" draw:name="Image415" text:anchor-type="as-char" svg:width="6.9236in" svg:height="3.956343in" draw:z-index="0">
<draw:image xlink:href="../Images/yкринформ/2023-04-27T-31-35-00-03-00/630_360_1479558145-5682.jpg" xlink:type="simple" xlink:show="embed" xlink:actuate="onLoad" draw:mime-type="image/jpeg"/>
</draw:frame>
Last Ukrainian troops fired at five border communities of Sumy region of Zatillery, mortars and AGS.</text:p>
      <text:p text:style-name="P4">
According to Ukrinform, the Sumy Regional Military Administration reports in <text:a xlink:type="simple" xlink:href="https://t.me/Sumy_news_ODA/15722" text:style-name="Internet_20_link" text:visited-style-name="Visited_20_Internet_20_Link">
</text:a>
.</text:p>
      <text:p text:style-name="P4">
“During the day, the Russians fired the border communities-Belopil, Essman, Yunak, Shalyginsk and Seredi-Budsk. 100 "arrivals" from mortar, artillery and AGS were recorded. Unfortunately, there is a destruction, ” - says the news.</text:p>
      <text:p text:style-name="P4">
In the middle-and-Buda community, the enemy released 15 shells. From the barrel artillery. Four explosions were also recorded as a result of shelling from the Grad Grad Reactive System.</text:p>
      <text:p text:style-name="P4">
In addition, from the helicopter, the Russians released four-footed rockets around the city-building. Four dwellings were damaged as a result of the air strike.</text:p>
      <text:p text:style-name="P4">
<text:span text:style-name="T4">
 Read also: </text:span>
 <text:a xlink:type="simple" xlink:href="https://www.ukrinform.ua/rubric-regions/3700767-rosiani-vnoci-12-raziv-obstrilali-prikordonna-cernigivsini-i-sumsini.html" text:style-name="Internet_20_link" text:visited-style-name="Visited_20_Internet_20_Link">
<text:span text:style-name="T4">
 Sumshchyn </text:span>
</text:a>
In the Essman community as a result of <text:a xlink:type="simple" xlink:href="https://www.ukrinform.ua/tag-obstril" text:style-name="Internet_20_link" text:visited-style-name="Visited_20_Internet_20_Link">
</text:a>
Change(seven 'arrivals')The dwelling house and outdoor structures were damaged.</text:p>
      <text:p text:style-name="P4">
In the young community, the invaders released 18 mines. Two residents of Selabasivka were injured, taken to hospital. In addition, a tractor was minimized in the community. The tractor driver did not suffer.</text:p>
      <text:p text:style-name="P4">
The Bilopilian community was fired by the Russian mortar, releasing 15 mines of the pledged 30 shots from an automatic grenade launcher.</text:p>
      <text:p text:style-name="P4">
<text:span text:style-name="T4">
 Read also: </text:span>
 <text:a xlink:type="simple" xlink:href="https://www.ukrinform.ua/rubric-ato/3700790-naev-vidznaciv-zmicnenna-oboroni-prikordonna-na-sumsini.html" text:style-name="Internet_20_link" text:visited-style-name="Visited_20_Internet_20_Link">
<text:span text:style-name="T4">
 Sumshchyn </text:span>
</text:a>
Also from the territory of the Russian Federation were made a shelling of the Shalyginsky community, the enemy of release of projectiles. The shelling damaged two residential buildings.</text:p>
      <text:p text:style-name="P4">
As reported by Ukrinform, the Russian troops in the morning were fired on the border and Chernihiv regions on April 26, using artillery, mortars, jet fire systems and helicopters.</text:p>
      <text:p text:style-name="P4">
News Source: <text:a xlink:type="simple" xlink:href="https://www.ukrinform.ua/rubric-ato/3701243-rosiani-za-den-obstrilali-pat-gromad-sumsini-dvoe-ludej-poraneni.html" text:style-name="Internet_20_link" text:visited-style-name="Visited_20_Internet_20_Link">
https://www.ukrinform.ua/rubric-ato/3701243-rosiani-za-den-obstrilali-pat-gromad-sumsini-dvoe-ludej-poraneni.html</text:a>
</text:p>
      <!--NEWS-->
      <text:h text:style-name="P10" text:outline-level="1">
<text:span text:style-name="T4">
The International Center for Criminal Prosecution of Crime of the Russian Federation can work in the summer</text:span>
</text:h>
      <text:p text:style-name="P4">
Authors: Ukrinform (Person)</text:p>
      <text:p text:style-name="P4">
Publisher: Укринформ (Organization)</text:p>
      <text:p text:style-name="P4">
Published Time: 2023-04-27T-33:12:00+03:00</text:p>
      <text:p text:style-name="P4">
Modified Time: 2023-04-27T00:12:00+03:00</text:p>
      <text:p text:style-name="P4">
Description: The International Center for Criminal Prosecution of Aggression in Ukraine is expected to work in Hague at the end of June. - Ukrinform.</text:p>
      <text:p text:style-name="P4">
Images: ["<text:a xlink:type="simple" xlink:href="https://static.ukrinform.com/photos/2022_11/thumb_files/630_360_1668703178-623.jpg" text:style-name="Internet_20_link" text:visited-style-name="Visited_20_Internet_20_Link">
630_360_16687...</text:a>
"]</text:p>
      <text:p text:style-name="P4">
Tags: ['Гаага', 'Трибунал', 'Україна', 'Агресія РФ']</text:p>
      <text:p text:style-name="P4">
Type: Article</text:p>
      <!--METADATA-->
      <text:p text:style-name="P4">
<draw:frame draw:style-name="fr1" draw:name="Image416" text:anchor-type="as-char" svg:width="6.9236in" svg:height="3.956343in" draw:z-index="0">
<draw:image xlink:href="../Images/yкринформ/2023-04-27T-33-12-00-03-00/630_360_1668703178-623.jpg" xlink:type="simple" xlink:show="embed" xlink:actuate="onLoad" draw:mime-type="image/jpeg"/>
</draw:frame>
It is expected that the International Center for Criminal Prosecution of Agression in Ukraine will work in the Hague at the end of June.</text:p>
      <text:p text:style-name="P4">
The prosecutor in relations with Ukraine in the eurost Miroslav Krasnoborovorovayae during a meeting of the Committee on Civil Liberties, Justice of the Tavnntry Affairs of the European Parliament, Ukrinform correspondent reports.</text:p>
      <text:p text:style-name="P4">
“In February, the head of the European Commission Ursula von der Lien announced the intention to create such an international center. The main purpose of this center is to coordinate the collections, on the basis of which it will then be possible to build cases in court to re -examine the crime <text:a xlink:type="simple" xlink:href="https://www.ukrinform.ua/tag-russian-aggression" text:style-name="Internet_20_link" text:visited-style-name="Visited_20_Internet_20_Link">
</text:a>
. It is aware that he will work in late June, ”Krasnoborova said.</text:p>
      <text:p text:style-name="P4">
<text:span text:style-name="T4">
 Read also: </text:span>
 <text:a xlink:type="simple" xlink:href="https://www.ukrinform.ua/rubric-polytics/3700048-rosia-vikoristovue-voenni-zlocini-ak-metod-vedenna-vijni-matvijcuk-v-obse.html" text:style-name="Internet_20_link" text:visited-style-name="Visited_20_Internet_20_Link">
<text:span text:style-name="T4">
 military </text:span>
 <text:span text:style-name="T4">
 </text:span>
 Crimes **</text:a>
She also noted that it was important for the work to investigate the crime of aggression in Ukraine include the persecution of Russian leaders for aggression.</text:p>
      <text:p text:style-name="P4">
According to her, Ukraine fully welcomes the decision to create such a center exceeds that it will accelerate the processes of prosecuting all those who are guilty of aggression.</text:p>
      <text:p text:style-name="P4">
She also said that by the end of this year the center has a full capacity. And a number of countries have already expressed their desire to direct their Familians to work at the International Center for Criminal Prosecution of Aggression in Ukraine.</text:p>
      <text:p text:style-name="P4">
“We are now working on this, combining efforts. Euraust, the European Commission and the Netherlands bodies are working on practical issues such as the legal statute of those who work in the center, the conditions of their business trips, recommendations, staff safety, equipment and data protection and financial resources, ”she said.</text:p>
      <text:p text:style-name="P4">
<text:span text:style-name="T4">
 Read also: </text:span>
 <text:a xlink:type="simple" xlink:href="https://www.ukrinform.ua/rubric-world/3697810-usi-krainipidpisanti-rimskogo-statutu-maut-vikonuvati-order-na-arest-putina-evrokomisia.html" text:style-name="Internet_20_link" text:visited-style-name="Visited_20_Internet_20_Link">
</text:a>
As reported by Ukrinform, the International Center for Criminal Service of Aggression in Ukraine will operate in the Hague. In February, the President of the European Commission of Ursula Liaien announced in February the creation of an International Center for Investigation of Aggression in Ukraine in the Hague, which will work in coordination by representatives of Ukraine and the Netherlands, as well as with European partners.</text:p>
      <text:p text:style-name="P4">
News Source: <text:a xlink:type="simple" xlink:href="https://www.ukrinform.ua/rubric-ato/3701242-miznarodnij-centr-z-kriminalnogo-peresliduvanna-zlocinu-agresii-rf-moze-zapracuvati-vlitku.html" text:style-name="Internet_20_link" text:visited-style-name="Visited_20_Internet_20_Link">
https://www.ukrinform.ua/rubric-ato/3701242-miznarodnij-centr-z-kriminalnogo-peresliduvanna-zlocinu-agresii-rf-moze-zapracuvati-vlitku.html</text:a>
</text:p>
      <!--NEWS-->
      <text:h text:style-name="P10" text:outline-level="1">
<text:span text:style-name="T4">
The International Center for Criminal Prosecution of Crime of the Russian Federation can work in the summer</text:span>
</text:h>
      <text:p text:style-name="P4">
Authors: Ukrinform (Person)</text:p>
      <text:p text:style-name="P4">
Publisher: Укринформ (Organization)</text:p>
      <text:p text:style-name="P4">
Published Time: 2023-04-27T00:12:00+03:00</text:p>
      <text:p text:style-name="P4">
Modified Time: 2023-04-27T00:12:00+03:00</text:p>
      <text:p text:style-name="P4">
Description: The International Center for Criminal Prosecution of Aggression in Ukraine is expected to work in Hague at the end of June. - Ukrinform.</text:p>
      <text:p text:style-name="P4">
Images: ["<text:a xlink:type="simple" xlink:href="https://static.ukrinform.com/photos/2022_11/thumb_files/630_360_1668703178-623.jpg" text:style-name="Internet_20_link" text:visited-style-name="Visited_20_Internet_20_Link">
630_360_16687...</text:a>
"]</text:p>
      <text:p text:style-name="P4">
Tags: ['Гаага', 'Трибунал', 'Україна', 'Агресія РФ']</text:p>
      <text:p text:style-name="P4">
Type: Article</text:p>
      <!--METADATA-->
      <text:p text:style-name="P4">
<draw:frame draw:style-name="fr1" draw:name="Image417" text:anchor-type="as-char" svg:width="6.9236in" svg:height="3.956343in" draw:z-index="0">
<draw:image xlink:href="../Images/yкринформ/2023-04-27T00-12-00-03-00/630_360_1668703178-623.jpg" xlink:type="simple" xlink:show="embed" xlink:actuate="onLoad" draw:mime-type="image/jpeg"/>
</draw:frame>
It is expected that the International Center for Criminal Prosecution of Agression in Ukraine will work in the Hague at the end of June.</text:p>
      <text:p text:style-name="P4">
The prosecutor in relations with Ukraine in the eurost Miroslav Krasnoborovorovayae during a meeting of the Committee on Civil Liberties, Justice of the Tavnntry Affairs of the European Parliament, Ukrinform correspondent reports.</text:p>
      <text:p text:style-name="P4">
“In February, the head of the European Commission Ursula von der Lien announced the intention to create such an international center. The main purpose of this center is to coordinate the collections, on the basis of which it will then be possible to build cases in court to re -examine the crime <text:a xlink:type="simple" xlink:href="https://www.ukrinform.ua/tag-russian-aggression" text:style-name="Internet_20_link" text:visited-style-name="Visited_20_Internet_20_Link">
</text:a>
. It is aware that he will work in late June, ”Krasnoborova said.</text:p>
      <text:p text:style-name="P4">
<text:span text:style-name="T4">
 Read also: </text:span>
 <text:a xlink:type="simple" xlink:href="https://www.ukrinform.ua/rubric-polytics/3700048-rosia-vikoristovue-voenni-zlocini-ak-metod-vedenna-vijni-matvijcuk-v-obse.html" text:style-name="Internet_20_link" text:visited-style-name="Visited_20_Internet_20_Link">
<text:span text:style-name="T4">
 military </text:span>
 <text:span text:style-name="T4">
 </text:span>
 Crimes **</text:a>
She also noted that it was important for the work to investigate the crime of aggression in Ukraine include the persecution of Russian leaders for aggression.</text:p>
      <text:p text:style-name="P4">
According to her, Ukraine fully welcomes the decision to create such a center exceeds that it will accelerate the processes of prosecuting all those who are guilty of aggression.</text:p>
      <text:p text:style-name="P4">
She also said that by the end of this year the center has a full capacity. And a number of countries have already expressed their desire to direct their Familians to work at the International Center for Criminal Prosecution of Aggression in Ukraine.</text:p>
      <text:p text:style-name="P4">
“We are now working on this, combining efforts. Euraust, the European Commission and the Netherlands bodies are working on practical issues such as the legal statute of those who work in the center, the conditions of their business trips, recommendations, staff safety, equipment and data protection and financial resources, ”she said.</text:p>
      <text:p text:style-name="P4">
<text:span text:style-name="T4">
 Read also: </text:span>
 <text:a xlink:type="simple" xlink:href="https://www.ukrinform.ua/rubric-world/3697810-usi-krainipidpisanti-rimskogo-statutu-maut-vikonuvati-order-na-arest-putina-evrokomisia.html" text:style-name="Internet_20_link" text:visited-style-name="Visited_20_Internet_20_Link">
</text:a>
As reported by Ukrinform, the International Center for Criminal Service of Aggression in Ukraine will operate in the Hague. In February, the President of the European Commission of Ursula Liaien announced in February the creation of an International Center for Investigation of Aggression in Ukraine in the Hague, which will work in coordination by representatives of Ukraine and the Netherlands, as well as with European partners.</text:p>
      <text:p text:style-name="P4">
News Source: <text:a xlink:type="simple" xlink:href="https://www.ukrinform.ua/rubric-ato/3701242-miznarodnij-centr-z-kriminalnogo-peresliduvanna-zlocinu-agresii-rf-moze-zapracuvati-vlitku.html" text:style-name="Internet_20_link" text:visited-style-name="Visited_20_Internet_20_Link">
https://www.ukrinform.ua/rubric-ato/3701242-miznarodnij-centr-z-kriminalnogo-peresliduvanna-zlocinu-agresii-rf-moze-zapracuvati-vlitku.html</text:a>
</text:p>
      <!--NEWS-->
      <text:h text:style-name="P10" text:outline-level="1">
<text:span text:style-name="T4">
Russians fired at five Sumy region communities in a day, two people wounded</text:span>
</text:h>
      <text:p text:style-name="P4">
Authors: Ukrinform (Person)</text:p>
      <text:p text:style-name="P4">
Publisher: Укринформ (Organization)</text:p>
      <text:p text:style-name="P4">
Published Time: 2023-04-27T00:35:00+03:00</text:p>
      <text:p text:style-name="P4">
Modified Time: 2023-04-27T00:35:00+03:00</text:p>
      <text:p text:style-name="P4">
Description: Last day, Russian troops fired at five border communities of Sumy region from artillery, mortars and AGS. - Ukrinform.</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Поранені', 'Сумщина', 'Війна з росією']</text:p>
      <text:p text:style-name="P4">
Type: Article</text:p>
      <!--METADATA-->
      <text:p text:style-name="P4">
<draw:frame draw:style-name="fr1" draw:name="Image418" text:anchor-type="as-char" svg:width="6.9236in" svg:height="3.956343in" draw:z-index="0">
<draw:image xlink:href="../Images/yкринформ/2023-04-27T00-35-00-03-00/630_360_1479558145-5682.jpg" xlink:type="simple" xlink:show="embed" xlink:actuate="onLoad" draw:mime-type="image/jpeg"/>
</draw:frame>
Last Ukrainian troops fired at five border communities of Sumy region of Zatillery, mortars and AGS.</text:p>
      <text:p text:style-name="P4">
According to Ukrinform, the Sumy Regional Military Administration reports in <text:a xlink:type="simple" xlink:href="https://t.me/Sumy_news_ODA/15722" text:style-name="Internet_20_link" text:visited-style-name="Visited_20_Internet_20_Link">
</text:a>
.</text:p>
      <text:p text:style-name="P4">
“During the day, the Russians fired the border communities-Belopil, Essman, Yunak, Shalyginsk and Seredi-Budsk. 100 "arrivals" from mortar, artillery and AGS were recorded. Unfortunately, there is a destruction, ” - says the news.</text:p>
      <text:p text:style-name="P4">
In the middle-and-Buda community, the enemy released 15 shells. From the barrel artillery. Four explosions were also recorded as a result of shelling from the Grad Grad Reactive System.</text:p>
      <text:p text:style-name="P4">
In addition, from the helicopter, the Russians released four-footed rockets around the city-building. Four dwellings were damaged as a result of the air strike.</text:p>
      <text:p text:style-name="P4">
<text:span text:style-name="T4">
 Read also: </text:span>
 <text:a xlink:type="simple" xlink:href="https://www.ukrinform.ua/rubric-regions/3700767-rosiani-vnoci-12-raziv-obstrilali-prikordonna-cernigivsini-i-sumsini.html" text:style-name="Internet_20_link" text:visited-style-name="Visited_20_Internet_20_Link">
<text:span text:style-name="T4">
 Sumshchyn </text:span>
</text:a>
In the Essman community as a result of <text:a xlink:type="simple" xlink:href="https://www.ukrinform.ua/tag-obstril" text:style-name="Internet_20_link" text:visited-style-name="Visited_20_Internet_20_Link">
</text:a>
Change(seven 'arrivals')The dwelling house and outdoor structures were damaged.</text:p>
      <text:p text:style-name="P4">
In the young community, the invaders released 18 mines. Two residents of Selabasivka were injured, taken to hospital. In addition, a tractor was minimized in the community. The tractor driver did not suffer.</text:p>
      <text:p text:style-name="P4">
The Bilopilian community was fired by the Russian mortar, releasing 15 mines of the pledged 30 shots from an automatic grenade launcher.</text:p>
      <text:p text:style-name="P4">
<text:span text:style-name="T4">
 Read also: </text:span>
 <text:a xlink:type="simple" xlink:href="https://www.ukrinform.ua/rubric-ato/3700790-naev-vidznaciv-zmicnenna-oboroni-prikordonna-na-sumsini.html" text:style-name="Internet_20_link" text:visited-style-name="Visited_20_Internet_20_Link">
<text:span text:style-name="T4">
 Sumshchyn </text:span>
</text:a>
Also from the territory of the Russian Federation were made a shelling of the Shalyginsky community, the enemy of release of projectiles. The shelling damaged two residential buildings.</text:p>
      <text:p text:style-name="P4">
As reported by Ukrinform, the Russian troops in the morning were fired on the border and Chernihiv regions on April 26, using artillery, mortars, jet fire systems and helicopters.</text:p>
      <text:p text:style-name="P4">
News Source: <text:a xlink:type="simple" xlink:href="https://www.ukrinform.ua/rubric-ato/3701243-rosiani-za-den-obstrilali-pat-gromad-sumsini-dvoe-ludej-poraneni.html" text:style-name="Internet_20_link" text:visited-style-name="Visited_20_Internet_20_Link">
https://www.ukrinform.ua/rubric-ato/3701243-rosiani-za-den-obstrilali-pat-gromad-sumsini-dvoe-ludej-poraneni.html</text:a>
</text:p>
      <!--NEWS-->
      <text:h text:style-name="P10" text:outline-level="1">
<text:span text:style-name="T4">
Podolyak - about the conversation of Zelensky and SI: the position of Ukraine is recorded in interstate communication</text:span>
</text:h>
      <text:p text:style-name="P4">
Authors: Ukrinform (Person)</text:p>
      <text:p text:style-name="P4">
Publisher: Укринформ (Organization)</text:p>
      <text:p text:style-name="P4">
Published Time: 2023-04-27T00:56:00+03:00</text:p>
      <text:p text:style-name="P4">
Modified Time: 2023-04-27T00:56:00+03:00</text:p>
      <text:p text:style-name="P4">
Description: In the conversation of Vladimir Zelensky with Xi Jinping, the position of Ukraine in interstate communication was recorded, it was officially brought to the Chinese side. - Ukrinform.</text:p>
      <text:p text:style-name="P4">
Images: ["<text:a xlink:type="simple" xlink:href="https://static.ukrinform.com/photos/2022_11/thumb_files/630_360_1669378255-230.jpg" text:style-name="Internet_20_link" text:visited-style-name="Visited_20_Internet_20_Link">
630_360_16693...</text:a>
"]</text:p>
      <text:p text:style-name="P4">
Tags: ['Китай', 'Сі Цзіньпін', 'Україна', 'Зеленський', 'Подоляк', 'Єдині новини']</text:p>
      <text:p text:style-name="P4">
Type: Article</text:p>
      <!--METADATA-->
      <text:p text:style-name="P4">
<draw:frame draw:style-name="fr1" draw:name="Image419" text:anchor-type="as-char" svg:width="6.9236in" svg:height="3.956343in" draw:z-index="0">
<draw:image xlink:href="../Images/yкринформ/2023-04-27T00-56-00-03-00/630_360_1669378255-230.jpg" xlink:type="simple" xlink:show="embed" xlink:actuate="onLoad" draw:mime-type="image/jpeg"/>
</draw:frame>
In the conversation of Zelensky from Xi Jinping, Ukraine was fixed by the state communication, it was officially brought to the Chinese side.</text:p>
      <text:p text:style-name="P4">
The adviser to the head of the Presidential Office Mikhail Podolyak told at the Eviritoleumor "The One News", Ukrinform reports.</text:p>
      <text:p text:style-name="P4">
“The President has publicly noted that no territorial compromises could be ... China expressed his 12 points of peace plan, but he did not hear the position of Ukraine. And today it is recorded in interstate communication, officially brought to the Chinese side, ”he emphasized.</text:p>
      <text:p text:style-name="P4">
The adviser to the head of the OP noted that another component of the process is the appointment of Pavel Ryabikin in the PRC: "He will clearly record Ukraine's position. In particular, and many logistics actions within China itself."</text:p>
      <text:p text:style-name="P4">
<text:span text:style-name="T4">
 Read also: </text:span>
 <text:a xlink:type="simple" xlink:href="https://www.ukrinform.ua/rubric-polytics/3701129-rozmova-zelenskogo-ta-si-czinpina-detali.html" text:style-name="Internet_20_link" text:visited-style-name="Visited_20_Internet_20_Link">
<text:span text:style-name="T4">
 Tsi </text:span>
</text:a>
Also an element of the strategy of Ukrainian-Chinese relations is the direction of a special group, headed by China in Russia in Russia.</text:p>
      <text:p text:style-name="P4">
“Of course, <text:a xlink:type="simple" xlink:href="https://www.ukrinform.ua/tag-kitaj" text:style-name="Internet_20_link" text:visited-style-name="Visited_20_Internet_20_Link">
</text:a>
He reacted immediately to what was talking to President Zelensky, and would send a special group with Lychueus here. This is a person who understands the "game" of the Russian community as such, since he worked there for a lot of time, ”Podolyak summarized.</text:p>
      <text:p text:style-name="P4">
<text:span text:style-name="T4">
 Read also: </text:span>
 <text:a xlink:type="simple" xlink:href="https://www.ukrinform.ua/rubric-polytics/3701232-zelenskij-vpliv-kitau-moze-povernuti-silu-principam-na-akih-mae-trimatisa-mir.html" text:style-name="Internet_20_link" text:visited-style-name="Visited_20_Internet_20_Link">
</text:a>
As it was reported, the Deputy Director of the Department of Eastern Europe Taentral Asia of the Ministry of Foreign Affairs of the People's Republic of Ministry of Foreign Affairs Yu Yuun stated that China would send a special representative for Eurasia and other countries to hold all parties to the political regulation of the Crisa of the Verkinna. The group is headed by a former ambassador to Russia Lee Huai, who occupied this post in 2009 to 2019.</text:p>
      <text:p text:style-name="P4">
News Source: <text:a xlink:type="simple" xlink:href="https://www.ukrinform.ua/rubric-polytics/3701245-podolak-pro-rozmovu-zelenskogo-j-si-pozicia-ukraini-zafiksovana-u-mizderzavnomu-spilkuvanni.html" text:style-name="Internet_20_link" text:visited-style-name="Visited_20_Internet_20_Link">
https://www.ukrinform.ua/rubric-polytics/3701245-podolak-pro-rozmovu-zelenskogo-j-si-pozicia-ukraini-zafiksovana-u-mizderzavnomu-spilkuvanni.html</text:a>
</text:p>
      <!--NEWS-->
      <text:h text:style-name="P10" text:outline-level="1">
<text:span text:style-name="T4">
CPD told about fakes that accompany the Chernobyl disaster</text:span>
</text:h>
      <text:p text:style-name="P4">
Author: ['АРМІЯINFORM']</text:p>
      <text:p text:style-name="P4">
Time: 2023-04-27T99:00:00-04:00</text:p>
      <text:p text:style-name="P4">
Description: Tsyogo Day 37 Rock -up of the Netrashnish nuclear atomone catastrophe in Istorye peopl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342972974_252862420525503_6979509407163298614_n.jpg" text:style-name="Internet_20_link" text:visited-style-name="Visited_20_Internet_20_Link">
342972974_252862420525503_6979509407163298614_n.jpg</text:a>
', '<text:a xlink:type="simple" xlink:href="https://armyinform.com.ua/wp-content/uploads/2023/04/343162437_631182725045307_7508763460750186479_n-150x150.jpg" text:style-name="Internet_20_link" text:visited-style-name="Visited_20_Internet_20_Link">
343162437_631182725045307_7508763460750186479_n-150x150.jpg</text:a>
', '<text:a xlink:type="simple" xlink:href="https://armyinform.com.ua/wp-content/uploads/2023/04/343218505_641233927827854_3741724753695784625_n-150x150.jpg" text:style-name="Internet_20_link" text:visited-style-name="Visited_20_Internet_20_Link">
343218505_641233927827854_3741724753695784625_n-150x150.jpg</text:a>
', '<text:a xlink:type="simple" xlink:href="https://armyinform.com.ua/wp-content/uploads/2023/04/343329362_1177838492896588_4048085732838367700_n-150x150.jpg" text:style-name="Internet_20_link" text:visited-style-name="Visited_20_Internet_20_Link">
343329362_1177838492896588_4048085732838367700_n-150x150.jpg</text:a>
', '<text:a xlink:type="simple" xlink:href="https://armyinform.com.ua/wp-content/uploads/2023/04/343416098_1259804278075448_4144425490901376013_n-150x150.jpg" text:style-name="Internet_20_link" text:visited-style-name="Visited_20_Internet_20_Link">
343416098_1259804278075448_4144425490901376013_n-150x150.jpg</text:a>
', '<text:a xlink:type="simple" xlink:href="https://armyinform.com.ua/wp-content/uploads/2023/04/343439345_965825827879850_4883353595896439523_n-150x150.jpg" text:style-name="Internet_20_link" text:visited-style-name="Visited_20_Internet_20_Link">
343439345_965825827879850_4883353595896439523_n-150x150.jpg</text:a>
', '<text:a xlink:type="simple" xlink:href="https://armyinform.com.ua/wp-content/uploads/2023/04/343455059_960132631829992_5953701693967899758_n-150x150.jpg" text:style-name="Internet_20_link" text:visited-style-name="Visited_20_Internet_20_Link">
343455059_960132631829992_5953701693967899758_n-150x150.jpg</text:a>
', '<text:a xlink:type="simple" xlink:href="https://armyinform.com.ua/wp-content/uploads/2023/04/343596472_133119013074374_1512020726832609904_n-150x150.jpg" text:style-name="Internet_20_link" text:visited-style-name="Visited_20_Internet_20_Link">
343596472_133119013074374_1512020726832609904_n-150x150.jpg</text:a>
', '<text:a xlink:type="simple" xlink:href="https://armyinform.com.ua/wp-content/uploads/2023/04/343628692_464506819197973_7623306563269949886_n-150x150.jpg" text:style-name="Internet_20_link" text:visited-style-name="Visited_20_Internet_20_Link">
343628692_464506819197973_7623306563269949886_n-150x150.jpg</text:a>
']</text:p>
      <text:p text:style-name="P4">
Tags: ['STOPRUSSIA', 'АГРЕСІЯ РФ', 'ЦПД РНБО']</text:p>
      <text:p text:style-name="P4">
Category: News</text:p>
      <!--METADATA-->
      <text:p text:style-name="P4">
<draw:frame draw:style-name="fr1" draw:name="Image420" text:anchor-type="as-char" svg:width="6.9236in" svg:height="6.9236in" draw:z-index="0">
<draw:image xlink:href="../Images/AРМІЯINFORM/2023-04-27T99-00-00-04-00/342972974_252862420525503_6979509407163298614_n.jpg" xlink:type="simple" xlink:show="embed" xlink:actuate="onLoad" draw:mime-type="image/jpeg"/>
</draw:frame>
On this day, 37 years ago, the most terrible nuclear disaster was the Chernobyl NPP accident. However, the Chernobyl disaster is not only a reactor saul, but also a long plume of misinformation, fakes and silence.</text:p>
      <text:p text:style-name="P4">
About fakes that have been accompanied by the Chernobyl disaster for almost forty years, read in <text:a xlink:type="simple" xlink:href="https://www.facebook.com/protydiyadezinformatsiyi.cpd/posts/pfbid05cADEB1VT4eTvVvbXJhZkufraJ7ANZFEKtaaNfNuZ8GhcEW6q37sSwZhBFhhV8qnl" text:style-name="Internet_20_link" text:visited-style-name="Visited_20_Internet_20_Link">
infographic</text:a>
Center for Combating Misinformation Damed the Chernobyl Accidents:</text:p>
      <text:p text:style-name="P4">
<text:a xlink:type="simple" xlink:href="https://armyinform.com.ua/wp-content/uploads/2023/04/343162437_631182725045307_7508763460750186479_n.jpg" text:style-name="Internet_20_link" text:visited-style-name="Visited_20_Internet_20_Link">
!(Images/AРМІЯINFORM/2023-04-27T99-00-00-04-00/343162437_631182725045307_7508763460750186479_n-150x150.jpg)</text:a>
</text:p>
      <text:p text:style-name="P4">
<text:a xlink:type="simple" xlink:href="https://armyinform.com.ua/wp-content/uploads/2023/04/343218505_641233927827854_3741724753695784625_n.jpg" text:style-name="Internet_20_link" text:visited-style-name="Visited_20_Internet_20_Link">
<draw:frame draw:style-name="fr1" draw:name="Image421" text:anchor-type="as-char" svg:width="6.9236in" svg:height="6.9236in" draw:z-index="0">
<draw:image xlink:href="../Images/AРМІЯINFORM/2023-04-27T99-00-00-04-00/343218505_641233927827854_3741724753695784625_n-150x150.jpg" xlink:type="simple" xlink:show="embed" xlink:actuate="onLoad" draw:mime-type="image/jpeg"/>
</draw:frame>
</text:a>
</text:p>
      <text:p text:style-name="P4">
<text:a xlink:type="simple" xlink:href="https://armyinform.com.ua/wp-content/uploads/2023/04/343329362_1177838492896588_4048085732838367700_n.jpg" text:style-name="Internet_20_link" text:visited-style-name="Visited_20_Internet_20_Link">
<draw:frame draw:style-name="fr1" draw:name="Image422" text:anchor-type="as-char" svg:width="6.9236in" svg:height="6.9236in" draw:z-index="0">
<draw:image xlink:href="../Images/AРМІЯINFORM/2023-04-27T99-00-00-04-00/343329362_1177838492896588_4048085732838367700_n-150x150.jpg" xlink:type="simple" xlink:show="embed" xlink:actuate="onLoad" draw:mime-type="image/jpeg"/>
</draw:frame>
</text:a>
</text:p>
      <text:p text:style-name="P4">
<text:a xlink:type="simple" xlink:href="https://armyinform.com.ua/wp-content/uploads/2023/04/343416098_1259804278075448_4144425490901376013_n.jpg" text:style-name="Internet_20_link" text:visited-style-name="Visited_20_Internet_20_Link">
<draw:frame draw:style-name="fr1" draw:name="Image423" text:anchor-type="as-char" svg:width="6.9236in" svg:height="6.9236in" draw:z-index="0">
<draw:image xlink:href="../Images/AРМІЯINFORM/2023-04-27T99-00-00-04-00/343416098_1259804278075448_4144425490901376013_n-150x150.jpg" xlink:type="simple" xlink:show="embed" xlink:actuate="onLoad" draw:mime-type="image/jpeg"/>
</draw:frame>
</text:a>
</text:p>
      <text:p text:style-name="P4">
<text:a xlink:type="simple" xlink:href="https://armyinform.com.ua/wp-content/uploads/2023/04/343439345_965825827879850_4883353595896439523_n.jpg" text:style-name="Internet_20_link" text:visited-style-name="Visited_20_Internet_20_Link">
<draw:frame draw:style-name="fr1" draw:name="Image424" text:anchor-type="as-char" svg:width="6.9236in" svg:height="6.9236in" draw:z-index="0">
<draw:image xlink:href="../Images/AРМІЯINFORM/2023-04-27T99-00-00-04-00/343439345_965825827879850_4883353595896439523_n-150x150.jpg" xlink:type="simple" xlink:show="embed" xlink:actuate="onLoad" draw:mime-type="image/jpeg"/>
</draw:frame>
</text:a>
</text:p>
      <text:p text:style-name="P4">
<text:a xlink:type="simple" xlink:href="https://armyinform.com.ua/wp-content/uploads/2023/04/343455059_960132631829992_5953701693967899758_n.jpg" text:style-name="Internet_20_link" text:visited-style-name="Visited_20_Internet_20_Link">
<draw:frame draw:style-name="fr1" draw:name="Image425" text:anchor-type="as-char" svg:width="6.9236in" svg:height="6.9236in" draw:z-index="0">
<draw:image xlink:href="../Images/AРМІЯINFORM/2023-04-27T99-00-00-04-00/343455059_960132631829992_5953701693967899758_n-150x150.jpg" xlink:type="simple" xlink:show="embed" xlink:actuate="onLoad" draw:mime-type="image/jpeg"/>
</draw:frame>
</text:a>
</text:p>
      <text:p text:style-name="P4">
<text:a xlink:type="simple" xlink:href="https://armyinform.com.ua/wp-content/uploads/2023/04/343596472_133119013074374_1512020726832609904_n.jpg" text:style-name="Internet_20_link" text:visited-style-name="Visited_20_Internet_20_Link">
<draw:frame draw:style-name="fr1" draw:name="Image426" text:anchor-type="as-char" svg:width="6.9236in" svg:height="6.9236in" draw:z-index="0">
<draw:image xlink:href="../Images/AРМІЯINFORM/2023-04-27T99-00-00-04-00/343596472_133119013074374_1512020726832609904_n-150x150.jpg" xlink:type="simple" xlink:show="embed" xlink:actuate="onLoad" draw:mime-type="image/jpeg"/>
</draw:frame>
</text:a>
</text:p>
      <text:p text:style-name="P4">
<text:a xlink:type="simple" xlink:href="https://armyinform.com.ua/wp-content/uploads/2023/04/343628692_464506819197973_7623306563269949886_n.jpg" text:style-name="Internet_20_link" text:visited-style-name="Visited_20_Internet_20_Link">
<draw:frame draw:style-name="fr1" draw:name="Image427" text:anchor-type="as-char" svg:width="6.9236in" svg:height="6.9236in" draw:z-index="0">
<draw:image xlink:href="../Images/AРМІЯINFORM/2023-04-27T99-00-00-04-00/343628692_464506819197973_7623306563269949886_n-150x150.jpg" xlink:type="simple" xlink:show="embed" xlink:actuate="onLoad" draw:mime-type="image/jpeg"/>
</draw:frame>
</text:a>
</text:p>
      <text:p text:style-name="P4">
News Source: <text:a xlink:type="simple" xlink:href="https://armyinform.com.ua/2023/04/27/czpd-rozpoviv-pro-fejky-yaki-suprovodzhuyut-chornobylsku-katastrofu/" text:style-name="Internet_20_link" text:visited-style-name="Visited_20_Internet_20_Link">
https://armyinform.com.ua/2023/04/27/czpd-rozpoviv-pro-fejky-yaki-suprovodzhuyut-chornobylsku-katastrof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